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库皮斯克指令，俄罗斯军队搁置了卡梅卡，托波利，克拉斯纳亚·佩斯赫，诺瓦诺林斯克，庭院...</text:span>
</text:h>
      <text:p text:style-name="P4">
作者: liveuamap (Language: en)</text:p>
      <text:p text:style-name="P4">
时间: 2023-05-24T-67:31:00</text:p>
      <text:p text:style-name="P4">
地点: Kupiansk (Latitude:49.63006 Longtitude:37.90661)</text:p>
      <text:p text:style-name="P4">
视频: []</text:p>
      <text:p text:style-name="P4">
图片: []</text:p>
      <text:p text:style-name="P4">
标签: ["Russia"]</text:p>
      <text:p text:style-name="P4">
Id: 22565031</text:p>
      <!--METADATA-->
      <text:p text:style-name="P4">
乌克兰的武装部队在早晨的报告中说</text:p>
      <text:p text:style-name="P4">
新闻集链接：<text:a xlink:type="simple" xlink:href="https://liveuamap.com/en/2023/24-may-at-kupiansk-direction-russian-army-shelled-kamyanka" text:style-name="Internet_20_link" text:visited-style-name="Visited_20_Internet_20_Link">
https://liveuamap.com/en/2023/24-may-at-kupiansk-direction-russian-army-shelled-kamyanka</text:a>
</text:p>
      <text:p text:style-name="P4">
News Source: <text:a xlink:type="simple" xlink:href="https://t.me/lumsrc/4884" text:style-name="Internet_20_link" text:visited-style-name="Visited_20_Internet_20_Link">
https://t.me/lumsrc/4884</text:a>
</text:p>
      <!--NEWS-->
      <text:h text:style-name="P10" text:outline-level="1">
<text:span text:style-name="T4">
Bakhmut Directio Rusian军队炮击Kramatorsk，Vasukivka，Orikhovo-Vasylivka，Grigoriv ...</text:span>
</text:h>
      <text:p text:style-name="P4">
作者: liveuamap (Language: en)</text:p>
      <text:p text:style-name="P4">
时间: 2023-05-24T-69:31:00</text:p>
      <text:p text:style-name="P4">
地点: Kurdiumivka (Latitude:48.45311 Longtitude:37.94798)</text:p>
      <text:p text:style-name="P4">
视频: []</text:p>
      <text:p text:style-name="P4">
图片: []</text:p>
      <text:p text:style-name="P4">
标签: ["Russia"]</text:p>
      <text:p text:style-name="P4">
Id: 22565028</text:p>
      <!--METADATA-->
      <text:p text:style-name="P4">
在巴赫穆特(Bakhmut)方向，俄罗斯军队炮击了克拉马托克斯克(Kramatorsk)，瓦苏基夫卡(Vasukivka)，奥里克霍沃 - 瓦西利维卡(Orikhovo-Vasylivka)，赫里霍利夫卡(Hryhorivka)，巴赫穆特(Bakhmut)，伊万尼维克(Ivanivske)，斯特伯基(Ivanivske)，斯特伯基基(Stupochky)，kostyantyantyantyantyantyantyantytykykykykykykykykykykykapivdne pivdne pivdne pivdne and New York donetsk地区。 俄语在乌克兰武装部队的武装部队中，在伊万尼维斯克，比拉·霍拉(Bila Hora)，比拉·霍拉(Bila Hora)，伊万尼维斯克(Ivanivske)，比拉·霍拉(Bila Hora)进行了飞机</text:p>
      <text:p text:style-name="P4">
新闻集链接：(https://liveuamap.com/en/2023/24-may-at-bakhmut-direction-russian-army-shelled-kramatorsk)</text:p>
      <text:p text:style-name="P4">
News Source: <text:a xlink:type="simple" xlink:href="https://t.me/lumsrc/4886" text:style-name="Internet_20_link" text:visited-style-name="Visited_20_Internet_20_Link">
https://t.me/lumsrc/4886</text:a>
</text:p>
      <!--NEWS-->
      <text:h text:style-name="P10" text:outline-level="1">
<text:span text:style-name="T4">
军队的JSC Avdiivka Directio Rusian炮击陶瓷，Overite，Lastochkine，Avdiivka，Sev ...</text:span>
</text:h>
      <text:p text:style-name="P4">
作者: liveuamap (Language: en)</text:p>
      <text:p text:style-name="P4">
时间: 2023-05-24T-72:31:00</text:p>
      <text:p text:style-name="P4">
地点: Donetsk Oblast (Latitude:48.12325 Longtitude:37.771)</text:p>
      <text:p text:style-name="P4">
视频: []</text:p>
      <text:p text:style-name="P4">
图片: []</text:p>
      <text:p text:style-name="P4">
标签: ["Russia"]</text:p>
      <text:p text:style-name="P4">
Id: 22565026</text:p>
      <!--METADATA-->
      <text:p text:style-name="P4">
在Avdiyivka方向，俄罗斯军队炮击Keramik，Ocheretyne，Lastochkyne，Avdiyivka，Syeverne，Vodyane，Vodyane，Pervomayske，Netaylove，Netaylove，Karlivka和Nevelske ofdonetsk地区。 俄罗斯航空在Novokalynove Andavdiyivka进行了空袭，乌克兰武装部队的总参谋部在晨报中说</text:p>
      <text:p text:style-name="P4">
新闻集链接：<text:a xlink:type="simple" xlink:href="https://liveuamap.com/en/2023/24-may-at-avdiyivka-direction-russian-army-shelled-keramik" text:style-name="Internet_20_link" text:visited-style-name="Visited_20_Internet_20_Link">
https://liveuamap.com/en/2023/24-may-at-avdiyivka-direction-russian-army-army-shelled-keramik</text:a>
</text:p>
      <text:p text:style-name="P4">
News Source: <text:a xlink:type="simple" xlink:href="https://t.me/lumsrc/4887" text:style-name="Internet_20_link" text:visited-style-name="Visited_20_Internet_20_Link">
https://t.me/lumsrc/4887</text:a>
</text:p>
      <!--NEWS-->
      <text:h text:style-name="P10" text:outline-level="1">
<text:span text:style-name="T4">
JSC Marinka Direcion Rusian军队炮击Krasnogorivka，St.George，Maximilanivka，Krak ...</text:span>
</text:h>
      <text:p text:style-name="P4">
作者: liveuamap (Language: en)</text:p>
      <text:p text:style-name="P4">
时间: 2023-05-24T-74:31:00</text:p>
      <text:p text:style-name="P4">
地点: Marinka, Donetsk Oblast (Latitude:47.96579 Longtitude:37.43025)</text:p>
      <text:p text:style-name="P4">
视频: []</text:p>
      <text:p text:style-name="P4">
图片: []</text:p>
      <text:p text:style-name="P4">
标签: ["Russia"]</text:p>
      <text:p text:style-name="P4">
Id: 22565025</text:p>
      <!--METADATA-->
      <text:p text:style-name="P4">
在玛丽卡(Maryinka)方向，俄罗斯军队炮击了克拉斯诺利夫卡(Krasnohorivka)，Heorhiyivka，Maksymilyanivka，Kurakhove和Donetsk地区的Pobyeda，乌克兰的总参谋部部队在早晨的报告中说</text:p>
      <text:p text:style-name="P4">
新闻集链接：<text:a xlink:type="simple" xlink:href="https://liveuamap.com/en/2023/24-may-at-maryinka-direction-russian-army-shelled-krasnohorivka" text:style-name="Internet_20_link" text:visited-style-name="Visited_20_Internet_20_Link">
https://liveuamap.com/en/2023/24-may-at-maryinka-direction-russian-army-army-shelled-krasnohorivka</text:a>
</text:p>
      <text:p text:style-name="P4">
News Source: <text:a xlink:type="simple" xlink:href="https://t.me/lumsrc/4888" text:style-name="Internet_20_link" text:visited-style-name="Visited_20_Internet_20_Link">
https://t.me/lumsrc/4888</text:a>
</text:p>
      <!--NEWS-->
      <text:h text:style-name="P10" text:outline-level="1">
<text:span text:style-name="T4">
JSC Shakhtar Directio Rusian军队炮击了Paraskovivka，Novomykhailivka，村，上帝...</text:span>
</text:h>
      <text:p text:style-name="P4">
作者: liveuamap (Language: en)</text:p>
      <text:p text:style-name="P4">
时间: 2023-05-24T-76:31:00</text:p>
      <text:p text:style-name="P4">
地点: Zaporizhzhia (Latitude:47.77856 Longtitude:37.06324)</text:p>
      <text:p text:style-name="P4">
视频: []</text:p>
      <text:p text:style-name="P4">
图片: []</text:p>
      <text:p text:style-name="P4">
标签: ["Russia"]</text:p>
      <text:p text:style-name="P4">
Id: 22565023</text:p>
      <!--METADATA-->
      <text:p text:style-name="P4">
在沙克塔克(Shakhtarske)的方向，俄罗斯军队炮击了Paraskoviyivka，Novomykhaylivka，Vuhledar，Bohoyavlenka，Zolota Nyva和Velyka Novosilka。 Prechystivka的俄罗斯航空导入 - 武装部队的武装部队在早上的报告中说</text:p>
      <text:p text:style-name="P4">
新闻集链接：<text:a xlink:type="simple" xlink:href="https://liveuamap.com/en/2023/24-may-at-shakhtarske-direction-russian-army-shelled-paraskoviyivka" text:style-name="Internet_20_link" text:visited-style-name="Visited_20_Internet_20_Link">
https://liveuamap.com/en/2023/24-may-at-shakhtarske-direction-russian-army-army-shelled-paraskoviyivka</text:a>
</text:p>
      <text:p text:style-name="P4">
News Source: <text:a xlink:type="simple" xlink:href="https://t.me/lumsrc/4889" text:style-name="Internet_20_link" text:visited-style-name="Visited_20_Internet_20_Link">
https://t.me/lumsrc/4889</text:a>
</text:p>
      <!--NEWS-->
      <text:h text:style-name="P10" text:outline-level="1">
<text:span text:style-name="T4">
在Zaporizhzhia和Kherson的指示，俄罗斯军队炮击了Vremivka，Burlatske，Novosilka，Z ...</text:span>
</text:h>
      <text:p text:style-name="P4">
作者: liveuamap (Language: en)</text:p>
      <text:p text:style-name="P4">
时间: 2023-05-24T-78:31:00</text:p>
      <text:p text:style-name="P4">
地点: Zaporizhzhia (Latitude:47.54085 Longtitude:35.46061)</text:p>
      <text:p text:style-name="P4">
视频: []</text:p>
      <text:p text:style-name="P4">
图片: []</text:p>
      <text:p text:style-name="P4">
标签: ["Russia"]</text:p>
      <text:p text:style-name="P4">
Id: 22565021</text:p>
      <!--METADATA-->
      <text:p text:style-name="P4">
在Zaporizhzhia和Kherson的指示，俄罗斯军队炮击了Vremivka，Burlatske，Novosilka，Donetsk地区的Zelene Pole； 俄罗斯航空通导的空袭在Huliaipole，Mala Tokmachka和Zaporizhzhiaregion的Stepove，乌克兰武装部队的总参谋</text:p>
      <text:p text:style-name="P4">
新闻集链接：<text:a xlink:type="simple" xlink:href="https://liveuamap.com/en/2023/24-may-at-zaporizhzhia-and-kherson-directions-russian-army" text:style-name="Internet_20_link" text:visited-style-name="Visited_20_Internet_20_Link">
https://liveuamap.com/en/2023/24-may-at-zaporizhzhia-and-kherson-directions-directions-russian-army</text:a>
</text:p>
      <text:p text:style-name="P4">
News Source: <text:a xlink:type="simple" xlink:href="https://t.me/lumsrc/4890" text:style-name="Internet_20_link" text:visited-style-name="Visited_20_Internet_20_Link">
https://t.me/lumsrc/4890</text:a>
</text:p>
      <!--NEWS-->
      <text:h text:style-name="P10" text:outline-level="1">
<text:span text:style-name="T4">
Donetsk Oblast（19:47）。 红色警报：空中威胁。 警笛声。 立即掩盖！</text:span>
</text:h>
      <text:p text:style-name="P4">
作者: liveuamap (Language: en)</text:p>
      <text:p text:style-name="P4">
时间: 2023-05-24T13:50:00</text:p>
      <text:p text:style-name="P4">
地点: Donetsk Oblast (Latitude:48.72619 Longtitude:37.57747)</text:p>
      <text:p text:style-name="P4">
视频: []</text:p>
      <text:p text:style-name="P4">
图片: []</text:p>
      <text:p text:style-name="P4">
标签: ["Europe", "Central and Eastern Europe"]</text:p>
      <text:p text:style-name="P4">
Id: 22565113</text:p>
      <!--METADATA-->
      <text:p text:style-name="P4">
Donetsk Oblast(19:47). Red Alert: aerial threat. Sirens sounding. Take covernow!</text:p>
      <text:p text:style-name="P4">
News Collection Link: <text:a xlink:type="simple" xlink:href="https://liveuamap.com/en/2023/24-may-donetsk-oblast1947-red-alert-aerial-thg" text:style-name="Internet_20_link" text:visited-style-name="Visited_20_Internet_20_Link">
https://liveuamap.com/en/2023/24-may-donetsk-oblast1947-red-alert-aerial-thg</text:a>
</text:p>
      <text:p text:style-name="P4">
News Source: <text:a xlink:type="simple" xlink:href="https://t.me/air_alert_ua/46439" text:style-name="Internet_20_link" text:visited-style-name="Visited_20_Internet_20_Link">
https://t.me/air_alert_ua/46439</text:a>
</text:p>
      <!--NEWS-->
      <text:h text:style-name="P10" text:outline-level="1">
<text:span text:style-name="T4">
在Dnipropetrovsk中，一个“耗尽”有关武装部队位置的信息的人受到谴责</text:span>
</text:h>
      <text:p text:style-name="P4">
作者: ['АРМІЯINFORM']</text:p>
      <text:p text:style-name="P4">
时间: 2023-05-24T15:00:00-04:00</text:p>
      <text:p text:style-name="P4">
描述: 在Dnipropetrovsk地区，Meshkantsa Novomoskovska，Yakiy对Missa的“愤怒” ...与乌克兰2022年的战争，与乌克兰的最新新闻，今天与乌克兰2022年的新闻战争，今天与乌克兰和俄罗斯之间的战争，乌克兰和俄罗斯之间的战争将在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5/llavazhbazhyua_1.jpg" text:style-name="Internet_20_link" text:visited-style-name="Visited_20_Internet_20_Link">
llavazhbazhyua_1.jpg</text:a>
', '<text:a xlink:type="simple" xlink:href="https://armyinform.com.ua/wp-content/uploads/2023/05/llavazhbazhyua_2.jpg" text:style-name="Internet_20_link" text:visited-style-name="Visited_20_Internet_20_Link">
llavazhbazhyua_2.jpg</text:a>
']</text:p>
      <text:p text:style-name="P4">
标签: ['ДЕРЖАВНА ЗРАДА', 'НОВОМОСКОВСЬК', 'ПРОКУРАТУРА']</text:p>
      <text:p text:style-name="P4">
类别: News</text:p>
      <!--METADATA-->
      <text:p text:style-name="P4">
<draw:frame draw:style-name="fr1" draw:name="Image2" text:anchor-type="as-char" svg:width="6.9236in" svg:height="3.894525in" draw:z-index="0">
<draw:image xlink:href="../Images/AРМІЯINFORM/2023-05-24T15-00-00-04-00/llavazhbazhyua_1.jpg" xlink:type="simple" xlink:show="embed" xlink:actuate="onLoad" draw:mime-type="image/jpeg"/>
</draw:frame>
在Dnipropetrovsk中，诺维奥斯科夫斯克的居民受到谴责，他们“耗尽”有关乌克兰军队所在地的信息。</text:p>
      <text:p text:style-name="P4">
关于它<text:a xlink:type="simple" xlink:href="https://dnipr.gp.gov.ua/ua/news.html" text:style-name="Internet_20_link" text:visited-style-name="Visited_20_Internet_20_Link">
报告</text:a>
Dnipropetrovsk地区检察官办公室。</text:p>
      <text:p text:style-name="P4">
“为了起诉Dnipropetrovsk地区检察官法院的检察官，判处Novomoskovsk的居民批准了一名判决，以获取有关乌克兰武装部队在戒严法的地点的未经授权的信息。(h。2个世纪。 乌克兰刑法的114-2). Його засуджено до 5 років позбавлення волі», – йдетьсяу повідомленні.</text:p>
      <text:p text:style-name="P4">
<draw:frame draw:style-name="fr1" draw:name="Image3" text:anchor-type="as-char" svg:width="6.9236in" svg:height="3.894525in" draw:z-index="0">
<draw:image xlink:href="../Images/AРМІЯINFORM/2023-05-24T15-00-00-04-00/llavazhbazhyua_2.jpg" xlink:type="simple" xlink:show="embed" xlink:actuate="onLoad" draw:mime-type="image/jpeg"/>
</draw:frame>
法庭上的检察官证明，2022年8月，一名男子发表了俄罗斯观点，通过社交网络传输了有关乌克兰武装部队地点的文字报告。 他使用对Google地图的引用确认了军事物体的敌方窗户。</text:p>
      <text:p text:style-name="P4">
执法人员于2023年2月拘留了一名男子。 在法院审议诉讼期间，被告在法院被完全辩护。</text:p>
      <text:p text:style-name="P4">
News Source: <text:a xlink:type="simple" xlink:href="https://armyinform.com.ua/2023/05/24/na-dnipropetrovshhyni-zasudyly-cholovika-yakyj-zlyvav-informacziyu-pro-roztashuvannya-zsu/" text:style-name="Internet_20_link" text:visited-style-name="Visited_20_Internet_20_Link">
https://armyinform.com.ua/2023/05/24/na-dnipropetrovshhyni-zasudyly-cholovika-yakyj-zlyvav-informacziyu-pro-roztashuvannya-zsu/</text:a>
</text:p>
      <!--NEWS-->
      <text:h text:style-name="P10" text:outline-level="1">
<text:span text:style-name="T4">
Zaporizka Oblast（21:04）。 红色警报：空中威胁。 警笛声。 立即掩盖！</text:span>
</text:h>
      <text:p text:style-name="P4">
作者: liveuamap (Language: en)</text:p>
      <text:p text:style-name="P4">
时间: 2023-05-24T15:04:00</text:p>
      <text:p text:style-name="P4">
地点: Zaporizka Oblast (Latitude:47.612021 Longtitude:35.765261)</text:p>
      <text:p text:style-name="P4">
视频: []</text:p>
      <text:p text:style-name="P4">
图片: []</text:p>
      <text:p text:style-name="P4">
标签: []</text:p>
      <text:p text:style-name="P4">
Id: 22565136</text:p>
      <!--METADATA-->
      <text:p text:style-name="P4">
没有任何</text:p>
      <text:p text:style-name="P4">
新闻集链接：<text:a xlink:type="simple" xlink:href="https://liveuamap.com/en/2023/24-may-zaporizka-oblast2104-red-alert-aerial-g" text:style-name="Internet_20_link" text:visited-style-name="Visited_20_Internet_20_Link">
https://liveuamap.com/en/2023/24-may-zaporizka-oblast2104-red-red-alert-aerial-g</text:a>
</text:p>
      <text:p text:style-name="P4">
News Source: <text:a xlink:type="simple" xlink:href="https://liveuamap.com/en/2023/24-may-zaporizka-oblast2104-red-alert-aerial-g" text:style-name="Internet_20_link" text:visited-style-name="Visited_20_Internet_20_Link">
https://liveuamap.com/en/2023/24-may-zaporizka-oblast2104-red-alert-aerial-g</text:a>
</text:p>
      <!--NEWS-->
      <text:h text:style-name="P10" text:outline-level="1">
<text:span text:style-name="T4">
短的。 战争。 第454天</text:span>
</text:h>
      <text:p text:style-name="P4">
作者: ['АРМІЯINFORM']</text:p>
      <text:p text:style-name="P4">
时间: 2023-05-24T16:00:00-04:00</text:p>
      <text:p text:style-name="P4">
描述: 杰罗：GS ZS乌克兰与乌克兰2022年战争，与乌克兰的最新消息，今天与乌克兰2022年的新闻战争，今天的最后一场战争，乌克兰和俄罗斯之间以及俄罗斯之间的战争以及2022年与乌克兰的战争将是与乌克兰的战争。将在不久的将来与乌克兰发动战争，说，与乌克兰的战争，今天的乌克兰新闻，乌克兰的新闻，乌克兰媒体的俄罗斯媒体</text:p>
      <text:p text:style-name="P4">
图片: []</text:p>
      <text:p text:style-name="P4">
标签: ['STOPRUSSIA', 'ВІДЕОДАЙДЖЕСТ', 'ВТОРГНЕННЯ РФ', 'ГШ ЗС УКРАЇНИ']</text:p>
      <text:p text:style-name="P4">
类别: News</text:p>
      <!--METADATA-->
      <text:p text:style-name="P4">
资料来源：<text:a xlink:type="simple" xlink:href="https://www.facebook.com/GeneralStaff.ua/videos/1326820131548586/" text:style-name="Internet_20_link" text:visited-style-name="Visited_20_Internet_20_Link">
乌克兰GSC</text:a>
</text:p>
      <text:p text:style-name="P4">
News Source: <text:a xlink:type="simple" xlink:href="https://armyinform.com.ua/2023/05/24/korotko-vijna-den-454-videodajdzhest/" text:style-name="Internet_20_link" text:visited-style-name="Visited_20_Internet_20_Link">
https://armyinform.com.ua/2023/05/24/korotko-vijna-den-454-videodajdzhest/</text:a>
</text:p>
      <!--NEWS-->
      <text:h text:style-name="P10" text:outline-level="1">
<text:span text:style-name="T4">
Chernihivska Oblast（22:28）。 红色警报：空中威胁。 警笛声。 立即掩盖！</text:span>
</text:h>
      <text:p text:style-name="P4">
作者: liveuamap (Language: en)</text:p>
      <text:p text:style-name="P4">
时间: 2023-05-24T16:29:00</text:p>
      <text:p text:style-name="P4">
地点: Chernihivska Oblast (Latitude:51.33375 Longtitude:32.00009)</text:p>
      <text:p text:style-name="P4">
视频: []</text:p>
      <text:p text:style-name="P4">
图片: []</text:p>
      <text:p text:style-name="P4">
标签: ["Europe", "Central and Eastern Europe"]</text:p>
      <text:p text:style-name="P4">
Id: 22565142</text:p>
      <!--METADATA-->
      <text:p text:style-name="P4">
切尔尼希夫地区(22:28). Red Alert: aerial threat. Sirens sounding. Takecover now!</text:p>
      <text:p text:style-name="P4">
News Collection Link: <text:a xlink:type="simple" xlink:href="https://liveuamap.com/en/2023/24-may-chernihivska-oblast2228-red-alert-aerig" text:style-name="Internet_20_link" text:visited-style-name="Visited_20_Internet_20_Link">
https://liveuamap.com/en/2023/24-may-chernihivska-oblast2228-red-alert-aerig</text:a>
</text:p>
      <text:p text:style-name="P4">
News Source: <text:a xlink:type="simple" xlink:href="https://t.me/suspilnechernihiv/18890" text:style-name="Internet_20_link" text:visited-style-name="Visited_20_Internet_20_Link">
https://t.me/suspilnechernihiv/18890</text:a>
</text:p>
      <!--NEWS-->
      <text:h text:style-name="P10" text:outline-level="1">
<text:span text:style-name="T4">
基辅，基夫·oblast（22:41）。 红色警报：空中威胁。 警笛声。 立即掩盖！</text:span>
</text:h>
      <text:p text:style-name="P4">
作者: liveuamap (Language: en)</text:p>
      <text:p text:style-name="P4">
时间: 2023-05-24T16:43:00</text:p>
      <text:p text:style-name="P4">
地点: Kyiv (Latitude:50.44343 Longtitude:30.53022)</text:p>
      <text:p text:style-name="P4">
视频: []</text:p>
      <text:p text:style-name="P4">
图片: []</text:p>
      <text:p text:style-name="P4">
标签: ["Europe", "Central and Eastern Europe"]</text:p>
      <text:p text:style-name="P4">
Id: 22565143</text:p>
      <!--METADATA-->
      <text:p text:style-name="P4">
基辅基辅地区(22:41). Red Alert: aerial threat. Sirens sounding. Takecover now!</text:p>
      <text:p text:style-name="P4">
News Collection Link: <text:a xlink:type="simple" xlink:href="https://liveuamap.com/en/2023/24-may-kyiv-kyiv-oblast2241-red-alert-aerial-g" text:style-name="Internet_20_link" text:visited-style-name="Visited_20_Internet_20_Link">
https://liveuamap.com/en/2023/24-may-kyiv-kyiv-oblast2241-red-alert-aerial-g</text:a>
</text:p>
      <text:p text:style-name="P4">
News Source: <text:a xlink:type="simple" xlink:href="https://t.me/air_alert_ua/46445" text:style-name="Internet_20_link" text:visited-style-name="Visited_20_Internet_20_Link">
https://t.me/air_alert_ua/46445</text:a>
</text:p>
      <!--NEWS-->
      <text:h text:style-name="P10" text:outline-level="1">
<text:span text:style-name="T4">
Kherson，Khersonska Oblast（22:47）。 红色警报：空中威胁。 警笛声。 立即掩盖！</text:span>
</text:h>
      <text:p text:style-name="P4">
作者: liveuamap (Language: en)</text:p>
      <text:p text:style-name="P4">
时间: 2023-05-24T16:50:00</text:p>
      <text:p text:style-name="P4">
地点: Kherson (Latitude:46.65699 Longtitude:32.61672)</text:p>
      <text:p text:style-name="P4">
视频: []</text:p>
      <text:p text:style-name="P4">
图片: []</text:p>
      <text:p text:style-name="P4">
标签: ["Europe", "Central and Eastern Europe"]</text:p>
      <text:p text:style-name="P4">
Id: 22565144</text:p>
      <!--METADATA-->
      <text:p text:style-name="P4">
赫尔森，赫森地区(22:47). Red Alert: aerial threat. Sirens sounding.Take cover now!</text:p>
      <text:p text:style-name="P4">
News Collection Link: <text:a xlink:type="simple" xlink:href="https://liveuamap.com/en/2023/24-may-kherson-khersonska-oblast2247-red-alerg" text:style-name="Internet_20_link" text:visited-style-name="Visited_20_Internet_20_Link">
https://liveuamap.com/en/2023/24-may-kherson-khersonska-oblast2247-red-alerg</text:a>
</text:p>
      <text:p text:style-name="P4">
News Source: <text:a xlink:type="simple" xlink:href="https://t.me/air_alert_ua/46447" text:style-name="Internet_20_link" text:visited-style-name="Visited_20_Internet_20_Link">
https://t.me/air_alert_ua/46447</text:a>
</text:p>
      <!--NEWS-->
      <text:h text:style-name="P10" text:outline-level="1">
<text:span text:style-name="T4">
Kirovohradska Oblast（22:58）。 红色警报：空中威胁。 警笛声。 立即掩盖！</text:span>
</text:h>
      <text:p text:style-name="P4">
作者: liveuamap (Language: en)</text:p>
      <text:p text:style-name="P4">
时间: 2023-05-24T17:00:00</text:p>
      <text:p text:style-name="P4">
地点: Kirovohradska Oblast (Latitude:48.5005 Longtitude:31.99991)</text:p>
      <text:p text:style-name="P4">
视频: []</text:p>
      <text:p text:style-name="P4">
图片: []</text:p>
      <text:p text:style-name="P4">
标签: ["Europe", "Central and Eastern Europe"]</text:p>
      <text:p text:style-name="P4">
Id: 22565145</text:p>
      <!--METADATA-->
      <text:p text:style-name="P4">
Kirovohrad地区(22:58). Red Alert: aerial threat. Sirens sounding. Takecover now!</text:p>
      <text:p text:style-name="P4">
News Collection Link: <text:a xlink:type="simple" xlink:href="https://liveuamap.com/en/2023/24-may-kirovohradska-oblast2258-red-alert-aerg" text:style-name="Internet_20_link" text:visited-style-name="Visited_20_Internet_20_Link">
https://liveuamap.com/en/2023/24-may-kirovohradska-oblast2258-red-alert-aerg</text:a>
</text:p>
      <text:p text:style-name="P4">
News Source: <text:a xlink:type="simple" xlink:href="https://t.me/air_alert_ua/46448" text:style-name="Internet_20_link" text:visited-style-name="Visited_20_Internet_20_Link">
https://t.me/air_alert_ua/46448</text:a>
</text:p>
      <!--NEWS-->
      <text:h text:style-name="P10" text:outline-level="1">
<text:span text:style-name="T4">
“总的来说，这不是一个好消息。 即使没有盔甲</text:span>
</text:h>
      <text:p text:style-name="P4">
作者: ['АРМІЯINFORM']</text:p>
      <text:p text:style-name="P4">
时间: 2023-05-24T17:00:00-04:00</text:p>
      <text:p text:style-name="P4">
描述: https://youtu.be/nsxgxp0_ux0乌克兰Moklaya的Golovnnya Rosavisnnya出版了...与乌克兰2022年的战争，与乌克兰的战争是今天的最新消息，今天与乌克兰2022的新闻是今天的最后一个消息乌克兰与俄罗斯之间的战争，以及2022年与乌克兰的战争，这将是与否，他们会在不久的将来与乌克兰战争，他们说，与乌克兰的战争，今天的乌克兰新闻，乌克兰新闻，乌克兰媒体的乌克兰新闻</text:p>
      <text:p text:style-name="P4">
图片: []</text:p>
      <text:p text:style-name="P4">
标签: ['STOPRUSSIA', 'АГРЕСІЯ РФ', 'ВТОРГНЕННЯ РФ', 'ГУР ПЕРЕХОПЛЕННЯ']</text:p>
      <text:p text:style-name="P4">
类别: News</text:p>
      <!--METADATA-->
      <text:p text:style-name="P4">
乌克兰国防部情报局的主要局长发表了对入侵者电话交谈的另一次拦截，俄罗斯联邦服务员告诉验证，即使在收到一篇文章的情况下，俄罗斯联邦的服务员也要在最前沿继续前进： p*nastynas，他们发送真实!我们的，对我抱歉，三个炮弹，他们有……”。</text:p>
      <text:p text:style-name="P4">
News Source: <text:a xlink:type="simple" xlink:href="https://armyinform.com.ua/2023/05/24/zagalom-ne-duzhe-horoshi-novyny-navit-blindazhiv-nemaye-perehoplennya-gur-mou/" text:style-name="Internet_20_link" text:visited-style-name="Visited_20_Internet_20_Link">
https://armyinform.com.ua/2023/05/24/zagalom-ne-duzhe-horoshi-novyny-navit-blindazhiv-nemaye-perehoplennya-gur-mou/</text:a>
</text:p>
      <!--NEWS-->
      <text:h text:style-name="P10" text:outline-level="1">
<text:span text:style-name="T4">
Zhytomyr，Zhytomyrska Oblast（23:10）。 红色警报：空中威胁。 警笛声。 立即掩盖！</text:span>
</text:h>
      <text:p text:style-name="P4">
作者: liveuamap (Language: en)</text:p>
      <text:p text:style-name="P4">
时间: 2023-05-24T17:11:00</text:p>
      <text:p text:style-name="P4">
地点: Zhytomyr (Latitude:50.26487000 Longtitude:28.67669000)</text:p>
      <text:p text:style-name="P4">
视频: []</text:p>
      <text:p text:style-name="P4">
图片: []</text:p>
      <text:p text:style-name="P4">
标签: ["Europe", "Central and Eastern Europe"]</text:p>
      <text:p text:style-name="P4">
Id: 22565146</text:p>
      <!--METADATA-->
      <text:p text:style-name="P4">
Zhytomyr，Zhytomyr区域(23:10). Red Alert: aerial threat. Sirenssounding. Take cover now!</text:p>
      <text:p text:style-name="P4">
News Collection Link: <text:a xlink:type="simple" xlink:href="https://liveuamap.com/en/2023/24-may-zhytomyr-zhytomyrska-oblast2310-red-alg" text:style-name="Internet_20_link" text:visited-style-name="Visited_20_Internet_20_Link">
https://liveuamap.com/en/2023/24-may-zhytomyr-zhytomyrska-oblast2310-red-alg</text:a>
</text:p>
      <text:p text:style-name="P4">
News Source: <text:a xlink:type="simple" xlink:href="https://t.me/air_alert_ua/46449" text:style-name="Internet_20_link" text:visited-style-name="Visited_20_Internet_20_Link">
https://t.me/air_alert_ua/46449</text:a>
</text:p>
      <!--NEWS-->
      <text:h text:style-name="P10" text:outline-level="1">
<text:span text:style-name="T4">
Mykolaiv，Mykolayivska Oblast（23:14）。 红色警报：空中威胁。 警笛声。 立即掩盖！</text:span>
</text:h>
      <text:p text:style-name="P4">
作者: liveuamap (Language: en)</text:p>
      <text:p text:style-name="P4">
时间: 2023-05-24T17:16:00</text:p>
      <text:p text:style-name="P4">
地点: Mykolaiv (Latitude:46.9499 Longtitude:32.00709)</text:p>
      <text:p text:style-name="P4">
视频: []</text:p>
      <text:p text:style-name="P4">
图片: []</text:p>
      <text:p text:style-name="P4">
标签: ["Europe", "Central and Eastern Europe"]</text:p>
      <text:p text:style-name="P4">
Id: 22565147</text:p>
      <!--METADATA-->
      <text:p text:style-name="P4">
Nikolaev，Mykolaiv地区(23:14). Red Alert: aerial threat. Sirenssounding. Take cover now!</text:p>
      <text:p text:style-name="P4">
News Collection Link: <text:a xlink:type="simple" xlink:href="https://liveuamap.com/en/2023/24-may-mykolaiv-mykolayivska-oblast2314-red-ag" text:style-name="Internet_20_link" text:visited-style-name="Visited_20_Internet_20_Link">
https://liveuamap.com/en/2023/24-may-mykolaiv-mykolayivska-oblast2314-red-ag</text:a>
</text:p>
      <text:p text:style-name="P4">
News Source: <text:a xlink:type="simple" xlink:href="https://t.me/air_alert_ua/46450" text:style-name="Internet_20_link" text:visited-style-name="Visited_20_Internet_20_Link">
https://t.me/air_alert_ua/46450</text:a>
</text:p>
      <!--NEWS-->
      <text:h text:style-name="P10" text:outline-level="1">
<text:span text:style-name="T4">
Khmelnytska Oblast（23:42）。 红色警报：空中威胁。 警笛声。 立即掩盖！</text:span>
</text:h>
      <text:p text:style-name="P4">
作者: liveuamap (Language: en)</text:p>
      <text:p text:style-name="P4">
时间: 2023-05-24T17:44:00</text:p>
      <text:p text:style-name="P4">
地点: Khmelnytska Oblast (Latitude:49.49948 Longtitude:26.99969)</text:p>
      <text:p text:style-name="P4">
视频: []</text:p>
      <text:p text:style-name="P4">
图片: []</text:p>
      <text:p text:style-name="P4">
标签: ["Europe", "Central and Eastern Europe"]</text:p>
      <text:p text:style-name="P4">
Id: 22565148</text:p>
      <!--METADATA-->
      <text:p text:style-name="P4">
Khmelniki地区(23:42). Red Alert: aerial threat. Sirens sounding. Takecover now!</text:p>
      <text:p text:style-name="P4">
News Collection Link: <text:a xlink:type="simple" xlink:href="https://liveuamap.com/en/2023/24-may-khmelnytska-oblast2342-red-alert-aeriag" text:style-name="Internet_20_link" text:visited-style-name="Visited_20_Internet_20_Link">
https://liveuamap.com/en/2023/24-may-khmelnytska-oblast2342-red-alert-aeriag</text:a>
</text:p>
      <text:p text:style-name="P4">
News Source: <text:a xlink:type="simple" xlink:href="https://t.me/air_alert_ua/46451" text:style-name="Internet_20_link" text:visited-style-name="Visited_20_Internet_20_Link">
https://t.me/air_alert_ua/46451</text:a>
</text:p>
      <!--NEWS-->
      <text:h text:style-name="P10" text:outline-level="1">
<text:span text:style-name="T4">
里文斯卡（Rivnenska）的里夫恩（Rivne）持久性（23:44）。 红色警报：空中威胁。 警笛声。 立即掩盖！</text:span>
</text:h>
      <text:p text:style-name="P4">
作者: liveuamap (Language: en)</text:p>
      <text:p text:style-name="P4">
时间: 2023-05-24T17:46:00</text:p>
      <text:p text:style-name="P4">
地点: Rivne (Latitude:50.6034445 Longtitude:26.257603168487)</text:p>
      <text:p text:style-name="P4">
视频: []</text:p>
      <text:p text:style-name="P4">
图片: []</text:p>
      <text:p text:style-name="P4">
标签: ["Europe", "Central and Eastern Europe"]</text:p>
      <text:p text:style-name="P4">
Id: 22565149</text:p>
      <!--METADATA-->
      <text:p text:style-name="P4">
里凡恩地区(23:44). Red Alert: aerial threat. Sirens sounding.Take cover now!</text:p>
      <text:p text:style-name="P4">
News Collection Link: <text:a xlink:type="simple" xlink:href="https://liveuamap.com/en/2023/24-may-rivne-rivnenska-oblast2344-red-alert-ag" text:style-name="Internet_20_link" text:visited-style-name="Visited_20_Internet_20_Link">
https://liveuamap.com/en/2023/24-may-rivne-rivnenska-oblast2344-red-alert-ag</text:a>
</text:p>
      <text:p text:style-name="P4">
News Source: <text:a xlink:type="simple" xlink:href="https://t.me/air_alert_ua/46452" text:style-name="Internet_20_link" text:visited-style-name="Visited_20_Internet_20_Link">
https://t.me/air_alert_ua/46452</text:a>
</text:p>
      <!--NEWS-->
      <text:h text:style-name="P10" text:outline-level="1">
<text:span text:style-name="T4">
Odeska Oblast（23:52）。 红色警报：空中威胁。 警笛声。 立即掩盖！</text:span>
</text:h>
      <text:p text:style-name="P4">
作者: liveuamap (Language: en)</text:p>
      <text:p text:style-name="P4">
时间: 2023-05-24T17:53:00</text:p>
      <text:p text:style-name="P4">
地点: Odeska Oblast (Latitude:46.75000000 Longtitude:30.25000000)</text:p>
      <text:p text:style-name="P4">
视频: []</text:p>
      <text:p text:style-name="P4">
图片: []</text:p>
      <text:p text:style-name="P4">
标签: ["Europe", "Central and Eastern Europe"]</text:p>
      <text:p text:style-name="P4">
Id: 22565150</text:p>
      <!--METADATA-->
      <text:p text:style-name="P4">
ODESA地区(23:52). Red Alert: aerial threat. Sirens sounding. Take covernow!</text:p>
      <text:p text:style-name="P4">
News Collection Link: <text:a xlink:type="simple" xlink:href="https://liveuamap.com/en/2023/24-may-odeska-oblast2352-red-alert-aerial-thrg" text:style-name="Internet_20_link" text:visited-style-name="Visited_20_Internet_20_Link">
https://liveuamap.com/en/2023/24-may-odeska-oblast2352-red-alert-aerial-thrg</text:a>
</text:p>
      <text:p text:style-name="P4">
News Source: <text:a xlink:type="simple" xlink:href="https://t.me/air_alert_ua/46453" text:style-name="Internet_20_link" text:visited-style-name="Visited_20_Internet_20_Link">
https://t.me/air_alert_ua/46453</text:a>
</text:p>
      <!--NEWS-->
      <text:h text:style-name="P10" text:outline-level="1">
<text:span text:style-name="T4">
由于该领土在风险区域的爆炸物，有610万人 - 经济部</text:span>
</text:h>
      <text:p text:style-name="P4">
作者: ['АРМІЯINFORM']</text:p>
      <text:p text:style-name="P4">
时间: 2023-05-24T18:00:00-04:00</text:p>
      <text:p text:style-name="P4">
描述: 通过Terudennya的sc起，乌克兰人Vibuhonebizhenspesky在Rizika Rivy地区的物体...与乌克兰2022年的战争，与乌克兰的最新新闻，与乌克兰的新闻，与乌克兰2022年的新闻战争，今天的最后一场战争将是乌克兰和俄罗斯和俄罗斯和俄罗斯和俄罗斯和俄罗斯之间的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5/medium.jpg" text:style-name="Internet_20_link" text:visited-style-name="Visited_20_Internet_20_Link">
medium.jpg</text:a>
']</text:p>
      <text:p text:style-name="P4">
标签: ['ГУМАНІТАРНЕ РОЗМІНУВАННЯ', 'МІНИ', 'ЮЛІЯ СВИРИДЕНКО']</text:p>
      <text:p text:style-name="P4">
类别: News</text:p>
      <!--METADATA-->
      <text:p text:style-name="P4">
<draw:frame draw:style-name="fr1" draw:name="Image4" text:anchor-type="as-char" svg:width="6.9236in" svg:height="3.89908in" draw:z-index="0">
<draw:image xlink:href="../Images/AРМІЯINFORM/2023-05-24T18-00-00-04-00/medium.jpg" xlink:type="simple" xlink:show="embed" xlink:actuate="onLoad" draw:mime-type="image/jpeg"/>
</draw:frame>
由于乌克兰领土的污染，有610万人是分区中的爆炸性物体。</text:p>
      <text:p text:style-name="P4">
关于它<text:a xlink:type="simple" xlink:href="https://www.me.gov.ua/News/Detail" text:style-name="Internet_20_link" text:visited-style-name="Visited_20_Internet_20_Link">
报告</text:a>
乌克兰尤利亚斯维迪恩科经济经济的第一位维奇雷米尔人少数人。</text:p>
      <text:p text:style-name="P4">
“技术考试需要1.75千公里的广场。 尤其是乌克兰的领土，有610万人的风险。 我们已要求我们的国际合作伙伴加入人道主义矿山的过程。 因此，政府正在寻找与将帮助我们进入矿山设备进入全球市场的国家建立“脱颖而出联盟”的可能性。”</text:p>
      <text:p text:style-name="P4">
她指出，国防部只有2,000名杀手，我们需要培训更多的专家并吸引来自其他国家的牧师。</text:p>
      <text:p text:style-name="P4">
在乌克兰，已经建立了人道主义需求中心，该中心将协调所有参与者，吸引资金并确定优先事项。 同样在乌克兰，也制定了人道主义忠实的农业土地计划，其中包括Dnipropetrovsk，Zaporizhia，Kyiv，Mykolaiv，Mykolaiv，Sumy，Kharkiv，Kharkiv，Kharkiv，Kherson，Kherson，Chernihiv和Cherkasy地区。</text:p>
      <text:p text:style-name="P4">
“在乌克兰重建的背景下，人道主义的魔术是首要任务。 首先，这是关于关键基础设施，社会基础设施和住宅建筑，农业用地。 6月，弗拉登将参加乌克兰修复的重要会议。该计划的一个要素将是致力于加速人道主义指定的会议。”</text:p>
      <text:p text:style-name="P4">
News Source: <text:a xlink:type="simple" xlink:href="https://armyinform.com.ua/2023/05/24/cherez-zabrudneni-vybuhivkoyu-terytoriyi-v-zoni-ryzyku-perebuvayut-61-mln-lyudej-minekonomiky/" text:style-name="Internet_20_link" text:visited-style-name="Visited_20_Internet_20_Link">
https://armyinform.com.ua/2023/05/24/cherez-zabrudneni-vybuhivkoyu-terytoriyi-v-zoni-ryzyku-perebuvayut-61-mln-lyudej-minekonomiky/</text:a>
</text:p>
      <!--NEWS-->
      <text:h text:style-name="P10" text:outline-level="1">
<text:span text:style-name="T4">
特尔诺皮尔，特尔诺皮尔地区，沃尔林地区（00:10）。 红色ALRT：空中tchretate。 Sirens Soundi ...</text:span>
</text:h>
      <text:p text:style-name="P4">
作者: liveuamap (Language: en)</text:p>
      <text:p text:style-name="P4">
时间: 2023-05-24T18:10:00</text:p>
      <text:p text:style-name="P4">
地点: Ternopil (Latitude:49.55342000 Longtitude:25.58918000)</text:p>
      <text:p text:style-name="P4">
视频: []</text:p>
      <text:p text:style-name="P4">
图片: []</text:p>
      <text:p text:style-name="P4">
标签: ["Europe", "Central and Eastern Europe"]</text:p>
      <text:p text:style-name="P4">
Id: 22565151</text:p>
      <!--METADATA-->
      <text:p text:style-name="P4">
特尔诺皮尔，特尔诺比尔地区，沃尔林地区(00:10). Red Alert: aerialthreat. Sirens sounding. Take cover now!</text:p>
      <text:p text:style-name="P4">
News Collection Link: <text:a xlink:type="simple" xlink:href="https://liveuamap.com/en/2023/24-may-ternopil-ternopilska-oblast-volynska-og" text:style-name="Internet_20_link" text:visited-style-name="Visited_20_Internet_20_Link">
https://liveuamap.com/en/2023/24-may-ternopil-ternopilska-oblast-volynska-og</text:a>
</text:p>
      <text:p text:style-name="P4">
News Source: <text:a xlink:type="simple" xlink:href="https://t.me/air_alert_ua/46455" text:style-name="Internet_20_link" text:visited-style-name="Visited_20_Internet_20_Link">
https://t.me/air_alert_ua/46455</text:a>
</text:p>
      <!--NEWS-->
      <text:h text:style-name="P10" text:outline-level="1">
<text:span text:style-name="T4">
Vinnytska Oblast（00:19）。 红色警报：空中威胁。 警笛声。 立即掩盖！</text:span>
</text:h>
      <text:p text:style-name="P4">
作者: liveuamap (Language: en)</text:p>
      <text:p text:style-name="P4">
时间: 2023-05-24T18:21:00</text:p>
      <text:p text:style-name="P4">
地点: Vinnytska Oblast (Latitude:48.91719 Longtitude:28.6663)</text:p>
      <text:p text:style-name="P4">
视频: []</text:p>
      <text:p text:style-name="P4">
图片: []</text:p>
      <text:p text:style-name="P4">
标签: ["Europe", "Central and Eastern Europe"]</text:p>
      <text:p text:style-name="P4">
Id: 22565152</text:p>
      <!--METADATA-->
      <text:p text:style-name="P4">
Vinnytsia地区(00:19). Red Alert: aerial threat. Sirens sounding. Take covernow!</text:p>
      <text:p text:style-name="P4">
News Collection Link: <text:a xlink:type="simple" xlink:href="https://liveuamap.com/en/2023/24-may-vinnytska-oblast0019-red-alert-aerial-g" text:style-name="Internet_20_link" text:visited-style-name="Visited_20_Internet_20_Link">
https://liveuamap.com/en/2023/24-may-vinnytska-oblast0019-red-alert-aerial-g</text:a>
</text:p>
      <text:p text:style-name="P4">
News Source: <text:a xlink:type="simple" xlink:href="https://t.me/air_alert_ua/46456" text:style-name="Internet_20_link" text:visited-style-name="Visited_20_Internet_20_Link">
https://t.me/air_alert_ua/46456</text:a>
</text:p>
      <!--NEWS-->
      <text:h text:style-name="P10" text:outline-level="1">
<text:span text:style-name="T4">
LVIV，LVIVSKA OBLAST（00:27）。 红色警报：空中威胁。 警笛声。 立即掩盖！</text:span>
</text:h>
      <text:p text:style-name="P4">
作者: liveuamap (Language: en)</text:p>
      <text:p text:style-name="P4">
时间: 2023-05-24T18:28:00</text:p>
      <text:p text:style-name="P4">
地点: Lviv (Latitude:49.83826000 Longtitude:24.02324000)</text:p>
      <text:p text:style-name="P4">
视频: []</text:p>
      <text:p text:style-name="P4">
图片: []</text:p>
      <text:p text:style-name="P4">
标签: ["Europe", "Central and Eastern Europe"]</text:p>
      <text:p text:style-name="P4">
Id: 22565153</text:p>
      <!--METADATA-->
      <text:p text:style-name="P4">
利沃夫地区利维夫地区(00:27). Red Alert: aerial threat. Sirens sounding. Takecover now!</text:p>
      <text:p text:style-name="P4">
News Collection Link: <text:a xlink:type="simple" xlink:href="https://liveuamap.com/en/2023/24-may-lviv-lvivska-oblast0027-red-alert-aerig" text:style-name="Internet_20_link" text:visited-style-name="Visited_20_Internet_20_Link">
https://liveuamap.com/en/2023/24-may-lviv-lvivska-oblast0027-red-alert-aerig</text:a>
</text:p>
      <text:p text:style-name="P4">
News Source: <text:a xlink:type="simple" xlink:href="https://t.me/air_alert_ua/46457" text:style-name="Internet_20_link" text:visited-style-name="Visited_20_Internet_20_Link">
https://t.me/air_alert_ua/46457</text:a>
</text:p>
      <!--NEWS-->
      <text:h text:style-name="P10" text:outline-level="1">
<text:span text:style-name="T4">
防空在基辅地区活跃</text:span>
</text:h>
      <text:p text:style-name="P4">
作者: liveuamap (Language: en)</text:p>
      <text:p text:style-name="P4">
时间: 2023-05-24T18:31:00</text:p>
      <text:p text:style-name="P4">
地点: Kyiv (Latitude:50.7521 Longtitude:30.50629)</text:p>
      <text:p text:style-name="P4">
视频: []</text:p>
      <text:p text:style-name="P4">
图片: []</text:p>
      <text:p text:style-name="P4">
标签: []</text:p>
      <text:p text:style-name="P4">
Id: 22565157</text:p>
      <!--METADATA-->
      <text:p text:style-name="P4">
防空在基辅地区活跃</text:p>
      <text:p text:style-name="P4">
新闻集链接：<text:a xlink:type="simple" xlink:href="https://liveuamap.com/en/2023/24-may-air-defense-was-active-in-kyiv-region-" text:style-name="Internet_20_link" text:visited-style-name="Visited_20_Internet_20_Link">
https://liveuamap.com/en/2023/24-may-air-defense-was-act--active-in-kyiv-gregion-</text:a>
</text:p>
      <text:p text:style-name="P4">
News Source: <text:a xlink:type="simple" xlink:href="https://t.me/ukrpravda_news/30905" text:style-name="Internet_20_link" text:visited-style-name="Visited_20_Internet_20_Link">
https://t.me/ukrpravda_news/30905</text:a>
</text:p>
      <!--NEWS-->
      <text:h text:style-name="P10" text:outline-level="1">
<text:span text:style-name="T4">
在顿涅茨克的圣母玛利亚，死去的当地居民的尸体被挖掘出来</text:span>
</text:h>
      <text:p text:style-name="P4">
作者: ['АРМІЯINFORM']</text:p>
      <text:p text:style-name="P4">
时间: 2023-05-24T19:00:00-04:00</text:p>
      <text:p text:style-name="P4">
描述: PID Hour Kound与Svyatogirsko Gromadi Kramatorsky District，Sho U ...与乌克兰2022年的战争，与乌克兰的最新新闻，与乌克兰的新闻战争，与乌克兰的2022年最后一场战争，今天将在乌克兰和俄罗斯和俄罗斯和俄罗斯和俄罗斯和俄罗斯和俄罗斯之间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slayd1_57.jpg" text:style-name="Internet_20_link" text:visited-style-name="Visited_20_Internet_20_Link">
slayd1_57.jpg</text:a>
', '<text:a xlink:type="simple" xlink:href="https://armyinform.com.ua/wp-content/uploads/2023/05/slayd3_38-150x150.jpg" text:style-name="Internet_20_link" text:visited-style-name="Visited_20_Internet_20_Link">
slayd3_38-150x150.jpg</text:a>
', '<text:a xlink:type="simple" xlink:href="https://armyinform.com.ua/wp-content/uploads/2023/05/slayd6_16-150x150.jpg" text:style-name="Internet_20_link" text:visited-style-name="Visited_20_Internet_20_Link">
slayd6_16-150x150.jpg</text:a>
', '<text:a xlink:type="simple" xlink:href="https://armyinform.com.ua/wp-content/uploads/2023/05/slayd8_13-150x150.jpg" text:style-name="Internet_20_link" text:visited-style-name="Visited_20_Internet_20_Link">
slayd8_13-150x150.jpg</text:a>
', '<text:a xlink:type="simple" xlink:href="https://armyinform.com.ua/wp-content/uploads/2023/05/9872_2-150x150.jpg" text:style-name="Internet_20_link" text:visited-style-name="Visited_20_Internet_20_Link">
9872_2-150x150.jpg</text:a>
', '<text:a xlink:type="simple" xlink:href="https://armyinform.com.ua/wp-content/uploads/2023/05/9872_3-150x150.jpg" text:style-name="Internet_20_link" text:visited-style-name="Visited_20_Internet_20_Link">
9872_3-150x150.jpg</text:a>
']</text:p>
      <text:p text:style-name="P4">
标签: ['STOPRUSSIA', 'ВОЄННІ ЗЛОЧИНИ ЗС РФ', 'ВТОРГНЕННЯ РФ']</text:p>
      <text:p text:style-name="P4">
类别: News</text:p>
      <!--METADATA-->
      <text:p text:style-name="P4">
<draw:frame draw:style-name="fr1" draw:name="Image5" text:anchor-type="as-char" svg:width="6.9236in" svg:height="5.1927in" draw:z-index="0">
<draw:image xlink:href="../Images/AРМІЯINFORM/2023-05-24T19-00-00-04-00/slayd1_57.jpg" xlink:type="simple" xlink:show="embed" xlink:actuate="onLoad" draw:mime-type="image/jpeg"/>
</draw:frame>
在对Kramatorsk区Svyatogorsk社区定居点的调查中，该社区在2022年部分受到俄罗斯 - 所有者的临时控制，建立了8名平民入室盗窃者的所在地，<text:a xlink:type="simple" xlink:href="https://don.gp.gov.ua/ua/news.html" text:style-name="Internet_20_link" text:visited-style-name="Visited_20_Internet_20_Link">
通知</text:a>
顿涅茨克地区检察官办公室的信息政策部。</text:p>
      <text:p text:style-name="P4">
“这是关于Deocal Village的。 与Sviratogorsk接壤的圣母玛利亚时代是乌克兰防御者的最重要防御边界之一。 定居点几乎被占用者摧毁了。 人群无法在炮击和破坏中幸存下来，被街头和院子的亲戚或邻居埋葬在自己的切坑里，用地毯包裹着。 在去年5月至7月，从这种坟墓中，执法部门接触了五名男子和两名妇女的尸体，在去世时从60到72岁。 执法人员说，又有两个人的死者。</text:p>
      <text:p text:style-name="P4">
<text:a xlink:type="simple" xlink:href="https://armyinform.com.ua/wp-content/uploads/2023/05/slayd3_38.jpg" text:style-name="Internet_20_link" text:visited-style-name="Visited_20_Internet_20_Link">
!(Images/AРМІЯINFORM/2023-05-24T19-00-00-04-00/slayd3_38-150x150.jpg)</text:a>
</text:p>
      <text:p text:style-name="P4">
<text:a xlink:type="simple" xlink:href="https://armyinform.com.ua/wp-content/uploads/2023/05/slayd6_16.jpg" text:style-name="Internet_20_link" text:visited-style-name="Visited_20_Internet_20_Link">
<draw:frame draw:style-name="fr1" draw:name="Image6" text:anchor-type="as-char" svg:width="6.9236in" svg:height="6.9236in" draw:z-index="0">
<draw:image xlink:href="../Images/AРМІЯINFORM/2023-05-24T19-00-00-04-00/slayd6_16-150x150.jpg" xlink:type="simple" xlink:show="embed" xlink:actuate="onLoad" draw:mime-type="image/jpeg"/>
</draw:frame>
</text:a>
</text:p>
      <text:p text:style-name="P4">
<text:a xlink:type="simple" xlink:href="https://armyinform.com.ua/wp-content/uploads/2023/05/slayd8_13.jpg" text:style-name="Internet_20_link" text:visited-style-name="Visited_20_Internet_20_Link">
<draw:frame draw:style-name="fr1" draw:name="Image7" text:anchor-type="as-char" svg:width="6.9236in" svg:height="6.9236in" draw:z-index="0">
<draw:image xlink:href="../Images/AРМІЯINFORM/2023-05-24T19-00-00-04-00/slayd8_13-150x150.jpg" xlink:type="simple" xlink:show="embed" xlink:actuate="onLoad" draw:mime-type="image/jpeg"/>
</draw:frame>
</text:a>
目前，尸体被带到法医检查的场所，之后他们将在当地的公墓进行重新审查，亲戚可以与亲人说再见。</text:p>
      <text:p text:style-name="P4">
<text:a xlink:type="simple" xlink:href="https://armyinform.com.ua/wp-content/uploads/2023/05/9872_2.jpg" text:style-name="Internet_20_link" text:visited-style-name="Visited_20_Internet_20_Link">
!(Images/AРМІЯINFORM/2023-05-24T19-00-00-04-00/9872_2-150x150.jpg)</text:a>
</text:p>
      <text:p text:style-name="P4">
<text:a xlink:type="simple" xlink:href="https://armyinform.com.ua/wp-content/uploads/2023/05/9872_3.jpg" text:style-name="Internet_20_link" text:visited-style-name="Visited_20_Internet_20_Link">
<draw:frame draw:style-name="fr1" draw:name="Image8" text:anchor-type="as-char" svg:width="6.9236in" svg:height="6.9236in" draw:z-index="0">
<draw:image xlink:href="../Images/AРМІЯINFORM/2023-05-24T19-00-00-04-00/9872_3-150x150.jpg" xlink:type="simple" xlink:show="embed" xlink:actuate="onLoad" draw:mime-type="image/jpeg"/>
</draw:frame>
</text:a>
预审调查是根据ART的第2部分进行的。 乌克兰刑法第438条“违反法律和战争习俗”。</text:p>
      <text:p text:style-name="P4">
News Source: <text:a xlink:type="simple" xlink:href="https://armyinform.com.ua/2023/05/24/u-bogorodychnomu-na-donechchyni-eksgumovano-tila-zagyblyh-misczevyh-meshkancziv/" text:style-name="Internet_20_link" text:visited-style-name="Visited_20_Internet_20_Link">
https://armyinform.com.ua/2023/05/24/u-bogorodychnomu-na-donechchyni-eksgumovano-tila-zagyblyh-misczevyh-meshkancziv/</text:a>
</text:p>
      <!--NEWS-->
      <text:h text:style-name="P10" text:outline-level="1">
<text:span text:style-name="T4">
Chernivetska Oblast（01:08）。 红色警报：空中威胁。 警笛声。 立即掩盖！</text:span>
</text:h>
      <text:p text:style-name="P4">
作者: liveuamap (Language: en)</text:p>
      <text:p text:style-name="P4">
时间: 2023-05-24T19:10:00</text:p>
      <text:p text:style-name="P4">
地点: Chernivetska Oblast (Latitude:48.25000000 Longtitude:26.00000000)</text:p>
      <text:p text:style-name="P4">
视频: []</text:p>
      <text:p text:style-name="P4">
图片: []</text:p>
      <text:p text:style-name="P4">
标签: ["Europe", "Central and Eastern Europe"]</text:p>
      <text:p text:style-name="P4">
Id: 22565155</text:p>
      <!--METADATA-->
      <text:p text:style-name="P4">
切尔尼维斯地区(01:08). Red Alert: aerial threat. Sirens sounding. Takecover now!</text:p>
      <text:p text:style-name="P4">
News Collection Link: <text:a xlink:type="simple" xlink:href="https://liveuamap.com/en/2023/24-may-chernivetska-oblast0108-red-alert-aerig" text:style-name="Internet_20_link" text:visited-style-name="Visited_20_Internet_20_Link">
https://liveuamap.com/en/2023/24-may-chernivetska-oblast0108-red-alert-aerig</text:a>
</text:p>
      <text:p text:style-name="P4">
News Source: <text:a xlink:type="simple" xlink:href="https://t.me/air_alert_ua/46459" text:style-name="Internet_20_link" text:visited-style-name="Visited_20_Internet_20_Link">
https://t.me/air_alert_ua/46459</text:a>
</text:p>
      <!--NEWS-->
      <text:h text:style-name="P10" text:outline-level="1">
<text:span text:style-name="T4">
Ivano-Frankivsk，Ivano-Frankivska Oblast（01:12）。 红色警报：空中威胁。 警笛声。 T ...</text:span>
</text:h>
      <text:p text:style-name="P4">
作者: liveuamap (Language: en)</text:p>
      <text:p text:style-name="P4">
时间: 2023-05-24T19:14:00</text:p>
      <text:p text:style-name="P4">
地点: Ivano-Frankivsk (Latitude:48.92150000 Longtitude:24.70972000)</text:p>
      <text:p text:style-name="P4">
视频: []</text:p>
      <text:p text:style-name="P4">
图片: []</text:p>
      <text:p text:style-name="P4">
标签: ["Europe", "Central and Eastern Europe"]</text:p>
      <text:p text:style-name="P4">
Id: 22565156</text:p>
      <!--METADATA-->
      <text:p text:style-name="P4">
Ivano-Frankivsk，Ivano-Frankivsk地区(01:12). Red Alert: aerial threat.Sirens sounding. Take cover now!</text:p>
      <text:p text:style-name="P4">
News Collection Link: <text:a xlink:type="simple" xlink:href="https://liveuamap.com/en/2023/24-may-ivanofrankivsk-ivanofrankivska-oblast0g" text:style-name="Internet_20_link" text:visited-style-name="Visited_20_Internet_20_Link">
https://liveuamap.com/en/2023/24-may-ivanofrankivsk-ivanofrankivska-oblast0g</text:a>
</text:p>
      <text:p text:style-name="P4">
News Source: <text:a xlink:type="simple" xlink:href="https://t.me/air_alert_ua/46460" text:style-name="Internet_20_link" text:visited-style-name="Visited_20_Internet_20_Link">
https://t.me/air_alert_ua/46460</text:a>
</text:p>
      <!--NEWS-->
      <text:h text:style-name="P10" text:outline-level="1">
<text:span text:style-name="T4">
我们指望联合国烟火单元的帮助-Yulia Sviridenko</text:span>
</text:h>
      <text:p text:style-name="P4">
作者: ['АРМІЯINFORM']</text:p>
      <text:p text:style-name="P4">
时间: 2023-05-24T20:00:00-04:00</text:p>
      <text:p text:style-name="P4">
描述: 人道主义者是乌克兰人的玫瑰诺甘诺省，对Zbillech的需求需求...与乌克兰2022年的战争，今天与乌克兰的最新新闻，今天与乌克兰2022年的新闻战争，乌克兰和乌克兰之间的战争将在乌克兰与乌克兰之间发生战争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image-5.jpg" text:style-name="Internet_20_link" text:visited-style-name="Visited_20_Internet_20_Link">
image-5.jpg</text:a>
']</text:p>
      <text:p text:style-name="P4">
标签: ['ГУМАНІТАРНЕ РОЗМІНУВАННЯ', 'ООН', 'РОЗМІНУВАННЯ', 'ЮЛІЯ СВИРИДЕНКО']</text:p>
      <text:p text:style-name="P4">
类别: News</text:p>
      <!--METADATA-->
      <text:p text:style-name="P4">
<draw:frame draw:style-name="fr1" draw:name="Image9" text:anchor-type="as-char" svg:width="6.9236in" svg:height="4.615733in" draw:z-index="0">
<draw:image xlink:href="../Images/AРМІЯINFORM/2023-05-24T20-00-00-04-00/image-5.jpg" xlink:type="simple" xlink:show="embed" xlink:actuate="onLoad" draw:mime-type="image/jpeg"/>
</draw:frame>
Yuliasviridenko和Deniz Brown讨论了乌克兰和联合国领域的合作</text:p>
      <text:p text:style-name="P4">
乌克兰领土领土的人道主义者将恢复和增加国家在确保世界粮食安全方面的能力。</text:p>
      <text:p text:style-name="P4">
如<text:a xlink:type="simple" xlink:href="https://www.me.gov.ua/News/Detail" text:style-name="Internet_20_link" text:visited-style-name="Visited_20_Internet_20_Link">
报告</text:a>
乌克兰经济新闻中心，在乌克兰尤利亚·斯维里迪科(Ukraine Yulia Yulia Sviridenko)经济少数人的第一个维奇雷米尔·米尼斯特(Viceremier-Minister)会议上与乌克兰和人道主义友善的友善协调员Deniz Brown的持续协调员进行了讨论。</text:p>
      <text:p text:style-name="P4">
“大规模入侵俄罗斯的结果是破坏了生产链和产能，锁定物流路线。 此外，乌克兰正在尽一切努力为极度吸引的国家提供食物。 今天的谷物走廊正在实施谷物倡议，已发送了超过3000万吨的农产品。乌克兰总统弗拉基米尔·泽伦斯基谷物的人道主义倡议旨在防止最贫穷国家和亚洲的饥荒。 乌克兰负责确保世界上的粮食安全并寻求提高其作用。 因此，对此的关键障碍之一是用爆炸物对乌克兰领土的大规模污染。”</text:p>
      <text:p text:style-name="P4">
乌克兰经济经济少数的第一位替代人士强调，约有17.4千平方公里，约占乌克兰领土的30％，可能受到潜在的潜在污染。 该地区是全球约8100万人的食物来源。</text:p>
      <text:p text:style-name="P4">
根据她的说法，该领土的调查和净化，农业土地剥削的归还是乌克兰的优先任务。 因此，鉴于工作规模，我国需要向国际社会提供强大的帮助，并依靠联合国组织和乌克兰的支持的领导作用。</text:p>
      <text:p text:style-name="P4">
News Source: <text:a xlink:type="simple" xlink:href="https://armyinform.com.ua/2023/05/24/my-rozrahovuyemo-na-dopomogu-pirotehnichnyh-pidrozdiliv-oon-yuliya-svyrydenko/" text:style-name="Internet_20_link" text:visited-style-name="Visited_20_Internet_20_Link">
https://armyinform.com.ua/2023/05/24/my-rozrahovuyemo-na-dopomogu-pirotehnichnyh-pidrozdiliv-oon-yuliya-svyrydenko/</text:a>
</text:p>
      <!--NEWS-->
      <text:h text:style-name="P10" text:outline-level="1">
<text:span text:style-name="T4">
Kharkiv，Kharkivska Oblast（02:03）。 红色警报：空中威胁。 警笛声。 立即掩盖！</text:span>
</text:h>
      <text:p text:style-name="P4">
作者: liveuamap (Language: en)</text:p>
      <text:p text:style-name="P4">
时间: 2023-05-24T20:04:00</text:p>
      <text:p text:style-name="P4">
地点: Kharkiv (Latitude:49.98081000 Longtitude:36.25272000)</text:p>
      <text:p text:style-name="P4">
视频: []</text:p>
      <text:p text:style-name="P4">
图片: []</text:p>
      <text:p text:style-name="P4">
标签: ["Europe", "Central and Eastern Europe"]</text:p>
      <text:p text:style-name="P4">
Id: 22565158</text:p>
      <!--METADATA-->
      <text:p text:style-name="P4">
哈尔基夫(Kharkiv)，哈尔基夫地区(02:03). Red Alert: aerial threat. Sirens sounding.Take cover now!</text:p>
      <text:p text:style-name="P4">
News Collection Link: <text:a xlink:type="simple" xlink:href="https://liveuamap.com/en/2023/25-may-kharkiv-kharkivska-oblast0203-red-alerg" text:style-name="Internet_20_link" text:visited-style-name="Visited_20_Internet_20_Link">
https://liveuamap.com/en/2023/25-may-kharkiv-kharkivska-oblast0203-red-alerg</text:a>
</text:p>
      <text:p text:style-name="P4">
News Source: <text:a xlink:type="simple" xlink:href="https://t.me/suspilnekharkiv/25175" text:style-name="Internet_20_link" text:visited-style-name="Visited_20_Internet_20_Link">
https://t.me/suspilnekharkiv/25175</text:a>
</text:p>
      <!--NEWS-->
      <text:h text:style-name="P10" text:outline-level="1">
<text:span text:style-name="T4">
过渡框架 - 重新融入解放领土的监管基础</text:span>
</text:h>
      <text:p text:style-name="P4">
作者: ['АРМІЯINFORM']</text:p>
      <text:p text:style-name="P4">
时间: 2023-05-24T21:00:00-04:00</text:p>
      <text:p text:style-name="P4">
描述: YAK DOLDOMLYA货运于重大整合Timchasovo Perch的Mintystskiy ...与乌克兰2022年的战争，与乌克兰的最新新闻，今天与乌克兰2022年的新闻战争，今天与乌克兰的新闻战争，乌克兰和俄罗斯之间的战争以及与乌克兰之间的战争会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iryna-vereshhuk.jpg" text:style-name="Internet_20_link" text:visited-style-name="Visited_20_Internet_20_Link">
iryna-vereshhuk.jpg</text:a>
']</text:p>
      <text:p text:style-name="P4">
标签: ['ЗАКОНОДАВСТВО', 'ІРИНА ВЕРЕЩУК', 'МІНРЕІНТЕГРАЦІЇ', 'РЕІНТЕГРАЦІЯ', 'ТИМЧАСОВО ОКУПОВАНІ ТЕРИТОРІЇ']</text:p>
      <text:p text:style-name="P4">
类别: News</text:p>
      <!--METADATA-->
      <text:p text:style-name="P4">
<draw:frame draw:style-name="fr1" draw:name="Image10" text:anchor-type="as-char" svg:width="6.9236in" svg:height="4.866549in" draw:z-index="0">
<draw:image xlink:href="../Images/AРМІЯINFORM/2023-05-24T21-00-00-04-00/iryna-vereshhuk.jpg" xlink:type="simple" xlink:show="embed" xlink:actuate="onLoad" draw:mime-type="image/jpeg"/>
</draw:frame>
如<text:a xlink:type="simple" xlink:href="https://minre.gov.ua/2023/05/23/ramkovyj-zakon-pro-perehidnyj-period-normatyvna-osnova-dlya-reintegracziyi-zvilnenyh-terytorij/" text:style-name="Internet_20_link" text:visited-style-name="Visited_20_Internet_20_Link">
报告</text:a>
Protess Viceremier-Minister Irina Vereshchuk在电视频道“ We-Ukraine”的空中宣布，有关乌克兰暂时占领领土的重新融合的新闻服务。</text:p>
      <text:p text:style-name="P4">
她说，目前正在总统办公室制定框架法。 它的目的是全面解决DEOCAL领土重新融合的问题。</text:p>
      <text:p text:style-name="P4">
除其他外，这是关于恢复司法的问题，包括合作者的责任，lustration。 法律还将规范问题，文件，法院判决等。</text:p>
      <text:p text:style-name="P4">
过渡立法将主要应用于克里米亚，顿涅茨克和卢汉斯克地区的临时加热领土。</text:p>
      <text:p text:style-name="P4">
“作为政府，我们将针对被扣除的领土实施稳定和重新融合策略。 我们已经了解该怎么做。 我们将像解放我们的土地的武装部队一样迅速。”</text:p>
      <text:p text:style-name="P4">
News Source: <text:a xlink:type="simple" xlink:href="https://armyinform.com.ua/2023/05/24/ramkovyj-zakon-pro-perehidnyj-period-normatyvna-osnova-dlya-reintegracziyi-zvilnenyh-terytorij/" text:style-name="Internet_20_link" text:visited-style-name="Visited_20_Internet_20_Link">
https://armyinform.com.ua/2023/05/24/ramkovyj-zakon-pro-perehidnyj-period-normatyvna-osnova-dlya-reintegracziyi-zvilnenyh-terytorij/</text:a>
</text:p>
      <!--NEWS-->
      <text:h text:style-name="P10" text:outline-level="1">
<text:span text:style-name="T4">
Zakarpattia Oblast（03:29）。 红色警报：空中威胁。 警笛声。 立即掩盖！</text:span>
</text:h>
      <text:p text:style-name="P4">
作者: liveuamap (Language: en)</text:p>
      <text:p text:style-name="P4">
时间: 2023-05-24T21:31:00</text:p>
      <text:p text:style-name="P4">
地点: Zakarpattia Oblast (Latitude:48.33333000 Longtitude:23.00000000)</text:p>
      <text:p text:style-name="P4">
视频: []</text:p>
      <text:p text:style-name="P4">
图片: []</text:p>
      <text:p text:style-name="P4">
标签: ["Europe", "Central and Eastern Europe"]</text:p>
      <text:p text:style-name="P4">
Id: 22565160</text:p>
      <!--METADATA-->
      <text:p text:style-name="P4">
跨速度地区(03:29). Red Alert: aerial threat. Sirens sounding. Takecover now!</text:p>
      <text:p text:style-name="P4">
News Collection Link: <text:a xlink:type="simple" xlink:href="https://liveuamap.com/en/2023/25-may-zakarpattia-oblast0329-red-alert-aeriag" text:style-name="Internet_20_link" text:visited-style-name="Visited_20_Internet_20_Link">
https://liveuamap.com/en/2023/25-may-zakarpattia-oblast0329-red-alert-aeriag</text:a>
</text:p>
      <text:p text:style-name="P4">
News Source: <text:a xlink:type="simple" xlink:href="https://t.me/air_alert_ua/46473" text:style-name="Internet_20_link" text:visited-style-name="Visited_20_Internet_20_Link">
https://t.me/air_alert_ua/46473</text:a>
</text:p>
      <!--NEWS-->
      <text:h text:style-name="P10" text:outline-level="1">
<text:span text:style-name="T4">
国防军摧毁了敌人KA-52和四个无人机-Kamikadze</text:span>
</text:h>
      <text:p text:style-name="P4">
作者: ['АРМІЯINFORM']</text:p>
      <text:p text:style-name="P4">
时间: 2023-05-24T22:00:00-04:00</text:p>
      <text:p text:style-name="P4">
描述: DOB的AVISAATSIA国防军在Zserdzhennya地区进行了15次罢工……特别是……与乌克兰2022年的战争，与乌克兰的最新新闻，今天与乌克兰的新闻战争，今天与乌克兰2022年的新闻战争，今天，乌克兰和俄罗斯之间的战争是否会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06/ka-52.jpg" text:style-name="Internet_20_link" text:visited-style-name="Visited_20_Internet_20_Link">
ka-52.jpg</text:a>
']</text:p>
      <text:p text:style-name="P4">
标签: ['STOPRUSSIA', 'АГРЕСІЯ РФ', 'ВІЙНА', 'ВТОРГНЕННЯ РФ', 'ВТРАТИ ВОРОГА', 'ГШ ЗСУ', 'ОПЕРАТИВНА ІНФОРМАЦІЯ', 'РАНКОВЕ ЗВЕДЕННЯ', 'ХРОНІКА ОБОРОНИ']</text:p>
      <text:p text:style-name="P4">
类别: News</text:p>
      <!--METADATA-->
      <text:p text:style-name="P4">
<draw:frame draw:style-name="fr1" draw:name="Image11" text:anchor-type="as-char" svg:width="6.9236in" svg:height="4.15416in" draw:z-index="0">
<draw:image xlink:href="../Images/AРМІЯINFORM/2023-05-24T22-00-00-04-00/ka-52.jpg" xlink:type="simple" xlink:show="embed" xlink:actuate="onLoad" draw:mime-type="image/jpeg"/>
</draw:frame>
说明性照片<text:span text:style-name="T4">
🔥俄罗斯入侵的情况</text:span>
</text:p>
      <text:p text:style-name="P4">
国防军的航空在敌人的个人人员和军事装备的集中领域中进行了15次跳动，其中3次是在防空导弹综合体上。</text:p>
      <text:p text:style-name="P4">
关于它<text:a xlink:type="simple" xlink:href="https://www.facebook.com/GeneralStaff.ua/posts/pfbid02VsPKGcJn98E6s23tkQnsGprSxu9RdWebJyZCerNNYf1e9NXhYPdPxy5bbvfisE6l" text:style-name="Internet_20_link" text:visited-style-name="Visited_20_Internet_20_Link">
报告</text:a>
乌克兰武装部队的总参谋部。</text:p>
      <text:p text:style-name="P4">
消息传出。</text:p>
      <text:p text:style-name="P4">
根据武装部队的武装力量，此外，导弹和炮兵部门持续了3个管理要点，4个武器和军事设备的4个领域，1个弹药仓库，2个处于火灾位置的炮兵部队3个更重要的目标敌人。</text:p>
      <text:p text:style-name="P4">
News Source: <text:a xlink:type="simple" xlink:href="https://armyinform.com.ua/2023/05/24/syly-oborony-znyshhyly-vorozhyj-ka-52-ta-chotyry-drony-kamikadze/" text:style-name="Internet_20_link" text:visited-style-name="Visited_20_Internet_20_Link">
https://armyinform.com.ua/2023/05/24/syly-oborony-znyshhyly-vorozhyj-ka-52-ta-chotyry-drony-kamikadze/</text:a>
</text:p>
      <!--NEWS-->
      <text:h text:style-name="P10" text:outline-level="1">
<text:span text:style-name="T4">
26次战斗冲突发生在5个方向 - 武装部队的总人员</text:span>
</text:h>
      <text:p text:style-name="P4">
作者: ['АРМІЯINFORM']</text:p>
      <text:p text:style-name="P4">
时间: 2023-05-24T23:00:00-04:00</text:p>
      <text:p text:style-name="P4">
描述: 敌人是利利亚斯基库普基扬斯基的Zoedzhuvati Basic Zuill的沉没...与乌克兰2022年的战争，与乌克兰的最新新闻战争，今天与乌克兰2022年的新闻战争，今天，乌克兰和俄罗斯之间的战争是否会发生战争与乌克兰与乌克兰的战争将是不可行</text:p>
      <text:p text:style-name="P4">
图片: ['<text:a xlink:type="simple" xlink:href="https://armyinform.com.ua/wp-content/uploads/2023/05/zvedennya-2.jpg" text:style-name="Internet_20_link" text:visited-style-name="Visited_20_Internet_20_Link">
zvedennya-2.jpg</text:a>
']</text:p>
      <text:p text:style-name="P4">
标签: ['STOPRUSSIA', 'АГРЕСІЯ РФ', 'ВІЙНА', 'ВТОРГНЕННЯ РФ', 'ГШ ЗСУ', 'ОПЕРАТИВНА ІНФОРМАЦІЯ', 'РАНКОВЕ ЗВЕДЕННЯ']</text:p>
      <text:p text:style-name="P4">
类别: News</text:p>
      <!--METADATA-->
      <text:p text:style-name="P4">
<draw:frame draw:style-name="fr1" draw:name="Image12" text:anchor-type="as-char" svg:width="6.9236in" svg:height="4.611463in" draw:z-index="0">
<draw:image xlink:href="../Images/AРМІЯINFORM/2023-05-24T23-00-00-04-00/zvedennya-2.jpg" xlink:type="simple" xlink:show="embed" xlink:actuate="onLoad" draw:mime-type="image/jpeg"/>
</draw:frame>
说明性照片<text:span text:style-name="T4">
🔥俄罗斯入侵的情况</text:span>
</text:p>
      <text:p text:style-name="P4">
敌人继续专注于库平，莱曼，巴赫穆特，阿夫迪夫和玛丽斯基的指示 - 发生了26场战斗冲突。 Bakhmut和Marinka仍然留在战斗的中心。</text:p>
      <text:p text:style-name="P4">
关于它<text:a xlink:type="simple" xlink:href="https://www.facebook.com/GeneralStaff.ua/posts/pfbid02VsPKGcJn98E6s23tkQnsGprSxu9RdWebJyZCerNNYf1e9NXhYPdPxy5bbvfisE6l" text:style-name="Internet_20_link" text:visited-style-name="Visited_20_Internet_20_Link">
报告</text:a>
乌克兰武装部队的总参谋部。</text:p>
      <text:p text:style-name="P4">
根据武装部队总参谋部的运营信息，在库班斯克的方向上，反对者在Masyutivka地区徒劳地采取了进攻行动，在Lymansky上 - 在Avdiivsky的Belogorovka的方向上，敌人在敌人的方向上采取了不成熟的进攻行动。 Pervomaisky离开。</text:p>
      <text:p text:style-name="P4">
武装部队的武装部队说：“白天，敌人在白天的方向上，朝着镀铬的方向犯下了未能成功的进攻。”</text:p>
      <text:p text:style-name="P4">
News Source: <text:a xlink:type="simple" xlink:href="https://armyinform.com.ua/2023/05/24/26-bojovyh-zitknen-vidbulosya-za-dobu-na-5-napryamkah-genshtab-zsu/" text:style-name="Internet_20_link" text:visited-style-name="Visited_20_Internet_20_Link">
https://armyinform.com.ua/2023/05/24/26-bojovyh-zitknen-vidbulosya-za-dobu-na-5-napryamkah-genshtab-zsu/</text:a>
</text:p>
      <!--NEWS-->
      <text:h text:style-name="P10" text:outline-level="1">
<text:span text:style-name="T4">
防空活动在赫梅尔尼茨基地区的切尔尼维西（Chernivtsy）地区活跃</text:span>
</text:h>
      <text:p text:style-name="P4">
作者: liveuamap (Language: en)</text:p>
      <text:p text:style-name="P4">
时间: 2023-05-24T23:09:07</text:p>
      <text:p text:style-name="P4">
地点: Lviv (Latitude:49.86632 Longtitude:24.87579)</text:p>
      <text:p text:style-name="P4">
视频: []</text:p>
      <text:p text:style-name="P4">
图片: []</text:p>
      <text:p text:style-name="P4">
标签: ["Europe", "Central and Eastern Europe"]</text:p>
      <text:p text:style-name="P4">
Id: 22565162</text:p>
      <!--METADATA-->
      <text:p text:style-name="P4">
防空活动在赫梅尔尼茨基地区的切尔尼维西(Chernivtsy)地区活跃</text:p>
      <text:p text:style-name="P4">
新闻集链接：<text:a xlink:type="simple" xlink:href="https://liveuamap.com/en/2023/25-may-air-defense-was-active-in-lviv-chernivtsy-khmelnitsky" text:style-name="Internet_20_link" text:visited-style-name="Visited_20_Internet_20_Link">
https://liveuamap.com/en/2023/25-may-air-defense-was-act--active-in-lviv-chernivtsy-khmelnitsky</text:a>
</text:p>
      <text:p text:style-name="P4">
News Source: <text:a xlink:type="simple" xlink:href="https://t.me/channel24_ua/89616" text:style-name="Internet_20_link" text:visited-style-name="Visited_20_Internet_20_Link">
https://t.me/channel24_ua/89616</text:a>
</text:p>
      <!--NEWS-->
      <text:h text:style-name="P10" text:outline-level="1">
<text:span text:style-name="T4">
入侵者不会停止在民事基础设施上的航空和艺术品 - 武装部队的GS</text:span>
</text:h>
      <text:p text:style-name="P4">
作者: ['АРМІЯINFORM']</text:p>
      <text:p text:style-name="P4">
时间: 2023-05-24T24:00:00-04:00</text:p>
      <text:p text:style-name="P4">
描述: 在Hasters 53结束时，由41架飞机的对手借出了敌人。 ，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3/05/image_16_7_1300x820.jpg" text:style-name="Internet_20_link" text:visited-style-name="Visited_20_Internet_20_Link">
image_16_7_1300x820.jpg</text:a>
']</text:p>
      <text:p text:style-name="P4">
标签: ['STOPRUSSIA', 'АГРЕСІЯ РФ', 'ВІЙНА', 'ВТОРГНЕННЯ РФ', 'ГШ ЗСУ', 'ОПЕРАТИВНА ІНФОРМАЦІЯ', 'РАНКОВЕ ЗВЕДЕННЯ']</text:p>
      <text:p text:style-name="P4">
类别: News</text:p>
      <!--METADATA-->
      <text:p text:style-name="P4">
<draw:frame draw:style-name="fr1" draw:name="Image13" text:anchor-type="as-char" svg:width="6.9236in" svg:height="4.367638in" draw:z-index="0">
<draw:image xlink:href="../Images/AРМІЯINFORM/2023-05-24T24-00-00-04-00/image_16_7_1300x820.jpg" xlink:type="simple" xlink:show="embed" xlink:actuate="onLoad" draw:mime-type="image/jpeg"/>
</draw:frame>
导弹吹向时间枪口。 说明性照片<text:span text:style-name="T4">
🔥俄罗斯入侵的情况</text:span>
</text:p>
      <text:p text:style-name="P4">
在最后一天，敌人击中了41架飞机罢工，并从火箭发射器中进行了53次访问。</text:p>
      <text:p text:style-name="P4">
关于它<text:a xlink:type="simple" xlink:href="https://www.facebook.com/GeneralStaff.ua/posts/pfbid02VsPKGcJn98E6s23tkQnsGprSxu9RdWebJyZCerNNYf1e9NXhYPdPxy5bbvfisE6l" text:style-name="Internet_20_link" text:visited-style-name="Visited_20_Internet_20_Link">
报告</text:a>
乌克兰武装部队的总参谋部。</text:p>
      <text:p text:style-name="P4">
声明说：“私人居民受伤，私人住宅已被其他平民和行政基础设施摧毁和损害。”</text:p>
      <text:p text:style-name="P4">
此外，乌克兰武装部队的总参谋部警告说，在整个乌克兰，这仍然是导弹和航空罢工合作的可能性。</text:p>
      <text:p text:style-name="P4">
News Source: <text:a xlink:type="simple" xlink:href="https://armyinform.com.ua/2023/05/24/okupanty-ne-prypynyayut-aviaczijnyh-ta-artudariv-po-czyvilnij-infrastrukturi-gsh-zsu/" text:style-name="Internet_20_link" text:visited-style-name="Visited_20_Internet_20_Link">
https://armyinform.com.ua/2023/05/24/okupanty-ne-prypynyayut-aviaczijnyh-ta-artudariv-po-czyvilnij-infrastrukturi-gsh-zsu/</text:a>
</text:p>
      <!--NEWS-->
      <text:h text:style-name="P10" text:outline-level="1">
<text:span text:style-name="T4">
俄罗斯人从Kherson地区删除了移动通信设备</text:span>
</text:h>
      <text:p text:style-name="P4">
作者: ['АРМІЯINFORM']</text:p>
      <text:p text:style-name="P4">
时间: 2023-05-24T25:00:00-04:00</text:p>
      <text:p text:style-name="P4">
描述: 皮亚坎特（Piacantes）倒在蒂姆乔斯沃（Timchasovo）上的动员们，由霍森斯科（Khersonsko）的tertitors倒入乌克兰的战争，与乌克兰的战争，今天与乌克兰的最新新闻，今天与乌克兰的新闻战争，今天与乌克兰的新闻战争，乌克兰和俄罗斯和俄罗斯之间的战争将发生，当他们说，在2022年，无论是否有一年，是否会在不久的将来与乌克兰进行战争</text:p>
      <text:p text:style-name="P4">
图片: ['<text:a xlink:type="simple" xlink:href="https://armyinform.com.ua/wp-content/uploads/2023/05/62d19afb80ce6.jpeg" text:style-name="Internet_20_link" text:visited-style-name="Visited_20_Internet_20_Link">
62d19afb80ce6.jpeg</text:a>
']</text:p>
      <text:p text:style-name="P4">
标签: ['МАРОДЕРИ', 'ОКУПАНТИ', 'ТИМЧАСОВО ОКУПОВАНІ ТЕРИТОРІЇ', 'ХЕРСОНЩИНА', 'ЦЕНТР НАЦІОНАЛЬНОГО СПРОТИВУ']</text:p>
      <text:p text:style-name="P4">
类别: News</text:p>
      <!--METADATA-->
      <text:p text:style-name="P4">
<draw:frame draw:style-name="fr1" draw:name="Image14" text:anchor-type="as-char" svg:width="6.9236in" svg:height="4.32725in" draw:z-index="0">
<draw:image xlink:href="../Images/AРМІЯINFORM/2023-05-24T25-00-00-04-00/62d19afb80ce6.jpeg" xlink:type="simple" xlink:show="embed" xlink:actuate="onLoad" draw:mime-type="image/jpeg"/>
</draw:frame>
说明性照片：EPA/UPG</text:p>
      <text:p text:style-name="P4">
入侵者已关闭了赫尔森地区暂时占领领土的移动通信。</text:p>
      <text:p text:style-name="P4">
关于它<text:a xlink:type="simple" xlink:href="https://sprotyv.mod.gov.ua/okupanty-vymknuly-mobilnyj-zv-yazok-na-tot-hersonshhyny/" text:style-name="Internet_20_link" text:visited-style-name="Visited_20_Internet_20_Link">
报告</text:a>
国家抵抗乌克兰特种作战部队的中心。</text:p>
      <text:p text:style-name="P4">
“敌人的确是当地居民无法将有关俄罗斯军队的信息传递给国防军。 出于同样的目的，侵略者在他占领之前就在赫尔森本身中关闭了中央抵抗。  - 但是，这些努力仍然无法阻止乌克兰抵抗。 我们敦促当地居民继续传输有关占领部队的位置和移动的信息。”</text:p>
      <text:p text:style-name="P4">
为此，建议使用<text:a xlink:type="simple" xlink:href="https://sprotyv.mod.gov.ua/peredaty-informatsiyu/" text:style-name="Internet_20_link" text:visited-style-name="Visited_20_Internet_20_Link">
CNSSSO站点上的表格</text:a>
.</text:p>
      <text:p text:style-name="P4">
News Source: <text:a xlink:type="simple" xlink:href="https://armyinform.com.ua/2023/05/24/rosiyany-vyvezly-obladnannya-mobilnogo-zvyazku-z-hersonshhyny/" text:style-name="Internet_20_link" text:visited-style-name="Visited_20_Internet_20_Link">
https://armyinform.com.ua/2023/05/24/rosiyany-vyvezly-obladnannya-mobilnogo-zvyazku-z-hersonshhyny/</text:a>
</text:p>
      <!--NEWS-->
      <text:h text:style-name="P10" text:outline-level="1">
<text:span text:style-name="T4">
流离失所者的数量多数增加 - 伊琳娜·弗雷什库克（Irina Vereshchuk）</text:span>
</text:h>
      <text:p text:style-name="P4">
作者: ['АРМІЯINFORM']</text:p>
      <text:p text:style-name="P4">
时间: 2023-05-24T26:00:00-04:00</text:p>
      <text:p text:style-name="P4">
描述: Mintystskiy Zwan Rintegraita Timchasovo Okuba Teritarian乌克兰人...与乌克兰2022年的战争，与乌克兰的最新新闻，今天与乌克兰的新闻战争，今天与乌克兰2022年的新闻战争，今天将在乌克兰和俄罗斯之间发生战争，与乌克兰的战争，与乌克兰的最新新闻，与乌克兰的新闻战争，与乌克兰的最新新闻，与乌克兰的战争，与乌克兰和乌克兰之间的战争将与乌克兰的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5/iryna-vereshhuk-1.jpg" text:style-name="Internet_20_link" text:visited-style-name="Visited_20_Internet_20_Link">
iryna-vereshhuk-1.jpg</text:a>
']</text:p>
      <text:p text:style-name="P4">
标签: ['ВНУТРІШНЬО ПЕРЕМІЩЕНІ ОСОБИ', 'ЄДИНІ НОВИНИ', 'ІРИНА ВЕРЕЩУК', 'ТИМЧАСОВО ОКУПОВАНІ ТЕРИТОРІЇ']</text:p>
      <text:p text:style-name="P4">
类别: News</text:p>
      <!--METADATA-->
      <text:p text:style-name="P4">
<draw:frame draw:style-name="fr1" draw:name="Image15" text:anchor-type="as-char" svg:width="6.9236in" svg:height="3.956343in" draw:z-index="0">
<draw:image xlink:href="../Images/AРМІЯINFORM/2023-05-24T26-00-00-04-00/iryna-vereshhuk-1.jpg" xlink:type="simple" xlink:show="embed" xlink:actuate="onLoad" draw:mime-type="image/jpeg"/>
</draw:frame>
Irina Vereshchuk</text:p>
      <text:p text:style-name="P4">
临时占领领土的重返社会部长报告说，他们没有预测流离失所者的数量增加(VPO)，特别是在未来的反对乌克兰领土之后。</text:p>
      <text:p text:style-name="P4">
Irina Vereshchuk谈到了Remintration的Viceremier-Minister-Minister(https://www.youtube.com/watch?v=WY8sDvZdWEA)»，回应演示者的名字，以在未来的对比和解放的背景下以国内流离失所者的形式发展。</text:p>
      <ul>
        <li>
我们不会预测IDP的数量会增加，因为我们知道它们会离开，但是会有一些人返回。 伊琳娜·弗雷什库克(Irina Vereshchuk)说，我们看到迁移并修复了它，我们看到了它的动态。</li>
      </ul>
      <text:p text:style-name="P4">
News Source: <text:a xlink:type="simple" xlink:href="https://armyinform.com.ua/2023/05/24/kratnogo-zbilshennya-kilkosti-pereselencziv-ne-prognozuyemo-iryna-vereshhuk/" text:style-name="Internet_20_link" text:visited-style-name="Visited_20_Internet_20_Link">
https://armyinform.com.ua/2023/05/24/kratnogo-zbilshennya-kilkosti-pereselencziv-ne-prognozuyemo-iryna-vereshhuk/</text:a>
</text:p>
      <!--NEWS-->
      <text:h text:style-name="P10" text:outline-level="1">
<text:span text:style-name="T4">
荷兰为乌克兰分配2.6亿欧元的弹药</text:span>
</text:h>
      <text:p text:style-name="P4">
作者: ['АРМІЯINFORM']</text:p>
      <text:p text:style-name="P4">
时间: 2023-05-24T27:00:00-04:00</text:p>
      <text:p text:style-name="P4">
描述: Nirelandi Vidilya 26000亿伏特（Vro）为乌克兰军队购买战斗 - 墨西哥。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48560ca5a6b4cf41-2.jpg" text:style-name="Internet_20_link" text:visited-style-name="Visited_20_Internet_20_Link">
48560ca5a6b4cf41-2.jpg</text:a>
']</text:p>
      <text:p text:style-name="P4">
标签: ['155 ММ СНАРЯДИ', 'КАЙСА ОЛЛОНҐРЕН', 'ПІДТРИМКА УКРАЇНИ']</text:p>
      <text:p text:style-name="P4">
类别: News</text:p>
      <!--METADATA-->
      <text:p text:style-name="P4">
<draw:frame draw:style-name="fr1" draw:name="Image16" text:anchor-type="as-char" svg:width="6.9236in" svg:height="3.750283in" draw:z-index="0">
<draw:image xlink:href="../Images/AРМІЯINFORM/2023-05-24T27-00-00-04-00/48560ca5a6b4cf41-2.jpg" xlink:type="simple" xlink:show="embed" xlink:actuate="onLoad" draw:mime-type="image/jpeg"/>
</draw:frame>
说明性照片</text:p>
      <text:p text:style-name="P4">
荷兰分配了2.6亿欧元，用于为乌克兰军队购买弹药。</text:p>
      <text:p text:style-name="P4">
荷兰Kais Ollongren国防部长<text:a xlink:type="simple" xlink:href="https://www.defensie.nl/actueel/nieuws/2023/05/23/eu-raad-defensieministers-munitie-voor-oekraine-opschaling-productie-en-nieuwe-defensieprojecten" text:style-name="Internet_20_link" text:visited-style-name="Visited_20_Internet_20_Link">
报道</text:a>
在持续在布鲁塞尔的欧盟国防部长的会议上。</text:p>
      <text:p text:style-name="P4">
“大约是155毫米弹药。 声明说：“在三月，已经决定为此目的团结主。”</text:p>
      <text:p text:style-name="P4">
在Kais Ollongren会议期间，她还谈到了对乌克兰的军事支持，扩大生产设施以及推出新的防御项目。</text:p>
      <text:p text:style-name="P4">
声明说：“在欧盟任务中，许多乌克兰士兵接受了训练。5月底，他们的人数将接近15,200人，荷兰国防部与其中一些人相对应。”</text:p>
      <text:p text:style-name="P4">
如前所述，决定新计划向乌克兰的炮弹供应的新计划，包括155毫米欧盟国家的地标储备的炮弹，[(https://armyinform.com.ua/2023/03/16/najbilshe-sankczij-proty-rf-nakladeno-ssha-shvejczariyeyu-ta-kanadoyu/)高欧盟代表Josempborrel。</text:p>
      <text:p text:style-name="P4">
News Source: <text:a xlink:type="simple" xlink:href="https://armyinform.com.ua/2023/05/24/niderlandy-vydilyayut-260-mln-yevro-na-zakupivlyu-boyeprypasiv-dlya-ukrayiny/" text:style-name="Internet_20_link" text:visited-style-name="Visited_20_Internet_20_Link">
https://armyinform.com.ua/2023/05/24/niderlandy-vydilyayut-260-mln-yevro-na-zakupivlyu-boyeprypasiv-dlya-ukrayiny/</text:a>
</text:p>
      <!--NEWS-->
      <text:h text:style-name="P10" text:outline-level="1">
<text:span text:style-name="T4">
减去400入侵者，21个Artsystem和7次无人机：乌克兰俄罗斯联邦的每日损失</text:span>
</text:h>
      <text:p text:style-name="P4">
作者: ['АРМІЯINFORM']</text:p>
      <text:p text:style-name="P4">
时间: 2023-05-24T28:00:00-04:00</text:p>
      <text:p text:style-name="P4">
描述: Zagalni Boyov，在02.24.22至05.24.23找到敌人，Orintovo成为：...与乌克兰2022年战争，与乌克兰的最新新闻，今天与乌克兰的新闻战争，今天与乌克兰2022年上次与乌克兰进行战争，乌克兰和俄罗斯之间的战争将会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vtraty_05-24-2023-scaled.jpg" text:style-name="Internet_20_link" text:visited-style-name="Visited_20_Internet_20_Link">
vtraty_05-24-2023-scaled.jpg</text:a>
']</text:p>
      <text:p text:style-name="P4">
标签: ['STOPRUSSIA', 'АГРЕСІЯ РФ', 'ВТОРГНЕННЯ РФ', 'ВТРАТИ ВОРОГА', 'ГЕНЕРАЛЬНИЙ ШТАБ ЗС УКРАЇНИ']</text:p>
      <text:p text:style-name="P4">
类别: News</text:p>
      <!--METADATA-->
      <text:p text:style-name="P4">
<draw:frame draw:style-name="fr1" draw:name="Image17" text:anchor-type="as-char" svg:width="6.9236in" svg:height="6.975527in" draw:z-index="0">
<draw:image xlink:href="../Images/AРМІЯINFORM/2023-05-24T28-00-00-04-00/vtraty_05-24-2023-scaled.jpg" xlink:type="simple" xlink:show="embed" xlink:actuate="onLoad" draw:mime-type="image/jpeg"/>
</draw:frame>
敌人从24.02.22到24.05.23的总战斗损失将是指向的：</text:p>
      <text:p text:style-name="P4">
<text:span text:style-name="T4">
<text:span text:style-name="T5">
人员 -  </text:span>
* 204760(+400)淘汰的人</text:span>
<text:span text:style-name="T5">
坦克 -  </text:span>
<text:span text:style-name="T5">
 3792(+3)</text:span>
<text:span text:style-name="T4">
战斗装甲车 -  </text:span>
 7424(+5)<text:span text:style-name="T4">
<text:span text:style-name="T5">
炮兵系统 -  </text:span>
<text:span text:style-name="T5">
 3339(+21)</text:span>
 </text:span>
 rszv- <text:span text:style-name="T4">
 570(+5)</text:span>
<text:span text:style-name="T5">
防空 -  </text:span>
<text:span text:style-name="T5">
 327(0)</text:span>
<text:span text:style-name="T4">
飞机 -  </text:span>
 309(0)<text:span text:style-name="T4">
<text:span text:style-name="T5">
直升机 -  </text:span>
* 296(+1)</text:span>
<text:span text:style-name="T5">
无人机手术战术水平 -  </text:span>
<text:span text:style-name="T5">
 2871(+7)</text:span>
<text:span text:style-name="T4">
有翼的导弹 -  </text:span>
 1015(0)<text:span text:style-name="T4">
<text:span text:style-name="T5">
船 /船 -  </text:span>
* 18(0)</text:span>
<text:span text:style-name="T5">
汽车设备和坦克 -  </text:span>
<text:span text:style-name="T5">
 6146(+7)</text:span>
<text:span text:style-name="T4">
特殊设备 -  </text:span>
 440(+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4.05.23。</text:p>
      <text:p text:style-name="P4">
News Source: <text:a xlink:type="simple" xlink:href="https://armyinform.com.ua/2023/05/24/minus-400-okupantiv-21-artsystema-ta-7-bezpilotnykiv-dobovi-vtraty-rf-v-ukrayini/" text:style-name="Internet_20_link" text:visited-style-name="Visited_20_Internet_20_Link">
https://armyinform.com.ua/2023/05/24/minus-400-okupantiv-21-artsystema-ta-7-bezpilotnykiv-dobovi-vtraty-rf-v-ukrayini/</text:a>
</text:p>
      <!--NEWS-->
      <text:h text:style-name="P10" text:outline-level="1">
<text:span text:style-name="T4">
德国将乌克兰的新军事援助计划交给了乌克兰</text:span>
</text:h>
      <text:p text:style-name="P4">
作者: ['АРМІЯINFORM']</text:p>
      <text:p text:style-name="P4">
时间: 2023-05-24T29:00:00-04:00</text:p>
      <text:p text:style-name="P4">
描述: 尼米奇纳（Nimechina）移交给了乌克兰一包的维斯科沃·达多莫格（Viiskovo Dudomoge）的Zbroynim部队，交给了JA ...与乌克兰2022年的战争，与乌克兰的最新新闻，《与乌克兰2022年的新闻战争》，今天的战争，乌克兰和乌克兰之间的战争将会发生，乌克兰和乌克兰之间的战争将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1805975928_0_160_3072_1888_1920x0_80_0_0_90205d82713ab2b98da2c9e1f33426a3-1536x864-1.jpg" text:style-name="Internet_20_link" text:visited-style-name="Visited_20_Internet_20_Link">
1805975928_0_160_3072_1888_1920x0_80_0_0_90205d82713ab2b98da2c9e1f33426a3-1536x864-1.jpg</text:a>
']</text:p>
      <text:p text:style-name="P4">
标签: ['ВІЙСЬКОВА ДОПОМОГА', 'ДОПОМОГА ПАРТНЕРІВ', 'НІМЕЧЧИНА', 'СВІТ ПІДТРИМУЄ УКРАЇНУ']</text:p>
      <text:p text:style-name="P4">
类别: News</text:p>
      <!--METADATA-->
      <text:p text:style-name="P4">
<draw:frame draw:style-name="fr1" draw:name="Image18" text:anchor-type="as-char" svg:width="6.9236in" svg:height="3.894525in" draw:z-index="0">
<draw:image xlink:href="../Images/AРМІЯINFORM/2023-05-24T29-00-00-04-00/1805975928_0_160_3072_1888_1920x0_80_0_0_90205d82713ab2b98da2c9e1f33426a3-1536x864-1.jpg" xlink:type="simple" xlink:show="embed" xlink:actuate="onLoad" draw:mime-type="image/jpeg"/>
</draw:frame>
德国移交了另一个军事援助计划，其中包括汽车设备，无人机等。</text:p>
      <text:p text:style-name="P4">
关于它<text:a xlink:type="simple" xlink:href="https://www.bundesregierung.de/breg-en/news/military-support-ukraine-2054992" text:style-name="Internet_20_link" text:visited-style-name="Visited_20_Internet_20_Link">
报告</text:a>
德国政府。</text:p>
      <text:p text:style-name="P4">
对乌克兰的军事援助由德国政府资金资助。 到包装：</text:p>
      <ul>
        <li>
TRML-4D空气检查雷达系统； <text:span text:style-name="T5">
轻松的装甲桥； </text:span>
矢量侦察无人机； <text:span text:style-name="T5">
抗议系统； </text:span>
边境汽车； * 8x6重量； *带有半拖车的拖拉机； * Zetros卡车； * 和更多。</li>
      </ul>
      <text:p text:style-name="P4">
2023年4月，德国<text:a xlink:type="simple" xlink:href="https://armyinform.com.ua/2023/04/19/nimechchyna-nadala-ukrayini-chergovyj-paket-vijskovoyi-dopomogy-do-yakogo-vhodyt-zrk-patriot/" text:style-name="Internet_20_link" text:visited-style-name="Visited_20_Internet_20_Link">
提供</text:a>
乌克兰是一个军事援助计划，最初包括在爱国者，到年底，计划<text:a xlink:type="simple" xlink:href="https://armyinform.com.ua/2023/05/23/nimechchyna-do-kinczya-roku-planuye-pidgotuvaty-do-9-tysyach-ukrayinskyh-vijskovyh/" text:style-name="Internet_20_link" text:visited-style-name="Visited_20_Internet_20_Link">
准备</text:a>
多达9,000名乌克兰军队。</text:p>
      <text:p text:style-name="P4">
News Source: <text:a xlink:type="simple" xlink:href="https://armyinform.com.ua/2023/05/24/nimechchyna-peredala-ukrayini-novyj-paket-vijskovoyi-dopomogy/" text:style-name="Internet_20_link" text:visited-style-name="Visited_20_Internet_20_Link">
https://armyinform.com.ua/2023/05/24/nimechchyna-peredala-ukrayini-novyj-paket-vijskovoyi-dopomogy/</text:a>
</text:p>
      <!--NEWS-->
      <text:h text:style-name="P10" text:outline-level="1">
<text:span text:style-name="T4">
我们父母的一代世界是继承</text:span>
</text:h>
      <text:p text:style-name="P4">
作者: ['АРМІЯINFORM']</text:p>
      <text:p text:style-name="P4">
时间: 2023-05-24T57:00:00-04:00</text:p>
      <text:p text:style-name="P4">
描述: 乌克兰的总裁，乌克兰联邦政府的侵略性的Sho Ninishnya侵略...与乌克兰2022年的战争，与乌克兰的最新新闻，今天与乌克兰2022年的新闻战争，今天与乌克兰的新闻战争，乌克兰和俄罗斯之间的战争会发生与乌克兰与乌克兰的战争将是不可行</text:p>
      <text:p text:style-name="P4">
图片: ['<text:a xlink:type="simple" xlink:href="https://armyinform.com.ua/wp-content/uploads/2023/05/photo_5435963596732485164_y.jpg" text:style-name="Internet_20_link" text:visited-style-name="Visited_20_Internet_20_Link">
photo_5435963596732485164_y.jpg</text:a>
', '<text:a xlink:type="simple" xlink:href="https://armyinform.com.ua/wp-content/uploads/2023/05/photo_5435963596732485170_y-1-150x150.jpg" text:style-name="Internet_20_link" text:visited-style-name="Visited_20_Internet_20_Link">
photo_5435963596732485170_y-1-150x150.jpg</text:a>
', '<text:a xlink:type="simple" xlink:href="https://armyinform.com.ua/wp-content/uploads/2023/05/photo_5435963596732485172_y-1-150x150.jpg" text:style-name="Internet_20_link" text:visited-style-name="Visited_20_Internet_20_Link">
photo_5435963596732485172_y-1-150x150.jpg</text:a>
', '<text:a xlink:type="simple" xlink:href="https://armyinform.com.ua/wp-content/uploads/2023/05/photo_5435963596732485163_y-1-150x150.jpg" text:style-name="Internet_20_link" text:visited-style-name="Visited_20_Internet_20_Link">
photo_5435963596732485163_y-1-150x150.jpg</text:a>
', '<text:a xlink:type="simple" xlink:href="https://armyinform.com.ua/wp-content/uploads/2023/05/photo_5435963596732485171_y-1-150x150.jpg" text:style-name="Internet_20_link" text:visited-style-name="Visited_20_Internet_20_Link">
photo_5435963596732485171_y-1-150x150.jpg</text:a>
', '<text:a xlink:type="simple" xlink:href="https://armyinform.com.ua/wp-content/uploads/2023/05/photo_5435963596732485167_y-1-150x150.jpg" text:style-name="Internet_20_link" text:visited-style-name="Visited_20_Internet_20_Link">
photo_5435963596732485167_y-1-150x150.jpg</text:a>
', '<text:a xlink:type="simple" xlink:href="https://armyinform.com.ua/wp-content/uploads/2023/05/photo_5435963596732485166_y-1-150x150.jpg" text:style-name="Internet_20_link" text:visited-style-name="Visited_20_Internet_20_Link">
photo_5435963596732485166_y-1-150x150.jpg</text:a>
', '<text:a xlink:type="simple" xlink:href="https://armyinform.com.ua/wp-content/uploads/2023/05/photo_5435963596732485168_y-1-150x150.jpg" text:style-name="Internet_20_link" text:visited-style-name="Visited_20_Internet_20_Link">
photo_5435963596732485168_y-1-150x150.jpg</text:a>
', '<text:a xlink:type="simple" xlink:href="https://armyinform.com.ua/wp-content/uploads/2023/05/photo_5435963596732485165_y-1-150x150.jpg" text:style-name="Internet_20_link" text:visited-style-name="Visited_20_Internet_20_Link">
photo_5435963596732485165_y-1-150x150.jpg</text:a>
', '<text:a xlink:type="simple" xlink:href="https://armyinform.com.ua/wp-content/uploads/2023/05/photo_5435963596732485169_y-1-150x150.jpg" text:style-name="Internet_20_link" text:visited-style-name="Visited_20_Internet_20_Link">
photo_5435963596732485169_y-1-150x150.jpg</text:a>
']</text:p>
      <text:p text:style-name="P4">
标签: ['ВОЛОДИМИР ЗЕЛЕНСЬКИЙ', 'ПРЕЗИДЕНТ УКРАЇНИ']</text:p>
      <text:p text:style-name="P4">
类别: News</text:p>
      <!--METADATA-->
      <text:p text:style-name="P4">
<draw:frame draw:style-name="fr1" draw:name="Image19" text:anchor-type="as-char" svg:width="6.9236in" svg:height="4.615733in" draw:z-index="0">
<draw:image xlink:href="../Images/AРМІЯINFORM/2023-05-24T57-00-00-04-00/photo_5435963596732485164_y.jpg" xlink:type="simple" xlink:show="embed" xlink:actuate="onLoad" draw:mime-type="image/jpeg"/>
</draw:frame>
乌克兰总统坚信，俄罗斯联邦反乌克兰的当前侵略将是欧洲的最后一位。</text:p>
      <text:p text:style-name="P4">
乌克兰Volodymyr Zelenskyy的总裁<text:a xlink:type="simple" xlink:href="https://t.me/V_Zelenskiy_official/6353" text:style-name="Internet_20_link" text:visited-style-name="Visited_20_Internet_20_Link">
写</text:a>
在电报中。</text:p>
      <text:p text:style-name="P4">
“我们父母的世界是一个和平，那些在欧洲侵略强烈的人继承了他们。 我们这一代人与您的世界是世界，我们现在正在与Vevropi的最后侵略作战中，”国家负责人写道。</text:p>
      <text:p text:style-name="P4">
<text:a xlink:type="simple" xlink:href="https://armyinform.com.ua/wp-content/uploads/2023/05/photo_5435963596732485170_y-1.jpg" text:style-name="Internet_20_link" text:visited-style-name="Visited_20_Internet_20_Link">
!(Images/AРМІЯINFORM/2023-05-24T57-00-00-04-00/photo_5435963596732485170_y-1-150x150.jpg)</text:a>
</text:p>
      <text:p text:style-name="P4">
<text:a xlink:type="simple" xlink:href="https://armyinform.com.ua/wp-content/uploads/2023/05/photo_5435963596732485172_y-1.jpg" text:style-name="Internet_20_link" text:visited-style-name="Visited_20_Internet_20_Link">
<draw:frame draw:style-name="fr1" draw:name="Image20" text:anchor-type="as-char" svg:width="6.9236in" svg:height="6.9236in" draw:z-index="0">
<draw:image xlink:href="../Images/AРМІЯINFORM/2023-05-24T57-00-00-04-00/photo_5435963596732485172_y-1-150x150.jpg" xlink:type="simple" xlink:show="embed" xlink:actuate="onLoad" draw:mime-type="image/jpeg"/>
</draw:frame>
</text:a>
说明性照片</text:p>
      <text:p text:style-name="P4">
<text:a xlink:type="simple" xlink:href="https://armyinform.com.ua/wp-content/uploads/2023/05/photo_5435963596732485163_y-1.jpg" text:style-name="Internet_20_link" text:visited-style-name="Visited_20_Internet_20_Link">
!(Images/AРМІЯINFORM/2023-05-24T57-00-00-04-00/photo_5435963596732485163_y-1-150x150.jpg)</text:a>
</text:p>
      <text:p text:style-name="P4">
<text:a xlink:type="simple" xlink:href="https://armyinform.com.ua/wp-content/uploads/2023/05/photo_5435963596732485171_y-1.jpg" text:style-name="Internet_20_link" text:visited-style-name="Visited_20_Internet_20_Link">
<draw:frame draw:style-name="fr1" draw:name="Image21" text:anchor-type="as-char" svg:width="6.9236in" svg:height="6.9236in" draw:z-index="0">
<draw:image xlink:href="../Images/AРМІЯINFORM/2023-05-24T57-00-00-04-00/photo_5435963596732485171_y-1-150x150.jpg" xlink:type="simple" xlink:show="embed" xlink:actuate="onLoad" draw:mime-type="image/jpeg"/>
</draw:frame>
</text:a>
</text:p>
      <text:p text:style-name="P4">
<text:a xlink:type="simple" xlink:href="https://armyinform.com.ua/wp-content/uploads/2023/05/photo_5435963596732485167_y-1.jpg" text:style-name="Internet_20_link" text:visited-style-name="Visited_20_Internet_20_Link">
<draw:frame draw:style-name="fr1" draw:name="Image22" text:anchor-type="as-char" svg:width="6.9236in" svg:height="6.9236in" draw:z-index="0">
<draw:image xlink:href="../Images/AРМІЯINFORM/2023-05-24T57-00-00-04-00/photo_5435963596732485167_y-1-150x150.jpg" xlink:type="simple" xlink:show="embed" xlink:actuate="onLoad" draw:mime-type="image/jpeg"/>
</draw:frame>
</text:a>
</text:p>
      <text:p text:style-name="P4">
<text:a xlink:type="simple" xlink:href="https://armyinform.com.ua/wp-content/uploads/2023/05/photo_5435963596732485166_y-1.jpg" text:style-name="Internet_20_link" text:visited-style-name="Visited_20_Internet_20_Link">
<draw:frame draw:style-name="fr1" draw:name="Image23" text:anchor-type="as-char" svg:width="6.9236in" svg:height="6.9236in" draw:z-index="0">
<draw:image xlink:href="../Images/AРМІЯINFORM/2023-05-24T57-00-00-04-00/photo_5435963596732485166_y-1-150x150.jpg" xlink:type="simple" xlink:show="embed" xlink:actuate="onLoad" draw:mime-type="image/jpeg"/>
</draw:frame>
</text:a>
</text:p>
      <text:p text:style-name="P4">
<text:a xlink:type="simple" xlink:href="https://armyinform.com.ua/wp-content/uploads/2023/05/photo_5435963596732485168_y-1.jpg" text:style-name="Internet_20_link" text:visited-style-name="Visited_20_Internet_20_Link">
<draw:frame draw:style-name="fr1" draw:name="Image24" text:anchor-type="as-char" svg:width="6.9236in" svg:height="6.9236in" draw:z-index="0">
<draw:image xlink:href="../Images/AРМІЯINFORM/2023-05-24T57-00-00-04-00/photo_5435963596732485168_y-1-150x150.jpg" xlink:type="simple" xlink:show="embed" xlink:actuate="onLoad" draw:mime-type="image/jpeg"/>
</draw:frame>
</text:a>
</text:p>
      <text:p text:style-name="P4">
<text:a xlink:type="simple" xlink:href="https://armyinform.com.ua/wp-content/uploads/2023/05/photo_5435963596732485165_y-1.jpg" text:style-name="Internet_20_link" text:visited-style-name="Visited_20_Internet_20_Link">
<draw:frame draw:style-name="fr1" draw:name="Image25" text:anchor-type="as-char" svg:width="6.9236in" svg:height="6.9236in" draw:z-index="0">
<draw:image xlink:href="../Images/AРМІЯINFORM/2023-05-24T57-00-00-04-00/photo_5435963596732485165_y-1-150x150.jpg" xlink:type="simple" xlink:show="embed" xlink:actuate="onLoad" draw:mime-type="image/jpeg"/>
</draw:frame>
</text:a>
</text:p>
      <text:p text:style-name="P4">
<text:a xlink:type="simple" xlink:href="https://armyinform.com.ua/wp-content/uploads/2023/05/photo_5435963596732485169_y-1.jpg" text:style-name="Internet_20_link" text:visited-style-name="Visited_20_Internet_20_Link">
<draw:frame draw:style-name="fr1" draw:name="Image26" text:anchor-type="as-char" svg:width="6.9236in" svg:height="6.9236in" draw:z-index="0">
<draw:image xlink:href="../Images/AРМІЯINFORM/2023-05-24T57-00-00-04-00/photo_5435963596732485169_y-1-150x150.jpg" xlink:type="simple" xlink:show="embed" xlink:actuate="onLoad" draw:mime-type="image/jpeg"/>
</draw:frame>
</text:a>
</text:p>
      <text:p text:style-name="P4">
News Source: <text:a xlink:type="simple" xlink:href="https://armyinform.com.ua/2023/05/24/myr-pokolinnya-nashyh-batkiv-cze-myr-yakyj-yim-zalyshyly-v-spadok-ti-hto-peremig-peredostannyu-velyku-agresiyu-v-yevropi-volodymyr-zelenskyj/" text:style-name="Internet_20_link" text:visited-style-name="Visited_20_Internet_20_Link">
https://armyinform.com.ua/2023/05/24/myr-pokolinnya-nashyh-batkiv-cze-myr-yakyj-yim-zalyshyly-v-spadok-ti-hto-peremig-peredostannyu-velyku-agresiyu-v-yevropi-volodymyr-zelenskyj/</text:a>
</text:p>
      <!--NEWS-->
      <text:h text:style-name="P10" text:outline-level="1">
<text:span text:style-name="T4">
5月25日，将有乌克兰国民国民国民大学代表的简报</text:span>
</text:h>
      <text:p text:style-name="P4">
作者: ['АРМІЯINFORM']</text:p>
      <text:p text:style-name="P4">
时间: 2023-05-24T61:00:00-04:00</text:p>
      <text:p text:style-name="P4">
描述: 25在军事媒体中心内部的国内野外披肩上的附加力...与乌克兰2022年的战争，与乌克兰的最新新闻战争，今天与乌克兰2022年的新闻战争，乌克兰和俄罗斯之间的战争将发生战争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3/military-media-center.jpg" text:style-name="Internet_20_link" text:visited-style-name="Visited_20_Internet_20_Link">
military-media-center.jpg</text:a>
']</text:p>
      <text:p text:style-name="P4">
标签: ['БРИФІНГ']</text:p>
      <text:p text:style-name="P4">
类别: News</text:p>
      <!--METADATA-->
      <text:p text:style-name="P4">
<draw:frame draw:style-name="fr1" draw:name="Image27" text:anchor-type="as-char" svg:width="6.9236in" svg:height="3.894525in" draw:z-index="0">
<draw:image xlink:href="../Images/AРМІЯINFORM/2023-05-24T61-00-00-04-00/military-media-center.jpg" xlink:type="simple" xlink:show="embed" xlink:actuate="onLoad" draw:mime-type="image/jpeg"/>
</draw:frame>
5月25日，10:00，乌克兰国防大学的代表关于该主题：<text:span text:style-name="T4">
 IV国际科学与实践会议</text:span>
在军事媒体中心举行。</text:p>
      <text:p text:style-name="P4">
简报完成后，乌克兰国民警卫队总局副局长<text:span text:style-name="T4">
 Mishalovich上校</text:span>
告诉国民警卫队参与撤离武装侵略乌克兰的武装侵略。</text:p>
      <text:p text:style-name="P4">
需要媒体代表的认证，并将继续<text:span text:style-name="T4">
，直到5月24日。</text:span>
</text:p>
      <text:p text:style-name="P4">
认证申请发送到E -MAIL地址：<text:a xlink:type="simple" xlink:href="https://armyinform.com.ua/cdn-cgi/l/email-protection#0d7d7e606269784d7d627e7923606461236a627b23786c" text:style-name="Internet_20_link" text:visited-style-name="Visited_20_Internet_20_Link">
[EmailProtected]</text:a>
指示记者的杂志，名字和爱好者，出版物的名称，武装部队预先克服的数量，请联系电话。</text:p>
      <text:p text:style-name="P4">
News Source: <text:a xlink:type="simple" xlink:href="https://armyinform.com.ua/2023/05/24/25-travnya-vidbudetsya-bryfing-predstavnyka-naczionalnogo-universytetu-oborony-ukrayiny/" text:style-name="Internet_20_link" text:visited-style-name="Visited_20_Internet_20_Link">
https://armyinform.com.ua/2023/05/24/25-travnya-vidbudetsya-bryfing-predstavnyka-naczionalnogo-universytetu-oborony-ukrayiny/</text:a>
</text:p>
      <!--NEWS-->
      <text:h text:style-name="P10" text:outline-level="1">
<text:span text:style-name="T4">
每天的导弹部队和国防军大炮袭击了14个不同的敌人目标</text:span>
</text:h>
      <text:p text:style-name="P4">
作者: ['АРМІЯINFORM']</text:p>
      <text:p text:style-name="P4">
时间: 2023-05-24T82:00:00-04:00</text:p>
      <text:p text:style-name="P4">
描述: DOB的AVISAATSIA国防军在特殊仓库的Zserdzhennya地区进行了7杆...与乌克兰2022年的战争，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7/95.jpeg" text:style-name="Internet_20_link" text:visited-style-name="Visited_20_Internet_20_Link">
95.jpeg</text:a>
']</text:p>
      <text:p text:style-name="P4">
标签: ['STOPRUSSIA', 'АГРЕСІЯ РФ', 'ВІЙНА', 'ВТОРГНЕННЯ РФ', 'ГШ ЗСУ', 'ХРОНІКА ОБОРОНИ']</text:p>
      <text:p text:style-name="P4">
类别: News</text:p>
      <!--METADATA-->
      <text:p text:style-name="P4">
<draw:frame draw:style-name="fr1" draw:name="Image28" text:anchor-type="as-char" svg:width="6.9236in" svg:height="4.588039in" draw:z-index="0">
<draw:image xlink:href="../Images/AРМІЯINFORM/2023-05-24T82-00-00-04-00/95.jpeg" xlink:type="simple" xlink:show="embed" xlink:actuate="onLoad" draw:mime-type="image/jpeg"/>
</draw:frame>
说明性照片</text:p>
      <text:p text:style-name="P4">
国防军每天的航空在敌人的人员和军事装备集中的领域中击中了7次。</text:p>
      <text:p text:style-name="P4">
关于它<text:a xlink:type="simple" xlink:href="https://www.facebook.com/GeneralStaff.ua/posts/pfbid02K9HWQPvkHzXDWY4nfcB9cnvwCttq38k1LatPmjkMjieyMTWy7XAQHRxmwzSYYqejl" text:style-name="Internet_20_link" text:visited-style-name="Visited_20_Internet_20_Link">
报告</text:a>
晚上武装部队的HSA。</text:p>
      <text:p text:style-name="P4">
“在这一天，我们的后卫摧毁了Orlan-10侦察无人机的2个敌对碎片和1个无人机。 消息持续了2个活力集中，4个弹药仓库，一个无线电斗争站，4个炮击位置的4个炮兵部队，持续了2个敌人的重要目标。”</text:p>
      <text:p text:style-name="P4">
News Source: <text:a xlink:type="simple" xlink:href="https://armyinform.com.ua/2023/05/24/pidrozdily-raketnyh-vijsk-i-artyleriyi-syl-oborony-za-dobu-urazyly-14-riznomanitnyh-vorozhyh-czilej/" text:style-name="Internet_20_link" text:visited-style-name="Visited_20_Internet_20_Link">
https://armyinform.com.ua/2023/05/24/pidrozdily-raketnyh-vijsk-i-artyleriyi-syl-oborony-za-dobu-urazyly-14-riznomanitnyh-vorozhyh-czilej/</text:a>
</text:p>
      <!--NEWS-->
      <text:h text:style-name="P10" text:outline-level="1">
<text:span text:style-name="T4">
Oleksandr Pavlyuk检查了监视矿山安全状况的协调中心的工作</text:span>
</text:h>
      <text:p text:style-name="P4">
作者: ['АРМІЯINFORM']</text:p>
      <text:p text:style-name="P4">
时间: 2023-05-24T85:00:00-04:00</text:p>
      <text:p text:style-name="P4">
描述: Pershest代祷米尼斯坦对乌克兰的防御，中尉Oleksandr Pavlyuk Pavlyuk Pavlyav ...与乌克兰2022年的战争，与乌克兰的最新消息，今天与乌克兰的新闻，今天与乌克兰2022年的新闻，今天与乌克兰和俄罗斯之间的战争，以及乌克兰和俄罗斯之间的战争，何时与乌克兰战争他们说，乌克兰在2022年是否会有一年的时间，在不久的将来是否会与乌克兰进行战争</text:p>
      <text:p text:style-name="P4">
图片: ['<text:a xlink:type="simple" xlink:href="https://armyinform.com.ua/wp-content/uploads/2023/05/e5caf39b5a66bec5643380656fe12455ffc1f555.jpg" text:style-name="Internet_20_link" text:visited-style-name="Visited_20_Internet_20_Link">
e5caf39b5a66bec5643380656fe12455ffc1f555.jpg</text:a>
']</text:p>
      <text:p text:style-name="P4">
标签: ['STOPRUSSIA', 'АГРЕСІЯ РФ', 'ВТОРГНЕННЯ РФ', 'ОЛЕКСАНДР ПАВЛЮК']</text:p>
      <text:p text:style-name="P4">
类别: News</text:p>
      <!--METADATA-->
      <text:p text:style-name="P4">
<draw:frame draw:style-name="fr1" draw:name="Image29" text:anchor-type="as-char" svg:width="6.9236in" svg:height="3.897527in" draw:z-index="0">
<draw:image xlink:href="../Images/AРМІЯINFORM/2023-05-24T85-00-00-04-00/e5caf39b5a66bec5643380656fe12455ffc1f555.jpg" xlink:type="simple" xlink:show="embed" xlink:actuate="onLoad" draw:mime-type="image/jpeg"/>
</draw:frame>
乌克兰中尉国防部的第一任副部长Oleksandr Pavlyuk发表了对Minnexhade在乌克兰领土上的地位监测协调中心的工作。 亚历山大·帕夫林(Alexander Pavlyuk)<text:a xlink:type="simple" xlink:href="https://t.me/Pavliuk_KSV/4306" text:style-name="Internet_20_link" text:visited-style-name="Visited_20_Internet_20_Link">
写</text:a>
在他的电报频道中。</text:p>
      <ul>
        <li>
          <text:p text:style-name="P4">
乌克兰国防部在水库上主持民族机构，因为为了做出管理决定，需要在我的活动的所有领域中进行完整而真实的信息，即中尉。</text:p>
        </li>
        <li>
          <text:p text:style-name="P4">
检查中心的设备如何继续。 他与同事进行了交谈，做出了决定。 这项工作正在进行中，以实现结果的具体步骤。 特别是，为了实施某些目标，我们尝试最大化收集必要数据的过程。 为此，在国际人道主义需求中心的支持下，使用了IMSMA核心信息管理，这可以大大简化和加速所获得的数据，这是乌克兰第一任国防部副部长强调的。</text:p>
        </li>
      </ul>
      <text:p text:style-name="P4">
News Source: <text:a xlink:type="simple" xlink:href="https://armyinform.com.ua/2023/05/24/oleksandr-pavlyuk-pereviryv-robotu-koordynaczijnogo-czentru-monitoryngu-stanu-minnoyi-bezpeky/" text:style-name="Internet_20_link" text:visited-style-name="Visited_20_Internet_20_Link">
https://armyinform.com.ua/2023/05/24/oleksandr-pavlyuk-pereviryv-robotu-koordynaczijnogo-czentru-monitoryngu-stanu-minnoyi-bezpeky/</text:a>
</text:p>
      <!--NEWS-->
      <text:h text:style-name="P10" text:outline-level="1">
<text:span text:style-name="T4">
在行动中，军团“俄罗斯自由”和RDCS从普京政权释放了比尔戈罗德地区50平方公里</text:span>
</text:h>
      <text:p text:style-name="P4">
作者: ['АРМІЯINFORM']</text:p>
      <text:p text:style-name="P4">
时间: 2023-05-24T87:00:00-04:00</text:p>
      <text:p text:style-name="P4">
描述: 重要的是，关于Borotbu lege的Shchobi在“ Rosis的自由”中，RDK是最大的……与乌克兰2022年的战争，与乌克兰的最新新闻，今天与乌克兰的新闻战争，今天是乌克兰的新闻战争，乌克兰和乌克兰之间的战争会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2f16027-a114eb7-clipboard01.jpg" text:style-name="Internet_20_link" text:visited-style-name="Visited_20_Internet_20_Link">
2f16027-a114eb7-clipboard01.jpg</text:a>
']</text:p>
      <text:p text:style-name="P4">
标签: ['STOPRUSSIA', 'АГРЕСІЯ РФ', 'ВТОРГНЕННЯ РФ', 'ЛЕГІОН «СВОБОДА РОСІЇ»']</text:p>
      <text:p text:style-name="P4">
类别: News</text:p>
      <!--METADATA-->
      <text:p text:style-name="P4">
<draw:frame draw:style-name="fr1" draw:name="Image30" text:anchor-type="as-char" svg:width="6.9236in" svg:height="3.883237in" draw:z-index="0">
<draw:image xlink:href="../Images/AРМІЯINFORM/2023-05-24T87-00-00-04-00/2f16027-a114eb7-clipboard01.jpg" xlink:type="simple" xlink:show="embed" xlink:actuate="onLoad" draw:mime-type="image/jpeg"/>
</draw:frame>
说明性照片</text:p>
      <text:p text:style-name="P4">
非常重要的是，俄罗斯和RDC的自由已经学会了有意识的俄罗斯人的数量。</text:p>
      <text:p text:style-name="P4">
关于<text:a xlink:type="simple" xlink:href="https://armyinform.com.ua/2023/05/24/legion-svoboda-rossyy-ta-rosijskyj-dobrovolchyj-korpus-rozpovily-pro-svoyi-bojovi-diyi-na-byelgorodshhyni/" text:style-name="Internet_20_link" text:visited-style-name="Visited_20_Internet_20_Link">
独家</text:a>
俄罗斯志愿军团丹尼斯(Denis)在伪白色雷克斯(Pseudo White Rex)以及俄罗斯自由的副指挥官在伪“凯撒(Caesar)”上告诉了陆军的采访，俄罗斯白人雷克斯(Pseudo White Rex)以及俄罗斯自由的副指挥官。克里姆林宫政权的抵抗。</text:p>
      <ul>
        <li>
我们已经释放了距普京政权超过50平方公里的区域。以俄罗斯技术形式的奖杯的视频和照片足以满足我们的频道。 俄罗斯国家建立克里姆林宫政权的代表说，我们成就的报告并非来自世界信息资源的页面。</li>
      </ul>
      <text:p text:style-name="P4">
News Source: <text:a xlink:type="simple" xlink:href="https://armyinform.com.ua/2023/05/24/pid-chas-operacziyi-legion-svoboda-rossyy-ta-rdk-zvilnyly-vid-putinskogo-rezhymu-ponad-50-kvadratnyh-kilometriv-byelgorodshhyny/" text:style-name="Internet_20_link" text:visited-style-name="Visited_20_Internet_20_Link">
https://armyinform.com.ua/2023/05/24/pid-chas-operacziyi-legion-svoboda-rossyy-ta-rdk-zvilnyly-vid-putinskogo-rezhymu-ponad-50-kvadratnyh-kilometriv-byelgorodshhyny/</text:a>
</text:p>
      <!--NEWS-->
      <text:h text:style-name="P10" text:outline-level="1">
<text:span text:style-name="T4">
今天，安娜·马利亚（Anna Malyar）在欧洲最大的安全会议上演出</text:span>
</text:h>
      <text:p text:style-name="P4">
作者: ['АРМІЯINFORM']</text:p>
      <text:p text:style-name="P4">
时间: 2023-05-24T88:00:00-04:00</text:p>
      <text:p text:style-name="P4">
描述: 关于TS，乌克兰国防部的代祷者，加纳·马勒尔（Ganna Malel）用电报通道写道。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751e9ac8-c7f3-49fe-98dd-1e1318c4fe74.jpg" text:style-name="Internet_20_link" text:visited-style-name="Visited_20_Internet_20_Link">
751e9ac8-c7f3-49fe-98dd-1e1318c4fe74.jpg</text:a>
']</text:p>
      <text:p text:style-name="P4">
标签: ['STOPRUSSIA', 'АГРЕСІЯ РФ', 'ВІЙНА', 'ВТОРГНЕННЯ РФ', 'ГАННА МАЛЯР']</text:p>
      <text:p text:style-name="P4">
类别: News</text:p>
      <!--METADATA-->
      <text:p text:style-name="P4">
<draw:frame draw:style-name="fr1" draw:name="Image31" text:anchor-type="as-char" svg:width="6.9236in" svg:height="4.61393in" draw:z-index="0">
<draw:image xlink:href="../Images/AРМІЯINFORM/2023-05-24T88-00-00-04-00/751e9ac8-c7f3-49fe-98dd-1e1318c4fe74.jpg" xlink:type="simple" xlink:show="embed" xlink:actuate="onLoad" draw:mime-type="image/jpeg"/>
</draw:frame>
关于乌克兰国防部副部长安娜·马里亚尔<text:a xlink:type="simple" xlink:href="https://t.me/annamaliar/794" text:style-name="Internet_20_link" text:visited-style-name="Visited_20_Internet_20_Link">
写道</text:a>
在电报中。</text:p>
      <text:p text:style-name="P4">
国防24天今年在华沙举行，被认为是中欧和东欧关于国防和安全的最伟大会议。 这是针对国防部门和与公民安全有关的行业的一项指挥活动。</text:p>
      <text:p text:style-name="P4">
国防部副部长向欧洲众多听众讲述了俄罗斯联邦间接行动的前列腺，该行动不仅在乌克兰，而且在欧洲的乌克兰。</text:p>
      <text:p text:style-name="P4">
“当我们的敌人只谈到温特内特的信息工作时，他们就被低估了。 机器人农场是著名的，但此外，俄罗斯媒体在俄罗斯媒体上丰富，为Vevropi的文化和艺术活动提供资金，资助政党，因此长期以来一直在进行信息扩展。 与其他人一样，我们知道这是什么，并导致任何调查人员。”乌克兰国防部副部长说。</text:p>
      <text:p text:style-name="P4">
News Source: <text:a xlink:type="simple" xlink:href="https://armyinform.com.ua/2023/05/24/sogodni-ganna-malyar-vystupyla-na-najbilshij-konferencziyi-z-bezpeky-u-yevropi/" text:style-name="Internet_20_link" text:visited-style-name="Visited_20_Internet_20_Link">
https://armyinform.com.ua/2023/05/24/sogodni-ganna-malyar-vystupyla-na-najbilshij-konferencziyi-z-bezpeky-u-yevropi/</text:a>
</text:p>
      <!--NEWS-->
      <text:h text:style-name="P10" text:outline-level="1">
<text:span text:style-name="T4">
作为博物馆展览，俄罗斯坦克已到达柏林和荷兰</text:span>
</text:h>
      <text:p text:style-name="P4">
作者: ['АРМІЯINFORM']</text:p>
      <text:p text:style-name="P4">
时间: 2023-05-24T92:00:00-04:00</text:p>
      <text:p text:style-name="P4">
描述: 25 worm the Amsterdami的4个蠕虫2023 Rock的伤害，这是Vropeisy Culture De的论坛框架...与乌克兰战争2022，与乌克兰的最新新闻，《与乌克兰新闻》，《与乌克兰新闻》 2022年最后一次，乌克兰在乌克兰之间会有一场战争和俄罗斯，当2022年与乌克兰的战争将在不久的将来与乌克兰发生战争，与乌克兰的战争，今天与乌克兰的战争，今天的乌克兰新闻，乌克兰媒体的乌克兰新闻在俄罗斯的乌克兰新闻</text:p>
      <text:p text:style-name="P4">
图片: ['<text:a xlink:type="simple" xlink:href="https://armyinform.com.ua/wp-content/uploads/2023/05/tank_groesbeek-photoshop-768x501-1.png" text:style-name="Internet_20_link" text:visited-style-name="Visited_20_Internet_20_Link">
tank_groesbeek-photoshop-768x501-1.png</text:a>
']</text:p>
      <text:p text:style-name="P4">
标签: ['STOPRUSSIA', 'АГРЕСІЯ РФ', 'ВТОРГНЕННЯ РФ']</text:p>
      <text:p text:style-name="P4">
类别: News</text:p>
      <!--METADATA-->
      <text:p text:style-name="P4">
<draw:frame draw:style-name="fr1" draw:name="Image32" text:anchor-type="as-char" svg:width="6.9236in" svg:height="4.516567in" draw:z-index="0">
<draw:image xlink:href="../Images/AРМІЯINFORM/2023-05-24T92-00-00-04-00/tank_groesbeek-photoshop-768x501-1.png" xlink:type="simple" xlink:show="embed" xlink:actuate="onLoad" draw:mime-type="image/png"/>
</draw:frame>
从2023年5月25日至6月4日，作为欧洲文化论坛德·巴里尔(De Balier)的一部分，俄罗斯坦克将作为欧洲民主脆弱性的象征。</text:p>
      <text:p text:style-name="P4">
关于它<text:a xlink:type="simple" xlink:href="https://cultureforum.eu/programme/exposition-tank/" text:style-name="Internet_20_link" text:visited-style-name="Visited_20_Internet_20_Link">
报告</text:a>
论坛文化。</text:p>
      <ul>
        <li>
2022年3月31日，该坦克在基辅在基辅(Kiev)的一家基辅(Kiev)的一名位于布达(Bucha)附近的德米特罗夫卡(Dmitrovka)村时被乌克兰士兵摧毁。 无辜的平民在该地区以及乌克兰的其他地方被杀。 这些事件已成为目前正在调查的战争犯罪。 消息读到，距离基辅6300公里的俄罗斯单位使用了一个重44吨的坦克。</li>
      </ul>
      <text:p text:style-name="P4">
在此之前，该坦克在荷兰的Grossbecu的Neri Den-Linden和博物馆中暴露于柏林。</text:p>
      <text:p text:style-name="P4">
News Source: <text:a xlink:type="simple" xlink:href="https://armyinform.com.ua/2023/05/24/rosijskyj-tank-doyihav-berlinu-ta-niderlandiv-yak-muzejnyj-eksponat/" text:style-name="Internet_20_link" text:visited-style-name="Visited_20_Internet_20_Link">
https://armyinform.com.ua/2023/05/24/rosijskyj-tank-doyihav-berlinu-ta-niderlandiv-yak-muzejnyj-eksponat/</text:a>
</text:p>
      <!--NEWS-->
      <text:h text:style-name="P10" text:outline-level="1">
<text:span text:style-name="T4">
俄罗斯诉说的巨大疫苗接种道路已被旅行。 我们学会了区分和感觉到他们的阴险 - 安娜·马利亚（Anna Malyar）</text:span>
</text:h>
      <text:p text:style-name="P4">
作者: ['АРМІЯINFORM']</text:p>
      <text:p text:style-name="P4">
时间: 2023-05-24T93:00:00-04:00</text:p>
      <text:p text:style-name="P4">
描述: 关于TS，乌克兰国防部的代祷者，加纳·马勒尔（Ganna Malel）用电报通道写道。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3ec3c68e-7ab5-4b86-861d-4199726271bc.jpg" text:style-name="Internet_20_link" text:visited-style-name="Visited_20_Internet_20_Link">
3ec3c68e-7ab5-4b86-861d-4199726271bc.jpg</text:a>
']</text:p>
      <text:p text:style-name="P4">
标签: ['STOPRUSSIA', 'АГРЕСІЯ РФ', 'ВІЙНА', 'ВТОРГНЕННЯ РФ', 'ГАННА МАЛЯР']</text:p>
      <text:p text:style-name="P4">
类别: News</text:p>
      <!--METADATA-->
      <text:p text:style-name="P4">
<draw:frame draw:style-name="fr1" draw:name="Image33" text:anchor-type="as-char" svg:width="6.9236in" svg:height="5.18491in" draw:z-index="0">
<draw:image xlink:href="../Images/AРМІЯINFORM/2023-05-24T93-00-00-04-00/3ec3c68e-7ab5-4b86-861d-4199726271bc.jpg" xlink:type="simple" xlink:show="embed" xlink:actuate="onLoad" draw:mime-type="image/jpeg"/>
</draw:frame>
关于乌克兰国防部副部长安娜·马里亚尔<text:a xlink:type="simple" xlink:href="https://t.me/annamaliar/795" text:style-name="Internet_20_link" text:visited-style-name="Visited_20_Internet_20_Link">
写道</text:a>
在电报中。</text:p>
      <text:p text:style-name="P4">
“超过一年的完整战争。</text:p>
      <text:p text:style-name="P4">
俄罗斯诉说的巨大疫苗接种道路已被旅行。 我们学会了削减和感觉到他们阴险的线条之间。</text:p>
      <text:p text:style-name="P4">
看来该规则已经下意识地对每个人都有效 - 我们相信官方资料。</text:p>
      <text:p text:style-name="P4">
我们不相信信息的非个人信息来源 - 当既没有名称，机构的名称或其他身份功能时。 当您只是不知道谁到底写过的时候。</text:p>
      <text:p text:style-name="P4">
但是，灯塔越大，他们就越相信。</text:p>
      <text:p text:style-name="P4">
俄罗斯人用我们Glavcom发生的电报写作。</text:p>
      <text:p text:style-name="P4">
什么？ 好吧，让他们写作。</text:p>
      <text:p text:style-name="P4">
我们反复否认了这一点。 他做工作。 而且他没有绕过假货，以及其他敌人写虚构的指挥官。</text:p>
      <text:p text:style-name="P4">
我们不替代双打。</text:p>
      <text:p text:style-name="P4">
俄罗斯人只是测试他们的IPSO。”</text:p>
      <text:p text:style-name="P4">
News Source: <text:a xlink:type="simple" xlink:href="https://armyinform.com.ua/2023/05/24/projdeno-kolosalnyj-shlyah-shheplennya-vid-rosijskyh-info-vkydiv-my-navchylys-vyriznyaty-ta-vidchuvaty-navit-mizh-ryadkiv-yih-pidstupnist-ganna-malyar/" text:style-name="Internet_20_link" text:visited-style-name="Visited_20_Internet_20_Link">
https://armyinform.com.ua/2023/05/24/projdeno-kolosalnyj-shlyah-shheplennya-vid-rosijskyh-info-vkydiv-my-navchylys-vyriznyaty-ta-vidchuvaty-navit-mizh-ryadkiv-yih-pidstupnist-ganna-malyar/</text:a>
</text:p>
      <!--NEWS-->
      <text:h text:style-name="P10" text:outline-level="1">
<text:span text:style-name="T4">
“俄罗斯最便宜的是他们根本不算的人的生活”  - 安娜·马里亚尔</text:span>
</text:h>
      <text:p text:style-name="P4">
作者: ['Віктор Шубец']</text:p>
      <text:p text:style-name="P4">
时间: 2023-05-24T96:00:00-04:00</text:p>
      <text:p text:style-name="P4">
描述:  -  tse因子，yanging，在rosisiska上，悬架，最小。 MI被Doslijeznnya抢劫...与乌克兰2022年的战争，与乌克兰的最新新闻战争，今天与乌克兰2022年的新闻战争，乌克兰和俄罗斯之间的战争，以及2022年2022年与乌克兰战争之间的战争无论是否会，是否会在不久的将来与乌克兰的战争说，与乌克兰与乌克兰的战争，今天的乌克兰新闻，乌克兰新闻，乌克兰媒体在俄罗斯的战争</text:p>
      <text:p text:style-name="P4">
图片: ['<text:a xlink:type="simple" xlink:href="https://armyinform.com.ua/wp-content/uploads/2023/05/2023-05-24_232402.jpg" text:style-name="Internet_20_link" text:visited-style-name="Visited_20_Internet_20_Link">
2023-05-24_232402.jpg</text:a>
']</text:p>
      <text:p text:style-name="P4">
标签: ['STOPRUSSIA', 'АГРЕСІЯ РФ', 'ВІЙНА', 'ВТОРГНЕННЯ РФ', 'ГАННА МАЛЯР']</text:p>
      <text:p text:style-name="P4">
类别: News</text:p>
      <!--METADATA-->
      <text:p text:style-name="P4">
<draw:frame draw:style-name="fr1" draw:name="Image34" text:anchor-type="as-char" svg:width="6.9236in" svg:height="3.548345in" draw:z-index="0">
<draw:image xlink:href="../Images/AРМІЯINFORM/2023-05-24T96-00-00-04-00/2023-05-24_232402.jpg" xlink:type="simple" xlink:show="embed" xlink:actuate="onLoad" draw:mime-type="image/jpeg"/>
</draw:frame>
 - 顺便说一句，这是影响俄罗斯社会的一个因素。 我们进行了研究，以了解信息，俄罗斯社会和俄罗斯社会。 而且，我们的专家，我们唯一害怕在乌克兰领土上死亡的唯一事情是不可能掩饰它的。</text:p>
      <text:p text:style-name="P4">
他们的当局以各种可能的方式掩盖了他们在这里垂死的，甚至在这么多的数字上都隐藏了，但是现在不再有可能隐藏。 的确，对他们的巴赫穆特运动不仅是他们拥有多维亚技术武器的武器，而且它被我们的部队摧毁了，但它是最昂贵的，但就人类损失而言，这是最昂贵的。 。</text:p>
      <text:p text:style-name="P4">
就像他们把人们放在那里一样，很难想象国家无法保护自己的人民，在telelorphone的往心中说：“ <text:a xlink:type="simple" xlink:href="https://www.youtube.com/watch" text:style-name="Internet_20_link" text:visited-style-name="Visited_20_Internet_20_Link">
unin。</text:a>
»乌克兰国防副部长。</text:p>
      <text:p text:style-name="P4">
News Source: <text:a xlink:type="simple" xlink:href="https://armyinform.com.ua/2023/05/24/te-shho-v-rosiyi-najdeshevshe-cze-zhyttya-lyudej-z-yakymy-vony-vzagali-ne-rahuyutsya-ganna-malyar/" text:style-name="Internet_20_link" text:visited-style-name="Visited_20_Internet_20_Link">
https://armyinform.com.ua/2023/05/24/te-shho-v-rosiyi-najdeshevshe-cze-zhyttya-lyudej-z-yakymy-vony-vzagali-ne-rahuyutsya-ganna-malyar/</text:a>
</text:p>
      <!--NEWS-->
      <text:h text:style-name="P10" text:outline-level="1">
<text:span text:style-name="T4">
我们正在与邪恶作斗争 - 军团的“俄罗斯自由”和RDC</text:span>
</text:h>
      <text:p text:style-name="P4">
作者: ['АРМІЯINFORM']</text:p>
      <text:p text:style-name="P4">
时间: 2023-05-24T97:00:00-04:00</text:p>
      <text:p text:style-name="P4">
描述: Pislal to，Yak将由Bєlgorodskiy地区的所有人实现，代表...与乌克兰2022年的战争，与乌克兰的最新新闻，今天与乌克兰的新闻，乌克兰2022年上次与乌克兰进行战争，乌克兰和俄罗斯和俄罗斯以及俄罗斯和俄罗斯之间的战争将发生，当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komandyr-rdk.jpg" text:style-name="Internet_20_link" text:visited-style-name="Visited_20_Internet_20_Link">
komandyr-rdk.jpg</text:a>
']</text:p>
      <text:p text:style-name="P4">
标签: ['STOPRUSSIA', 'АГРЕСІЯ РФ', 'ВТОРГНЕННЯ РФ', 'ЛЕГІОН «СВОБОДА РОССИИ»']</text:p>
      <text:p text:style-name="P4">
类别: News</text:p>
      <!--METADATA-->
      <text:p text:style-name="P4">
<draw:frame draw:style-name="fr1" draw:name="Image35" text:anchor-type="as-char" svg:width="6.9236in" svg:height="4.615733in" draw:z-index="0">
<draw:image xlink:href="../Images/AРМІЯINFORM/2023-05-24T97-00-00-04-00/komandyr-rdk.jpg" xlink:type="simple" xlink:show="embed" xlink:actuate="onLoad" draw:mime-type="image/jpeg"/>
</draw:frame>
Romandir RDC</text:p>
      <text:p text:style-name="P4">
在实现了Belgorod地区的所有目标之后，俄罗斯国家抵抗计划的代表去了Khabarovsk Tapeladivostok。</text:p>
      <text:p text:style-name="P4">
关于<text:a xlink:type="simple" xlink:href="https://armyinform.com.ua/2023/05/24/legion-svoboda-rossyy-ta-rosijskyj-dobrovolchyj-korpus-rozpovily-pro-svoyi-bojovi-diyi-na-byelgorodshhyni/" text:style-name="Internet_20_link" text:visited-style-name="Visited_20_Internet_20_Link">
独家</text:a>
俄罗斯志愿军团丹尼斯(Denis)在伪白雷克斯(Pseudo White Rex)以及俄罗斯自由自由的副指挥官“凯撒”(Caesar)的副指挥官讲述了陆军的采访。克里姆林宫政权。</text:p>
      <ul>
        <li>
我们有两个主要目标。 我们想阻止乌克兰的战争并输掉，破坏克里姆林宫的犯罪制度。 我们希望解放您和我们的国家自由生活。 让我们再次强调：我们不打击平民。 我们将不会在玛丽奥波尔(Mariupol)担任俄罗斯军队。 我们正在与邪恶，FSB和陆军的FSB作斗争， - 克里姆林宫政权的俄罗斯民族教育代表说。</li>
      </ul>
      <text:p text:style-name="P4">
News Source: <text:a xlink:type="simple" xlink:href="https://armyinform.com.ua/2023/05/24/my-voyuyemo-proty-zla-legion-svoboda-rossyy-ta-rdk/" text:style-name="Internet_20_link" text:visited-style-name="Visited_20_Internet_20_Link">
https://armyinform.com.ua/2023/05/24/my-voyuyemo-proty-zla-legion-svoboda-rossyy-ta-rdk/</text:a>
</text:p>
      <!--NEWS-->
      <text:h text:style-name="P10" text:outline-level="1">
<text:span text:style-name="T4">
尽管敌人在炮兵和活力中占有很大的优势，但巴赫穆特的激烈战斗仍未停止 - 安娜·马利亚</text:span>
</text:h>
      <text:p text:style-name="P4">
作者: ['Віктор Шубец']</text:p>
      <text:p text:style-name="P4">
时间: 2023-05-24T98:00:00-04:00</text:p>
      <text:p text:style-name="P4">
描述: 关于TSE，防御乌克兰·甘纳·马拉尔（Ganna Marlar）的代祷者谈到“ novin”。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bahmut-2.jpg" text:style-name="Internet_20_link" text:visited-style-name="Visited_20_Internet_20_Link">
bahmut-2.jpg</text:a>
']</text:p>
      <text:p text:style-name="P4">
标签: ['STOPRUSSIA', 'АГРЕСІЯ РФ', 'БАХМУТ', 'ВІЙНА', 'ВТОРГНЕННЯ РФ', 'ГАННА МАЛЯР']</text:p>
      <text:p text:style-name="P4">
类别: News</text:p>
      <!--METADATA-->
      <text:p text:style-name="P4">
<draw:frame draw:style-name="fr1" draw:name="Image36" text:anchor-type="as-char" svg:width="6.9236in" svg:height="4.609964in" draw:z-index="0">
<draw:image xlink:href="../Images/AРМІЯINFORM/2023-05-24T98-00-00-04-00/bahmut-2.jpg" xlink:type="simple" xlink:show="embed" xlink:actuate="onLoad" draw:mime-type="image/jpeg"/>
</draw:frame>
这是在以太'[统一]中指出的(https://www.youtube.com/watch?v=WY8sDvZdWEA)»乌克兰国防部副部长安娜·马里亚尔(Anna Malyar)。</text:p>
      <ul>
        <li>
我将提醒我们的部队在某些地区逐渐受到抑制。 在此之前，我们主要为成功反映了敌人的攻击并大规模摧毁了他的现场力量和战斗设备的立场。 在城市本身，大量部队和武器是敌人。 此外，他们在那里采取了着陆和攻击支队，因此在那里的情况仍然很复杂，说明了安娜·马利亚(Anna Malyar)。</li>
      </ul>
      <text:p text:style-name="P4">
News Source: <text:a xlink:type="simple" xlink:href="https://armyinform.com.ua/2023/05/24/oborona-bahmuta-tryvaye-z-lita-mynulogo-roku-i-zaraz-vpershe-maye-uspih/" text:style-name="Internet_20_link" text:visited-style-name="Visited_20_Internet_20_Link">
https://armyinform.com.ua/2023/05/24/oborona-bahmuta-tryvaye-z-lita-mynulogo-roku-i-zaraz-vpershe-maye-uspih/</text:a>
</text:p>
      <!--NEWS-->
      <text:h text:style-name="P10" text:outline-level="1">
<text:span text:style-name="T4">
基辅档案照片的展览在Shevchenko Park开业</text:span>
</text:h>
      <text:p text:style-name="P4">
作者: Ukrinform (Person)</text:p>
      <text:p text:style-name="P4">
出版商: Укринформ (Organization)</text:p>
      <text:p text:style-name="P4">
出版时间: 2023-05-25T-120:24:00+03:00</text:p>
      <text:p text:style-name="P4">
修改时间: 2023-05-25T18:24:00+03:00</text:p>
      <text:p text:style-name="P4">
描述: 照片展览“基辅昨天和今天：时间旅行”的开幕式在首都举行了。  - 乌克林。</text:p>
      <text:p text:style-name="P4">
图片: ['<text:a xlink:type="simple" xlink:href="https://static.ukrinform.com/photos/2023_05/thumb_files/630_360_1685026388-4899.jpeg" text:style-name="Internet_20_link" text:visited-style-name="Visited_20_Internet_20_Link">
630_360_16850...</text:a>
', '<text:a xlink:type="simple" xlink:href="https://static.ukrinform.com/photos/2023_05/thumb_files/630_360_1685026389-9652.jpeg" text:style-name="Internet_20_link" text:visited-style-name="Visited_20_Internet_20_Link">
630_360_16850...</text:a>
', '<text:a xlink:type="simple" xlink:href="https://static.ukrinform.com/photos/2023_05/thumb_files/630_360_1685026388-8702.jpeg" text:style-name="Internet_20_link" text:visited-style-name="Visited_20_Internet_20_Link">
630_360_16850...</text:a>
', '<text:a xlink:type="simple" xlink:href="https://static.ukrinform.com/photos/2023_05/thumb_files/630_360_1685026388-2107.jpeg" text:style-name="Internet_20_link" text:visited-style-name="Visited_20_Internet_20_Link">
630_360_16850...</text:a>
', '<text:a xlink:type="simple" xlink:href="https://static.ukrinform.com/photos/2023_05/thumb_files/630_360_1685026388-8182.jpeg" text:style-name="Internet_20_link" text:visited-style-name="Visited_20_Internet_20_Link">
630_360_16850...</text:a>
', '<text:a xlink:type="simple" xlink:href="https://static.ukrinform.com/photos/2023_05/thumb_files/630_360_1685026388-3152.jpeg" text:style-name="Internet_20_link" text:visited-style-name="Visited_20_Internet_20_Link">
630_360_16850...</text:a>
', '<text:a xlink:type="simple" xlink:href="https://static.ukrinform.com/photos/2023_05/thumb_files/630_360_1685026388-7445.jpeg" text:style-name="Internet_20_link" text:visited-style-name="Visited_20_Internet_20_Link">
630_360_16850...</text:a>
', '<text:a xlink:type="simple" xlink:href="https://static.ukrinform.com/photos/2023_05/thumb_files/630_360_1685026389-4572.jpeg" text:style-name="Internet_20_link" text:visited-style-name="Visited_20_Internet_20_Link">
630_360_16850...</text:a>
', '<text:a xlink:type="simple" xlink:href="https://static.ukrinform.com/photos/2023_05/thumb_files/630_360_1685026389-9884.jpeg" text:style-name="Internet_20_link" text:visited-style-name="Visited_20_Internet_20_Link">
630_360_16850...</text:a>
']</text:p>
      <text:p text:style-name="P4">
标签: ['Історія', 'Виставка', 'Фотовиставка', 'Київ']</text:p>
      <text:p text:style-name="P4">
类型: Article</text:p>
      <!--METADATA-->
      <text:p text:style-name="P4">
<draw:frame draw:style-name="fr1" draw:name="Image37" text:anchor-type="as-char" svg:width="6.9236in" svg:height="3.956343in" draw:z-index="0">
<draw:image xlink:href="../Images/yкринформ/2023-05-25T-120-24-00-03-00/630_360_1685026388-4899.jpeg" xlink:type="simple" xlink:show="embed" xlink:actuate="onLoad" draw:mime-type="image/jpeg"/>
</draw:frame>
照片展览“基辅昨天和今天：时间旅行”的开幕。</text:p>
      <text:p text:style-name="P4">
根据乌克林福音通讯员的说法，它是中央州视听和电子档案馆以及Kyivinform公用事业公司的联合项目，该公司致力于Kyiv Day。</text:p>
      <text:p text:style-name="P4">
“在这个周末，我们将庆祝基辅日。 在全面入侵期间，我们将连续第二年庆祝它。 这次展览显示了我们的城市有多古老，它有多大的历史以及我们为什么要这么多的历史，因为他们没有这样的故事，” KSCA副负责人玛丽娜·本田(Marina Honda)说。</text:p>
      <text:p text:style-name="P4">
该博览会有32个立场，致力于签署首都的位置和古迹。 与筹款州视听和电子档案基金的20世纪后期的基辅物种的海湾。 基辅人民将能够感受到旧城区的气氛，并看到20世纪被破坏的独特建筑物。每个博览会的第二部分介绍了夜间基辅收藏的摄影作品(KP“ Kyivinform”)反映了今天在欧洲首都的基夫的今天。</text:p>
      <text:p text:style-name="P4">
<text:span text:style-name="T4">
另请阅读：</text:span>
 <text:a xlink:type="simple" xlink:href="https://www.ukrinform.ua/rubric-kyiv/3709624-u-kievi-vidkrili-fotovistavku-pro-dosvid-vijni-pereselenciv-iz-mariupola.html" text:style-name="Internet_20_link" text:visited-style-name="Visited_20_Internet_20_Link">
<text:span text:style-name="T4">
照片展览</text:span>
</text:a>
在展览照片中可以看到弗兰克剧院，索非亚广场，圣亚历山大大教堂，基辅 - 佩奇斯克·拉夫拉 - 这些古迹。</text:p>
      <text:p text:style-name="P4">
“这个独特的项目，使居民和客人可以看到它，这是他多年前的，并且可能幻想和思考我们将不再与您同在时将是哪个城市，”国家档案服务Tatiana。Yemelyanova。</text:p>
      <text:p text:style-name="P4">
<text:a xlink:type="simple" xlink:href="https://www.ukrinform.ua/tag-vistavka" text:style-name="Internet_20_link" text:visited-style-name="Visited_20_Internet_20_Link">
</text:a>
它将在Shevchenko Park展出三个星期。</text:p>
      <text:p text:style-name="P4">
五月的最后一个星期日庆祝基辅纪念日。</text:p>
      <text:p text:style-name="P4">
News Source: <text:a xlink:type="simple" xlink:href="https://www.ukrinform.ua/rubric-kyiv/3714152-u-parku-sevcenka-vidkrilasa-vistavka-arhivnih-svitlin-kieva.html" text:style-name="Internet_20_link" text:visited-style-name="Visited_20_Internet_20_Link">
https://www.ukrinform.ua/rubric-kyiv/3714152-u-parku-sevcenka-vidkrilasa-vistavka-arhivnih-svitlin-kieva.html</text:a>
</text:p>
      <!--NEWS-->
      <text:h text:style-name="P10" text:outline-level="1">
<text:span text:style-name="T4">
在顿涅茨克（Donetsk），敌人旨在发射汽车“白天使”</text:span>
</text:h>
      <text:p text:style-name="P4">
作者: Ukrinform (Person)</text:p>
      <text:p text:style-name="P4">
出版商: Укринформ (Organization)</text:p>
      <text:p text:style-name="P4">
出版时间: 2023-05-25T-159:32:00+03:00</text:p>
      <text:p text:style-name="P4">
修改时间: 2023-05-25T16:32:00+03:00</text:p>
      <text:p text:style-name="P4">
描述: 在顿涅茨克地区，警察部门“ Belya Angol”的汽车遭到俄罗斯入侵者的袭击，俄罗斯入侵者撤离了一个来自纽约村的孩子的家庭。  - 乌克林。</text:p>
      <text:p text:style-name="P4">
图片: ['<text:a xlink:type="simple" xlink:href="https://static.ukrinform.com/photos/2023_05/thumb_files/630_360_1685001251-340.png" text:style-name="Internet_20_link" text:visited-style-name="Visited_20_Internet_20_Link">
630_360_16850...</text:a>
', '<text:a xlink:type="simple" xlink:href="https://static.ukrinform.com/photos/2023_05/1685021989-473.jpg" text:style-name="Internet_20_link" text:visited-style-name="Visited_20_Internet_20_Link">
1685021989-47...</text:a>
', '<text:a xlink:type="simple" xlink:href="https://static.ukrinform.com/photos/2023_05/1685021988-271.jpg" text:style-name="Internet_20_link" text:visited-style-name="Visited_20_Internet_20_Link">
1685021988-27...</text:a>
', '<text:a xlink:type="simple" xlink:href="https://static.ukrinform.com/photos/2023_05/1685021989-904.jpg" text:style-name="Internet_20_link" text:visited-style-name="Visited_20_Internet_20_Link">
1685021989-90...</text:a>
']</text:p>
      <text:p text:style-name="P4">
标签: ['Автомобіль', 'Донеччина', 'Евакуація', 'Обстріл', 'Війна з Росією']</text:p>
      <text:p text:style-name="P4">
类型: Article</text:p>
      <!--METADATA-->
      <text:p text:style-name="P4">
<draw:frame draw:style-name="fr1" draw:name="Image38" text:anchor-type="as-char" svg:width="6.9236in" svg:height="3.956343in" draw:z-index="0">
<draw:image xlink:href="../Images/yкринформ/2023-05-25T-159-32-00-03-00/630_360_1685001251-340.png" xlink:type="simple" xlink:show="embed" xlink:actuate="onLoad" draw:mime-type="image/png"/>
</draw:frame>
在俄罗斯入侵者的大火中，Udonetsk地区是警察部门“白色天使”的分离，该部门由纽约村的四个孩子撤离。</text:p>
      <text:p text:style-name="P4">
据报道<text:a xlink:type="simple" xlink:href="https://dn.npu.gov.ua/news/ekipazh-bilyi-ianhol-vdruhe-potrapyv-pid-vorozhyi-obstril-pid-chas-evakuatsii-na-bakhmutskomu-napriamku" text:style-name="Internet_20_link" text:visited-style-name="Visited_20_Internet_20_Link">
</text:a>
，报道乌克林福姆。</text:p>
      <text:p text:style-name="P4">
如前所述，此案已成为过去十天中的第二案，被“白天使”击败了脉冲星军队。</text:p>
      <text:p text:style-name="P4">
炮击发生在5月24日(星期三)离开纽约时。 敌对的ProjectMare落后于<text:a xlink:type="simple" xlink:href="https://www.ukrinform.ua/tag-avtomobil" text:style-name="Internet_20_link" text:visited-style-name="Visited_20_Internet_20_Link">
</text:a>
。 那一刻，有11人：五名执法人员和家人 - 妈妈，祖母，四个年龄近2至14岁的孩子。</text:p>
      <text:p text:style-name="P4">
<draw:frame draw:style-name="fr1" draw:name="Image39" text:anchor-type="as-char" svg:width="6.9236in" svg:height="4.859341in" draw:z-index="0">
<draw:image xlink:href="../Images/yкринформ/2023-05-25T-159-32-00-03-00/1685021989-473.jpg" xlink:type="simple" xlink:show="embed" xlink:actuate="onLoad" draw:mime-type="image/jpeg"/>
</draw:frame>
爆炸的强度使得碎片在预订中被刺穿。 其中一个是一个14岁的女孩，留下了一个划痕，另一个被困在防弹警察中。</text:p>
      <text:p text:style-name="P4">
<draw:frame draw:style-name="fr1" draw:name="Image40" text:anchor-type="as-char" svg:width="6.9236in" svg:height="5.051664in" draw:z-index="0">
<draw:image xlink:href="../Images/yкринформ/2023-05-25T-159-32-00-03-00/1685021988-271.jpg" xlink:type="simple" xlink:show="embed" xlink:actuate="onLoad" draw:mime-type="image/jpeg"/>
</draw:frame>
<text:span text:style-name="T4">
另请阅读：</text:span>
 <text:a xlink:type="simple" xlink:href="https://www.ukrinform.ua/rubric-ato/3713865-na-doneccini-zagarbniki-obstrilali-kurahove-z-artilerii-ta-uraganiv.html" text:style-name="Internet_20_link" text:visited-style-name="Visited_20_Internet_20_Link">
<text:span text:style-name="T4">
射击</text:span>
</text:a>
执法人员在没有照明课程的情况下将人们从敌人的火tadotiva下方移走到一个安全的地方。 急救是给孩子的。</text:p>
      <text:p text:style-name="P4">
<draw:frame draw:style-name="fr1" draw:name="Image41" text:anchor-type="as-char" svg:width="6.9236in" svg:height="4.699073in" draw:z-index="0">
<draw:image xlink:href="../Images/yкринформ/2023-05-25T-159-32-00-03-00/1685021989-904.jpg" xlink:type="simple" xlink:show="embed" xlink:actuate="onLoad" draw:mime-type="image/jpeg"/>
</draw:frame>
在将家人转移到社会服务和志愿者的照顾之后，警察进行了体检。 根据初步数据，警察遭受了挫折。</text:p>
      <text:p text:style-name="P4">
正如乌克林福姆报道的那样，5月15日，在顿涅茨克地区的巴赫穆特地区，汽车单位“白天使” <text:a xlink:type="simple" xlink:href="https://www.ukrinform.ua/rubric-ato/3709623-vorog-obstrilav-doneccinu-poraneni-patero-policejskih-z-pidrozdilu-bilij-angol.html" text:style-name="Internet_20_link" text:visited-style-name="Visited_20_Internet_20_Link">
</text:a>
。 五名警察敌对开火。</text:p>
      <text:p text:style-name="P4">
<text:span text:style-name="T5">
第一张照片说明性</text:span>
</text:p>
      <text:p text:style-name="P4">
News Source: <text:a xlink:type="simple" xlink:href="https://www.ukrinform.ua/rubric-regions/3714098-na-doneccini-vorog-pricilno-obstrilav-avtomobil-bilih-angoliv.html" text:style-name="Internet_20_link" text:visited-style-name="Visited_20_Internet_20_Link">
https://www.ukrinform.ua/rubric-regions/3714098-na-doneccini-vorog-pricilno-obstrilav-avtomobil-bilih-angoliv.html</text:a>
</text:p>
      <!--NEWS-->
      <text:h text:style-name="P10" text:outline-level="1">
<text:span text:style-name="T4">
在库皮斯克指令，俄罗斯军队搁置了斯特罗伊夫卡，卡曼卡，克拉斯诺伊·佩瑟，雷德科杜布，院子...</text:span>
</text:h>
      <text:p text:style-name="P4">
作者: liveuamap (Language: en)</text:p>
      <text:p text:style-name="P4">
时间: 2023-05-25T-16:00:00</text:p>
      <text:p text:style-name="P4">
地点: Kupiansk (Latitude:49.63684 Longtitude:37.91794)</text:p>
      <text:p text:style-name="P4">
视频: []</text:p>
      <text:p text:style-name="P4">
图片: []</text:p>
      <text:p text:style-name="P4">
标签: ["Russia"]</text:p>
      <text:p text:style-name="P4">
Id: 22565265</text:p>
      <!--METADATA-->
      <text:p text:style-name="P4">
在Kupiansk方向，俄罗斯军队炮击了Stroyivka，Kamyanka，Krasne Pershe，Ridkodub，Dvorichna，Dvorichna，Zapadne，Tabayivka，Kharkiv地区的Berestove和Luhansk地区的Stelmakhivka。 俄罗斯航空进行了Airstrike Atkyslivka，乌克兰武装部队的总参谋部在晨报中说</text:p>
      <text:p text:style-name="P4">
新闻集链接：<text:a xlink:type="simple" xlink:href="https://liveuamap.com/en/2023/25-may-at-kupiansk-direction-russian-army-shelled-stroyivka" text:style-name="Internet_20_link" text:visited-style-name="Visited_20_Internet_20_Link">
https://liveuamap.com/en/2023/2023/25-may-at-kupiansk-direction-russian-army-army-shelled-stroyivka</text:a>
</text:p>
      <text:p text:style-name="P4">
News Source: <text:a xlink:type="simple" xlink:href="https://t.me/lumsrc/4893" text:style-name="Internet_20_link" text:visited-style-name="Visited_20_Internet_20_Link">
https://t.me/lumsrc/4893</text:a>
</text:p>
      <!--NEWS-->
      <text:h text:style-name="P10" text:outline-level="1">
<text:span text:style-name="T4">
在莱曼（Lyman）的方向上</text:span>
</text:h>
      <text:p text:style-name="P4">
作者: liveuamap (Language: en)</text:p>
      <text:p text:style-name="P4">
时间: 2023-05-25T-18:00:00</text:p>
      <text:p text:style-name="P4">
地点: Lyman (Latitude:48.91325 Longtitude:37.85889)</text:p>
      <text:p text:style-name="P4">
视频: []</text:p>
      <text:p text:style-name="P4">
图片: []</text:p>
      <text:p text:style-name="P4">
标签: ["Russia"]</text:p>
      <text:p text:style-name="P4">
Id: 22565264</text:p>
      <!--METADATA-->
      <text:p text:style-name="P4">
在莱曼(Lyman)的指示下，俄罗斯军队炮击了卢汉斯克雷翁(Luhanskregion)的内维斯克(Nevske)和bilohorivka，而顿涅茨克(Donetsk)地区的托尔斯克(Torske)和斯皮恩(Spirne)。 乌克兰武装部队的总参谋部在主题报告中说，俄罗斯航空在Dibrova进行的</text:p>
      <text:p text:style-name="P4">
新闻集链接：[https://liveuamap.com/en/2023/25-may-at-yman-direction-russian-army-army-shelled-nevske----(https://liveuamap.com/en/2023/25-may-at-lyman-direction-russian-army-shelled-nevske-and)</text:p>
      <text:p text:style-name="P4">
News Source: <text:a xlink:type="simple" xlink:href="https://t.me/lumsrc/4894" text:style-name="Internet_20_link" text:visited-style-name="Visited_20_Internet_20_Link">
https://t.me/lumsrc/4894</text:a>
</text:p>
      <!--NEWS-->
      <text:h text:style-name="P10" text:outline-level="1">
<text:span text:style-name="T4">
国际书展在华沙开业，乌克兰是名誉客人</text:span>
</text:h>
      <text:p text:style-name="P4">
作者: Ukrinform (Person)</text:p>
      <text:p text:style-name="P4">
出版商: Укринформ (Organization)</text:p>
      <text:p text:style-name="P4">
出版时间: 2023-05-25T-18:56:00+03:00</text:p>
      <text:p text:style-name="P4">
修改时间: 2023-05-25T23:56:00+03:00</text:p>
      <text:p text:style-name="P4">
描述: 在华沙，周四开设了国际书展，我们的州是名誉嘉宾。  - 乌克林。</text:p>
      <text:p text:style-name="P4">
图片: ['<text:a xlink:type="simple" xlink:href="https://static.ukrinform.com/photos/2023_05/thumb_files/630_360_1685045988-8123.jpeg" text:style-name="Internet_20_link" text:visited-style-name="Visited_20_Internet_20_Link">
630_360_16850...</text:a>
', '<text:a xlink:type="simple" xlink:href="https://static.ukrinform.com/photos/2023_05/thumb_files/630_360_1685045989-4909.jpeg" text:style-name="Internet_20_link" text:visited-style-name="Visited_20_Internet_20_Link">
630_360_16850...</text:a>
', '<text:a xlink:type="simple" xlink:href="https://static.ukrinform.com/photos/2023_05/thumb_files/630_360_1685045986-2545.jpeg" text:style-name="Internet_20_link" text:visited-style-name="Visited_20_Internet_20_Link">
630_360_16850...</text:a>
', '<text:a xlink:type="simple" xlink:href="https://static.ukrinform.com/photos/2023_05/thumb_files/630_360_1685045986-5204.jpeg" text:style-name="Internet_20_link" text:visited-style-name="Visited_20_Internet_20_Link">
630_360_16850...</text:a>
', '<text:a xlink:type="simple" xlink:href="https://static.ukrinform.com/photos/2023_05/thumb_files/630_360_1685045986-1054.jpeg" text:style-name="Internet_20_link" text:visited-style-name="Visited_20_Internet_20_Link">
630_360_16850...</text:a>
', '<text:a xlink:type="simple" xlink:href="https://static.ukrinform.com/photos/2023_05/thumb_files/630_360_1685045987-5446.jpeg" text:style-name="Internet_20_link" text:visited-style-name="Visited_20_Internet_20_Link">
630_360_16850...</text:a>
', '<text:a xlink:type="simple" xlink:href="https://static.ukrinform.com/photos/2023_05/thumb_files/630_360_1685045987-8370.jpeg" text:style-name="Internet_20_link" text:visited-style-name="Visited_20_Internet_20_Link">
630_360_16850...</text:a>
', '<text:a xlink:type="simple" xlink:href="https://static.ukrinform.com/photos/2023_05/thumb_files/630_360_1685045987-9520.jpeg" text:style-name="Internet_20_link" text:visited-style-name="Visited_20_Internet_20_Link">
630_360_16850...</text:a>
', '<text:a xlink:type="simple" xlink:href="https://static.ukrinform.com/photos/2023_05/thumb_files/630_360_1685045988-9910.jpeg" text:style-name="Internet_20_link" text:visited-style-name="Visited_20_Internet_20_Link">
630_360_16850...</text:a>
', '<text:a xlink:type="simple" xlink:href="https://static.ukrinform.com/photos/2023_05/thumb_files/630_360_1685045988-1396.jpeg" text:style-name="Internet_20_link" text:visited-style-name="Visited_20_Internet_20_Link">
630_360_16850...</text:a>
', '<text:a xlink:type="simple" xlink:href="https://static.ukrinform.com/photos/2023_05/thumb_files/630_360_1685045989-1971.jpeg" text:style-name="Internet_20_link" text:visited-style-name="Visited_20_Internet_20_Link">
630_360_16850...</text:a>
', '<text:a xlink:type="simple" xlink:href="https://static.ukrinform.com/photos/2023_05/thumb_files/630_360_1685045989-7362.jpeg" text:style-name="Internet_20_link" text:visited-style-name="Visited_20_Internet_20_Link">
630_360_16850...</text:a>
', '<text:a xlink:type="simple" xlink:href="https://static.ukrinform.com/photos/2023_05/thumb_files/630_360_1685045989-8621.jpeg" text:style-name="Internet_20_link" text:visited-style-name="Visited_20_Internet_20_Link">
630_360_16850...</text:a>
', '<text:a xlink:type="simple" xlink:href="https://static.ukrinform.com/photos/2023_05/thumb_files/630_360_1685045989-8143.jpeg" text:style-name="Internet_20_link" text:visited-style-name="Visited_20_Internet_20_Link">
630_360_16850...</text:a>
']</text:p>
      <text:p text:style-name="P4">
标签: ['Книги', 'Польща', 'Варшава', 'Український інститут книги', 'Ярмарок']</text:p>
      <text:p text:style-name="P4">
类型: Article</text:p>
      <!--METADATA-->
      <text:p text:style-name="P4">
<draw:frame draw:style-name="fr1" draw:name="Image42" text:anchor-type="as-char" svg:width="6.9236in" svg:height="3.956343in" draw:z-index="0">
<draw:image xlink:href="../Images/yкринформ/2023-05-25T-18-56-00-03-00/630_360_1685045988-8123.jpeg" xlink:type="simple" xlink:show="embed" xlink:actuate="onLoad" draw:mime-type="image/jpeg"/>
</draw:frame>
周四，国际图书博览会于周四开幕，我们的州是名誉嘉宾。</text:p>
      <text:p text:style-name="P4">
在博览会上，乌克兰书展示了数十名出版商，该出版商部署在200平方米的面积上。 乌克林福姆报道，口号“数百万桥”下的仪表。</text:p>
      <text:p text:style-name="P4">
Verkhovna Rada Ruslan Stefanchuk主席参加了展览的开幕。 他定制了这本书对乌克兰人来说是神圣的，因为每个人都有Kobzar。 在书中，乌克兰人保留了历史，文化和传统，他们也认识到暴君的名字：禁止乌克兰人追求我们国家的Holodomor的人。“书籍是在纪念世界和当今乌克兰报道的当今事件的书籍。 乌克兰争取波兰自由和团结的斗争将永远留在我们的书中。 因为现在我们正在撰写未来的历史，” Stefanchuk说。</text:p>
      <text:p text:style-name="P4">
在视频中，乌克兰Olenazelenskaya的第一夫人指出，乌克兰和波兰正在创造一本书将写的历史。</text:p>
      <text:p text:style-name="P4">
“所谓的历史时刻正在为两国发生。 在全面的俄罗斯入侵的几个月中，两极被数百万乌克兰人温暖和庇护，今天接待护士真是太温暖了。 这对乌克兰也非常重要。”乌克兰第一夫人说。</text:p>
      <text:p text:style-name="P4">
<text:span text:style-name="T4">
另请阅读：</text:span>
 <text:a xlink:type="simple" xlink:href="https://www.ukrinform.ua/rubric-culture/3711349-na-knizkovomu-armarku-u-varsavi-ukraina-predstavit-kolektivnij-stend-miljoni-mostiv.html" text:style-name="Internet_20_link" text:visited-style-name="Visited_20_Internet_20_Link">
<text:span text:style-name="T4">
书</text:span>
</text:a>
她回忆说，俄罗斯军队在乌克兰摧毁了300个图书馆，并摧毁了数十名出版商的间隔。</text:p>
      <text:p text:style-name="P4">
“但是就像我们的人民争取生存权一样。</text:p>
      <text:p text:style-name="P4">
文化和信息政策部长Oleksandr Tkachenko在视频中称为“博览会的参与者”，称国际合作伙伴购买了乌克兰作家的正确书籍，翻译和阅读乌克兰和乌克兰。</text:p>
      <text:p text:style-name="P4">
他指出，乌克兰书最近出现在波兰大众货架上。 特别是，这是由于乌克兰第一期的倡议。</text:p>
      <text:p text:style-name="P4">
在对该机构的评论中，乌克兰书籍学院Oleksandrakoval学院主任报告说，乌克兰由45位出版商，大约40位作家在博览会上代表，还提供了两百个不同的活动。</text:p>
      <text:p text:style-name="P4">
“也就是说，我们的代表非常有价值，与乌克兰今年获得的名誉客人的地位相对应。”</text:p>
      <text:p text:style-name="P4">
据她说，很多书将能够在乌克兰展台上购买。 同时，波兰出版商将能够评估乌克兰的提议。<text:span text:style-name="T4">
另请阅读：</text:span>
 <text:a xlink:type="simple" xlink:href="https://www.ukrinform.ua/rubric-culture/3714234-dla-rozvitku-knigovidanna-i-pidtrimki-citanna-ukraini-potribno-soroku-100-miljoniv-koval-.html" text:style-name="Internet_20_link" text:visited-style-name="Visited_20_Internet_20_Link">
<text:span text:style-name="T4">
铁匠</text:span>
</text:a>
这位铁匠补充说，在乌克兰计划中，将两次在乌克兰记录俄罗斯犯罪的博览会上有两次。</text:p>
      <text:p text:style-name="P4">
今年，乌克兰立场与公共组织者和合作伙伴一起代表乌克兰书籍研究所，包括国际书籍失败(波兰)，乌克兰外交部，乌克兰文化与信息政策部，波兰文化和国家遗产，乌克兰乌克兰大使馆。</text:p>
      <text:p text:style-name="P4">
据乌克林福姆报道，国际图书博览会于5月25日至28日在华沙举行。</text:p>
      <text:p text:style-name="P4">
News Source: <text:a xlink:type="simple" xlink:href="https://www.ukrinform.ua/rubric-culture/3714265-u-varsavi-vidkrivsa-miznarodnij-knizkovij-armarok-ukraina-pocesnij-gist.html" text:style-name="Internet_20_link" text:visited-style-name="Visited_20_Internet_20_Link">
https://www.ukrinform.ua/rubric-culture/3714265-u-varsavi-vidkrivsa-miznarodnij-knizkovij-armarok-ukraina-pocesnij-gist.html</text:a>
</text:p>
      <!--NEWS-->
      <text:h text:style-name="P10" text:outline-level="1">
<text:span text:style-name="T4">
巴赫穆特（Bakhmut Directio）鲁斯军队（Rusian Army）炮击了Vasukivka，Orikhovo-Vasylivka，Markovo，Grigorivka，...</text:span>
</text:h>
      <text:p text:style-name="P4">
作者: liveuamap (Language: en)</text:p>
      <text:p text:style-name="P4">
时间: 2023-05-25T-20:00:00</text:p>
      <text:p text:style-name="P4">
地点: Novhorods'ke, Donetsk Oblast (Latitude:48.33377 Longtitude:37.83657)</text:p>
      <text:p text:style-name="P4">
视频: []</text:p>
      <text:p text:style-name="P4">
图片: []</text:p>
      <text:p text:style-name="P4">
标签: ["Russia"]</text:p>
      <text:p text:style-name="P4">
Id: 22565263</text:p>
      <!--METADATA-->
      <text:p text:style-name="P4">
在巴赫穆特，俄罗斯军队炮击了Vasukivka，Orikhovo-Vasylivka，Markove，Hryhorivka，Bakhmut，Bakhmut，Ivanivske，Stupochky，Kostyantyy，Kostyantyy，Kostyantyy。 Bila Hora的俄罗斯航空王军在早上的报告中 - 乌克兰武装部队的总参谋部</text:p>
      <text:p text:style-name="P4">
新闻集链接：(https://liveuamap.com/en/2023/25-may-at-bakhmut-direction-russian-army-shelled-vasukivka)</text:p>
      <text:p text:style-name="P4">
News Source: <text:a xlink:type="simple" xlink:href="https://t.me/lumsrc/4895" text:style-name="Internet_20_link" text:visited-style-name="Visited_20_Internet_20_Link">
https://t.me/lumsrc/4895</text:a>
</text:p>
      <!--NEWS-->
      <text:h text:style-name="P10" text:outline-level="1">
<text:span text:style-name="T4">
在United24平台上，将从珠穆朗玛峰的顶部出售乌克兰国旗</text:span>
</text:h>
      <text:p text:style-name="P4">
作者: Ukrinform (Person)</text:p>
      <text:p text:style-name="P4">
出版商: Укринформ (Organization)</text:p>
      <text:p text:style-name="P4">
出版时间: 2023-05-25T-20:47:00+03:00</text:p>
      <text:p text:style-name="P4">
修改时间: 2023-05-25T23:47:00+03:00</text:p>
      <text:p text:style-name="P4">
描述: 乌克兰登山冠军瓦伦丁·西帕文（Valentin Sipavin）在珠穆朗玛峰的顶部启动了州旗，该国旗将在United24筹款平台的捐助者中播放。  - 乌克林。</text:p>
      <text:p text:style-name="P4">
图片: ['<text:a xlink:type="simple" xlink:href="https://static.ukrinform.com/photos/2023_05/thumb_files/630_360_1685044521-873.jpg" text:style-name="Internet_20_link" text:visited-style-name="Visited_20_Internet_20_Link">
630_360_16850...</text:a>
']</text:p>
      <text:p text:style-name="P4">
标签: ['Еверест', 'Альпініст', 'United24']</text:p>
      <text:p text:style-name="P4">
类型: Article</text:p>
      <!--METADATA-->
      <text:p text:style-name="P4">
<draw:frame draw:style-name="fr1" draw:name="Image43" text:anchor-type="as-char" svg:width="6.9236in" svg:height="3.956343in" draw:z-index="0">
<draw:image xlink:href="../Images/yкринформ/2023-05-25T-20-47-00-03-00/630_360_1685044521-873.jpg" xlink:type="simple" xlink:show="embed" xlink:actuate="onLoad" draw:mime-type="image/jpeg"/>
</draw:frame>
瓦伦丁·西帕文(Valentin Sipavin)的乌克兰登山冠军已经在高度之上推出了州旗，将在United24筹款平台的捐助者中播放旗帜。</text:p>
      <text:p text:style-name="P4">
根据乌克林福姆的说法，这是在United24页面上指出的<text:a xlink:type="simple" xlink:href="https://t.me/U24_gov_ua/2238" text:style-name="Internet_20_link" text:visited-style-name="Visited_20_Internet_20_Link">
</text:a>
。</text:p>
      <text:p text:style-name="P4">
值得注意的是，对于Sipavin来说，这是珠穆朗玛峰最困难的攀登。 但是，寒冷和大量的乌克兰国旗仍然高8848,86米。</text:p>
      <text:p text:style-name="P4">
<text:span text:style-name="T4">
另请阅读：</text:span>
 <text:a xlink:type="simple" xlink:href="https://www.ukrinform.ua/rubric-other_news/3710985-united24-ta-etnodim-stvorili-dla-ambasadoriv-visiti-sorocki.html" text:style-name="Internet_20_link" text:visited-style-name="Visited_20_Internet_20_Link">
<text:span text:style-name="T4">
 United24 </text:span>
</text:a>
“我们将这一上升献给了所有乌克兰人和捐助者，联合24的合作伙伴。 再次，我们想证明那些拥有共同目的和精神力量的人没有不可能的。”司令员在平台上引用。</text:p>
      <text:p text:style-name="P4">
正如乌克林福姆报道的，每年的联合24平台<text:a xlink:type="simple" xlink:href="https://www.ukrinform.ua/rubric-economy/3704830-za-rik-platforma-united24-zibrala-325-miljoniv-fedorov.html" text:style-name="Internet_20_link" text:visited-style-name="Visited_20_Internet_20_Link">
</text:a>
。</text:p>
      <text:p text:style-name="P4">
照片：United24，电报</text:p>
      <text:p text:style-name="P4">
News Source: <text:a xlink:type="simple" xlink:href="https://www.ukrinform.ua/rubric-society/3714262-na-platformi-united24-prodadut-ukrainskij-prapor-z-versini-everestu.html" text:style-name="Internet_20_link" text:visited-style-name="Visited_20_Internet_20_Link">
https://www.ukrinform.ua/rubric-society/3714262-na-platformi-united24-prodadut-ukrainskij-prapor-z-versini-everestu.html</text:a>
</text:p>
      <!--NEWS-->
      <text:h text:style-name="P10" text:outline-level="1">
<text:span text:style-name="T4">
陆军的JSC Avdiivka Directio Rusian炮击了Novokalinova，Avdiivka，Karlovka，Pervomaisky Sciences of Sciences ...</text:span>
</text:h>
      <text:p text:style-name="P4">
作者: liveuamap (Language: en)</text:p>
      <text:p text:style-name="P4">
时间: 2023-05-25T-22:00:00</text:p>
      <text:p text:style-name="P4">
地点: Donetsk Oblast (Latitude:48.12279 Longtitude:37.76464)</text:p>
      <text:p text:style-name="P4">
视频: []</text:p>
      <text:p text:style-name="P4">
图片: []</text:p>
      <text:p text:style-name="P4">
标签: ["Russia"]</text:p>
      <text:p text:style-name="P4">
Id: 22565262</text:p>
      <!--METADATA-->
      <text:p text:style-name="P4">
在Avdiyivka方向，俄罗斯军队炮击了Novokalynove，Avdiyivka，Karlivka，Pervomayske和Donetsk地区的Netaylove。 俄罗斯航空在Novokalynove，Stepove和Avdiyivka，乌克兰的武装部队的总参谋部</text:p>
      <text:p text:style-name="P4">
新闻集链接：<text:a xlink:type="simple" xlink:href="https://liveuamap.com/en/2023/25-may-at-avdiyivka-direction-russian-army-shelled-novokalynove" text:style-name="Internet_20_link" text:visited-style-name="Visited_20_Internet_20_Link">
https://liveuamap.com/en/2023/2025-may-at-at-avdiyivka-direction-russian-army-army-shelled-novokalynove</text:a>
</text:p>
      <text:p text:style-name="P4">
News Source: <text:a xlink:type="simple" xlink:href="https://t.me/lumsrc/4896" text:style-name="Internet_20_link" text:visited-style-name="Visited_20_Internet_20_Link">
https://t.me/lumsrc/4896</text:a>
</text:p>
      <!--NEWS-->
      <text:h text:style-name="P10" text:outline-level="1">
<text:span text:style-name="T4">
总统授予320名军事，其中121名 - 死后</text:span>
</text:h>
      <text:p text:style-name="P4">
作者: Ukrinform (Person)</text:p>
      <text:p text:style-name="P4">
出版商: Укринформ (Organization)</text:p>
      <text:p text:style-name="P4">
出版时间: 2023-05-25T-22:34:00+03:00</text:p>
      <text:p text:style-name="P4">
修改时间: 2023-05-25T23:34:00+03:00</text:p>
      <text:p text:style-name="P4">
描述: 沃迪米尔·泽伦斯基（Volodymyr Zelensky）庆祝了320名乌克兰州立奖的捍卫者，其中121个是死后的。  - 乌克林。</text:p>
      <text:p text:style-name="P4">
图片: ['<text:a xlink:type="simple" xlink:href="https://static.ukrinform.com/photos/2022_09/thumb_files/630_360_1664353648-814.jpeg" text:style-name="Internet_20_link" text:visited-style-name="Visited_20_Internet_20_Link">
630_360_16643...</text:a>
']</text:p>
      <text:p text:style-name="P4">
标签: ['Нагорода', 'Військові', 'Зеленський', 'Війна з Росією']</text:p>
      <text:p text:style-name="P4">
类型: Article</text:p>
      <!--METADATA-->
      <text:p text:style-name="P4">
<draw:frame draw:style-name="fr1" draw:name="Image44" text:anchor-type="as-char" svg:width="6.9236in" svg:height="3.956343in" draw:z-index="0">
<draw:image xlink:href="../Images/yкринформ/2023-05-25T-22-34-00-03-00/630_360_1664353648-814.jpeg" xlink:type="simple" xlink:show="embed" xlink:actuate="onLoad" draw:mime-type="image/jpeg"/>
</draw:frame>
沃迪米尔·泽伦斯基(Volodymyr Zelensky)庆祝了320名乌克兰州立奖的捍卫者，其中121个是死后的。</text:p>
      <text:p text:style-name="P4">
根据乌克林福姆的说法，相关法令已在国家元首发表。</text:p>
      <text:p text:style-name="P4">
根据文件，奖项是为了个人的勇气，揭示了乌克兰的国家主权和领土完整，无私的军事义务和对军事誓言的忠诚。</text:p>
      <text:p text:style-name="P4">
特别是通过法令<text:a xlink:type="simple" xlink:href="http://www.president.gov.ua/documents/3022023-46877" text:style-name="Internet_20_link" text:visited-style-name="Visited_20_Internet_20_Link">
</text:a>
总统决定授予62名捍卫者，其中16名是死后的。</text:p>
      <text:p text:style-name="P4">
通过法令<text:a xlink:type="simple" xlink:href="http://www.president.gov.ua/documents/3032023-46873" text:style-name="Internet_20_link" text:visited-style-name="Visited_20_Internet_20_Link">
</text:a>
该州的头部出生于73名军人，其中64名 - 死后。 捍卫者授予了Bohdan Khmelnytsky的命令和“勇气”</text:p>
      <text:p text:style-name="P4">
通过法令<text:a xlink:type="simple" xlink:href="http://www.president.gov.ua/documents/3042023-46885" text:style-name="Internet_20_link" text:visited-style-name="Visited_20_Internet_20_Link">
</text:a>
授予了69名军事人士，其中9个是死后的。</text:p>
      <text:p text:style-name="P4">
<text:span text:style-name="T4">
另请阅读：</text:span>
 <text:a xlink:type="simple" xlink:href="https://www.ukrinform.ua/rubric-ato/3708022-prezident-vidznaciv-derzavnimi-nagorodami-134-desantnikiv.html" text:style-name="Internet_20_link" text:visited-style-name="Visited_20_Internet_20_Link">
<text:span text:style-name="T4">
奖励</text:span>
</text:a>
另有116名捍卫者，总统决定颁发该法令<text:a xlink:type="simple" xlink:href="http://www.president.gov.ua/documents/3052023-46881" text:style-name="Internet_20_link" text:visited-style-name="Visited_20_Internet_20_Link">
</text:a>
，其中32个死后。</text:p>
      <text:p text:style-name="P4">
根据最后两个文件，<text:a xlink:type="simple" xlink:href="https://www.ukrinform.ua/tag-vijskovi" text:style-name="Internet_20_link" text:visited-style-name="Visited_20_Internet_20_Link">
</text:a>
Bohdan Khmelnitsky，Danylo Halytsky和“消息”的命令，以及奖牌“乌克兰的兵役”和“ Current of Current”的命令。</text:p>
      <text:p text:style-name="P4">
正如乌克林福姆报道的，5月25日<text:a xlink:type="simple" xlink:href="http://www.ukrinform.ua/rubric-society/3714015-zelenskij-vruciv-nagorodi-pracivnikam-sluzbi-speczvazku.html" text:style-name="Internet_20_link" text:visited-style-name="Visited_20_Internet_20_Link">
</text:a>
在国家服务当天，我授予了乌克兰的特殊传播和信息保护。</text:p>
      <text:p text:style-name="P4">
News Source: <text:a xlink:type="simple" xlink:href="https://www.ukrinform.ua/rubric-ato/3714268-prezident-nagorodiv-320-vijskovih-121-z-nih-posmertno.html" text:style-name="Internet_20_link" text:visited-style-name="Visited_20_Internet_20_Link">
https://www.ukrinform.ua/rubric-ato/3714268-prezident-nagorodiv-320-vijskovih-121-z-nih-posmertno.html</text:a>
</text:p>
      <!--NEWS-->
      <text:h text:style-name="P10" text:outline-level="1">
<text:span text:style-name="T4">
在玛丽卡（Maryinka）方向，俄罗斯军队炮击Krasnohorivka，Maryinka，Novomykhaylivka和Pobye ...</text:span>
</text:h>
      <text:p text:style-name="P4">
作者: liveuamap (Language: en)</text:p>
      <text:p text:style-name="P4">
时间: 2023-05-25T-24:00:00</text:p>
      <text:p text:style-name="P4">
地点: Kurahove (Latitude:47.98498 Longtitude:37.28485)</text:p>
      <text:p text:style-name="P4">
视频: []</text:p>
      <text:p text:style-name="P4">
图片: []</text:p>
      <text:p text:style-name="P4">
标签: ["Russia"]</text:p>
      <text:p text:style-name="P4">
Id: 22565261</text:p>
      <!--METADATA-->
      <text:p text:style-name="P4">
在玛丽卡(Maryinka)的方向，俄罗斯军队炮击了顿涅茨克地区的克拉斯诺夫卡(Krasnohorivka)，玛丽卡(Maryinka)，诺诺卡(Novomykhaylivka)和波比亚(Pobyeda)。 俄罗斯航空在Heorhiyivka和Kurakhove进行的 - 武装部队的武装部队在早上的报告中说</text:p>
      <text:p text:style-name="P4">
新闻集链接：<text:a xlink:type="simple" xlink:href="https://liveuamap.com/en/2023/25-may-at-maryinka-direction-russian-army-shelled-krasnohorivka" text:style-name="Internet_20_link" text:visited-style-name="Visited_20_Internet_20_Link">
https://liveuamap.com/en/2023/25-may-at-maryinka-direction-russian-army-army-shelled-krasnohorivka</text:a>
</text:p>
      <text:p text:style-name="P4">
News Source: <text:a xlink:type="simple" xlink:href="https://t.me/lumsrc/4897" text:style-name="Internet_20_link" text:visited-style-name="Visited_20_Internet_20_Link">
https://t.me/lumsrc/4897</text:a>
</text:p>
      <!--NEWS-->
      <text:h text:style-name="P10" text:outline-level="1">
<text:span text:style-name="T4">
拜登（Biden）确定了美国总参谋部米莉的替代</text:span>
</text:h>
      <text:p text:style-name="P4">
作者: Ukrinform (Person)</text:p>
      <text:p text:style-name="P4">
出版商: Укринформ (Organization)</text:p>
      <text:p text:style-name="P4">
出版时间: 2023-05-25T-24:28:00+03:00</text:p>
      <text:p text:style-name="P4">
修改时间: 2023-05-25T23:28:00+03:00</text:p>
      <text:p text:style-name="P4">
描述: 美国总统建议任命空军将军查尔斯·布朗（Charles Brown）的负责人与美国参谋长新主席。  - 乌克林。</text:p>
      <text:p text:style-name="P4">
图片: ['<text:a xlink:type="simple" xlink:href="https://static.ukrinform.com/photos/2021_12/thumb_files/630_360_1638521183-498.jpg" text:style-name="Internet_20_link" text:visited-style-name="Visited_20_Internet_20_Link">
630_360_16385...</text:a>
']</text:p>
      <text:p text:style-name="P4">
标签: ['Байден', 'США', 'Марк Міллі ']</text:p>
      <text:p text:style-name="P4">
类型: Article</text:p>
      <!--METADATA-->
      <text:p text:style-name="P4">
<draw:frame draw:style-name="fr1" draw:name="Image45" text:anchor-type="as-char" svg:width="6.9236in" svg:height="3.956343in" draw:z-index="0">
<draw:image xlink:href="../Images/yкринформ/2023-05-25T-24-28-00-03-00/630_360_1638521183-498.jpg" xlink:type="simple" xlink:show="embed" xlink:actuate="onLoad" draw:mime-type="image/jpeg"/>
</draw:frame>
总统建议任命空军将军查尔斯·布朗(Charles Brown)的负责人，新任美国参谋长。</text:p>
      <text:p text:style-name="P4">
根据乌克林通讯员的说法，它写道<text:a xlink:type="simple" xlink:href="https://edition.cnn.com/2023/05/24/politics/c-q-brown-joint-chiefs-of-staff-chairman-nomination-biden/index.html" text:style-name="Internet_20_link" text:visited-style-name="Visited_20_Internet_20_Link">
</text:a>
。</text:p>
      <text:p text:style-name="P4">
文章写道：“乔·拜登(Joe Biden)总统宣布提名美国空军总部Germentachalz Brown担任美国参谋长的负责人。”</text:p>
      <text:p text:style-name="P4">
<text:span text:style-name="T4">
另请阅读：</text:span>
 <text:a xlink:type="simple" xlink:href="https://www.ukrinform.ua/rubric-ato/3714223-milli-vpevnenij-so-rosia-ne-vigrae-cu-vijnu.html" text:style-name="Internet_20_link" text:visited-style-name="Visited_20_Internet_20_Link">
<text:span text:style-name="T4">
 milli </text:span>
</text:a>
值得注意的是，国防部长劳埃德·奥斯汀(Lloyd Austin)建议任命布朗。 “如果任命在美国历史上首次批准，国防部最高负责人 - 国防部长和统一参谋长委员会主席 - 将是非裔美国人，”  - CNN说。</text:p>
      <text:p text:style-name="P4">
该出版物解释说，美国董事长是美国总统，国防部长和国家安全委员会部长的关键顾问，是美国最高的美国官员。</text:p>
      <text:p text:style-name="P4">
<text:span text:style-name="T4">
另请阅读：</text:span>
 <text:a xlink:type="simple" xlink:href="https://www.ukrinform.ua/rubric-ato/3714217-litaki-f16-ne-e-akous-divoviznou-zbroeu-u-vijni-milli.html" text:style-name="Internet_20_link" text:visited-style-name="Visited_20_Internet_20_Link">
</text:a>
据报道，自2019年以来，美国参谋长现任主席马克·米利(Mark Milly)就一直担任这一职位。</text:p>
      <text:p text:style-name="P4">
News Source: <text:a xlink:type="simple" xlink:href="https://www.ukrinform.ua/rubric-world/3714266-bajden-viznacivsa-iz-zaminou-golovi-genstabu-ssa-milli.html" text:style-name="Internet_20_link" text:visited-style-name="Visited_20_Internet_20_Link">
https://www.ukrinform.ua/rubric-world/3714266-bajden-viznacivsa-iz-zaminou-golovi-genstabu-ssa-milli.html</text:a>
</text:p>
      <!--NEWS-->
      <text:h text:style-name="P10" text:outline-level="1">
<text:span text:style-name="T4">
曲棍球的半决赛对</text:span>
</text:h>
      <text:p text:style-name="P4">
作者: Ukrinform (Person)</text:p>
      <text:p text:style-name="P4">
出版商: Укринформ (Organization)</text:p>
      <text:p text:style-name="P4">
出版时间: 2023-05-25T-26:16:51+03:00</text:p>
      <text:p text:style-name="P4">
修改时间: 2023-05-25T23:16:51+03:00</text:p>
      <text:p text:style-name="P4">
描述: 拉脱维亚是历史上第一次参加世界杯半决赛。  - 乌克林。</text:p>
      <text:p text:style-name="P4">
图片: ['<text:a xlink:type="simple" xlink:href="https://static.ukrinform.com/photos/2023_05/thumb_files/630_360_1685045717-259.jpg" text:style-name="Internet_20_link" text:visited-style-name="Visited_20_Internet_20_Link">
630_360_16850...</text:a>
']</text:p>
      <text:p text:style-name="P4">
标签: ['Чемпіонат світу з хокею', 'хокей']</text:p>
      <text:p text:style-name="P4">
类型: Article</text:p>
      <!--METADATA-->
      <text:p text:style-name="P4">
<draw:frame draw:style-name="fr1" draw:name="Image46" text:anchor-type="as-char" svg:width="6.9236in" svg:height="3.956343in" draw:z-index="0">
<draw:image xlink:href="../Images/yкринформ/2023-05-25T-26-16-51-03-00/630_360_1685045717-259.jpg" xlink:type="simple" xlink:show="embed" xlink:actuate="onLoad" draw:mime-type="image/jpeg"/>
</draw:frame>
拉特维亚夫(Latviav)历史上的第一场比赛是与曲棍球半决赛的半决赛。</text:p>
      <text:p text:style-name="P4">
在曲棍球世界杯上，参加了四分之一决赛的比赛，美国国家队，德国，加拿大和拉脱维亚是半决赛，乌克林福姆报道。</text:p>
      <text:p text:style-name="P4">
世界锦标赛的第一场半决赛选手是美国国家队。 1/4binals的美国人赢得了捷克共和国-3：0。 同样在Passlanimyechi季后赛的下一轮比赛中，击败了瑞士3：1。</text:p>
      <text:p text:style-name="P4">
现任世界冠军 - 芬兰国家队 - 无法保护冠军，让位给加拿大-1：4。 拉脱维亚产生了极大的轰动，击败了团队-3：1。</text:p>
      <text:p text:style-name="P4">
<text:span text:style-name="T4">
另请阅读：</text:span>
 <text:a xlink:type="simple" xlink:href="https://www.ukrinform.ua/rubric-sports/3714165-ssa-ta-nimeccina-stali-persimi-pivfinalistami-cs2023-z-hokeu.html" text:style-name="Internet_20_link" text:visited-style-name="Visited_20_Internet_20_Link">
<text:span text:style-name="T4">
曲棍球</text:span>
</text:a>
美国 - 德国和加拿大 - 拉脱维亚将参加1/2决赛。 半决赛氧气冠军定于5月27日举行，决赛和第三名28位。</text:p>
      <text:p text:style-name="P4">
照片：盖蒂图像</text:p>
      <text:p text:style-name="P4">
News Source: <text:a xlink:type="simple" xlink:href="https://www.ukrinform.ua/rubric-sports/3714264-viznacilis-pivfinalni-pari-cs-z-hokeu.html" text:style-name="Internet_20_link" text:visited-style-name="Visited_20_Internet_20_Link">
https://www.ukrinform.ua/rubric-sports/3714264-viznacilis-pivfinalni-pari-cs-z-hokeu.html</text:a>
</text:p>
      <!--NEWS-->
      <text:h text:style-name="P10" text:outline-level="1">
<text:span text:style-name="T4">
在被摧毁的房屋下的Avdiivka中，有两个无法获得的尸体</text:span>
</text:h>
      <text:p text:style-name="P4">
作者: Ukrinform (Person)</text:p>
      <text:p text:style-name="P4">
出版商: Укринформ (Organization)</text:p>
      <text:p text:style-name="P4">
出版时间: 2023-05-25T-28:16:00+03:00</text:p>
      <text:p text:style-name="P4">
修改时间: 2023-05-25T23:16:00+03:00</text:p>
      <text:p text:style-name="P4">
描述: 在阿夫迪夫卡（Avdiivka），在俄罗斯多层建筑的残骸下，俄罗斯火箭队留下了两个平民的尸体，现在由于该市缺乏特殊设备而无法获得。  - 乌克林。</text:p>
      <text:p text:style-name="P4">
图片: ['<text:a xlink:type="simple" xlink:href="https://static.ukrinform.com/photos/2023_05/thumb_files/630_360_1685044127-787.jpg" text:style-name="Internet_20_link" text:visited-style-name="Visited_20_Internet_20_Link">
630_360_16850...</text:a>
']</text:p>
      <text:p text:style-name="P4">
标签: ['Донеччина', 'Авдіївка', 'Війна з Росією']</text:p>
      <text:p text:style-name="P4">
类型: Article</text:p>
      <!--METADATA-->
      <text:p text:style-name="P4">
<draw:frame draw:style-name="fr1" draw:name="Image47" text:anchor-type="as-char" svg:width="6.9236in" svg:height="3.956343in" draw:z-index="0">
<draw:image xlink:href="../Images/yкринформ/2023-05-25T-28-16-00-03-00/630_360_1685044127-787.jpg" xlink:type="simple" xlink:show="embed" xlink:actuate="onLoad" draw:mime-type="image/jpeg"/>
</draw:frame>
在多层建筑的俄罗斯火箭的残骸下，Vavdiivtsi仍然是两个平民的尸体，由于特殊设备市的投射，现在无法获得两名平民的尸体。</text:p>
      <text:p text:style-name="P4">
关于<text:a xlink:type="simple" xlink:href="https://t.me/StepanychUA/141" text:style-name="Internet_20_link" text:visited-style-name="Visited_20_Internet_20_Link">
</text:a>
据报道，在他的视频中，乌克林福姆(Avdiiv City)军事管理局维塔里·巴拉巴什(Vitaliy Barabash)的记者在他的视频中。</text:p>
      <text:p text:style-name="P4">
“ 5月25日，Avdiivka。 我在两所房屋的废墟上 - 五台 - 斯托利 - 斯托利一座被击中的房屋。 不幸的是，两名平民在同一地下，人们明确地驱动着。 这是1930年的男人，是一位出生于1958年的女人，是我们一个地方的老师。”城市经理说。</text:p>
      <text:p text:style-name="P4">
<text:span text:style-name="T4">
另请阅读：</text:span>
 <text:a xlink:type="simple" xlink:href="https://www.ukrinform.ua/rubric-ato/3713895-sbu-zatrimala-rosijskogo-agenta-akij-gotuvav-pidriv-zaliznicnoi-kolii-pid-avdiivkou.html" text:style-name="Internet_20_link" text:visited-style-name="Visited_20_Internet_20_Link">
<text:span text:style-name="T4">
 avdiivk </text:span>
</text:a>
据他说，正在发生Avdiivka房屋炮击的破坏，并且该市的20多个多层建筑已被摧毁。</text:p>
      <text:p text:style-name="P4">
“不幸的是，这并不能极大地鼓励当地人撤离。 我想第二次撤离。 因为，即使一个人在这种袭击下幸存下来，我们不太可能能够获得它们，因为该市没有特殊的设备可以拆卸这些障碍。”巴拉巴什强调。</text:p>
      <text:p text:style-name="P4">
他补充说，不可能冒着SES战士的生命危险，SES战斗人员将在Avdiivka中简单地失踪，因为通往城市的20-25公里不断减少。</text:p>
      <text:p text:style-name="P4">
<text:span text:style-name="T4">
另请阅读：</text:span>
 <text:a xlink:type="simple" xlink:href="https://www.ukrinform.ua/rubric-ato/3713865-na-doneccini-zagarbniki-obstrilali-kurahove-z-artilerii-ta-uraganiv.html" text:style-name="Internet_20_link" text:visited-style-name="Visited_20_Internet_20_Link">
</text:a>
“的确，在这种情况下，他们没有机会去做这些工作。 因此，有必要不要等待，不要等待……的确，即使人们在这样的鹰之后生存，他们最有可能被埋葬，仿佛不幸的是，这是不请自来的，”巴拉巴什强调。</text:p>
      <text:p text:style-name="P4">
据报道，阿夫迪夫卡市一直在俄罗斯的火中，敌人每天杀害和伤害平民，破坏基础设施。</text:p>
      <text:p text:style-name="P4">
照片：Vitaliy Barabash，电报</text:p>
      <text:p text:style-name="P4">
News Source: <text:a xlink:type="simple" xlink:href="https://www.ukrinform.ua/rubric-regions/3714259-v-avdiivci-pid-zrujnovanimi-budinkami-zalisautsa-dva-tila-aki-nemozlivo-distati.html" text:style-name="Internet_20_link" text:visited-style-name="Visited_20_Internet_20_Link">
https://www.ukrinform.ua/rubric-regions/3714259-v-avdiivci-pid-zrujnovanimi-budinkami-zalisautsa-dva-tila-aki-nemozlivo-distati.html</text:a>
</text:p>
      <!--NEWS-->
      <text:h text:style-name="P10" text:outline-level="1">
<text:span text:style-name="T4">
韩国决定大大增加K2坦克的产量</text:span>
</text:h>
      <text:p text:style-name="P4">
作者: Ukrinform (Person)</text:p>
      <text:p text:style-name="P4">
出版商: Укринформ (Organization)</text:p>
      <text:p text:style-name="P4">
出版时间: 2023-05-25T-31:58:00+03:00</text:p>
      <text:p text:style-name="P4">
修改时间: 2023-05-25T22:58:00+03:00</text:p>
      <text:p text:style-name="P4">
描述: 韩国国防项目管理委员会已批准了价值14.6亿美元的额外K2战斗坦克的生产计划，该计划计划在未来五年内实施。  - 乌克林。</text:p>
      <text:p text:style-name="P4">
图片: ['<text:a xlink:type="simple" xlink:href="https://static.ukrinform.com/photos/2023_05/thumb_files/630_360_1685008097-862.jpg" text:style-name="Internet_20_link" text:visited-style-name="Visited_20_Internet_20_Link">
630_360_16850...</text:a>
']</text:p>
      <text:p text:style-name="P4">
标签: ['Корея', 'Танк', 'Зброя']</text:p>
      <text:p text:style-name="P4">
类型: Article</text:p>
      <!--METADATA-->
      <text:p text:style-name="P4">
<draw:frame draw:style-name="fr1" draw:name="Image48" text:anchor-type="as-char" svg:width="6.9236in" svg:height="3.956343in" draw:z-index="0">
<draw:image xlink:href="../Images/yкринформ/2023-05-25T-31-58-00-03-00/630_360_1685008097-862.jpg" xlink:type="simple" xlink:show="embed" xlink:actuate="onLoad" draw:mime-type="image/jpeg"/>
</draw:frame>
韩国国防委员会已批准了价值14.6亿美元的K2主要战斗坦克制作计划，该计划计划在未来五年内实施。</text:p>
      <text:p text:style-name="P4">
根据乌克林福姆的说法，参考韩国国防采购机构(DAPA)告知<text:a xlink:type="simple" xlink:href="https://en.yna.co.kr/view/AEN20230525009200325" text:style-name="Internet_20_link" text:visited-style-name="Visited_20_Internet_20_Link">
</text:a>
。</text:p>
      <text:p text:style-name="P4">
“我们预计将作为该项目的一部分获取<text:a xlink:type="simple" xlink:href="https://www.ukrinform.ua/tag-tank" text:style-name="Internet_20_link" text:visited-style-name="Visited_20_Internet_20_Link">
</text:a>
乌达帕说：“ K2将为陆军的增加做出重大贡献。”</text:p>
      <text:p text:style-name="P4">
自2014年以来，K2坦克一直在韩国武装部队服务。</text:p>
      <text:p text:style-name="P4">
<text:span text:style-name="T4">
另请阅读：</text:span>
 <text:a xlink:type="simple" xlink:href="https://www.ukrinform.ua/rubric-world/3713734-cehia-kupue-246-gusenicnih-bojovih-masin-pihoti-cv90.html" text:style-name="Internet_20_link" text:visited-style-name="Visited_20_Internet_20_Link">
</text:a>
此外，委员会批准了一项超过22亿美元的计划，购买早期警告和控制的早期飞机，以增强空气监视的能力。 该项目将持续到2031年，没有披露飞机的数量。</text:p>
      <text:p text:style-name="P4">
目前，韩国空军正在运行四架预警飞机。</text:p>
      <text:p text:style-name="P4">
据报道，去年<text:a xlink:type="simple" xlink:href="https://www.ukrinform.ua/rubric-world/3537785-polsa-pridbae-u-pivdennoi-korei-blizko-tisaci-tankiv-ta-ponad-600-gaubic.html" text:style-name="Internet_20_link" text:visited-style-name="Visited_20_Internet_20_Link">
</text:a>
购买了大约一千辆K2坦克，超过600个陆军的炮兵装置K9和300 k239 Saus，以及48个时尚的FA-50。</text:p>
      <text:p text:style-name="P4">
<text:span text:style-name="T4">
另请阅读：</text:span>
 <text:a xlink:type="simple" xlink:href="https://www.ukrinform.ua/rubric-ato/3713625-svejcaria-prodast-nimeccini-25-tankiv-leopard-2-ukraina-zmoze-otrimati-bilse-zbroi.html" text:style-name="Internet_20_link" text:visited-style-name="Visited_20_Internet_20_Link">
<text:span text:style-name="T4">
 tank </text:span>
</text:a>
去年12月初，韩国武器的第一方 -  10 k2和24 cau K9华沙。 下一个五个坦克和12个CAU的聚会于3月来到波兰。</text:p>
      <text:p text:style-name="P4">
<text:span text:style-name="T5">
foto：Defense defend-blog.com</text:span>
</text:p>
      <text:p text:style-name="P4">
News Source: <text:a xlink:type="simple" xlink:href="https://www.ukrinform.ua/rubric-world/3713964-pivdenna-korea-virisila-rizko-zbilsiti-virobnictvo-tankiv-k2.html" text:style-name="Internet_20_link" text:visited-style-name="Visited_20_Internet_20_Link">
https://www.ukrinform.ua/rubric-world/3713964-pivdenna-korea-virisila-rizko-zbilsiti-virobnictvo-tankiv-k2.html</text:a>
</text:p>
      <!--NEWS-->
      <text:h text:style-name="P10" text:outline-level="1">
<text:span text:style-name="T4">
克劳福德（Crawford）和斯潘塞（Spence）已同意争取绝对世界冠军的头衔</text:span>
</text:h>
      <text:p text:style-name="P4">
作者: Ukrinform (Person)</text:p>
      <text:p text:style-name="P4">
出版商: Укринформ (Organization)</text:p>
      <text:p text:style-name="P4">
出版时间: 2023-05-25T-33:50:09+03:00</text:p>
      <text:p text:style-name="P4">
修改时间: 2023-05-25T22:50:09+03:00</text:p>
      <text:p text:style-name="P4">
描述: 这场比赛将于7月29日在拉斯维加斯举行。  - 乌克林。</text:p>
      <text:p text:style-name="P4">
图片: ['<text:a xlink:type="simple" xlink:href="https://static.ukrinform.com/photos/2023_05/thumb_files/630_360_1685043998-994.jpg" text:style-name="Internet_20_link" text:visited-style-name="Visited_20_Internet_20_Link">
630_360_16850...</text:a>
']</text:p>
      <text:p text:style-name="P4">
标签: ['Бокс']</text:p>
      <text:p text:style-name="P4">
类型: Article</text:p>
      <!--METADATA-->
      <text:p text:style-name="P4">
<draw:frame draw:style-name="fr1" draw:name="Image49" text:anchor-type="as-char" svg:width="6.9236in" svg:height="3.956343in" draw:z-index="0">
<draw:image xlink:href="../Images/yкринформ/2023-05-25T-33-50-09-03-00/630_360_1685043998-994.jpg" xlink:type="simple" xlink:show="embed" xlink:actuate="onLoad" draw:mime-type="image/jpeg"/>
</draw:frame>
这场比赛将于7月29日在拉斯维加斯举行。</text:p>
      <text:p text:style-name="P4">
WBA，WBC和IBF冠军一半-Middle Strige Errol Spence(28-0，22)Tu Volodar WBO Terents Crawford(39-0、30谁)提出提案，<text:a xlink:type="simple" xlink:href="https://twitter.com/terencecrawford/status/1661781198316929024" text:style-name="Internet_20_link" text:visited-style-name="Visited_20_Internet_20_Link">
</text:a>
报道说，克劳福德在他的Twitter页面上。</text:p>
      <text:p text:style-name="P4">
争夺绝对半重量冠军的冠军将于7月29日举行。TheZaz是拳击中过去几年中最受期待的比赛之一，具体取决于体重类别。 拳击之夜将在T-Mobile Arena Ulas Vegasi举行。</text:p>
      <text:p text:style-name="P4">
早些时候，Spence -Crawford计划于2022年11月举行。 后来，他们于6月17日同意。</text:p>
      <text:p text:style-name="P4">
最后一场战斗在2022年4月进行了最后一场战斗，以WBC，WBA和IBF冠军的燃烧决斗击败了Jorddenis Ugas。</text:p>
      <text:p text:style-name="P4">
克劳福德(Crawford)是中等重量的WBO头衔的所有者。 去年，十二月，青少年在与大卫·阿瓦内西扬(David Avanetsyan)的战斗中赢得了早期胜利，并为冠军辩护。</text:p>
      <text:p text:style-name="P4">
<text:span text:style-name="T4">
另请阅读：</text:span>
 <text:a xlink:type="simple" xlink:href="https://www.ukrinform.ua/rubric-sports/3693359-usik-ocolue-rejting-zurnalu-the-ring-nezalezno-vid-vagovoi-kategorii.html" text:style-name="Internet_20_link" text:visited-style-name="Visited_20_Internet_20_Link">
</text:a>
正如乌克林福姆(Ukrinform)报道的那样，克劳福德(Crawford)和斯普内斯(Spence)是世界上最好的书，无论戒指的重量类别如何，第三位是第三位，第四位，第四名，负责人亚历山大·乌斯克(Alexander Usyk)。</text:p>
      <text:p text:style-name="P4">
照片：Getty图像</text:p>
      <text:p text:style-name="P4">
News Source: <text:a xlink:type="simple" xlink:href="https://www.ukrinform.ua/rubric-sports/3714260-krouford-ta-spens-domovilisa-pro-bij-za-zvanna-absolutnogo-cempiona-svitu.html" text:style-name="Internet_20_link" text:visited-style-name="Visited_20_Internet_20_Link">
https://www.ukrinform.ua/rubric-sports/3714260-krouford-ta-spens-domovilisa-pro-bij-za-zvanna-absolutnogo-cempiona-svitu.html</text:a>
</text:p>
      <!--NEWS-->
      <text:h text:style-name="P10" text:outline-level="1">
<text:span text:style-name="T4">
乌克兰应遵守中国的保护政策-Klimkin</text:span>
</text:h>
      <text:p text:style-name="P4">
作者: Ukrinform (Person)</text:p>
      <text:p text:style-name="P4">
出版商: Укринформ (Organization)</text:p>
      <text:p text:style-name="P4">
出版时间: 2023-05-25T-35:48:00+03:00</text:p>
      <text:p text:style-name="P4">
修改时间: 2023-05-25T22:48:00+03:00</text:p>
      <text:p text:style-name="P4">
描述: 作为未来的欧盟和北约成员，乌克兰必须遵守包括中国在内的战略 - 但与此同时，也有能力在经济和文化领域进行操纵。  - 乌克林。</text:p>
      <text:p text:style-name="P4">
图片: ['<text:a xlink:type="simple" xlink:href="https://static.ukrinform.com/photos/2019_07/thumb_files/630_360_1564418290-224.jpg" text:style-name="Internet_20_link" text:visited-style-name="Visited_20_Internet_20_Link">
630_360_15644...</text:a>
']</text:p>
      <text:p text:style-name="P4">
标签: ['Китай', 'Клімкін', 'Війна з Росією']</text:p>
      <text:p text:style-name="P4">
类型: Article</text:p>
      <!--METADATA-->
      <text:p text:style-name="P4">
<draw:frame draw:style-name="fr1" draw:name="Image50" text:anchor-type="as-char" svg:width="6.9236in" svg:height="3.956343in" draw:z-index="0">
<draw:image xlink:href="../Images/yкринформ/2023-05-25T-35-48-00-03-00/630_360_1564418290-224.jpg" xlink:type="simple" xlink:show="embed" xlink:actuate="onLoad" draw:mime-type="image/jpeg"/>
</draw:frame>
作为未来的欧盟和北约成员，乌克兰必须遵守包括中国在内的战略 - 但与此同时，也有能力在经济和文化领域进行操纵。</text:p>
      <text:p text:style-name="P4">
外交事务专家在小组中说：“再也不会：如何赢得战争而不会失去和平。”</text:p>
      <text:p text:style-name="P4">
“我们正在向西方移动，我们即将成为欧盟和北约的一部分。 这意味着您需要遵守中国的保护政策。 现在，中国很关心，并试图了解它如何在欧洲安全建筑中发挥作用。 当然，我们有一个操纵文化或经济关系的地方。 但是，在安全方面，我们像欧盟一样，必须遵守风险最小化策略。”</text:p>
      <text:p text:style-name="P4">
他强调说，欧洲的团结是乌克兰权力和安全的基础。但是，欧洲的安全模式已经过时，因此值得将此页变成新的东西，这是新的。 同时，根据克里姆金(Klimkin)的说法，欧盟有一些国家的重新保险或双重心态与失败有关，他们还没有准备好战斗。 特别是，这是德国的战略文化。</text:p>
      <text:p text:style-name="P4">
“现在，德国人几个月都无法准备最终的安全策略。 这只是两个方面：第一个是中国，第二个是俄罗斯。 如果您无法确定这些国家在此级别的方法，那么您如何才能陷入真正的斗争？”</text:p>
      <text:p text:style-name="P4">
<text:span text:style-name="T4">
另请阅读：</text:span>
 <text:a xlink:type="simple" xlink:href="https://www.ukrinform.ua/rubric-polytics/3701380-klimkin-rozmova-zelenskogo-z-si-ce-horosa-istoria-dla-ukraini-ale-e-i-riziki.html" text:style-name="Internet_20_link" text:visited-style-name="Visited_20_Internet_20_Link">
<text:span text:style-name="T4">
 klimkin </text:span>
</text:a>
从单词<text:a xlink:type="simple" xlink:href="https://www.ukrinform.ua/tag-klimkin" text:style-name="Internet_20_link" text:visited-style-name="Visited_20_Internet_20_Link">
</text:a>
西方对响应的方法可以简化为两个简单的时刻：克制和断开连接。？” 它不会。 同时，从俄罗斯到欧盟的180度尚未准备就绪。</text:p>
      <text:p text:style-name="P4">
News Source: <text:a xlink:type="simple" xlink:href="https://www.ukrinform.ua/rubric-polytics/3714261-ukraina-mae-dotrimuvatisa-zahisnoi-politiki-sodo-kitau-klimkin.html" text:style-name="Internet_20_link" text:visited-style-name="Visited_20_Internet_20_Link">
https://www.ukrinform.ua/rubric-polytics/3714261-ukraina-mae-dotrimuvatisa-zahisnoi-politiki-sodo-kitau-klimkin.html</text:a>
</text:p>
      <!--NEWS-->
      <text:h text:style-name="P10" text:outline-level="1">
<text:span text:style-name="T4">
俄罗斯人向苏米地区边界的七个社区开火</text:span>
</text:h>
      <text:p text:style-name="P4">
作者: Ukrinform (Person)</text:p>
      <text:p text:style-name="P4">
出版商: Укринформ (Organization)</text:p>
      <text:p text:style-name="P4">
出版时间: 2023-05-25T-37:39:00+03:00</text:p>
      <text:p text:style-name="P4">
修改时间: 2023-05-25T22:39:00+03:00</text:p>
      <text:p text:style-name="P4">
描述: 5月25日星期四，俄罗斯军队袭击了苏米地区七个边境社区的炮兵和迫击炮，总共进行了14次炮击。  - 乌克林。</text:p>
      <text:p text:style-name="P4">
图片: ['<text:a xlink:type="simple" xlink:href="https://static.ukrinform.com/photos/2023_05/thumb_files/630_360_1685043521-905.jpg" text:style-name="Internet_20_link" text:visited-style-name="Visited_20_Internet_20_Link">
630_360_16850...</text:a>
']</text:p>
      <text:p text:style-name="P4">
标签: ['Обстріл', 'Сумщина', 'Війна з Росією']</text:p>
      <text:p text:style-name="P4">
类型: Article</text:p>
      <!--METADATA-->
      <text:p text:style-name="P4">
<draw:frame draw:style-name="fr1" draw:name="Image51" text:anchor-type="as-char" svg:width="6.9236in" svg:height="3.956343in" draw:z-index="0">
<draw:image xlink:href="../Images/yкринформ/2023-05-25T-37-39-00-03-00/630_360_1685043521-905.jpg" xlink:type="simple" xlink:show="embed" xlink:actuate="onLoad" draw:mime-type="image/jpeg"/>
</draw:frame>
5月25日星期四，俄罗斯军队袭击了苏米地区七个边境社区的炮兵和迫击炮，总共进行了14次炮击。</text:p>
      <text:p text:style-name="P4">
根据乌克林福姆的说法，Sumy地区军事行政部门在[]中报道了(https://t.me/Sumy_news_ODA/16457)。</text:p>
      <text:p text:style-name="P4">
每天在该地区的边境地区共记录了57起爆炸。</text:p>
      <text:p text:style-name="P4">
<text:span text:style-name="T4">
另请阅读：</text:span>
 <text:a xlink:type="simple" xlink:href="https://www.ukrinform.ua/rubric-ato/3714236-rosiani-obstrilali-z-vazkoi-artilerii-nikopol-poskodzeni-budinki-lep-i-gazoprovodi.html" text:style-name="Internet_20_link" text:visited-style-name="Visited_20_Internet_20_Link">
<text:span text:style-name="T4">
射击</text:span>
</text:a>
根据OVA的说法，Hotin社区被迫击炮射击，因此听到了四次爆炸。 敌对的大火损坏了传输线。</text:p>
      <text:p text:style-name="P4">
年轻的社区已经从俄罗斯人的自我推广装置中开枪 - 第五次爆炸发生了。</text:p>
      <text:p text:style-name="P4">
在Novoslobid社区中，俄罗斯军队两次击败了迫击炮，造成了7次爆炸。 敌人的迫击炮也遭受了维斯莱克帕尔社区的折磨 - 每天发生7次炮击和33起爆炸。</text:p>
      <text:p text:style-name="P4">
<text:span text:style-name="T4">
另请阅读：</text:span>
 <text:a xlink:type="simple" xlink:href="https://www.ukrinform.ua/rubric-ato/3714173-nakazuvav-obstriluvati-ukrainu-kalibrami-sbu-ogolosila-pidozru-rosijskomu-viceadmiralu.html" text:style-name="Internet_20_link" text:visited-style-name="Visited_20_Internet_20_Link">
<text:span text:style-name="T4">
射击</text:span>
</text:a>
据埃斯曼和沙利金社区称，俄罗斯人也被迫击炮击败了，结果分别发生了两次爆炸和四次爆炸。</text:p>
      <text:p text:style-name="P4">
Putivl社区袭击了炮兵的入侵者，从而造成了慷慨的爆炸。</text:p>
      <text:p text:style-name="P4">
正如乌克林福姆报道的那样，在5月25日晚上，俄罗斯军队在苏米地区的Novoslobid社区中袭击了城墙。</text:p>
      <text:p text:style-name="P4">
News Source: <text:a xlink:type="simple" xlink:href="https://www.ukrinform.ua/rubric-ato/3714256-rosiani-za-den-obstrilali-sim-gromad-prikordonna-sumsini.html" text:style-name="Internet_20_link" text:visited-style-name="Visited_20_Internet_20_Link">
https://www.ukrinform.ua/rubric-ato/3714256-rosiani-za-den-obstrilali-sim-gromad-prikordonna-sumsini.html</text:a>
</text:p>
      <!--NEWS-->
      <text:h text:style-name="P10" text:outline-level="1">
<text:span text:style-name="T4">
在波尔塔瓦地区开设了经过修复的运动和康复综合体</text:span>
</text:h>
      <text:p text:style-name="P4">
作者: Ukrinform (Person)</text:p>
      <text:p text:style-name="P4">
出版商: Укринформ (Organization)</text:p>
      <text:p text:style-name="P4">
出版时间: 2023-05-25T-39:32:00+03:00</text:p>
      <text:p text:style-name="P4">
修改时间: 2023-05-25T22:32:00+03:00</text:p>
      <text:p text:style-name="P4">
描述: 在Reshetilovka市，Poltava地区为残疾人开设了经过修复的运动和康复综合体“ Kolos”。  - 乌克林。</text:p>
      <text:p text:style-name="P4">
图片: ['<text:a xlink:type="simple" xlink:href="https://static.ukrinform.com/photos/2023_05/thumb_files/630_360_1685042890-910.jpg" text:style-name="Internet_20_link" text:visited-style-name="Visited_20_Internet_20_Link">
630_360_16850...</text:a>
', '<text:a xlink:type="simple" xlink:href="https://static.ukrinform.com/photos/2023_05/1685042949-335.jpg" text:style-name="Internet_20_link" text:visited-style-name="Visited_20_Internet_20_Link">
1685042949-33...</text:a>
']</text:p>
      <text:p text:style-name="P4">
标签: ['Полтавщина', 'Кубраков', 'Відбудова']</text:p>
      <text:p text:style-name="P4">
类型: Article</text:p>
      <!--METADATA-->
      <text:p text:style-name="P4">
<draw:frame draw:style-name="fr1" draw:name="Image52" text:anchor-type="as-char" svg:width="6.9236in" svg:height="3.956343in" draw:z-index="0">
<draw:image xlink:href="../Images/yкринформ/2023-05-25T-39-32-00-03-00/630_360_1685042890-910.jpg" xlink:type="simple" xlink:show="embed" xlink:actuate="onLoad" draw:mime-type="image/jpeg"/>
</draw:frame>
Poltava地区的Misreshirestylivka开放了经过修复的运动和康复综合体“ Kolos”。</text:p>
      <text:p text:style-name="P4">
正如乌克林福姆报道的那样，据说<text:a xlink:type="simple" xlink:href="https://mtu.gov.ua/news/34347.html" text:style-name="Internet_20_link" text:visited-style-name="Visited_20_Internet_20_Link">
</text:a>
。</text:p>
      <text:p text:style-name="P4">
“考虑到包容性的所有要求的综合体的开放将使数百名乌克兰人获得必要的康复服务，并用一架无法携带的飞机实现自己。 我感谢EIB，联合国，地方当局的合作伙伴在实施该项目方面的有效工作。</text:p>
      <text:p text:style-name="P4">
<draw:frame draw:style-name="fr1" draw:name="Image53" text:anchor-type="as-char" svg:width="6.9236in" svg:height="4.615733in" draw:z-index="0">
<draw:image xlink:href="../Images/yкринформ/2023-05-25T-39-32-00-03-00/1685042949-335.jpg" xlink:type="simple" xlink:show="embed" xlink:actuate="onLoad" draw:mime-type="image/jpeg"/>
</draw:frame>
该综合大楼将能够为300多名受远见，听力，身心发展，肌肉骨骼设备的儿童和年轻人提供康复服务。 还可以预见，该综合大楼将在综合大楼举行，该综合大楼将能够进入乌克兰的残奥会和拒绝的国家队。</text:p>
      <text:p text:style-name="P4">
<text:span text:style-name="T4">
另请阅读：</text:span>
 <text:a xlink:type="simple" xlink:href="https://www.ukrinform.ua/rubric-vidbudova/3713863-v-ukraini-vze-vidnovili-130-stucnih-sporud-ta-tretinu-zaliznicnih-mostiv-kubrakov.html" text:style-name="Internet_20_link" text:visited-style-name="Visited_20_Internet_20_Link">
<text:span text:style-name="T4">
 kubrakov </text:span>
</text:a>
该建筑物是根据乌克兰与欧洲投资银行之间的“乌克兰回收率的非凡信贷计划”修复的(EIB). Вартість реконструкції становила 1,1 мільйона євро, які буливиділені ЄІБ та співфінансовані місцевою владою.</text:p>
      <text:p text:style-name="P4">
Як повідомлялося, «Надзвичайна кредитна програма для відновлення України» —рамкова кредитна угода між Україною та ЄІБ, яка передбачає виділення місцевиморганам влади 200 мільйонів євро для відновлення соціальної інфраструктури,покращення умов життя та громад, що їх приймають. Йдеться про громади в 9областях України: Донецькій, Луганській, Дніпропетровській, Запорізькій,Київській, Одеській, Полтавській, Харківській та Херсонській.</text:p>
      <text:p text:style-name="P4">
<text:span text:style-name="T4">
Читайте також:</text:span>
 <text:a xlink:type="simple" xlink:href="https://www.ukrinform.ua/rubric-vidbudova/3713405-vidnovlena-infrastruktura-v-ukraini-vze-do-2024-roku-mae-stati-bezbarernou-kubrakov.html" text:style-name="Internet_20_link" text:visited-style-name="Visited_20_Internet_20_Link">
 <text:span text:style-name="T4">
Кубраков</text:span>
 </text:a>
该计划由社区发展部，乌克兰的泰恩弗里德(Tainfrasture)领土和乌克兰财政部以及地方政府机构以及联合国发展计划的技术支持。</text:p>
      <text:p text:style-name="P4">
照片：国防部</text:p>
      <text:p text:style-name="P4">
News Source: <text:a xlink:type="simple" xlink:href="https://www.ukrinform.ua/rubric-vidbudova/3714255-na-poltavsini-vidkrili-vidnovlenij-sportivnoreabilitacijnij-kompleks.html" text:style-name="Internet_20_link" text:visited-style-name="Visited_20_Internet_20_Link">
https://www.ukrinform.ua/rubric-vidbudova/3714255-na-poltavsini-vidkrili-vidnovlenij-sportivnoreabilitacijnij-kompleks.html</text:a>
</text:p>
      <!--NEWS-->
      <text:h text:style-name="P10" text:outline-level="1">
<text:span text:style-name="T4">
乌克兰的重建计划应为继续进行关键改革的延续-Klitschko</text:span>
</text:h>
      <text:p text:style-name="P4">
作者: Ukrinform (Person)</text:p>
      <text:p text:style-name="P4">
出版商: Укринформ (Organization)</text:p>
      <text:p text:style-name="P4">
出版时间: 2023-05-25T-41:29:00+03:00</text:p>
      <text:p text:style-name="P4">
修改时间: 2023-05-25T22:29:00+03:00</text:p>
      <text:p text:style-name="P4">
描述: 乌克兰战后恢复的计划应该预见到，首先是决定性改革的“公路卡”，旨在在我国引入欧洲标准。  - 乌克林。</text:p>
      <text:p text:style-name="P4">
图片: ['<text:a xlink:type="simple" xlink:href="https://static.ukrinform.com/photos/2022_12/thumb_files/630_360_1669972185-472.jpg" text:style-name="Internet_20_link" text:visited-style-name="Visited_20_Internet_20_Link">
630_360_16699...</text:a>
']</text:p>
      <text:p text:style-name="P4">
标签: ['Євросоюз', 'Реформа', 'Віталій Кличко', 'Війна з Росією', 'Відбудова']</text:p>
      <text:p text:style-name="P4">
类型: Article</text:p>
      <!--METADATA-->
      <text:p text:style-name="P4">
<draw:frame draw:style-name="fr1" draw:name="Image54" text:anchor-type="as-char" svg:width="6.9236in" svg:height="3.956343in" draw:z-index="0">
<draw:image xlink:href="../Images/yкринформ/2023-05-25T-41-29-00-03-00/630_360_1669972185-472.jpg" xlink:type="simple" xlink:show="embed" xlink:actuate="onLoad" draw:mime-type="image/jpeg"/>
</draw:frame>
乌克兰的计划 - 战争的恢复应包括首先，最重要的是旨在在我国引入欧洲标准的决定性改革的“公路卡”。</text:p>
      <text:p text:style-name="P4">
这是由基辅维塔利·克里奇科(Kyiv Vitaliy Klitschko)市长在欧洲地区欧洲委员会的参与者的视频地址中指出的。</text:p>
      <text:p text:style-name="P4">
“您经常可以听到有关乌克兰的“道路卡”，“重建计划”或“马歇尔计划”的信息。 许多人想到修复房屋，桥梁和道路。 但这不是。 今天的主要优先事项是恢复该国。 首都市长说，需要“路线图”  - 如何引入乌克兰进行改革，将乌克兰变成具有欧洲标准的州的新规则。”</text:p>
      <text:p text:style-name="P4">
据他说，今天要照顾下来的第二天很重要：“我们的时间有限，我们必须成功，我们必须保持坚强……明天战争结束后，我们必须实施所有这些计划。 乌克兰的成功是我们合作伙伴的最佳答案。 乌克兰的成功也是我们敌人的最佳答案，对于俄罗斯来说，只能理解语言。”</text:p>
      <text:p text:style-name="P4">
<text:span text:style-name="T4">
另请阅读：</text:span>
 <text:a xlink:type="simple" xlink:href="https://www.ukrinform.ua/rubric-kyiv/3711435-klicko-zaprosiv-amerikanskih-biznesmeniv-do-vidbudovi-kieva.html" text:style-name="Internet_20_link" text:visited-style-name="Visited_20_Internet_20_Link">
<text:span text:style-name="T4">
 klitschko </text:span>
</text:a>
在乌克兰所需的主要转变中，基辅市长称为司法改革，警察改革以及改革政府和权力下放的继续。</text:p>
      <text:p text:style-name="P4">
克里奇科(Klitschko)回忆说，在过去的几年中，权力改革一直是乌克兰最成功的改革之一，这是国家稳定和民主的基础。 即使在战争中，某些政客试图建立周围力量的垂直力量，而主要原则<text:a xlink:type="simple" xlink:href="https://www.ukrinform.ua/tag-demokratia" text:style-name="Internet_20_link" text:visited-style-name="Visited_20_Internet_20_Link">
</text:a>
从下方开始有相反方向的国家力量的结构。</text:p>
      <text:p text:style-name="P4">
资本主席向欧洲地区委员会呼吁与关键合作伙伴合作支持此类改革，因为在没有他们的帮助的情况下，建立新的乌克兰将更加困难。</text:p>
      <text:p text:style-name="P4">
<text:span text:style-name="T4">
另请阅读：</text:span>
 <text:a xlink:type="simple" xlink:href="https://www.ukrinform.ua/rubric-polytics/3701911-na-samiti-mist-pivnicnoi-ta-pivdennoi-ameriki-obgovoruut-pidtrimku-ukraini-klicko.html" text:style-name="Internet_20_link" text:visited-style-name="Visited_20_Internet_20_Link">
<text:span text:style-name="T4">
 klitschko </text:span>
</text:a>
</text:p>
      <text:p text:style-name="P4">
回想一下，欧洲地区委员会是一个咨询机构，在欧洲关键机构在所有区域发展问题上的关键政策制定中发挥了作用。 该委员会由317名区域和地方当局的代表组成，这些代表与欧盟行政机构在决策中完全不吻合。</text:p>
      <text:p text:style-name="P4">
News Source: <text:a xlink:type="simple" xlink:href="https://www.ukrinform.ua/rubric-vidbudova/3714254-programa-vidbudovi-ukraini-mae-vklucati-prodovzenna-klucovih-reform-klicko.html" text:style-name="Internet_20_link" text:visited-style-name="Visited_20_Internet_20_Link">
https://www.ukrinform.ua/rubric-vidbudova/3714254-programa-vidbudovi-ukraini-mae-vklucati-prodovzenna-klucovih-reform-klicko.html</text:a>
</text:p>
      <!--NEWS-->
      <text:h text:style-name="P10" text:outline-level="1">
<text:span text:style-name="T4">
美国对马里的瓦格纳的头实施了制裁</text:span>
</text:h>
      <text:p text:style-name="P4">
作者: Ukrinform (Person)</text:p>
      <text:p text:style-name="P4">
出版商: Укринформ (Organization)</text:p>
      <text:p text:style-name="P4">
出版时间: 2023-05-25T-43:22:06+03:00</text:p>
      <text:p text:style-name="P4">
修改时间: 2023-05-25T22:22:06+03:00</text:p>
      <text:p text:style-name="P4">
描述: 美国财政部宣布对马里的瓦格纳·佩奇（Wagner PEC）负责人实施制裁，因为它已经知道将该群体运送到俄罗斯的企图不成功的尝试。  - 乌克林。</text:p>
      <text:p text:style-name="P4">
图片: ['<text:a xlink:type="simple" xlink:href="https://static.ukrinform.com/photos/2018_07/thumb_files/630_360_1530736867-9723.jpg" text:style-name="Internet_20_link" text:visited-style-name="Visited_20_Internet_20_Link">
630_360_15307...</text:a>
']</text:p>
      <text:p text:style-name="P4">
标签: ['Малі', 'Санкції', 'США', 'ПВК "Вагнера"']</text:p>
      <text:p text:style-name="P4">
类型: Article</text:p>
      <!--METADATA-->
      <text:p text:style-name="P4">
<draw:frame draw:style-name="fr1" draw:name="Image55" text:anchor-type="as-char" svg:width="6.9236in" svg:height="3.956343in" draw:z-index="0">
<draw:image xlink:href="../Images/yкринформ/2023-05-25T-43-22-06-03-00/630_360_1530736867-9723.jpg" xlink:type="simple" xlink:show="embed" xlink:actuate="onLoad" draw:mime-type="image/jpeg"/>
</draw:frame>
美国财政部宣布对马里的瓦格纳CPI负责人实施制裁，因为它知道该集团将其武器运送到俄罗斯的群体不成功。</text:p>
      <text:p text:style-name="P4">
这在外国资产控制办公室的官方消息中说明了这一点(OFAC)美国财政部，乌克林福姆报道。</text:p>
      <text:p text:style-name="P4">
“如今，OFAC已对俄罗斯PEC“瓦格纳”准军事形式的负责人及其首席行政官以马里为基础的伊万·马斯洛夫(Ivan Maslov)实施了制裁。”</text:p>
      <text:p text:style-name="P4">
<text:span text:style-name="T4">
另请阅读：</text:span>
 <text:a xlink:type="simple" xlink:href="https://www.ukrinform.ua/rubric-ato/3713945-vagnerivci-zalisautsa-u-bahmuti-malar.html" text:style-name="Internet_20_link" text:visited-style-name="Visited_20_Internet_20_Link">
<text:span text:style-name="T4">
 Wagner </text:span>
</text:a>
有人强调，瓦格纳集团及其领导人耶夫根·普里戈金(Yevgeny Prigogin)是许多尸体的郊区，包括在俄罗斯反乌克兰战争的支持下。</text:p>
      <text:p text:style-name="P4">
瓦格纳集团(Wagner Group)显然正试图掩盖其在乌克兰购买军事设备的努力，包括因为它拥有基地的小国。 该文件指出，美国反对任何国家通过瓦格纳集团(Wagner Group)帮助俄罗斯的企图。</text:p>
      <text:p text:style-name="P4">
可以澄清的是，马斯洛夫此外，还组织了多个非洲国家的酋长的普里戈宁会议，并意识到了小组的利益。</text:p>
      <text:p text:style-name="P4">
<text:span text:style-name="T4">
另请阅读：</text:span>
 <text:a xlink:type="simple" xlink:href="https://www.ukrinform.ua/rubric-ato/3713061-grupa-vagnera-namagaetsa-taemno-zakupiti-zbrou-cerez-mali.html" text:style-name="Internet_20_link" text:visited-style-name="Visited_20_Internet_20_Link">
<text:span text:style-name="T4">
 Wagner </text:span>
</text:a>
据报道，上周，美国美国部门确认，俄罗斯PEC“瓦格纳”试图实施越过武器的武器计划，以在对乌克兰的战争中使用。</text:p>
      <text:p text:style-name="P4">
美国对瓦格纳集团(Wagner Group)以及许多大陆上的众多组织和人实施了制裁，这些组织和人支持世界各地该团体的稳定。</text:p>
      <text:p text:style-name="P4">
News Source: <text:a xlink:type="simple" xlink:href="https://www.ukrinform.ua/rubric-world/3714251-ssa-vveli-sankcii-proti-kerivnika-vagnera-v-mali.html" text:style-name="Internet_20_link" text:visited-style-name="Visited_20_Internet_20_Link">
https://www.ukrinform.ua/rubric-world/3714251-ssa-vveli-sankcii-proti-kerivnika-vagnera-v-mali.html</text:a>
</text:p>
      <!--NEWS-->
      <text:h text:style-name="P10" text:outline-level="1">
<text:span text:style-name="T4">
行动理念：费多罗夫在欧洲议会中讲述了乌克兰的染色经历</text:span>
</text:h>
      <text:p text:style-name="P4">
作者: Ukrinform (Person)</text:p>
      <text:p text:style-name="P4">
出版商: Укринформ (Organization)</text:p>
      <text:p text:style-name="P4">
出版时间: 2023-05-25T-45:17:00+03:00</text:p>
      <text:p text:style-name="P4">
修改时间: 2023-05-25T22:17:00+03:00</text:p>
      <text:p text:style-name="P4">
描述: 欧洲议会中介绍了乌克兰数字民主的愿景，尤其是关于“行动”的哲学，欧洲议会中提出了数字化转型的创新，教育，科学与技术发展 - 数字化转型的部长。  - 乌克林。</text:p>
      <text:p text:style-name="P4">
图片: ['<text:a xlink:type="simple" xlink:href="https://static.ukrinform.com/photos/2023_05/thumb_files/630_360_1685041918-365.jpg" text:style-name="Internet_20_link" text:visited-style-name="Visited_20_Internet_20_Link">
630_360_16850...</text:a>
', '<text:a xlink:type="simple" xlink:href="https://static.ukrinform.com/photos/2023_05/1685041919-711.jpg" text:style-name="Internet_20_link" text:visited-style-name="Visited_20_Internet_20_Link">
1685041919-71...</text:a>
']</text:p>
      <text:p text:style-name="P4">
标签: ['Європарламент', 'Мінцифри', 'Додаток “ДІЯ”', 'Цифровізація', 'Михайло Федоров']</text:p>
      <text:p text:style-name="P4">
类型: Article</text:p>
      <!--METADATA-->
      <text:p text:style-name="P4">
<draw:frame draw:style-name="fr1" draw:name="Image56" text:anchor-type="as-char" svg:width="6.9236in" svg:height="3.956343in" draw:z-index="0">
<draw:image xlink:href="../Images/yкринформ/2023-05-25T-45-17-00-03-00/630_360_1685041918-365.jpg" xlink:type="simple" xlink:show="embed" xlink:actuate="onLoad" draw:mime-type="image/jpeg"/>
</draw:frame>
米哈伊尔·费多罗夫(Mikhail Fedorov)向乌克兰数字民主的欧洲议会中的创新，教育，科学和技术发展创新，教育，科学和技术的发展 - 尤其是行动哲学“行动”的转型。</text:p>
      <text:p text:style-name="P4">
正如乌克林福姆报道的那样，<text:a xlink:type="simple" xlink:href="http://thedigital.gov.ua/news/tsifrova-transformatsiya-i-filosofiya-dii-mikhaylo-fedorov-predstaviv-u-evroparlamenti-ukrainskiy-dosvid-didzhitalizatsii" text:style-name="Internet_20_link" text:visited-style-name="Visited_20_Internet_20_Link">
</text:a>
数字化转型部。</text:p>
      <text:p text:style-name="P4">
“行动”的主要哲学是人们的关注点。 创建政府是为了提出公民的问题而不是造成问题。 我们从权力中重新考虑了乌克兰人的期望。 他们从官员而不是最终消费者开始，建立了国家与公民之间的互动过程。 在每个项目中，我们的团队都专注于一个人并解决他的问题。 它使我们回到了主要想法 - 照顾人。 乌克兰人是所付出的一切的中心<text:a xlink:type="simple" xlink:href="https://www.ukrinform.ua/tag-dodatok-dia" text:style-name="Internet_20_link" text:visited-style-name="Visited_20_Internet_20_Link">
</text:a>
， - 费多罗夫说。</text:p>
      <text:p text:style-name="P4">
<draw:frame draw:style-name="fr1" draw:name="Image57" text:anchor-type="as-char" svg:width="6.9236in" svg:height="4.615733in" draw:z-index="0">
<draw:image xlink:href="../Images/yкринформ/2023-05-25T-45-17-00-03-00/1685041919-711.jpg" xlink:type="simple" xlink:show="embed" xlink:actuate="onLoad" draw:mime-type="image/jpeg"/>
</draw:frame>
他指出，国防部的所有项目都反映了最终用户问题的便利和解决。 该团队将他们推出，以反应乌克兰人的技能和要求。 例如，在全面入侵期间，有可能迅速回应出现的需求：开始社会付费，在永久导弹孵化条件下注册损坏的财产的能力。</text:p>
      <text:p text:style-name="P4">
<text:span text:style-name="T4">
另请阅读：</text:span>
 <text:a xlink:type="simple" xlink:href="https://www.ukrinform.ua/rubric-society/3704201-urad-prodovzit-didzitalizaciu-poslug-dla-vijskovih-smigal.html" text:style-name="Internet_20_link" text:visited-style-name="Visited_20_Internet_20_Link">
<text:span text:style-name="T4">
数字</text:span>
</text:a>
“人们对数字产品的信任导致了乌克兰技术文化的改变。 我们设法改变了国家服务的想法。 从离线第一个数字第一。 现在，我们有一张公路卡的服务卡，我们下次将Mememon数字化以实现目标 - 在线制造100％最受欢迎的服务。” Viceremier补充说。</text:p>
      <text:p text:style-name="P4">
据报道，乌克兰准备分享死亡的农业伙伴的经验，特别是申请“行动”。</text:p>
      <text:p text:style-name="P4">
<text:span text:style-name="T5">
foto：minisfra</text:span>
</text:p>
      <text:p text:style-name="P4">
News Source: <text:a xlink:type="simple" xlink:href="https://www.ukrinform.ua/rubric-technology/3714250-filosofia-dii-fedorov-rozpoviv-u-evroparlamenti-pro-ukrainskij-dosvid-didzitalizacii.html" text:style-name="Internet_20_link" text:visited-style-name="Visited_20_Internet_20_Link">
https://www.ukrinform.ua/rubric-technology/3714250-filosofia-dii-fedorov-rozpoviv-u-evroparlamenti-pro-ukrainskij-dosvid-didzitalizacii.html</text:a>
</text:p>
      <!--NEWS-->
      <text:h text:style-name="P10" text:outline-level="1">
<text:span text:style-name="T4">
Svitolina：有一场精彩的比赛，但这不是我机会的峰值</text:span>
</text:h>
      <text:p text:style-name="P4">
作者: Ukrinform (Person)</text:p>
      <text:p text:style-name="P4">
出版商: Укринформ (Organization)</text:p>
      <text:p text:style-name="P4">
出版时间: 2023-05-25T-47:13:34+03:00</text:p>
      <text:p text:style-name="P4">
修改时间: 2023-05-25T22:13:34+03:00</text:p>
      <text:p text:style-name="P4">
描述: 乌克兰网球运动员埃琳娜·斯维托利纳（Elina Svitolina）（＃508 WTA）在斯特拉斯堡（Strasbourg）的WTA 250锦标赛四分之一决赛中击败了俄罗斯瓦尔瓦拉·格拉乔瓦（Varvara Grachova）（＃44 WTA）。  - 乌克林。</text:p>
      <text:p text:style-name="P4">
图片: ['<text:a xlink:type="simple" xlink:href="https://static.ukrinform.com/photos/2023_05/thumb_files/630_360_1685041922-705.jpg" text:style-name="Internet_20_link" text:visited-style-name="Visited_20_Internet_20_Link">
630_360_16850...</text:a>
']</text:p>
      <text:p text:style-name="P4">
标签: ['Світоліна', 'Теніс']</text:p>
      <text:p text:style-name="P4">
类型: Article</text:p>
      <!--METADATA-->
      <text:p text:style-name="P4">
<draw:frame draw:style-name="fr1" draw:name="Image58" text:anchor-type="as-char" svg:width="6.9236in" svg:height="3.956343in" draw:z-index="0">
<draw:image xlink:href="../Images/yкринформ/2023-05-25T-47-13-34-03-00/630_360_1685041922-705.jpg" xlink:type="simple" xlink:show="embed" xlink:actuate="onLoad" draw:mime-type="image/jpeg"/>
</draw:frame>
乌克兰网球运动员Elina Svitolina(№508WTA)评论了Varvara Grachova的胜利(№44WTA)在WTA 250锦标赛的四分之一决赛中。</text:p>
      <text:p text:style-name="P4">
她在<text:a xlink:type="simple" xlink:href="https://btu.org.ua/ua/news/ukrainskiy-tennis/45134-elina-svitolina-sogodni-ya-provela-chudovij-match-ale-ce-ne-pik-moyih-mozhlivostej.html" text:style-name="Internet_20_link" text:visited-style-name="Visited_20_Internet_20_Link">
</text:a>
BTU，乌克林福姆报道。</text:p>
      <text:p text:style-name="P4">
“一场精彩的比赛。 我认为我们俩都表现良好，表现良好，所以我很高兴在整个决斗中稳步打球。 我很高兴自己赢了并继续前进，非常感谢您的支持，良好的氛围。 你知道，在我的脑海中，我只是试图进一步战斗，再次统治了球场。最后，我回到了一个很好的比赛水平，我能够以4-4的赔率为代价，这场比赛非常重要。 是的，我对自己的水平感到非常满意。” Svitolina说。</text:p>
      <text:p text:style-name="P4">
Svitolina将在半决赛中获胜。</text:p>
      <text:p text:style-name="P4">
“今天我有一场出色的比赛，但这不是我机会的顶峰。 我想将其用作基金会，这不是比赛的结尾，我仍然需要在这里赢得几场比赛。 每次我尝试显示适当的一切时。 这次一切都对我有利，但是我必须期望这些日子会比其他人重。 至于未来的半决赛，无论竞争对手如何，它都将是最初的比赛。 对于法国公众来说，这将是法国女性，这很明显。 这将是一个沉重的决斗。 让他们今天快乐，”斯维托利纳说。</text:p>
      <text:p text:style-name="P4">
<text:span text:style-name="T4">
另请阅读：</text:span>
 <text:a xlink:type="simple" xlink:href="https://www.ukrinform.ua/rubric-sports/3714151-svitolina-peremogla-sianu-rosianku-na-slahu-do-pivfinalu-turniru-wta-u-francii.html" text:style-name="Internet_20_link" text:visited-style-name="Visited_20_Internet_20_Link">
<text:span text:style-name="T4">
 svitolina </text:span>
</text:a>
在比赛的半决赛中，斯维托利纳(Svitolina)将与法国女性克拉拉·伯雷尔(Clara Burel)一起比赛(№122WTA).</text:p>
      <text:p text:style-name="P4">
Фото: btu.org.ua</text:p>
      <text:p text:style-name="P4">
News Source: <text:a xlink:type="simple" xlink:href="https://www.ukrinform.ua/rubric-sports/3714248-svitolina-provela-cudovij-matc-ale-ce-ne-pik-moih-mozlivostej.html" text:style-name="Internet_20_link" text:visited-style-name="Visited_20_Internet_20_Link">
https://www.ukrinform.ua/rubric-sports/3714248-svitolina-provela-cudovij-matc-ale-ce-ne-pik-moih-mozlivostej.html</text:a>
</text:p>
      <!--NEWS-->
      <text:h text:style-name="P10" text:outline-level="1">
<text:span text:style-name="T4">
Zelensky吸引了霍普金斯大学美国大学</text:span>
</text:h>
      <text:p text:style-name="P4">
作者: Ukrinform (Person)</text:p>
      <text:p text:style-name="P4">
出版商: Укринформ (Organization)</text:p>
      <text:p text:style-name="P4">
出版时间: 2023-05-25T-49:06:00+03:00</text:p>
      <text:p text:style-name="P4">
修改时间: 2023-05-25T22:06:00+03:00</text:p>
      <text:p text:style-name="P4">
描述: 乌克兰沃罗迪米尔校长Zelensky希望约翰·霍普金斯美国大学的社区最欣赏。  - 乌克林。</text:p>
      <text:p text:style-name="P4">
图片: ['<text:a xlink:type="simple" xlink:href="https://static.ukrinform.com/photos/2023_05/thumb_files/630_360_1685041370-803.jpeg" text:style-name="Internet_20_link" text:visited-style-name="Visited_20_Internet_20_Link">
630_360_16850...</text:a>
', '<text:a xlink:type="simple" xlink:href="https://static.ukrinform.com/photos/2023_05/1685041512-288.jpeg" text:style-name="Internet_20_link" text:visited-style-name="Visited_20_Internet_20_Link">
1685041512-28...</text:a>
', '<text:a xlink:type="simple" xlink:href="https://static.ukrinform.com/photos/2023_05/1685041554-473.jpeg" text:style-name="Internet_20_link" text:visited-style-name="Visited_20_Internet_20_Link">
1685041554-47...</text:a>
']</text:p>
      <text:p text:style-name="P4">
标签: ['США', 'Звернення', 'Зеленський']</text:p>
      <text:p text:style-name="P4">
类型: Article</text:p>
      <!--METADATA-->
      <text:p text:style-name="P4">
<draw:frame draw:style-name="fr1" draw:name="Image59" text:anchor-type="as-char" svg:width="6.9236in" svg:height="3.956343in" draw:z-index="0">
<draw:image xlink:href="../Images/yкринформ/2023-05-25T-49-06-00-03-00/630_360_1685041370-803.jpeg" xlink:type="simple" xlink:show="embed" xlink:actuate="onLoad" draw:mime-type="image/jpeg"/>
</draw:frame>
乌克兰沃罗迪米尔·泽伦斯基(Ukraine Volodymyr Zelensky)的校长希望美国大学以约翰·霍普金斯(John Hopkins)的名字命名。</text:p>
      <text:p text:style-name="P4">
他在他的[]中说了这一点(https://www.president.gov.ua/news/vpevnenij-sho-vi-prodovzhite-vesti-za-soboyu-vilnij-svit-i-c-83165)，报道乌克林福姆。</text:p>
      <text:p text:style-name="P4">
“我为乌克兰在防御俄罗斯恐怖的辩护中不会失去一天而感到自豪。 每天我们都会尽一切努力变得更强大，为人们提供更多保护，挽救更多的生命，”国家负责人强调。</text:p>
      <text:p text:style-name="P4">
<draw:frame draw:style-name="fr1" draw:name="Image60" text:anchor-type="as-char" svg:width="6.9236in" svg:height="4.604691in" draw:z-index="0">
<draw:image xlink:href="../Images/yкринформ/2023-05-25T-49-06-00-03-00/1685041512-288.jpeg" xlink:type="simple" xlink:show="embed" xlink:actuate="onLoad" draw:mime-type="image/jpeg"/>
</draw:frame>
他坚信，美国也没有损失一天，帮助乌克兰击退了俄罗斯的侵略。 拜登总统是国会举行的强大联盟，最重要的是，作为第一代人，美国人民逐渐迎接这一挑战，并带领自由世界承认欧洲自由。</text:p>
      <text:p text:style-name="P4">
<draw:frame draw:style-name="fr1" draw:name="Image61" text:anchor-type="as-char" svg:width="6.9236in" svg:height="4.604691in" draw:z-index="0">
<draw:image xlink:href="../Images/yкринформ/2023-05-25T-49-06-00-03-00/1685041554-473.jpeg" xlink:type="simple" xlink:show="embed" xlink:actuate="onLoad" draw:mime-type="image/jpeg"/>
</draw:frame>
早些时候，在他的传统讲话中，Volodymyr Zelenskyy <text:a xlink:type="simple" xlink:href="https://www.youtube.com/watch" text:style-name="Internet_20_link" text:visited-style-name="Visited_20_Internet_20_Link">
</text:a>
希望约翰·霍普金斯山(John Hopkinsamaxaximarly)的社区感谢这个时代。</text:p>
      <text:p text:style-name="P4">
“他有机会向约翰加罗金斯美国大学的社区讲话。 这是美国领先的教育机构之一。 它的I毕业生是强大的人物，其中一些人受到极大影响的政治。 因为每天都很重要。 我们今天要做的越多，我们将通过胜利来结束战争的速度。 只有我们的。”泽伦斯基说。</text:p>
      <text:p text:style-name="P4">
据报道，美国总统乔·拜登(Joe Biden)一再证实准备支持乌克兰在与俄罗斯侵略作斗争中。</text:p>
      <text:p text:style-name="P4">
照片：作品</text:p>
      <text:p text:style-name="P4">
News Source: <text:a xlink:type="simple" xlink:href="https://www.ukrinform.ua/rubric-polytics/3714247-zelenskij-zvernuvsa-do-spilnoti-amerikanskogo-universitetu-imeni-dzona-gopkinsa.html" text:style-name="Internet_20_link" text:visited-style-name="Visited_20_Internet_20_Link">
https://www.ukrinform.ua/rubric-polytics/3714247-zelenskij-zvernuvsa-do-spilnoti-amerikanskogo-universitetu-imeni-dzona-gopkinsa.html</text:a>
</text:p>
      <!--NEWS-->
      <text:h text:style-name="P10" text:outline-level="1">
<text:span text:style-name="T4">
Zelensky-关于农业出口：我们可以找到乌克兰和邻国农民的解决方案</text:span>
</text:h>
      <text:p text:style-name="P4">
作者: Ukrinform (Person)</text:p>
      <text:p text:style-name="P4">
出版商: Укринформ (Organization)</text:p>
      <text:p text:style-name="P4">
出版时间: 2023-05-25T-52:58:00+03:00</text:p>
      <text:p text:style-name="P4">
修改时间: 2023-05-25T21:58:00+03:00</text:p>
      <text:p text:style-name="P4">
描述: Volodymyr Zelensky希望找到有关乌克兰农产品出口的决定，该产品将满足乌克兰和欧洲生产商的共同利益。  - 乌克林。</text:p>
      <text:p text:style-name="P4">
图片: ['<text:a xlink:type="simple" xlink:href="https://static.ukrinform.com/photos/2023_02/thumb_files/630_360_1676909362-870.jpg" text:style-name="Internet_20_link" text:visited-style-name="Visited_20_Internet_20_Link">
630_360_16769...</text:a>
']</text:p>
      <text:p text:style-name="P4">
标签: ['Експорт', 'Сільське господарство', 'Зеленський']</text:p>
      <text:p text:style-name="P4">
类型: Article</text:p>
      <!--METADATA-->
      <text:p text:style-name="P4">
<draw:frame draw:style-name="fr1" draw:name="Image62" text:anchor-type="as-char" svg:width="6.9236in" svg:height="3.956343in" draw:z-index="0">
<draw:image xlink:href="../Images/yкринформ/2023-05-25T-52-58-00-03-00/630_360_1676909362-870.jpg" xlink:type="simple" xlink:show="embed" xlink:actuate="onLoad" draw:mime-type="image/jpeg"/>
</draw:frame>
Volodymyrzelensky预计将为乌克兰农业生产出口的出口做出决定，该决定将满足乌克兰和欧洲生产商的共同利益。</text:p>
      <text:p text:style-name="P4">
乌克兰总统在<text:a xlink:type="simple" xlink:href="https://www.facebook.com/president.gov.ua/videos/572857064963049" text:style-name="Internet_20_link" text:visited-style-name="Visited_20_Internet_20_Link">
</text:a>
报道乌克林福姆报道。</text:p>
      <text:p text:style-name="P4">
内部政策不应重叠欧洲的共同目标。 因此，我敢肯定，我们将能够找到这样的解决方案，尤其是针对乌克兰和一些邻国的农民，这将符合我们普通的欧洲利益和标准。” Zelensky说。</text:p>
      <text:p text:style-name="P4">
据报道，五月初，欧洲委员会宣布采取“独家和临时”预防措施<text:a xlink:type="simple" xlink:href="https://www.ukrinform.ua/tag-import" text:style-name="Internet_20_link" text:visited-style-name="Visited_20_Internet_20_Link">
</text:a>
从乌克兰限制了乌克兰生产乌克兰生产到五个欧盟国家的收到的。</text:p>
      <text:p text:style-name="P4">
<text:span text:style-name="T4">
另请阅读：</text:span>
 <text:a xlink:type="simple" xlink:href="https://www.ukrinform.ua/rubric-economy/3713254-obmezenna-eksportu-ukrainskoi-agroprodukcii-protiricit-ugodi-pro-asociaciu-nimecki-eksperti.html" text:style-name="Internet_20_link" text:visited-style-name="Visited_20_Internet_20_Link">
<text:span text:style-name="T4">
 agrouroduck </text:span>
</text:a>
预防措施与乌克兰谷物，玉米，菜籽和种子有关。 这些措施还旨在消除在保加利亚，匈牙利，波兰，罗马尼亚，罗马尼亚的塔斯洛瓦奇纳的物流并发症。 他们将在2023年6月5日之前有效。</text:p>
      <text:p text:style-name="P4">
<text:span text:style-name="T5">
foto：minionFrastructure</text:span>
</text:p>
      <text:p text:style-name="P4">
News Source: <text:a xlink:type="simple" xlink:href="https://www.ukrinform.ua/rubric-economy/3714245-zelenskij-pro-agroeksport-zmozemo-znajti-risenna-dla-fermeriv-v-ukraini-ta-krainahsusidkah.html" text:style-name="Internet_20_link" text:visited-style-name="Visited_20_Internet_20_Link">
https://www.ukrinform.ua/rubric-economy/3714245-zelenskij-pro-agroeksport-zmozemo-znajti-risenna-dla-fermeriv-v-ukraini-ta-krainahsusidkah.html</text:a>
</text:p>
      <!--NEWS-->
      <text:h text:style-name="P10" text:outline-level="1">
<text:span text:style-name="T4">
法国考虑了伊朗警报信号发射的弹道导弹</text:span>
</text:h>
      <text:p text:style-name="P4">
作者: Ukrinform (Person)</text:p>
      <text:p text:style-name="P4">
出版商: Укринформ (Organization)</text:p>
      <text:p text:style-name="P4">
出版时间: 2023-05-25T-54:52:00+03:00</text:p>
      <text:p text:style-name="P4">
修改时间: 2023-05-25T21:52:00+03:00</text:p>
      <text:p text:style-name="P4">
描述: 如今，法国对伊朗的测试报告表示关注，称这是对联合国安理会决议的违反伊朗核协议的依据。  - 乌克林。</text:p>
      <text:p text:style-name="P4">
图片: ['<text:a xlink:type="simple" xlink:href="https://static.ukrinform.com/photos/2023_04/thumb_files/630_360_1681376672-908.jpg" text:style-name="Internet_20_link" text:visited-style-name="Visited_20_Internet_20_Link">
630_360_16813...</text:a>
']</text:p>
      <text:p text:style-name="P4">
标签: ['Франція', 'Іран', 'Ракета']</text:p>
      <text:p text:style-name="P4">
类型: Article</text:p>
      <!--METADATA-->
      <text:p text:style-name="P4">
<draw:frame draw:style-name="fr1" draw:name="Image63" text:anchor-type="as-char" svg:width="6.9236in" svg:height="3.956343in" draw:z-index="0">
<draw:image xlink:href="../Images/yкринформ/2023-05-25T-54-52-00-03-00/630_360_1681376672-908.jpg" xlink:type="simple" xlink:show="embed" xlink:actuate="onLoad" draw:mime-type="image/jpeg"/>
</draw:frame>
现在，法国对伊朗主义导弹测试的测试表示焦虑，称这是违反联合国安理会决议的行为，该决议的基础被批准为“伊朗核协议”。</text:p>
      <text:p text:style-name="P4">
根据乌克林福姆的报道，该机构报告了<text:a xlink:type="simple" xlink:href="https://www.reuters.com/world/france-says-iran-ballistic-test-worrying-light-nuclear-escalation-2023-05-25/" text:style-name="Internet_20_link" text:visited-style-name="Visited_20_Internet_20_Link">
</text:a>
。</text:p>
      <text:p text:style-name="P4">
法国指控伊朗违反了联合国安理会决议，这是在德黑兰测试一条公平的距离火箭之后，该决议是2015年的核协议估计的，据巴黎，该火箭造成了时间，这导致了时间，考虑到核核的“持续升级”程序。</text:p>
      <text:p text:style-name="P4">
<text:span text:style-name="T4">
另请阅读：</text:span>
 <text:a xlink:type="simple" xlink:href="https://www.ukrinform.ua/rubric-world/3713958-v-irani-predstavili-novitnu-balisticnu-raketu-zmi.html" text:style-name="Internet_20_link" text:visited-style-name="Visited_20_Internet_20_Link">
<text:span text:style-name="T4">
伊朗</text:span>
</text:a>
前一天，伊朗成功地测试了一枚弹道导弹，目前的半径为2000公里。</text:p>
      <text:p text:style-name="P4">
外国事务部Ann-Cler Legandr的发言人说：“这项活动更加关注伊朗核计划持续升级的背景。”</text:p>
      <text:p text:style-name="P4">
联合国安理会第2231号决议呼吁伊朗不要执行与能够交付核收集的弹道导弹有关的任何“家庭能力”，但措辞含糊不清，这使其开放。</text:p>
      <text:p text:style-name="P4">
<text:span text:style-name="T4">
另请阅读：</text:span>
 <text:a xlink:type="simple" xlink:href="https://www.ukrinform.ua/rubric-polytics/3713762-zelenskij-zvernuvsa-do-narodu-iranu-vi-maete-buti-na-insomu-boci-istorii-ne-zi-zlom.html" text:style-name="Internet_20_link" text:visited-style-name="Visited_20_Internet_20_Link">
<text:span text:style-name="T4">
伊朗</text:span>
</text:a>
西方官员说，尽管发射与第2231号决议背道而驰，但它们并不违反伊朗，英国，中国，法国，德国，俄罗斯联邦和美国之间的主要核协议。</text:p>
      <text:p text:style-name="P4">
除其他事项外，联合国安理会对火箭和伊朗相关的伊朗相关的限制一直在运作到2023年10月，之后他可以自由阅读与弹道导弹有关的活动。</text:p>
      <text:p text:style-name="P4">
据报道，在伊朗在官方仪式上，周四颁发了最新的law导弹“ horremshshr-4”或“ heibar”。</text:p>
      <text:p text:style-name="P4">
照片：Shutterstock</text:p>
      <text:p text:style-name="P4">
News Source: <text:a xlink:type="simple" xlink:href="https://www.ukrinform.ua/rubric-world/3714205-francia-vvazae-zapusk-balisticnoi-raketi-iranom-trivoznim-signalom.html" text:style-name="Internet_20_link" text:visited-style-name="Visited_20_Internet_20_Link">
https://www.ukrinform.ua/rubric-world/3714205-francia-vvazae-zapusk-balisticnoi-raketi-iranom-trivoznim-signalom.html</text:a>
</text:p>
      <!--NEWS-->
      <text:h text:style-name="P10" text:outline-level="1">
<text:span text:style-name="T4">
由于俄罗斯人的炮击而失去了手：来自赫尔森地区的一个少年接受了仿生假肢</text:span>
</text:h>
      <text:p text:style-name="P4">
作者: Ukrinform (Person)</text:p>
      <text:p text:style-name="P4">
出版商: Укринформ (Organization)</text:p>
      <text:p text:style-name="P4">
出版时间: 2023-05-25T-56:45:14+03:00</text:p>
      <text:p text:style-name="P4">
修改时间: 2023-05-25T21:45:14+03:00</text:p>
      <text:p text:style-name="P4">
描述: 来自赫尔森地区的一个人，14岁的亚瑟（Arthur）因俄罗斯炮击而失去了手，他接受了仿生假肢，并在欧马地岛进行了康复。  - 乌克林。</text:p>
      <text:p text:style-name="P4">
图片: ['<text:a xlink:type="simple" xlink:href="https://static.ukrinform.com/photos/2023_05/thumb_files/630_360_1685040062-4921.jpeg" text:style-name="Internet_20_link" text:visited-style-name="Visited_20_Internet_20_Link">
630_360_16850...</text:a>
', '<text:a xlink:type="simple" xlink:href="https://static.ukrinform.com/photos/2023_05/1685040063-6532.jpeg" text:style-name="Internet_20_link" text:visited-style-name="Visited_20_Internet_20_Link">
1685040063-65...</text:a>
', '<text:a xlink:type="simple" xlink:href="https://static.ukrinform.com/photos/2023_05/thumb_files/630_360_1685040062-5985.jpeg" text:style-name="Internet_20_link" text:visited-style-name="Visited_20_Internet_20_Link">
630_360_16850...</text:a>
', '<text:a xlink:type="simple" xlink:href="https://static.ukrinform.com/photos/2023_05/thumb_files/630_360_1685040062-9567.jpeg" text:style-name="Internet_20_link" text:visited-style-name="Visited_20_Internet_20_Link">
630_360_16850...</text:a>
', '<text:a xlink:type="simple" xlink:href="https://static.ukrinform.com/photos/2023_05/thumb_files/630_360_1685040063-6213.jpeg" text:style-name="Internet_20_link" text:visited-style-name="Visited_20_Internet_20_Link">
630_360_16850...</text:a>
', '<text:a xlink:type="simple" xlink:href="https://static.ukrinform.com/photos/2023_05/thumb_files/630_360_1685040063-6532.jpeg" text:style-name="Internet_20_link" text:visited-style-name="Visited_20_Internet_20_Link">
630_360_16850...</text:a>
', '<text:a xlink:type="simple" xlink:href="https://static.ukrinform.com/photos/2023_05/thumb_files/630_360_1685040063-8426.jpeg" text:style-name="Internet_20_link" text:visited-style-name="Visited_20_Internet_20_Link">
630_360_16850...</text:a>
', '<text:a xlink:type="simple" xlink:href="https://static.ukrinform.com/photos/2023_05/thumb_files/630_360_1685040063-9431.jpeg" text:style-name="Internet_20_link" text:visited-style-name="Visited_20_Internet_20_Link">
630_360_16850...</text:a>
', '<text:a xlink:type="simple" xlink:href="https://static.ukrinform.com/photos/2023_05/thumb_files/630_360_1685040063-2639.jpeg" text:style-name="Internet_20_link" text:visited-style-name="Visited_20_Internet_20_Link">
630_360_16850...</text:a>
']</text:p>
      <text:p text:style-name="P4">
标签: ['Діти', 'Херсонщина', 'Охматдит', 'Протезування']</text:p>
      <text:p text:style-name="P4">
类型: Article</text:p>
      <!--METADATA-->
      <text:p text:style-name="P4">
<draw:frame draw:style-name="fr1" draw:name="Image64" text:anchor-type="as-char" svg:width="6.9236in" svg:height="3.956343in" draw:z-index="0">
<draw:image xlink:href="../Images/yкринформ/2023-05-25T-56-45-14-03-00/630_360_1685040062-4921.jpeg" xlink:type="simple" xlink:show="embed" xlink:actuate="onLoad" draw:mime-type="image/jpeg"/>
</draw:frame>
14岁的亚瑟(Arthur)因俄罗斯炮击而失去了手，他接受了仿生假肢，并在Okhmatdita进行了康复。</text:p>
      <text:p text:style-name="P4">
正如乌克林福姆报道的那样，它在[]中报告(https://www.facebook.com/ndslohmatdyt/posts/pfbid02mCyPVRtSJc2xvoNJX53dBLgM3NYhHmtcrLUnjGkDdVQkKxi9Z1rXnURxxJB17uXUl)ohmatdit。</text:p>
      <text:p text:style-name="P4">
“亚瑟经历了职业<text:a xlink:type="simple" xlink:href="https://www.ukrinform.ua/tag-hersonsina" text:style-name="Internet_20_link" text:visited-style-name="Visited_20_Internet_20_Link">
</text:a>
。 下午，当似乎最糟糕的是后面，俄罗斯人开始无情地打破这座城市。 一个人着火了，左手感到非常惊讶，”邮报写道。</text:p>
      <text:p text:style-name="P4">
据报道，亚瑟最初被送往赫尔森医院，医疗是手电筒下的手术，因为医院没有指甲和水。 不可能保存一只手。 这个家伙被左手肘部被抛弃，然后被送往ohmatdit NSSL。</text:p>
      <text:p text:style-name="P4">
<draw:frame draw:style-name="fr1" draw:name="Image65" text:anchor-type="as-char" svg:width="6.9236in" svg:height="5.1927in" draw:z-index="0">
<draw:image xlink:href="../Images/yкринформ/2023-05-25T-56-45-14-03-00/1685040063-6532.jpeg" xlink:type="simple" xlink:show="embed" xlink:actuate="onLoad" draw:mime-type="image/jpeg"/>
</draw:frame>
少年的治疗是由医院其他医生的欧马蒂特微手术部门的专家进行的。 后来，康复学家和心理学家开始与身体和道德恢复的身体康复，并为假肢做准备。强调，与专家的半年合作加强了亚瑟的身体和道德上的工作。</text:p>
      <text:p text:style-name="P4">
<text:span text:style-name="T4">
另请阅读：</text:span>
 <text:a xlink:type="simple" xlink:href="https://www.ukrinform.ua/rubric-regions/3703323-vijskovomu-u-lvovi-vstanovili-bionicnij-protez-ruki-vin-povernuvsa-na-front.html" text:style-name="Internet_20_link" text:visited-style-name="Visited_20_Internet_20_Link">
<text:span text:style-name="T4">
仿生</text:span>
</text:a>
亚瑟(Arthur)的仿生刷是在乌克兰假肢中心制造的，这是一项高度功能的假体。 现代的乌克兰乌克兰人tsuuuuperhumans中心被资助，部分是公共资助。现在，亚瑟(Arthur)将继续攻读Okhmatdit专家，以学习在日常生活中使用假体。 现在，这个家伙只是在进行第一批锻炼，但是他已经可以拿起苹果和糖果，重新排列一杯水，用火柴拿起盒子，撕开葡萄，握手。</text:p>
      <text:p text:style-name="P4">
正如乌克林福姆(Ukrinform(https://www.ukrinform.ua/rubric-regions/3713821-rosiani-za-dobu-83-razi-obstrilali-hersonsinu-cetvero-poranenih.html)，有四个人有一个小。</text:p>
      <text:p text:style-name="P4">
News Source: <text:a xlink:type="simple" xlink:href="https://www.ukrinform.ua/rubric-regions/3714241-vtrativ-ruku-cerez-obstril-rosian-pidlitok-z-hersonsini-otrimav-bionicnij-protez.html" text:style-name="Internet_20_link" text:visited-style-name="Visited_20_Internet_20_Link">
https://www.ukrinform.ua/rubric-regions/3714241-vtrativ-ruku-cerez-obstril-rosian-pidlitok-z-hersonsini-otrimav-bionicnij-protez.html</text:a>
</text:p>
      <!--NEWS-->
      <text:h text:style-name="P10" text:outline-level="1">
<text:span text:style-name="T4">
需要尽快需要北约会员资格 - 丽贝卡·加姆斯（Rebecca Garms）</text:span>
</text:h>
      <text:p text:style-name="P4">
作者: Ukrinform (Person)</text:p>
      <text:p text:style-name="P4">
出版商: Укринформ (Organization)</text:p>
      <text:p text:style-name="P4">
出版时间: 2023-05-25T-58:44:20+03:00</text:p>
      <text:p text:style-name="P4">
修改时间: 2023-05-25T21:44:20+03:00</text:p>
      <text:p text:style-name="P4">
描述: 但是，乌克兰对欧盟的道路并不容易，但是，鉴于当前情况，北约的会员现在更为重要，应尽一切努力尽快进行介绍。  - 乌克林。</text:p>
      <text:p text:style-name="P4">
图片: ['<text:a xlink:type="simple" xlink:href="https://static.ukrinform.com/photos/2022_05/thumb_files/630_360_1652529295-740.jpg" text:style-name="Internet_20_link" text:visited-style-name="Visited_20_Internet_20_Link">
630_360_16525...</text:a>
']</text:p>
      <text:p text:style-name="P4">
标签: ['Гармс', 'Львів', 'НАТО']</text:p>
      <text:p text:style-name="P4">
类型: Article</text:p>
      <!--METADATA-->
      <text:p text:style-name="P4">
<draw:frame draw:style-name="fr1" draw:name="Image66" text:anchor-type="as-char" svg:width="6.9236in" svg:height="3.956343in" draw:z-index="0">
<draw:image xlink:href="../Images/yкринформ/2023-05-25T-58-44-20-03-00/630_360_1652529295-740.jpg" xlink:type="simple" xlink:show="embed" xlink:actuate="onLoad" draw:mime-type="image/jpeg"/>
</draw:frame>
但是，乌克兰到欧盟的道路并不简单，但是，鉴于当前情况，现在会员资格更重要，并且应尽一切努力使介绍更快。</text:p>
      <text:p text:style-name="P4">
德国欧洲议会议员说(2004- 2019年)丽贝卡·加姆斯(Rebecca Garms)，乌克林福音通讯员报告。</text:p>
      <text:p text:style-name="P4">
加姆斯强调说：“谈到和平与战争的问题，乌克兰在北约的会员资格比欧盟重要得多，应该尽快发生。”</text:p>
      <text:p text:style-name="P4">
<text:span text:style-name="T4">
另请阅读：</text:span>
 <text:a xlink:type="simple" xlink:href="https://www.ukrinform.ua/rubric-world/3483464-nimeccina-zagravala-z-putinim-rokami-rebekka-garms.html" text:style-name="Internet_20_link" text:visited-style-name="Visited_20_Internet_20_Link">
<text:span text:style-name="T4">
 garms </text:span>
</text:a>
据她说，乌克兰已申请加入欧盟作为许多欧盟成员的维持。 因为十年的欧洲人的门不在乌克兰人，这对佐治亚州伊莫尔多夫无法说。</text:p>
      <text:p text:style-name="P4">
“这是向前迈出的重要大胆一步。 我对欧盟采取的所有程序非常熟悉，我知道这不是一个简单的道路。 我非常喜欢乌克兰人不要像西巴尔干和土耳其那样进行艰难的谈判。 考虑到当前情况，我们需要一起考虑最佳方法。 我相信一切都会成功。”  - 一位政治家补充说。</text:p>
      <text:p text:style-name="P4">
她强调说，乌克兰在欧洲标准和立法方面已经拥有丰富的经验。 但是，要“放置桌子”以及应该做的何时成为谈判的主题是一个轮胎，乌克兰当局应该非常谨慎地接触。</text:p>
      <text:p text:style-name="P4">
<text:span text:style-name="T4">
另请阅读：</text:span>
 <text:a xlink:type="simple" xlink:href="https://www.ukrinform.ua/rubric-ato/3483445-putin-znisue-mariupol-i-harkiv-suto-z-nenavisti-rebekka-garms.html" text:style-name="Internet_20_link" text:visited-style-name="Visited_20_Internet_20_Link">
<text:span text:style-name="T4">
 garms </text:span>
</text:a>
据乌克林福姆(Ukrinform)报道，在利沃夫(Lviv)5月25日至27日在LVIV Mediaforoum举行。 该活动以更新的格式进行，并围绕外国乌克兰媒体，公共知识分子，研究人员，多宝箱，公共部门和国际组织的代表进行。一个重点主题：“战后或战前。 如何击败混乱？”</text:p>
      <text:p text:style-name="P4">
News Source: <text:a xlink:type="simple" xlink:href="https://www.ukrinform.ua/rubric-polytics/3714240-clenstvo-v-nato-ukraini-potribne-aknajsvidse-rebekka-garms.html" text:style-name="Internet_20_link" text:visited-style-name="Visited_20_Internet_20_Link">
https://www.ukrinform.ua/rubric-polytics/3714240-clenstvo-v-nato-ukraini-potribne-aknajsvidse-rebekka-garms.html</text:a>
</text:p>
      <!--NEWS-->
      <text:h text:style-name="P10" text:outline-level="1">
<text:span text:style-name="T4">
计划创建一个国际基金-Pentagon，以向乌克兰提供飞机</text:span>
</text:h>
      <text:p text:style-name="P4">
作者: Ukrinform (Person)</text:p>
      <text:p text:style-name="P4">
出版商: Укринформ (Organization)</text:p>
      <text:p text:style-name="P4">
出版时间: 2023-05-25T-60:43:00+03:00</text:p>
      <text:p text:style-name="P4">
修改时间: 2023-05-25T21:43:00+03:00</text:p>
      <text:p text:style-name="P4">
描述: 为了在F-16培训乌克兰飞行员，确保适当的基础设施并转移飞机本身，重要的是，不仅吸引美国，而且在其他国家中吸引材料和财务能力。  - 乌克林。</text:p>
      <text:p text:style-name="P4">
图片: ['<text:a xlink:type="simple" xlink:href="https://static.ukrinform.com/photos/2023_02/thumb_files/630_360_1676392928-683.jpg" text:style-name="Internet_20_link" text:visited-style-name="Visited_20_Internet_20_Link">
630_360_16763...</text:a>
']</text:p>
      <text:p text:style-name="P4">
标签: ['Авіація', 'Фінанси', 'Остін', 'Війна з Росією', 'Коаліція винищувачів', 'F-16']</text:p>
      <text:p text:style-name="P4">
类型: Article</text:p>
      <!--METADATA-->
      <text:p text:style-name="P4">
<draw:frame draw:style-name="fr1" draw:name="Image67" text:anchor-type="as-char" svg:width="6.9236in" svg:height="3.956343in" draw:z-index="0">
<draw:image xlink:href="../Images/yкринформ/2023-05-25T-60-43-00-03-00/630_360_1676392928-683.jpg" xlink:type="simple" xlink:show="embed" xlink:actuate="onLoad" draw:mime-type="image/jpeg"/>
</draw:frame>
为了在F-16上教乌克兰飞行员，吸引适当的基础设施和飞机本身的传播以及美国的财务能力以及其他国家很重要。</text:p>
      <text:p text:style-name="P4">
在拉姆斯汀-12之后的最终新闻发布会上，美国部劳埃德·奥斯汀(Lloyd Austin)报道说，这是乌克林福音通讯员的报告。</text:p>
      <text:p text:style-name="P4">
五角大楼负责人说：“从F-16的价值的角度来看，对任何人来说都不足为奇，这将是昂贵的。”</text:p>
      <text:p text:style-name="P4">
在这种情况下，他指出，这不仅与飞机的成本有关，而且还关乎其维护，所有基础设施的部署和泵的培训。 因此，根据奥斯汀的说法，现在正在讨论该项目共同融资的可能性，特别是通过建立基金，“其他国家可以为共同的努力做出贡献”。</text:p>
      <text:p text:style-name="P4">
奥斯丁补充说：“这应该是国际努力。”</text:p>
      <text:p text:style-name="P4">
<text:span text:style-name="T4">
另请阅读：</text:span>
 <text:a xlink:type="simple" xlink:href="https://www.ukrinform.ua/rubric-ato/3714211-glava-pentagonu-nazvav-kraini-aki-zabezpecuvatimut-trenuvanna-ukrainciv-na-f16.html" text:style-name="Internet_20_link" text:visited-style-name="Visited_20_Internet_20_Link">
</text:a>
此外，他表示希望<text:a xlink:type="simple" xlink:href="https://www.ukrinform.ua/tag-kongres-ssa" text:style-name="Internet_20_link" text:visited-style-name="Visited_20_Internet_20_Link">
</text:a>
它将支持F-16在乌克兰的融资，因为它支持了先前对乌克兰部队的国防援助。</text:p>
      <text:p text:style-name="P4">
正如乌克林福姆报道的<text:a xlink:type="simple" xlink:href="http://www.ukrinform.ua/rubric-ato/3714228-dania-j-niderlandi-ocolat-koaliciu-z-pidgotovki-ukrainskih-pilotiv-na-f16-ostin.html" text:style-name="Internet_20_link" text:visited-style-name="Visited_20_Internet_20_Link">
</text:a>
丹麦和荷兰在几周内与美国合作，为乌克兰飞行员在F-16和其他第四代飞机上复杂准备的培训基础。</text:p>
      <text:p text:style-name="P4">
<text:span text:style-name="T5">
foto：aa</text:span>
</text:p>
      <text:p text:style-name="P4">
News Source: <text:a xlink:type="simple" xlink:href="https://www.ukrinform.ua/rubric-ato/3714242-dla-zabezpecenna-ukraini-litakami-f16-planuetsa-stvoriti-miznarodnij-fond-pentagon.html" text:style-name="Internet_20_link" text:visited-style-name="Visited_20_Internet_20_Link">
https://www.ukrinform.ua/rubric-ato/3714242-dla-zabezpecenna-ukraini-litakami-f16-planuetsa-stvoriti-miznarodnij-fond-pentagon.html</text:a>
</text:p>
      <!--NEWS-->
      <text:h text:style-name="P10" text:outline-level="1">
<text:span text:style-name="T4">
Zelensky感谢国民警卫队在Melitopol的领导下击败了两名俄罗斯SU-25</text:span>
</text:h>
      <text:p text:style-name="P4">
作者: Ukrinform (Person)</text:p>
      <text:p text:style-name="P4">
出版商: Укринформ (Organization)</text:p>
      <text:p text:style-name="P4">
出版时间: 2023-05-25T-62:41:00+03:00</text:p>
      <text:p text:style-name="P4">
修改时间: 2023-05-25T21:41:00+03:00</text:p>
      <text:p text:style-name="P4">
描述: 乌克兰沃罗迪米尔·泽伦斯基（Ukraine Volodymyr Zelensky）的总统感谢国民警卫队，他在梅利托波尔附近击败了两名俄罗斯SU-25-25。  - 乌克林。</text:p>
      <text:p text:style-name="P4">
图片: ['<text:a xlink:type="simple" xlink:href="https://static.ukrinform.com/photos/2023_05/thumb_files/630_360_1685040345-415.png" text:style-name="Internet_20_link" text:visited-style-name="Visited_20_Internet_20_Link">
630_360_16850...</text:a>
']</text:p>
      <text:p text:style-name="P4">
标签: ['Мелітополь', 'Зеленський', 'Війна з Росією']</text:p>
      <text:p text:style-name="P4">
类型: Article</text:p>
      <!--METADATA-->
      <text:p text:style-name="P4">
<draw:frame draw:style-name="fr1" draw:name="Image68" text:anchor-type="as-char" svg:width="6.9236in" svg:height="3.956343in" draw:z-index="0">
<draw:image xlink:href="../Images/yкринформ/2023-05-25T-62-41-00-03-00/630_360_1685040345-415.png" xlink:type="simple" xlink:show="embed" xlink:actuate="onLoad" draw:mime-type="image/png"/>
</draw:frame>
乌克兰沃罗迪米尔Zelenskyy总统感谢国民警卫队，他在梅利托波尔附近击败了两名俄罗斯25-25。</text:p>
      <text:p text:style-name="P4">
他在[]中说(https://t.me/V_Zelenskiy_official/6362)，报道乌克林福姆。</text:p>
      <text:p text:style-name="P4">
“有一些要感谢我们的国民警卫队士兵，特别是在Zaporozhye Nampryamka。 我们的国民警卫队的运营目的第15旅摧毁了一些俄罗斯的“干燥”。 感谢我们的两名特别准确的士兵。 顺便说一句，其中一个已经被授予乌克兰英雄的头衔，不仅敌对飞机，而且还赢得了敌意的飞机。 谢谢你们!做得好，” Zelensky说。</text:p>
      <text:p text:style-name="P4">
<text:span text:style-name="T4">
另请阅读：</text:span>
 <text:a xlink:type="simple" xlink:href="https://www.ukrinform.ua/rubric-ato/3714231-zelenskij-so-bilse-rosijskih-polonenih-vizmemo-to-bilse-povernemo-nasih-ludej.html" text:style-name="Internet_20_link" text:visited-style-name="Visited_20_Internet_20_Link">
<text:span text:style-name="T4">
 Zelensky </text:span>
</text:a>
他还指出，第128个单独的山区突击旅，第18和137 sko-sko-skiva海军陆战队和第74个独立的情报营，该营朝着顿涅茨克的方向执行任务。</text:p>
      <text:p text:style-name="P4">
正如乌克林福姆报道的那样，5月25日在Zaporizhzhia地区附近的临时夺取了国民警卫队的Melitopol Fighters，并拍摄了便携式Oz-Rocket Complexs [] <text:a xlink:type="simple" xlink:href="https://www.ukrinform.ua/rubric-ato/3714208-pid-melitopolem-nacgvardijci-zbili-dva-rosijski-su25.html" text:style-name="Internet_20_link" text:visited-style-name="Visited_20_Internet_20_Link">
</text:a>
。俄罗斯人试图通过使用巴黎25来攻击国防军的立场。</text:p>
      <text:p text:style-name="P4">
<text:span text:style-name="T4">
另请阅读：</text:span>
 <text:a xlink:type="simple" xlink:href="https://www.ukrinform.ua/rubric-ato/3714174-aviacijna-koalicia-ta-trenuvanna-pilotiv-zelenskij-pogovoriv-z-ministrom-oboroni-svecii.html" text:style-name="Internet_20_link" text:visited-style-name="Visited_20_Internet_20_Link">
<text:span text:style-name="T4">
 Zelensky </text:span>
</text:a>
当时，国民警卫队 -  Zaporizhzhya Mennyk和他的兄弟们正在战斗。 他们确定了敌方航空，并确定了法力的空中目的。 由于战斗工作，第一架SU-25飞机被摧毁，他的飞行员设法在临时记录的领土上弹射，第二架飞机击倒了所有“ Zaporizhzhya Avenger”。 在跑道的尽头，梅利托尔人在爆炸前观察了烟柱。</text:p>
      <text:p text:style-name="P4">
News Source: <text:a xlink:type="simple" xlink:href="https://www.ukrinform.ua/rubric-ato/3714243-zelenskij-podakuvav-nacgvardijcam-aki-zbili-dva-rosijski-su25-pid-melitopolem.html" text:style-name="Internet_20_link" text:visited-style-name="Visited_20_Internet_20_Link">
https://www.ukrinform.ua/rubric-ato/3714243-zelenskij-podakuvav-nacgvardijcam-aki-zbili-dva-rosijski-su25-pid-melitopolem.html</text:a>
</text:p>
      <!--NEWS-->
      <text:h text:style-name="P10" text:outline-level="1">
<text:span text:style-name="T4">
立陶宛宣布向乌克兰提供新的军事援助计划</text:span>
</text:h>
      <text:p text:style-name="P4">
作者: Ukrinform (Person)</text:p>
      <text:p text:style-name="P4">
出版商: Укринформ (Organization)</text:p>
      <text:p text:style-name="P4">
出版时间: 2023-05-25T-64:39:26+03:00</text:p>
      <text:p text:style-name="P4">
修改时间: 2023-05-25T21:39:26+03:00</text:p>
      <text:p text:style-name="P4">
描述: 立陶宛政府已宣布为乌克兰武装部队提供新的军事援助计划。  - 乌克林。</text:p>
      <text:p text:style-name="P4">
图片: ['<text:a xlink:type="simple" xlink:href="https://static.ukrinform.com/photos/2023_05/thumb_files/630_360_1683304526-994.jpg" text:style-name="Internet_20_link" text:visited-style-name="Visited_20_Internet_20_Link">
630_360_16833...</text:a>
']</text:p>
      <text:p text:style-name="P4">
标签: ['Литва', 'допомога', 'Війна з Росією']</text:p>
      <text:p text:style-name="P4">
类型: Article</text:p>
      <!--METADATA-->
      <text:p text:style-name="P4">
<draw:frame draw:style-name="fr1" draw:name="Image69" text:anchor-type="as-char" svg:width="6.9236in" svg:height="3.956343in" draw:z-index="0">
<draw:image xlink:href="../Images/yкринформ/2023-05-25T-64-39-26-03-00/630_360_1683304526-994.jpg" xlink:type="simple" xlink:show="embed" xlink:actuate="onLoad" draw:mime-type="image/jpeg"/>
</draw:frame>
政府宣布为乌克兰武装部队提供新的军事援助计划。</text:p>
      <text:p text:style-name="P4">
根据乌克林福姆的说法，立陶宛国防部的新闻报道。</text:p>
      <text:p text:style-name="P4">
5月25日，国防部长阿尔维达斯·阿努沙斯卡斯(Arvidas Anushauskas)以拉姆斯坦(Ramstein)的形式参加了乌克兰的唐纳拉斯援助国家，该国脱离了为乌克兰提供欧洲大西洋观点的重要性，这使欧洲大西洋透视图tappective tappective tappective tappective tappective tappective tapective of。</text:p>
      <text:p text:style-name="P4">
<text:span text:style-name="T4">
另请阅读：</text:span>
 <text:a xlink:type="simple" xlink:href="https://www.ukrinform.ua/rubric-ato/3714107-pomicnica-genseka-nato-dopomogti-ukraini-vigrati-vijnu-ce-nasa-kolektivna-misia.html" text:style-name="Internet_20_link" text:visited-style-name="Visited_20_Internet_20_Link">
<text:span text:style-name="T4">
帮助</text:span>
</text:a>
这位部长说：“乌克兰的胜利是唯一能够恢复诺罗特兰大西洋领域的和平与稳定的事物。”</text:p>
      <text:p text:style-name="P4">
根据阿努沙斯卡斯(Anushauskas)的说法，立陶宛对乌克兰的一系列新的军事援助将被布置为反式载波设备，弹药，干粮焊接和其他援助。</text:p>
      <text:p text:style-name="P4">
据他说，立陶宛乌克兰的军事援助将很快达到4.65亿。</text:p>
      <text:p text:style-name="P4">
<text:span text:style-name="T4">
另请阅读：</text:span>
 <text:a xlink:type="simple" xlink:href="https://www.ukrinform.ua/rubric-ato/3714149-usi-partneri-pogodzuutsa-so-ukraini-maut-buti-nadani-garantii-bezpeki-op.html" text:style-name="Internet_20_link" text:visited-style-name="Visited_20_Internet_20_Link">
</text:a>
这位官员还强调了训练乌克兰军队的重要性，并指出立陶宛大大增加了练习数量和分配给他的讲师数量。</text:p>
      <text:p text:style-name="P4">
除培训外，立陶宛今年传输了武器和设备，为乌克兰对乌克兰的支持提供了预先的康复和转让资金。</text:p>
      <text:p text:style-name="P4">
正如乌克林福姆报道的那样，5月25日，人们知道<text:a xlink:type="simple" xlink:href="https://www.ukrinform.ua/rubric-ato/3714042-finlandia-nadast-ukraini-novij-paket-vijskovoi-dopomogi-na-ponad-100-miljoniv.html" text:style-name="Internet_20_link" text:visited-style-name="Visited_20_Internet_20_Link">
</text:a>
 .</text:p>
      <text:p text:style-name="P4">
News Source: <text:a xlink:type="simple" xlink:href="https://www.ukrinform.ua/rubric-ato/3714238-litva-anonsuvala-novij-paket-vijskovoi-dopomogi-ukraini.html" text:style-name="Internet_20_link" text:visited-style-name="Visited_20_Internet_20_Link">
https://www.ukrinform.ua/rubric-ato/3714238-litva-anonsuvala-novij-paket-vijskovoi-dopomogi-ukraini.html</text:a>
</text:p>
      <!--NEWS-->
      <text:h text:style-name="P10" text:outline-level="1">
<text:span text:style-name="T4">
猎鹰签下了前唐巴斯队长</text:span>
</text:h>
      <text:p text:style-name="P4">
作者: Ukrinform (Person)</text:p>
      <text:p text:style-name="P4">
出版商: Укринформ (Organization)</text:p>
      <text:p text:style-name="P4">
出版时间: 2023-05-25T-66:37:58+03:00</text:p>
      <text:p text:style-name="P4">
修改时间: 2023-05-25T21:37:58+03:00</text:p>
      <text:p text:style-name="P4">
描述: Falcon在新赛季之前继续加强作品。  - 乌克林。</text:p>
      <text:p text:style-name="P4">
图片: ['<text:a xlink:type="simple" xlink:href="https://static.ukrinform.com/photos/2023_05/thumb_files/630_360_1685039712-248.jpg" text:style-name="Internet_20_link" text:visited-style-name="Visited_20_Internet_20_Link">
630_360_16850...</text:a>
']</text:p>
      <text:p text:style-name="P4">
标签: ['хокей']</text:p>
      <text:p text:style-name="P4">
类型: Article</text:p>
      <!--METADATA-->
      <text:p text:style-name="P4">
<draw:frame draw:style-name="fr1" draw:name="Image70" text:anchor-type="as-char" svg:width="6.9236in" svg:height="3.956343in" draw:z-index="0">
<draw:image xlink:href="../Images/yкринформ/2023-05-25T-66-37-58-03-00/630_360_1685039712-248.jpg" xlink:type="simple" xlink:show="embed" xlink:actuate="onLoad" draw:mime-type="image/jpeg"/>
</draw:frame>
Falcon在新赛季之前继续加强作品。</text:p>
      <text:p text:style-name="P4">
Victor Zakharov和Denis Borodai加入了基辅俱乐部<text:a xlink:type="simple" xlink:href="https://fhu.com.ua/news/sokil-pidsylyvsya-napadnykom-zbirnoyi-ukrayiny/" text:style-name="Internet_20_link" text:visited-style-name="Visited_20_Internet_20_Link">
</text:a>
乌克林福姆报道，乌克兰曲棍球联合会的新闻服务。</text:p>
      <text:p text:style-name="P4">
以前的扎哈罗夫俱乐部是军团。 维克多上赛季为卡卢什队花了29张床垫，拨打了37(20+17)点。</text:p>
      <text:p text:style-name="P4">
Borodai是学生“猎鹰”。 上个赛季，攻击者在赫尔森·德尼普罗(Kherson Dnipro)度过，招募34(17+17)26场比赛中的积分。</text:p>
      <text:p text:style-name="P4">
<text:span text:style-name="T4">
另请阅读：</text:span>
 <text:a xlink:type="simple" xlink:href="https://www.ukrinform.ua/rubric-sports/3713892-hokejnij-klub-sokil-pidsilivsa-forvardom-zbirnoi-ukraini.html" text:style-name="Internet_20_link" text:visited-style-name="Visited_20_Internet_20_Link">
<text:span text:style-name="T4">
 sokil </text:span>
</text:a>
据乌克林福姆报道，猎鹰在2022/23赛季成为乌克兰的冠军，克雷姆库克·克雷姆班克(Kremenchuk Kremenchuk)被杀。</text:p>
      <text:p text:style-name="P4">
照片：hcdonbass.com</text:p>
      <text:p text:style-name="P4">
News Source: <text:a xlink:type="simple" xlink:href="https://www.ukrinform.ua/rubric-sports/3714237-sokil-pidpisav-kolisnogo-kapitana-donbasu.html" text:style-name="Internet_20_link" text:visited-style-name="Visited_20_Internet_20_Link">
https://www.ukrinform.ua/rubric-sports/3714237-sokil-pidpisav-kolisnogo-kapitana-donbasu.html</text:a>
</text:p>
      <!--NEWS-->
      <text:h text:style-name="P10" text:outline-level="1">
<text:span text:style-name="T4">
俄罗斯人从重型炮兵Nikopol发射 - 损坏的房屋，输电线路和煤气管道</text:span>
</text:h>
      <text:p text:style-name="P4">
作者: Ukrinform (Person)</text:p>
      <text:p text:style-name="P4">
出版商: Укринформ (Organization)</text:p>
      <text:p text:style-name="P4">
出版时间: 2023-05-25T-68:37:02+03:00</text:p>
      <text:p text:style-name="P4">
修改时间: 2023-05-25T21:37:02+03:00</text:p>
      <text:p text:style-name="P4">
描述: 俄罗斯军队在德尼普罗佩特罗夫斯克（Dnipropetrovsk）地区的尼科波尔（Nikopol）遭到了炸弹袭击，利用重型火炮为此造成了敌意的火炮损害了平民物体。  - 乌克林。</text:p>
      <text:p text:style-name="P4">
图片: ['<text:a xlink:type="simple" xlink:href="https://static.ukrinform.com/photos/2023_05/thumb_files/630_360_1685039730-220.jpg" text:style-name="Internet_20_link" text:visited-style-name="Visited_20_Internet_20_Link">
630_360_16850...</text:a>
']</text:p>
      <text:p text:style-name="P4">
标签: ['Дніпропетровщина', 'Нікополь', 'Обстріл', 'Війна з Росією']</text:p>
      <text:p text:style-name="P4">
类型: Article</text:p>
      <!--METADATA-->
      <text:p text:style-name="P4">
<draw:frame draw:style-name="fr1" draw:name="Image71" text:anchor-type="as-char" svg:width="6.9236in" svg:height="3.956343in" draw:z-index="0">
<draw:image xlink:href="../Images/yкринформ/2023-05-25T-68-37-02-03-00/630_360_1685039730-220.jpg" xlink:type="simple" xlink:show="embed" xlink:actuate="onLoad" draw:mime-type="image/jpeg"/>
</draw:frame>
军事karf在Dnipropetrovsk地区的Nikopol袭击了下一次打击，该地区适用于这场重型炮兵，敌对的火灾破坏了平民物体。</text:p>
      <text:p text:style-name="P4">
根据乌克林福姆的说法，<text:a xlink:type="simple" xlink:href="https://www.facebook.com/dniproODA/posts/pfbid037etKNCZ7U9Zfysyk1AS1quvfdrqN4sbCV9Nt4fe429kKXpA5cbbXQ4iLFSn1FZZVl" text:style-name="Internet_20_link" text:visited-style-name="Visited_20_Internet_20_Link">
</text:a>
关于可选情况的公务员部区域部。</text:p>
      <text:p text:style-name="P4">
奥瓦指出：“没有人受到居民的伤害。但是该财产被肢解了。”</text:p>
      <text:p text:style-name="P4">
是的，七座私人住宅建筑物，因为许多经济建筑和[]在城市中遭到俄罗斯炮击所损害。(https://www.ukrinform.ua/tag-avtomobil)。 有火和夏季厨房。 消防救援人员激动了。</text:p>
      <text:p text:style-name="P4">
用太阳能电池板殴打的三条电源线和四个燃气管道也被敌人的火灾扭曲。</text:p>
      <text:p text:style-name="P4">
<text:span text:style-name="T4">
另请阅读：</text:span>
 <text:a xlink:type="simple" xlink:href="https://www.ukrinform.ua/rubric-regions/3713915-na-hersonsini-rosijski-bombi-poskodili-gurtozitok-cerkvu-i-zernoshovise.html" text:style-name="Internet_20_link" text:visited-style-name="Visited_20_Internet_20_Link">
</text:a>
正如乌克林福姆报道的那样，5月23日在俄罗斯俄罗斯地区俄罗斯地区<text:a xlink:type="simple" xlink:href="https://www.ukrinform.ua/rubric-ato/3713258-vorog-atakuvav-dnipropetrovsinu-golova-oblradi-pokazav-naslidki-obstriliv.html" text:style-name="Internet_20_link" text:visited-style-name="Visited_20_Internet_20_Link">
</text:a>
。</text:p>
      <text:p text:style-name="P4">
照片：dnipropetrovsk ova</text:p>
      <text:p text:style-name="P4">
News Source: <text:a xlink:type="simple" xlink:href="https://www.ukrinform.ua/rubric-ato/3714236-rosiani-obstrilali-z-vazkoi-artilerii-nikopol-poskodzeni-budinki-lep-i-gazoprovodi.html" text:style-name="Internet_20_link" text:visited-style-name="Visited_20_Internet_20_Link">
https://www.ukrinform.ua/rubric-ato/3714236-rosiani-obstrilali-z-vazkoi-artilerii-nikopol-poskodzeni-budinki-lep-i-gazoprovodi.html</text:a>
</text:p>
      <!--NEWS-->
      <text:h text:style-name="P10" text:outline-level="1">
<text:span text:style-name="T4">
乌克兰防空击落了36个俄罗斯发射的36架Shahed无人机</text:span>
</text:h>
      <text:p text:style-name="P4">
作者: liveuamap (Language: en)</text:p>
      <text:p text:style-name="P4">
时间: 2023-05-25T01:48:46</text:p>
      <text:p text:style-name="P4">
地点: Kyiv (Latitude:50.70429 Longtitude:30.45959)</text:p>
      <text:p text:style-name="P4">
视频: []</text:p>
      <text:p text:style-name="P4">
图片: ["<text:a xlink:type="simple" xlink:href="https://liveuamap.com/pics/2023/05/25/22565181_0.jpg" text:style-name="Internet_20_link" text:visited-style-name="Visited_20_Internet_20_Link">
22565181_0.jpg</text:a>
"]</text:p>
      <text:p text:style-name="P4">
标签: ["Europe", "Central and Eastern Europe"]</text:p>
      <text:p text:style-name="P4">
Id: 22565181</text:p>
      <!--METADATA-->
      <text:p text:style-name="P4">
乌克兰防空击中了36次俄罗斯夜间的Shahed无人机中的36</text:p>
      <text:p text:style-name="P4">
<draw:frame draw:style-name="fr1" draw:name="Image72" text:anchor-type="as-char" svg:width="6.9236in" svg:height="6.9236in" draw:z-index="0">
<draw:image xlink:href="../Images/liveuamap/2023-05-25T01-48-46/22565181_0.jpg" xlink:type="simple" xlink:show="embed" xlink:actuate="onLoad" draw:mime-type="image/jpeg"/>
</draw:frame>
新闻集链接：<text:a xlink:type="simple" xlink:href="https://liveuamap.com/en/2023/25-may-ukrainian-air-defense-shot-down-36-of-36-shahed-drones" text:style-name="Internet_20_link" text:visited-style-name="Visited_20_Internet_20_Link">
https://liveuamap.com/en/2023/25-may-ukrainian-air-defense-shot-down-down-36 of-36-36-shahed-Relons</text:a>
</text:p>
      <text:p text:style-name="P4">
News Source: <text:a xlink:type="simple" xlink:href="https://t.me/kpszsu/2532" text:style-name="Internet_20_link" text:visited-style-name="Visited_20_Internet_20_Link">
https://t.me/kpszsu/2532</text:a>
</text:p>
      <!--NEWS-->
      <text:h text:style-name="P10" text:outline-level="1">
<text:span text:style-name="T4">
Donetsk Oblast（09:19）。 红色警报：空中威胁。 警笛声。 立即掩盖！</text:span>
</text:h>
      <text:p text:style-name="P4">
作者: liveuamap (Language: en)</text:p>
      <text:p text:style-name="P4">
时间: 2023-05-25T03:21:00</text:p>
      <text:p text:style-name="P4">
地点: Donetsk Oblast (Latitude:48.72763 Longtitude:37.57688)</text:p>
      <text:p text:style-name="P4">
视频: []</text:p>
      <text:p text:style-name="P4">
图片: []</text:p>
      <text:p text:style-name="P4">
标签: ["Europe", "Central and Eastern Europe"]</text:p>
      <text:p text:style-name="P4">
Id: 22565244</text:p>
      <!--METADATA-->
      <text:p text:style-name="P4">
Donetsk Oblast(09:19). Red Alert: aerial threat. Sirens sounding. Take covernow!</text:p>
      <text:p text:style-name="P4">
News Collection Link: <text:a xlink:type="simple" xlink:href="https://liveuamap.com/en/2023/25-may-donetsk-oblast0919-red-alert-aerial-thg" text:style-name="Internet_20_link" text:visited-style-name="Visited_20_Internet_20_Link">
https://liveuamap.com/en/2023/25-may-donetsk-oblast0919-red-alert-aerial-thg</text:a>
</text:p>
      <text:p text:style-name="P4">
News Source: <text:a xlink:type="simple" xlink:href="https://t.me/air_alert_ua/46484" text:style-name="Internet_20_link" text:visited-style-name="Visited_20_Internet_20_Link">
https://t.me/air_alert_ua/46484</text:a>
</text:p>
      <!--NEWS-->
      <text:h text:style-name="P10" text:outline-level="1">
<text:span text:style-name="T4">
Zaporizka Oblast（09:41）。 红色警报：空中威胁。 警笛声。 立即掩盖！</text:span>
</text:h>
      <text:p text:style-name="P4">
作者: liveuamap (Language: en)</text:p>
      <text:p text:style-name="P4">
时间: 2023-05-25T03:43:00</text:p>
      <text:p text:style-name="P4">
地点: Zaporizka Oblast (Latitude:47.612731 Longtitude:35.765361)</text:p>
      <text:p text:style-name="P4">
视频: []</text:p>
      <text:p text:style-name="P4">
图片: []</text:p>
      <text:p text:style-name="P4">
标签: ["Europe", "Central and Eastern Europe"]</text:p>
      <text:p text:style-name="P4">
Id: 22565247</text:p>
      <!--METADATA-->
      <text:p text:style-name="P4">
Zaporizhzhia地区(09:41). Red Alert: aerial threat. Sirens sounding. Take covernow!</text:p>
      <text:p text:style-name="P4">
News Collection Link: <text:a xlink:type="simple" xlink:href="https://liveuamap.com/en/2023/25-may-zaporizka-oblast0941-red-alert-aerial-g" text:style-name="Internet_20_link" text:visited-style-name="Visited_20_Internet_20_Link">
https://liveuamap.com/en/2023/25-may-zaporizka-oblast0941-red-alert-aerial-g</text:a>
</text:p>
      <text:p text:style-name="P4">
News Source: <text:a xlink:type="simple" xlink:href="https://t.me/air_alert_ua/46485" text:style-name="Internet_20_link" text:visited-style-name="Visited_20_Internet_20_Link">
https://t.me/air_alert_ua/46485</text:a>
</text:p>
      <!--NEWS-->
      <text:h text:style-name="P10" text:outline-level="1">
<text:span text:style-name="T4">
Kherson，Khersonska Oblast（09:47）。 红色警报：空中威胁。 警笛声。 立即掩盖！</text:span>
</text:h>
      <text:p text:style-name="P4">
作者: liveuamap (Language: en)</text:p>
      <text:p text:style-name="P4">
时间: 2023-05-25T03:49:00</text:p>
      <text:p text:style-name="P4">
地点: Kherson (Latitude:46.6562 Longtitude:32.61738)</text:p>
      <text:p text:style-name="P4">
视频: []</text:p>
      <text:p text:style-name="P4">
图片: []</text:p>
      <text:p text:style-name="P4">
标签: ["Europe", "Central and Eastern Europe"]</text:p>
      <text:p text:style-name="P4">
Id: 22565252</text:p>
      <!--METADATA-->
      <text:p text:style-name="P4">
赫尔森，赫森地区(09:47). Red Alert: aerial threat. Sirens sounding.Take cover now!</text:p>
      <text:p text:style-name="P4">
News Collection Link: <text:a xlink:type="simple" xlink:href="https://liveuamap.com/en/2023/25-may-kherson-khersonska-oblast0947-red-alerg" text:style-name="Internet_20_link" text:visited-style-name="Visited_20_Internet_20_Link">
https://liveuamap.com/en/2023/25-may-kherson-khersonska-oblast0947-red-alerg</text:a>
</text:p>
      <text:p text:style-name="P4">
News Source: <text:a xlink:type="simple" xlink:href="https://t.me/air_alert_ua/46486" text:style-name="Internet_20_link" text:visited-style-name="Visited_20_Internet_20_Link">
https://t.me/air_alert_ua/46486</text:a>
</text:p>
      <!--NEWS-->
      <text:h text:style-name="P10" text:outline-level="1">
<text:span text:style-name="T4">
在Sivershchyna和Slobozhanshchyna的指示，俄罗斯军队炮击Khrinivka，Khotyanivka和...</text:span>
</text:h>
      <text:p text:style-name="P4">
作者: liveuamap (Language: en)</text:p>
      <text:p text:style-name="P4">
时间: 2023-05-25T04:00:00</text:p>
      <text:p text:style-name="P4">
地点: Sumy (Latitude:51.11538 Longtitude:35.0251)</text:p>
      <text:p text:style-name="P4">
视频: []</text:p>
      <text:p text:style-name="P4">
图片: []</text:p>
      <text:p text:style-name="P4">
标签: ["Russia"]</text:p>
      <text:p text:style-name="P4">
Id: 22565266</text:p>
      <!--METADATA-->
      <text:p text:style-name="P4">
在Sivershchyna和Slbozhanschyna的指示，俄罗斯军队炮击了Chernihiv地区的Khrinivka，Khotiyivka和Yanzhulivka； Bunyakyne，Volfyne，Shpyl，Pavlivka，Kindrativka，Oleksiyivka和Sumy地区的Yunakivka，也是Udy，Veterynarne，Lyptsi，Lyptsi，Zelene，Zelene，ohirtstse，Ohirtstse，Kharkiv地区的Ohirtsi Lyanky，Kharkakiv地区的Ohirtsi Lyanky。 俄罗斯航空在苏米地区的Yunakivkaof地区进行了空袭，乌克兰武装部队的总参谋部在晨报中说</text:p>
      <text:p text:style-name="P4">
新闻集链接：(https://liveuamap.com/en/2023/25-may-at-sivershchyna-and-slobozhanschyna-directions-russian)</text:p>
      <text:p text:style-name="P4">
News Source: <text:a xlink:type="simple" xlink:href="https://t.me/lumsrc/4892" text:style-name="Internet_20_link" text:visited-style-name="Visited_20_Internet_20_Link">
https://t.me/lumsrc/4892</text:a>
</text:p>
      <!--NEWS-->
      <text:h text:style-name="P10" text:outline-level="1">
<text:span text:style-name="T4">
国际支持：法律方面胜利的关键因素是安德烈·科斯汀（Andrey Kostin）</text:span>
</text:h>
      <text:p text:style-name="P4">
作者: ['АРМІЯINFORM']</text:p>
      <text:p text:style-name="P4">
时间: 2023-05-25T04:00:00-04:00</text:p>
      <text:p text:style-name="P4">
描述: 关于电报通道的副检察官的总检察官。 总检察官...与乌克兰2022年的战争，与乌克兰的最新新闻战争，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5/f2324c7d-288c-49ff-94b9-a8122bc53125.jpg" text:style-name="Internet_20_link" text:visited-style-name="Visited_20_Internet_20_Link">
f2324c7d-288c-49ff-94b9-a8122bc53125.jpg</text:a>
']</text:p>
      <text:p text:style-name="P4">
标签: ['STOPRUSSIA', 'АГРЕСІЯ РФ', 'АНДРІЙ КОСТІН', 'ВІЙНА', 'ВТОРГНЕННЯ РФ', 'ОФІС ГЕНЕРАЛЬНОГО ПРОКУРОРА УКРАЇНИ']</text:p>
      <text:p text:style-name="P4">
类别: News</text:p>
      <!--METADATA-->
      <text:p text:style-name="P4">
<draw:frame draw:style-name="fr1" draw:name="Image73" text:anchor-type="as-char" svg:width="6.9236in" svg:height="4.61393in" draw:z-index="0">
<draw:image xlink:href="../Images/AРМІЯINFORM/2023-05-25T04-00-00-04-00/f2324c7d-288c-49ff-94b9-a8122bc53125.jpg" xlink:type="simple" xlink:show="embed" xlink:actuate="onLoad" draw:mime-type="image/jpeg"/>
</draw:frame>
检察官的办公室在电报频道<text:span text:style-name="T4">
中报告。</text:span>
</text:p>
      <text:p text:style-name="P4">
检察官安德里·科斯汀(Andriy Kostin)将军与英国议会委员会成员进行了在线会议。 在演讲中，他感谢乌克兰的关注和持续支持。</text:p>
      <text:p text:style-name="P4">
“这种帮助的一个例子是关于最严重的国际犯罪 - 暴行犯罪咨询小组的咨询小组(ACA)，其中的创始人之一是英国。 它的创建是为了支持办公室检察官对军事的调查和司法起诉，并违反了国际人道主义法，这是由于成立和非法的俄罗斯战争而造成的。</text:p>
      <text:p text:style-name="P4">
最近，英国驻波兰大使馆主持了ACA领导者论坛，该论坛有助于确定优先事项和未来倡议。</text:p>
      <text:p text:style-name="P4">
我们感谢备受尊敬的维多利亚Pntis的个人参与，其任务是恢复正义和确保俄罗斯联邦恐怖罪的责任。 世界社区团结一致，渴望惩罚犯有严重国际罪行的有罪。”安德烈·科斯汀(Andrei Kostin)说。</text:p>
      <text:p text:style-name="P4">
他还指出，国际支持和团结对于赢得法律阵线和欧洲和和平的恢复是必要的。</text:p>
      <text:p text:style-name="P4">
News Source: <text:a xlink:type="simple" xlink:href="https://armyinform.com.ua/2023/05/25/mizhnarodna-pidtrymka-klyuchovyj-faktor-peremogy-na-pravovomu-fronti-andrij-kostin/" text:style-name="Internet_20_link" text:visited-style-name="Visited_20_Internet_20_Link">
https://armyinform.com.ua/2023/05/25/mizhnarodna-pidtrymka-klyuchovyj-faktor-peremogy-na-pravovomu-fronti-andrij-kostin/</text:a>
</text:p>
      <!--NEWS-->
      <text:h text:style-name="P10" text:outline-level="1">
<text:span text:style-name="T4">
军队的JSC Shakhtar Directio Rusian炮击Vodyane，煤炭和大Novosilka-将军...</text:span>
</text:h>
      <text:p text:style-name="P4">
作者: liveuamap (Language: en)</text:p>
      <text:p text:style-name="P4">
时间: 2023-05-25T04:01:00</text:p>
      <text:p text:style-name="P4">
地点: Velyka Novosilka (Latitude:47.84024 Longtitude:36.83681)</text:p>
      <text:p text:style-name="P4">
视频: []</text:p>
      <text:p text:style-name="P4">
图片: []</text:p>
      <text:p text:style-name="P4">
标签: ["Russia"]</text:p>
      <text:p text:style-name="P4">
Id: 22565260</text:p>
      <!--METADATA-->
      <text:p text:style-name="P4">
俄罗斯在沙克塔尔塔克(Shakhtarske)指示俄罗斯军队，乌克兰武装部队的武装部队总参谋部炮击了Vodyane，Vuhledar和Velykanovosilka。</text:p>
      <text:p text:style-name="P4">
新闻集链接：<text:a xlink:type="simple" xlink:href="https://liveuamap.com/en/2023/25-may-at-shakhtarske-direction-russian-army-shelled-vodyane" text:style-name="Internet_20_link" text:visited-style-name="Visited_20_Internet_20_Link">
https://liveuamap.com/en/2023/25-may-at-shakhtarske-direction-russian-army-army-shelled-vodyane</text:a>
</text:p>
      <text:p text:style-name="P4">
News Source: <text:a xlink:type="simple" xlink:href="https://t.me/lumsrc/4898" text:style-name="Internet_20_link" text:visited-style-name="Visited_20_Internet_20_Link">
https://t.me/lumsrc/4898</text:a>
</text:p>
      <!--NEWS-->
      <text:h text:style-name="P10" text:outline-level="1">
<text:span text:style-name="T4">
俄罗斯部队在Lyman，Bakhmut，Avdiivka和Maryinka Directio进行进攻行动...</text:span>
</text:h>
      <text:p text:style-name="P4">
作者: liveuamap (Language: en)</text:p>
      <text:p text:style-name="P4">
时间: 2023-05-25T04:03:25</text:p>
      <text:p text:style-name="P4">
地点: Marinka, Donetsk Oblast (Latitude:47.93739 Longtitude:37.50011)</text:p>
      <text:p text:style-name="P4">
视频: []</text:p>
      <text:p text:style-name="P4">
图片: []</text:p>
      <text:p text:style-name="P4">
标签: ["Russia"]</text:p>
      <text:p text:style-name="P4">
Id: 22565258</text:p>
      <!--METADATA-->
      <text:p text:style-name="P4">
俄罗斯部队在莱曼，巴赫穆特，阿夫迪夫卡和玛丽卡执行进攻行动。 乌克兰军方与俄罗斯武器有28次战斗。 试图在Masutivka，Ivanivske，Novokalynove和Avdiyivka，Maryinka的俄罗斯部队 - 武装部队的武装部队在早上的报告中说</text:p>
      <text:p text:style-name="P4">
新闻集链接：<text:a xlink:type="simple" xlink:href="https://liveuamap.com/en/2023/25-may-russian-forces-conducting-offensive-actions-at-lyman" text:style-name="Internet_20_link" text:visited-style-name="Visited_20_Internet_20_Link">
https://liveuamap.com/en/2023/25-may-russian-forces-conducting-contresident-actions-actions-actions-at-lyman</text:a>
</text:p>
      <text:p text:style-name="P4">
News Source: <text:a xlink:type="simple" xlink:href="https://t.me/lumsrc/4900" text:style-name="Internet_20_link" text:visited-style-name="Visited_20_Internet_20_Link">
https://t.me/lumsrc/4900</text:a>
</text:p>
      <!--NEWS-->
      <text:h text:style-name="P10" text:outline-level="1">
<text:span text:style-name="T4">
在Zaporizhzhia和Kherson的指示，俄罗斯军队炮击了Donetsk的Vremivka和Novosilka ...</text:span>
</text:h>
      <text:p text:style-name="P4">
作者: liveuamap (Language: en)</text:p>
      <text:p text:style-name="P4">
时间: 2023-05-25T04:09:47</text:p>
      <text:p text:style-name="P4">
地点: Ukraine (Latitude:46.56842 Longtitude:32.39525)</text:p>
      <text:p text:style-name="P4">
视频: []</text:p>
      <text:p text:style-name="P4">
图片: []</text:p>
      <text:p text:style-name="P4">
标签: ["Russia"]</text:p>
      <text:p text:style-name="P4">
Id: 22565259</text:p>
      <!--METADATA-->
      <text:p text:style-name="P4">
在Zaporizhzhia和Kherson的指示，俄罗斯军队炮击了Donetsk地区的Vremivka和Novosilka。 Olhivske，Malynivka，Huliaipole，Huliaipilske，Novoselivka，Omelnyk，Bilohirya，Mala Tokamachka，Zaporizhiaregion的Kamyanske； 乌克兰武装部队的总参谋长在早晨的报告中说</text:p>
      <text:p text:style-name="P4">
新闻集链接：<text:a xlink:type="simple" xlink:href="https://liveuamap.com/en/2023/25-may-at-zaporizhzhia-and-kherson-directions-russian-army" text:style-name="Internet_20_link" text:visited-style-name="Visited_20_Internet_20_Link">
https://liveuamap.com/en/2023/25-may-t-zaporizhia-kherson-directions-russian-army</text:a>
</text:p>
      <text:p text:style-name="P4">
News Source: <text:a xlink:type="simple" xlink:href="https://t.me/lumsrc/4899" text:style-name="Internet_20_link" text:visited-style-name="Visited_20_Internet_20_Link">
https://t.me/lumsrc/4899</text:a>
</text:p>
      <!--NEWS-->
      <text:h text:style-name="P10" text:outline-level="1">
<text:span text:style-name="T4">
乌克兰总统的顾问：反击将继续摧毁俄罗斯人...</text:span>
</text:h>
      <text:p text:style-name="P4">
作者: liveuamap (Language: en)</text:p>
      <text:p text:style-name="P4">
时间: 2023-05-25T04:24:47</text:p>
      <text:p text:style-name="P4">
地点: Kyiv, Kyiv city (Latitude:50.44426 Longtitude:30.52914)</text:p>
      <text:p text:style-name="P4">
视频: []</text:p>
      <text:p text:style-name="P4">
图片: []</text:p>
      <text:p text:style-name="P4">
标签: ["Russia", "Europe"]</text:p>
      <text:p text:style-name="P4">
Id: 22565267</text:p>
      <!--METADATA-->
      <text:p text:style-name="P4">
乌克兰总统的顾问：反击将继续在各个方面继续杜斯特罗</text:p>
      <text:p text:style-name="P4">
新闻集链接：<text:a xlink:type="simple" xlink:href="https://liveuamap.com/en/2023/25-may-adviser-to-the-ukrainian-president-the-counteroffensive" text:style-name="Internet_20_link" text:visited-style-name="Visited_20_Internet_20_Link">
https://liveuamap.com/en/2023/25-may-adviser-to-the-the-ukrainian-president-the-countermistive</text:a>
</text:p>
      <text:p text:style-name="P4">
News Source: <text:a xlink:type="simple" xlink:href="https://twitter.com/AJABreaking/status/1661645494227968001" text:style-name="Internet_20_link" text:visited-style-name="Visited_20_Internet_20_Link">
https://twitter.com/AJABreaking/status/1661645494227968001</text:a>
</text:p>
      <!--NEWS-->
      <text:h text:style-name="P10" text:outline-level="1">
<text:span text:style-name="T4">
2人因卢汉斯克地区的俄国炮击而丧生</text:span>
</text:h>
      <text:p text:style-name="P4">
作者: liveuamap (Language: en)</text:p>
      <text:p text:style-name="P4">
时间: 2023-05-25T04:27:18</text:p>
      <text:p text:style-name="P4">
地点: Lyman (Latitude:49.37477 Longtitude:37.96128)</text:p>
      <text:p text:style-name="P4">
视频: []</text:p>
      <text:p text:style-name="P4">
图片: ["<text:a xlink:type="simple" xlink:href="https://liveuamap.com/pics/2023/05/25/22565270_0.jpg" text:style-name="Internet_20_link" text:visited-style-name="Visited_20_Internet_20_Link">
22565270_0.jpg</text:a>
"]</text:p>
      <text:p text:style-name="P4">
标签: ["Europe", "Central and Eastern Europe"]</text:p>
      <text:p text:style-name="P4">
Id: 22565270</text:p>
      <!--METADATA-->
      <text:p text:style-name="P4">
2人因卢汉斯克地区的俄国炮击而丧生  <draw:frame draw:style-name="fr1" draw:name="Image74" text:anchor-type="as-char" svg:width="6.9236in" svg:height="5.1927in" draw:z-index="0">
<draw:image xlink:href="../Images/liveuamap/2023-05-25T04-27-18/22565270_0.jpg" xlink:type="simple" xlink:show="embed" xlink:actuate="onLoad" draw:mime-type="image/jpeg"/>
</draw:frame>
新闻集链接：<text:a xlink:type="simple" xlink:href="https://liveuamap.com/en/2023/25-may-2-person-killed-as-result-of-russian-shelling-in-raihorodka" text:style-name="Internet_20_link" text:visited-style-name="Visited_20_Internet_20_Link">
https://liveuamap.com/en/2023/25-may-2-person-kill-kill-kill-as-result-ous-ouss-ussian-shelling-inling-in-raihorodka</text:a>
</text:p>
      <text:p text:style-name="P4">
News Source: <text:a xlink:type="simple" xlink:href="https://twitter.com/HromadskeRadio/status/1661643384006615040" text:style-name="Internet_20_link" text:visited-style-name="Visited_20_Internet_20_Link">
https://twitter.com/HromadskeRadio/status/1661643384006615040</text:a>
</text:p>
      <!--NEWS-->
      <text:h text:style-name="P10" text:outline-level="1">
<text:span text:style-name="T4">
Kharkiv，Kharkivska Oblast（10:31）。 红色警报：空中威胁。 警笛声。 立即掩盖！</text:span>
</text:h>
      <text:p text:style-name="P4">
作者: liveuamap (Language: en)</text:p>
      <text:p text:style-name="P4">
时间: 2023-05-25T04:31:00</text:p>
      <text:p text:style-name="P4">
地点: Kharkiv (Latitude:49.98189 Longtitude:36.25278)</text:p>
      <text:p text:style-name="P4">
视频: []</text:p>
      <text:p text:style-name="P4">
图片: []</text:p>
      <text:p text:style-name="P4">
标签: ["Europe", "Central and Eastern Europe"]</text:p>
      <text:p text:style-name="P4">
Id: 22565271</text:p>
      <!--METADATA-->
      <text:p text:style-name="P4">
哈尔基夫(Kharkiv)，哈尔基夫地区(10:31). Red Alert: aerial threat. Sirens sounding.Take cover now!</text:p>
      <text:p text:style-name="P4">
News Collection Link: <text:a xlink:type="simple" xlink:href="https://liveuamap.com/en/2023/25-may-kharkiv-kharkivska-oblast1031-red-alerg" text:style-name="Internet_20_link" text:visited-style-name="Visited_20_Internet_20_Link">
https://liveuamap.com/en/2023/25-may-kharkiv-kharkivska-oblast1031-red-alerg</text:a>
</text:p>
      <text:p text:style-name="P4">
News Source: <text:a xlink:type="simple" xlink:href="https://t.me/suspilnekharkiv/25189" text:style-name="Internet_20_link" text:visited-style-name="Visited_20_Internet_20_Link">
https://t.me/suspilnekharkiv/25189</text:a>
</text:p>
      <!--NEWS-->
      <text:h text:style-name="P10" text:outline-level="1">
<text:span text:style-name="T4">
外国应采取措施保护其公民在乌克兰被占领的领土上</text:span>
</text:h>
      <text:p text:style-name="P4">
作者: ['АРМІЯINFORM']</text:p>
      <text:p text:style-name="P4">
时间: 2023-05-25T05:00:00-04:00</text:p>
      <text:p text:style-name="P4">
描述: 关于CED Doimlay minrintegratige。 我要对副局长Irina Vereshchuk说...与乌克兰2022年的战争，与乌克兰的战争是今天的最新消息，《与乌克兰2022年的新闻战》是今天的最后一场，乌克兰和俄罗斯之间的战争将会发生。当他们与乌克兰的战争将在2022年与乌克兰的战争时，他们说，在不久的将来，将与乌克兰发生战争，他们说，与乌克兰的战争，今天的乌克兰新闻，乌克兰的新闻，乌克兰媒体在俄罗斯的乌克兰新闻</text:p>
      <text:p text:style-name="P4">
图片: ['<text:a xlink:type="simple" xlink:href="https://armyinform.com.ua/wp-content/uploads/2022/11/iryna-vereshhuk-nashe-oblychchya.jpg" text:style-name="Internet_20_link" text:visited-style-name="Visited_20_Internet_20_Link">
iryna-vereshhuk-nashe-oblychchya.jpg</text:a>
']</text:p>
      <text:p text:style-name="P4">
标签: ['STOPRUSSIA', 'АГРЕСІЯ РФ', 'ВІЙНА', 'ВТОРГНЕННЯ РФ', 'ІРИНА ВЕРЕЩУК', 'МІНРЕІНТЕГРАЦІЇ']</text:p>
      <text:p text:style-name="P4">
类别: News</text:p>
      <!--METADATA-->
      <text:p text:style-name="P4">
<draw:frame draw:style-name="fr1" draw:name="Image75" text:anchor-type="as-char" svg:width="6.9236in" svg:height="4.876678in" draw:z-index="0">
<draw:image xlink:href="../Images/AРМІЯINFORM/2023-05-25T05-00-00-04-00/iryna-vereshhuk-nashe-oblychchya.jpg" xlink:type="simple" xlink:show="embed" xlink:actuate="onLoad" draw:mime-type="image/jpeg"/>
</draw:frame>
乌克兰Irina Vereshchuk的Viceremier-Minister</text:p>
      <text:p text:style-name="P4">
关于它<text:a xlink:type="simple" xlink:href="https://minre.gov.ua/2023/05/24/inozemni-derzhavy-mayut-vzhyty-nevidkladnyh-zahodiv-aby-yihni-gromadyany-osoblyvo-dity-ne-perebuvaly-na-tymchasovo-okupovanyh-terytoriyah-ukrayiny/" text:style-name="Internet_20_link" text:visited-style-name="Visited_20_Internet_20_Link">
报告</text:a>
重返社会部。</text:p>
      <text:p text:style-name="P4">
Viceremier-Minister Irina Vereshchuk宣布了这一声明。</text:p>
      <text:p text:style-name="P4">
她解释说，俄罗斯已经开始积极促进暑假。 特别是在克里米亚，在组织文化和教育活动的借口，有必要吸引来自不同国家的儿童。 包括Artek的听力营。</text:p>
      <text:p text:style-name="P4">
实际上，这是另一个使用儿童作为活盾的愿望。 从武装部队中摆脱他们。</text:p>
      <text:p text:style-name="P4">
“首先，敌人试图使国际社会的职业合法化。 其次，俄罗斯人希望成为外国代表的现场盾牌。 借此机会，我呼吁外国采取紧急措施防止其公民，因此他们不会在乌克兰的暂时占领领土上。 保护人们，不要让俄罗斯涵盖他们的罪行。”  - 称呼他们。</text:p>
      <text:p text:style-name="P4">
News Source: <text:a xlink:type="simple" xlink:href="https://armyinform.com.ua/2023/05/25/inozemni-derzhavy-mayut-vzhyty-zahodiv-dlya-zahystu-svoyih-gromadyan-na-okupovanyh-terytoriyah-ukrayiny/" text:style-name="Internet_20_link" text:visited-style-name="Visited_20_Internet_20_Link">
https://armyinform.com.ua/2023/05/25/inozemni-derzhavy-mayut-vzhyty-zahodiv-dlya-zahystu-svoyih-gromadyan-na-okupovanyh-terytoriyah-ukrayiny/</text:a>
</text:p>
      <!--NEWS-->
      <text:h text:style-name="P10" text:outline-level="1">
<text:span text:style-name="T4">
赫尔森州立大学的宿舍因霍尔森的炮击而损坏</text:span>
</text:h>
      <text:p text:style-name="P4">
作者: liveuamap (Language: en)</text:p>
      <text:p text:style-name="P4">
时间: 2023-05-25T05:03:06</text:p>
      <text:p text:style-name="P4">
地点: Kherson (Latitude:46.64578 Longtitude:32.62979)</text:p>
      <text:p text:style-name="P4">
视频: []</text:p>
      <text:p text:style-name="P4">
图片: ["<text:a xlink:type="simple" xlink:href="https://liveuamap.com/pics/2023/05/25/22565287_0.jpg" text:style-name="Internet_20_link" text:visited-style-name="Visited_20_Internet_20_Link">
22565287_0.jpg</text:a>
"]</text:p>
      <text:p text:style-name="P4">
标签: ["Europe", "Central and Eastern Europe"]</text:p>
      <text:p text:style-name="P4">
Id: 22565287</text:p>
      <!--METADATA-->
      <text:p text:style-name="P4">
赫尔森州立大学的宿舍因炮击墨水过夜而受到破坏</text:p>
      <text:p text:style-name="P4">
<draw:frame draw:style-name="fr1" draw:name="Image76" text:anchor-type="as-char" svg:width="6.9236in" svg:height="9.231467in" draw:z-index="0">
<draw:image xlink:href="../Images/liveuamap/2023-05-25T05-03-06/22565287_0.jpg" xlink:type="simple" xlink:show="embed" xlink:actuate="onLoad" draw:mime-type="image/jpeg"/>
</draw:frame>
新闻集链接：<text:a xlink:type="simple" xlink:href="https://liveuamap.com/en/2023/25-may-dormitory-of-kherson-state-university-was-damaged" text:style-name="Internet_20_link" text:visited-style-name="Visited_20_Internet_20_Link">
https://liveuamap.com/en/2023/25-may-dormitory-of-kherson-state-university-was toMaged</text:a>
</text:p>
      <text:p text:style-name="P4">
News Source: <text:a xlink:type="simple" xlink:href="https://twitter.com/hochu_dodomu/status/1661658466828558340" text:style-name="Internet_20_link" text:visited-style-name="Visited_20_Internet_20_Link">
https://twitter.com/hochu_dodomu/status/1661658466828558340</text:a>
</text:p>
      <!--NEWS-->
      <text:h text:style-name="P10" text:outline-level="1">
<text:span text:style-name="T4">
Donetsk Oblast（11:22）。 红色警报：空中威胁。 警笛声。 立即掩盖！</text:span>
</text:h>
      <text:p text:style-name="P4">
作者: liveuamap (Language: en)</text:p>
      <text:p text:style-name="P4">
时间: 2023-05-25T05:23:00</text:p>
      <text:p text:style-name="P4">
地点: Donetsk Oblast (Latitude:48.72744 Longtitude:37.5781)</text:p>
      <text:p text:style-name="P4">
视频: []</text:p>
      <text:p text:style-name="P4">
图片: []</text:p>
      <text:p text:style-name="P4">
标签: ["Europe", "Central and Eastern Europe"]</text:p>
      <text:p text:style-name="P4">
Id: 22565289</text:p>
      <!--METADATA-->
      <text:p text:style-name="P4">
Donetsk Oblast(11:22). Red Alert: aerial threat. Sirens sounding. Take covernow!</text:p>
      <text:p text:style-name="P4">
News Collection Link: <text:a xlink:type="simple" xlink:href="https://liveuamap.com/en/2023/25-may-donetsk-oblast1122-red-alert-aerial-thg" text:style-name="Internet_20_link" text:visited-style-name="Visited_20_Internet_20_Link">
https://liveuamap.com/en/2023/25-may-donetsk-oblast1122-red-alert-aerial-thg</text:a>
</text:p>
      <text:p text:style-name="P4">
News Source: <text:a xlink:type="simple" xlink:href="https://t.me/air_alert_ua/46493" text:style-name="Internet_20_link" text:visited-style-name="Visited_20_Internet_20_Link">
https://t.me/air_alert_ua/46493</text:a>
</text:p>
      <!--NEWS-->
      <text:h text:style-name="P10" text:outline-level="1">
<text:span text:style-name="T4">
Zaporizhzhia地区Melitopol的机场报告的爆炸和火灾</text:span>
</text:h>
      <text:p text:style-name="P4">
作者: liveuamap (Language: en)</text:p>
      <text:p text:style-name="P4">
时间: 2023-05-25T05:45:37</text:p>
      <text:p text:style-name="P4">
地点: Melitopol (Latitude:46.87788 Longtitude:35.31872)</text:p>
      <text:p text:style-name="P4">
视频: []</text:p>
      <text:p text:style-name="P4">
图片: ["<text:a xlink:type="simple" xlink:href="https://liveuamap.com/pics/2023/05/25/22565298_0.jpg" text:style-name="Internet_20_link" text:visited-style-name="Visited_20_Internet_20_Link">
22565298_0.jpg</text:a>
"]</text:p>
      <text:p text:style-name="P4">
标签: ["Europe", "Central and Eastern Europe"]</text:p>
      <text:p text:style-name="P4">
Id: 22565298</text:p>
      <!--METADATA-->
      <text:p text:style-name="P4">
Zaporizhzhia地区Melitopol的机场报告的爆炸和火灾</text:p>
      <text:p text:style-name="P4">
<draw:frame draw:style-name="fr1" draw:name="Image77" text:anchor-type="as-char" svg:width="6.9236in" svg:height="6.932265in" draw:z-index="0">
<draw:image xlink:href="../Images/liveuamap/2023-05-25T05-45-37/22565298_0.jpg" xlink:type="simple" xlink:show="embed" xlink:actuate="onLoad" draw:mime-type="image/jpeg"/>
</draw:frame>
新闻集链接：<text:a xlink:type="simple" xlink:href="https://liveuamap.com/en/2023/25-may-explosions-and-fire-reported-at-airport-in-melitopol" text:style-name="Internet_20_link" text:visited-style-name="Visited_20_Internet_20_Link">
https://liveuamap.com/en/2023/2025-may-explosions-and-fire-reported-airported-at-airport-in-melitopol</text:a>
</text:p>
      <text:p text:style-name="P4">
News Source: <text:a xlink:type="simple" xlink:href="https://t.me/info_zp/36389" text:style-name="Internet_20_link" text:visited-style-name="Visited_20_Internet_20_Link">
https://t.me/info_zp/36389</text:a>
</text:p>
      <!--NEWS-->
      <text:h text:style-name="P10" text:outline-level="1">
<text:span text:style-name="T4">
“俄罗斯志愿军” RDK从Grayvoron区Glotovo村发布了新视频...</text:span>
</text:h>
      <text:p text:style-name="P4">
作者: liveuamap (Language: en)</text:p>
      <text:p text:style-name="P4">
时间: 2023-05-25T05:54:52</text:p>
      <text:p text:style-name="P4">
地点: Belgorod, Belgorodskaya oblast' (Latitude:50.453 Longtitude:35.63111)</text:p>
      <text:p text:style-name="P4">
视频: []</text:p>
      <text:p text:style-name="P4">
图片: []</text:p>
      <text:p text:style-name="P4">
标签: ["Russia", "Central and Eastern Europe"]</text:p>
      <text:p text:style-name="P4">
Id: 22565299</text:p>
      <!--METADATA-->
      <text:p text:style-name="P4">
“俄罗斯志愿军” RDK从Belgorod地区的Glotovo村发表了新视频</text:p>
      <text:p text:style-name="P4">
新闻集链接：<text:a xlink:type="simple" xlink:href="https://liveuamap.com/en/2023/25-may-russian-volunteer-corps-rdk-published-new-video-from" text:style-name="Internet_20_link" text:visited-style-name="Visited_20_Internet_20_Link">
https://liveuamap.com/en/2023/25-may-russian-volunteer-corps-corps-rdk-publish---publish--new-video-from</text:a>
</text:p>
      <text:p text:style-name="P4">
News Source: <text:a xlink:type="simple" xlink:href="https://t.me/lachentyt/29670" text:style-name="Internet_20_link" text:visited-style-name="Visited_20_Internet_20_Link">
https://t.me/lachentyt/29670</text:a>
</text:p>
      <!--NEWS-->
      <text:h text:style-name="P10" text:outline-level="1">
<text:span text:style-name="T4">
“乌克兰与世界 - 反对俄罗斯侵略”  - 乌克兰的外部情报服务</text:span>
</text:h>
      <text:p text:style-name="P4">
作者: ['АРМІЯINFORM']</text:p>
      <text:p text:style-name="P4">
时间: 2023-05-25T06:00:00-04:00</text:p>
      <text:p text:style-name="P4">
描述: 关于乌克兰克莱恩·玫瑰木的一般服务的工作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2/09/golovna-37.jpg" text:style-name="Internet_20_link" text:visited-style-name="Visited_20_Internet_20_Link">
golovna-37.jpg</text:a>
']</text:p>
      <text:p text:style-name="P4">
标签: ['STOPRUSSIA', 'АГРЕСІЯ РФ', 'ВІЙНА', 'ВТОРГНЕННЯ РФ', 'СЛУЖБА ЗОВНІШНЬОЇ РОЗВІДКИ УКРАЇНИ']</text:p>
      <text:p text:style-name="P4">
类别: News</text:p>
      <!--METADATA-->
      <text:p text:style-name="P4">
<draw:frame draw:style-name="fr1" draw:name="Image78" text:anchor-type="as-char" svg:width="6.9236in" svg:height="6.820353in" draw:z-index="0">
<draw:image xlink:href="../Images/AРМІЯINFORM/2023-05-25T06-00-00-04-00/golovna-37.jpg" xlink:type="simple" xlink:show="embed" xlink:actuate="onLoad" draw:mime-type="image/jpeg"/>
</draw:frame>
关于它<text:a xlink:type="simple" xlink:href="https://www.facebook.com/SZRUkraine/posts/pfbid021KcSA9MuGqyoeLacwHoj4NMkiUw6no7fzz769AKDg2BbUZ95qx1nBj7PDud37DCgl" text:style-name="Internet_20_link" text:visited-style-name="Visited_20_Internet_20_Link">
报告</text:a>
乌克兰在其官方Facebook页面上的外部情报服务。</text:p>
      <text:p text:style-name="P4">
5月23日，国际货币基金组织的任务开始于与乌克兰扩大的EFF资金计划的首次观看。</text:p>
      <text:p text:style-name="P4">
欧盟已从援助方案中支付了15亿欧元的正常欧元，为180亿美元。</text:p>
      <text:p text:style-name="P4">
欧盟计划扩大氢和其他关键商品中天然气的联合采购计划。</text:p>
      <text:p text:style-name="P4">
德国考虑了支持计划向F-16战斗机教授乌克兰飞行员的国家的选择。</text:p>
      <text:p text:style-name="P4">
美国部发言人马修·米勒(Matthew Miller)强调，美国将看到支持乌克兰的所有可能方法，并吸引俄罗斯的侵略性。 发言人还保证，将乌克兰授予美国的F-16E优先事项。 米勒在评论5月22日的Vyelgorod地区，米勒回忆说，俄罗斯是俄罗斯的侵略者。 同时，他报告说，俄罗斯国际犯罪组织“瓦格纳”正试图掩盖其购买军事设备的努力，并将其用于这些目的。</text:p>
      <text:p text:style-name="P4">
英国总理里莎·萨纳克(Risha Sunak)认为，在当前阶段在乌克兰乌克兰进行战争的企图被“绝对是错误的”。</text:p>
      <text:p text:style-name="P4">
“每个人都希望战争结束。 似乎唯一想要战争的人是普京。 没有人比乌克兰更想要和平，我们正在支持泽伦斯基总统和平的倡议。”欧盟外交Josep Borrel说。 博雷还呼吁乌克兰的内部化不将受害者等同于侵略者。</text:p>
      <text:p text:style-name="P4">
法国外交部说：“法国准备与乌克兰进行谈判，以提供安全保证，从长远来看，这将有助于保护它，并防止可能的侵略。”</text:p>
      <text:p text:style-name="P4">
德国总理奥拉夫·舒尔茨(Olaf Scholtz)坚信俄罗斯不会赢得反乌克兰战争，而基辅将在胜利后成为欧盟的成员。</text:p>
      <text:p text:style-name="P4">
“乌克兰的合作伙伴现在应该去“ VA bank”，并为乌克兰提供乌克兰可以在全军战斗中使用的一切，并且在国际法中允许。 不再应该有红线。 他认为，德国有翼的火箭龙的半径高达400-500公里是非常有用的贡献。国防部长和北约12个国家的高级国防官员(北组：英国，荷兰，德国，丹麦，芬兰，冰岛，挪威，瑞典，波兰，拉脱维亚，立陶宛和爱沙尼亚)在峰会前夕，维尔纽斯举行了一次会议，以加强联盟的安全和乌克兰的国防能力。</text:p>
      <text:p text:style-name="P4">
梅·桑多(May Sandu)总统说，摩尔多瓦(Moldova)将执行国际刑事法院的裁决，并逮捕普京，如果普京来到该国。</text:p>
      <text:p text:style-name="P4">
News Source: <text:a xlink:type="simple" xlink:href="https://armyinform.com.ua/2023/05/25/ukrayina-i-svit-proty-rosijskoyi-agresiyi-sluzhba-zovnishnoyi-rozvidky-ukrayiny-4/" text:style-name="Internet_20_link" text:visited-style-name="Visited_20_Internet_20_Link">
https://armyinform.com.ua/2023/05/25/ukrayina-i-svit-proty-rosijskoyi-agresiyi-sluzhba-zovnishnoyi-rozvidky-ukrayiny-4/</text:a>
</text:p>
      <!--NEWS-->
      <text:h text:style-name="P10" text:outline-level="1">
<text:span text:style-name="T4">
一周中和1,448个爆炸性物品，乌克兰的武装部队的助推器单位</text:span>
</text:h>
      <text:p text:style-name="P4">
作者: ['АРМІЯINFORM']</text:p>
      <text:p text:style-name="P4">
时间: 2023-05-25T07:00:00-04:00</text:p>
      <text:p text:style-name="P4">
描述: 乌克兰人ZBROYNI部队的力量司令部的Rosinwanny司令部团队，与乌克兰2022年与乌克兰的战争，与乌克兰的最新新闻，与乌克兰的新闻，与乌克兰的2022年战争，今天将在今天最后一次战争，将在今天进行战争，将在今天发生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5/348992366_972616894158437_3192259720673147502_n.jpg" text:style-name="Internet_20_link" text:visited-style-name="Visited_20_Internet_20_Link">
348992366_972616894158437_3192259720673147502_n.jpg</text:a>
']</text:p>
      <text:p text:style-name="P4">
标签: ['STOPRUSSIA', 'АГРЕСІЯ РФ', 'ВІЙНА', 'ВТОРГНЕННЯ РФ', 'РОЗМІНУВАННЯ']</text:p>
      <text:p text:style-name="P4">
类别: News</text:p>
      <!--METADATA-->
      <text:p text:style-name="P4">
<draw:frame draw:style-name="fr1" draw:name="Image79" text:anchor-type="as-char" svg:width="6.9236in" svg:height="4.615733in" draw:z-index="0">
<draw:image xlink:href="../Images/AРМІЯINFORM/2023-05-25T07-00-00-04-00/348992366_972616894158437_3192259720673147502_n.jpg" xlink:type="simple" xlink:show="embed" xlink:actuate="onLoad" draw:mime-type="image/jpeg"/>
</draw:frame>
要求乌克兰武装部队和乌克兰国防部努力工作的武力部队的需求群体，以便我们可以由一个安全，欧洲和自由的国家继承，而不是成千上万的男人的danearmarters。</text:p>
      <text:p text:style-name="P4">
我们的洗手单元返回了基辅，哈尔基夫，赫尔森，米科洛夫和其他地区的解放社区的安全性，并于13至19和19日受到调查。</text:p>
      <text:p text:style-name="P4">
<text:span text:style-name="T5">
大约289公顷的地形和农田； </text:span>
约12公里的高速公路； <text:span text:style-name="T5">
大约1公里的铁轨； </text:span>
超过5公里的气体； *约5公里的传输线。</text:p>
      <text:p text:style-name="P4">
只有一个星期，即1448个爆炸物。</text:p>
      <text:p text:style-name="P4">
<text:span text:style-name="T4">
来源：</text:span>
 <text:a xlink:type="simple" xlink:href="https://www.facebook.com/GeneralStaff.ua/posts/pfbid0uwAMPYho3rqDVanyk1rxCWcs5djCEzWuSErd68xfN66iSYtsxPjDs9EyuwUZNiuUl" text:style-name="Internet_20_link" text:visited-style-name="Visited_20_Internet_20_Link">
<text:span text:style-name="T5">
EGeneral总部</text:span>
</text:a>
</text:p>
      <text:p text:style-name="P4">
News Source: <text:a xlink:type="simple" xlink:href="https://armyinform.com.ua/2023/05/25/sapernymy-pidrozdilamy-zs-ukrayiny-za-tyzhden-zneshkodzheno-1448-odynycz-vybuhonebezpechnyh-predmetiv/" text:style-name="Internet_20_link" text:visited-style-name="Visited_20_Internet_20_Link">
https://armyinform.com.ua/2023/05/25/sapernymy-pidrozdilamy-zs-ukrayiny-za-tyzhden-zneshkodzheno-1448-odynycz-vybuhonebezpechnyh-predmetiv/</text:a>
</text:p>
      <!--NEWS-->
      <text:h text:style-name="P10" text:outline-level="1">
<text:span text:style-name="T4">
106名乌克兰人被释放出俄罗斯囚禁。 这些是来自巴克的军事人员...</text:span>
</text:h>
      <text:p text:style-name="P4">
作者: liveuamap (Language: en)</text:p>
      <text:p text:style-name="P4">
时间: 2023-05-25T07:21:20</text:p>
      <text:p text:style-name="P4">
地点: Kam'yans'ke,Zaporiz'ka oblast (Latitude:47.54131 Longtitude:35.37186)</text:p>
      <text:p text:style-name="P4">
视频: []</text:p>
      <text:p text:style-name="P4">
图片: []</text:p>
      <text:p text:style-name="P4">
标签: ["Europe", "Central and Eastern Europe"]</text:p>
      <text:p text:style-name="P4">
Id: 22565306</text:p>
      <!--METADATA-->
      <text:p text:style-name="P4">
106名乌克兰人被释放出俄罗斯囚禁。 这些是来自巴赫穆特(Bakhmut)方向的军事人员 - 八名军官，98名士兵和士兵</text:p>
      <text:p text:style-name="P4">
新闻集链接：<text:a xlink:type="simple" xlink:href="https://liveuamap.com/en/2023/25-may-106-ukrainian-were-released-from-russian-captivity" text:style-name="Internet_20_link" text:visited-style-name="Visited_20_Internet_20_Link">
https://liveuamap.com/en/2023/25-may-106-106-ukrainian-were-were-from-captivity</text:a>
</text:p>
      <text:p text:style-name="P4">
News Source: <text:a xlink:type="simple" xlink:href="https://t.me/suspilnenews/21044" text:style-name="Internet_20_link" text:visited-style-name="Visited_20_Internet_20_Link">
https://t.me/suspilnenews/21044</text:a>
</text:p>
      <!--NEWS-->
      <text:h text:style-name="P10" text:outline-level="1">
<text:span text:style-name="T4">
最前沿的医疗援助是挽救军人生命的关键因素</text:span>
</text:h>
      <text:p text:style-name="P4">
作者: ['АРМІЯINFORM']</text:p>
      <text:p text:style-name="P4">
时间: 2023-05-25T08:00:00-04:00</text:p>
      <text:p text:style-name="P4">
描述: 这通常是Derevtornoye Chinnik的Medican Dodon，为Viexkovo服务pid小时...与乌克兰2022年的战争，与乌克兰的最新新闻，《与乌克兰2022年的新闻战争》上次与乌克兰的战争，乌克兰和乌克兰和乌克兰之间的战争将会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5/345220634_152382891147436_6021721098130087877_n.jpg" text:style-name="Internet_20_link" text:visited-style-name="Visited_20_Internet_20_Link">
345220634_152382891147436_6021721098130087877_n.jpg</text:a>
', '<text:a xlink:type="simple" xlink:href="https://armyinform.com.ua/wp-content/uploads/2023/05/345235259_934514140931008_8109526836034799347_n-150x150.jpg" text:style-name="Internet_20_link" text:visited-style-name="Visited_20_Internet_20_Link">
345235259_934514140931008_8109526836034799347_n-150x150.jpg</text:a>
', '<text:a xlink:type="simple" xlink:href="https://armyinform.com.ua/wp-content/uploads/2023/05/345454313_602382255293436_6401328367459116868_n-150x150.jpg" text:style-name="Internet_20_link" text:visited-style-name="Visited_20_Internet_20_Link">
345454313_602382255293436_6401328367459116868_n-150x150.jpg</text:a>
', '<text:a xlink:type="simple" xlink:href="https://armyinform.com.ua/wp-content/uploads/2023/05/345056858_1404554247053804_3038258783167791924_n-150x150.jpg" text:style-name="Internet_20_link" text:visited-style-name="Visited_20_Internet_20_Link">
345056858_1404554247053804_3038258783167791924_n-150x150.jpg</text:a>
', '<text:a xlink:type="simple" xlink:href="https://armyinform.com.ua/wp-content/uploads/2023/05/347275252_243249031645206_1840694883331842985_n-150x150.jpg" text:style-name="Internet_20_link" text:visited-style-name="Visited_20_Internet_20_Link">
347275252_243249031645206_1840694883331842985_n-150x150.jpg</text:a>
', '<text:a xlink:type="simple" xlink:href="https://armyinform.com.ua/wp-content/uploads/2023/05/345623350_794733961913513_7507104214179530924_n-150x150.jpg" text:style-name="Internet_20_link" text:visited-style-name="Visited_20_Internet_20_Link">
345623350_794733961913513_7507104214179530924_n-150x150.jpg</text:a>
', '<text:a xlink:type="simple" xlink:href="https://armyinform.com.ua/wp-content/uploads/2023/05/345288250_260781966437247_4010477809877603147_n-150x150.jpg" text:style-name="Internet_20_link" text:visited-style-name="Visited_20_Internet_20_Link">
345288250_260781966437247_4010477809877603147_n-150x150.jpg</text:a>
', '<text:a xlink:type="simple" xlink:href="https://armyinform.com.ua/wp-content/uploads/2023/05/345335960_761642882476011_5433007933257824679_n-150x150.jpg" text:style-name="Internet_20_link" text:visited-style-name="Visited_20_Internet_20_Link">
345335960_761642882476011_5433007933257824679_n-150x150.jpg</text:a>
', '<text:a xlink:type="simple" xlink:href="https://armyinform.com.ua/wp-content/uploads/2023/05/345604370_238914432081434_1047151058138818374_n-150x150.jpg" text:style-name="Internet_20_link" text:visited-style-name="Visited_20_Internet_20_Link">
345604370_238914432081434_1047151058138818374_n-150x150.jpg</text:a>
', '<text:a xlink:type="simple" xlink:href="https://armyinform.com.ua/wp-content/uploads/2023/05/346073313_1455982005211698_2628963411419390734_n-150x150.jpg" text:style-name="Internet_20_link" text:visited-style-name="Visited_20_Internet_20_Link">
346073313_1455982005211698_2628963411419390734_n-150x150.jpg</text:a>
', '<text:a xlink:type="simple" xlink:href="https://armyinform.com.ua/wp-content/uploads/2023/05/345632436_1969167466770921_3716003752058685081_n-150x150.jpg" text:style-name="Internet_20_link" text:visited-style-name="Visited_20_Internet_20_Link">
345632436_1969167466770921_3716003752058685081_n-150x150.jpg</text:a>
', '<text:a xlink:type="simple" xlink:href="https://armyinform.com.ua/wp-content/uploads/2023/05/346637911_1385048389010049_3125004289810296407_n-150x150.jpg" text:style-name="Internet_20_link" text:visited-style-name="Visited_20_Internet_20_Link">
346637911_1385048389010049_3125004289810296407_n-150x150.jpg</text:a>
']</text:p>
      <text:p text:style-name="P4">
标签: ['STOPRUSSIA', 'АГРЕСІЯ РФ', 'ВІЙНА', 'ВТОРГНЕННЯ РФ']</text:p>
      <text:p text:style-name="P4">
类别: News</text:p>
      <!--METADATA-->
      <text:p text:style-name="P4">
<draw:frame draw:style-name="fr1" draw:name="Image80" text:anchor-type="as-char" svg:width="6.9236in" svg:height="5.221548in" draw:z-index="0">
<draw:image xlink:href="../Images/AРМІЯINFORM/2023-05-25T08-00-00-04-00/345220634_152382891147436_6021721098130087877_n.jpg" xlink:type="simple" xlink:show="embed" xlink:actuate="onLoad" draw:mime-type="image/jpeg"/>
</draw:frame>
及时的医疗服务是战斗时军事人员的救援因素，因为它可以挽救他们的生命。</text:p>
      <text:p text:style-name="P4">
在一周内，战斗医生下属营<text:a xlink:type="simple" xlink:href="https://www.facebook.com/permalink.php" text:style-name="Internet_20_link" text:visited-style-name="Visited_20_Internet_20_Link">
第121个独立的领土辩护旅</text:a>
在战术医学上进行了课程。</text:p>
      <text:p text:style-name="P4">
<text:a xlink:type="simple" xlink:href="https://armyinform.com.ua/wp-content/uploads/2023/05/345235259_934514140931008_8109526836034799347_n.jpg" text:style-name="Internet_20_link" text:visited-style-name="Visited_20_Internet_20_Link">
!(Images/AРМІЯINFORM/2023-05-25T08-00-00-04-00/345235259_934514140931008_8109526836034799347_n-150x150.jpg)</text:a>
</text:p>
      <text:p text:style-name="P4">
<text:a xlink:type="simple" xlink:href="https://armyinform.com.ua/wp-content/uploads/2023/05/345454313_602382255293436_6401328367459116868_n.jpg" text:style-name="Internet_20_link" text:visited-style-name="Visited_20_Internet_20_Link">
<draw:frame draw:style-name="fr1" draw:name="Image81" text:anchor-type="as-char" svg:width="6.9236in" svg:height="6.9236in" draw:z-index="0">
<draw:image xlink:href="../Images/AРМІЯINFORM/2023-05-25T08-00-00-04-00/345454313_602382255293436_6401328367459116868_n-150x150.jpg" xlink:type="simple" xlink:show="embed" xlink:actuate="onLoad" draw:mime-type="image/jpeg"/>
</draw:frame>
</text:a>
</text:p>
      <text:p text:style-name="P4">
<text:a xlink:type="simple" xlink:href="https://armyinform.com.ua/wp-content/uploads/2023/05/345056858_1404554247053804_3038258783167791924_n.jpg" text:style-name="Internet_20_link" text:visited-style-name="Visited_20_Internet_20_Link">
<draw:frame draw:style-name="fr1" draw:name="Image82" text:anchor-type="as-char" svg:width="6.9236in" svg:height="6.9236in" draw:z-index="0">
<draw:image xlink:href="../Images/AРМІЯINFORM/2023-05-25T08-00-00-04-00/345056858_1404554247053804_3038258783167791924_n-150x150.jpg" xlink:type="simple" xlink:show="embed" xlink:actuate="onLoad" draw:mime-type="image/jpeg"/>
</draw:frame>
</text:a>
</text:p>
      <text:p text:style-name="P4">
<text:a xlink:type="simple" xlink:href="https://armyinform.com.ua/wp-content/uploads/2023/05/347275252_243249031645206_1840694883331842985_n.jpg" text:style-name="Internet_20_link" text:visited-style-name="Visited_20_Internet_20_Link">
<draw:frame draw:style-name="fr1" draw:name="Image83" text:anchor-type="as-char" svg:width="6.9236in" svg:height="6.9236in" draw:z-index="0">
<draw:image xlink:href="../Images/AРМІЯINFORM/2023-05-25T08-00-00-04-00/347275252_243249031645206_1840694883331842985_n-150x150.jpg" xlink:type="simple" xlink:show="embed" xlink:actuate="onLoad" draw:mime-type="image/jpeg"/>
</draw:frame>
</text:a>
</text:p>
      <text:p text:style-name="P4">
<text:a xlink:type="simple" xlink:href="https://armyinform.com.ua/wp-content/uploads/2023/05/345623350_794733961913513_7507104214179530924_n.jpg" text:style-name="Internet_20_link" text:visited-style-name="Visited_20_Internet_20_Link">
<draw:frame draw:style-name="fr1" draw:name="Image84" text:anchor-type="as-char" svg:width="6.9236in" svg:height="6.9236in" draw:z-index="0">
<draw:image xlink:href="../Images/AРМІЯINFORM/2023-05-25T08-00-00-04-00/345623350_794733961913513_7507104214179530924_n-150x150.jpg" xlink:type="simple" xlink:show="embed" xlink:actuate="onLoad" draw:mime-type="image/jpeg"/>
</draw:frame>
</text:a>
</text:p>
      <text:p text:style-name="P4">
<text:a xlink:type="simple" xlink:href="https://armyinform.com.ua/wp-content/uploads/2023/05/345288250_260781966437247_4010477809877603147_n.jpg" text:style-name="Internet_20_link" text:visited-style-name="Visited_20_Internet_20_Link">
<draw:frame draw:style-name="fr1" draw:name="Image85" text:anchor-type="as-char" svg:width="6.9236in" svg:height="6.9236in" draw:z-index="0">
<draw:image xlink:href="../Images/AРМІЯINFORM/2023-05-25T08-00-00-04-00/345288250_260781966437247_4010477809877603147_n-150x150.jpg" xlink:type="simple" xlink:show="embed" xlink:actuate="onLoad" draw:mime-type="image/jpeg"/>
</draw:frame>
</text:a>
</text:p>
      <text:p text:style-name="P4">
<text:a xlink:type="simple" xlink:href="https://armyinform.com.ua/wp-content/uploads/2023/05/345335960_761642882476011_5433007933257824679_n.jpg" text:style-name="Internet_20_link" text:visited-style-name="Visited_20_Internet_20_Link">
<draw:frame draw:style-name="fr1" draw:name="Image86" text:anchor-type="as-char" svg:width="6.9236in" svg:height="6.9236in" draw:z-index="0">
<draw:image xlink:href="../Images/AРМІЯINFORM/2023-05-25T08-00-00-04-00/345335960_761642882476011_5433007933257824679_n-150x150.jpg" xlink:type="simple" xlink:show="embed" xlink:actuate="onLoad" draw:mime-type="image/jpeg"/>
</draw:frame>
</text:a>
</text:p>
      <text:p text:style-name="P4">
<text:a xlink:type="simple" xlink:href="https://armyinform.com.ua/wp-content/uploads/2023/05/345604370_238914432081434_1047151058138818374_n.jpg" text:style-name="Internet_20_link" text:visited-style-name="Visited_20_Internet_20_Link">
<draw:frame draw:style-name="fr1" draw:name="Image87" text:anchor-type="as-char" svg:width="6.9236in" svg:height="6.9236in" draw:z-index="0">
<draw:image xlink:href="../Images/AРМІЯINFORM/2023-05-25T08-00-00-04-00/345604370_238914432081434_1047151058138818374_n-150x150.jpg" xlink:type="simple" xlink:show="embed" xlink:actuate="onLoad" draw:mime-type="image/jpeg"/>
</draw:frame>
</text:a>
</text:p>
      <text:p text:style-name="P4">
<text:a xlink:type="simple" xlink:href="https://armyinform.com.ua/wp-content/uploads/2023/05/345632436_1969167466770921_3716003752058685081_n.jpg" text:style-name="Internet_20_link" text:visited-style-name="Visited_20_Internet_20_Link">
<draw:frame draw:style-name="fr1" draw:name="Image88" text:anchor-type="as-char" svg:width="6.9236in" svg:height="6.9236in" draw:z-index="0">
<draw:image xlink:href="../Images/AРМІЯINFORM/2023-05-25T08-00-00-04-00/345632436_1969167466770921_3716003752058685081_n-150x150.jpg" xlink:type="simple" xlink:show="embed" xlink:actuate="onLoad" draw:mime-type="image/jpeg"/>
</draw:frame>
</text:a>
</text:p>
      <text:p text:style-name="P4">
<text:a xlink:type="simple" xlink:href="https://armyinform.com.ua/wp-content/uploads/2023/05/346637911_1385048389010049_3125004289810296407_n.jpg" text:style-name="Internet_20_link" text:visited-style-name="Visited_20_Internet_20_Link">
<draw:frame draw:style-name="fr1" draw:name="Image89" text:anchor-type="as-char" svg:width="6.9236in" svg:height="6.9236in" draw:z-index="0">
<draw:image xlink:href="../Images/AРМІЯINFORM/2023-05-25T08-00-00-04-00/346637911_1385048389010049_3125004289810296407_n-150x150.jpg" xlink:type="simple" xlink:show="embed" xlink:actuate="onLoad" draw:mime-type="image/jpeg"/>
</draw:frame>
</text:a>
在旅途中经验丰富的医学专家的指导下，班级的参与者实际上解决了最接近现实战斗条件的模型情况，在对他的陈述和急救的快速评估中提高了他们的技能，也提高了他们的技能当交换了从各个区域的伤者撤离时。</text:p>
      <text:p text:style-name="P4">
我们为胜利而工作!</text:p>
      <text:p text:style-name="P4">
News Source: <text:a xlink:type="simple" xlink:href="https://armyinform.com.ua/2023/05/25/medychna-dopomoga-na-peredovij-klyuchovyj-faktor-vryatuvannya-zhyttya-vijskovosluzhbovcziv/" text:style-name="Internet_20_link" text:visited-style-name="Visited_20_Internet_20_Link">
https://armyinform.com.ua/2023/05/25/medychna-dopomoga-na-peredovij-klyuchovyj-faktor-vryatuvannya-zhyttya-vijskovosluzhbovcziv/</text:a>
</text:p>
      <!--NEWS-->
      <text:h text:style-name="P10" text:outline-level="1">
<text:span text:style-name="T4">
乌克兰国防联系集团总共承诺了近650亿美元的安全援助...</text:span>
</text:h>
      <text:p text:style-name="P4">
作者: liveuamap (Language: en)</text:p>
      <text:p text:style-name="P4">
时间: 2023-05-25T08:30:50</text:p>
      <text:p text:style-name="P4">
地点: Ramstein-Miesenbach,Rhineland-Palatinate (Latitude:49.44004 Longtitude:7.59713)</text:p>
      <text:p text:style-name="P4">
视频: []</text:p>
      <text:p text:style-name="P4">
图片: []</text:p>
      <text:p text:style-name="P4">
标签: ["Germany", "Europe"]</text:p>
      <text:p text:style-name="P4">
Id: 22565308</text:p>
      <!--METADATA-->
      <text:p text:style-name="P4">
乌克兰国防联系人集团总共承诺了近650亿美元的不安全感援助 -  @Secdef劳埃德·奥斯汀</text:p>
      <text:p text:style-name="P4">
新闻集链接：<text:a xlink:type="simple" xlink:href="https://liveuamap.com/en/2023/25-may-ukraine-defense-contact-group-in-total-has-committed" text:style-name="Internet_20_link" text:visited-style-name="Visited_20_Internet_20_Link">
https://liveuamap.com/en/2023/25-may-ukraine-defense-contact-contact-group-in-total-has committed</text:a>
</text:p>
      <text:p text:style-name="P4">
News Source: <text:a xlink:type="simple" xlink:href="https://twitter.com/OstapYarysh/status/1661710268202639373" text:style-name="Internet_20_link" text:visited-style-name="Visited_20_Internet_20_Link">
https://twitter.com/OstapYarysh/status/1661710268202639373</text:a>
</text:p>
      <!--NEWS-->
      <text:h text:style-name="P10" text:outline-level="1">
<text:span text:style-name="T4">
一架无人机在贝尔戈罗德附近被击落 - 州长</text:span>
</text:h>
      <text:p text:style-name="P4">
作者: liveuamap (Language: en)</text:p>
      <text:p text:style-name="P4">
时间: 2023-05-25T08:53:14</text:p>
      <text:p text:style-name="P4">
地点: Belgorod, Belgorodskaya oblast' (Latitude:50.59152 Longtitude:36.61211)</text:p>
      <text:p text:style-name="P4">
视频: []</text:p>
      <text:p text:style-name="P4">
图片: []</text:p>
      <text:p text:style-name="P4">
标签: ["Russia", "Central and Eastern Europe"]</text:p>
      <text:p text:style-name="P4">
Id: 22565310</text:p>
      <!--METADATA-->
      <text:p text:style-name="P4">
一架无人机在贝尔戈罗德附近被击落 - 州长</text:p>
      <text:p text:style-name="P4">
新闻集链接：<text:a xlink:type="simple" xlink:href="https://liveuamap.com/en/2023/25-may-a-drone-was-shot-down-near-belgorod--governor" text:style-name="Internet_20_link" text:visited-style-name="Visited_20_Internet_20_Link">
https://liveuamap.com/en/2023/25-may-a-drone-was-was-shot-hot-down-near-belgorod--governor</text:a>
</text:p>
      <text:p text:style-name="P4">
News Source: <text:a xlink:type="simple" xlink:href="https://t.me/rusbrief/120266" text:style-name="Internet_20_link" text:visited-style-name="Visited_20_Internet_20_Link">
https://t.me/rusbrief/120266</text:a>
</text:p>
      <!--NEWS-->
      <text:h text:style-name="P10" text:outline-level="1">
<text:span text:style-name="T4">
在顿涅茨克，它被从四个孩子的敌对火下撤离</text:span>
</text:h>
      <text:p text:style-name="P4">
作者: ['АРМІЯINFORM']</text:p>
      <text:p text:style-name="P4">
时间: 2023-05-25T09:00:00-04:00</text:p>
      <text:p text:style-name="P4">
描述: 关于在社交Merezhi Facebook上独立于国家抛光的首席执行官。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347422059_684887890062198_6175430207578137679_n.jpg" text:style-name="Internet_20_link" text:visited-style-name="Visited_20_Internet_20_Link">
347422059_684887890062198_6175430207578137679_n.jpg</text:a>
', '<text:a xlink:type="simple" xlink:href="https://armyinform.com.ua/wp-content/uploads/2023/05/347389810_269513242139337_3029442790969695401_n-150x150.jpg" text:style-name="Internet_20_link" text:visited-style-name="Visited_20_Internet_20_Link">
347389810_269513242139337_3029442790969695401_n-150x150.jpg</text:a>
', '<text:a xlink:type="simple" xlink:href="https://armyinform.com.ua/wp-content/uploads/2023/05/347384788_770764541097411_5720188956299613476_n-150x150.jpg" text:style-name="Internet_20_link" text:visited-style-name="Visited_20_Internet_20_Link">
347384788_770764541097411_5720188956299613476_n-150x150.jpg</text:a>
', '<text:a xlink:type="simple" xlink:href="https://armyinform.com.ua/wp-content/uploads/2023/05/347388213_741997841005784_4556813444200810577_n-150x150.jpg" text:style-name="Internet_20_link" text:visited-style-name="Visited_20_Internet_20_Link">
347388213_741997841005784_4556813444200810577_n-150x150.jpg</text:a>
', '<text:a xlink:type="simple" xlink:href="https://armyinform.com.ua/wp-content/uploads/2023/05/347404687_979364143478457_4212997365424644204_n-150x150.jpg" text:style-name="Internet_20_link" text:visited-style-name="Visited_20_Internet_20_Link">
347404687_979364143478457_4212997365424644204_n-150x150.jpg</text:a>
']</text:p>
      <text:p text:style-name="P4">
标签: ['STOPRUSSIA', 'АГРЕСІЯ РФ', 'ВІЙНА', 'ВТОРГНЕННЯ РФ', 'НАЦПОЛІЦІЯ']</text:p>
      <text:p text:style-name="P4">
类别: News</text:p>
      <!--METADATA-->
      <text:p text:style-name="P4">
<draw:frame draw:style-name="fr1" draw:name="Image90" text:anchor-type="as-char" svg:width="6.9236in" svg:height="4.615733in" draw:z-index="0">
<draw:image xlink:href="../Images/AРМІЯINFORM/2023-05-25T09-00-00-04-00/347422059_684887890062198_6175430207578137679_n.jpg" xlink:type="simple" xlink:show="embed" xlink:actuate="onLoad" draw:mime-type="image/jpeg"/>
</draw:frame>
关于它<text:a xlink:type="simple" xlink:href="https://www.facebook.com/UA.National.Police/posts/pfbid02JfYec9s6KzugpMgHPrB8RHzna12LaMN8QovjAJLyDBfEVk85bmPX2kvNxiFM6Lvwl" text:style-name="Internet_20_link" text:visited-style-name="Visited_20_Internet_20_Link">
报告</text:a>
国家警察在其官方的Facebook社交网络上。</text:p>
      <text:p text:style-name="P4">
托莱斯克警察是从四个孩子的敌对大火下带走的。</text:p>
      <text:p text:style-name="P4">
从诺茨克北部的北部，警察撤离了三岁和四个孩子：15岁的伊戈尔(Igor)，13岁的桑贾(Sonja)，6岁的戴维(Davidate)埃米利亚(Emilia)，是1年零10个月份。</text:p>
      <text:p text:style-name="P4">
<text:a xlink:type="simple" xlink:href="https://armyinform.com.ua/wp-content/uploads/2023/05/347389810_269513242139337_3029442790969695401_n.jpg" text:style-name="Internet_20_link" text:visited-style-name="Visited_20_Internet_20_Link">
!(Images/AРМІЯINFORM/2023-05-25T09-00-00-04-00/347389810_269513242139337_3029442790969695401_n-150x150.jpg)</text:a>
</text:p>
      <text:p text:style-name="P4">
<text:a xlink:type="simple" xlink:href="https://armyinform.com.ua/wp-content/uploads/2023/05/347384788_770764541097411_5720188956299613476_n.jpg" text:style-name="Internet_20_link" text:visited-style-name="Visited_20_Internet_20_Link">
<draw:frame draw:style-name="fr1" draw:name="Image91" text:anchor-type="as-char" svg:width="6.9236in" svg:height="6.9236in" draw:z-index="0">
<draw:image xlink:href="../Images/AРМІЯINFORM/2023-05-25T09-00-00-04-00/347384788_770764541097411_5720188956299613476_n-150x150.jpg" xlink:type="simple" xlink:show="embed" xlink:actuate="onLoad" draw:mime-type="image/jpeg"/>
</draw:frame>
</text:a>
</text:p>
      <text:p text:style-name="P4">
<text:a xlink:type="simple" xlink:href="https://armyinform.com.ua/wp-content/uploads/2023/05/347388213_741997841005784_4556813444200810577_n.jpg" text:style-name="Internet_20_link" text:visited-style-name="Visited_20_Internet_20_Link">
<draw:frame draw:style-name="fr1" draw:name="Image92" text:anchor-type="as-char" svg:width="6.9236in" svg:height="6.9236in" draw:z-index="0">
<draw:image xlink:href="../Images/AРМІЯINFORM/2023-05-25T09-00-00-04-00/347388213_741997841005784_4556813444200810577_n-150x150.jpg" xlink:type="simple" xlink:show="embed" xlink:actuate="onLoad" draw:mime-type="image/jpeg"/>
</draw:frame>
</text:a>
</text:p>
      <text:p text:style-name="P4">
<text:a xlink:type="simple" xlink:href="https://armyinform.com.ua/wp-content/uploads/2023/05/347404687_979364143478457_4212997365424644204_n.jpg" text:style-name="Internet_20_link" text:visited-style-name="Visited_20_Internet_20_Link">
<draw:frame draw:style-name="fr1" draw:name="Image93" text:anchor-type="as-char" svg:width="6.9236in" svg:height="6.9236in" draw:z-index="0">
<draw:image xlink:href="../Images/AРМІЯINFORM/2023-05-25T09-00-00-04-00/347404687_979364143478457_4212997365424644204_n-150x150.jpg" xlink:type="simple" xlink:show="embed" xlink:actuate="onLoad" draw:mime-type="image/jpeg"/>
</draw:frame>
</text:a>
俄罗斯弹丸袭击了他们的房子 - 一家人在一个奇迹中幸存下来。</text:p>
      <text:p text:style-name="P4">
大卫说：“我真的希望战争结束，因为战争在战争中是如此可怕。” “我们附近有一个到达，然后将其塞进地窖。”</text:p>
      <text:p text:style-name="P4">
抵达后的第二天，孩子的母亲打电话给102，以撤离疏散。 一名警察到达家人后面。 警察恢复了自己的生命，以使婴儿免于前线。</text:p>
      <text:p text:style-name="P4">
成人和儿童被带到托莱斯克(Toretsk)撤离的收集点，在那里他们将前往DNIEPER，然后 - 到Vinnitsa的亲戚。</text:p>
      <text:p text:style-name="P4">
为了支持婴儿，由于俄罗斯的侵略，她失去了家，警察给了男孩和女孩巧克力，办公室，玩具。</text:p>
      <text:p text:style-name="P4">
News Source: <text:a xlink:type="simple" xlink:href="https://armyinform.com.ua/2023/05/25/evakuacziya-za-300-metriv-vid-liniyi-frontu/" text:style-name="Internet_20_link" text:visited-style-name="Visited_20_Internet_20_Link">
https://armyinform.com.ua/2023/05/25/evakuacziya-za-300-metriv-vid-liniyi-frontu/</text:a>
</text:p>
      <!--NEWS-->
      <text:h text:style-name="P10" text:outline-level="1">
<text:span text:style-name="T4">
芬兰政府：我们将向乌克兰发送更多军事设备，包括弹药和...</text:span>
</text:h>
      <text:p text:style-name="P4">
作者: liveuamap (Language: en)</text:p>
      <text:p text:style-name="P4">
时间: 2023-05-25T09:33:07</text:p>
      <text:p text:style-name="P4">
地点: Ramstein-Miesenbach,Rhineland-Palatinate (Latitude:49.43882 Longtitude:7.59725)</text:p>
      <text:p text:style-name="P4">
视频: []</text:p>
      <text:p text:style-name="P4">
图片: []</text:p>
      <text:p text:style-name="P4">
标签: ["Germany", "Europe"]</text:p>
      <text:p text:style-name="P4">
Id: 22565312</text:p>
      <!--METADATA-->
      <text:p text:style-name="P4">
芬兰政府：我们将向乌克兰发送更多军事设备，包括障碍和防空武器</text:p>
      <text:p text:style-name="P4">
新闻集链接：<text:a xlink:type="simple" xlink:href="https://liveuamap.com/en/2023/25-may-finnish-government-we-will-send-more-military-equipment" text:style-name="Internet_20_link" text:visited-style-name="Visited_20_Internet_20_Link">
https://liveuamap.com/en/2023/25-may-finnish-government-we-we-will-send-more-military-military-military-military-military-military-military-military-military-military-military-military-procement</text:a>
</text:p>
      <text:p text:style-name="P4">
News Source: <text:a xlink:type="simple" xlink:href="https://twitter.com/SkyNewsArabia_B/status/1661717368886665216" text:style-name="Internet_20_link" text:visited-style-name="Visited_20_Internet_20_Link">
https://twitter.com/SkyNewsArabia_B/status/1661717368886665216</text:a>
</text:p>
      <!--NEWS-->
      <text:h text:style-name="P10" text:outline-level="1">
<text:span text:style-name="T4">
英国代表对俄罗斯核工业的严格制裁</text:span>
</text:h>
      <text:p text:style-name="P4">
作者: ['АРМІЯINFORM']</text:p>
      <text:p text:style-name="P4">
时间: 2023-05-25T10:00:00-04:00</text:p>
      <text:p text:style-name="P4">
描述: Herman Galushchenko曾为Zhorstka挤满了英国人，Sanctsiya Agglapeut的位置...与乌克兰2022年的战争，与乌克兰的最新新闻，《与乌克兰2022年的新闻战争》，今天上次与乌克兰的新闻战争，乌克兰和乌克兰之间的战争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image-7.jpg" text:style-name="Internet_20_link" text:visited-style-name="Visited_20_Internet_20_Link">
image-7.jpg</text:a>
']</text:p>
      <text:p text:style-name="P4">
标签: ['STOPRUSSIA', 'АГРЕСІЯ РФ', 'ВІЙНА', 'ВТОРГНЕННЯ РФ', 'САНКЦІЇ']</text:p>
      <text:p text:style-name="P4">
类别: News</text:p>
      <!--METADATA-->
      <text:p text:style-name="P4">
<draw:frame draw:style-name="fr1" draw:name="Image94" text:anchor-type="as-char" svg:width="6.9236in" svg:height="3.897391in" draw:z-index="0">
<draw:image xlink:href="../Images/AРМІЯINFORM/2023-05-25T10-00-00-04-00/image-7.jpg" xlink:type="simple" xlink:show="embed" xlink:actuate="onLoad" draw:mime-type="image/jpeg"/>
</draw:frame>
赫尔曼·加鲁什乔科(Herman Galushchenko)感谢英国在引入俄罗斯核工业的严格立场。</text:p>
      <text:p text:style-name="P4">
关于它<text:a xlink:type="simple" xlink:href="https://www.kmu.gov.ua/news/herman-halushchenko-podiakuvav-velykii-brytanii-za-zhorstku-pozytsiiu-u-vvedenni-sanktsii-proty-rosiiskoi-iadernoi-haluzi" text:style-name="Internet_20_link" text:visited-style-name="Visited_20_Internet_20_Link">
报告</text:a>
政府门户。</text:p>
      <text:p text:style-name="P4">
乌克兰赫尔曼·盖申科(Herman Galushchenko)的能源部长与州能源安全部长和净零英国与格兰萨普斯(Granthapps)进行了在线会议。</text:p>
      <text:p text:style-name="P4">
能源部负责人感谢英国对乌克兰能源部门的支持，并感谢乌克兰能源支持基金的贡献，该基金有助于该冬季在俄罗斯袭击中承受生产系统。</text:p>
      <text:p text:style-name="P4">
“我们已经为下一个冬天做准备，并期望这将很困难。显然，敌人将继续对能源基础设施进行攻击。 长期维修活动。 同时，在仓库中积累设备很重要。 这将使我们能够更换可能再次被俄罗斯恐怖分子损坏的设备。”部长说。</text:p>
      <text:p text:style-name="P4">
赫尔曼·盖申科(Herman Galushchenko)还感谢英国对俄罗斯核工业的严格制裁地位。</text:p>
      <text:p text:style-name="P4">
“前几天，俄罗斯的炮击导致了Zaporizhhya NPP的第七次停电。 整个大陆的核和辐射安全的威胁。 文明的世界应该像美国和英国一样，击退恐怖分子，并对反斯兰特施加严格的制裁。”他宣称。</text:p>
      <text:p text:style-name="P4">
双方讨论了核工业的合作，包括建造小型反应堆和该领域的合作前景。</text:p>
      <text:p text:style-name="P4">
Herman Galushchenko还强调了乌克兰对吸引非英国投资的兴趣，以考虑可再生能源和生物技术发展的前景，以恢复和开发乌克兰能源基础设施。</text:p>
      <text:p text:style-name="P4">
News Source: <text:a xlink:type="simple" xlink:href="https://armyinform.com.ua/2023/05/25/velyka-brytaniya-vystupaye-za-suvori-sankcziyi-proty-rosijskoyi-yadernoyi-galuzi/" text:style-name="Internet_20_link" text:visited-style-name="Visited_20_Internet_20_Link">
https://armyinform.com.ua/2023/05/25/velyka-brytaniya-vystupaye-za-suvori-sankcziyi-proty-rosijskoyi-yadernoyi-galuzi/</text:a>
</text:p>
      <!--NEWS-->
      <text:h text:style-name="P10" text:outline-level="1">
<text:span text:style-name="T4">
MinoreTementration将协调流离失所者支出的赔偿 - 政府的决定</text:span>
</text:h>
      <text:p text:style-name="P4">
作者: ['АРМІЯINFORM']</text:p>
      <text:p text:style-name="P4">
时间: 2023-05-25T11:00:00-04:00</text:p>
      <text:p text:style-name="P4">
描述: 关于CED Doimlay minrintegratige。 KABMIS vnis ZMISNI到赔偿命令Vitrat ...与乌克兰2022年的战争，与乌克兰的最新新闻，今天与乌克兰的新闻，乌克兰2022年的新闻战争，乌克兰和俄罗斯之间的战争将发生战争他们说，与否，是否会在不久的将来与乌克兰进行战争</text:p>
      <text:p text:style-name="P4">
图片: ['<text:a xlink:type="simple" xlink:href="https://armyinform.com.ua/wp-content/uploads/2023/05/fdouyl3lqs15wo7z7s57.jpg" text:style-name="Internet_20_link" text:visited-style-name="Visited_20_Internet_20_Link">
fdouyl3lqs15wo7z7s57.jpg</text:a>
']</text:p>
      <text:p text:style-name="P4">
标签: ['STOPRUSSIA', 'АГРЕСІЯ РФ', 'ВІЙНА', 'ВТОРГНЕННЯ РФ', 'МІНРЕІНТЕГРАЦІЇ']</text:p>
      <text:p text:style-name="P4">
类别: News</text:p>
      <!--METADATA-->
      <text:p text:style-name="P4">
<draw:frame draw:style-name="fr1" draw:name="Image95" text:anchor-type="as-char" svg:width="6.9236in" svg:height="3.866426in" draw:z-index="0">
<draw:image xlink:href="../Images/AРМІЯINFORM/2023-05-25T11-00-00-04-00/fdouyl3lqs15wo7z7s57.jpg" xlink:type="simple" xlink:show="embed" xlink:actuate="onLoad" draw:mime-type="image/jpeg"/>
</draw:frame>
说明性照片</text:p>
      <text:p text:style-name="P4">
关于它<text:a xlink:type="simple" xlink:href="https://t.me/minre_ua/3399" text:style-name="Internet_20_link" text:visited-style-name="Visited_20_Internet_20_Link">
报告</text:a>
重返社会部。</text:p>
      <text:p text:style-name="P4">
内阁更改了在实现项目“庇护所”框架内，内部临时安置的人的赔偿程序。 关于与IDP临时停留成本有关的数据相关数据信息分析系统的功能，更改还包括有关数据相关数据的信息分析系统的规定。</text:p>
      <text:p text:style-name="P4">
相关项目在政府会议上采用。</text:p>
      <text:p text:style-name="P4">
该文件规定，重返社会部是“庇护所”的负责任表演者。</text:p>
      <text:p text:style-name="P4">
此外，重新整合事工是由信息分析系统的持有人确定的，该系统的数据会计与自由临时生产IDP有关的数据有关。</text:p>
      <text:p text:style-name="P4">
应当指出的是，这种薪酬是以乌克兰红十字会为代价进行的。 它提供给房主或其代表，州或公共财产的代表，这些人在其内部流离失所者的居住区中免费提供。</text:p>
      <text:p text:style-name="P4">
该法令于2023年6月1日生效，但不早于其出版的日期。</text:p>
      <text:p text:style-name="P4">
实施国家政策以支持内部流离失所者的实施，将促进采用这一决定。</text:p>
      <text:p text:style-name="P4">
News Source: <text:a xlink:type="simple" xlink:href="https://armyinform.com.ua/2023/05/25/minreintegracziyi-koordynuvatyme-kompensacziyu-vytrat-za-pryhystok-pereselencziv-rishennya-uryadu/" text:style-name="Internet_20_link" text:visited-style-name="Visited_20_Internet_20_Link">
https://armyinform.com.ua/2023/05/25/minreintegracziyi-koordynuvatyme-kompensacziyu-vytrat-za-pryhystok-pereselencziv-rishennya-uryadu/</text:a>
</text:p>
      <!--NEWS-->
      <text:h text:style-name="P10" text:outline-level="1">
<text:span text:style-name="T4">
稳定的象征：索非亚广场上安装了一个雕塑，以纪念阿佐夫斯塔尔的囚犯</text:span>
</text:h>
      <text:p text:style-name="P4">
作者: ['АРМІЯINFORM']</text:p>
      <text:p text:style-name="P4">
时间: 2023-05-25T12:00:00-04:00</text:p>
      <text:p text:style-name="P4">
描述: Instalasya站在虚荣的转弯处。 关于Ctiddomalia Rodin ...与乌克兰2022年的战争，与乌克兰的最新新闻，今天与乌克兰2022年的新闻战争，乌克兰和俄罗斯之间的战争将发生战争，何时将在2022年与乌克兰进行战争，不管是否在不久的将来与乌克兰的战争，乌克兰的战争，今天的乌克兰新闻</text:p>
      <text:p text:style-name="P4">
图片: ['<text:a xlink:type="simple" xlink:href="https://armyinform.com.ua/wp-content/uploads/2023/05/780x519.jpg" text:style-name="Internet_20_link" text:visited-style-name="Visited_20_Internet_20_Link">
780x519.jpg</text:a>
']</text:p>
      <text:p text:style-name="P4">
标签: ['STOPRUSSIA', 'АГРЕСІЯ РФ', 'АЗОВСТАЛЬ', 'ВІЙНА', 'ВТОРГНЕННЯ РФ']</text:p>
      <text:p text:style-name="P4">
类别: News</text:p>
      <!--METADATA-->
      <text:p text:style-name="P4">
<draw:frame draw:style-name="fr1" draw:name="Image96" text:anchor-type="as-char" svg:width="6.9236in" svg:height="4.606857in" draw:z-index="0">
<draw:image xlink:href="../Images/AРМІЯINFORM/2023-05-25T12-00-00-04-00/780x519.jpg" xlink:type="simple" xlink:show="embed" xlink:actuate="onLoad" draw:mime-type="image/jpeg"/>
</draw:frame>
装置将持续到所有囚犯返回。</text:p>
      <text:p text:style-name="P4">
关于它<text:a xlink:type="simple" xlink:href="https://t.me/AzovstalFamilies/1768" text:style-name="Internet_20_link" text:visited-style-name="Visited_20_Internet_20_Link">
报告</text:a>
Azovstali家庭协会。</text:p>
      <text:p text:style-name="P4">
一位雕塑家Jan Bespalko在艺术家Natalia Bashkatova，Anastasiamenko，Denis Petryshyn和Valentina Yaroshchuk的束缚中以囚犯的束缚中的囚徒手的形式创建装置。</text:p>
      <text:p text:style-name="P4">
据作者说，雕塑不仅象征着被俘虏的士兵的信仰和朴素，而且“旨在表明世界和乌克兰裔人都在努力将他们归还回家”。 只要整个Mariupol Garrison不会回到乌克兰，就可以安装存储区域。</text:p>
      <text:p text:style-name="P4">
News Source: <text:a xlink:type="simple" xlink:href="https://armyinform.com.ua/2023/05/25/symvol-stijkosti-skulptura-na-sofijskij-ploshhi-symvolizuye-stijkist-ukrayinskyh-vijskovopolonenyh-z-azovstali/" text:style-name="Internet_20_link" text:visited-style-name="Visited_20_Internet_20_Link">
https://armyinform.com.ua/2023/05/25/symvol-stijkosti-skulptura-na-sofijskij-ploshhi-symvolizuye-stijkist-ukrayinskyh-vijskovopolonenyh-z-azovstali/</text:a>
</text:p>
      <!--NEWS-->
      <text:h text:style-name="P10" text:outline-level="1">
<text:span text:style-name="T4">
教育和国防行业结合了增强乌克兰国防能力的努力</text:span>
</text:h>
      <text:p text:style-name="P4">
作者: ['АРМІЯINFORM']</text:p>
      <text:p text:style-name="P4">
时间: 2023-05-25T13:00:00-04:00</text:p>
      <text:p text:style-name="P4">
描述: 关于CED Doimela，尿道门户。 乌克兰科普尔萨尼科学的迷你建设...与乌克兰2022年的战争，与乌克兰的战争是今天的最新新闻，与乌克兰2022的新闻战是今天的最后一场新闻，无论是乌克兰和俄罗斯之间的战争是否都将是，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1/01/ukroboronprom.jpg" text:style-name="Internet_20_link" text:visited-style-name="Visited_20_Internet_20_Link">
ukroboronprom.jpg</text:a>
']</text:p>
      <text:p text:style-name="P4">
标签: ['STOPRUSSIA', 'АГРЕСІЯ РФ', 'ВІЙНА', 'ВТОРГНЕННЯ РФ', 'УКРОБОРОНПРОМ', 'УРЯДОВИЙ ПОРТАЛ']</text:p>
      <text:p text:style-name="P4">
类别: News</text:p>
      <!--METADATA-->
      <text:p text:style-name="P4">
<draw:frame draw:style-name="fr1" draw:name="Image97" text:anchor-type="as-char" svg:width="6.9236in" svg:height="3.894525in" draw:z-index="0">
<draw:image xlink:href="../Images/AРМІЯINFORM/2023-05-25T13-00-00-04-00/ukroboronprom.jpg" xlink:type="simple" xlink:show="embed" xlink:actuate="onLoad" draw:mime-type="image/jpeg"/>
</draw:frame>
关于它<text:a xlink:type="simple" xlink:href="https://www.kmu.gov.ua/news/osvitnia-ta-oboronna-haluzi-obiednuiut-zusyllia-zadlia-posylennia-oboronozdatnosti-ukrainy" text:style-name="Internet_20_link" text:visited-style-name="Visited_20_Internet_20_Link">
报告</text:a>
政府门户。</text:p>
      <text:p text:style-name="P4">
乌克兰和国家教育和科学部关注的“乌克罗龙普罗姆”总结了有关伙伴关系与合作的备忘录。</text:p>
      <text:p text:style-name="P4">
现在，较高和职业教育机构的学生将能够在乌克罗龙普罗姆(Ukroboronprom)进行生产和本科实践。 从长远来看，这将使国防部的专业人士的专业人士投入，这将确保集体的年轻人和生产现代化。</text:p>
      <text:p text:style-name="P4">
“国家国防工业综合体需要进步的青年，他们的思想和新的愿景。 毕竟，这个领域可以并且应该成为乌克兰经济的驱动力发展。”</text:p>
      <text:p text:style-name="P4">
他们还计划制定双重教育计划：企业需求的专家培训有助于在国防工业综合体中进一步就业。</text:p>
      <text:p text:style-name="P4">
“如今，乌克兰青年有许多很酷的想法，并且渴望发展声带。 我们的任务是帮助他们以最有效的方式来做：实现自己，思想，同时为对方做出贡献。”</text:p>
      <text:p text:style-name="P4">
协作已经开始 - 签署备忘录范围这些项目。 20122年，有1,250多名学生在关注企业中实习和实习，大约有440名获得了工作。 现在，乌克罗龙普罗姆(Ukroboronprom)与75家教育机构合作。 自2023年初以来，企业拥有大约700名学生的练习。</text:p>
      <text:p text:style-name="P4">
教育，科学和国防生产的相互作用是在国家条件下加强国防工业综合体的战略步骤之一，以增强国家的防御能力。</text:p>
      <text:p text:style-name="P4">
News Source: <text:a xlink:type="simple" xlink:href="https://armyinform.com.ua/2023/05/25/osvitnya-ta-oboronna-galuzi-obyednuyut-zusyllya-zadlya-posylennya-oboronozdatnosti-ukrayiny/" text:style-name="Internet_20_link" text:visited-style-name="Visited_20_Internet_20_Link">
https://armyinform.com.ua/2023/05/25/osvitnya-ta-oboronna-galuzi-obyednuyut-zusyllya-zadlya-posylennya-oboronozdatnosti-ukrayiny/</text:a>
</text:p>
      <!--NEWS-->
      <text:h text:style-name="P10" text:outline-level="1">
<text:span text:style-name="T4">
俄罗斯炮兵今天再次炮击了尼科波尔</text:span>
</text:h>
      <text:p text:style-name="P4">
作者: liveuamap (Language: en)</text:p>
      <text:p text:style-name="P4">
时间: 2023-05-25T13:35:00</text:p>
      <text:p text:style-name="P4">
地点: Zaporizhia (Latitude:47.57074 Longtitude:34.40575)</text:p>
      <text:p text:style-name="P4">
视频: []</text:p>
      <text:p text:style-name="P4">
图片: ["<text:a xlink:type="simple" xlink:href="https://liveuamap.com/pics/2023/05/25/22565378_0.jpg" text:style-name="Internet_20_link" text:visited-style-name="Visited_20_Internet_20_Link">
22565378_0.jpg</text:a>
", "<text:a xlink:type="simple" xlink:href="https://liveuamap.com/pics/2023/05/25/22565378_1.jpg" text:style-name="Internet_20_link" text:visited-style-name="Visited_20_Internet_20_Link">
22565378_1.jpg</text:a>
", "<text:a xlink:type="simple" xlink:href="https://liveuamap.com/pics/2023/05/25/22565378_2.jpg" text:style-name="Internet_20_link" text:visited-style-name="Visited_20_Internet_20_Link">
22565378_2.jpg</text:a>
", "<text:a xlink:type="simple" xlink:href="https://liveuamap.com/pics/2023/05/25/22565378_3.jpg" text:style-name="Internet_20_link" text:visited-style-name="Visited_20_Internet_20_Link">
22565378_3.jpg</text:a>
"]</text:p>
      <text:p text:style-name="P4">
标签: ["Europe", "Central and Eastern Europe"]</text:p>
      <text:p text:style-name="P4">
Id: 22565378</text:p>
      <!--METADATA-->
      <text:p text:style-name="P4">
俄罗斯炮兵今天再次炮击了尼科波尔</text:p>
      <text:p text:style-name="P4">
<draw:frame draw:style-name="fr1" draw:name="Image98" text:anchor-type="as-char" svg:width="6.9236in" svg:height="5.1927in" draw:z-index="0">
<draw:image xlink:href="../Images/liveuamap/2023-05-25T13-35-00/22565378_0.jpg" xlink:type="simple" xlink:show="embed" xlink:actuate="onLoad" draw:mime-type="image/jpeg"/>
</draw:frame>
<draw:frame draw:style-name="fr1" draw:name="Image99" text:anchor-type="as-char" svg:width="6.9236in" svg:height="5.1927in" draw:z-index="0">
<draw:image xlink:href="../Images/liveuamap/2023-05-25T13-35-00/22565378_1.jpg" xlink:type="simple" xlink:show="embed" xlink:actuate="onLoad" draw:mime-type="image/jpeg"/>
</draw:frame>
<draw:frame draw:style-name="fr1" draw:name="Image100" text:anchor-type="as-char" svg:width="6.9236in" svg:height="6.9236in" draw:z-index="0">
<draw:image xlink:href="../Images/liveuamap/2023-05-25T13-35-00/22565378_2.jpg" xlink:type="simple" xlink:show="embed" xlink:actuate="onLoad" draw:mime-type="image/jpeg"/>
</draw:frame>
<draw:frame draw:style-name="fr1" draw:name="Image101" text:anchor-type="as-char" svg:width="6.9236in" svg:height="6.9236in" draw:z-index="0">
<draw:image xlink:href="../Images/liveuamap/2023-05-25T13-35-00/22565378_3.jpg" xlink:type="simple" xlink:show="embed" xlink:actuate="onLoad" draw:mime-type="image/jpeg"/>
</draw:frame>
新闻集链接：<text:a xlink:type="simple" xlink:href="https://liveuamap.com/en/2023/25-may-russian-artillery-shelled-nikopol-once-more-today" text:style-name="Internet_20_link" text:visited-style-name="Visited_20_Internet_20_Link">
https://liveuamap.com/en/2023/25-may-russian-artillery-shelled-nikopol-once-once-more-today</text:a>
</text:p>
      <text:p text:style-name="P4">
News Source: <text:a xlink:type="simple" xlink:href="https://t.me/dnipropetrovskaODA/4830" text:style-name="Internet_20_link" text:visited-style-name="Visited_20_Internet_20_Link">
https://t.me/dnipropetrovskaODA/4830</text:a>
</text:p>
      <!--NEWS-->
      <text:h text:style-name="P10" text:outline-level="1">
<text:span text:style-name="T4">
国际捐助者将为乌克兰提供1700万欧元的住房贷款</text:span>
</text:h>
      <text:p text:style-name="P4">
作者: ['АРМІЯINFORM']</text:p>
      <text:p text:style-name="P4">
时间: 2023-05-25T14:00:00-04:00</text:p>
      <text:p text:style-name="P4">
描述: 关于CED Doimlay minrintegratige。 VICEPER'YR-MINSTR IRINA VERESHCHUK震惊了...与乌克兰2022年的战争，与乌克兰的战争是今天的最新消息，今天与乌克兰的新闻战2022，今天的最后一场新闻是，乌克兰和俄罗斯之间的战争是否会在，与乌克兰的战争将在2022年不，他们说，在不久的将来，是否会与乌克兰进行战争，他们说，今天与乌克兰的战争，今天的乌克兰新闻，乌克兰新闻，乌克兰媒体在俄罗斯的乌克兰新闻</text:p>
      <text:p text:style-name="P4">
图片: ['<text:a xlink:type="simple" xlink:href="https://armyinform.com.ua/wp-content/uploads/2023/05/bb8ae754-d301-466b-b6a6-11cccaeb5a79_805a000c18ed44c6e3a01850ff78f041.jpeg" text:style-name="Internet_20_link" text:visited-style-name="Visited_20_Internet_20_Link">
bb8ae754-d301-466b-b6a6-11cccaeb5a79_805a000c18ed44c6e3a01850ff78f041.jpeg</text:a>
']</text:p>
      <text:p text:style-name="P4">
标签: ['STOPRUSSIA', 'АГРЕСІЯ РФ', 'ВІЙНА', 'ВТОРГНЕННЯ РФ', 'ІРИНА ВЕРЕЩУК', 'МІНРЕІНТЕГРАЦІЯ']</text:p>
      <text:p text:style-name="P4">
类别: News</text:p>
      <!--METADATA-->
      <text:p text:style-name="P4">
<draw:frame draw:style-name="fr1" draw:name="Image102" text:anchor-type="as-char" svg:width="6.9236in" svg:height="4.59727in" draw:z-index="0">
<draw:image xlink:href="../Images/AРМІЯINFORM/2023-05-25T14-00-00-04-00/bb8ae754-d301-466b-b6a6-11cccaeb5a79_805a000c18ed44c6e3a01850ff78f041.jpeg" xlink:type="simple" xlink:show="embed" xlink:actuate="onLoad" draw:mime-type="image/jpeg"/>
</draw:frame>
说明性照片</text:p>
      <text:p text:style-name="P4">
关于它<text:a xlink:type="simple" xlink:href="https://minre.gov.ua/2023/05/24/mizhnarodni-donory-nadadut-ukrayini-17-mln-yevro-na-zhytlove-kredytuvannya-dlya-vpo/" text:style-name="Internet_20_link" text:visited-style-name="Visited_20_Internet_20_Link">
报告</text:a>
重返社会部。</text:p>
      <text:p text:style-name="P4">
Viceremier-Minister Irina Vereshchuk会见了代表(肯德基)在乌克兰。</text:p>
      <text:p text:style-name="P4">
自2021年以来，他们成功地在乌克兰实施了一项负担得起的贷款计划，为内部流离失所者实施。</text:p>
      <text:p text:style-name="P4">
在此期间，超过650名流离失所者获得了贷款(每年3％的速率)总计8.992亿。 该赠款计划由国家实施，用于通过肯德基信贷机构为德国政府提供资金。</text:p>
      <text:p text:style-name="P4">
2023年，为了实施国内流离失所者的住房贷款，国际将为乌克兰提供1700万欧元的赠款。</text:p>
      <text:p text:style-name="P4">
“这是最有效的IDP之一。 我感谢您帮助处于困难的人。我们将帮助其他国际捐助者参与赠款计划。 它将成为IDP集成到新社区的强大游乐场!” -Viceremer-Minister Irina Vereshchuk说。</text:p>
      <text:p text:style-name="P4">
News Source: <text:a xlink:type="simple" xlink:href="https://armyinform.com.ua/2023/05/25/mizhnarodni-donory-nadadut-ukrayini-17-mln-yevro-na-zhytlove-kredytuvannya-dlya-vpo/" text:style-name="Internet_20_link" text:visited-style-name="Visited_20_Internet_20_Link">
https://armyinform.com.ua/2023/05/25/mizhnarodni-donory-nadadut-ukrayini-17-mln-yevro-na-zhytlove-kredytuvannya-dlya-vpo/</text:a>
</text:p>
      <!--NEWS-->
      <text:h text:style-name="P10" text:outline-level="1">
<text:span text:style-name="T4">
Zaporizka Oblast（20:01）。 红色警报：空中威胁。 警笛声。 立即掩盖！</text:span>
</text:h>
      <text:p text:style-name="P4">
作者: liveuamap (Language: en)</text:p>
      <text:p text:style-name="P4">
时间: 2023-05-25T14:03:00</text:p>
      <text:p text:style-name="P4">
地点: Zaporizka Oblast (Latitude:47.613221 Longtitude:35.766431)</text:p>
      <text:p text:style-name="P4">
视频: []</text:p>
      <text:p text:style-name="P4">
图片: []</text:p>
      <text:p text:style-name="P4">
标签: ["Europe", "Central and Eastern Europe"]</text:p>
      <text:p text:style-name="P4">
Id: 22565367</text:p>
      <!--METADATA-->
      <text:p text:style-name="P4">
Zaporizhzhia地区(20:01). Red Alert: aerial threat. Sirens sounding. Take covernow!</text:p>
      <text:p text:style-name="P4">
News Collection Link: <text:a xlink:type="simple" xlink:href="https://liveuamap.com/en/2023/25-may-zaporizka-oblast2001-red-alert-aerial-g" text:style-name="Internet_20_link" text:visited-style-name="Visited_20_Internet_20_Link">
https://liveuamap.com/en/2023/25-may-zaporizka-oblast2001-red-alert-aerial-g</text:a>
</text:p>
      <text:p text:style-name="P4">
News Source: <text:a xlink:type="simple" xlink:href="https://t.me/air_alert_ua/46495" text:style-name="Internet_20_link" text:visited-style-name="Visited_20_Internet_20_Link">
https://t.me/air_alert_ua/46495</text:a>
</text:p>
      <!--NEWS-->
      <text:h text:style-name="P10" text:outline-level="1">
<text:span text:style-name="T4">
卡里维卡水库的大坝因炮击而损坏。 Halytsynivka，Zhelanne-1 A ...</text:span>
</text:h>
      <text:p text:style-name="P4">
作者: liveuamap (Language: en)</text:p>
      <text:p text:style-name="P4">
时间: 2023-05-25T14:41:00</text:p>
      <text:p text:style-name="P4">
地点: Donetsk (Latitude:48.09666 Longtitude:37.42802)</text:p>
      <text:p text:style-name="P4">
视频: []</text:p>
      <text:p text:style-name="P4">
图片: []</text:p>
      <text:p text:style-name="P4">
标签: ["Minsk Monitor", "Europe"]</text:p>
      <text:p text:style-name="P4">
Id: 22565379</text:p>
      <!--METADATA-->
      <text:p text:style-name="P4">
卡里维卡水库的大坝因炮击而受到损坏。</text:p>
      <text:p text:style-name="P4">
新闻集链接：<text:a xlink:type="simple" xlink:href="https://liveuamap.com/en/2023/25-may-dam-at-karlivka-water-reservoir-was-damaged-as-result" text:style-name="Internet_20_link" text:visited-style-name="Visited_20_Internet_20_Link">
https://liveuamap.com/en/2023/2023/25-may-dam-at-karlivka-water-reservoir-reservoir-was-was-damage-as-as-result</text:a>
</text:p>
      <text:p text:style-name="P4">
News Source: <text:a xlink:type="simple" xlink:href="https://t.me/info_zp/36417" text:style-name="Internet_20_link" text:visited-style-name="Visited_20_Internet_20_Link">
https://t.me/info_zp/36417</text:a>
</text:p>
      <!--NEWS-->
      <text:h text:style-name="P10" text:outline-level="1">
<text:span text:style-name="T4">
乌克兰青年的优先事项中的第一名</text:span>
</text:h>
      <text:p text:style-name="P4">
作者: ['АРМІЯINFORM']</text:p>
      <text:p text:style-name="P4">
时间: 2023-05-25T15:00:00-04:00</text:p>
      <text:p text:style-name="P4">
描述: 关于Golovy Komizteta Z Putan Molodi I Sport Vasil Mokan的代祷者。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60148bbf-e1c6-4359-aee0-7fef9e113c1c.jpg" text:style-name="Internet_20_link" text:visited-style-name="Visited_20_Internet_20_Link">
60148bbf-e1c6-4359-aee0-7fef9e113c1c.jpg</text:a>
']</text:p>
      <text:p text:style-name="P4">
标签: ['STOPRUSSIA', 'АГРЕСІЯ РФ', 'ВІЙНА', 'ВТОРГНЕННЯ РФ']</text:p>
      <text:p text:style-name="P4">
类别: News</text:p>
      <!--METADATA-->
      <text:p text:style-name="P4">
<draw:frame draw:style-name="fr1" draw:name="Image103" text:anchor-type="as-char" svg:width="6.9236in" svg:height="4.161605in" draw:z-index="0">
<draw:image xlink:href="../Images/AРМІЯINFORM/2023-05-25T15-00-00-04-00/60148bbf-e1c6-4359-aee0-7fef9e113c1c.jpg" xlink:type="simple" xlink:show="embed" xlink:actuate="onLoad" draw:mime-type="image/jpeg"/>
</draw:frame>
关于它<text:a xlink:type="simple" xlink:href="https://t.me/verkhovnaradaukrainy/51375" text:style-name="Internet_20_link" text:visited-style-name="Visited_20_Internet_20_Link">
报告</text:a>
青年和体育委员会副主席Vasyl Mokan。</text:p>
      <text:p text:style-name="P4">
根据社会学研究的结果，“战争对乌克兰青年的影响”，在开发计划署和乌克兰青年和体育部的支持下，对40％的年轻公民的措施，对民族同性恋出口的措施是战争期间青年中心应提供的服务中最可取的。</text:p>
      <ul>
        <li>
年轻的乌克兰人对国家政策的战略性质有意识是非常好的，因为它是一个有效的NPV制度，是乌克兰国家安全的重要重要性，并且是民族认同的形成，-Vasyl Mokan强调。</li>
      </ul>
      <text:p text:style-name="P4">
News Source: <text:a xlink:type="simple" xlink:href="https://armyinform.com.ua/2023/05/25/naczionalno-patriotychne-vyhovannya-na-pershomu-misczi-sered-priorytetiv-ukrayinskoyi-molodi/" text:style-name="Internet_20_link" text:visited-style-name="Visited_20_Internet_20_Link">
https://armyinform.com.ua/2023/05/25/naczionalno-patriotychne-vyhovannya-na-pershomu-misczi-sered-priorytetiv-ukrayinskoyi-molodi/</text:a>
</text:p>
      <!--NEWS-->
      <text:h text:style-name="P10" text:outline-level="1">
<text:span text:style-name="T4">
防空活跃于罗斯托夫地区的莫罗佐夫斯克</text:span>
</text:h>
      <text:p text:style-name="P4">
作者: liveuamap (Language: en)</text:p>
      <text:p text:style-name="P4">
时间: 2023-05-25T15:31:27</text:p>
      <text:p text:style-name="P4">
地点: Morozovsk, Rostov (Latitude:48.3211 Longtitude:41.78925)</text:p>
      <text:p text:style-name="P4">
视频: []</text:p>
      <text:p text:style-name="P4">
图片: []</text:p>
      <text:p text:style-name="P4">
标签: ["Central and Eastern Europe", "Russia"]</text:p>
      <text:p text:style-name="P4">
Id: 22565384</text:p>
      <!--METADATA-->
      <text:p text:style-name="P4">
防空活跃于罗斯托夫地区的莫罗佐夫斯克</text:p>
      <text:p text:style-name="P4">
新闻集链接：<text:a xlink:type="simple" xlink:href="https://liveuamap.com/en/2023/25-may-air-defense-was-active-at-morozovsk-in-rostov-region" text:style-name="Internet_20_link" text:visited-style-name="Visited_20_Internet_20_Link">
https://liveuamap.com/en/2023/25-may-air-defense-was-was-active-ative-at-morozozovsk-in-rostov-rigion</text:a>
</text:p>
      <text:p text:style-name="P4">
News Source: <text:a xlink:type="simple" xlink:href="https://t.me/rusbrief/120389" text:style-name="Internet_20_link" text:visited-style-name="Visited_20_Internet_20_Link">
https://t.me/rusbrief/120389</text:a>
</text:p>
      <!--NEWS-->
      <text:h text:style-name="P10" text:outline-level="1">
<text:span text:style-name="T4">
Zaporizka Oblast（21:54）。 红色警报：空中威胁。 警笛声。 立即掩盖！</text:span>
</text:h>
      <text:p text:style-name="P4">
作者: liveuamap (Language: en)</text:p>
      <text:p text:style-name="P4">
时间: 2023-05-25T15:55:00</text:p>
      <text:p text:style-name="P4">
地点: Zaporizka Oblast (Latitude:47.612021 Longtitude:35.765261)</text:p>
      <text:p text:style-name="P4">
视频: []</text:p>
      <text:p text:style-name="P4">
图片: []</text:p>
      <text:p text:style-name="P4">
标签: ["Europe", "Central and Eastern Europe"]</text:p>
      <text:p text:style-name="P4">
Id: 22565385</text:p>
      <!--METADATA-->
      <text:p text:style-name="P4">
Zaporizhzhia地区(21:54). Red Alert: aerial threat. Sirens sounding. Take covernow!</text:p>
      <text:p text:style-name="P4">
News Collection Link: <text:a xlink:type="simple" xlink:href="https://liveuamap.com/en/2023/25-may-zaporizka-oblast2154-red-alert-aerial-g" text:style-name="Internet_20_link" text:visited-style-name="Visited_20_Internet_20_Link">
https://liveuamap.com/en/2023/25-may-zaporizka-oblast2154-red-alert-aerial-g</text:a>
</text:p>
      <text:p text:style-name="P4">
News Source: <text:a xlink:type="simple" xlink:href="https://t.me/air_alert_ua/46498" text:style-name="Internet_20_link" text:visited-style-name="Visited_20_Internet_20_Link">
https://t.me/air_alert_ua/46498</text:a>
</text:p>
      <!--NEWS-->
      <text:h text:style-name="P10" text:outline-level="1">
<text:span text:style-name="T4">
与乌克兰国民警卫队军人的家人举行会议在协调总部举行</text:span>
</text:h>
      <text:p text:style-name="P4">
作者: ['АРМІЯINFORM']</text:p>
      <text:p text:style-name="P4">
时间: 2023-05-25T16:00:00-04:00</text:p>
      <text:p text:style-name="P4">
描述: 关于Poleni Z的Coordinan总部的工作...与乌克兰2022年的战争，与乌克兰的战争是今天的最新消息，与乌克兰2022年的新闻战是今天的最后一场，乌克兰和乌克兰之间的战争是否会发生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5/photo_6013488268269695013_w.jpg" text:style-name="Internet_20_link" text:visited-style-name="Visited_20_Internet_20_Link">
photo_6013488268269695013_w.jpg</text:a>
']</text:p>
      <text:p text:style-name="P4">
标签: ['КООРДИНАЦІЙНИЙ ШТАБ З ПИТАНЬ ПОВОДЖЕННЯ З ВІЙСЬКОВОПОЛОНЕНИМИ', 'НГУ']</text:p>
      <text:p text:style-name="P4">
类别: News</text:p>
      <!--METADATA-->
      <text:p text:style-name="P4">
<draw:frame draw:style-name="fr1" draw:name="Image104" text:anchor-type="as-char" svg:width="6.9236in" svg:height="3.894525in" draw:z-index="0">
<draw:image xlink:href="../Images/AРМІЯINFORM/2023-05-25T16-00-00-04-00/photo_6013488268269695013_w.jpg" xlink:type="simple" xlink:show="embed" xlink:actuate="onLoad" draw:mime-type="image/jpeg"/>
</draw:frame>
这在[消息]中说明了(https://t.me/Koord_shtab/1114)关于电报的战俘管理的协调员。</text:p>
      <text:p text:style-name="P4">
总部代表保证没有交换队列。 乌克兰人最少会释放所有人：“我们尚未归还所有受伤的人。 也就是说，如果轮到轮到，只有受伤和妇女仍会被返回。对话不是关于军事单位或单位，而是类别：受伤，生病，老人，妇女，维护场所。 但是实际上我们返回对方。 如果我们坚持我们的交流顺序，我们将无法解放超过23万人。 最多一千只。”</text:p>
      <text:p text:style-name="P4">
会议还讨论了亲戚可以官方确认其捍卫者的囚禁。 特别是有必要联系红十字国际委员会(ICCH). Хоча цене гарантує позитивного результату.</text:p>
      <text:p text:style-name="P4">
«На росіян зараз можна впливати тільки силою. МКЧХ — гуманітарна організація,вона не застосовує силу, а тільки переконання й нагадування. Томупідтвердження залежить від країни-агресорки. Росія зобов’язана підтверджуватиполон людей, яких захопила, й надавати їм відповідні права», — зазначивпредставник Штабу.</text:p>
      <text:p text:style-name="P4">
Також він запевнив, що всі відео, які викладає ворог з нашими полоненими,беруться в роботу для підтвердження й визволення наших Оборонців: «Миобліковуємо всю інформацію про полонених — у тому числі свідченнях тих, хтоповернувся. Використовуємо все для визволення наших людей».</text:p>
      <text:p text:style-name="P4">
News Source: <text:a xlink:type="simple" xlink:href="https://armyinform.com.ua/2023/05/25/u-koordynaczijnomu-shtabi-vidbulasya-zustrich-z-rodynamy-vijskovosluzhbovcziv-naczionalnoyi-gvardiyi-ukrayiny/" text:style-name="Internet_20_link" text:visited-style-name="Visited_20_Internet_20_Link">
https://armyinform.com.ua/2023/05/25/u-koordynaczijnomu-shtabi-vidbulasya-zustrich-z-rodynamy-vijskovosluzhbovcziv-naczionalnoyi-gvardiyi-ukrayiny/</text:a>
</text:p>
      <!--NEWS-->
      <text:h text:style-name="P10" text:outline-level="1">
<text:span text:style-name="T4">
伯迪安斯克报道的爆炸</text:span>
</text:h>
      <text:p text:style-name="P4">
作者: liveuamap (Language: en)</text:p>
      <text:p text:style-name="P4">
时间: 2023-05-25T16:04:33</text:p>
      <text:p text:style-name="P4">
地点: Berdians'k,Zaporiz'ka oblast (Latitude:46.7408 Longtitude:36.82892)</text:p>
      <text:p text:style-name="P4">
视频: []</text:p>
      <text:p text:style-name="P4">
图片: []</text:p>
      <text:p text:style-name="P4">
标签: ["Europe", "Central and Eastern Europe"]</text:p>
      <text:p text:style-name="P4">
Id: 22565386</text:p>
      <!--METADATA-->
      <text:p text:style-name="P4">
伯迪安斯克报道的爆炸</text:p>
      <text:p text:style-name="P4">
新闻集链接：<text:a xlink:type="simple" xlink:href="https://liveuamap.com/en/2023/25-may-explosions-reported-in-berdiansk" text:style-name="Internet_20_link" text:visited-style-name="Visited_20_Internet_20_Link">
https://liveuamap.com/en/2023/25-may-explosions-reported-in-berdiansk</text:a>
</text:p>
      <text:p text:style-name="P4">
News Source: <text:a xlink:type="simple" xlink:href="https://t.me/info_zp/36428" text:style-name="Internet_20_link" text:visited-style-name="Visited_20_Internet_20_Link">
https://t.me/info_zp/36428</text:a>
</text:p>
      <!--NEWS-->
      <text:h text:style-name="P10" text:outline-level="1">
<text:span text:style-name="T4">
罗斯托夫地区州长声称乌克兰导弹在莫罗佐夫斯克附近被击落</text:span>
</text:h>
      <text:p text:style-name="P4">
作者: liveuamap (Language: en)</text:p>
      <text:p text:style-name="P4">
时间: 2023-05-25T16:07:44</text:p>
      <text:p text:style-name="P4">
地点: Morozovsk, Rostov (Latitude:48.3106 Longtitude:41.79886)</text:p>
      <text:p text:style-name="P4">
视频: []</text:p>
      <text:p text:style-name="P4">
图片: []</text:p>
      <text:p text:style-name="P4">
标签: ["Central and Eastern Europe", "Russia"]</text:p>
      <text:p text:style-name="P4">
Id: 22565387</text:p>
      <!--METADATA-->
      <text:p text:style-name="P4">
罗斯托夫地区州长声称乌克兰导弹在莫罗佐夫斯克附近被击落</text:p>
      <text:p text:style-name="P4">
新闻集链接：[https://liveuamap.com/en/2023/25-may-governor-of-rostov-rostov-gregion-claims-claims-ukrainian------(https://liveuamap.com/en/2023/25-may-governor-of-rostov-region-claims-ukrainian-missile)</text:p>
      <text:p text:style-name="P4">
News Source: <text:a xlink:type="simple" xlink:href="https://t.me/rian_ru/203714" text:style-name="Internet_20_link" text:visited-style-name="Visited_20_Internet_20_Link">
https://t.me/rian_ru/203714</text:a>
</text:p>
      <!--NEWS-->
      <text:h text:style-name="P10" text:outline-level="1">
<text:span text:style-name="T4">
在南部，乌克兰士兵通过计算摧毁了俄罗斯乌拉尔和灰浆</text:span>
</text:h>
      <text:p text:style-name="P4">
作者: Ukrinform (Person)</text:p>
      <text:p text:style-name="P4">
出版商: Укринформ (Organization)</text:p>
      <text:p text:style-name="P4">
出版时间: 2023-05-25T16:09:00+03:00</text:p>
      <text:p text:style-name="P4">
修改时间: 2023-05-25T16:09:00+03:00</text:p>
      <text:p text:style-name="P4">
描述: 在南部，炮兵和坦克船员的士兵被乌拉尔（Urals）摧毁，迫击炮2B9和对俄罗斯人的迫击炮计算。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Міномет', 'Війна з Росією']</text:p>
      <text:p text:style-name="P4">
类型: Article</text:p>
      <!--METADATA-->
      <text:p text:style-name="P4">
<draw:frame draw:style-name="fr1" draw:name="Image105" text:anchor-type="as-char" svg:width="6.9236in" svg:height="3.956343in" draw:z-index="0">
<draw:image xlink:href="../Images/yкринформ/2023-05-25T16-09-00-03-00/630_360_1680422407-224.png" xlink:type="simple" xlink:show="embed" xlink:actuate="onLoad" draw:mime-type="image/png"/>
</draw:frame>
在炮兵和坦克旅的南部，乌拉尔被摧毁了，这是俄罗斯人的2B9 taminomet。</text:p>
      <text:p text:style-name="P4">
根据乌克林福姆的说法，运营司令部“南”报告<text:a xlink:type="simple" xlink:href="https://www.facebook.com/watch/" text:style-name="Internet_20_link" text:visited-style-name="Visited_20_Internet_20_Link">
</text:a>
。</text:p>
      <text:p text:style-name="P4">
消息写道：“第40个单独的炮兵旅以大公爵维多夫特和第三个单独的坦克铁旅的名字命名。</text:p>
      <text:p text:style-name="P4">
正如乌克林福姆报道的那样，5月25日晚上，乌克兰的防御部队<text:a xlink:type="simple" xlink:href="https://www.ukrinform.ua/rubric-ato/3713819-sili-oboroni-vnoci-znisili-usi-36-vipusenih-rosianami-droniv-shahed.html" text:style-name="Internet_20_link" text:visited-style-name="Visited_20_Internet_20_Link">
</text:a>
伊朗Productionhard-136/131。</text:p>
      <text:p text:style-name="P4">
照片：RFE</text:p>
      <text:p text:style-name="P4">
News Source: <text:a xlink:type="simple" xlink:href="https://www.ukrinform.ua/rubric-ato/3714079-na-pivdni-ukrainski-voini-znisili-rosijskij-ural-ta-minomet-z-rozrahunkom.html" text:style-name="Internet_20_link" text:visited-style-name="Visited_20_Internet_20_Link">
https://www.ukrinform.ua/rubric-ato/3714079-na-pivdni-ukrainski-voini-znisili-rosijskij-ural-ta-minomet-z-rozrahunkom.html</text:a>
</text:p>
      <!--NEWS-->
      <text:h text:style-name="P10" text:outline-level="1">
<text:span text:style-name="T4">
乌克兰的胜利将改变欧洲的所有安全架构 - 库比鲁斯</text:span>
</text:h>
      <text:p text:style-name="P4">
作者: Ukrinform (Person)</text:p>
      <text:p text:style-name="P4">
出版商: Укринформ (Organization)</text:p>
      <text:p text:style-name="P4">
出版时间: 2023-05-25T16:12:00+03:00</text:p>
      <text:p text:style-name="P4">
修改时间: 2023-05-25T16:12:00+03:00</text:p>
      <text:p text:style-name="P4">
描述: 乌克兰在俄罗斯的胜利将是欧洲未来及其安全建筑的最重要因素。  - 乌克林。</text:p>
      <text:p text:style-name="P4">
图片: ['<text:a xlink:type="simple" xlink:href="https://static.ukrinform.com/photos/2023_05/thumb_files/630_360_1685026473-894.jpg" text:style-name="Internet_20_link" text:visited-style-name="Visited_20_Internet_20_Link">
630_360_16850...</text:a>
']</text:p>
      <text:p text:style-name="P4">
标签: ['Європа', 'Кубілюс', 'Литва', 'Україна', 'Київський безпековий форум', 'Війна з Росією']</text:p>
      <text:p text:style-name="P4">
类型: Article</text:p>
      <!--METADATA-->
      <text:p text:style-name="P4">
<draw:frame draw:style-name="fr1" draw:name="Image106" text:anchor-type="as-char" svg:width="6.9236in" svg:height="3.956343in" draw:z-index="0">
<draw:image xlink:href="../Images/yкринформ/2023-05-25T16-12-00-03-00/630_360_1685026473-894.jpg" xlink:type="simple" xlink:show="embed" xlink:actuate="onLoad" draw:mime-type="image/jpeg"/>
</draw:frame>
乌克兰在俄罗斯战争中的胜利将是未来欧洲及其安全建筑的最重要因素。</text:p>
      <text:p text:style-name="P4">
乌克林福姆报道，这是由立陶宛前总理安德鲁斯·基比(Andrewskubilus)在第15届年度基辅安全论坛上的前总理安德鲁斯·基比(Andrewskubilus)所说的。</text:p>
      <text:p text:style-name="P4">
“由威权俄罗斯解决的战争中的乌克兰胜利是一个封存的问题，可以改变欧洲大陆东部的整个安全结构以及整个<text:a xlink:type="simple" xlink:href="https://www.ukrinform.ua/tag-evropa" text:style-name="Internet_20_link" text:visited-style-name="Visited_20_Internet_20_Link">
</text:a>
...这是我们大陆未来的最重要因素，也是西方和平返回我们大陆的最重要因素。”政客说。</text:p>
      <text:p text:style-name="P4">
在他看来，这可以“只有在乌克兰不在“灰色区”中 - 如果在维尔纽斯·萨米特(Vilnius Samite)期间邀请乌克兰到北约 - 乌克兰成为一个真正成功的国家，并将其融入欧盟时。”</text:p>
      <text:p text:style-name="P4">
<text:span text:style-name="T4">
另请阅读：</text:span>
 <text:a xlink:type="simple" xlink:href="https://www.ukrinform.ua/rubric-polytics/3714050-putin-teper-dobre-rozumie-ak-pomilavsa-sodo-vigadanoi-ukraini-kondoliza-rajs.html" text:style-name="Internet_20_link" text:visited-style-name="Visited_20_Internet_20_Link">
</text:a>
 - 说：“这将带来许多变化，尤其是俄罗斯的转变。”</text:p>
      <text:p text:style-name="P4">
正如乌克林福姆(Ukrinform)报道的那样，5月25日至26日举行了第15届基辅安全论坛“为我们的和您的北约自由 /战斗”。 中央主题论坛是收购北约乌克兰的会员资格。 该论坛参与了国际人物，国际关系和安全问题的世界专家，外交官，记者和公共活动家。</text:p>
      <text:p text:style-name="P4">
News Source: <text:a xlink:type="simple" xlink:href="https://www.ukrinform.ua/rubric-polytics/3714080-peremoga-ukraini-zminit-usu-bezpekovu-arhitekturu-u-evropi-kubilus.html" text:style-name="Internet_20_link" text:visited-style-name="Visited_20_Internet_20_Link">
https://www.ukrinform.ua/rubric-polytics/3714080-peremoga-ukraini-zminit-usu-bezpekovu-arhitekturu-u-evropi-kubilus.html</text:a>
</text:p>
      <!--NEWS-->
      <text:h text:style-name="P10" text:outline-level="1">
<text:span text:style-name="T4">
抵抗力正在增强势头：情报指出，RDC和军团“俄罗斯自由”仍在俄罗斯联邦的领土上</text:span>
</text:h>
      <text:p text:style-name="P4">
作者: Ukrinform (Person)</text:p>
      <text:p text:style-name="P4">
出版商: Укринформ (Organization)</text:p>
      <text:p text:style-name="P4">
出版时间: 2023-05-25T16:15:00+03:00</text:p>
      <text:p text:style-name="P4">
修改时间: 2023-05-25T16:15:00+03:00</text:p>
      <text:p text:style-name="P4">
描述: 俄罗斯志愿军（RDC）和军团“俄罗斯自由”的代表仍在俄罗斯联邦中。  - 乌克林。</text:p>
      <text:p text:style-name="P4">
图片: ['<text:a xlink:type="simple" xlink:href="https://static.ukrinform.com/photos/2022_09/thumb_files/630_360_1662555215-123.jpeg" text:style-name="Internet_20_link" text:visited-style-name="Visited_20_Internet_20_Link">
630_360_16625...</text:a>
']</text:p>
      <text:p text:style-name="P4">
标签: ['Розвідка', 'Росія', 'Бєлгород', 'Єдині новини']</text:p>
      <text:p text:style-name="P4">
类型: Article</text:p>
      <!--METADATA-->
      <text:p text:style-name="P4">
<draw:frame draw:style-name="fr1" draw:name="Image107" text:anchor-type="as-char" svg:width="6.9236in" svg:height="3.956343in" draw:z-index="0">
<draw:image xlink:href="../Images/yкринформ/2023-05-25T16-15-00-03-00/630_360_1662555215-123.jpeg" xlink:type="simple" xlink:show="embed" xlink:actuate="onLoad" draw:mime-type="image/jpeg"/>
</draw:frame>
俄罗斯志愿军团的代表(RDC)军团“俄罗斯自由”仍在俄罗斯联邦中。</text:p>
      <text:p text:style-name="P4">
乌克兰国防部安德里·尤索夫(Andriy Yusov)国防部情报部主管代表在Telernahon“统一新闻”中告知了这一点，是否应对注册，RDC的代表是否在俄罗斯联邦中。</text:p>
      <text:p text:style-name="P4">
“有可能准确说明[]的抵抗力(https://www.ukrinform.ua/tag-rosia)它正在增强动力。 而且，如果我们谈论Belgorod地区最近发生的事件，那么RDC和Legion的一些代表仍留在俄罗斯联邦的领土上，实际上，继续进行新的支持者的斗争和招募。 因此地理在不断扩大，规模也在增加。”他说。</text:p>
      <text:p text:style-name="P4">
根据尤索夫的说法，贝尔戈罗德地区最近发生的事件已经成为俄罗斯联邦普京政权总统在萨摩罗西亚境内最大的抵抗，这很重要。</text:p>
      <text:p text:style-name="P4">
<text:span text:style-name="T4">
另请阅读：</text:span>
 <text:a xlink:type="simple" xlink:href="https://www.ukrinform.ua/rubric-ato/3713647-vijska-rf-kilka-godin-buli-rozgubleni-ta-ne-mogli-ciniti-sprotiv-legion-svoboda-rosii.html" text:style-name="Internet_20_link" text:visited-style-name="Visited_20_Internet_20_Link">
<text:span text:style-name="T4">
自由</text:span>
 <text:span text:style-name="T4">
 </text:span>
俄罗斯**</text:a>
“非常好的是，在俄罗斯联邦中，有些人准备为未来的社区，人们，自己的未来而战，显然是在占领乌克兰领土的一部分，显然是为之奋斗，他们将占领了乌克兰领土的一部分。被释放，但也花在了。俄罗斯联邦本身的内部职业。”</text:p>
      <text:p text:style-name="P4">
他告知，俄罗斯联邦的越来越多的居民理解以普京为首的更好共存的徒劳。</text:p>
      <text:p text:style-name="P4">
视频：远镜“一个新闻”</text:p>
      <text:p text:style-name="P4">
据报道，俄罗斯志愿军团的战士(RDC)他们说他们再次进入俄罗斯领土。</text:p>
      <text:p text:style-name="P4">
News Source: <text:a xlink:type="simple" xlink:href="https://www.ukrinform.ua/rubric-ato/3714083-opir-nabirae-obertiv-u-rozvidci-zaavili-so-rdk-i-legion-svobodu-rosii-dosi-na-teritorii-rf.html" text:style-name="Internet_20_link" text:visited-style-name="Visited_20_Internet_20_Link">
https://www.ukrinform.ua/rubric-ato/3714083-opir-nabirae-obertiv-u-rozvidci-zaavili-so-rdk-i-legion-svobodu-rosii-dosi-na-teritorii-rf.html</text:a>
</text:p>
      <!--NEWS-->
      <text:h text:style-name="P10" text:outline-level="1">
<text:span text:style-name="T4">
美国总统总统宣布了他在乌克兰战争的立场</text:span>
</text:h>
      <text:p text:style-name="P4">
作者: Ukrinform (Person)</text:p>
      <text:p text:style-name="P4">
出版商: Укринформ (Organization)</text:p>
      <text:p text:style-name="P4">
出版时间: 2023-05-25T16:17:00+03:00</text:p>
      <text:p text:style-name="P4">
修改时间: 2023-05-25T16:17:00+03:00</text:p>
      <text:p text:style-name="P4">
描述: 佛罗里达州州长罗恩·阿里亚尼斯（Ron Aryanis）被认为是前总统唐纳德·特朗普（Donald Trump）在美国大选中的主要竞争对手，他说，如果获得胜利，美国军队将不会参与莫斯科对乌克兰的战争。  - 乌克林。</text:p>
      <text:p text:style-name="P4">
图片: ['<text:a xlink:type="simple" xlink:href="https://static.ukrinform.com/photos/2023_03/thumb_files/630_360_1678820246-845.jpg" text:style-name="Internet_20_link" text:visited-style-name="Visited_20_Internet_20_Link">
630_360_16788...</text:a>
']</text:p>
      <text:p text:style-name="P4">
标签: ['США', 'Вибори', 'Війна з Росією']</text:p>
      <text:p text:style-name="P4">
类型: Article</text:p>
      <!--METADATA-->
      <text:p text:style-name="P4">
<draw:frame draw:style-name="fr1" draw:name="Image108" text:anchor-type="as-char" svg:width="6.9236in" svg:height="3.956343in" draw:z-index="0">
<draw:image xlink:href="../Images/yкринформ/2023-05-25T16-17-00-03-00/630_360_1678820246-845.jpg" xlink:type="simple" xlink:show="embed" xlink:actuate="onLoad" draw:mime-type="image/jpeg"/>
</draw:frame>
佛罗里达州州长罗恩·阿里亚尼斯(Ron Aryanis)被认为是前总统唐纳德·特朗普(Donald Trump)在美国大选中的主要竞争对手，他说，如果他胜利，我不想看到美国军队参与莫斯科的乌克兰派对。</text:p>
      <text:p text:style-name="P4">
根据乌克林福姆的说法，他在将候选人选举为[]的面试选举之后，在第一个中说了这一点。(https://www.youtube.com/watch?v=zseXje1O4pc&amp;t=638s)着陆点回答了领导人关于他对[]的行为的问题(https://www.ukrinform.ua/tag-vijna-z-rosieu)在美国的第一天，美国。</text:p>
      <text:p text:style-name="P4">
候选人说，他希望看到乌克兰战争的“解决”。 在这种情况下，他强调，美军不应参与这场战争。</text:p>
      <text:p text:style-name="P4">
“我想看看这个解决方案(战争 -  ed。). Я б не хотів бачитимасштабнішої війни. Я думаю, що абсолютно невідомо, як це (战争 -  ed。)将在2025年1月见。 但是我不想在俄罗斯或乌克兰的一场战争中看到美国的部队。”佛罗里达州州长说。</text:p>
      <text:p text:style-name="P4">
<text:span text:style-name="T4">
另请阅读：</text:span>
 <text:a xlink:type="simple" xlink:href="https://www.ukrinform.ua/rubric-world/3712842-respublikanec-tim-skott-oficijno-ogolosiv-pro-ucast-u-viborah-prezidenta-ssa.html" text:style-name="Internet_20_link" text:visited-style-name="Visited_20_Internet_20_Link">
</text:a>
如报道，<text:a xlink:type="simple" xlink:href="https://www.ukrinform.ua/rubric-world/3713764-gubernator-floridi-desantis-oficijno-ogolosiv-pro-ucast-u-prezidentskih-viborah.html" text:style-name="Internet_20_link" text:visited-style-name="Visited_20_Internet_20_Link">
</text:a>
来自美国总统候选人的提名。</text:p>
      <text:p text:style-name="P4">
空降被认为是唐纳德·特朗普(Donald Trump)在2024年总统大选中的表达党的最强竞争对手。</text:p>
      <text:p text:style-name="P4">
早些时候，共和党人的竞选活动是由前美国驻联合国尼克(Un Nikki Gale)大使，南卡罗来纳州蒂姆·斯科特(Tim Scott)的参议员，前阿肯萨萨·阿萨·盖钦森(Asa Gatchinson)州长和生物技术生物技术学的参议员说的。</text:p>
      <text:p text:style-name="P4">
_foto：Paul Hennessy / Sopa / Lightrocket通过Getty Images _</text:p>
      <text:p text:style-name="P4">
News Source: <text:a xlink:type="simple" xlink:href="https://www.ukrinform.ua/rubric-world/3714084-kandidat-u-prezidenti-ssa-desantis-ozvuciv-svou-poziciu-sodo-vijni-v-ukraini.html" text:style-name="Internet_20_link" text:visited-style-name="Visited_20_Internet_20_Link">
https://www.ukrinform.ua/rubric-world/3714084-kandidat-u-prezidenti-ssa-desantis-ozvuciv-svou-poziciu-sodo-vijni-v-ukraini.html</text:a>
</text:p>
      <!--NEWS-->
      <text:h text:style-name="P10" text:outline-level="1">
<text:span text:style-name="T4">
反腐败机构已准备好提供乌克兰重建过程的透明度-NAPC</text:span>
</text:h>
      <text:p text:style-name="P4">
作者: Ukrinform (Person)</text:p>
      <text:p text:style-name="P4">
出版商: Укринформ (Organization)</text:p>
      <text:p text:style-name="P4">
出版时间: 2023-05-25T16:20:00+03:00</text:p>
      <text:p text:style-name="P4">
修改时间: 2023-05-25T16:20:00+03:00</text:p>
      <text:p text:style-name="P4">
描述: 乌克兰的反腐败机构已准备好提供与乌克兰重建有关的过程的透明度和责任，并将有助于创新的IT解决方案。  - 乌克林。</text:p>
      <text:p text:style-name="P4">
图片: ['<text:a xlink:type="simple" xlink:href="https://static.ukrinform.com/photos/2018_04/thumb_files/630_360_1524734008-3234.jpg" text:style-name="Internet_20_link" text:visited-style-name="Visited_20_Internet_20_Link">
630_360_15247...</text:a>
']</text:p>
      <text:p text:style-name="P4">
标签: ['НАЗК', 'Відбудова']</text:p>
      <text:p text:style-name="P4">
类型: Article</text:p>
      <!--METADATA-->
      <text:p text:style-name="P4">
<draw:frame draw:style-name="fr1" draw:name="Image109" text:anchor-type="as-char" svg:width="6.9236in" svg:height="3.956343in" draw:z-index="0">
<draw:image xlink:href="../Images/yкринформ/2023-05-25T16-20-00-03-00/630_360_1524734008-3234.jpg" xlink:type="simple" xlink:show="embed" xlink:actuate="onLoad" draw:mime-type="image/jpeg"/>
</draw:frame>
乌克兰的反腐败机构准备确保与乌克兰重建有关的过程的透明度和责任，创新确定将有助于这一点。</text:p>
      <text:p text:style-name="P4">
国家预防腐败机构的负责(经合组织)在巴黎，报告乌克林福姆，参考<text:a xlink:type="simple" xlink:href="https://nazk.gov.ua/uk/novyny/antykoruptsijni-organy-gotovi-zabezpechyty-prozoryj-protses-vidnovlennya-ukrayiny-oleksandr-novikov-v-oesr/" text:style-name="Internet_20_link" text:visited-style-name="Visited_20_Internet_20_Link">
</text:a>
机构。</text:p>
      <text:p text:style-name="P4">
“国家反腐败计划提供了复杂的预防措施，以保证胜利和透明，被剥夺了重建过程的腐败。 消除了腐败的深刻原因后，我们可以为可持续和负责任的管理奠定基础。”诺维科夫说。</text:p>
      <text:p text:style-name="P4">
他补充说，在开发透明和负责任的政府体系时，他正在制作最佳实践，例如OECD关于公共准备就绪的建议。 这是乌克兰获得完整成员资格的途径的组成部分。</text:p>
      <text:p text:style-name="P4">
<text:span text:style-name="T4">
另请阅读：</text:span>
 <text:a xlink:type="simple" xlink:href="https://www.ukrinform.ua/rubric-vidbudova/3713642-minvidnovlenna-ta-eib-rozpocinaut-vidbir-proektiv-z-vidbudovi.html" text:style-name="Internet_20_link" text:visited-style-name="Visited_20_Internet_20_Link">
</text:a>
其中的关键角色将发挥IT解决方案。 诺维科夫强调，该机构已经拥有创建创新的IT产品的经验每个负责的机构都可以在开发的监视门户上关注时间<text:a xlink:type="simple" xlink:href="https://www.ukrinform.ua/tag-nazk" text:style-name="Internet_20_link" text:visited-style-name="Visited_20_Internet_20_Link">
</text:a>
该机构负责人提醒，由于俄罗斯，乌克兰的大规模入侵，并不是所有的IT工具都可以全力且可用于社会。</text:p>
      <text:p text:style-name="P4">
“我们的目标是恢复所有用于腐败的数字机制的全部功能。 这些包括恢复强制性电子声明和声明的检查。 正是官员对法规和收入的报告是强大的反腐败保险丝。 NAPC主席说：“ Tamzhi -International Partners期望在不久的将来，根据国际驾驶基金在备忘录中注册的要求，Verkhovna Rada的适当决定。”经合组织的目的是为公共政策创建最佳解决方案，这将有助于为经济繁荣，平等的机会和福祉做出贡献。</text:p>
      <text:p text:style-name="P4">
News Source: <text:a xlink:type="simple" xlink:href="https://www.ukrinform.ua/rubric-vidbudova/3714088-antikorupcijni-organi-gotovi-zabezpeciti-prozorist-procesiv-vidbudovi-ukraini-nazk.html" text:style-name="Internet_20_link" text:visited-style-name="Visited_20_Internet_20_Link">
https://www.ukrinform.ua/rubric-vidbudova/3714088-antikorupcijni-organi-gotovi-zabezpeciti-prozorist-procesiv-vidbudovi-ukraini-nazk.html</text:a>
</text:p>
      <!--NEWS-->
      <text:h text:style-name="P10" text:outline-level="1">
<text:span text:style-name="T4">
摩尔多瓦总理感谢乌克兰人对欧洲的保护和价值体系</text:span>
</text:h>
      <text:p text:style-name="P4">
作者: Ukrinform (Person)</text:p>
      <text:p text:style-name="P4">
出版商: Укринформ (Organization)</text:p>
      <text:p text:style-name="P4">
出版时间: 2023-05-25T16:25:00+03:00</text:p>
      <text:p text:style-name="P4">
修改时间: 2023-05-25T16:25:00+03:00</text:p>
      <text:p text:style-name="P4">
描述: 摩尔多瓦·多林共和国总理感谢乌克兰人保护欧洲，价值观，民主和自由体系。  - 乌克林。</text:p>
      <text:p text:style-name="P4">
图片: ['<text:a xlink:type="simple" xlink:href="https://static.ukrinform.com/photos/2023_05/thumb_files/630_360_1685026550-422.jpg" text:style-name="Internet_20_link" text:visited-style-name="Visited_20_Internet_20_Link">
630_360_16850...</text:a>
']</text:p>
      <text:p text:style-name="P4">
标签: ['Молдова', 'Київський безпековий форум', 'Війна з Росією']</text:p>
      <text:p text:style-name="P4">
类型: Article</text:p>
      <!--METADATA-->
      <text:p text:style-name="P4">
<draw:frame draw:style-name="fr1" draw:name="Image110" text:anchor-type="as-char" svg:width="6.9236in" svg:height="3.956343in" draw:z-index="0">
<draw:image xlink:href="../Images/yкринформ/2023-05-25T16-25-00-03-00/630_360_1685026550-422.jpg" xlink:type="simple" xlink:show="embed" xlink:actuate="onLoad" draw:mime-type="image/jpeg"/>
</draw:frame>
摩尔多瓦·多林共和国总理感谢乌克兰人保护欧洲，价值观，民主和自由体系。</text:p>
      <text:p text:style-name="P4">
根据乌克林福音通讯员的说法，他在第15届Kiev安全论坛的视频约束时间上说了这一点。</text:p>
      <text:p text:style-name="P4">
“我要感谢乌克兰和乌克兰人的保护<text:a xlink:type="simple" xlink:href="https://www.ukrinform.ua/tag-moldova" text:style-name="Internet_20_link" text:visited-style-name="Visited_20_Internet_20_Link">
</text:a>
，为了保护欧洲以及保护价值观，民主和自由体系，”他说。</text:p>
      <text:p text:style-name="P4">
他还强调，乌克兰人为保护自由，价值观和民主而付出了生命。</text:p>
      <text:p text:style-name="P4">
Pretau指出，他访问了Bucha，并用自己的眼睛看到了俄罗斯占领的后果。</text:p>
      <text:p text:style-name="P4">
<text:span text:style-name="T4">
另请阅读：</text:span>
 <text:a xlink:type="simple" xlink:href="https://www.ukrinform.ua/rubric-polytics/3714080-peremoga-ukraini-zminit-usu-bezpekovu-arhitekturu-u-evropi-kubilus.html" text:style-name="Internet_20_link" text:visited-style-name="Visited_20_Internet_20_Link">
</text:a>
据他说，摩尔多瓦支持Zelensky Peace总统的公式，该公式将确定战争的必要步骤，以及支持特别法庭的摩尔多瓦。</text:p>
      <text:p text:style-name="P4">
据报道，由Yatsenyuk的Fundoraseny“ Open Ukraine”创立的第15届年度基辅安全论坛将于5月25日至26日举行。 著名的国际人物，政客，外交官将参加。</text:p>
      <text:p text:style-name="P4">
<text:span text:style-name="T5">
foto：facebook.com/recean.md</text:span>
</text:p>
      <text:p text:style-name="P4">
News Source: <text:a xlink:type="simple" xlink:href="https://www.ukrinform.ua/rubric-polytics/3714087-premer-moldovi-podakuvav-ukraincam-za-zahist-evropi-ta-sistemi-cinnostej.html" text:style-name="Internet_20_link" text:visited-style-name="Visited_20_Internet_20_Link">
https://www.ukrinform.ua/rubric-polytics/3714087-premer-moldovi-podakuvav-ukraincam-za-zahist-evropi-ta-sistemi-cinnostej.html</text:a>
</text:p>
      <!--NEWS-->
      <text:h text:style-name="P10" text:outline-level="1">
<text:span text:style-name="T4">
乌克兰网球运动员在罗兰·哈罗斯（Rolan Harros）上获得了竞争对手</text:span>
</text:h>
      <text:p text:style-name="P4">
作者: Ukrinform (Person)</text:p>
      <text:p text:style-name="P4">
出版商: Укринформ (Organization)</text:p>
      <text:p text:style-name="P4">
出版时间: 2023-05-25T16:32:00+03:00</text:p>
      <text:p text:style-name="P4">
修改时间: 2023-05-25T16:32:00+03:00</text:p>
      <text:p text:style-name="P4">
描述: 在巴黎，在法国冠军（Rolan Harros）的大满贯赛季的赛季中有了第二次。  - 乌克林。</text:p>
      <text:p text:style-name="P4">
图片: ['<text:a xlink:type="simple" xlink:href="https://static.ukrinform.com/photos/2023_05/thumb_files/630_360_1685021507-153.jpg" text:style-name="Internet_20_link" text:visited-style-name="Visited_20_Internet_20_Link">
630_360_16850...</text:a>
']</text:p>
      <text:p text:style-name="P4">
标签: ['Цуренко', 'Світоліна', 'Теніс', 'Марта Костюк', 'Даяна Ястремська', 'Ангеліна Калініна']</text:p>
      <text:p text:style-name="P4">
类型: Article</text:p>
      <!--METADATA-->
      <text:p text:style-name="P4">
<draw:frame draw:style-name="fr1" draw:name="Image111" text:anchor-type="as-char" svg:width="6.9236in" svg:height="3.956343in" draw:z-index="0">
<draw:image xlink:href="../Images/yкринформ/2023-05-25T16-32-00-03-00/630_360_1685021507-153.jpg" xlink:type="simple" xlink:show="embed" xlink:actuate="onLoad" draw:mime-type="image/jpeg"/>
</draw:frame>
巴黎人在法国网球法国锦标赛大满贯赛季中获得了第二名(«Rolan Garros»).</text:p>
      <text:p text:style-name="P4">
В основній сітці жіночого турніру Україна буде представлена щонайменше п'ятьматенісистками, передає Укрінформ.</text:p>
      <text:p text:style-name="P4">
За рейтингом в основу пройшли Ангеліна Калініна, Марта Костюк, Леся Цуренко іКатерина Байндл. Еліна Світоліна використала захищений рейтинг.</text:p>
      <text:p text:style-name="P4">
Калініна (#25世界评级)比赛开始时将与Dian Parry Zfranius对抗(№77)，科斯蒂克(№39)将与来自白俄罗斯的世界第二个“球拍”开始竞争。(№63)开始与捷克芭芭拉·克拉奇科娃(Barbara Crachikova)比赛(№13)，Svitolina(№508)将与意大利的马提尼塔扬(Martinitajan)对抗(№26).</text:p>
      <text:p text:style-name="P4">
Байндл (№8)在第一轮比赛中，将与资格或分支机构的获胜者会面。</text:p>
      <text:p text:style-name="P4">
Diana Yastremskaya今天将参加与比利时Gret Minnen的基本角色的资格结局。</text:p>
      <text:p text:style-name="P4">
<text:span text:style-name="T4">
另请阅读：</text:span>
 <text:a xlink:type="simple" xlink:href="https://www.ukrinform.ua/rubric-sports/3713655-zbirna-ukraini-diznalasa-nastupnih-supernic-u-kubku-billi-dzin-king.html" text:style-name="Internet_20_link" text:visited-style-name="Visited_20_Internet_20_Link">
</text:a>
巴黎的罗兰·哈罗斯(Rolan Harros)将持续到6月11日。</text:p>
      <text:p text:style-name="P4">
在照片中：Elina Svitolina(盖蒂图像).</text:p>
      <text:p text:style-name="P4">
News Source: <text:a xlink:type="simple" xlink:href="https://www.ukrinform.ua/rubric-sports/3714092-ukrainski-tenisistki-otrimali-supernic-na-rolan-garros.html" text:style-name="Internet_20_link" text:visited-style-name="Visited_20_Internet_20_Link">
https://www.ukrinform.ua/rubric-sports/3714092-ukrainski-tenisistki-otrimali-supernic-na-rolan-garros.html</text:a>
</text:p>
      <!--NEWS-->
      <text:h text:style-name="P10" text:outline-level="1">
<text:span text:style-name="T4">
从长远来看，该活动将支持乌克兰 - 纳特兰</text:span>
</text:h>
      <text:p text:style-name="P4">
作者: Ukrinform (Person)</text:p>
      <text:p text:style-name="P4">
出版商: Укринформ (Organization)</text:p>
      <text:p text:style-name="P4">
出版时间: 2023-05-25T16:33:00+03:00</text:p>
      <text:p text:style-name="P4">
修改时间: 2023-05-25T16:33:00+03:00</text:p>
      <text:p text:style-name="P4">
描述: 该活动正在努力确保乌克兰拥有强大的武装力量，强大的经济，并成为世界的民主榜样，并从长远来看将支持它。  - 乌克林。</text:p>
      <text:p text:style-name="P4">
图片: ['<text:a xlink:type="simple" xlink:href="https://static.ukrinform.com/photos/2023_05/thumb_files/630_360_1685026626-945.jpg" text:style-name="Internet_20_link" text:visited-style-name="Visited_20_Internet_20_Link">
630_360_16850...</text:a>
']</text:p>
      <text:p text:style-name="P4">
标签: ['Україна', 'Захід', 'Київський безпековий форум', 'Вікторія Нуланд', 'Війна з Росією']</text:p>
      <text:p text:style-name="P4">
类型: Article</text:p>
      <!--METADATA-->
      <text:p text:style-name="P4">
<draw:frame draw:style-name="fr1" draw:name="Image112" text:anchor-type="as-char" svg:width="6.9236in" svg:height="3.956343in" draw:z-index="0">
<draw:image xlink:href="../Images/yкринформ/2023-05-25T16-33-00-03-00/630_360_1685026626-945.jpg" xlink:type="simple" xlink:show="embed" xlink:actuate="onLoad" draw:mime-type="image/jpeg"/>
</draw:frame>
西方努力确保乌克兰拥有强大的武装部队，一个强大的经济是世界的民主榜样，从长远来看将支持它。</text:p>
      <text:p text:style-name="P4">
美国国务卿维多利亚·纳特兰德(Victoria Nutland)表示，这是在乌克林福音通讯员报告的基辅安全论坛上进行定量的。</text:p>
      <text:p text:style-name="P4">
她说：“从长远来看，乌克兰将需要世界级别的武装力量来克制，我们说，从长远来看，我们将与您同在。” “因此，现在我们开始计划如何看待这些武装力量。”</text:p>
      <text:p text:style-name="P4">
根据她的说法，俄罗斯应该看到“侵略尚未获得回报，任何商业侵略都不会获得回报”。</text:p>
      <text:p text:style-name="P4">
诺兰德说，乌克兰应该创造“最强大的经济”。</text:p>
      <text:p text:style-name="P4">
“我们认为，乌克兰在[]的会员资格方面都有她所需的一切(https://www.ukrinform.ua/tag-evrosouz)”， - 她强调。</text:p>
      <text:p text:style-name="P4">
<text:span text:style-name="T4">
另请阅读：</text:span>
 <text:a xlink:type="simple" xlink:href="https://www.ukrinform.ua/rubric-polytics/3711882-vstup-do-es-zelenskij-obgovoriv-iz-miselem-vikonanna-ukrainou-domasnogo-zavdanna.html" text:style-name="Internet_20_link" text:visited-style-name="Visited_20_Internet_20_Link">
<text:span text:style-name="T4">
简介</text:span>
</text:a>
同时，乌克兰不仅应该提供自己的成长和繁荣，而且还应该“更大的欧洲活力”。</text:p>
      <text:p text:style-name="P4">
因此，这应该是全世界的民主榜样，是国家秘书的消费者。</text:p>
      <text:p text:style-name="P4">
正如乌克林福姆报道的那样，5月21日，美国总统乔·拜登强调<text:a xlink:type="simple" xlink:href="https://www.ukrinform.ua/rubric-polytics/3712227-bajden-spravedlivij-mir-v-ukraini-oznacae-povagu-do-ii-suverenitetu-j-teritorialnoi-cilisnosti.html" text:style-name="Internet_20_link" text:visited-style-name="Visited_20_Internet_20_Link">
</text:a>
领土完整性，在那个合作伙伴承诺将提供乌克兰必要的支持。</text:p>
      <text:p text:style-name="P4">
News Source: <text:a xlink:type="simple" xlink:href="https://www.ukrinform.ua/rubric-polytics/3714093-zahid-pidtrimuvatime-ukrainu-v-dovgostrokovij-perspektivi-nuland.html" text:style-name="Internet_20_link" text:visited-style-name="Visited_20_Internet_20_Link">
https://www.ukrinform.ua/rubric-polytics/3714093-zahid-pidtrimuvatime-ukrainu-v-dovgostrokovij-perspektivi-nuland.html</text:a>
</text:p>
      <!--NEWS-->
      <text:h text:style-name="P10" text:outline-level="1">
<text:span text:style-name="T4">
普京应该亲自站在海牙的法庭上 - 古尔的代表</text:span>
</text:h>
      <text:p text:style-name="P4">
作者: Ukrinform (Person)</text:p>
      <text:p text:style-name="P4">
出版商: Укринформ (Organization)</text:p>
      <text:p text:style-name="P4">
出版时间: 2023-05-25T16:37:00+03:00</text:p>
      <text:p text:style-name="P4">
修改时间: 2023-05-25T16:37:00+03:00</text:p>
      <text:p text:style-name="P4">
描述: 俄罗斯总统弗拉基米尔·普京（Vladimir Putin）作为军事罪犯，是他的拘留，并被送往海牙的主要目的，在那里他应该面对国际法庭。  - 乌克林。</text:p>
      <text:p text:style-name="P4">
图片: ['<text:a xlink:type="simple" xlink:href="https://static.ukrinform.com/photos/2022_10/thumb_files/630_360_1666286812-185.jpg" text:style-name="Internet_20_link" text:visited-style-name="Visited_20_Internet_20_Link">
630_360_16662...</text:a>
']</text:p>
      <text:p text:style-name="P4">
标签: ['Путін', 'Розвідка', 'Трибунал', 'Воєнні злочини', 'Війна з Росією', 'Єдині новини']</text:p>
      <text:p text:style-name="P4">
类型: Article</text:p>
      <!--METADATA-->
      <text:p text:style-name="P4">
<draw:frame draw:style-name="fr1" draw:name="Image113" text:anchor-type="as-char" svg:width="6.9236in" svg:height="3.95476in" draw:z-index="0">
<draw:image xlink:href="../Images/yкринформ/2023-05-25T16-37-00-03-00/630_360_1666286812-185.jpg" xlink:type="simple" xlink:show="embed" xlink:actuate="onLoad" draw:mime-type="image/jpeg"/>
</draw:frame>
总统沃迪米尔·普京(Volodymyr Putin)作为军事罪犯是他参考的主要目的，并送往海牙，在那里他应该面对国际法庭。</text:p>
      <text:p text:style-name="P4">
报道，国防部安德里·尤索夫(Andriy Yusov)的主要局代表在统一新闻的播出中宣布了这一点。</text:p>
      <text:p text:style-name="P4">
“普京的海牙是不可避免的。 在这种情况下，钠还活着甚至更好。”尤索夫说。</text:p>
      <text:p text:style-name="P4">
他强调<text:a xlink:type="simple" xlink:href="https://www.ukrinform.ua/tag-putin" text:style-name="Internet_20_link" text:visited-style-name="Visited_20_Internet_20_Link">
</text:a>
Evo -War罪犯的“和他所有的帮派”。</text:p>
      <text:p text:style-name="P4">
“这确实是第一名的目的 - 就国际法院和法庭的拘留和交付而言。 乌克兰是一种文明的国家和教区方法。 现在，要花在普京的身体性格上的物理待遇上，我们可以长期谈论它，但是权宜之计。” GUR发言人说。</text:p>
      <text:p text:style-name="P4">
<text:span text:style-name="T4">
另请阅读：</text:span>
 <text:a xlink:type="simple" xlink:href="https://www.ukrinform.ua/rubric-polytics/3712643-parlamentska-asamblea-nato-viznala-zlocini-rosii-proti-ukraini-genocidom.html" text:style-name="Internet_20_link" text:visited-style-name="Visited_20_Internet_20_Link">
</text:a>
据他介绍，需要将俄罗斯联邦总统拘留为军事罪犯，并将其送往国际法庭是公平的惩罚问题，这必然是这样做的。</text:p>
      <text:p text:style-name="P4">
据报道，德国版的Welt发表了对乌克兰乌克兰师部瓦迪姆·斯基比茨基(Vadim Skibitsky)副代表的采访，后者说普京和瓦格纳HPVC Yevhen Prigogin Head的负责人<text:a xlink:type="simple" xlink:href="https://www.ukrinform.ua/rubric-ato/3713685-ukrainski-specsluzbi-poki-ne-vbili-putina-bo-vin-perehovuetsa-skibickij.html" text:style-name="Internet_20_link" text:visited-style-name="Visited_20_Internet_20_Link">
</text:a>
</text:p>
      <text:p text:style-name="P4">
News Source: <text:a xlink:type="simple" xlink:href="https://www.ukrinform.ua/rubric-world/3714095-putin-mae-osobisto-postati-pered-tribunalom-u-gaazi-predstavnik-gur.html" text:style-name="Internet_20_link" text:visited-style-name="Visited_20_Internet_20_Link">
https://www.ukrinform.ua/rubric-world/3714095-putin-mae-osobisto-postati-pered-tribunalom-u-gaazi-predstavnik-gur.html</text:a>
</text:p>
      <!--NEWS-->
      <text:h text:style-name="P10" text:outline-level="1">
<text:span text:style-name="T4">
Kryvbas比赛 - 金属主义者被推迟，因为Kryvyi Rih的倾盆大雨</text:span>
</text:h>
      <text:p text:style-name="P4">
作者: Ukrinform (Person)</text:p>
      <text:p text:style-name="P4">
出版商: Укринформ (Organization)</text:p>
      <text:p text:style-name="P4">
出版时间: 2023-05-25T16:48:00+03:00</text:p>
      <text:p text:style-name="P4">
修改时间: 2023-05-25T16:48:00+03:00</text:p>
      <text:p text:style-name="P4">
描述: Kryvyi Rih Kryvbas与Kharkiv Metalist的比赛必须完成今天足球比赛中乌克兰英超联赛第28轮的计划。  - 乌克林。</text:p>
      <text:p text:style-name="P4">
图片: ['<text:a xlink:type="simple" xlink:href="https://static.ukrinform.com/photos/2023_05/thumb_files/630_360_1685022493-587.jpg" text:style-name="Internet_20_link" text:visited-style-name="Visited_20_Internet_20_Link">
630_360_16850...</text:a>
']</text:p>
      <text:p text:style-name="P4">
标签: ['Футбол', "Прем'єр-ліга"]</text:p>
      <text:p text:style-name="P4">
类型: Article</text:p>
      <!--METADATA-->
      <text:p text:style-name="P4">
<draw:frame draw:style-name="fr1" draw:name="Image114" text:anchor-type="as-char" svg:width="6.9236in" svg:height="3.956343in" draw:z-index="0">
<draw:image xlink:href="../Images/yкринформ/2023-05-25T16-48-00-03-00/630_360_1685022493-587.jpg" xlink:type="simple" xlink:show="embed" xlink:actuate="onLoad" draw:mime-type="image/jpeg"/>
</draw:frame>
Kryvbasa与Kharkiv Metalist一起使用，必须结束今天乌克兰足球英超联赛的第28轮。</text:p>
      <text:p text:style-name="P4">
正如乌克林福姆报道的那样，比赛的开始计划为15.00。</text:p>
      <text:p text:style-name="P4">
但是，比赛的开始是推迟的。 这是由于Kryvyi Rih的倾盆大雨。</text:p>
      <text:p text:style-name="P4">
<text:span text:style-name="T4">
另请阅读：</text:span>
 <text:a xlink:type="simple" xlink:href="https://www.ukrinform.ua/rubric-sports/3713965-startuvav-prodaz-kvitkiv-na-futbolnij-matc-vidboru-evro-ukraina-malta.html" text:style-name="Internet_20_link" text:visited-style-name="Visited_20_Internet_20_Link">
<text:span text:style-name="T4">
足球</text:span>
</text:a>
决斗开始的新时代尚不清楚。</text:p>
      <text:p text:style-name="P4">
在照片中：矿工体育场(FC Kryvbas).</text:p>
      <text:p text:style-name="P4">
News Source: <text:a xlink:type="simple" xlink:href="https://www.ukrinform.ua/rubric-sports/3714100-matc-krivbas-metalist-vidklali-cerez-zlivu-u-krivomu-rozi.html" text:style-name="Internet_20_link" text:visited-style-name="Visited_20_Internet_20_Link">
https://www.ukrinform.ua/rubric-sports/3714100-matc-krivbas-metalist-vidklali-cerez-zlivu-u-krivomu-rozi.html</text:a>
</text:p>
      <!--NEWS-->
      <text:h text:style-name="P10" text:outline-level="1">
<text:span text:style-name="T4">
NAPC已将Mondelez International介绍给国际战争赞助商名单</text:span>
</text:h>
      <text:p text:style-name="P4">
作者: Ukrinform (Person)</text:p>
      <text:p text:style-name="P4">
出版商: Укринформ (Organization)</text:p>
      <text:p text:style-name="P4">
出版时间: 2023-05-25T16:55:00+03:00</text:p>
      <text:p text:style-name="P4">
修改时间: 2023-05-25T16:55:00+03:00</text:p>
      <text:p text:style-name="P4">
描述: 国家腐败局（NAPC）推出了一家美国跨国公司，用于生产糖果，食品和饮料Mondelez International，并将其列入国际战争赞助商的名单。  - 乌克林。</text:p>
      <text:p text:style-name="P4">
图片: ['<text:a xlink:type="simple" xlink:href="https://static.ukrinform.com/photos/2023_05/thumb_files/630_360_1685023311-424.jpg" text:style-name="Internet_20_link" text:visited-style-name="Visited_20_Internet_20_Link">
630_360_16850...</text:a>
']</text:p>
      <text:p text:style-name="P4">
标签: ['НАЗК', 'Війна з Росією']</text:p>
      <text:p text:style-name="P4">
类型: Article</text:p>
      <!--METADATA-->
      <text:p text:style-name="P4">
<draw:frame draw:style-name="fr1" draw:name="Image115" text:anchor-type="as-char" svg:width="6.9236in" svg:height="3.956343in" draw:z-index="0">
<draw:image xlink:href="../Images/yкринформ/2023-05-25T16-55-00-03-00/630_360_1685023311-424.jpg" xlink:type="simple" xlink:show="embed" xlink:actuate="onLoad" draw:mime-type="image/jpeg"/>
</draw:frame>
国家反腐败机构(NACC)美国传输公司生产糖果，产品和饮料Mondelez International的国际赞助商名单。</text:p>
      <text:p text:style-name="P4">
正如乌克林福姆报道的那样，NACC在[]中报告(https://www.facebook.com/NAZKgov/posts/pfbid0FzaXK2SAF2wFQZFsMrFox7npGysUNvBiRsvjCkNHiFtRZuDziMZ55MLJM8fsHTujl)“经过全面的战争，许多照顾其声誉的企业离开了俄罗斯。 但这与Mondelez International无关。 从管理人员来看，对这样一个事实并不关心，当时，当对穆斯科的国家预算征税时，该公司有助于提供ArmyAgressor，” NAPC强调。</text:p>
      <text:p text:style-name="P4">
<text:span text:style-name="T4">
另请阅读：</text:span>
 <text:a xlink:type="simple" xlink:href="https://www.ukrinform.ua/rubric-economy/3711330-nazk-vneslo-indijskogo-virobnika-pidsipnikiv-do-pereliku-miznarodnih-sponsoriv-vijni.html" text:style-name="Internet_20_link" text:visited-style-name="Visited_20_Internet_20_Link">
<text:span text:style-name="T4">
赞助商</text:span>
</text:a>
根据该机构的数据，年收入约为260亿美元，在160个国家 /地区运营的公司的利益代表了Barna的Medvezhonok和Tuc Crackers，这是代祷的生产(阿尔班金巧克力，空气，米尔卡野餐)，大部落的工厂(迪洛尔咀嚼口香糖和洛尔斯大厅). Компанія є лідером ринкукондитерських виробів в категоріях шоколад, шоколадні цукерки та бісквіти, атакож посідає друге місце в категорії жувальна гумка та карамельки.</text:p>
      <text:p text:style-name="P4">
За підсумками воєнного 2022 року прибуток російського філіалу MondelezInternational склав $339 млн (+每年303％)，收入 - 超过10亿美元(+38％Zarik). Бюджет агресора компанія поповнила на понад $61 млн податків.</text:p>
      <text:p text:style-name="P4">
<text:span text:style-name="T4">
Читайте також:</text:span>
 <text:a xlink:type="simple" xlink:href="https://www.ukrinform.ua/rubric-economy/3699174-ukraina-vnesla-irlandsku-kompaniu-peninsula-petroleum-do-pereliku-sponsoriv-vijni.html" text:style-name="Internet_20_link" text:visited-style-name="Visited_20_Internet_20_Link">
 <text:span text:style-name="T4">
спонсорів</text:span>
 <text:span text:style-name="T4">
війни</text:span>
</text:a>
</text:p>
      <text:p text:style-name="P4">
他们还引起了人们的注意，即蒙德勒斯公开宣传了他的慈善机构，以遭受俄罗斯入侵乌克兰的儿童。 同时，它扩大了其在侵略国的活动，并继续向其国家预算支付大量资金，包括被乌克兰儿童杀死的火箭。</text:p>
      <text:p text:style-name="P4">
据报道，“国际战争赞助商”名单中已经纳入了26家国际公司。</text:p>
      <text:p text:style-name="P4">
News Source: <text:a xlink:type="simple" xlink:href="https://www.ukrinform.ua/rubric-ato/3714103-nazk-vneslo-mondelez-international-do-pereliku-miznarodnih-sponsoriv-vijni.html" text:style-name="Internet_20_link" text:visited-style-name="Visited_20_Internet_20_Link">
https://www.ukrinform.ua/rubric-ato/3714103-nazk-vneslo-mondelez-international-do-pereliku-miznarodnih-sponsoriv-vijni.html</text:a>
</text:p>
      <!--NEWS-->
      <text:h text:style-name="P10" text:outline-level="1">
<text:span text:style-name="T4">
在卢汉斯地区，国防部队登陆了入侵者的空中招聘人员</text:span>
</text:h>
      <text:p text:style-name="P4">
作者: ['АРМІЯINFORM']</text:p>
      <text:p text:style-name="P4">
时间: 2023-05-25T17:00:00-04:00</text:p>
      <text:p text:style-name="P4">
描述: 关于Podkordonna服务的主权。 在苏格里派前线...与乌克兰2022年的战争，与乌克兰的战争是今天的最新消息，与乌克兰2022的新闻战是今天的最后一场新闻，乌克兰和俄罗斯之间的战争是否会发生战争，当时与乌克兰战争时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3/05/news_20230524_183823_1684942703.jpeg" text:style-name="Internet_20_link" text:visited-style-name="Visited_20_Internet_20_Link">
news_20230524_183823_1684942703.jpeg</text:a>
']</text:p>
      <text:p text:style-name="P4">
标签: ['STOPRUSSIA', 'АГРЕСІЯ РФ', 'ВІЙНА', 'ВТОРГНЕННЯ РФ', 'ДЕРЖПРИКОРДОНСЛУЖБА']</text:p>
      <text:p text:style-name="P4">
类别: News</text:p>
      <!--METADATA-->
      <text:p text:style-name="P4">
<draw:frame draw:style-name="fr1" draw:name="Image116" text:anchor-type="as-char" svg:width="6.9236in" svg:height="4.615733in" draw:z-index="0">
<draw:image xlink:href="../Images/AРМІЯINFORM/2023-05-25T17-00-00-04-00/news_20230524_183823_1684942703.jpeg" xlink:type="simple" xlink:show="embed" xlink:actuate="onLoad" draw:mime-type="image/jpeg"/>
</draw:frame>
关于它<text:a xlink:type="simple" xlink:href="https://dpsu.gov.ua/ua/news/Na-Luganshchini-prikordonniki-prizemlili-povitryanogo-koreguvalnika-okupantiv/" text:style-name="Internet_20_link" text:visited-style-name="Visited_20_Internet_20_Link">
报告</text:a>
乌克兰国家边境服务。</text:p>
      <text:p text:style-name="P4">
在东方阵线上，乌克兰国家边境警卫队的军人反对侵略国无人驾驶汽车。</text:p>
      <text:p text:style-name="P4">
昨天，在卢汉斯地区，边界单位的曲折计算“梳理”了俄罗斯占领军的侦察无人机之一。 因此，入侵者的袭击是对乌克兰捍卫者的立场进行勘探和纠正的。 他阻止了敌方船舶从抗反酮枪中“射击”的敌军侦察人员。 无人机控制通道的乌里兰特破坏已经下降。 目前，瀑布受损，无人机处于无法进入的地形。</text:p>
      <text:p text:style-name="P4">
News Source: <text:a xlink:type="simple" xlink:href="https://armyinform.com.ua/2023/05/25/na-luganshhyni-syly-oborony-pryzemlyly-povitryanogo-koreguvalnyka-okupantiv/" text:style-name="Internet_20_link" text:visited-style-name="Visited_20_Internet_20_Link">
https://armyinform.com.ua/2023/05/25/na-luganshhyni-syly-oborony-pryzemlyly-povitryanogo-koreguvalnyka-okupantiv/</text:a>
</text:p>
      <!--NEWS-->
      <text:h text:style-name="P10" text:outline-level="1">
<text:span text:style-name="T4">
乌克兰飞行员将能够学习瑞典瑞典瑞典战斗机</text:span>
</text:h>
      <text:p text:style-name="P4">
作者: Ukrinform (Person)</text:p>
      <text:p text:style-name="P4">
出版商: Укринформ (Organization)</text:p>
      <text:p text:style-name="P4">
出版时间: 2023-05-25T17:02:00+03:00</text:p>
      <text:p text:style-name="P4">
修改时间: 2023-05-25T17:02:00+03:00</text:p>
      <text:p text:style-name="P4">
描述: 乌克兰飞行员将能够研究JAS 39 Gripen瑞典战斗机。  - 乌克林。</text:p>
      <text:p text:style-name="P4">
图片: ['<text:a xlink:type="simple" xlink:href="https://static.ukrinform.com/photos/2019_05/thumb_files/630_360_1557898075-544.jpg" text:style-name="Internet_20_link" text:visited-style-name="Visited_20_Internet_20_Link">
630_360_15578...</text:a>
']</text:p>
      <text:p text:style-name="P4">
标签: ['Швеція', 'Військові навчання', 'Військові', 'Винищувач']</text:p>
      <text:p text:style-name="P4">
类型: Article</text:p>
      <!--METADATA-->
      <text:p text:style-name="P4">
<draw:frame draw:style-name="fr1" draw:name="Image117" text:anchor-type="as-char" svg:width="6.9236in" svg:height="3.956343in" draw:z-index="0">
<draw:image xlink:href="../Images/yкринформ/2023-05-25T17-02-00-03-00/630_360_1557898075-544.jpg" xlink:type="simple" xlink:show="embed" xlink:actuate="onLoad" draw:mime-type="image/jpeg"/>
</draw:frame>
乌克兰飞行员将能够学习瑞典战士JAS 39 Gripen。</text:p>
      <text:p text:style-name="P4">
瑞典国防部长保罗·琼森(Paul Jonson)报道了这一点，乌克林福姆向[]报告(https://sweden.postsen.com/news/104628/Ukrainian-pilots-will-be-allowed-to-test-fly-the-Gripen-%E2%80%93-Sydsvenskan.html)“这为乌克兰提供了未来决定其防御的基础。 从长远来看，他们邀请加强机会。”乔森电视台频道说<text:a xlink:type="simple" xlink:href="https://www.tv4.se/artikel/49lIV6ymk8P5WdWGCNE4gX/tv4-nyheterna-avsloejar-ukrainska-piloter-ska-fa-testflyga-jas-gripen" text:style-name="Internet_20_link" text:visited-style-name="Visited_20_Internet_20_Link">
</text:a>
据他说，几位经验丰富的乌克兰飞行员将能够追踪模拟器并在JAS 39 Gripen上进行测试飞行。</text:p>
      <text:p text:style-name="P4">
据指出，培训和其他细节的地点和时间将保留。</text:p>
      <text:p text:style-name="P4">
同时，琼森强调，在乌克兰战争中使用JAS 39 Gripen是无关紧要的，<text:a xlink:type="simple" xlink:href="https://www.ukrinform.ua/tag-vinisuvac" text:style-name="Internet_20_link" text:visited-style-name="Visited_20_Internet_20_Link">
</text:a>
需要瑞典的防御需求。</text:p>
      <text:p text:style-name="P4">
他说：“我们自己的国防所需的瑞典飞机与乌克兰无关。”</text:p>
      <text:p text:style-name="P4">
<text:span text:style-name="T4">
另请阅读：</text:span>
 <text:a xlink:type="simple" xlink:href="https://www.ukrinform.ua/rubric-ato/3713735-ukraina-v-obse-bez-sucasnih-vinisuvaciv-povitranij-sit-bude-nepovnocinnim.html" text:style-name="Internet_20_link" text:visited-style-name="Visited_20_Internet_20_Link">
<text:span text:style-name="T4">
战斗机</text:span>
</text:a>
在瑞典的演讲中，乌克兰·鲁斯兰·斯特凡库克(Ukraine Ruslan Stefanchuk)的Verkhovna Rada主席前夕，称为瑞典Ricksdag的议员，为包括Gripen飞机在内的武器协助乌克兰。</text:p>
      <text:p text:style-name="P4">
正如乌克林福姆报道的那样，周四总统弗拉基米尔<text:a xlink:type="simple" xlink:href="https://www.ukrinform.ua/rubric-polytics/3714065-zelenskij-zustrivsa-z-ministrom-oboroni-svecii.html" text:style-name="Internet_20_link" text:visited-style-name="Visited_20_Internet_20_Link">
</text:a>
</text:p>
      <text:p text:style-name="P4">
News Source: <text:a xlink:type="simple" xlink:href="https://www.ukrinform.ua/rubric-ato/3714104-ukrainski-piloti-zmozut-projti-navcanna-na-svedskih-vinisuvacah-gripen.html" text:style-name="Internet_20_link" text:visited-style-name="Visited_20_Internet_20_Link">
https://www.ukrinform.ua/rubric-ato/3714104-ukrainski-piloti-zmozut-projti-navcanna-na-svedskih-vinisuvacah-gripen.html</text:a>
</text:p>
      <!--NEWS-->
      <text:h text:style-name="P10" text:outline-level="1">
<text:span text:style-name="T4">
诺兰（Noland）关于北约未来峰会：乌克兰应该拥有强大的武装力量来约束</text:span>
</text:h>
      <text:p text:style-name="P4">
作者: Ukrinform (Person)</text:p>
      <text:p text:style-name="P4">
出版商: Укринформ (Organization)</text:p>
      <text:p text:style-name="P4">
出版时间: 2023-05-25T17:11:00+03:00</text:p>
      <text:p text:style-name="P4">
修改时间: 2023-05-25T17:11:00+03:00</text:p>
      <text:p text:style-name="P4">
描述: 维尔纽斯举行的北约峰会将说，乌克兰应该拥有强大的武装力量来克制与北约部队兼容的。  - 乌克林。</text:p>
      <text:p text:style-name="P4">
图片: ['<text:a xlink:type="simple" xlink:href="https://static.ukrinform.com/photos/2022_12/thumb_files/630_360_1669912294-890.jpg" text:style-name="Internet_20_link" text:visited-style-name="Visited_20_Internet_20_Link">
630_360_16699...</text:a>
']</text:p>
      <text:p text:style-name="P4">
标签: ['НАТО', 'Україна', 'Вікторія Нуланд', 'Війна з Росією']</text:p>
      <text:p text:style-name="P4">
类型: Article</text:p>
      <!--METADATA-->
      <text:p text:style-name="P4">
<draw:frame draw:style-name="fr1" draw:name="Image118" text:anchor-type="as-char" svg:width="6.9236in" svg:height="3.956343in" draw:z-index="0">
<draw:image xlink:href="../Images/yкринформ/2023-05-25T17-11-00-03-00/630_360_1669912294-890.jpg" xlink:type="simple" xlink:show="embed" xlink:actuate="onLoad" draw:mime-type="image/jpeg"/>
</draw:frame>
维尔纽斯(Vilnius)的Samitinato说，乌克兰应该拥有与北约部队兼容的威慑力量的强大武装。</text:p>
      <text:p text:style-name="P4">
据乌克林事物通讯员说，国务卿维多利亚·纳特兰德(Victoria Nutland)周四在基辅安全论坛上发表讲话。</text:p>
      <text:p text:style-name="P4">
诺拉德(Nolad)回答了主持人的问题，峰会对峰会的期望表示：“乌克兰可以期待您已经开始的一切。 从长远来看，我们将支持支持更强大，民主的乌克兰，在国家一级，我们探讨了如何为您提供约束最强大的武装硅胶，并且它们与[]变得越来越兼容。(https://www.ukrinform.ua/tag-nato)”。</text:p>
      <text:p text:style-name="P4">
她强调，西方国家正在积极与乌克兰合作，以确保当前的反官方官方所必需的一切。</text:p>
      <text:p text:style-name="P4">
<text:span text:style-name="T4">
另请阅读：</text:span>
 <text:a xlink:type="simple" xlink:href="https://www.ukrinform.ua/rubric-polytics/3713823-buharestska-devatka-nato-mae-zdijsniti-realni-kroki-na-slahu-clenstva-ukraini-v-alansi.html" text:style-name="Internet_20_link" text:visited-style-name="Visited_20_Internet_20_Link">
<text:span text:style-name="T4">
北约</text:span>
</text:a>
同时，根据纳特兰(Nutland)的说法(来自乌克兰)，如果他不离开，他的部队将受到威胁。”</text:p>
      <text:p text:style-name="P4">
正如乌克林福姆报道的那样，美国总统乔·拜登(Joe Biden)强调，乌克兰公平的和平意味着尊重其主权和领土持久性，在该合作伙伴保证为乌克兰提供必要的支持之前。</text:p>
      <text:p text:style-name="P4">
News Source: <text:a xlink:type="simple" xlink:href="https://www.ukrinform.ua/rubric-ato/3714108-nuland-pro-majbutnij-samit-nato-ukraina-povinna-mati-potuzni-zbrojni-sili-dla-strimuvanna-rosii.html" text:style-name="Internet_20_link" text:visited-style-name="Visited_20_Internet_20_Link">
https://www.ukrinform.ua/rubric-ato/3714108-nuland-pro-majbutnij-samit-nato-ukraina-povinna-mati-potuzni-zbrojni-sili-dla-strimuvanna-rosii.html</text:a>
</text:p>
      <!--NEWS-->
      <text:h text:style-name="P10" text:outline-level="1">
<text:span text:style-name="T4">
在LVIV媒体论坛上，讨论了文明生存的问题</text:span>
</text:h>
      <text:p text:style-name="P4">
作者: Ukrinform (Person)</text:p>
      <text:p text:style-name="P4">
出版商: Укринформ (Organization)</text:p>
      <text:p text:style-name="P4">
出版时间: 2023-05-25T17:15:00+03:00</text:p>
      <text:p text:style-name="P4">
修改时间: 2023-05-25T17:15:00+03:00</text:p>
      <text:p text:style-name="P4">
描述: LVIV媒体论坛（LMF）已开始在LVIV中开始，该论坛将持续下线和在线持续三天。 重点主题：“战后或战前。 如何击败混乱？”  - 乌克林。</text:p>
      <text:p text:style-name="P4">
图片: ['<text:a xlink:type="simple" xlink:href="https://static.ukrinform.com/photos/2023_05/thumb_files/630_360_1685032719-873.jpg" text:style-name="Internet_20_link" text:visited-style-name="Visited_20_Internet_20_Link">
630_360_16850...</text:a>
']</text:p>
      <text:p text:style-name="P4">
标签: ['Львів', 'Конференція']</text:p>
      <text:p text:style-name="P4">
类型: Article</text:p>
      <!--METADATA-->
      <text:p text:style-name="P4">
<draw:frame draw:style-name="fr1" draw:name="Image119" text:anchor-type="as-char" svg:width="6.9236in" svg:height="3.956343in" draw:z-index="0">
<draw:image xlink:href="../Images/yкринформ/2023-05-25T17-15-00-03-00/630_360_1685032719-873.jpg" xlink:type="simple" xlink:show="embed" xlink:actuate="onLoad" draw:mime-type="image/jpeg"/>
</draw:frame>
利维夫媒体论坛在利沃夫(LMF)，它将持续三天离线。 重点主题：“战后或战前。 如何文明混乱？”</text:p>
      <text:p text:style-name="P4">
在页面上报告了这一点<text:a xlink:type="simple" xlink:href="https://lvivmediaforum.com/news/fokusna-tema-lmf-2023-pislya-vij/" text:style-name="Internet_20_link" text:visited-style-name="Visited_20_Internet_20_Link">
</text:a>
，报道乌克林福姆。</text:p>
      <text:p text:style-name="P4">
“事实上，今天，在对俄罗斯进行了全面的入侵之后，在利维夫国际论坛上可能会举行两件事。 首先，民主世界的国家仍然听到我们的呼吁，并支持乌克兰人反对最新的野蛮主义，在邻国俄罗斯在一个度假胜地重生，并体现了极权主义意识形态，最近正式被正式命名为Rashism。 其次，在捍卫世界上斯塔拉奈民主的价值观中，这一事实是一群人权捍卫者社区 - 武装部队。</text:p>
      <text:p text:style-name="P4">
她强调说，所有可能职业的近一百万男女：记者，营销人员，IT专业人士，老师，作家，医生，司机，建筑商和其他专家在战斗复制中流血，对人权的尊重 - 从无与伦比的生活中，以及生活。 - 从死亡。 米尔维奇强调，在战争期间，这59名记者被杀害，该战争被俄罗斯释放。</text:p>
      <text:p text:style-name="P4">
<text:span text:style-name="T4">
另请阅读：</text:span>
 <text:a xlink:type="simple" xlink:href="https://www.ukrinform.ua/rubric-polytics/3714139-strimati-vijnu-rosii-v-majbutnomu-moze-lise-clenstvo-ukraini-v-nato-fukuama.html" text:style-name="Internet_20_link" text:visited-style-name="Visited_20_Internet_20_Link">
</text:a>
“我们居住的时间是责任时期。 这不是一个集体，我们是团体决策后果的负担，而是分裂的负担，当我们发现积极采取行动影响这些决定的义务时。 尤其是现在，在乌克兰人从俄罗斯人那里经历的种族灭绝中，我们拒绝了任何道德相对主义和惯性的法律，因为它们是一种选择。 此外，我们考虑媒体和法律保护社区的专业义务恢复正义，迫使那些多年来为这一犯罪做好理由的人的信息和宣传。 我们认为，历史也将适当地评估我们的存在。” Mirovich补充说。<text:span text:style-name="T5">
foto：lmf</text:span>
</text:p>
      <text:p text:style-name="P4">
News Source: <text:a xlink:type="simple" xlink:href="https://www.ukrinform.ua/rubric-regions/3714192-na-lvivskomu-mediaforumi-obgovoruut-pitanna-vizivanna-civilizacij.html" text:style-name="Internet_20_link" text:visited-style-name="Visited_20_Internet_20_Link">
https://www.ukrinform.ua/rubric-regions/3714192-na-lvivskomu-mediaforumi-obgovoruut-pitanna-vizivanna-civilizacij.html</text:a>
</text:p>
      <!--NEWS-->
      <text:h text:style-name="P10" text:outline-level="1">
<text:span text:style-name="T4">
冻结冲突是乌克兰最糟糕的情况 - 专家</text:span>
</text:h>
      <text:p text:style-name="P4">
作者: Ukrinform (Person)</text:p>
      <text:p text:style-name="P4">
出版商: Укринформ (Organization)</text:p>
      <text:p text:style-name="P4">
出版时间: 2023-05-25T17:17:45+03:00</text:p>
      <text:p text:style-name="P4">
修改时间: 2023-05-25T17:17:45+03:00</text:p>
      <text:p text:style-name="P4">
描述: 对冲突的冻结是乌克兰最糟糕的情况，因为这意味着该州将无法正常发展，并且徒劳无功。  - 乌克林。</text:p>
      <text:p text:style-name="P4">
图片: ['<text:a xlink:type="simple" xlink:href="https://static.ukrinform.com/photos/2023_04/thumb_files/630_360_1682089126-124.jpg" text:style-name="Internet_20_link" text:visited-style-name="Visited_20_Internet_20_Link">
630_360_16820...</text:a>
']</text:p>
      <text:p text:style-name="P4">
标签: ['Євросоюз', 'НАТО', 'Україна', 'Війна з Росією']</text:p>
      <text:p text:style-name="P4">
类型: Article</text:p>
      <!--METADATA-->
      <text:p text:style-name="P4">
<draw:frame draw:style-name="fr1" draw:name="Image120" text:anchor-type="as-char" svg:width="6.9236in" svg:height="3.956343in" draw:z-index="0">
<draw:image xlink:href="../Images/yкринформ/2023-05-25T17-17-45-03-00/630_360_1682089126-124.jpg" xlink:type="simple" xlink:show="embed" xlink:actuate="onLoad" draw:mime-type="image/jpeg"/>
</draw:frame>
对冲突的冻结是乌克兰最糟糕的情况，因为这意味着该州将无法正常发展，并且徒劳无功。</text:p>
      <text:p text:style-name="P4">
这种信念是由乌克兰国防部长弗洛洛夫(Frolov)的专家在德国外交政策协会组织的讨论中表达的(DGAP)，乌克林通讯员报告。</text:p>
      <text:p text:style-name="P4">
“冻结冲突是不可能的。 乌克兰人 - 军事和政治家以及普通公民 - 都理解一件事：我们将赢或死亡。冲突领带只会意味着长期，缓慢地垂死我们伴侣的一面，此外，我们一直在失去人们。 冻结冲突是最糟糕的情况，所以没人看着它。”弗洛洛娃说。</text:p>
      <text:p text:style-name="P4">
她指出，乌克兰人即使为更大的受害者做好了准备，但没有预先提倡。 2014年之后的8年历史表明，Narcombr的期望是徒劳的，因为这将导致进一步的冲突。 这位专家引用了一项Daninian调查，当时约有96％的受访者表示，他们没有看到与俄罗斯人妥协的谈判的可能性。 即使有使用它的威胁，有86％的受访者与侵略者进行了谈判。</text:p>
      <text:p text:style-name="P4">
<text:span text:style-name="T4">
另请阅读：</text:span>
 <text:a xlink:type="simple" xlink:href="https://www.ukrinform.ua/rubric-ato/3707724-ne-mozna-dopustiti-zamorozenna-vijni-ci-povtorenna-minskih-ugod-zelenskij.html" text:style-name="Internet_20_link" text:visited-style-name="Visited_20_Internet_20_Link">
<text:span text:style-name="T4">
冷冻</text:span>
</text:a>
“乌克兰社会还没有准备好妥协。 我们已经牺牲了很多。 这些受害者不应该徒劳。”弗洛洛娃重复道。 可以就赔偿，赔偿等主题进行谈判是邦纳尔的。</text:p>
      <text:p text:style-name="P4">
专家不同意正面的局势定义，即“僵局”。 弗洛洛娃(Frolova)开玩笑说：“巴赫穆特(Bakhmut)不是一个战略要点，是由俄罗斯宣传完成的……最战略的问题是该市城市的巨大储备。”Lyafrolova说：“正如Belgorod所表明的那样，可能会有非常不寻常的解决方案。”</text:p>
      <text:p text:style-name="P4">
说到克里米亚，她指出，武装部队已经有遥远的行动半径以及接收战士的前景，乌克兰应该有机会拥有克里米亚桥梁，这将实现后勤隔离然后，专家将尤其将如何重新整合长期以来完全脱离乌克兰的领土，并由专家添加。 据她说，实践表明，语言部队看到了环境的威胁，他们试图奔跑，因此，随着200万半岛人口约80万，将试图离开该领土，以更轻松地解决解放问题。</text:p>
      <text:p text:style-name="P4">
弗洛洛娃还谈到了北约和欧盟会员资格。</text:p>
      <text:p text:style-name="P4">
“战斗结束后，乌克兰拥有欧洲大陆上最大，最强大，最有才华的军队。 她说：“随着北约的能力一直在移动，这将是一个非常奇怪的解决方案。” 根据专家的说法，乌克兰现在准备在“ Finland 2.0”版本中 - 无需正式会员资格即可完整整合使用。</text:p>
      <text:p text:style-name="P4">
<text:span text:style-name="T4">
另请阅读：</text:span>
 <text:a xlink:type="simple" xlink:href="https://www.ukrinform.ua/rubric-ato/3712205-rosia-mae-vivesti-vijska-z-teritorii-ukraini-a-ne-zamorozuvati-konflikt-solc.html" text:style-name="Internet_20_link" text:visited-style-name="Visited_20_Internet_20_Link">
<text:span text:style-name="T4">
冻结</text:span>
</text:a>
至于欧盟，它将从乌克兰的会员资格中受益，但必须指出的是，乌克兰有快速增长的潜力，欧盟现在将是投资，而不是赠款。</text:p>
      <text:p text:style-name="P4">
弗洛夫还停止了未来与俄罗斯联邦的关系。 她认为西方大国仍然陷入陷阱的事实，以“自由派俄罗斯”制定计划。 相信这可能是一个大错误。</text:p>
      <text:p text:style-name="P4">
专家充满信心。从任何情况下，俄罗斯将仅根据俄罗斯仍然是帝国侵略性国家而将其保留为帝国，他们将完全制定，这是从一家帝国进取的事实中，从来都不是自由主义的。在那里电力。</text:p>
      <text:p text:style-name="P4">
Alina Frolova于2019  -  2020年担任乌克兰国防部副部长。(RAM 360广告公司，核心声誉管理机构，战略通信中心Stratcom乌克兰).</text:p>
      <text:p text:style-name="P4">
News Source: <text:a xlink:type="simple" xlink:href="https://www.ukrinform.ua/rubric-ato/3714110-zamorozuvanna-konfliktu-e-najgirsim-scenariem-dla-ukraini-ekspertka.html" text:style-name="Internet_20_link" text:visited-style-name="Visited_20_Internet_20_Link">
https://www.ukrinform.ua/rubric-ato/3714110-zamorozuvanna-konfliktu-e-najgirsim-scenariem-dla-ukraini-ekspertka.html</text:a>
</text:p>
      <!--NEWS-->
      <text:h text:style-name="P10" text:outline-level="1">
<text:span text:style-name="T4">
美国拒绝出售泰国F-35飞机</text:span>
</text:h>
      <text:p text:style-name="P4">
作者: Ukrinform (Person)</text:p>
      <text:p text:style-name="P4">
出版商: Укринформ (Organization)</text:p>
      <text:p text:style-name="P4">
出版时间: 2023-05-25T17:18:00+03:00</text:p>
      <text:p text:style-name="P4">
修改时间: 2023-05-25T17:18:00+03:00</text:p>
      <text:p text:style-name="P4">
描述: 该国东南亚的军事空中部队说，美国拒绝出售其F-35隐形战士，以解决培训和某些技术要求的问题。  - 乌克林。</text:p>
      <text:p text:style-name="P4">
图片: ['<text:a xlink:type="simple" xlink:href="https://static.ukrinform.com/photos/2016_09/thumb_files/630_360_1474697064-7960.jpg" text:style-name="Internet_20_link" text:visited-style-name="Visited_20_Internet_20_Link">
630_360_14746...</text:a>
']</text:p>
      <text:p text:style-name="P4">
标签: ['Літак', 'США', 'Таїланд', 'Продаж']</text:p>
      <text:p text:style-name="P4">
类型: Article</text:p>
      <!--METADATA-->
      <text:p text:style-name="P4">
<draw:frame draw:style-name="fr1" draw:name="Image121" text:anchor-type="as-char" svg:width="6.9236in" svg:height="3.956343in" draw:z-index="0">
<draw:image xlink:href="../Images/yкринформ/2023-05-25T17-18-00-03-00/630_360_1474697064-7960.jpg" xlink:type="simple" xlink:show="embed" xlink:actuate="onLoad" draw:mime-type="image/jpeg"/>
</draw:frame>
乌克兰在东南亚的军事空中部队说，Shavidyvida出售泰国的F-35隐形战士，这是由于准备和某些技术要求的问题。</text:p>
      <text:p text:style-name="P4">
根据乌克林福姆的报道，该机构报告了<text:a xlink:type="simple" xlink:href="https://www.reuters.com/business/aerospace-defense/thailand-air-force-says-us-has-denied-request-buy-f-35-jets-2023-05-25/" text:style-name="Internet_20_link" text:visited-style-name="Visited_20_Internet_20_Link">
</text:a>
.</text:p>
      <text:p text:style-name="P4">
Таїланд, який у 2003 році отримав статус основного союзника, від СполученихШтатів, поза НАТО, торік виділив бюджет у розмірі 407,68 млн доларів на новібойові літаки, які замінять старі, в основному американські F-5 та F-16.</text:p>
      <text:p text:style-name="P4">
Зазначається, що Таїланд хотів отримати до восьми реактивних літаків F-35A.</text:p>
      <text:p text:style-name="P4">
<text:span text:style-name="T4">
Читайте також:</text:span>
 <text:a xlink:type="simple" xlink:href="https://www.ukrinform.ua/rubric-ato/3713500-ispania-zaavila-so-ne-mae-litakiv-f16-dla-ukraini.html" text:style-name="Internet_20_link" text:visited-style-name="Visited_20_Internet_20_Link">
 <text:span text:style-name="T4">
літак</text:span>
 </text:a>
出售第五代战斗机的问题是由因素，包括时间限制，技术要求和维修的兼容性引起的，美国无法提供出售，宣布泰国空军元帅Pranchaida元帅。</text:p>
      <text:p text:style-name="P4">
相反，美国提供了泰国升级的模型<text:a xlink:type="simple" xlink:href="https://www.ukrinform.ua/tag-vinisuvac" text:style-name="Internet_20_link" text:visited-style-name="Visited_20_Internet_20_Link">
</text:a>
F-15和F-16作为更快，更容易访问的替代方案。</text:p>
      <text:p text:style-name="P4">
News Source: <text:a xlink:type="simple" xlink:href="https://www.ukrinform.ua/rubric-world/3714114-ssa-vidmovilisa-prodavati-tailandu-litaki-f35.html" text:style-name="Internet_20_link" text:visited-style-name="Visited_20_Internet_20_Link">
https://www.ukrinform.ua/rubric-world/3714114-ssa-vidmovilisa-prodavati-tailandu-litaki-f35.html</text:a>
</text:p>
      <!--NEWS-->
      <text:h text:style-name="P10" text:outline-level="1">
<text:span text:style-name="T4">
至少142,000个住宅 -  OVA-应在赫森地区恢复。</text:span>
</text:h>
      <text:p text:style-name="P4">
作者: Ukrinform (Person)</text:p>
      <text:p text:style-name="P4">
出版商: Укринформ (Organization)</text:p>
      <text:p text:style-name="P4">
出版时间: 2023-05-25T17:18:23+03:00</text:p>
      <text:p text:style-name="P4">
修改时间: 2023-05-25T17:18:23+03:00</text:p>
      <text:p text:style-name="P4">
描述: 在赫尔森地区，有必要恢复该地区Deocut部分中的142千万座住宅建筑。  - 乌克林。</text:p>
      <text:p text:style-name="P4">
图片: ['<text:a xlink:type="simple" xlink:href="https://static.ukrinform.com/photos/2022_09/thumb_files/630_360_1663587902-641.jpg" text:style-name="Internet_20_link" text:visited-style-name="Visited_20_Internet_20_Link">
630_360_16635...</text:a>
']</text:p>
      <text:p text:style-name="P4">
标签: ['Херсонщина', 'Житло', 'Відбудова']</text:p>
      <text:p text:style-name="P4">
类型: Article</text:p>
      <!--METADATA-->
      <text:p text:style-name="P4">
<draw:frame draw:style-name="fr1" draw:name="Image122" text:anchor-type="as-char" svg:width="6.9236in" svg:height="3.956343in" draw:z-index="0">
<draw:image xlink:href="../Images/yкринформ/2023-05-25T17-18-23-03-00/630_360_1663587902-641.jpg" xlink:type="simple" xlink:show="embed" xlink:actuate="onLoad" draw:mime-type="image/jpeg"/>
</draw:frame>
纳克森地区需要恢复该地区地区的142千名住宅建筑。</text:p>
      <text:p text:style-name="P4">
根据乌克森(Ukrinform)通讯员的报道，赫尔森地区军事管理局记者亚历山大·普鲁丁(Alexander Proudin)是新闻发布会。</text:p>
      <text:p text:style-name="P4">
“截至目前，已经提出了近17,000份国家的货币援助申请，以修复因军事侵略而受损的房屋。 在该地区，损坏的建筑物和破坏建筑物的百分比为33％。 也就是说，根据我们的估计，有必要在该地区的DE工业区恢复14,200座住宅建筑。”</text:p>
      <text:p text:style-name="P4">
据他说，另外6,000栋房屋被彻底摧毁。 仅用于维修损坏的住房，您需要67亿美元。 而且该数字包括由于敌对的打击而被完全摧毁的房屋，现在没有设计成屑，它增加了ProudIn。</text:p>
      <text:p text:style-name="P4">
但是，他指出所有计算都是非常近似的。 此外，敌人和进一步安排<text:a xlink:type="simple" xlink:href="https://www.ukrinform.ua/tag-hersonsina" text:style-name="Internet_20_link" text:visited-style-name="Visited_20_Internet_20_Link">
</text:a>
，因此数字是无法访问的。</text:p>
      <text:p text:style-name="P4">
OVA负责人持续建议，库尔森地区的居民将要进行注册，以申请政府财政援助基本知识计划，以维修俄罗斯联邦侵略的住房。</text:p>
      <text:p text:style-name="P4">
普罗普林告知，在赫尔森地区，现在有228个居住的费用，他们有大约16.5万人 - 三分之一的人居住在入侵(大约50万人).</text:p>
      <text:p text:style-name="P4">
<text:span text:style-name="T4">
Читайте також:</text:span>
 <text:a xlink:type="simple" xlink:href="https://www.ukrinform.ua/rubric-vidbudova/3713198-reestr-zbitkiv-zavdanih-agresieu-rf-planuut-zapustiti-z-serpna-minust.html" text:style-name="Internet_20_link" text:visited-style-name="Visited_20_Internet_20_Link">
 <text:span text:style-name="T4">
Реєстр</text:span>
 <text:span text:style-name="T4">
збитків</text:span>
 </text:a>
反过来，在新闻发布会上，科尔森地区委员会尤里·索博尔夫斯基(Yuri Sobolevsky)的第一任副主席指出，正在采取措施恢复地区企业的工作 - 技术清单局，该局在占领期间被敌人部分抢劫。 但是，他说，大多数档案都保留了。 此外，根据OVA负责人的命令，地方当局创建了适当的委员会，这些委员会将离开部门并记录损害，因此在这个问题上的社区工作受到了强制性。自2023年5月10日以来的服务均可被所有由于俄罗斯联邦武装侵略而造成的住宅居民遭受较小损害且尚未修复的公民。 首先，更换窗户或门，维修等。</text:p>
      <text:p text:style-name="P4">
_foto：内政部</text:p>
      <text:p text:style-name="P4">
News Source: <text:a xlink:type="simple" xlink:href="https://www.ukrinform.ua/rubric-vidbudova/3714111-na-deokupovanij-hersonsini-treba-vidnoviti-sonajmense-142-tisaci-zitlovih-budinkiv-ova.html" text:style-name="Internet_20_link" text:visited-style-name="Visited_20_Internet_20_Link">
https://www.ukrinform.ua/rubric-vidbudova/3714111-na-deokupovanij-hersonsini-treba-vidnoviti-sonajmense-142-tisaci-zitlovih-budinkiv-ova.html</text:a>
</text:p>
      <!--NEWS-->
      <text:h text:style-name="P10" text:outline-level="1">
<text:span text:style-name="T4">
历史戏剧“疯狂”是在戛纳电影市场上发表的</text:span>
</text:h>
      <text:p text:style-name="P4">
作者: Ukrinform (Person)</text:p>
      <text:p text:style-name="P4">
出版商: Укринформ (Organization)</text:p>
      <text:p text:style-name="P4">
出版时间: 2023-05-25T17:18:30+03:00</text:p>
      <text:p text:style-name="P4">
修改时间: 2023-05-25T17:18:30+03:00</text:p>
      <text:p text:style-name="P4">
描述: 戛纳电影市场（Cannes Film Market）介绍了导演丹尼斯·塔拉索夫（Denis Tarasov）关于苏联惩罚性精神病学的“疯狂”录像带。  - 乌克林。</text:p>
      <text:p text:style-name="P4">
图片: ['<text:a xlink:type="simple" xlink:href="https://static.ukrinform.com/photos/2023_05/thumb_files/630_360_1685023961-850.jpg" text:style-name="Internet_20_link" text:visited-style-name="Visited_20_Internet_20_Link">
630_360_16850...</text:a>
', '<text:a xlink:type="simple" xlink:href="https://static.ukrinform.com/photos/2023_05/1685023962-778.jpg" text:style-name="Internet_20_link" text:visited-style-name="Visited_20_Internet_20_Link">
1685023962-77...</text:a>
']</text:p>
      <text:p text:style-name="P4">
标签: ['Держкіно', 'фільм', 'СРСР']</text:p>
      <text:p text:style-name="P4">
类型: Article</text:p>
      <!--METADATA-->
      <text:p text:style-name="P4">
<draw:frame draw:style-name="fr1" draw:name="Image123" text:anchor-type="as-char" svg:width="6.9236in" svg:height="3.956343in" draw:z-index="0">
<draw:image xlink:href="../Images/yкринформ/2023-05-25T17-18-30-03-00/630_360_1685023961-850.jpg" xlink:type="simple" xlink:show="embed" xlink:actuate="onLoad" draw:mime-type="image/jpeg"/>
</draw:frame>
Nakann电影市场介绍了导演丹尼斯·塔拉索夫(Denis Tarasov)关于苏联惩罚性精神病学的“疯狂”录像带。</text:p>
      <text:p text:style-name="P4">
根据乌克林福姆的说法，乌克兰电影院的国家机构在[]中报道(https://www.facebook.com/ukrainefilmagency/posts/pfbid06MCpaxgX8m1UM9scfKthFSduEZkkvL8sGrQf9hSnNXyN37yu9qXGxqsn5WCbVE9Ll).</text:p>
      <text:p text:style-name="P4">
«Це перший ігровий фільм, що відверто підіймає тему «каральної психіатрії» вСРСР. Фільм вже представлений у каталозі на стенді в межах Каннськогокіноринку», — зазначили у відомстві.</text:p>
      <text:p text:style-name="P4">
Події стрічки розгортаються в 70-х роках минулого століття навколо головногогероя Андрія Довженка. За небажання зректися своїх переконань він потрапляє впекло каральної психіатрії. Перед героєм постає непростий вибір —співпрацювати з КДБ та повернутися до сім’ї чи розкрити правду про дисидентів,закатованих у психіатричних лікарнях.</text:p>
      <text:p text:style-name="P4">
<draw:frame draw:style-name="fr1" draw:name="Image124" text:anchor-type="as-char" svg:width="6.9236in" svg:height="6.9236in" draw:z-index="0">
<draw:image xlink:href="../Images/yкринформ/2023-05-25T17-18-30-03-00/1685023962-778.jpg" xlink:type="simple" xlink:show="embed" xlink:actuate="onLoad" draw:mime-type="image/jpeg"/>
</draw:frame>
该录像带是由制作的联合胜利与Film.UA集团与乌克兰国家动物学家共同的联合胜利而创造的，并在德尔茨基诺的支持下。</text:p>
      <text:p text:style-name="P4">
正如乌克林福姆报道的那样，丝带“疯狂”的拍摄于2021年夏天完成。 他们在基辅在一家精神病医院举行。 帕夫洛娃(Pavlova)，在艺术家导演伊万·蒂森科(Ivan Tyshchenko)的领土上重新创建了诊所的地板和庭院。</text:p>
      <text:p text:style-name="P4">
照片：Derzhkino</text:p>
      <text:p text:style-name="P4">
News Source: <text:a xlink:type="simple" xlink:href="https://www.ukrinform.ua/rubric-culture/3714112-istoricnu-dramu-bozevilni-prezentuvali-na-kannskomu-kinorinku.html" text:style-name="Internet_20_link" text:visited-style-name="Visited_20_Internet_20_Link">
https://www.ukrinform.ua/rubric-culture/3714112-istoricnu-dramu-bozevilni-prezentuvali-na-kannskomu-kinorinku.html</text:a>
</text:p>
      <!--NEWS-->
      <text:h text:style-name="P10" text:outline-level="1">
<text:span text:style-name="T4">
北约秘书长助理：帮助乌克兰赢得战争是我们的集体任务</text:span>
</text:h>
      <text:p text:style-name="P4">
作者: Ukrinform (Person)</text:p>
      <text:p text:style-name="P4">
出版商: Укринформ (Organization)</text:p>
      <text:p text:style-name="P4">
出版时间: 2023-05-25T17:20:00+03:00</text:p>
      <text:p text:style-name="P4">
修改时间: 2023-05-25T17:20:00+03:00</text:p>
      <text:p text:style-name="P4">
描述: 北约贝巴秘书长布雷兹（Braze）认为，联盟应该帮助乌克兰赢得战争，将来该国可能成为一名成员。  - 乌克林。</text:p>
      <text:p text:style-name="P4">
图片: ['<text:a xlink:type="simple" xlink:href="https://static.ukrinform.com/photos/2021_12/thumb_files/630_360_1638882315-753.jpg" text:style-name="Internet_20_link" text:visited-style-name="Visited_20_Internet_20_Link">
630_360_16388...</text:a>
']</text:p>
      <text:p text:style-name="P4">
标签: ['НАТО', 'Україна', 'Київський безпековий форум', 'Війна з Росією']</text:p>
      <text:p text:style-name="P4">
类型: Article</text:p>
      <!--METADATA-->
      <text:p text:style-name="P4">
<draw:frame draw:style-name="fr1" draw:name="Image125" text:anchor-type="as-char" svg:width="6.9236in" svg:height="3.956343in" draw:z-index="0">
<draw:image xlink:href="../Images/yкринформ/2023-05-25T17-20-00-03-00/630_360_1638882315-753.jpg" xlink:type="simple" xlink:show="embed" xlink:actuate="onLoad" draw:mime-type="image/jpeg"/>
</draw:frame>
北约·贝巴(Nato Baiba)Helpherdian认为，联盟应该帮助乌克兰获胜，将来该国可能成为会员。</text:p>
      <text:p text:style-name="P4">
据乌克林福音通讯员称，她在对基辅安全论坛的第四个讲话中说了这一点。</text:p>
      <text:p text:style-name="P4">
“对于所有人来说，我们需要帮助乌克兰为民主党乌克兰公告赢得一场战争，将来能够在北约加入北约。 Tsenash集体任务。”她说。</text:p>
      <text:p text:style-name="P4">
她提醒说，“自2008年以来，北约北约峰会(Nato Noto Summit)表示，乌克兰将成为联盟的成员，”就像盟友正在竭尽全力保证乌克兰在本世界中的胜利。”</text:p>
      <text:p text:style-name="P4">
她指出，在去年通过的战略概念中，<text:a xlink:type="simple" xlink:href="https://www.ukrinform.ua/tag-nato" text:style-name="Internet_20_link" text:visited-style-name="Visited_20_Internet_20_Link">
</text:a>
将俄罗斯定义为对安全和欧元 - 大西洋安全的威胁。</text:p>
      <text:p text:style-name="P4">
Brazhe说：“与俄罗斯的战争彻底改变了欧洲的安全格局……北约的历史策略概念也说明了独立的乌克兰在欧洲 - 大西洋安全中发挥的中心作用。”</text:p>
      <text:p text:style-name="P4">
<text:span text:style-name="T4">
另请阅读：</text:span>
 <text:a xlink:type="simple" xlink:href="https://www.ukrinform.ua/rubric-polytics/3713971-ermak-i-rasmussen-obgovorili-pitanna-bezpekovih-garantij-dla-ukraini.html" text:style-name="Internet_20_link" text:visited-style-name="Visited_20_Internet_20_Link">
<text:span text:style-name="T4">
安全</text:span>
</text:a>
据布拉兹(Brazhe)称，北约国家经常进行调查，称“支持乌克兰很高”。</text:p>
      <text:p text:style-name="P4">
正如美国国务卿维多利亚·纳特兰德(Victoria Nutland)周四在基辅安全论坛上发表讲话的美国副部长乌克林福姆(Ukrinform)报道说(https://www.ukrinform.ua/rubric-ato/3714108-nuland-pro-majbutnij-samit-nato-ukraina-povinna-mati-potuzni-zbrojni-sili-dla-strimuvanna-rosii.html)这将与北约部队兼容。</text:p>
      <text:p text:style-name="P4">
照片：莱塔</text:p>
      <text:p text:style-name="P4">
News Source: <text:a xlink:type="simple" xlink:href="https://www.ukrinform.ua/rubric-ato/3714107-pomicnica-genseka-nato-dopomogti-ukraini-vigrati-vijnu-ce-nasa-kolektivna-misia.html" text:style-name="Internet_20_link" text:visited-style-name="Visited_20_Internet_20_Link">
https://www.ukrinform.ua/rubric-ato/3714107-pomicnica-genseka-nato-dopomogti-ukraini-vigrati-vijnu-ce-nasa-kolektivna-misia.html</text:a>
</text:p>
      <!--NEWS-->
      <text:h text:style-name="P10" text:outline-level="1">
<text:span text:style-name="T4">
四月份的大型企业宣布支付超过80亿增值税</text:span>
</text:h>
      <text:p text:style-name="P4">
作者: Ukrinform (Person)</text:p>
      <text:p text:style-name="P4">
出版商: Укринформ (Organization)</text:p>
      <text:p text:style-name="P4">
出版时间: 2023-05-25T17:21:25+03:00</text:p>
      <text:p text:style-name="P4">
修改时间: 2023-05-25T17:21:25+03:00</text:p>
      <text:p text:style-name="P4">
描述: 根据2023年4月的工作的结果，国家财政部中央局局的付款人与大型纳税人合作，宣布UAH 83亿美元的增值税。  - 乌克林。</text:p>
      <text:p text:style-name="P4">
图片: ['<text:a xlink:type="simple" xlink:href="https://static.ukrinform.com/photos/2020_09/thumb_files/630_360_1601066264-898.jpg" text:style-name="Internet_20_link" text:visited-style-name="Visited_20_Internet_20_Link">
630_360_16010...</text:a>
']</text:p>
      <text:p text:style-name="P4">
标签: ['Бізнес', 'ПДВ', 'Гроші']</text:p>
      <text:p text:style-name="P4">
类型: Article</text:p>
      <!--METADATA-->
      <text:p text:style-name="P4">
<draw:frame draw:style-name="fr1" draw:name="Image126" text:anchor-type="as-char" svg:width="6.9236in" svg:height="3.949857in" draw:z-index="0">
<draw:image xlink:href="../Images/yкринформ/2023-05-25T17-21-25-03-00/630_360_1601066264-898.jpg" xlink:type="simple" xlink:show="embed" xlink:actuate="onLoad" draw:mime-type="image/jpeg"/>
</draw:frame>
与大型纳税人一起工作的中央区域内部局局付款人的付款人宣布向UAH支付83亿税的增值税。</text:p>
      <text:p text:style-name="P4">
正如乌克林福姆报道的那样，它报告了<text:a xlink:type="simple" xlink:href="https://cvp.tax.gov.ua/media-ark/news-ark/679562.html" text:style-name="Internet_20_link" text:visited-style-name="Visited_20_Internet_20_Link">
</text:a>
与大型纳税人一起工作。</text:p>
      <text:p text:style-name="P4">
“根据2023年4月的财务和经济活动的结果，州中央地区海关服务局与大型纳税人合作的付款人被宣布缴纳83亿税的税款，为5.5％或5.5％或UAH比去年同期高4.35亿。(2022年4月的声明 -  uah 78亿)”， - 在消息中go。</text:p>
      <text:p text:style-name="P4">
<text:span text:style-name="T4">
另请阅读：</text:span>
 <text:a xlink:type="simple" xlink:href="https://www.ukrinform.ua/rubric-economy/3697878-getmancev-zaavlae-pro-stabilizaciu-situacii-z-vidskoduvannam-pdv.html" text:style-name="Internet_20_link" text:visited-style-name="Visited_20_Internet_20_Link">
<text:span text:style-name="T4">
增值税</text:span>
</text:a>
税收效率最高为3.63％，在此类预报告期间的指标中较高(2023年3月的宣言 -  3.59％，20123年2月 -  3.05％，2023年1月 -  2.68％).</text:p>
      <text:p text:style-name="P4">
Найбільший обсяг позитивних нарахувань за результатами фінансово-господарськоїдіяльності квітня 2023 року задекларовано платниками наступних галузейекономіки: транспорт, складське господарство, поштова та кур’єрська діяльність– 1 100 млн грн, інформація та телекомунікації - 888 млн грн, оптова торгівля- 716 млн грн, переробна промисловість – 592 млн грн та роздрібна торгівля –451 млн грн.</text:p>
      <text:p text:style-name="P4">
Як повідомляв Укрінформ, з початку року великий бізнес забезпечив збірплатежів до державного бюджету в розмірі 59,9 млрд грн, що склало 24% всіхнадходжень до загального фонду держбюджету.</text:p>
      <text:p text:style-name="P4">
News Source: <text:a xlink:type="simple" xlink:href="https://www.ukrinform.ua/rubric-economy/3714113-velikij-biznes-u-kvitni-zadeklaruvav-do-splati-ponad-8-milardiv-pdv.html" text:style-name="Internet_20_link" text:visited-style-name="Visited_20_Internet_20_Link">
https://www.ukrinform.ua/rubric-economy/3714113-velikij-biznes-u-kvitni-zadeklaruvav-do-splati-ponad-8-milardiv-pdv.html</text:a>
</text:p>
      <!--NEWS-->
      <text:h text:style-name="P10" text:outline-level="1">
<text:span text:style-name="T4">
亚美尼亚和阿塞拜疆同意对领土的相互认可</text:span>
</text:h>
      <text:p text:style-name="P4">
作者: Ukrinform (Person)</text:p>
      <text:p text:style-name="P4">
出版商: Укринформ (Organization)</text:p>
      <text:p text:style-name="P4">
出版时间: 2023-05-25T17:28:51+03:00</text:p>
      <text:p text:style-name="P4">
修改时间: 2023-05-25T17:28:51+03:00</text:p>
      <text:p text:style-name="P4">
描述: 亚美尼亚和阿塞拜疆同意对彼此领土完整性的相互认可。  - 乌克林。</text:p>
      <text:p text:style-name="P4">
图片: ['<text:a xlink:type="simple" xlink:href="https://static.ukrinform.com/photos/2023_05/thumb_files/630_360_1685024911-394.jpg" text:style-name="Internet_20_link" text:visited-style-name="Visited_20_Internet_20_Link">
630_360_16850...</text:a>
']</text:p>
      <text:p text:style-name="P4">
标签: ['Азербайджан', 'Вірменія', 'Пашинян']</text:p>
      <text:p text:style-name="P4">
类型: Article</text:p>
      <!--METADATA-->
      <text:p text:style-name="P4">
<draw:frame draw:style-name="fr1" draw:name="Image127" text:anchor-type="as-char" svg:width="6.9236in" svg:height="3.956343in" draw:z-index="0">
<draw:image xlink:href="../Images/yкринформ/2023-05-25T17-28-51-03-00/630_360_1685024911-394.jpg" xlink:type="simple" xlink:show="embed" xlink:actuate="onLoad" draw:mime-type="image/jpeg"/>
</draw:frame>
亚美尼亚·贾泽尔扬(Armenia Jazerbaijan)同意对一个人的领土完整性的相互认可。</text:p>
      <text:p text:style-name="P4">
亚美尼亚总理尼科尔·帕什尼安(Nicol Pashinyan)在EEAC委员会的一次会议上说，阿塞拜疆伊勒姆·阿里耶夫(Azerbaijan Ilham Aliyev)的总统和俄罗斯总统普京(Putin)也介绍了这一点。(https://novayagazeta.eu/articles/2023/05/25/pashinian-armeniia-i-azerbaidzhan-dogovorilis-o-vzaimnom-priznanii-territorii-news)。</text:p>
      <text:p text:style-name="P4">
根据Pashinyan的说法，亚美尼亚已准备好解锁所有运输Taecomenic Corriders，并与阿塞拜疆开放区域通信。</text:p>
      <text:p text:style-name="P4">
<text:span text:style-name="T4">
另请阅读：</text:span>
 <text:a xlink:type="simple" xlink:href="https://www.ukrinform.ua/rubric-world/3712610-premer-virmenii-ne-viklucae-so-kraina-moze-vijti-z-odkb.html" text:style-name="Internet_20_link" text:visited-style-name="Visited_20_Internet_20_Link">
</text:a>
反过来，阿里耶夫(Aliyev)表示：“有机会达成巴库·塔雷文(Baku Taerevan)的和平协议，尤其是考虑到亚美尼亚承认卡拉巴赫(Karabakh)是Aserbaijan的一部分。” 他还强调，阿塞拜疆对亚美尼亚没有任何领土上的遗憾。</text:p>
      <text:p text:style-name="P4">
尚未指定它，国家互相认可。</text:p>
      <text:p text:style-name="P4">
正如乌克林福姆报道的那样，较早的帕什尼安(Pashinyan)表示，在亚美尼亚·塔格·汉贝扬(Amenia Taugaherbaijan)之间进行了密集的谈判。</text:p>
      <text:p text:style-name="P4">
<text:span text:style-name="T4">
另请阅读：</text:span>
 <text:a xlink:type="simple" xlink:href="https://www.ukrinform.ua/rubric-world/3712601-pasinan-zaaviv-so-virmenia-ta-azerbajdzan-provodat-intensivni-mirni-peregovori.html" text:style-name="Internet_20_link" text:visited-style-name="Visited_20_Internet_20_Link">
<text:span text:style-name="T4">
 Pashinyan </text:span>
</text:a>
反过来，阿塞拜疆总统伊拉姆·阿里耶夫(Ilham Aliyev)强调，签署阿塞拜疆和亚美尼亚之间的武术协议。</text:p>
      <text:p text:style-name="P4">
照片：Media.az</text:p>
      <text:p text:style-name="P4">
News Source: <text:a xlink:type="simple" xlink:href="https://www.ukrinform.ua/rubric-world/3714115-virmenia-j-azerbajdzan-domovilisa-pro-vzaemne-viznanna-teritorij.html" text:style-name="Internet_20_link" text:visited-style-name="Visited_20_Internet_20_Link">
https://www.ukrinform.ua/rubric-world/3714115-virmenia-j-azerbajdzan-domovilisa-pro-vzaemne-viznanna-teritorij.html</text:a>
</text:p>
      <!--NEWS-->
      <text:h text:style-name="P10" text:outline-level="1">
<text:span text:style-name="T4">
在福岛，NPP将评估反应堆损坏的程度</text:span>
</text:h>
      <text:p text:style-name="P4">
作者: Ukrinform (Person)</text:p>
      <text:p text:style-name="P4">
出版商: Укринформ (Organization)</text:p>
      <text:p text:style-name="P4">
出版时间: 2023-05-25T17:29:46+03:00</text:p>
      <text:p text:style-name="P4">
修改时间: 2023-05-25T17:29:46+03:00</text:p>
      <text:p text:style-name="P4">
描述: 核电领域的监管机构已要求被摧毁的日本福岛核电站的操作员评估与三个熔融反应堆受损最大的关键载体结构损坏相关的潜在风险。  - 乌克林。</text:p>
      <text:p text:style-name="P4">
图片: ['<text:a xlink:type="simple" xlink:href="https://static.ukrinform.com/photos/2012_01/thumb_files/630_360_1327300080-na-bazi-fukusima-1-bude-provedeno-mijnarodnu-konferentsiyu-z-bezpeki-aes.jpg" text:style-name="Internet_20_link" text:visited-style-name="Visited_20_Internet_20_Link">
630_360_13273...</text:a>
']</text:p>
      <text:p text:style-name="P4">
标签: ['АЕС', 'Японія', 'Фукусіма']</text:p>
      <text:p text:style-name="P4">
类型: Article</text:p>
      <!--METADATA-->
      <text:p text:style-name="P4">
<draw:frame draw:style-name="fr1" draw:name="Image128" text:anchor-type="as-char" svg:width="6.9236in" svg:height="3.956343in" draw:z-index="0">
<draw:image xlink:href="../Images/yкринформ/2023-05-25T17-29-46-03-00/630_360_1327300080-na-bazi-fukusima-1-bude-provedeno-mijnarodnu-konferentsiyu-z-bezpeki-aes.jpg" xlink:type="simple" xlink:show="embed" xlink:actuate="onLoad" draw:mime-type="image/jpeg"/>
</draw:frame>
核电领域的监管机构已要求被摧毁的日本福岛核电站的运营商评估与损坏关键负载结构相关的潜在风险，其中三个熔融反应堆受损最严重。</text:p>
      <text:p text:style-name="P4">
正如乌克林福姆报道的那样，它报告了<text:a xlink:type="simple" xlink:href="https://apnews.com/article/fukushima-reactor-damage-japan-nuclear-b04bd3c44b501a3939cf390db80994ed" text:style-name="Internet_20_link" text:visited-style-name="Visited_20_Internet_20_Link">
</text:a>
。</text:p>
      <text:p text:style-name="P4">
值得注意的是，福岛日间核电站第一块的主要保护壳的腔室中的机器人探针发现，其“基座”是直接在活性区下方的主要支撑结构，严重损坏了。 几乎完全没有混凝土，暴露了内部钢配件。</text:p>
      <text:p text:style-name="P4">
在车站的三个反应堆中，大约有880吨高的核能肿胀。</text:p>
      <text:p text:style-name="P4">
机器人探针提供了一些信息，但是熔融碎片的状态尚不清楚。</text:p>
      <text:p text:style-name="P4">
<text:span text:style-name="T4">
另请阅读：</text:span>
 <text:a xlink:type="simple" xlink:href="https://www.ukrinform.ua/rubric-technology/3618152-magate-provelo-perevirku-vidpracovanoi-vodi-na-aes-fukusima1.html" text:style-name="Internet_20_link" text:visited-style-name="Visited_20_Internet_20_Link">
<text:span text:style-name="T4">
 fukushima </text:span>
</text:a>
在周三的核监管部门，其代表被命令命令东京电力公司控股运营商紧急评估对反应堆基地损坏的风险，包括可能导致裂纹和因融化而导致的裂纹和孔的)。</text:p>
      <text:p text:style-name="P4">
据报道，2011年3月在日本东北海岸附近<text:a xlink:type="simple" xlink:href="https://www.ukrinform.ua/tag-zemletrus" text:style-name="Internet_20_link" text:visited-style-name="Visited_20_Internet_20_Link">
</text:a>
这引起了海啸。礼品浪潮覆盖了福岛-1核电站，这导致了1986年切尔诺贝利NPP发生灾难后最大的核电。 Fukushima-1 NPP已在三个电源单元中融化了反应堆的活动区域。</text:p>
      <text:p text:style-name="P4">
由于一场自然灾害，2011年有15.9万人被杀，被认为失踪了250万人。</text:p>
      <text:p text:style-name="P4">
News Source: <text:a xlink:type="simple" xlink:href="https://www.ukrinform.ua/rubric-world/3714117-na-aes-u-fukusimi-ocinat-stupin-poskodzenna-reaktora.html" text:style-name="Internet_20_link" text:visited-style-name="Visited_20_Internet_20_Link">
https://www.ukrinform.ua/rubric-world/3714117-na-aes-u-fukusimi-ocinat-stupin-poskodzenna-reaktora.html</text:a>
</text:p>
      <!--NEWS-->
      <text:h text:style-name="P10" text:outline-level="1">
<text:span text:style-name="T4">
Virgin Galactic将在将近两年的太空飞行中成为第一个</text:span>
</text:h>
      <text:p text:style-name="P4">
作者: Ukrinform (Person)</text:p>
      <text:p text:style-name="P4">
出版商: Укринформ (Organization)</text:p>
      <text:p text:style-name="P4">
出版时间: 2023-05-25T17:30:00+03:00</text:p>
      <text:p text:style-name="P4">
修改时间: 2023-05-25T17:30:00+03:00</text:p>
      <text:p text:style-name="P4">
描述: 维珍银河（Virgin Galactic）从事太空旅游业，计划在将近两年内进行第一次飞行。  - 乌克林。</text:p>
      <text:p text:style-name="P4">
图片: ['<text:a xlink:type="simple" xlink:href="https://static.ukrinform.com/photos/2018_12/thumb_files/630_360_1543846649-100.jpg" text:style-name="Internet_20_link" text:visited-style-name="Visited_20_Internet_20_Link">
630_360_15438...</text:a>
']</text:p>
      <text:p text:style-name="P4">
标签: ['Космос', 'Туризм', 'Virgin Galactic']</text:p>
      <text:p text:style-name="P4">
类型: Article</text:p>
      <!--METADATA-->
      <text:p text:style-name="P4">
<draw:frame draw:style-name="fr1" draw:name="Image129" text:anchor-type="as-char" svg:width="6.9236in" svg:height="3.956343in" draw:z-index="0">
<draw:image xlink:href="../Images/yкринформ/2023-05-25T17-30-00-03-00/630_360_1543846649-100.jpg" xlink:type="simple" xlink:show="embed" xlink:actuate="onLoad" draw:mime-type="image/jpeg"/>
</draw:frame>
从事太空旅游的Virgin Galactic计划实施今天的前两年。</text:p>
      <text:p text:style-name="P4">
关于它报告<text:a xlink:type="simple" xlink:href="https://www.reuters.com/technology/space/virgin-galactic-set-first-spaceflight-nearly-two-years-2023-05-25/" text:style-name="Internet_20_link" text:visited-style-name="Visited_20_Internet_20_Link">
</text:a>
，报道乌克林福姆。</text:p>
      <text:p text:style-name="P4">
预计VSS夏娃航空公司将使用陆轨船VSS Unity飞出Vnyu-Mexico的跑道。</text:p>
      <text:p text:style-name="P4">
如果测试飞行，维珍银河(Virgin Galact)希望在6月底执行第一个商业任务。 该公司计划每月执行任务以打印。</text:p>
      <text:p text:style-name="P4">
Virgin Galactic飞行员Jamil Gianjua和Nichola Pesille将控制VMSEVE并以约15公里的高度断开航天器。</text:p>
      <text:p text:style-name="P4">
在那之后 <text:a xlink:type="simple" xlink:href="https://www.ukrinform.ua/tag-kosmos" text:style-name="Internet_20_link" text:visited-style-name="Visited_20_Internet_20_Link">
 </text:a>
该设备将发射火箭座，并在微重力的条件下升高至约80公里的高度。</text:p>
      <text:p text:style-name="P4">
<text:span text:style-name="T4">
另请阅读：</text:span>
 <text:a xlink:type="simple" xlink:href="https://www.ukrinform.ua/rubric-technology/3706951-virgin-galactic-pocne-komercijni-kosmicni-poloti-naprikinci-cervna.html" text:style-name="Internet_20_link" text:visited-style-name="Visited_20_Internet_20_Link">
<text:span text:style-name="T4">
 Virgin </text:span>
 <text:span text:style-name="T4">
银河</text:span>
</text:a>
经过三分钟的微作用，测试任务将持续约90分钟，从落入宇宙船到降落。 Virgin Galactic Polits打算为大约800人的客户提供。 他们中的大多数人支付了2.5万美元至4.5万美元的票价。</text:p>
      <text:p text:style-name="P4">
正如乌克林福姆报道的那样，亿万富翁理查德·布兰森(Richard Branson)支持的维珍银河(Virgin Galactic)在供应链危机和工作席位的赤字时，在2023年第一季度启动了商业航班。</text:p>
      <text:p text:style-name="P4">
News Source: <text:a xlink:type="simple" xlink:href="https://www.ukrinform.ua/rubric-technology/3714140-virgin-galactic-zdijsnit-persij-za-majze-dva-roki-polit-u-kosmos.html" text:style-name="Internet_20_link" text:visited-style-name="Visited_20_Internet_20_Link">
https://www.ukrinform.ua/rubric-technology/3714140-virgin-galactic-zdijsnit-persij-za-majze-dva-roki-polit-u-kosmos.html</text:a>
</text:p>
      <!--NEWS-->
      <text:h text:style-name="P10" text:outline-level="1">
<text:span text:style-name="T4">
阿塞拜疆将授予乌克兰汽车运输公司3000号运输许可证</text:span>
</text:h>
      <text:p text:style-name="P4">
作者: Ukrinform (Person)</text:p>
      <text:p text:style-name="P4">
出版商: Укринформ (Organization)</text:p>
      <text:p text:style-name="P4">
出版时间: 2023-05-25T17:32:11+03:00</text:p>
      <text:p text:style-name="P4">
修改时间: 2023-05-25T17:32:11+03:00</text:p>
      <text:p text:style-name="P4">
描述: 乌克兰社区发展，领土和基础设施部已同意阿塞拜疆数字开发和运输部，以向乌克兰货运航空公司发行3000张许可证。  - 乌克林。</text:p>
      <text:p text:style-name="P4">
图片: ['<text:a xlink:type="simple" xlink:href="https://static.ukrinform.com/photos/2022_06/thumb_files/630_360_1655013510-329.jpg" text:style-name="Internet_20_link" text:visited-style-name="Visited_20_Internet_20_Link">
630_360_16550...</text:a>
']</text:p>
      <text:p text:style-name="P4">
标签: ['Азербайджан', 'Україна', 'Вантажівка', 'Транзит']</text:p>
      <text:p text:style-name="P4">
类型: Article</text:p>
      <!--METADATA-->
      <text:p text:style-name="P4">
<draw:frame draw:style-name="fr1" draw:name="Image130" text:anchor-type="as-char" svg:width="6.9236in" svg:height="3.956343in" draw:z-index="0">
<draw:image xlink:href="../Images/yкринформ/2023-05-25T17-32-11-03-00/630_360_1655013510-329.jpg" xlink:type="simple" xlink:show="embed" xlink:actuate="onLoad" draw:mime-type="image/jpeg"/>
</draw:frame>
乌克兰社区发展，领土和基础设施部已由阿塞拜疆数字发展和运输部达成了同意，以向乌克兰载荷运输公司发行3000张许可证。</text:p>
      <text:p text:style-name="P4">
根据乌克林福姆的说法，<text:a xlink:type="simple" xlink:href="https://www.facebook.com/Ministry.for.restoration/posts/pfbid02YATDzjmx9suSx4XbrohUk3MLwhwdLHHrWrRzAiTCCeuGpJzYe5LmVZKran6tQHel" text:style-name="Internet_20_link" text:visited-style-name="Visited_20_Internet_20_Link">
</text:a>
值得注意的是，到2023年底，这么多许可将足以满足乌克兰航空公司的所有需求。</text:p>
      <text:p text:style-name="P4">
乌克兰方面已经获得了货运运输的表格。订购将于5月26日(星期五)下午3:00出售。</text:p>
      <text:p text:style-name="P4">
有关发行点许可证可用性的信息可以在描述网站上找到</text:p>
      <text:p text:style-name="P4">
<text:span text:style-name="T4">
另请阅读：</text:span>
 <text:a xlink:type="simple" xlink:href="https://www.ukrinform.ua/rubric-economy/3700204-ukrzaliznica-vidnovila-tranzit-zerna-teritorieu-polsi.html" text:style-name="Internet_20_link" text:visited-style-name="Visited_20_Internet_20_Link">
</text:a>
此外，尽职是由乌克兰 - 艾瑟贾尼(Ukrainian-Azerbaijani)国际道路运输委员会会议发起的，该委员会确定了当前和接下来几年的许可证的公交配额。</text:p>
      <text:p text:style-name="P4">
该部提醒，由于<text:a xlink:type="simple" xlink:href="https://www.ukrinform.ua/tag-azerbajdzan" text:style-name="Internet_20_link" text:visited-style-name="Visited_20_Internet_20_Link">
</text:a>
现在没有机会在该国边境购买当前许可。</text:p>
      <text:p text:style-name="P4">
据报道，2023年3月16日，乌克兰和欧盟持续了一年的协议，这取消了乌克兰航空公司接受乌克兰航空公司对欧盟进行双边和过境运输的需求。</text:p>
      <text:p text:style-name="P4">
News Source: <text:a xlink:type="simple" xlink:href="https://www.ukrinform.ua/rubric-economy/3714119-azerbajdzan-nadast-ukrainskim-avtopereviznikam-3000-dozvoliv-dla-tranzitu.html" text:style-name="Internet_20_link" text:visited-style-name="Visited_20_Internet_20_Link">
https://www.ukrinform.ua/rubric-economy/3714119-azerbajdzan-nadast-ukrainskim-avtopereviznikam-3000-dozvoliv-dla-tranzitu.html</text:a>
</text:p>
      <!--NEWS-->
      <text:h text:style-name="P10" text:outline-level="1">
<text:span text:style-name="T4">
非洲国家看到与乌克兰关系的潜力</text:span>
</text:h>
      <text:p text:style-name="P4">
作者: Ukrinform (Person)</text:p>
      <text:p text:style-name="P4">
出版商: Укринформ (Organization)</text:p>
      <text:p text:style-name="P4">
出版时间: 2023-05-25T17:32:45+03:00</text:p>
      <text:p text:style-name="P4">
修改时间: 2023-05-25T17:32:45+03:00</text:p>
      <text:p text:style-name="P4">
描述: 非洲国家看到与乌克兰关系的潜力，并打算与基辅分析。  - 乌克林。</text:p>
      <text:p text:style-name="P4">
图片: ['<text:a xlink:type="simple" xlink:href="https://static.ukrinform.com/photos/2023_05/thumb_files/630_360_1685024808-578.jpg" text:style-name="Internet_20_link" text:visited-style-name="Visited_20_Internet_20_Link">
630_360_16850...</text:a>
', '<text:a xlink:type="simple" xlink:href="https://static.ukrinform.com/photos/2023_05/1685024901-105.jpg" text:style-name="Internet_20_link" text:visited-style-name="Visited_20_Internet_20_Link">
1685024901-10...</text:a>
', '<text:a xlink:type="simple" xlink:href="https://static.ukrinform.com/photos/2023_05/1685024945-116.jpg" text:style-name="Internet_20_link" text:visited-style-name="Visited_20_Internet_20_Link">
1685024945-11...</text:a>
']</text:p>
      <text:p text:style-name="P4">
标签: ['Африка', 'Україна', 'Дипломатія']</text:p>
      <text:p text:style-name="P4">
类型: Article</text:p>
      <!--METADATA-->
      <text:p text:style-name="P4">
<draw:frame draw:style-name="fr1" draw:name="Image131" text:anchor-type="as-char" svg:width="6.9236in" svg:height="3.956343in" draw:z-index="0">
<draw:image xlink:href="../Images/yкринформ/2023-05-25T17-32-45-03-00/630_360_1685024808-578.jpg" xlink:type="simple" xlink:show="embed" xlink:actuate="onLoad" draw:mime-type="image/jpeg"/>
</draw:frame>
非洲国家看到与乌克兰关系的潜力，并打算与基辅分析。</text:p>
      <text:p text:style-name="P4">
这是由乌克兰乌克兰乌克兰(Uklaine)乌克兰(Ukrinform)的新闻发布会上的非洲理事会主席所说的。</text:p>
      <text:p text:style-name="P4">
“我们看到乌克兰与非洲国家之间的关系。 我们与您一起骑自行车，以分析其发展的是什么，是什么和前景，以便非洲国家和乌克兰的可能性的潜力对双方都有用，对双方都有用。”萨迪奥说。</text:p>
      <text:p text:style-name="P4">
同时，他回忆说，乌克兰外交官，医生和老师有助于发展。</text:p>
      <text:p text:style-name="P4">
<text:span text:style-name="T4">
另请阅读：</text:span>
 <text:a xlink:type="simple" xlink:href="https://www.ukrinform.ua/rubric-polytics/3714008-lavrov-planue-turne-do-afriki-po-moih-slidah-kuleba.html" text:style-name="Internet_20_link" text:visited-style-name="Visited_20_Internet_20_Link">
<text:span text:style-name="T4">
非洲</text:span>
</text:a>
反过来，乌克兰州政府副局长为民族 - 政策和自由伊戈尔·洛斯多夫斯基(Igor Lossovsky)指出，与非洲的合作有发展的前景，尤其是在乌克兰期间乌克兰的政治支持领域，联合国合作，联合国合作和食品安全。</text:p>
      <text:p text:style-name="P4">
<draw:frame draw:style-name="fr1" draw:name="Image132" text:anchor-type="as-char" svg:width="6.9236in" svg:height="4.660609in" draw:z-index="0">
<draw:image xlink:href="../Images/yкринформ/2023-05-25T17-32-45-03-00/1685024901-105.jpg" xlink:type="simple" xlink:show="embed" xlink:actuate="onLoad" draw:mime-type="image/jpeg"/>
</draw:frame>
乌克兰在中东和非洲的特别代表马克西姆·辛基(Maxim Subkhni)概述了，非洲与非洲的乌克兰在没有中介的情况下开始工作，这是基于相互尊重的基础。</text:p>
      <text:p text:style-name="P4">
“我们有优先的和排名第一的计划 - 新的外交机构的开放。外交部建立了部长的巡回演出，以鼓励非洲所有地区...继续并加深政治对话非常重要，以传达有关乌克兰和俄罗斯战争的真相。”  - 说。</text:p>
      <text:p text:style-name="P4">
<draw:frame draw:style-name="fr1" draw:name="Image133" text:anchor-type="as-char" svg:width="6.9236in" svg:height="4.551626in" draw:z-index="0">
<draw:image xlink:href="../Images/yкринформ/2023-05-25T17-32-45-03-00/1685024945-116.jpg" xlink:type="simple" xlink:show="embed" xlink:actuate="onLoad" draw:mime-type="image/jpeg"/>
</draw:frame>
5月25日，非洲于1963年在埃塞俄比亚亚的斯亚贝贝比(Addis Addis Ababeby)首都建立非洲统一组织的一天。 现在，Eafrican Union的继任者汇集了非洲大陆的55个州。</text:p>
      <text:p text:style-name="P4">
News Source: <text:a xlink:type="simple" xlink:href="https://www.ukrinform.ua/rubric-polytics/3714120-kraini-afriki-vbacaut-nevikoristanij-potencial-u-vidnosinah-z-ukrainou.html" text:style-name="Internet_20_link" text:visited-style-name="Visited_20_Internet_20_Link">
https://www.ukrinform.ua/rubric-polytics/3714120-kraini-afriki-vbacaut-nevikoristanij-potencial-u-vidnosinah-z-ukrainou.html</text:a>
</text:p>
      <!--NEWS-->
      <text:h text:style-name="P10" text:outline-level="1">
<text:span text:style-name="T4">
索尔斯基与芬兰农业部长的农产品出口讨论</text:span>
</text:h>
      <text:p text:style-name="P4">
作者: Ukrinform (Person)</text:p>
      <text:p text:style-name="P4">
出版商: Укринформ (Organization)</text:p>
      <text:p text:style-name="P4">
出版时间: 2023-05-25T17:37:52+03:00</text:p>
      <text:p text:style-name="P4">
修改时间: 2023-05-25T17:37:52+03:00</text:p>
      <text:p text:style-name="P4">
描述: 乌克兰Mykola Solsky的农业政策和食品部长与芬兰农业和林业部长Antai Kurvinen的农业和林业部长讨论了乌克兰农产品出口问题。  - 乌克林。</text:p>
      <text:p text:style-name="P4">
图片: ['<text:a xlink:type="simple" xlink:href="https://static.ukrinform.com/photos/2023_01/thumb_files/630_360_1672835822-745.jpg" text:style-name="Internet_20_link" text:visited-style-name="Visited_20_Internet_20_Link">
630_360_16728...</text:a>
']</text:p>
      <text:p text:style-name="P4">
标签: ['Експорт', 'Фінляндія', 'Україна', 'Сольський', 'Агропродукція']</text:p>
      <text:p text:style-name="P4">
类型: Article</text:p>
      <!--METADATA-->
      <text:p text:style-name="P4">
<draw:frame draw:style-name="fr1" draw:name="Image134" text:anchor-type="as-char" svg:width="6.9236in" svg:height="3.956343in" draw:z-index="0">
<draw:image xlink:href="../Images/yкринформ/2023-05-25T17-37-52-03-00/630_360_1672835822-745.jpg" xlink:type="simple" xlink:show="embed" xlink:actuate="onLoad" draw:mime-type="image/jpeg"/>
</draw:frame>
乌克兰等级政策和食品部长Mykola Solsky与芬兰农业讨论了反农业农业。</text:p>
      <text:p text:style-name="P4">
正如乌克林福姆报道的那样，它报告了<text:a xlink:type="simple" xlink:href="https://minagro.gov.ua/news/mikola-solskij-obgovoriv-z-finskim-kolegoyu-pitannya-eksportu" text:style-name="Internet_20_link" text:visited-style-name="Visited_20_Internet_20_Link">
</text:a>
。</text:p>
      <text:p text:style-name="P4">
值得注意的是，当事方讨论了合作问题，特别是欧洲乌克兰农产品的情况。</text:p>
      <text:p text:style-name="P4">
农业部长(https://www.ukrinform.ua/tag-finlandia)他向乌克兰保证。 他指出，乌克兰理解了芬兰，因为在其历史上，与邻国乌克兰有类似的战争经验。</text:p>
      <text:p text:style-name="P4">
<text:span text:style-name="T4">
另请阅读：</text:span>
 <text:a xlink:type="simple" xlink:href="https://www.ukrinform.ua/rubric-economy/3713101-eksport-agroprodukcii-z-morskih-portiv-ukraini-za-tizden-skorotivsa-na-78-ukab.html" text:style-name="Internet_20_link" text:visited-style-name="Visited_20_Internet_20_Link">
<text:span text:style-name="T4">
 agRoprod </text:span>
</text:a>
据乌克林福姆报道，索尔斯基举行了联邦联邦联邦联邦联邦联邦联邦联邦共和国联邦联邦联邦联邦共和国联邦共和国联邦共和国联邦共和国粮食和农业部长的在线会议。 在会议期间讨论了这些问题<text:a xlink:type="simple" xlink:href="https://www.ukrinform.ua/rubric-economy/3714060-solskij-obgovoriv-iz-ministrom-silskogo-gospodarstva-frn-eksport-ukrainskoi-agroprodukcii.html" text:style-name="Internet_20_link" text:visited-style-name="Visited_20_Internet_20_Link">
</text:a>
。</text:p>
      <text:p text:style-name="P4">
5月2日，欧洲委员会宣布引入“针对乌克兰进口的塔蒂玛(Tatima)措施，这限制了乌克兰生产Dobolgaria，匈牙利，波兰，罗马尼亚和斯洛伐克的农业产品的通过。 这些限制将与四种农产品有关：来自乌克兰的小麦，玉米，菜籽向日葵晒黑 - 并将有效期至2023年6月5日。</text:p>
      <text:p text:style-name="P4">
News Source: <text:a xlink:type="simple" xlink:href="https://www.ukrinform.ua/rubric-economy/3714123-solskij-obgovoriv-z-ministrom-silskogo-gospodarstva-finlandii-eksport-agroprodukcii.html" text:style-name="Internet_20_link" text:visited-style-name="Visited_20_Internet_20_Link">
https://www.ukrinform.ua/rubric-economy/3714123-solskij-obgovoriv-z-ministrom-silskogo-gospodarstva-finlandii-eksport-agroprodukcii.html</text:a>
</text:p>
      <!--NEWS-->
      <text:h text:style-name="P10" text:outline-level="1">
<text:span text:style-name="T4">
澳大利亚埃斯雷米尔·雅培：没有乌克兰胜利就不会有很长的和平</text:span>
</text:h>
      <text:p text:style-name="P4">
作者: Ukrinform (Person)</text:p>
      <text:p text:style-name="P4">
出版商: Укринформ (Organization)</text:p>
      <text:p text:style-name="P4">
出版时间: 2023-05-25T17:42:16+03:00</text:p>
      <text:p text:style-name="P4">
修改时间: 2023-05-25T17:42:16+03:00</text:p>
      <text:p text:style-name="P4">
描述: 澳大利亚总理在2013  -  2015年安东尼·雅培（Anthony Abbott）表示，如果没有乌克兰的胜利，就不可能长期和平。  - 乌克林。</text:p>
      <text:p text:style-name="P4">
图片: ['<text:a xlink:type="simple" xlink:href="https://static.ukrinform.com/photos/2023_05/thumb_files/630_360_1685025571-834.jpg" text:style-name="Internet_20_link" text:visited-style-name="Visited_20_Internet_20_Link">
630_360_16850...</text:a>
']</text:p>
      <text:p text:style-name="P4">
标签: ['Австралія', 'Київський безпековий форум', 'Війна з Росією']</text:p>
      <text:p text:style-name="P4">
类型: Article</text:p>
      <!--METADATA-->
      <text:p text:style-name="P4">
<draw:frame draw:style-name="fr1" draw:name="Image135" text:anchor-type="as-char" svg:width="6.9236in" svg:height="3.956343in" draw:z-index="0">
<draw:image xlink:href="../Images/yкринформ/2023-05-25T17-42-16-03-00/630_360_1685025571-834.jpg" xlink:type="simple" xlink:show="embed" xlink:actuate="onLoad" draw:mime-type="image/jpeg"/>
</draw:frame>
澳大利亚总理在2013  -  2015年安东尼·雅培(Anthony Abbott)表示，没有乌克兰胜利的持久和平。</text:p>
      <text:p text:style-name="P4">
他在第15届年度基辅安全论坛上说，这是乌克林福音通讯员的报告。</text:p>
      <text:p text:style-name="P4">
埃博特说：“没有乌克兰的胜利，就不会有很长的和平。”</text:p>
      <text:p text:style-name="P4">
根据澳大利亚政客的说法，普京袭击了乌克兰，因为他相信自己的制作。 埃博特说：“他不明白武装部队和乌克兰人民会战斗，外星世界的国家将准备支持乌克兰人民。”</text:p>
      <text:p text:style-name="P4">
他认为，如果普京和他的随行人员知道她的人民不仅是她的人民，而且国际社会都会为乌克兰辩护，那么克里姆林宫就永远不会迈出这样的一步。</text:p>
      <text:p text:style-name="P4">
Expremier-Minister <text:a xlink:type="simple" xlink:href="https://www.ukrinform.ua/tag-avstralia" text:style-name="Internet_20_link" text:visited-style-name="Visited_20_Internet_20_Link">
</text:a>
我坚信，乌克兰的胜利将对所有独裁者来说是一个有力的信号，即“侵略不起作用”。</text:p>
      <text:p text:style-name="P4">
<text:span text:style-name="T4">
另请阅读：</text:span>
 <text:a xlink:type="simple" xlink:href="https://www.ukrinform.ua/rubric-ato/3714107-pomicnica-genseka-nato-dopomogti-ukraini-vigrati-vijnu-ce-nasa-kolektivna-misia.html" text:style-name="Internet_20_link" text:visited-style-name="Visited_20_Internet_20_Link">
</text:a>
“乌克兰的胜利是您现在可以实现的最大地缘政治目标。 因此，乌克兰确实赢得了这场战争，这将表明曼联人民可以克服更强大的力量，因为毕竟，这是乌克兰人民证明的精神的要求，”雅培说。</text:p>
      <text:p text:style-name="P4">
据报道，由Yatsenyuk的Fundoraseny“ Open Ukraine”创立的第15届年度基辅安全论坛将于5月25日至26日举行。 著名的国际人物，政客，外交官将参加。</text:p>
      <text:p text:style-name="P4">
News Source: <text:a xlink:type="simple" xlink:href="https://www.ukrinform.ua/rubric-polytics/3714124-ekspremer-avstralii-ebbott-ne-moze-buti-trivalogo-miru-bez-peremogi-ukraini.html" text:style-name="Internet_20_link" text:visited-style-name="Visited_20_Internet_20_Link">
https://www.ukrinform.ua/rubric-polytics/3714124-ekspremer-avstralii-ebbott-ne-moze-buti-trivalogo-miru-bez-peremogi-ukraini.html</text:a>
</text:p>
      <!--NEWS-->
      <text:h text:style-name="P10" text:outline-level="1">
<text:span text:style-name="T4">
利维夫地区访问了来自13个国家的军事附件</text:span>
</text:h>
      <text:p text:style-name="P4">
作者: Ukrinform (Person)</text:p>
      <text:p text:style-name="P4">
出版商: Укринформ (Organization)</text:p>
      <text:p text:style-name="P4">
出版时间: 2023-05-25T17:43:00+03:00</text:p>
      <text:p text:style-name="P4">
修改时间: 2023-05-25T17:43:00+03:00</text:p>
      <text:p text:style-name="P4">
描述: 来自乌克兰和欧盟的盟友的军事附件访问了利维夫地区。  - 乌克林。</text:p>
      <text:p text:style-name="P4">
图片: ['<text:a xlink:type="simple" xlink:href="https://static.ukrinform.com/photos/2023_05/thumb_files/630_360_1685025646-6358.jpeg" text:style-name="Internet_20_link" text:visited-style-name="Visited_20_Internet_20_Link">
630_360_16850...</text:a>
', '<text:a xlink:type="simple" xlink:href="https://static.ukrinform.com/photos/2023_05/thumb_files/630_360_1685025722-3473.jpeg" text:style-name="Internet_20_link" text:visited-style-name="Visited_20_Internet_20_Link">
630_360_16850...</text:a>
', '<text:a xlink:type="simple" xlink:href="https://static.ukrinform.com/photos/2023_05/thumb_files/630_360_1685025646-5259.jpeg" text:style-name="Internet_20_link" text:visited-style-name="Visited_20_Internet_20_Link">
630_360_16850...</text:a>
', '<text:a xlink:type="simple" xlink:href="https://static.ukrinform.com/photos/2023_05/thumb_files/630_360_1685025646-7937.jpeg" text:style-name="Internet_20_link" text:visited-style-name="Visited_20_Internet_20_Link">
630_360_16850...</text:a>
', '<text:a xlink:type="simple" xlink:href="https://static.ukrinform.com/photos/2023_05/thumb_files/630_360_1685025646-1221.jpeg" text:style-name="Internet_20_link" text:visited-style-name="Visited_20_Internet_20_Link">
630_360_16850...</text:a>
', '<text:a xlink:type="simple" xlink:href="https://static.ukrinform.com/photos/2023_05/thumb_files/630_360_1685025646-7758.jpeg" text:style-name="Internet_20_link" text:visited-style-name="Visited_20_Internet_20_Link">
630_360_16850...</text:a>
', '<text:a xlink:type="simple" xlink:href="https://static.ukrinform.com/photos/2023_05/thumb_files/630_360_1685025646-1708.jpeg" text:style-name="Internet_20_link" text:visited-style-name="Visited_20_Internet_20_Link">
630_360_16850...</text:a>
', '<text:a xlink:type="simple" xlink:href="https://static.ukrinform.com/photos/2023_05/thumb_files/630_360_1685025647-3523.jpeg" text:style-name="Internet_20_link" text:visited-style-name="Visited_20_Internet_20_Link">
630_360_16850...</text:a>
', '<text:a xlink:type="simple" xlink:href="https://static.ukrinform.com/photos/2023_05/thumb_files/630_360_1685025647-8433.jpeg" text:style-name="Internet_20_link" text:visited-style-name="Visited_20_Internet_20_Link">
630_360_16850...</text:a>
']</text:p>
      <text:p text:style-name="P4">
标签: ['Львівщина', 'Візит', 'Військові']</text:p>
      <text:p text:style-name="P4">
类型: Article</text:p>
      <!--METADATA-->
      <text:p text:style-name="P4">
<draw:frame draw:style-name="fr1" draw:name="Image136" text:anchor-type="as-char" svg:width="6.9236in" svg:height="3.956343in" draw:z-index="0">
<draw:image xlink:href="../Images/yкринформ/2023-05-25T17-43-00-03-00/630_360_1685025646-6358.jpeg" xlink:type="simple" xlink:show="embed" xlink:actuate="onLoad" draw:mime-type="image/jpeg"/>
</draw:frame>
来自乌克兰和欧盟的盟友的军事附件访问了利维夫地区。</text:p>
      <text:p text:style-name="P4">
关于它报告<text:a xlink:type="simple" xlink:href="https://loda.gov.ua/news/66615" text:style-name="Internet_20_link" text:visited-style-name="Visited_20_Internet_20_Link">
</text:a>
，报道乌克林福姆。</text:p>
      <text:p text:style-name="P4">
声明说：“今天5月25日，在乌克兰认可的基辅军事依恋协会的代表访问了利维夫地区。这些是军事及13个工会和欧盟工会的leech徒。”</text:p>
      <text:p text:style-name="P4">
代表团的成员熟悉了土地军纳米格特人彼得·萨哈伊达尼(Peter Sahaidachny)的工作。</text:p>
      <text:p text:style-name="P4">
<draw:frame draw:style-name="fr1" draw:name="Image137" text:anchor-type="as-char" svg:width="6.9236in" svg:height="3.956343in" draw:z-index="0">
<draw:image xlink:href="../Images/yкринформ/2023-05-25T17-43-00-03-00/630_360_1685025722-3473.jpeg" xlink:type="simple" xlink:show="embed" xlink:actuate="onLoad" draw:mime-type="image/jpeg"/>
</draw:frame>
LVIV地区访问了来自13个国家 /照片的军事附件：钓鱼<text:a xlink:type="simple" xlink:href="https://static.ukrinform.com/photos/2023_05/1685025722-3473.jpeg" text:style-name="Internet_20_link" text:visited-style-name="Visited_20_Internet_20_Link">
<draw:frame draw:style-name="fr1" draw:name="Image138" text:anchor-type="as-char" svg:width="6.9236in" svg:height="3.956343in" draw:z-index="0">
<draw:image xlink:href="../Images/yкринформ/2023-05-25T17-43-00-03-00/630_360_1685025722-3473.jpeg" xlink:type="simple" xlink:show="embed" xlink:actuate="onLoad" draw:mime-type="image/jpeg"/>
</draw:frame>
</text:a>
 <text:a xlink:type="simple" xlink:href="https://static.ukrinform.com/photos/2023_05/1685025646-5259.jpeg" text:style-name="Internet_20_link" text:visited-style-name="Visited_20_Internet_20_Link">
<draw:frame draw:style-name="fr1" draw:name="Image139" text:anchor-type="as-char" svg:width="6.9236in" svg:height="3.956343in" draw:z-index="0">
<draw:image xlink:href="../Images/yкринформ/2023-05-25T17-43-00-03-00/630_360_1685025646-5259.jpeg" xlink:type="simple" xlink:show="embed" xlink:actuate="onLoad" draw:mime-type="image/jpeg"/>
</draw:frame>
</text:a>
 <text:a xlink:type="simple" xlink:href="https://static.ukrinform.com/photos/2023_05/1685025646-7937.jpeg" text:style-name="Internet_20_link" text:visited-style-name="Visited_20_Internet_20_Link">
<draw:frame draw:style-name="fr1" draw:name="Image140" text:anchor-type="as-char" svg:width="6.9236in" svg:height="3.956343in" draw:z-index="0">
<draw:image xlink:href="../Images/yкринформ/2023-05-25T17-43-00-03-00/630_360_1685025646-7937.jpeg" xlink:type="simple" xlink:show="embed" xlink:actuate="onLoad" draw:mime-type="image/jpeg"/>
</draw:frame>
</text:a>
 <text:a xlink:type="simple" xlink:href="https://static.ukrinform.com/photos/2023_05/1685025646-1221.jpeg" text:style-name="Internet_20_link" text:visited-style-name="Visited_20_Internet_20_Link">
<draw:frame draw:style-name="fr1" draw:name="Image141" text:anchor-type="as-char" svg:width="6.9236in" svg:height="3.956343in" draw:z-index="0">
<draw:image xlink:href="../Images/yкринформ/2023-05-25T17-43-00-03-00/630_360_1685025646-1221.jpeg" xlink:type="simple" xlink:show="embed" xlink:actuate="onLoad" draw:mime-type="image/jpeg"/>
</draw:frame>
</text:a>
 <text:a xlink:type="simple" xlink:href="https://static.ukrinform.com/photos/2023_05/1685025646-7758.jpeg" text:style-name="Internet_20_link" text:visited-style-name="Visited_20_Internet_20_Link">
<draw:frame draw:style-name="fr1" draw:name="Image142" text:anchor-type="as-char" svg:width="6.9236in" svg:height="3.956343in" draw:z-index="0">
<draw:image xlink:href="../Images/yкринформ/2023-05-25T17-43-00-03-00/630_360_1685025646-7758.jpeg" xlink:type="simple" xlink:show="embed" xlink:actuate="onLoad" draw:mime-type="image/jpeg"/>
</draw:frame>
</text:a>
 <text:a xlink:type="simple" xlink:href="https://static.ukrinform.com/photos/2023_05/1685025646-1708.jpeg" text:style-name="Internet_20_link" text:visited-style-name="Visited_20_Internet_20_Link">
<draw:frame draw:style-name="fr1" draw:name="Image143" text:anchor-type="as-char" svg:width="6.9236in" svg:height="3.956343in" draw:z-index="0">
<draw:image xlink:href="../Images/yкринформ/2023-05-25T17-43-00-03-00/630_360_1685025646-1708.jpeg" xlink:type="simple" xlink:show="embed" xlink:actuate="onLoad" draw:mime-type="image/jpeg"/>
</draw:frame>
</text:a>
 <text:a xlink:type="simple" xlink:href="https://static.ukrinform.com/photos/2023_05/1685025646-6358.jpeg" text:style-name="Internet_20_link" text:visited-style-name="Visited_20_Internet_20_Link">
<draw:frame draw:style-name="fr1" draw:name="Image144" text:anchor-type="as-char" svg:width="6.9236in" svg:height="3.956343in" draw:z-index="0">
<draw:image xlink:href="../Images/yкринформ/2023-05-25T17-43-00-03-00/630_360_1685025646-6358.jpeg" xlink:type="simple" xlink:show="embed" xlink:actuate="onLoad" draw:mime-type="image/jpeg"/>
</draw:frame>
</text:a>
 <text:a xlink:type="simple" xlink:href="https://static.ukrinform.com/photos/2023_05/1685025647-3523.jpeg" text:style-name="Internet_20_link" text:visited-style-name="Visited_20_Internet_20_Link">
<draw:frame draw:style-name="fr1" draw:name="Image145" text:anchor-type="as-char" svg:width="6.9236in" svg:height="3.956343in" draw:z-index="0">
<draw:image xlink:href="../Images/yкринформ/2023-05-25T17-43-00-03-00/630_360_1685025647-3523.jpeg" xlink:type="simple" xlink:show="embed" xlink:actuate="onLoad" draw:mime-type="image/jpeg"/>
</draw:frame>
</text:a>
 <text:a xlink:type="simple" xlink:href="https://static.ukrinform.com/photos/2023_05/1685025647-8433.jpeg" text:style-name="Internet_20_link" text:visited-style-name="Visited_20_Internet_20_Link">
<draw:frame draw:style-name="fr1" draw:name="Image146" text:anchor-type="as-char" svg:width="6.9236in" svg:height="3.956343in" draw:z-index="0">
<draw:image xlink:href="../Images/yкринформ/2023-05-25T17-43-00-03-00/630_360_1685025647-8433.jpeg" xlink:type="simple" xlink:show="embed" xlink:actuate="onLoad" draw:mime-type="image/jpeg"/>
</draw:frame>
</text:a>
LVIV OVA MAXIM KOZITSKY负责人感谢奥地利，阿塞拜疆，英国，丹麦，爱沙尼亚，意大利，意大利，立陶宛，荷兰，波兰，罗马尼亚，斯洛马尼亚，土耳其，土耳其，土耳其和芬兰在土耳其人期间帮助乌克兰。</text:p>
      <text:p text:style-name="P4">
<text:span text:style-name="T4">
另请阅读：</text:span>
 <text:a xlink:type="simple" xlink:href="https://www.ukrinform.ua/rubric-polytics/3714076-ukraina-pocinae-vidpovidati-standartam-nato-svidse-niz-budaka-insa-kraina-ekspremer-estonii.html" text:style-name="Internet_20_link" text:visited-style-name="Visited_20_Internet_20_Link">
<text:span text:style-name="T4">
北约</text:span>
</text:a>
</text:p>
      <text:p text:style-name="P4">
与会者尊重了被杀的乌克兰士兵的记忆，捍卫了乌克兰的诚信和自由。</text:p>
      <text:p text:style-name="P4">
News Source: <text:a xlink:type="simple" xlink:href="https://www.ukrinform.ua/rubric-regions/3714125-lvivsinu-vidvidali-vijskovi-atase-z-13-krain.html" text:style-name="Internet_20_link" text:visited-style-name="Visited_20_Internet_20_Link">
https://www.ukrinform.ua/rubric-regions/3714125-lvivsinu-vidvidali-vijskovi-atase-z-13-krain.html</text:a>
</text:p>
      <!--NEWS-->
      <text:h text:style-name="P10" text:outline-level="1">
<text:span text:style-name="T4">
少年柔道国家队将在布拉格的欧洲杯上演出</text:span>
</text:h>
      <text:p text:style-name="P4">
作者: Ukrinform (Person)</text:p>
      <text:p text:style-name="P4">
出版商: Укринформ (Organization)</text:p>
      <text:p text:style-name="P4">
出版时间: 2023-05-25T17:43:29+03:00</text:p>
      <text:p text:style-name="P4">
修改时间: 2023-05-25T17:43:29+03:00</text:p>
      <text:p text:style-name="P4">
描述: 在6月3日至4日，在布拉格（捷克共和国），将举行欧洲杯的下一阶段，在大三学生中与柔道举行。  - 乌克林。</text:p>
      <text:p text:style-name="P4">
图片: ['<text:a xlink:type="simple" xlink:href="https://static.ukrinform.com/photos/2023_05/thumb_files/630_360_1685025783-660.jpg" text:style-name="Internet_20_link" text:visited-style-name="Visited_20_Internet_20_Link">
630_360_16850...</text:a>
']</text:p>
      <text:p text:style-name="P4">
标签: ['Дзюдо']</text:p>
      <text:p text:style-name="P4">
类型: Article</text:p>
      <!--METADATA-->
      <text:p text:style-name="P4">
<draw:frame draw:style-name="fr1" draw:name="Image147" text:anchor-type="as-char" svg:width="6.9236in" svg:height="3.956343in" draw:z-index="0">
<draw:image xlink:href="../Images/yкринформ/2023-05-25T17-43-29-03-00/630_360_1685025783-660.jpg" xlink:type="simple" xlink:show="embed" xlink:actuate="onLoad" draw:mime-type="image/jpeg"/>
</draw:frame>
在布拉格(捷克共和国)6月3日至4日，将举行欧洲杯的下一阶段，在大三学生中与柔道举行。</text:p>
      <text:p text:style-name="P4">
正如官员通知<text:a xlink:type="simple" xlink:href="https://www.ijf.org/competition/2486" text:style-name="Internet_20_link" text:visited-style-name="Visited_20_Internet_20_Link">
</text:a>
国际柔道联合会(IJF)乌克林福姆报道，来自27个国家的388名运动员将在比赛中表演。</text:p>
      <text:p text:style-name="P4">
乌克兰国家队将由38名犹太教徒代表：26名男孩和12名女孩。</text:p>
      <text:p text:style-name="P4">
捷克首都的比赛将在没有俄罗斯和白俄罗斯代表的情况下举行。</text:p>
      <text:p text:style-name="P4">
<text:span text:style-name="T4">
另请阅读：</text:span>
 <text:a xlink:type="simple" xlink:href="https://www.ukrinform.ua/rubric-sports/3713659-gutcajt-miznarodna-federacia-dzudo-zrobila-vse-navpaki-rekomendaciam-olimpijskogo-komitetu.html" text:style-name="Internet_20_link" text:visited-style-name="Visited_20_Internet_20_Link">
<text:span text:style-name="T4">
柔道</text:span>
</text:a>
下一个大三的开始是Podchethrek举行的欧洲冠军(斯洛文尼亚)那将于6月12日至14日举行。</text:p>
      <text:p text:style-name="P4">
照片：hfks.org.ua。</text:p>
      <text:p text:style-name="P4">
News Source: <text:a xlink:type="simple" xlink:href="https://www.ukrinform.ua/rubric-sports/3714126-uniorska-zbirna-ukraini-z-dzudo-vistupit-na-etapi-kubka-evropi-v-prazi.html" text:style-name="Internet_20_link" text:visited-style-name="Visited_20_Internet_20_Link">
https://www.ukrinform.ua/rubric-sports/3714126-uniorska-zbirna-ukraini-z-dzudo-vistupit-na-etapi-kubka-evropi-v-prazi.html</text:a>
</text:p>
      <!--NEWS-->
      <text:h text:style-name="P10" text:outline-level="1">
<text:span text:style-name="T4">
俄罗斯乌克兰返回了另一个被驱逐的孩子</text:span>
</text:h>
      <text:p text:style-name="P4">
作者: Ukrinform (Person)</text:p>
      <text:p text:style-name="P4">
出版商: Укринформ (Organization)</text:p>
      <text:p text:style-name="P4">
出版时间: 2023-05-25T17:44:00+03:00</text:p>
      <text:p text:style-name="P4">
修改时间: 2023-05-25T17:44:00+03:00</text:p>
      <text:p text:style-name="P4">
描述: 俄罗斯联邦能够从俄罗斯联邦返回另一个被驱逐的孩子。  - 乌克林。</text:p>
      <text:p text:style-name="P4">
图片: ['<text:a xlink:type="simple" xlink:href="https://static.ukrinform.com/photos/2023_05/thumb_files/630_360_1685025565-442.jpg" text:style-name="Internet_20_link" text:visited-style-name="Visited_20_Internet_20_Link">
630_360_16850...</text:a>
', '<text:a xlink:type="simple" xlink:href="https://static.ukrinform.com/photos/2023_05/1685025565-978.jpg" text:style-name="Internet_20_link" text:visited-style-name="Visited_20_Internet_20_Link">
1685025565-97...</text:a>
', '<text:a xlink:type="simple" xlink:href="https://static.ukrinform.com/photos/2023_05/1685025825-549.jpg" text:style-name="Internet_20_link" text:visited-style-name="Visited_20_Internet_20_Link">
1685025825-54...</text:a>
', '<text:a xlink:type="simple" xlink:href="https://static.ukrinform.com/photos/2023_05/1685025565-524.jpg" text:style-name="Internet_20_link" text:visited-style-name="Visited_20_Internet_20_Link">
1685025565-52...</text:a>
']</text:p>
      <text:p text:style-name="P4">
标签: ['Депортація', 'Діти', 'Омбудсмен', 'Викрадення людей', 'Дмитро Лубінець']</text:p>
      <text:p text:style-name="P4">
类型: Article</text:p>
      <!--METADATA-->
      <text:p text:style-name="P4">
<draw:frame draw:style-name="fr1" draw:name="Image148" text:anchor-type="as-char" svg:width="6.9236in" svg:height="3.956343in" draw:z-index="0">
<draw:image xlink:href="../Images/yкринформ/2023-05-25T17-44-00-03-00/630_360_1685025565-442.jpg" xlink:type="simple" xlink:show="embed" xlink:actuate="onLoad" draw:mime-type="image/jpeg"/>
</draw:frame>
俄罗斯联邦能够返回另一个被驱逐的孩子。</text:p>
      <text:p text:style-name="P4">
根据乌克林福姆(Ukrinform)的说法，<text:a xlink:type="simple" xlink:href="https://www.facebook.com/dmytro.lubinets/posts/pfbid02xwMLvpFGCseQ2SAuSN88vLyJq1B2UrQYZ2h1ad4X23sRAg6qjo6BQiNzHHM2uVmsl" text:style-name="Internet_20_link" text:visited-style-name="Visited_20_Internet_20_Link">
</text:a>
.</text:p>
      <text:p text:style-name="P4">
«Наш Офіс допоміг жінці вибратися з «пащі» та повернути свою дитину додому.Микита та його мама нині вже в Україні. Проте історія їх повернення додомуможе стати сюжетом для фільму, де матір їде в чужу країну, яка під приводом«евакуації» викрала її сина», - зазначив Лубінець.</text:p>
      <text:p text:style-name="P4">
<draw:frame draw:style-name="fr1" draw:name="Image149" text:anchor-type="as-char" svg:width="6.664062in" svg:height="10.0in" draw:z-index="0">
<draw:image xlink:href="../Images/yкринформ/2023-05-25T17-44-00-03-00/1685025565-978.jpg" xlink:type="simple" xlink:show="embed" xlink:actuate="onLoad" draw:mime-type="image/jpeg"/>
</draw:frame>
据他说，这个女人几乎落在俄罗斯的格子后面。 但是，申诉专员的员工及时做出了反应，并帮助乌克兰人接手了<text:a xlink:type="simple" xlink:href="https://www.ukrinform.ua/tag-diti" text:style-name="Internet_20_link" text:visited-style-name="Visited_20_Internet_20_Link">
</text:a>
并返回乌克兰。</text:p>
      <text:p text:style-name="P4">
<draw:frame draw:style-name="fr1" draw:name="Image150" text:anchor-type="as-char" svg:width="6.9236in" svg:height="4.615733in" draw:z-index="0">
<draw:image xlink:href="../Images/yкринформ/2023-05-25T17-44-00-03-00/1685025825-549.jpg" xlink:type="simple" xlink:show="embed" xlink:actuate="onLoad" draw:mime-type="image/jpeg"/>
</draw:frame>
“在去俄罗斯联邦之前，乌克兰公民转向了一个帮助她旅行的非州组织。 但是，任何组织/社区都不会保证在外国领土上的安全，而妇女是朝着俄罗斯联合会迈出的格子迈出的一步。 我强调，现在乌克兰在一个恐怖国家没有外交关系，也没有向我国的公民接收领事!对于转向非州结构的Timus乌克兰人来说，国家将很难提供帮助。 而且，当俄罗斯联邦不提供任何信息时，”卢比尼特强调。</text:p>
      <text:p text:style-name="P4">
<text:span text:style-name="T4">
另请阅读：</text:span>
 <text:a xlink:type="simple" xlink:href="https://www.ukrinform.ua/rubric-society/3713443-ukraina-rozslidue-rol-bilorusi-u-deportacii-ukrainskih-ditej.html" text:style-name="Internet_20_link" text:visited-style-name="Visited_20_Internet_20_Link">
<text:span text:style-name="T4">
 deportant </text:span>
</text:a>
他强调，从现在知道的案件中，俄罗斯联邦练习2-3的乌克兰人尝试自己的部队(或在非州组织的支持下)将亲戚回家。 Lubinets补充说：“我警告说，练习也可以在白俄罗斯使用。”</text:p>
      <text:p text:style-name="P4">
<draw:frame draw:style-name="fr1" draw:name="Image151" text:anchor-type="as-char" svg:width="6.664062in" svg:height="10.0in" draw:z-index="0">
<draw:image xlink:href="../Images/yкринформ/2023-05-25T17-44-00-03-00/1685025565-524.jpg" xlink:type="simple" xlink:show="embed" xlink:actuate="onLoad" draw:mime-type="image/jpeg"/>
</draw:frame>
他呼吁乌克兰的公民想从临时占领的领土或俄罗斯联邦中返回其子女，仅与州机构联系，他们只能提供帮助或提供安全保证。 有必要联系乌克兰Verkhovna Rada秘书处的热线，仅是正确的：0-800-50-17-20。</text:p>
      <text:p text:style-name="P4">
News Source: <text:a xlink:type="simple" xlink:href="https://www.ukrinform.ua/rubric-ato/3714127-do-ukraini-z-rosii-povernuli-se-odnu-deportovanu-ditinu.html" text:style-name="Internet_20_link" text:visited-style-name="Visited_20_Internet_20_Link">
https://www.ukrinform.ua/rubric-ato/3714127-do-ukraini-z-rosii-povernuli-se-odnu-deportovanu-ditinu.html</text:a>
</text:p>
      <!--NEWS-->
      <text:h text:style-name="P10" text:outline-level="1">
<text:span text:style-name="T4">
乌克兰大约F-16的Stefanchuk：敌人将看到他们的人数</text:span>
</text:h>
      <text:p text:style-name="P4">
作者: Ukrinform (Person)</text:p>
      <text:p text:style-name="P4">
出版商: Укринформ (Organization)</text:p>
      <text:p text:style-name="P4">
出版时间: 2023-05-25T17:52:50+03:00</text:p>
      <text:p text:style-name="P4">
修改时间: 2023-05-25T17:52:50+03:00</text:p>
      <text:p text:style-name="P4">
描述: 当俄罗斯入侵者进入乌克兰并开始战斗时，他们将看到F-16飞机的数量。  - 乌克林。</text:p>
      <text:p text:style-name="P4">
图片: ['<text:a xlink:type="simple" xlink:href="https://static.ukrinform.com/photos/2023_05/thumb_files/630_360_1684825570-934.jpg" text:style-name="Internet_20_link" text:visited-style-name="Visited_20_Internet_20_Link">
630_360_16848...</text:a>
']</text:p>
      <text:p text:style-name="P4">
标签: ['Літак', 'Польща', 'Стефанчук']</text:p>
      <text:p text:style-name="P4">
类型: Article</text:p>
      <!--METADATA-->
      <text:p text:style-name="P4">
<draw:frame draw:style-name="fr1" draw:name="Image152" text:anchor-type="as-char" svg:width="6.9236in" svg:height="3.956343in" draw:z-index="0">
<draw:image xlink:href="../Images/yкринформ/2023-05-25T17-52-50-03-00/630_360_1684825570-934.jpg" xlink:type="simple" xlink:show="embed" xlink:actuate="onLoad" draw:mime-type="image/jpeg"/>
</draw:frame>
俄罗斯形状的F-16飞机进入乌克兰时，将看到俄罗斯的数量。</text:p>
      <text:p text:style-name="P4">
乌克兰飞行员在许多国家 /地区对F-16飞机的培训将“在几天或几周内开始”。</text:p>
      <text:p text:style-name="P4">
乌克兰Verkhovna Rada的负责人Ruslan Stefanchuk周四表示，他自己的乌克兰夫妇记者。</text:p>
      <text:p text:style-name="P4">
<text:span text:style-name="T4">
另请阅读：</text:span>
 <text:a xlink:type="simple" xlink:href="https://www.ukrinform.ua/rubric-ato/3714104-ukrainski-piloti-zmozut-projti-navcanna-na-svedskih-vinisuvacah-gripen.html" text:style-name="Internet_20_link" text:visited-style-name="Visited_20_Internet_20_Link">
</text:a>
据他说，在几个斯堪的纳维亚国家以及波兰的访问期间，乌克兰方说服了对碘这一方面的进一步支持，这是飞行联盟的形成。</text:p>
      <text:p text:style-name="P4">
“第一问题：向乌克兰提供F-16。 在那之后，丹麦给予了对飞行员准备的第一个同意。 然后，我们在瑞典有非常强大的妻子，我们谈论了他们的抓机飞机。 今天在波兰，他们还谈到了F-16，关于我们的飞行员的准备。”</text:p>
      <text:p text:style-name="P4">
据他说，在第一步之后 - 乌克兰飞行员F -16的培训开始 - “很快就会迈出第二步。”</text:p>
      <text:p text:style-name="P4">
<text:span text:style-name="T4">
另请阅读：</text:span>
 <text:a xlink:type="simple" xlink:href="https://www.ukrinform.ua/rubric-polytics/3714056-stefancuk-zustrivsa-z-dudou-v-polsi-govorili-pro-lotnu-koaliciu.html" text:style-name="Internet_20_link" text:visited-style-name="Visited_20_Internet_20_Link">
<text:span text:style-name="T4">
 Stefanchuk </text:span>
</text:a>
乌克兰的Verkhovna Rada董事长说：“我认为飞机的数量以及来到乌克兰时会看到乌克兰的敌人。”</text:p>
      <text:p text:style-name="P4">
当在F-16的乌克兰飞行员开始培训时，Stefanchuk回答了这个问题，Stefanchuk指出，这个问题“也许几天几周”将在几个伙伴国家的领土上发生。</text:p>
      <text:p text:style-name="P4">
Verkhovna Rada的董事长指出，在波兰，他会见了杜达国家的总理，总理Mateusz Moravtsky，Seimas Isenat Elzhbete Witk和Tomasz Grodz的元帅。 根据他的说法，根据波兰的水库的结果，“与警告援助有关的过程将有很大的加速。”</text:p>
      <text:p text:style-name="P4">
<text:span text:style-name="T4">
另请阅读：</text:span>
 <text:a xlink:type="simple" xlink:href="https://www.ukrinform.ua/rubric-polytics/3713662-vazke-ozbroenna-dla-ukraini-i-navcanna-pilotiv-stefancuk-zustrivsa-z-moraveckim.html" text:style-name="Internet_20_link" text:visited-style-name="Visited_20_Internet_20_Link">
<text:span text:style-name="T4">
 Stefanchuk </text:span>
</text:a>
</text:p>
      <text:p text:style-name="P4">
“对于将要发生的事情，这也是许多事情发生的事情(反性 - 编辑。)”， - 强调Verkhovna Rada的负责人。</text:p>
      <text:p text:style-name="P4">
众所周知，波兰国防部长马里乌斯(Mariusz)周三祝福华沙已准备好准备30,000名乌克兰军队，其中包括F-16的乌克兰飞行员。</text:p>
      <text:p text:style-name="P4">
News Source: <text:a xlink:type="simple" xlink:href="https://www.ukrinform.ua/rubric-ato/3714131-stefancuk-pro-f16-dla-ukraini-vorog-pobacit-ihnu-kilkist.html" text:style-name="Internet_20_link" text:visited-style-name="Visited_20_Internet_20_Link">
https://www.ukrinform.ua/rubric-ato/3714131-stefancuk-pro-f16-dla-ukraini-vorog-pobacit-ihnu-kilkist.html</text:a>
</text:p>
      <!--NEWS-->
      <text:h text:style-name="P10" text:outline-level="1">
<text:span text:style-name="T4">
Danilov会见了大西洋委员会代表团 - 所说的</text:span>
</text:h>
      <text:p text:style-name="P4">
作者: Ukrinform (Person)</text:p>
      <text:p text:style-name="P4">
出版商: Укринформ (Organization)</text:p>
      <text:p text:style-name="P4">
出版时间: 2023-05-25T17:58:38+03:00</text:p>
      <text:p text:style-name="P4">
修改时间: 2023-05-25T17:58:38+03:00</text:p>
      <text:p text:style-name="P4">
描述: 乌克兰阿列克谢·丹尼洛夫（Alexei Danilov）国家安全与国防委员会秘书说，俄罗斯联邦的分裂是时间问题，应该做好准备。  - 乌克林。</text:p>
      <text:p text:style-name="P4">
图片: ['<text:a xlink:type="simple" xlink:href="https://static.ukrinform.com/photos/2023_05/thumb_files/630_360_1685026633-428.jpg" text:style-name="Internet_20_link" text:visited-style-name="Visited_20_Internet_20_Link">
630_360_16850...</text:a>
', '<text:a xlink:type="simple" xlink:href="https://static.ukrinform.com/photos/2023_05/1685026633-758.jpg" text:style-name="Internet_20_link" text:visited-style-name="Visited_20_Internet_20_Link">
1685026633-75...</text:a>
']</text:p>
      <text:p text:style-name="P4">
标签: ['РНБО', 'Данілов', 'Війна з Росією']</text:p>
      <text:p text:style-name="P4">
类型: Article</text:p>
      <!--METADATA-->
      <text:p text:style-name="P4">
<draw:frame draw:style-name="fr1" draw:name="Image153" text:anchor-type="as-char" svg:width="6.9236in" svg:height="3.956343in" draw:z-index="0">
<draw:image xlink:href="../Images/yкринформ/2023-05-25T17-58-38-03-00/630_360_1685026633-428.jpg" xlink:type="simple" xlink:show="embed" xlink:actuate="onLoad" draw:mime-type="image/jpeg"/>
</draw:frame>
乌克兰阿列克谢·丹尼洛夫(Alexey Danilov)的国家安全和辩护秘书说，俄罗斯联邦的分裂是时间问题，有必要成为会员。</text:p>
      <text:p text:style-name="P4">
据乌克林福姆(Ukrinform)称，他在与大西洋委员会代表团的会议上说，这是在乌克兰乌克兰约翰·赫布斯特(Ukraine John Herbst)的大西洋欧洲委员会主任的主任。</text:p>
      <text:p text:style-name="P4">
在会议上，当事方讨论了该地区和世界当前的安全状况，对世界趋势进行了交换，概述了加深双边合作的方向。</text:p>
      <text:p text:style-name="P4">
<text:span text:style-name="T4">
另请阅读：</text:span>
 <text:a xlink:type="simple" xlink:href="https://www.ukrinform.ua/rubric-ato/3713628-fejkova-smert-zaluznogo-danilov-rozpoviv-pro-zasidanna-stavki-ta-pidmorgnuv-hejteram.html" text:style-name="Internet_20_link" text:visited-style-name="Visited_20_Internet_20_Link">
<text:span text:style-name="T4">
 danilov </text:span>
</text:a>
NSDC秘书感谢美国方面的支持我们州赢得俄罗斯战争的方式。</text:p>
      <text:p text:style-name="P4">
<draw:frame draw:style-name="fr1" draw:name="Image154" text:anchor-type="as-char" svg:width="6.9236in" svg:height="4.615733in" draw:z-index="0">
<draw:image xlink:href="../Images/yкринформ/2023-05-25T17-58-38-03-00/1685026633-758.jpg" xlink:type="simple" xlink:show="embed" xlink:actuate="onLoad" draw:mime-type="image/jpeg"/>
</draw:frame>
根据丹尼洛夫(Danilov)的说法，在对俄罗斯联邦的全面入侵开始时，许多世界分析中心“认为我们不会站立”，但乌克兰是“经过证明的”。</text:p>
      <text:p text:style-name="P4">
Danilov说：“世界上很少有人提前30  -  40年来预测，如果寻求的话，部分是错误的，而不是考虑历史。”</text:p>
      <text:p text:style-name="P4">
他认为，不仅乌克兰在战争中的胜利，而且“和平胜利”也很重要，因此对伴侣的支持至关重要。</text:p>
      <text:p text:style-name="P4">
Danilov补充说：“我们将尽可能多地战斗，因为我们负责我们国家的流离失所，现在我们有机会建立一个新的国家。”</text:p>
      <text:p text:style-name="P4">
<text:span text:style-name="T4">
另请阅读：</text:span>
 <text:a xlink:type="simple" xlink:href="https://www.ukrinform.ua/rubric-world/3713274-danilov-ne-viklucae-poavu-rosijskih-dobrovolciv-u-branskij-kurskij-voronezkij-oblastah.html" text:style-name="Internet_20_link" text:visited-style-name="Visited_20_Internet_20_Link">
<text:span text:style-name="T4">
 danilov </text:span>
</text:a>
他还指出，俄罗斯的分裂过程是不可逆转的。</text:p>
      <text:p text:style-name="P4">
丹尼维洛夫说：“俄罗斯联邦的分裂是时间问题，有必要为此做好准备。”</text:p>
      <text:p text:style-name="P4">
各方还关心抵消俄罗斯错误信息的问题。</text:p>
      <text:p text:style-name="P4">
丹尼洛夫(Danilov)表示，“世界各地的俄罗斯电视频道不是这个词的启蒙运动”，因为“大多数人都是俄罗斯的特殊服务”。 NSDC秘书强调，对于虚假信息的错误信息，需要合作伙伴之间的协调，并指出了与NSDC上错误信息的合作相关性。<text:span text:style-name="T4">
另请阅读：</text:span>
 <text:a xlink:type="simple" xlink:href="https://www.ukrinform.ua/rubric-ato/3713270-bahmut-pid-vognevim-kontrolem-ukraini-danilov.html" text:style-name="Internet_20_link" text:visited-style-name="Visited_20_Internet_20_Link">
<text:span text:style-name="T4">
 danilov </text:span>
</text:a>
据报道，早些时候的丹尼洛夫在Teleterna“统一新闻”的空中指出，俄罗斯人的抗议活动与Belgorod地区类似的抗议活动也将在Bryansk，Kursk，Voronezh和其他地区观察到。 据他说，这些进程将不断取得战争中乌克兰的彻底胜利。</text:p>
      <text:p text:style-name="P4">
照片：NSDC</text:p>
      <text:p text:style-name="P4">
News Source: <text:a xlink:type="simple" xlink:href="https://www.ukrinform.ua/rubric-polytics/3714135-danilov-zustrivsa-z-delegacieu-atlanticnoi-radi-pro-so-govorili.html" text:style-name="Internet_20_link" text:visited-style-name="Visited_20_Internet_20_Link">
https://www.ukrinform.ua/rubric-polytics/3714135-danilov-zustrivsa-z-delegacieu-atlanticnoi-radi-pro-so-govorili.html</text:a>
</text:p>
      <!--NEWS-->
      <text:h text:style-name="P10" text:outline-level="1">
<text:span text:style-name="T4">
州特殊运输服务的30多个工程集团在乌克兰的不同地区运营</text:span>
</text:h>
      <text:p text:style-name="P4">
作者: ['АРМІЯINFORM']</text:p>
      <text:p text:style-name="P4">
时间: 2023-05-25T18:00:00-04:00</text:p>
      <text:p text:style-name="P4">
描述: 关于电报中的Chestomlya，主权是运输的特殊服务。 PAN ...与乌克兰2022年的战争，与乌克兰的最新消息，今天与乌克兰的新闻战争，2022年的新闻战争，今天将在乌克兰和俄罗斯之间发动战争，当2022年与乌克兰的战争将是与乌克兰的战争，他们说，在不久的将来与乌克兰发动了战争</text:p>
      <text:p text:style-name="P4">
图片: ['<text:a xlink:type="simple" xlink:href="https://armyinform.com.ua/wp-content/uploads/2023/05/39e6a3c9-87cc-4357-a93c-0125ce5aed8a.jpg" text:style-name="Internet_20_link" text:visited-style-name="Visited_20_Internet_20_Link">
39e6a3c9-87cc-4357-a93c-0125ce5aed8a.jpg</text:a>
', '<text:a xlink:type="simple" xlink:href="https://armyinform.com.ua/wp-content/uploads/2023/05/af8a80da-8872-4187-9bfd-a95d9f0e60c7.jpg" text:style-name="Internet_20_link" text:visited-style-name="Visited_20_Internet_20_Link">
af8a80da-8872-4187-9bfd-a95d9f0e60c7.jpg</text:a>
', '<text:a xlink:type="simple" xlink:href="https://armyinform.com.ua/wp-content/uploads/2023/05/c411985c-39ec-4d4d-bd07-395f64a39035-150x150.jpg" text:style-name="Internet_20_link" text:visited-style-name="Visited_20_Internet_20_Link">
c411985c-39ec-4d4d-bd07-395f64a39035-150x150.jpg</text:a>
', '<text:a xlink:type="simple" xlink:href="https://armyinform.com.ua/wp-content/uploads/2023/05/e6614d85-651e-4a2c-8cc0-e96789521064-150x150.jpg" text:style-name="Internet_20_link" text:visited-style-name="Visited_20_Internet_20_Link">
e6614d85-651e-4a2c-8cc0-e96789521064-150x150.jpg</text:a>
', '<text:a xlink:type="simple" xlink:href="https://armyinform.com.ua/wp-content/uploads/2023/05/91649f30-b826-4ea7-937c-8d20e9568f74-150x150.jpg" text:style-name="Internet_20_link" text:visited-style-name="Visited_20_Internet_20_Link">
91649f30-b826-4ea7-937c-8d20e9568f74-150x150.jpg</text:a>
']</text:p>
      <text:p text:style-name="P4">
标签: ['STOPRUSSIA', 'АГРЕСІЯ РФ', 'ВІЙНА', 'ВТОРГНЕННЯ РФ', 'РОЗМІНУВАННЯ', 'РОСІЙСЬКІ МІНИ']</text:p>
      <text:p text:style-name="P4">
类别: News</text:p>
      <!--METADATA-->
      <text:p text:style-name="P4">
<draw:frame draw:style-name="fr1" draw:name="Image155" text:anchor-type="as-char" svg:width="6.9236in" svg:height="3.894525in" draw:z-index="0">
<draw:image xlink:href="../Images/AРМІЯINFORM/2023-05-25T18-00-00-04-00/39e6a3c9-87cc-4357-a93c-0125ce5aed8a.jpg" xlink:type="simple" xlink:show="embed" xlink:actuate="onLoad" draw:mime-type="image/jpeg"/>
</draw:frame>
关于它<text:a xlink:type="simple" xlink:href="https://t.me/dsst_mou/2881" text:style-name="Internet_20_link" text:visited-style-name="Visited_20_Internet_20_Link">
报告</text:a>
在电报州专家运输中。</text:p>
      <text:p text:style-name="P4">
州特殊运输服务的30多个工程团体(淘汰3组水下脱水)迄今为止，Ukharkiv，Mykolaiv，Kherson，Chernihiv，Kyiv等。</text:p>
      <text:p text:style-name="P4">
<draw:frame draw:style-name="fr1" draw:name="Image156" text:anchor-type="as-char" svg:width="6.9236in" svg:height="3.894525in" draw:z-index="0">
<draw:image xlink:href="../Images/AРМІЯINFORM/2023-05-25T18-00-00-04-00/af8a80da-8872-4187-9bfd-a95d9f0e60c7.jpg" xlink:type="simple" xlink:show="embed" xlink:actuate="onLoad" draw:mime-type="image/jpeg"/>
</draw:frame>
<text:span text:style-name="T5">
!</text:span>
：**</text:p>
      <ul>
        <li>
35 653爆炸物。</li>
      </ul>
      <text:p text:style-name="P4">
<text:span text:style-name="T4">
检查了爆炸性物品：</text:span>
</text:p>
      <ul>
        <li>
          <ul>
            <li>
大约7,000公顷的地形和16.34公顷的河流和湖泊水； * -2024公里的铁轨和553公里的道路； *  - 超过287公里的传输线和33公里的气体。</li>
          </ul>
        </li>
      </ul>
      <text:p text:style-name="P4">
<text:a xlink:type="simple" xlink:href="https://armyinform.com.ua/wp-content/uploads/2023/05/c411985c-39ec-4d4d-bd07-395f64a39035.jpg" text:style-name="Internet_20_link" text:visited-style-name="Visited_20_Internet_20_Link">
!(Images/AРМІЯINFORM/2023-05-25T18-00-00-04-00/c411985c-39ec-4d4d-bd07-395f64a39035-150x150.jpg)</text:a>
</text:p>
      <text:p text:style-name="P4">
<text:a xlink:type="simple" xlink:href="https://armyinform.com.ua/wp-content/uploads/2023/05/e6614d85-651e-4a2c-8cc0-e96789521064.jpg" text:style-name="Internet_20_link" text:visited-style-name="Visited_20_Internet_20_Link">
<draw:frame draw:style-name="fr1" draw:name="Image157" text:anchor-type="as-char" svg:width="6.9236in" svg:height="6.9236in" draw:z-index="0">
<draw:image xlink:href="../Images/AРМІЯINFORM/2023-05-25T18-00-00-04-00/e6614d85-651e-4a2c-8cc0-e96789521064-150x150.jpg" xlink:type="simple" xlink:show="embed" xlink:actuate="onLoad" draw:mime-type="image/jpeg"/>
</draw:frame>
</text:a>
</text:p>
      <text:p text:style-name="P4">
<text:a xlink:type="simple" xlink:href="https://armyinform.com.ua/wp-content/uploads/2023/05/91649f30-b826-4ea7-937c-8d20e9568f74.jpg" text:style-name="Internet_20_link" text:visited-style-name="Visited_20_Internet_20_Link">
<draw:frame draw:style-name="fr1" draw:name="Image158" text:anchor-type="as-char" svg:width="6.9236in" svg:height="6.9236in" draw:z-index="0">
<draw:image xlink:href="../Images/AРМІЯINFORM/2023-05-25T18-00-00-04-00/91649f30-b826-4ea7-937c-8d20e9568f74-150x150.jpg" xlink:type="simple" xlink:show="embed" xlink:actuate="onLoad" draw:mime-type="image/jpeg"/>
</draw:frame>
</text:a>
在高级中尉亚历山大·普里兹希科夫(Alexander Prizhikov)的领导下，助先进的团体现在是基辅地区鲁萨诺夫村的农业土地的剥夺。 士兵的工作缓慢，小心，冷静地，一步一步地通过，由于该地区的战争和战斗，该领域已经两年没有处理。 站点的复杂性取决于工作的速度和数量。 平均而言，它们将其传递给两个领土的两公顷。 在该区域中，发现了抗坦克TM-62，抗人POM-3，OZM-72，并且还揭示了来自Grad RSSU的喷气壳。 发现爆炸物的物体是分类的，适合使用的弹药，在被特别吸引的人群中损坏。</text:p>
      <text:p text:style-name="P4">
经过完整的检查后，军事船只提供了对该领土的检查，该行为能够安全地将土地用于其预期目的。</text:p>
      <text:p text:style-name="P4">
需求工作正在进行中。牢不可破的精神将恢复乌克兰!</text:p>
      <text:p text:style-name="P4">
News Source: <text:a xlink:type="simple" xlink:href="https://armyinform.com.ua/2023/05/25/bilshe-30-inzhenerno-sapernyh-grup-derzhavnoyi-speczsluzhby-transportu-diyut-u-riznyh-oblastyah-ukrayiny/" text:style-name="Internet_20_link" text:visited-style-name="Visited_20_Internet_20_Link">
https://armyinform.com.ua/2023/05/25/bilshe-30-inzhenerno-sapernyh-grup-derzhavnoyi-speczsluzhby-transportu-diyut-u-riznyh-oblastyah-ukrayiny/</text:a>
</text:p>
      <!--NEWS-->
      <text:h text:style-name="P10" text:outline-level="1">
<text:span text:style-name="T4">
总参谋部展示了英国澳大利亚教练如何训练武装部队战斗机</text:span>
</text:h>
      <text:p text:style-name="P4">
作者: Ukrinform (Person)</text:p>
      <text:p text:style-name="P4">
出版商: Укринформ (Organization)</text:p>
      <text:p text:style-name="P4">
出版时间: 2023-05-25T18:01:37+03:00</text:p>
      <text:p text:style-name="P4">
修改时间: 2023-05-25T18:01:37+03:00</text:p>
      <text:p text:style-name="P4">
描述: 澳大利亚部队国防军的讲师五个星期将对乌克兰武装部队人员的基本一般军事培训进行培训。  - 乌克林。</text:p>
      <text:p text:style-name="P4">
图片: ['<text:a xlink:type="simple" xlink:href="https://static.ukrinform.com/photos/2023_05/thumb_files/630_360_1685026747-3742.jpeg" text:style-name="Internet_20_link" text:visited-style-name="Visited_20_Internet_20_Link">
630_360_16850...</text:a>
', '<text:a xlink:type="simple" xlink:href="https://static.ukrinform.com/photos/2023_05/thumb_files/630_360_1685026747-3593.jpeg" text:style-name="Internet_20_link" text:visited-style-name="Visited_20_Internet_20_Link">
630_360_16850...</text:a>
', '<text:a xlink:type="simple" xlink:href="https://static.ukrinform.com/photos/2023_05/thumb_files/630_360_1685026747-6991.jpeg" text:style-name="Internet_20_link" text:visited-style-name="Visited_20_Internet_20_Link">
630_360_16850...</text:a>
', '<text:a xlink:type="simple" xlink:href="https://static.ukrinform.com/photos/2023_05/thumb_files/630_360_1685026747-9894.jpeg" text:style-name="Internet_20_link" text:visited-style-name="Visited_20_Internet_20_Link">
630_360_16850...</text:a>
', '<text:a xlink:type="simple" xlink:href="https://static.ukrinform.com/photos/2023_05/thumb_files/630_360_1685026747-7192.jpeg" text:style-name="Internet_20_link" text:visited-style-name="Visited_20_Internet_20_Link">
630_360_16850...</text:a>
', '<text:a xlink:type="simple" xlink:href="https://static.ukrinform.com/photos/2023_05/thumb_files/630_360_1685026747-7292.jpeg" text:style-name="Internet_20_link" text:visited-style-name="Visited_20_Internet_20_Link">
630_360_16850...</text:a>
', '<text:a xlink:type="simple" xlink:href="https://static.ukrinform.com/photos/2023_05/thumb_files/630_360_1685026748-2490.jpeg" text:style-name="Internet_20_link" text:visited-style-name="Visited_20_Internet_20_Link">
630_360_16850...</text:a>
', '<text:a xlink:type="simple" xlink:href="https://static.ukrinform.com/photos/2023_05/thumb_files/630_360_1685026748-9643.jpeg" text:style-name="Internet_20_link" text:visited-style-name="Visited_20_Internet_20_Link">
630_360_16850...</text:a>
', '<text:a xlink:type="simple" xlink:href="https://static.ukrinform.com/photos/2023_05/thumb_files/630_360_1685026748-2809.jpeg" text:style-name="Internet_20_link" text:visited-style-name="Visited_20_Internet_20_Link">
630_360_16850...</text:a>
', '<text:a xlink:type="simple" xlink:href="https://static.ukrinform.com/photos/2023_05/thumb_files/630_360_1685026748-1857.jpeg" text:style-name="Internet_20_link" text:visited-style-name="Visited_20_Internet_20_Link">
630_360_16850...</text:a>
', '<text:a xlink:type="simple" xlink:href="https://static.ukrinform.com/photos/2023_05/thumb_files/630_360_1685026748-8738.jpeg" text:style-name="Internet_20_link" text:visited-style-name="Visited_20_Internet_20_Link">
630_360_16850...</text:a>
', '<text:a xlink:type="simple" xlink:href="https://static.ukrinform.com/photos/2023_05/thumb_files/630_360_1685026748-7463.jpeg" text:style-name="Internet_20_link" text:visited-style-name="Visited_20_Internet_20_Link">
630_360_16850...</text:a>
', '<text:a xlink:type="simple" xlink:href="https://static.ukrinform.com/photos/2023_05/thumb_files/630_360_1685026749-6576.jpeg" text:style-name="Internet_20_link" text:visited-style-name="Visited_20_Internet_20_Link">
630_360_16850...</text:a>
', '<text:a xlink:type="simple" xlink:href="https://static.ukrinform.com/photos/2023_05/thumb_files/630_360_1685026749-2925.jpeg" text:style-name="Internet_20_link" text:visited-style-name="Visited_20_Internet_20_Link">
630_360_16850...</text:a>
']</text:p>
      <text:p text:style-name="P4">
标签: ['Австралія', 'Британія', 'Військові навчання']</text:p>
      <text:p text:style-name="P4">
类型: Article</text:p>
      <!--METADATA-->
      <text:p text:style-name="P4">
<draw:frame draw:style-name="fr1" draw:name="Image159" text:anchor-type="as-char" svg:width="6.9236in" svg:height="3.956343in" draw:z-index="0">
<draw:image xlink:href="../Images/yкринформ/2023-05-25T18-01-37-03-00/630_360_1685026747-3742.jpeg" xlink:type="simple" xlink:show="embed" xlink:actuate="onLoad" draw:mime-type="image/jpeg"/>
</draw:frame>
澳大利亚部队国防军的讲师五个星期将接受乌克兰个人仓库部队的基本军事训练。</text:p>
      <text:p text:style-name="P4">
正如乌克林福姆报道的那样，关于<text:a xlink:type="simple" xlink:href="https://www.facebook.com/GeneralStaff.ua/posts/592846553028427" text:style-name="Internet_20_link" text:visited-style-name="Visited_20_Internet_20_Link">
</text:a>
武装部队总参谋部的目前服务报告。</text:p>
      <text:p text:style-name="P4">
«澳大利亚国防土地部队Kudu行动的讲师和讲师继续准备第三轮旋转(https://www.ukrinform.ua/tag-zsu)在英国英国和北爱尔兰英国的指导下。</text:p>
      <text:p text:style-name="P4">
如前所述，在五周内，新兵将完成这些课程，以在一场大规模战争中获得该国的保护。 他们是由澳大利亚军队训练的教练准备的，他们是通过戒断和射击的治疗，在农村和城市地区的战斗行动，Okopian和医疗技能来教授的。 每个课程都基于去年战斗的乌克兰士兵的经验。</text:p>
      <text:p text:style-name="P4">
<text:span text:style-name="T4">
另请阅读：</text:span>
 <text:a xlink:type="simple" xlink:href="https://www.ukrinform.ua/rubric-ato/3709036-u-britanii-ukrainski-vijskovi-vidpracovuut-vedenna-vognu.html" text:style-name="Internet_20_link" text:visited-style-name="Visited_20_Internet_20_Link">
</text:a>
在第一周，新兵学习了组装田野背包的基础知识，并掌握了射击，手榴弹发射器和反武器的困难。 很快，他们开始接受第一次现场训练，他们学会了在战术场地环境中生活和生存。 对于某些贵族来说，重负荷游行是第一次，有些人认为研究巡逻和战斗行动的挑战。新闻社报告说，澳大利亚国防部队的这支队伍和讲师的军队是第二轮旋转，这是在Kudu手术手术中进行的。 澳大利亚继续支持乌克兰塔纳德斯人的持续支持，以应对俄罗斯的持续违规行为。 2023年1月到达英国，澳大利亚国防军的70名军事军人队伍与大不列颠领导下的乌克兰新兵准备计划一起加入了合伙人国家。</text:p>
      <text:p text:style-name="P4">
据乌克林福姆称，英国F-16的最初约有20名乌克兰飞行员。</text:p>
      <text:p text:style-name="P4">
News Source: <text:a xlink:type="simple" xlink:href="https://www.ukrinform.ua/rubric-ato/3714137-genstab-pokazav-ak-avstralijski-instruktori-u-britanii-trenuut-bijciv-zsu.html" text:style-name="Internet_20_link" text:visited-style-name="Visited_20_Internet_20_Link">
https://www.ukrinform.ua/rubric-ato/3714137-genstab-pokazav-ak-avstralijski-instruktori-u-britanii-trenuut-bijciv-zsu.html</text:a>
</text:p>
      <!--NEWS-->
      <text:h text:style-name="P10" text:outline-level="1">
<text:span text:style-name="T4">
在赫尔森，入侵者无法抑制乌克兰金融体系 - 专家</text:span>
</text:h>
      <text:p text:style-name="P4">
作者: Ukrinform (Person)</text:p>
      <text:p text:style-name="P4">
出版商: Укринформ (Organization)</text:p>
      <text:p text:style-name="P4">
出版时间: 2023-05-25T18:05:42+03:00</text:p>
      <text:p text:style-name="P4">
修改时间: 2023-05-25T18:05:42+03:00</text:p>
      <text:p text:style-name="P4">
描述: 在霍森占领期间，俄罗斯入侵者无法抑制乌克兰金融体系。  - 乌克林。</text:p>
      <text:p text:style-name="P4">
图片: ['<text:a xlink:type="simple" xlink:href="https://static.ukrinform.com/photos/2023_05/thumb_files/630_360_1685016815-174.jpg" text:style-name="Internet_20_link" text:visited-style-name="Visited_20_Internet_20_Link">
630_360_16850...</text:a>
']</text:p>
      <text:p text:style-name="P4">
标签: ['Фінанси', 'Херсон', 'Гроші']</text:p>
      <text:p text:style-name="P4">
类型: Article</text:p>
      <!--METADATA-->
      <text:p text:style-name="P4">
<draw:frame draw:style-name="fr1" draw:name="Image160" text:anchor-type="as-char" svg:width="6.9236in" svg:height="3.956343in" draw:z-index="0">
<draw:image xlink:href="../Images/yкринформ/2023-05-25T18-05-42-03-00/630_360_1685016815-174.jpg" xlink:type="simple" xlink:show="embed" xlink:actuate="onLoad" draw:mime-type="image/jpeg"/>
</draw:frame>
在赫尔森期间，俄罗斯入侵者无法抑制乌克兰金融体系。</text:p>
      <text:p text:style-name="P4">
Kherson Yuri Yuri Antoshchuk在[]中告诉<text:a xlink:type="simple" xlink:href="https://www.ukrinform.ua/rubric-society/3714034-urij-antosuk-trener-z-novih-media-ekspert.html" text:style-name="Internet_20_link" text:visited-style-name="Visited_20_Internet_20_Link">
</text:a>
.</text:p>
      <text:p text:style-name="P4">
«Можна було добре побачити, як окупанти всіляко намагалися витиснутиукраїнську гривню і запускали в обіг свої рублі. Наш український онлайн-банкінг – це щось», - сказав експерт.</text:p>
      <text:p text:style-name="P4">
<text:span text:style-name="T4">
Читайте також:</text:span>
 <text:a xlink:type="simple" xlink:href="https://www.ukrinform.ua/rubric-society/3714034-urij-antosuk-trener-z-novih-media-ekspert.html" text:style-name="Internet_20_link" text:visited-style-name="Visited_20_Internet_20_Link">
 <text:span text:style-name="T4">
Антощук</text:span>
 </text:a>
他指出，即使没有乌克兰的移动通讯，赫尔森也很快做出了反应，并提出了如何获得Hryvnia，如何进入银行帐户的不同方法。 当他们停止工作时，人们将资金通过银行业务转移到卡上，支付了货物或“停止” Hryvnia。 乌克兰Pos-ensinals被保留在赫尔森(Kherson)，因此人们可以用乌克兰的卡片回报。</text:p>
      <text:p text:style-name="P4">
“尽管俄罗斯人在赫尔森开设了银行，并开始发行卡片，进口卢布，尽可能多地将其分发给所有人，减少了课程，折旧，“他们无法在发布之前抑制乌克兰金融体系正确的银行，” Antoshchuk强调。</text:p>
      <text:p text:style-name="P4">
据他说，专家与不同银行进行了沟通，例如，如果俄罗斯人确认POS终端，则作为企业家接受付款。 毕竟，有一些选择将您的智能手机变成POS终端并接受乌克兰卡以付款。</text:p>
      <text:p text:style-name="P4">
<text:span text:style-name="T4">
另请阅读：</text:span>
 <text:a xlink:type="simple" xlink:href="https://www.ukrinform.ua/rubric-vidbudova/3714111-na-deokupovanij-hersonsini-treba-vidnoviti-sonajmense-142-tisaci-zitlovih-budinkiv-ova.html" text:style-name="Internet_20_link" text:visited-style-name="Visited_20_Internet_20_Link">
<text:span text:style-name="T4">
 kherson </text:span>
</text:a>
正如乌克林福姆(Ukrinform)报道的那样，武装部队解放了赫尔森地区的权利 - 尤其是赫尔森市。 该地区的部分位于左Berezidpipra，被俄罗斯军队暂时捕获。</text:p>
      <text:p text:style-name="P4">
News Source: <text:a xlink:type="simple" xlink:href="https://www.ukrinform.ua/rubric-regions/3714138-u-hersoni-okupanti-ne-zmogli-pridusiti-ukrainsku-finansovu-sistemu-ekspert.html" text:style-name="Internet_20_link" text:visited-style-name="Visited_20_Internet_20_Link">
https://www.ukrinform.ua/rubric-regions/3714138-u-hersoni-okupanti-ne-zmogli-pridusiti-ukrainsku-finansovu-sistemu-ekspert.html</text:a>
</text:p>
      <!--NEWS-->
      <text:h text:style-name="P10" text:outline-level="1">
<text:span text:style-name="T4">
只有北约 - 富山会员才能在未来限制俄罗斯战争</text:span>
</text:h>
      <text:p text:style-name="P4">
作者: Ukrinform (Person)</text:p>
      <text:p text:style-name="P4">
出版商: Укринформ (Organization)</text:p>
      <text:p text:style-name="P4">
出版时间: 2023-05-25T18:06:25+03:00</text:p>
      <text:p text:style-name="P4">
修改时间: 2023-05-25T18:06:25+03:00</text:p>
      <text:p text:style-name="P4">
描述: 只有在北约成员的情况下，才有可能在乌克兰达成和平与稳定。  - 乌克林。</text:p>
      <text:p text:style-name="P4">
图片: ['<text:a xlink:type="simple" xlink:href="https://static.ukrinform.com/photos/2018_04/thumb_files/630_360_1524503394-5048.jpeg" text:style-name="Internet_20_link" text:visited-style-name="Visited_20_Internet_20_Link">
630_360_15245...</text:a>
']</text:p>
      <text:p text:style-name="P4">
标签: ['НАТО', 'Україна', 'Фукуяма', 'Київський безпековий форум', 'Війна з Росією']</text:p>
      <text:p text:style-name="P4">
类型: Article</text:p>
      <!--METADATA-->
      <text:p text:style-name="P4">
<draw:frame draw:style-name="fr1" draw:name="Image161" text:anchor-type="as-char" svg:width="6.9236in" svg:height="3.956343in" draw:z-index="0">
<draw:image xlink:href="../Images/yкринформ/2023-05-25T18-06-25-03-00/630_360_1524503394-5048.jpeg" xlink:type="simple" xlink:show="embed" xlink:actuate="onLoad" draw:mime-type="image/jpeg"/>
</draw:frame>
只有在北约成员身份才能达到乌克兰的MIR和稳定性。</text:p>
      <text:p text:style-name="P4">
报道说，这一观点是由美国哲学家，斯坦福大学弗朗西斯·福山教授在基辅安全论坛上表达的。</text:p>
      <text:p text:style-name="P4">
“很明显，没有乌克兰在仁慈中的成员身份的休战和稳定。 每个成员<text:a xlink:type="simple" xlink:href="https://www.ukrinform.ua/tag-nato" text:style-name="Internet_20_link" text:visited-style-name="Visited_20_Internet_20_Link">
</text:a>
，必须考虑到这一点，这是一项和平协议，因此，为了重新武装俄罗斯，重建其立场等，它不是一个简单的流量停火，”福山说。</text:p>
      <text:p text:style-name="P4">
他认为，联盟应考虑北约准备接受乌克兰并为此做准备的条件。</text:p>
      <text:p text:style-name="P4">
<text:span text:style-name="T4">
另请阅读：</text:span>
 <text:a xlink:type="simple" xlink:href="https://www.ukrinform.ua/rubric-polytics/3714076-ukraina-pocinae-vidpovidati-standartam-nato-svidse-niz-budaka-insa-kraina-ekspremer-estonii.html" text:style-name="Internet_20_link" text:visited-style-name="Visited_20_Internet_20_Link">
</text:a>
这位教授还强调，在当前条件下，任何和平协议都将能够重新组合部队，并在分手后重新续签战争。</text:p>
      <text:p text:style-name="P4">
“将来，只有《华盛顿条约》第5条规定的乌克兰Tagrantia的成员才能限制俄罗斯的战争。 如果由于反性，乌克兰返回黑海沿岸的赫尔森·伊萨波利(Kherson Isaporozhye)地区，维多(Vitto)的会员将是真实的。 该地区对于乌克兰的谈判地位至关重要。”福山说。</text:p>
      <text:p text:style-name="P4">
他指出，这也将减少给克里米亚的土地供应，穿过凯奇海峡的桥将是一个严重的威胁，并再次阻止北克里米亚海峡。</text:p>
      <text:p text:style-name="P4">
<text:span text:style-name="T4">
另请阅读：</text:span>
 <text:a xlink:type="simple" xlink:href="https://www.ukrinform.ua/rubric-ato/3714107-pomicnica-genseka-nato-dopomogti-ukraini-vigrati-vijnu-ce-nasa-kolektivna-misia.html" text:style-name="Internet_20_link" text:visited-style-name="Visited_20_Internet_20_Link">
</text:a>
福山预测，更现实的情况将是在夏季结束时对霍尔森和扎帕里兹希亚整个领土的控制返回，以获得“彻底的休战”。 根据正式的和平协议，很难想象俄罗斯将同意乌克兰勇气和乌克兰对唐巴斯和克里米亚的主权的成员。</text:p>
      <text:p text:style-name="P4">
正如乌克林福姆报道的那样，白宫代表约翰·柯比(John Kirby)说，美国与盟友和伙伴一起继续与乌克兰癌症讨论<text:a xlink:type="simple" xlink:href="https://www.ukrinform.ua/rubric-polytics/3713723-diskusii-z-ukrainou-sodo-majbutnoi-modeli-bezpeki-trivaut-bilij-dim.html" text:style-name="Internet_20_link" text:visited-style-name="Visited_20_Internet_20_Link">
</text:a>
 .</text:p>
      <text:p text:style-name="P4">
News Source: <text:a xlink:type="simple" xlink:href="https://www.ukrinform.ua/rubric-polytics/3714139-strimati-vijnu-rosii-v-majbutnomu-moze-lise-clenstvo-ukraini-v-nato-fukuama.html" text:style-name="Internet_20_link" text:visited-style-name="Visited_20_Internet_20_Link">
https://www.ukrinform.ua/rubric-polytics/3714139-strimati-vijnu-rosii-v-majbutnomu-moze-lise-clenstvo-ukraini-v-nato-fukuama.html</text:a>
</text:p>
      <!--NEWS-->
      <text:h text:style-name="P10" text:outline-level="1">
<text:span text:style-name="T4">
在南非，可疑的卢旺达种族灭绝被拘留</text:span>
</text:h>
      <text:p text:style-name="P4">
作者: Ukrinform (Person)</text:p>
      <text:p text:style-name="P4">
出版商: Укринформ (Organization)</text:p>
      <text:p text:style-name="P4">
出版时间: 2023-05-25T18:16:00+03:00</text:p>
      <text:p text:style-name="P4">
修改时间: 2023-05-25T18:16:00+03:00</text:p>
      <text:p text:style-name="P4">
描述: 在南非，一名兰德曼被捕，该命令大约2000年的图西岛被杀，他在1994年的种族灭绝期间在教堂寻求庇护。  - 乌克林。</text:p>
      <text:p text:style-name="P4">
图片: ['<text:a xlink:type="simple" xlink:href="https://static.ukrinform.com/photos/2023_05/thumb_files/630_360_1685028036-733.png" text:style-name="Internet_20_link" text:visited-style-name="Visited_20_Internet_20_Link">
630_360_16850...</text:a>
']</text:p>
      <text:p text:style-name="P4">
标签: ['Геноцид', 'Затримання', 'Руанда']</text:p>
      <text:p text:style-name="P4">
类型: Article</text:p>
      <!--METADATA-->
      <text:p text:style-name="P4">
<draw:frame draw:style-name="fr1" draw:name="Image162" text:anchor-type="as-char" svg:width="6.9236in" svg:height="3.956343in" draw:z-index="0">
<draw:image xlink:href="../Images/yкринформ/2023-05-25T18-16-00-03-00/630_360_1685028036-733.png" xlink:type="simple" xlink:show="embed" xlink:actuate="onLoad" draw:mime-type="image/png"/>
</draw:frame>
大约在2000年，一名兰德安被一名兰德安(Randeian)逮捕，兰德安(Randeian)的命令被2004年左右杀害，该命令在1994年种族灭绝期间寻求庇护。</text:p>
      <text:p text:style-name="P4">
关于它报告<text:a xlink:type="simple" xlink:href="https://www.reuters.com/world/africa/rwandan-genocide-suspect-kayishema-arrested-south-africa-un-tribunal-2023-05-25/" text:style-name="Internet_20_link" text:visited-style-name="Visited_20_Internet_20_Link">
</text:a>
乌克林福姆报道，卢旺达的联合国战争罪。</text:p>
      <text:p text:style-name="P4">
自2001年以来，前警官Fulgens Kaishim一直隐藏着卢旺达国际刑事法庭的人民(Mkcr)他因涉嫌摧毁南方天主教教堂而被指控犯有英阵迪。</text:p>
      <text:p text:style-name="P4">
通常，由于有组织的极端主义模式在<text:a xlink:type="simple" xlink:href="https://www.ukrinform.ua/tag-ruanda" text:style-name="Internet_20_link" text:visited-style-name="Visited_20_Internet_20_Link">
</text:a>
80万民族塔胡蒂被杀。</text:p>
      <text:p text:style-name="P4">
自2012年以来，联合国表示，Kaishisham案被转移到Randa Power，预计将转移到卢旺达的法院。</text:p>
      <text:p text:style-name="P4">
作为司法奖励计划的一部分，Kaishim在美国国务院名单上。 对犯罪嫌疑人的搜索是在许多国家及其他地区进行的。 为了他被捕，提供了500万美元。</text:p>
      <text:p text:style-name="P4">
<text:span text:style-name="T4">
另请阅读：</text:span>
 <text:a xlink:type="simple" xlink:href="https://www.ukrinform.ua/rubric-world/3708926-kilkist-zertv-religijnogo-kultu-v-kenii-zrosla-do-201.html" text:style-name="Internet_20_link" text:visited-style-name="Visited_20_Internet_20_Link">
<text:span text:style-name="T4">
数量</text:span>
 <text:span text:style-name="T4">
受害者</text:span>
 <text:span text:style-name="T4">
宗教</text:span>
 <text:span text:style-name="T4">
邪教</text:span>
<text:span text:style-name="T4">
肯尼亚</text:span>
 <text:span text:style-name="T4">
 </text:span>
 <text:span text:style-name="T4">
 </text:span>
 <text:span text:style-name="T4">
 </text:span>
 <text:span text:style-name="T4">
 </text:span>
 <text:span text:style-name="T4">
 201 </text:span>
</text:a>
值得注意的是，这样一来，只有三名逃犯被起诉和保留。</text:p>
      <text:p text:style-name="P4">
1994年，在1994年，卢旺达有80万人在图西人的压倒性代表死于胡图族部落的极端分子。 在种族灭绝期间，胡图斯的代表也被杀，他们坚持了温和的政治观点。</text:p>
      <text:p text:style-name="P4">
谋杀案始于1994年4月6日，卢旺达·基加利(Rwanda Kigali)的尊严被一架飞机殴打，兰达总统加比里曼(Gabyriman)击败。</text:p>
      <text:p text:style-name="P4">
_foto：Getty Images _</text:p>
      <text:p text:style-name="P4">
News Source: <text:a xlink:type="simple" xlink:href="https://www.ukrinform.ua/rubric-world/3714147-u-pivdennij-africi-zatrimali-pidozruvanogo-u-genocidi-v-ruandi.html" text:style-name="Internet_20_link" text:visited-style-name="Visited_20_Internet_20_Link">
https://www.ukrinform.ua/rubric-world/3714147-u-pivdennij-africi-zatrimali-pidozruvanogo-u-genocidi-v-ruandi.html</text:a>
</text:p>
      <!--NEWS-->
      <text:h text:style-name="P10" text:outline-level="1">
<text:span text:style-name="T4">
树突学家建议在乌克兰地理区域绘制树木的入侵物种</text:span>
</text:h>
      <text:p text:style-name="P4">
作者: Ukrinform (Person)</text:p>
      <text:p text:style-name="P4">
出版商: Укринформ (Organization)</text:p>
      <text:p text:style-name="P4">
出版时间: 2023-05-25T18:16:01+03:00</text:p>
      <text:p text:style-name="P4">
修改时间: 2023-05-25T18:16:01+03:00</text:p>
      <text:p text:style-name="P4">
描述: 树突学家建议为乌克兰的六个地理区域中的每个区域中的每个地区绘制侵入性的树木。 这些物种应该在发挥重要作用，生态学和收获的工作以及其他物种根本不存在的地方成长。  - 乌克林。</text:p>
      <text:p text:style-name="P4">
图片: ['<text:a xlink:type="simple" xlink:href="https://static.ukrinform.com/photos/2023_05/thumb_files/630_360_1685022641-765.jpg" text:style-name="Internet_20_link" text:visited-style-name="Visited_20_Internet_20_Link">
630_360_16850...</text:a>
']</text:p>
      <text:p text:style-name="P4">
标签: ['Україна', 'Дерева']</text:p>
      <text:p text:style-name="P4">
类型: Article</text:p>
      <!--METADATA-->
      <text:p text:style-name="P4">
<draw:frame draw:style-name="fr1" draw:name="Image163" text:anchor-type="as-char" svg:width="6.9236in" svg:height="3.956343in" draw:z-index="0">
<draw:image xlink:href="../Images/yкринформ/2023-05-25T18-16-01-03-00/630_360_1685022641-765.jpg" xlink:type="simple" xlink:show="embed" xlink:actuate="onLoad" draw:mime-type="image/jpeg"/>
</draw:frame>
树状学家为乌克兰六个地理区域中的每个地区中的每个地理树木奠定了侵入性的树木。 这些物种应该在发挥重要作用，生态学和收获以及其他物种根本不存在的地方生长。</text:p>
      <text:p text:style-name="P4">
在[]中这样的想法(https://www.ukrinform.ua/rubric-society/3714096-urij-marcuk-zaviduvac-kafedri-botaniki-dendrologii-ta-lisovoi-selekcii-nubip-ukraini-golova-tovaristva-lisivnikiv-ukraini.html)乌克兰森林森林森林学会的植物学和森林繁殖部负责(订单号695/39751)，由乌克兰的Mindovquil和自然资源批准。</text:p>
      <text:p text:style-name="P4">
“我们说是的，有入侵。 但是，让我们将入侵地理区域的种类。 乌克兰对此充满了富裕 - 我们有六个地理区域，它有一个入侵：在草原中，在森林 - 史蒂普，森林地区，波利西亚等。 也就是说，有必要在每个区域确定什么可以种植，什么不是。”他说。</text:p>
      <text:p text:style-name="P4">
根据科学家的说法，这些物种必须在发挥重要作用，生态学和收获以及其他物种根本不存在的地方成长。</text:p>
      <text:p text:style-name="P4">
“我们被告知：植物原住民物种。 我们种了，但是在这个草原中，任何东西都长大了!当草原没有被毁坏时，没有草，没有问题，但是我们正在耕种，现在那里有一个强大的农业，所以我们需要考虑这些地区，如何与它们一起工作!因为我们将很快同意我们将成为乌克兰博士的事实，因为它具有扎实的入门者。”</text:p>
      <text:p text:style-name="P4">
<text:span text:style-name="T4">
另请阅读：</text:span>
 <text:a xlink:type="simple" xlink:href="https://www.ukrinform.ua/rubric-economy/3707984-v-ukraini-perevikonali-plan-posadki-derev-za-programou-zelena-kraina.html" text:style-name="Internet_20_link" text:visited-style-name="Visited_20_Internet_20_Link">
<text:span text:style-name="T4">
绿色</text:span>
 <text:span text:style-name="T4">
乡村</text:span>
</text:a>
他补充说，来自27个成员国<text:a xlink:type="simple" xlink:href="https://www.ukrinform.ua/tag-evrosouz" text:style-name="Internet_20_link" text:visited-style-name="Visited_20_Internet_20_Link">
</text:a>
只有5个决定了它是侵入性的伪组装土地。 它在欧洲的种植园的应用超过200万公顷，因为它是一种有价值的木材和美丽的蜂蜜植物。 同样，入侵物种的清单是Esight and Red Oak。</text:p>
      <text:p text:style-name="P4">
马尔库克说：“据我所知，现在该部已经在考虑这一命令，因为他们已经给部长写了一封信，今天不应该看，而是明天。”该清单包括13种：Ailant是最高的，Aralia Manchurskaya，Arinerersky，Gederal稀疏，黑胡桃，红橡木，红橡木，西部框架，Maplesenelista，狭窄的橄榄(类型和杂种)，普通，樱桃晚，阿什宾夕法尼亚州。</text:p>
      <text:p text:style-name="P4">
News Source: <text:a xlink:type="simple" xlink:href="https://www.ukrinform.ua/rubric-society/3714144-dendrologi-proponuut-rozpisati-invazijni-vidi-derev-po-geograficnih-zonah-ukraini.html" text:style-name="Internet_20_link" text:visited-style-name="Visited_20_Internet_20_Link">
https://www.ukrinform.ua/rubric-society/3714144-dendrologi-proponuut-rozpisati-invazijni-vidi-derev-po-geograficnih-zonah-ukraini.html</text:a>
</text:p>
      <!--NEWS-->
      <text:h text:style-name="P10" text:outline-level="1">
<text:span text:style-name="T4">
在乌克兰持续了10年，艾滋病毒/艾滋病的死亡率稳步下降</text:span>
</text:h>
      <text:p text:style-name="P4">
作者: Ukrinform (Person)</text:p>
      <text:p text:style-name="P4">
出版商: Укринформ (Organization)</text:p>
      <text:p text:style-name="P4">
出版时间: 2023-05-25T18:19:49+03:00</text:p>
      <text:p text:style-name="P4">
修改时间: 2023-05-25T18:19:49+03:00</text:p>
      <text:p text:style-name="P4">
描述: 从2010年到2021年，乌克兰的艾滋病毒/艾滋病死亡率稳步下降。  - 乌克林。</text:p>
      <text:p text:style-name="P4">
图片: ['<text:a xlink:type="simple" xlink:href="https://static.ukrinform.com/photos/2023_05/thumb_files/630_360_1685027776-303.jpg" text:style-name="Internet_20_link" text:visited-style-name="Visited_20_Internet_20_Link">
630_360_16850...</text:a>
', '<text:a xlink:type="simple" xlink:href="https://static.ukrinform.com/photos/2023_05/1685027717-483.jpg" text:style-name="Internet_20_link" text:visited-style-name="Visited_20_Internet_20_Link">
1685027717-48...</text:a>
']</text:p>
      <text:p text:style-name="P4">
标签: ['ВІЛ/СНІД', 'допомога', 'Смертність']</text:p>
      <text:p text:style-name="P4">
类型: Article</text:p>
      <!--METADATA-->
      <text:p text:style-name="P4">
<draw:frame draw:style-name="fr1" draw:name="Image164" text:anchor-type="as-char" svg:width="6.9236in" svg:height="3.956343in" draw:z-index="0">
<draw:image xlink:href="../Images/yкринформ/2023-05-25T18-19-49-03-00/630_360_1685027776-303.jpg" xlink:type="simple" xlink:show="embed" xlink:actuate="onLoad" draw:mime-type="image/jpeg"/>
</draw:frame>
从2010年到2010年，乌克兰的艾滋病毒/艾滋病死亡率稳步下降。</text:p>
      <text:p text:style-name="P4">
乌克兰Romangaylevich的UNAID董事在乌克林福姆的新闻发布会上说。</text:p>
      <text:p text:style-name="P4">
盖勒维奇说：“在过去的20年中，已被诊断出与所有被诊断出患有艾滋病毒的人接受艾滋病毒治疗，在乌克兰有10年的艾滋病死亡率稳步降低。81％从1.4千至2.28亿。”</text:p>
      <text:p text:style-name="P4">
<draw:frame draw:style-name="fr1" draw:name="Image165" text:anchor-type="as-char" svg:width="6.9236in" svg:height="5.118325in" draw:z-index="0">
<draw:image xlink:href="../Images/yкринформ/2023-05-25T18-19-49-03-00/1685027717-483.jpg" xlink:type="simple" xlink:show="embed" xlink:actuate="onLoad" draw:mime-type="image/jpeg"/>
</draw:frame>
他强调，由于出现高效的抗逆转录病毒疗法，这是可能的，这使得可以重新获得第一次及时的疾病资格。</text:p>
      <text:p text:style-name="P4">
盖尔维奇(Gaylevich)指出，俄罗斯对乌克兰的全面入侵改变了艾滋病毒患者的生活条件。</text:p>
      <text:p text:style-name="P4">
<text:span text:style-name="T4">
另请阅读：</text:span>
 <text:a xlink:type="simple" xlink:href="https://www.ukrinform.ua/rubric-society/3711626-v-ukraini-predstavili-unikalnij-portret-borca-z-epidemieu-vilsnidu.html" text:style-name="Internet_20_link" text:visited-style-name="Visited_20_Internet_20_Link">
<text:span text:style-name="T4">
 hiv </text:span>
 <text:span text:style-name="T4">
艾滋病</text:span>
</text:a>
他感谢医务人员，社会工作者，包括在艾滋病毒患者的支持下在非州行业工作。</text:p>
      <text:p text:style-name="P4">
“今天，我们指出，所有在乌克兰领土艾滋病毒居住的患者继续接受治疗。在年底，有1.18千人。此外，首先是从这种诊断中放下的人都可以开始治疗。” 。</text:p>
      <text:p text:style-name="P4">
<text:span text:style-name="T4">
另请阅读：</text:span>
 <text:a xlink:type="simple" xlink:href="https://www.ukrinform.ua/rubric-society/3487702-vijna-i-vilsnid-ak-viziti-infikovanim-i-vberegtisa-zdorovim.html" text:style-name="Internet_20_link" text:visited-style-name="Visited_20_Internet_20_Link">
</text:a>
他补充说，自去年以来，创建了一个非凡的联合国AID来帮助乌克兰Wilservice Services提供的组织，其目的是对这些组织的帮助。</text:p>
      <text:p text:style-name="P4">
“我们为乌克兰16个城市的大约30个项目提供了支持。这些资源将为我们的合作伙伴汽油提供人道主义援助和药品，如果某人的办公室受伤，我们为维修提供了帮助，因为它在Chernihiv，Kiev，Kiev，The Chernihiv，The Chernihiv，The Chernihiv，需要装备庇护所，庇护所或庇护所，或提供交流手段。”盖尔维奇说。<text:span text:style-name="T4">
另请阅读：</text:span>
 <text:a xlink:type="simple" xlink:href="https://www.ukrinform.ua/rubric-society/3711617-u-kvitni-v-ukraini-zareestruvali-878-novih-vipadkiv-vilinfekcii-99-ludej-pomerli-vid-snidu.html" text:style-name="Internet_20_link" text:visited-style-name="Visited_20_Internet_20_Link">
<text:span text:style-name="T4">
艾滋病</text:span>
</text:a>
此外，联合国AID可以从大型发电机到医院和联合国CO部分中的充电站购买50个不间断的电源，这些电源在靠近前线的定居点中运行。</text:p>
      <text:p text:style-name="P4">
联合国艾滋病学院还支持约400位HIV阳性母亲，儿童以某种方式人道主义援助等。</text:p>
      <text:p text:style-name="P4">
总共，UNAID辅助了约100万美元。</text:p>
      <text:p text:style-name="P4">
众所周知，25个联合国机构在乌克兰运营，其中一些机构正在与艾滋病毒及其家人生活的礼物一起工作。</text:p>
      <text:p text:style-name="P4">
News Source: <text:a xlink:type="simple" xlink:href="https://www.ukrinform.ua/rubric-society/3714145-v-ukraini-vze-10-rokiv-sposterigaetsa-stijke-znizenna-smertnosti-vid-vilsnid-unaids.html" text:style-name="Internet_20_link" text:visited-style-name="Visited_20_Internet_20_Link">
https://www.ukrinform.ua/rubric-society/3714145-v-ukraini-vze-10-rokiv-sposterigaetsa-stijke-znizenna-smertnosti-vid-vilsnid-unaids.html</text:a>
</text:p>
      <!--NEWS-->
      <text:h text:style-name="P10" text:outline-level="1">
<text:span text:style-name="T4">
Rospropaganda的坏消息：武装部队与Zaluzhny一起展示了新视频</text:span>
</text:h>
      <text:p text:style-name="P4">
作者: Ukrinform (Person)</text:p>
      <text:p text:style-name="P4">
出版商: Укринформ (Organization)</text:p>
      <text:p text:style-name="P4">
出版时间: 2023-05-25T18:20:00+03:00</text:p>
      <text:p text:style-name="P4">
修改时间: 2023-05-25T18:20:00+03:00</text:p>
      <text:p text:style-name="P4">
描述: 武装部队的指挥官瓦莱里·扎卢兹尼（Valery Zaluzhny）在俄罗斯假货传播的背景下呼吁乌克兰人，据称他所谓的“严重伤害”和“死亡”。  - 乌克林。</text:p>
      <text:p text:style-name="P4">
图片: ['<text:a xlink:type="simple" xlink:href="https://static.ukrinform.com/photos/2023_01/thumb_files/630_360_1673282797-616.jpeg" text:style-name="Internet_20_link" text:visited-style-name="Visited_20_Internet_20_Link">
630_360_16732...</text:a>
']</text:p>
      <text:p text:style-name="P4">
标签: ['Пропаганда', 'ЗСУ', 'Росія', 'Валерій Залужний']</text:p>
      <text:p text:style-name="P4">
类型: Article</text:p>
      <!--METADATA-->
      <text:p text:style-name="P4">
<draw:frame draw:style-name="fr1" draw:name="Image166" text:anchor-type="as-char" svg:width="6.9236in" svg:height="3.956343in" draw:z-index="0">
<draw:image xlink:href="../Images/yкринформ/2023-05-25T18-20-00-03-00/630_360_1673282797-616.jpeg" xlink:type="simple" xlink:show="embed" xlink:actuate="onLoad" draw:mime-type="image/jpeg"/>
</draw:frame>
武装部队的指挥官瓦莱里·扎卢兹尼(Valery Zaluzhny)在俄罗斯假货传播的背景下呼吁乌克兰人，据称他所谓的“严重伤害”和“死亡”。</text:p>
      <text:p text:style-name="P4">
该视频发表在<text:a xlink:type="simple" xlink:href="https://t.me/a_shtirlitz/25857" text:style-name="Internet_20_link" text:visited-style-name="Visited_20_Internet_20_Link">
</text:a>
武装部队官员Anatoliystefan(彭)，报道乌克林福姆。</text:p>
      <text:p text:style-name="P4">
“在5月，我们看到了关于俄罗斯宣传的迷人和奇妙的故事，以及来自So称为专家的各种阴谋版。最后，今天，5月25日，我想发现一个可怕的秘密，关于指挥官的一个非常可怕的秘密 - 在乌克兰武装部队的司令中，” Shchtefan说。</text:p>
      <text:p text:style-name="P4">
之后，框架出现<text:a xlink:type="simple" xlink:href="https://www.ukrinform.ua/tag-valerij-zaluznij" text:style-name="Internet_20_link" text:visited-style-name="Visited_20_Internet_20_Link">
</text:a>
但是他说：“非常感谢所有乌克兰人，我们一定会一起赢得胜利。不仅是今天。永远。”</text:p>
      <text:p text:style-name="P4">
视频： <text:a xlink:type="simple" xlink:href="https://t.me/a_shtirlitz/25857" text:style-name="Internet_20_link" text:visited-style-name="Visited_20_Internet_20_Link">
</text:a>
早些时候，俄罗斯宣传媒体首先写道，据称扎卢兹尼(Zaluzhny)的“死亡”，后来 - 关于他的“严重伤害”，据称他无意中履行职责。</text:p>
      <text:p text:style-name="P4">
<text:span text:style-name="T4">
另请阅读：</text:span>
 <text:a xlink:type="simple" xlink:href="https://www.ukrinform.ua/rubric-ato/3711368-vorog-postijno-pragne-znisiti-vijskove-kerivnictvo-sil-oboroni-sob-zminiti-hid-vijni-malar.html" text:style-name="Internet_20_link" text:visited-style-name="Visited_20_Internet_20_Link">
<text:span text:style-name="T4">
军事</text:span>
 <text:span text:style-name="T4">
管理</text:span>
</text:a>
5月24日前夕，国家安全与国防委员会秘书Alexeydanilov报告说，早上会见了高级总司令 - 总司令 - 总司令Volodymyr Zelensky的率，听到了Punculezhny的指挥官-in -in -in -in -in -in -in -in -in -in -in -in -in -in -in -In -In -in -In -in -In -in。</text:p>
      <text:p text:style-name="P4">
5月20日，国防部副部长安娜·马里亚尔(Anna Malyar)表示，俄罗斯人对扎卢兹尼(Zaluzhny)失踪的伪造，使在巴赫穆特(Bakhmut)的捍卫者士气低落。</text:p>
      <text:p text:style-name="P4">
News Source: <text:a xlink:type="simple" xlink:href="https://www.ukrinform.ua/rubric-ato/3714156-pogani-novini-dla-rospropagandi-u-zsu-pokazali-nove-video-iz-zaluznim.html" text:style-name="Internet_20_link" text:visited-style-name="Visited_20_Internet_20_Link">
https://www.ukrinform.ua/rubric-ato/3714156-pogani-novini-dla-rospropagandi-u-zsu-pokazali-nove-video-iz-zaluznim.html</text:a>
</text:p>
      <!--NEWS-->
      <text:h text:style-name="P10" text:outline-level="1">
<text:span text:style-name="T4">
抗危机油气大会在利维夫开始</text:span>
</text:h>
      <text:p text:style-name="P4">
作者: Ukrinform (Person)</text:p>
      <text:p text:style-name="P4">
出版商: Укринформ (Organization)</text:p>
      <text:p text:style-name="P4">
出版时间: 2023-05-25T18:21:31+03:00</text:p>
      <text:p text:style-name="P4">
修改时间: 2023-05-25T18:21:31+03:00</text:p>
      <text:p text:style-name="P4">
描述: 第三次反危机的石油和天然气会议已经在利维夫开始，聚集了近200名参与者，并将持续两天。  - 乌克林。</text:p>
      <text:p text:style-name="P4">
图片: ['<text:a xlink:type="simple" xlink:href="https://static.ukrinform.com/photos/2023_05/thumb_files/630_360_1685027555-1936.jpeg" text:style-name="Internet_20_link" text:visited-style-name="Visited_20_Internet_20_Link">
630_360_16850...</text:a>
', '<text:a xlink:type="simple" xlink:href="https://static.ukrinform.com/photos/2023_05/1685027555-5318.jpeg" text:style-name="Internet_20_link" text:visited-style-name="Visited_20_Internet_20_Link">
1685027555-53...</text:a>
', '<text:a xlink:type="simple" xlink:href="https://static.ukrinform.com/photos/2023_05/thumb_files/630_360_1685027555-5936.jpeg" text:style-name="Internet_20_link" text:visited-style-name="Visited_20_Internet_20_Link">
630_360_16850...</text:a>
', '<text:a xlink:type="simple" xlink:href="https://static.ukrinform.com/photos/2023_05/thumb_files/630_360_1685027555-5318.jpeg" text:style-name="Internet_20_link" text:visited-style-name="Visited_20_Internet_20_Link">
630_360_16850...</text:a>
', '<text:a xlink:type="simple" xlink:href="https://static.ukrinform.com/photos/2023_05/thumb_files/630_360_1685027555-8573.jpeg" text:style-name="Internet_20_link" text:visited-style-name="Visited_20_Internet_20_Link">
630_360_16850...</text:a>
', '<text:a xlink:type="simple" xlink:href="https://static.ukrinform.com/photos/2023_05/thumb_files/630_360_1685027555-9350.jpeg" text:style-name="Internet_20_link" text:visited-style-name="Visited_20_Internet_20_Link">
630_360_16850...</text:a>
', '<text:a xlink:type="simple" xlink:href="https://static.ukrinform.com/photos/2023_05/thumb_files/630_360_1685027555-5955.jpeg" text:style-name="Internet_20_link" text:visited-style-name="Visited_20_Internet_20_Link">
630_360_16850...</text:a>
', '<text:a xlink:type="simple" xlink:href="https://static.ukrinform.com/photos/2023_05/thumb_files/630_360_1685027555-1477.jpeg" text:style-name="Internet_20_link" text:visited-style-name="Visited_20_Internet_20_Link">
630_360_16850...</text:a>
']</text:p>
      <text:p text:style-name="P4">
标签: ['Газ', 'Львів', 'нафта', 'Конференція']</text:p>
      <text:p text:style-name="P4">
类型: Article</text:p>
      <!--METADATA-->
      <text:p text:style-name="P4">
<draw:frame draw:style-name="fr1" draw:name="Image167" text:anchor-type="as-char" svg:width="6.9236in" svg:height="3.956343in" draw:z-index="0">
<draw:image xlink:href="../Images/yкринформ/2023-05-25T18-21-31-03-00/630_360_1685027555-1936.jpeg" xlink:type="simple" xlink:show="embed" xlink:actuate="onLoad" draw:mime-type="image/jpeg"/>
</draw:frame>
在LVIV中，开发了第三次反危机石油和天然气会议，该会议已收集了近200名参与者，并且将持续两天。</text:p>
      <text:p text:style-name="P4">
关于它报告<text:a xlink:type="simple" xlink:href="https://loda.gov.ua/news/66572" text:style-name="Internet_20_link" text:visited-style-name="Visited_20_Internet_20_Link">
</text:a>
，报道乌克林福姆。</text:p>
      <text:p text:style-name="P4">
“今天5月25日，Newfolk NCC的III抗危机油气会议始于利维夫(Newflk石油和天然气咨询中心 - 编辑。)这汇集了来自乌克兰不同地区的近200名参与者。 该活动的目的是解决采矿业务开发的主题问题：现代技术，世界企业的经验，从全面入侵开始时石油和天然气公司面临的挑战，”  - 消息读到。</text:p>
      <text:p text:style-name="P4">
在问候词中，LVIV OVA OVA MAXIM KOZITSKY的负责人强调，LVIV是大量州和私人公司隔离天然气和油的先进区域之一。即使在完整的战争条件下LVIV地区在经济计划中发展并增加产量。</text:p>
      <text:p text:style-name="P4">
<draw:frame draw:style-name="fr1" draw:name="Image168" text:anchor-type="as-char" svg:width="6.9236in" svg:height="4.615733in" draw:z-index="0">
<draw:image xlink:href="../Images/yкринформ/2023-05-25T18-21-31-03-00/1685027555-5318.jpeg" xlink:type="simple" xlink:show="embed" xlink:actuate="onLoad" draw:mime-type="image/jpeg"/>
</draw:frame>
“对于寻求在公司工作，参与技术和工作管理人员工作的人们来说，高质量的教育是USNERGHI使得取得成果的三个主要方面，尤其是在能源行业。地区对外国投资者也有吸引力。”科兹茨基说。</text:p>
      <text:p text:style-name="P4">
<text:span text:style-name="T4">
另请阅读：</text:span>
 <text:a xlink:type="simple" xlink:href="https://www.ukrinform.ua/rubric-economy/3705356-naftogaz-gotuetsa-do-opaluvalnogo-sezonu-cernisov-zustrivsa-z-merami-mist.html" text:style-name="Internet_20_link" text:visited-style-name="Visited_20_Internet_20_Link">
<text:span text:style-name="T4">
 naftogaz </text:span>
</text:a>
OVA告知，该会议将于5月25日至26日将持续使用，该会议将由能源部，Naftogaz，Ukrgasvydobuvanna，Ukrnafta和其他在Sphinaptogasobing运营的公司参加。 参与者将有机会建立与寻找有效的行业发展机制的密切合作，他们将在会议上进行许多会议，讲习班和圆桌会议。区域管理指出，在LVIV地区的领土上，有79个Nooftogas沉积物，其中69个正在发育中。 同时，超过30个ENS(企业，社会)他们在存款，研究和工业发展的地质研究上进行经济审计。 通常，采矿企业在该地区运营<text:a xlink:type="simple" xlink:href="https://www.ukrinform.ua/tag-lvivsina" text:style-name="Internet_20_link" text:visited-style-name="Visited_20_Internet_20_Link">
</text:a>
，在2022年的12个月中，有96730万平方米的天然气，17.77亿吨石油，石油-bitter。 这超过了上一年。</text:p>
      <text:p text:style-name="P4">
Nunfolk油气咨询中心(Newfolk石油和天然气咨询中心Newfolk油气) - 乌克兰分析和咨询公司，该公司将为涉及石油和天然气生产领域的企业展示营销，信息和咨询服务。 LVIV会议“ Newfolk NCC”每年从50家公司中收集约200名代表，这是该国照明石油和天然气生产开发技术组成部分的最大代表。</text:p>
      <text:p text:style-name="P4">
News Source: <text:a xlink:type="simple" xlink:href="https://www.ukrinform.ua/rubric-economy/3714146-u-lvovi-rozpocalasa-antikrizova-naftogazova-konferencia.html" text:style-name="Internet_20_link" text:visited-style-name="Visited_20_Internet_20_Link">
https://www.ukrinform.ua/rubric-economy/3714146-u-lvovi-rozpocalasa-antikrizova-naftogazova-konferencia.html</text:a>
</text:p>
      <!--NEWS-->
      <text:h text:style-name="P10" text:outline-level="1">
<text:span text:style-name="T4">
所有合作伙伴都同意必须提供乌克兰安全保证-OP</text:span>
</text:h>
      <text:p text:style-name="P4">
作者: Ukrinform (Person)</text:p>
      <text:p text:style-name="P4">
出版商: Укринформ (Organization)</text:p>
      <text:p text:style-name="P4">
出版时间: 2023-05-25T18:24:00+03:00</text:p>
      <text:p text:style-name="P4">
修改时间: 2023-05-25T18:24:00+03:00</text:p>
      <text:p text:style-name="P4">
描述: 所有合作伙伴都同意乌克兰必须提供安全保证，现在正在以哪种形式进行讨论。  - 乌克林。</text:p>
      <text:p text:style-name="P4">
图片: ['<text:a xlink:type="simple" xlink:href="https://static.ukrinform.com/photos/2022_10/thumb_files/630_360_1667055046-635.jpeg" text:style-name="Internet_20_link" text:visited-style-name="Visited_20_Internet_20_Link">
630_360_16670...</text:a>
']</text:p>
      <text:p text:style-name="P4">
标签: ['Єрмак', 'Офіс Президента', 'Гарантії безпеки']</text:p>
      <text:p text:style-name="P4">
类型: Article</text:p>
      <!--METADATA-->
      <text:p text:style-name="P4">
<draw:frame draw:style-name="fr1" draw:name="Image169" text:anchor-type="as-char" svg:width="6.9236in" svg:height="3.956343in" draw:z-index="0">
<draw:image xlink:href="../Images/yкринформ/2023-05-25T18-24-00-03-00/630_360_1667055046-635.jpeg" xlink:type="simple" xlink:show="embed" xlink:actuate="onLoad" draw:mime-type="image/jpeg"/>
</draw:frame>
所有合作伙伴都同意，应为乌克兰提供安全保证，现在有一种形式提供的形式。</text:p>
      <text:p text:style-name="P4">
乌克林福姆报道，总统主管Andriyermak在与记者的一次会议上说。</text:p>
      <text:p text:style-name="P4">
耶尔马克说：“我们需要的主要保证是我们得到的。关于这些保证的加强形式存在疑问。”</text:p>
      <text:p text:style-name="P4">
他补充说，乌克兰希望看到拥有美国和以色列的基辅安全契约，双边安全协议之间的某种混合。</text:p>
      <text:p text:style-name="P4">
回答有关维尔纽斯未来北约峰会的问题，他没有改变乌克兰的野心。</text:p>
      <text:p text:style-name="P4">
<text:span text:style-name="T4">
另请阅读：</text:span>
 <text:a xlink:type="simple" xlink:href="https://www.ukrinform.ua/rubric-polytics/3712818-ukraina-moze-otrimati-ugodu-pro-garantii-bezpeki-v-lipni-cogo-roku-wsj.html" text:style-name="Internet_20_link" text:visited-style-name="Visited_20_Internet_20_Link">
<text:span text:style-name="T4">
保证</text:span>
</text:a>
他说：“我们知道会员资格将确切地允许安全。”</text:p>
      <text:p text:style-name="P4">
伊尔马克还指出，他没有觉得至少某些联盟的国家“不”具有尊贵的地位。</text:p>
      <text:p text:style-name="P4">
据报道，乌克兰想从<text:a xlink:type="simple" xlink:href="https://www.ukrinform.ua/tag-nato" text:style-name="Internet_20_link" text:visited-style-name="Visited_20_Internet_20_Link">
</text:a>
不仅是政治决定，而且安全保障。欧洲和欧洲大西洋一体化奥尔加斯法宁辛的维奇雷米尔人最重要的是，现在至关重要的是，乌克兰拥有北约成员国安全保证的保证，这绝不是替代方案。</text:p>
      <text:p text:style-name="P4">
但是，由于北约尚未为乌克兰提供任何安全保证，因此一些国家决定自己提供援助。</text:p>
      <text:p text:style-name="P4">
<text:span text:style-name="T4">
另请阅读：</text:span>
 <text:a xlink:type="simple" xlink:href="https://www.ukrinform.ua/rubric-polytics/3713106-ukraina-ta-polsa-skoordinuvali-pozicii-sodo-nato-ta-garantij-bezpeki.html" text:style-name="Internet_20_link" text:visited-style-name="Visited_20_Internet_20_Link">
<text:span text:style-name="T4">
保证</text:span>
 <text:span text:style-name="T4">
 bfr </text:span>
</text:a>
Kyiv的安全保证目前正在讨论该活动。 其中，特别是Franium和美国。 法国外交部强调，该国准备同意乌克兰的同意，旨在为其提供安全保证，从长远来看将有助于其保护它，并防止肠道的侵略。</text:p>
      <text:p text:style-name="P4">
News Source: <text:a xlink:type="simple" xlink:href="https://www.ukrinform.ua/rubric-ato/3714149-usi-partneri-pogodzuutsa-so-ukraini-maut-buti-nadani-garantii-bezpeki-op.html" text:style-name="Internet_20_link" text:visited-style-name="Visited_20_Internet_20_Link">
https://www.ukrinform.ua/rubric-ato/3714149-usi-partneri-pogodzuutsa-so-ukraini-maut-buti-nadani-garantii-bezpeki-op.html</text:a>
</text:p>
      <!--NEWS-->
      <text:h text:style-name="P10" text:outline-level="1">
<text:span text:style-name="T4">
提高阅读水平将有助于建立民间社会-Tkachenko</text:span>
</text:h>
      <text:p text:style-name="P4">
作者: Ukrinform (Person)</text:p>
      <text:p text:style-name="P4">
出版商: Укринформ (Organization)</text:p>
      <text:p text:style-name="P4">
出版时间: 2023-05-25T18:24:01+03:00</text:p>
      <text:p text:style-name="P4">
修改时间: 2023-05-25T18:24:01+03:00</text:p>
      <text:p text:style-name="P4">
描述: 批判性思维和信息分析的发展是一种基于数据和事实的理性方法，是民主社会的基础，并且是通过阅读而形成的。  - 乌克林。</text:p>
      <text:p text:style-name="P4">
图片: ['<text:a xlink:type="simple" xlink:href="https://static.ukrinform.com/photos/2023_03/thumb_files/630_360_1680192081-668.jpg" text:style-name="Internet_20_link" text:visited-style-name="Visited_20_Internet_20_Link">
630_360_16801...</text:a>
']</text:p>
      <text:p text:style-name="P4">
标签: ['Книги', 'Ткаченко', 'МКІП ']</text:p>
      <text:p text:style-name="P4">
类型: Article</text:p>
      <!--METADATA-->
      <text:p text:style-name="P4">
<draw:frame draw:style-name="fr1" draw:name="Image170" text:anchor-type="as-char" svg:width="6.9236in" svg:height="3.956343in" draw:z-index="0">
<draw:image xlink:href="../Images/yкринформ/2023-05-25T18-24-01-03-00/630_360_1680192081-668.jpg" xlink:type="simple" xlink:show="embed" xlink:actuate="onLoad" draw:mime-type="image/jpeg"/>
</draw:frame>
基于数据和事实的理性方法的批判性思维和信息分析的发展是民主社会的基础，并在中间阅读。</text:p>
      <text:p text:style-name="P4">
这是由文化和信息政策部长Oleksandr Tkachenko在[]上指出的。(https://www.youtube.com/live/bn-QFYLNKbI?feature=share)，报道乌克林福姆。</text:p>
      <text:p text:style-name="P4">
“尽管乌克兰目前正在俄罗斯联邦一侧进行非常激烈的武装侵略过程，但我们不能忘记，批判性思维和信息分析的发展，基于IFET数据的理性方法是民主社会的基础， “ 他说。</text:p>
      <text:p text:style-name="P4">
<text:span text:style-name="T4">
另请阅读：</text:span>
 <text:a xlink:type="simple" xlink:href="https://www.ukrinform.ua/rubric-culture/3714033-tkacenko-zaklikav-miznarodnih-partneriv-kupuvati-prava-na-ukrainski-knizki.html" text:style-name="Internet_20_link" text:visited-style-name="Visited_20_Internet_20_Link">
<text:span text:style-name="T4">
 tkachenko </text:span>
</text:a>
他认为，阅读的发展促进了批判性思维的形成。</text:p>
      <text:p text:style-name="P4">
这位部长谈到了阅读乌克兰阅读水平的战略，强调她的想法是乌克兰人有意识地选择人格的和谐发展和加强批判性思维的策略。</text:p>
      <text:p text:style-name="P4">
Tkachenko强调说：“我们需要鼓励家庭，我们的公民进行阅读水平，因为这是我们社会的未来。”</text:p>
      <text:p text:style-name="P4">
<text:span text:style-name="T4">
另请阅读：</text:span>
 <text:a xlink:type="simple" xlink:href="https://www.ukrinform.ua/rubric-culture/3713962-v-ukraini-zaprovadat-elektronni-reestri-dla-obliku-kulturnoi-spadsini-tkacenko.html" text:style-name="Internet_20_link" text:visited-style-name="Visited_20_Internet_20_Link">
<text:span text:style-name="T4">
 tkachenko </text:span>
</text:a>
部长坚信，在阅读的背景下，家庭，儿童和成人的支持将有助于在乌克兰建立欧洲民间社会。</text:p>
      <text:p text:style-name="P4">
同时，他补充说，尽管俄罗斯，这些书还是出版了。</text:p>
      <text:p text:style-name="P4">
News Source: <text:a xlink:type="simple" xlink:href="https://www.ukrinform.ua/rubric-culture/3714148-pidvisenna-rivna-citanna-spriatime-formuvannu-gromadanskogo-suspilstva-tkacenko.html" text:style-name="Internet_20_link" text:visited-style-name="Visited_20_Internet_20_Link">
https://www.ukrinform.ua/rubric-culture/3714148-pidvisenna-rivna-citanna-spriatime-formuvannu-gromadanskogo-suspilstva-tkacenko.html</text:a>
</text:p>
      <!--NEWS-->
      <text:h text:style-name="P10" text:outline-level="1">
<text:span text:style-name="T4">
斯维托利纳（Svitolina</text:span>
</text:h>
      <text:p text:style-name="P4">
作者: Ukrinform (Person)</text:p>
      <text:p text:style-name="P4">
出版商: Укринформ (Organization)</text:p>
      <text:p text:style-name="P4">
出版时间: 2023-05-25T18:28:00+03:00</text:p>
      <text:p text:style-name="P4">
修改时间: 2023-05-25T18:28:00+03:00</text:p>
      <text:p text:style-name="P4">
描述: 乌克兰Elina Svitolina将在斯特拉斯堡（法国）（法国）的妇女网球协会（WTA）的1/2总决赛中，拥有259.3万美元的奖金 - 乌克林福姆。</text:p>
      <text:p text:style-name="P4">
图片: ['<text:a xlink:type="simple" xlink:href="https://static.ukrinform.com/photos/2023_05/thumb_files/630_360_1685028492-324.jpg" text:style-name="Internet_20_link" text:visited-style-name="Visited_20_Internet_20_Link">
630_360_16850...</text:a>
']</text:p>
      <text:p text:style-name="P4">
标签: ['Світоліна', 'Теніс']</text:p>
      <text:p text:style-name="P4">
类型: Article</text:p>
      <!--METADATA-->
      <text:p text:style-name="P4">
<draw:frame draw:style-name="fr1" draw:name="Image171" text:anchor-type="as-char" svg:width="6.9236in" svg:height="3.956343in" draw:z-index="0">
<draw:image xlink:href="../Images/yкринформ/2023-05-25T18-28-00-03-00/630_360_1685028492-324.jpg" xlink:type="simple" xlink:show="embed" xlink:actuate="onLoad" draw:mime-type="image/jpeg"/>
</draw:frame>
乌克兰尼亚尼娜·斯维托利娜(Ukrainianelina Svitolina)将参加女子网球协会锦标赛的1/2决赛(WTA)-internationaux de Strasbourg-在Strasbourg(法国)奖金259.3万美元</text:p>
      <text:p text:style-name="P4">
在四分之一决赛的比赛中，斯维托林赢得了6：3、6：4 6：3、6：4 6：3、6：4的报道。</text:p>
      <text:p text:style-name="P4">
对抗持续了1小时25分钟。</text:p>
      <text:p text:style-name="P4">
对于比赛决赛的门票，斯维托林将与美国伯纳德·菲瑟(American Bernard Feather)和法国女性克拉马布雷尔(Claromauburel)的决斗中的“播种”冠军。</text:p>
      <text:p text:style-name="P4">
<text:span text:style-name="T4">
另请阅读：</text:span>
 <text:a xlink:type="simple" xlink:href="https://www.ukrinform.ua/rubric-sports/3712485-kalinina-stala-sostou-ukrainkou-u-top25-odinocnogo-rejtingu-wta.html" text:style-name="Internet_20_link" text:visited-style-name="Visited_20_Internet_20_Link">
</text:a>
Internationaux de Strasbourg将持续到5月27日。</text:p>
      <text:p text:style-name="P4">
照片：WTA。</text:p>
      <text:p text:style-name="P4">
News Source: <text:a xlink:type="simple" xlink:href="https://www.ukrinform.ua/rubric-sports/3714151-svitolina-peremogla-sianu-rosianku-na-slahu-do-pivfinalu-turniru-wta-u-francii.html" text:style-name="Internet_20_link" text:visited-style-name="Visited_20_Internet_20_Link">
https://www.ukrinform.ua/rubric-sports/3714151-svitolina-peremogla-sianu-rosianku-na-slahu-do-pivfinalu-turniru-wta-u-francii.html</text:a>
</text:p>
      <!--NEWS-->
      <text:h text:style-name="P10" text:outline-level="1">
<text:span text:style-name="T4">
在俄罗斯媒体中，数十名爱国者被“摧毁”，但谎言不会改变现实 - 木匠</text:span>
</text:h>
      <text:p text:style-name="P4">
作者: Ukrinform (Person)</text:p>
      <text:p text:style-name="P4">
出版商: Укринформ (Organization)</text:p>
      <text:p text:style-name="P4">
出版时间: 2023-05-25T18:32:42+03:00</text:p>
      <text:p text:style-name="P4">
修改时间: 2023-05-25T18:32:42+03:00</text:p>
      <text:p text:style-name="P4">
描述: 根据乌克兰的俄罗斯宣传媒体的报道，数十名美国反飞行导弹系统的爱国者已经被“摧毁”，但是这种谎言不会改变现实的现实 - 乌克兰每天都在变得越来越强。  - 乌克林。</text:p>
      <text:p text:style-name="P4">
图片: ['<text:a xlink:type="simple" xlink:href="https://static.ukrinform.com/photos/2017_11/thumb_files/630_360_1511318519-8502-majk-karpenter.jpg" text:style-name="Internet_20_link" text:visited-style-name="Visited_20_Internet_20_Link">
630_360_15113...</text:a>
']</text:p>
      <text:p text:style-name="P4">
标签: ['ОБСЄ', 'США', 'Карпентер']</text:p>
      <text:p text:style-name="P4">
类型: Article</text:p>
      <!--METADATA-->
      <text:p text:style-name="P4">
<draw:frame draw:style-name="fr1" draw:name="Image172" text:anchor-type="as-char" svg:width="6.9236in" svg:height="3.956343in" draw:z-index="0">
<draw:image xlink:href="../Images/yкринформ/2023-05-25T18-32-42-03-00/630_360_1511318519-8502-majk-karpenter.jpg" xlink:type="simple" xlink:show="embed" xlink:actuate="onLoad" draw:mime-type="image/jpeg"/>
</draw:frame>
根据乌克兰的俄罗斯宣传媒体的报道，乌克兰的数十个美国防空导弹制度已被“摧毁”，但这种谎言不会改变现实的现实 - 乌克兰每天都会更多。</text:p>
      <text:p text:style-name="P4">
乌克利芬通讯员报告说，这是由美国永久代表在该组织常设理事会期间的OSCE Michael Karpenter的。</text:p>
      <text:p text:style-name="P4">
“克里姆林宫可能认为情况正在发生变化，因为它仍在向自己的人口撒谎。现实是，乌克兰每天都在变得越来越强大。”他说。</text:p>
      <text:p text:style-name="P4">
<text:span text:style-name="T4">
另请阅读：</text:span>
 <text:a xlink:type="simple" xlink:href="https://www.ukrinform.ua/rubric-world/3707958-v-obse-znajsli-kreativni-risenna-sob-obhoditi-veto-rosii.html" text:style-name="Internet_20_link" text:visited-style-name="Visited_20_Internet_20_Link">
</text:a>
美国大使指出，乌克兰防空与俄罗斯的导弹袭击和无人机袭击相反。 卡尔珀特保证：“以及确定帮助乌克兰进一步提高其原型和导弹防御的质量，包括与我们的部队和合作伙伴一起准备F-16飞机上的乌克兰飞行员。”</text:p>
      <text:p text:style-name="P4">
他还强调，俄罗斯对乌克兰城市的袭击不会导致克里姆林宫，这是国际支持乌克兰的决心的减少，而“只会加剧我们帮助乌克兰赢得胜利的决心，并使所有对这些可怕行动有罪的人都持续下去。”</text:p>
      <text:p text:style-name="P4">
正如乌克林福姆报道的那样，5月16日晚上，俄罗斯军队袭击了乌克兰25多种类型的火箭，包括“匕首”。 所有敌对的目标都是由武装部队武装部队防空的部队和手段进行的。</text:p>
      <text:p text:style-name="P4">
<text:span text:style-name="T4">
另请阅读：</text:span>
 <text:a xlink:type="simple" xlink:href="https://www.ukrinform.ua/rubric-ato/3686636-ssa-v-obse-zaklikali-znovu-stvoriti-ekspertnu-misiu-dla-dokumentacii-zlociniv-rf-v-ukraini.html" text:style-name="Internet_20_link" text:visited-style-name="Visited_20_Internet_20_Link">
</text:a>
5月16日，俄罗斯国防部表示，据称是基辅市的“高准则，匕首”，美国的Patrioot生产在基辅受到影响。</text:p>
      <text:p text:style-name="P4">
取而代之的是，乌克兰武装部队空军尤里·伊格纳特(Yuri Ignat)的空军说，即使这是匕首火箭，爱国者实践综合体也不能被一次打击摧毁。乌克兰总统的办公室表示，爱国者的有效性和“匕首”的混乱成为对俄罗斯的重大地缘政治打击。</text:p>
      <text:p text:style-name="P4">
News Source: <text:a xlink:type="simple" xlink:href="https://www.ukrinform.ua/rubric-ato/3714154-v-rosijskih-zmi-znisili-vze-desatki-patriot-ale-brehna-ne-zminit-realnist-karpenter.html" text:style-name="Internet_20_link" text:visited-style-name="Visited_20_Internet_20_Link">
https://www.ukrinform.ua/rubric-ato/3714154-v-rosijskih-zmi-znisili-vze-desatki-patriot-ale-brehna-ne-zminit-realnist-karpenter.html</text:a>
</text:p>
      <!--NEWS-->
      <text:h text:style-name="P10" text:outline-level="1">
<text:span text:style-name="T4">
克里奇科（Klitschko）颁发了基辅艺术奖</text:span>
</text:h>
      <text:p text:style-name="P4">
作者: Ukrinform (Person)</text:p>
      <text:p text:style-name="P4">
出版商: Укринформ (Organization)</text:p>
      <text:p text:style-name="P4">
出版时间: 2023-05-25T18:40:00+03:00</text:p>
      <text:p text:style-name="P4">
修改时间: 2023-05-25T18:40:00+03:00</text:p>
      <text:p text:style-name="P4">
描述: 基辅市长Vitaliy Klitschko向著名人物颁发了基辅艺术奖，这些人物发展了民族文化并在世界一级提出。  - 乌克林。</text:p>
      <text:p text:style-name="P4">
图片: ['<text:a xlink:type="simple" xlink:href="https://static.ukrinform.com/photos/2023_05/thumb_files/630_360_1685026987-9689.jpeg" text:style-name="Internet_20_link" text:visited-style-name="Visited_20_Internet_20_Link">
630_360_16850...</text:a>
', '<text:a xlink:type="simple" xlink:href="https://static.ukrinform.com/photos/2023_05/thumb_files/630_360_1685026985-9541.jpeg" text:style-name="Internet_20_link" text:visited-style-name="Visited_20_Internet_20_Link">
630_360_16850...</text:a>
', '<text:a xlink:type="simple" xlink:href="https://static.ukrinform.com/photos/2023_05/thumb_files/630_360_1685026984-6664.jpeg" text:style-name="Internet_20_link" text:visited-style-name="Visited_20_Internet_20_Link">
630_360_16850...</text:a>
', '<text:a xlink:type="simple" xlink:href="https://static.ukrinform.com/photos/2023_05/thumb_files/630_360_1685026984-8341.jpeg" text:style-name="Internet_20_link" text:visited-style-name="Visited_20_Internet_20_Link">
630_360_16850...</text:a>
', '<text:a xlink:type="simple" xlink:href="https://static.ukrinform.com/photos/2023_05/thumb_files/630_360_1685026984-7153.jpeg" text:style-name="Internet_20_link" text:visited-style-name="Visited_20_Internet_20_Link">
630_360_16850...</text:a>
', '<text:a xlink:type="simple" xlink:href="https://static.ukrinform.com/photos/2023_05/thumb_files/630_360_1685026984-4517.jpeg" text:style-name="Internet_20_link" text:visited-style-name="Visited_20_Internet_20_Link">
630_360_16850...</text:a>
', '<text:a xlink:type="simple" xlink:href="https://static.ukrinform.com/photos/2023_05/thumb_files/630_360_1685026984-2011.jpeg" text:style-name="Internet_20_link" text:visited-style-name="Visited_20_Internet_20_Link">
630_360_16850...</text:a>
', '<text:a xlink:type="simple" xlink:href="https://static.ukrinform.com/photos/2023_05/thumb_files/630_360_1685026984-4000.jpeg" text:style-name="Internet_20_link" text:visited-style-name="Visited_20_Internet_20_Link">
630_360_16850...</text:a>
', '<text:a xlink:type="simple" xlink:href="https://static.ukrinform.com/photos/2023_05/thumb_files/630_360_1685026986-8305.jpeg" text:style-name="Internet_20_link" text:visited-style-name="Visited_20_Internet_20_Link">
630_360_16850...</text:a>
', '<text:a xlink:type="simple" xlink:href="https://static.ukrinform.com/photos/2023_05/thumb_files/630_360_1685026986-1997.jpeg" text:style-name="Internet_20_link" text:visited-style-name="Visited_20_Internet_20_Link">
630_360_16850...</text:a>
', '<text:a xlink:type="simple" xlink:href="https://static.ukrinform.com/photos/2023_05/thumb_files/630_360_1685026986-2736.jpeg" text:style-name="Internet_20_link" text:visited-style-name="Visited_20_Internet_20_Link">
630_360_16850...</text:a>
', '<text:a xlink:type="simple" xlink:href="https://static.ukrinform.com/photos/2023_05/thumb_files/630_360_1685026987-9728.jpeg" text:style-name="Internet_20_link" text:visited-style-name="Visited_20_Internet_20_Link">
630_360_16850...</text:a>
', '<text:a xlink:type="simple" xlink:href="https://static.ukrinform.com/photos/2023_05/thumb_files/630_360_1685026987-9471.jpeg" text:style-name="Internet_20_link" text:visited-style-name="Visited_20_Internet_20_Link">
630_360_16850...</text:a>
', '<text:a xlink:type="simple" xlink:href="https://static.ukrinform.com/photos/2023_05/thumb_files/630_360_1685026987-5905.jpeg" text:style-name="Internet_20_link" text:visited-style-name="Visited_20_Internet_20_Link">
630_360_16850...</text:a>
', '<text:a xlink:type="simple" xlink:href="https://static.ukrinform.com/photos/2023_05/thumb_files/630_360_1685026987-5496.jpeg" text:style-name="Internet_20_link" text:visited-style-name="Visited_20_Internet_20_Link">
630_360_16850...</text:a>
', '<text:a xlink:type="simple" xlink:href="https://static.ukrinform.com/photos/2023_05/thumb_files/630_360_1685026987-3046.jpeg" text:style-name="Internet_20_link" text:visited-style-name="Visited_20_Internet_20_Link">
630_360_16850...</text:a>
']</text:p>
      <text:p text:style-name="P4">
标签: ['Нагорода', 'Премія', 'Віталій Кличко', 'Мистецтво']</text:p>
      <text:p text:style-name="P4">
类型: Article</text:p>
      <!--METADATA-->
      <text:p text:style-name="P4">
<draw:frame draw:style-name="fr1" draw:name="Image173" text:anchor-type="as-char" svg:width="6.9236in" svg:height="3.956343in" draw:z-index="0">
<draw:image xlink:href="../Images/yкринформ/2023-05-25T18-40-00-03-00/630_360_1685026987-9689.jpeg" xlink:type="simple" xlink:show="embed" xlink:actuate="onLoad" draw:mime-type="image/jpeg"/>
</draw:frame>
基辅市长Vitaliy Klitschko向著名人物颁发了基辅艺术奖，他们发展了民族文化并将其展示到Nastvite水平。</text:p>
      <text:p text:style-name="P4">
据报道<text:a xlink:type="simple" xlink:href="https://kyivcity.gov.ua/news/vitaliy_klichko_vruchiv_vidatnim_mittsyam_stolitsi_mistetsku_premiyu_kiv/" text:style-name="Internet_20_link" text:visited-style-name="Visited_20_Internet_20_Link">
</text:a>
，报道乌克林福姆。</text:p>
      <text:p text:style-name="P4">
KSCA指出，该奖项“是Postthevchenko奖的第二大声望”。</text:p>
      <text:p text:style-name="P4">
根据克里奇科(Klitschko)的说法，乌克兰文化在Sharokom -Scale战争中表现出了一年多的时间。 我们的历史，民族传统，艺术帮助乌克兰人生存，向世界展示我们人民的肉体，爱和顽强性。</text:p>
      <text:p text:style-name="P4">
“您使我们的城市才华横溢和美丽。 你们每个人都有自己的个人贡献创造了基辅的独特形象，形成了其杂技的文化，”市长强调，解决了获奖者。</text:p>
      <text:p text:style-name="P4">
据他介绍，今年指出的作品证明了乌克兰戏剧，音乐，视觉，马戏团艺术在世界各地著名。艺术家 <text:a xlink:type="simple" xlink:href="https://www.ukrinform.ua/tag-premia" text:style-name="Internet_20_link" text:visited-style-name="Visited_20_Internet_20_Link">
</text:a>
基辅被授予九名。</text:p>
      <text:p text:style-name="P4">
特别是，在文学领域，基辅Pluzhnik奖Igor Pavlyuk被接受了“ Vackum”一书。(2022).</text:p>
      <text:p text:style-name="P4">
Премію «Київ» імені Івана Миколайчука у сфері кіно отримала режисер і операторОлена Джишиашвілі за документальний фільм «Плай» (2021).</text:p>
      <text:p text:style-name="P4">
У галузі музичної композиції премію «Київ» імені Артемія Веделя отримавкомпозитор Сергій Зажитько за музичні твори «Попурі на теми з музики НіноРота» (2020)，“遗嘱”(2021)，“人声二元”(2022)，“士兵”(2022).</text:p>
      <text:p text:style-name="P4">
<text:span text:style-name="T4">
Читайте також:</text:span>
 <text:a xlink:type="simple" xlink:href="https://www.ukrinform.ua/rubric-society/3712418-premiu-gongadze-otrimav-spivzasnovnik-proektu-ukrainer.html" text:style-name="Internet_20_link" text:visited-style-name="Visited_20_Internet_20_Link">
 <text:span text:style-name="T4">
Премію</text:span>
 </text:a>
伊万·弗兰科国家学术剧院(Ivan Franko National Academic Theatre)的演员获得了安布罗斯·布赫玛(Ambrose Buchma)奖，乌克兰Yevgeny Nishchuk的人民艺术家是该角色(2020r。)，基督教Denevoviet在基于E. Rostan的戏剧的Sirano de Berrak制作中(2020r。)，阿尔弗雷多(Alfredo)陷阱在事故的表演中(“停在路上”)根据F. durrenmatt的动机(2021).</text:p>
      <text:p text:style-name="P4">
У галузі образотворчого мистецтва премію «Київ» імені Сергія Шишка отримавхудожник, віцепрезидент Національної академії мистецтв України, генеральнийдиректор Національного музею «Київська картинна галерея», заслужений працівниккультури України Юрій Вакуленко за триптих «Архангели. Слово» (2020-2021。).</text:p>
      <text:p text:style-name="P4">
Володарем премії «Київ» імені Сергія Колоса у галузі декоративного мистецтвастала майстер художньої кераміки Марина Кривонос за серію творів «Декоративнаскульптура Київщини» (2020-2022。).</text:p>
      <text:p text:style-name="P4">
У галузі журналістики премії «Київ» імені Анатолія Москаленка удостоєнийзаслужений журналіст України Андрій Цаплієнко за висвітлення російськоїагресії проти України.</text:p>
      <text:p text:style-name="P4">
Премію «Київ» імені Павла Вірського отримав головний балетмейстер Українськогоакадемічного фольклорно-етнографічного ансамблю «Калина» заслужений артистУкраїни Андрій Демещук за хореографічну постановку «Українська полька» (2022r。).</text:p>
      <text:p text:style-name="P4">
У галузі циркового мистецтва премію «Київ» імені Олександра Ялових отримавартист Національного цирку України, режисер, заслужений артист України ОлегРибченко за цирковий номер «Українська ніч» (2021).</text:p>
      <text:p text:style-name="P4">
News Source: <text:a xlink:type="simple" xlink:href="https://www.ukrinform.ua/rubric-kyiv/3714157-klicko-vruciv-mistecku-premiu-kiiv.html" text:style-name="Internet_20_link" text:visited-style-name="Visited_20_Internet_20_Link">
https://www.ukrinform.ua/rubric-kyiv/3714157-klicko-vruciv-mistecku-premiu-kiiv.html</text:a>
</text:p>
      <!--NEWS-->
      <text:h text:style-name="P10" text:outline-level="1">
<text:span text:style-name="T4">
来自Poltava地区的俄罗斯线人将在监狱里呆10年</text:span>
</text:h>
      <text:p text:style-name="P4">
作者: Ukrinform (Person)</text:p>
      <text:p text:style-name="P4">
出版商: Укринформ (Organization)</text:p>
      <text:p text:style-name="P4">
出版时间: 2023-05-25T18:42:16+03:00</text:p>
      <text:p text:style-name="P4">
修改时间: 2023-05-25T18:42:16+03:00</text:p>
      <text:p text:style-name="P4">
描述: 法院在波尔塔瓦地区的俄罗斯信息的格子格局任命了10年，后者通过了玛丽奥波尔的捍卫者的立场。  - 乌克林。</text:p>
      <text:p text:style-name="P4">
图片: ['<text:a xlink:type="simple" xlink:href="https://static.ukrinform.com/photos/2018_08/thumb_files/630_360_1534342460-3207.jpg" text:style-name="Internet_20_link" text:visited-style-name="Visited_20_Internet_20_Link">
630_360_15343...</text:a>
']</text:p>
      <text:p text:style-name="P4">
标签: ['Полтавщина', 'СБУ', 'Вирок', 'Війна з Росією']</text:p>
      <text:p text:style-name="P4">
类型: Article</text:p>
      <!--METADATA-->
      <text:p text:style-name="P4">
<draw:frame draw:style-name="fr1" draw:name="Image174" text:anchor-type="as-char" svg:width="6.9236in" svg:height="3.956343in" draw:z-index="0">
<draw:image xlink:href="../Images/yкринформ/2023-05-25T18-42-16-03-00/630_360_1534342460-3207.jpg" xlink:type="simple" xlink:show="embed" xlink:actuate="onLoad" draw:mime-type="image/jpeg"/>
</draw:frame>
他在波尔塔瓦地区的俄罗斯告密者的格子上判断了10年，后者通过了马里波尔的捍卫者的职位。</text:p>
      <text:p text:style-name="P4">
根据乌克林的说法，乌克兰的安全局在[]中报告(https://t.me/SBUkr/8432)。</text:p>
      <text:p text:style-name="P4">
SBU收集了俄罗斯另一位支持者内罪的无可争议的证据，后者转移到了乌克兰南部国防军所在地的入侵者中。 攻击者似乎是俄罗斯居民<text:a xlink:type="simple" xlink:href="https://www.ukrinform.ua/tag-poltavsina" text:style-name="Internet_20_link" text:visited-style-name="Visited_20_Internet_20_Link">
</text:a>
。</text:p>
      <text:p text:style-name="P4">
在与Mariupol的熟人打交道时，他“在黑暗中”收集了有关基地的位置的信息，并在全面入侵开始时将城市的捍卫者移动。</text:p>
      <text:p text:style-name="P4">
通过Facebook获得的信息在Donetsk地区被捕获的部分中获得的“ DNR授权”。 将来，据俄罗斯军队在东方阵线的探险司令运输了申诉专员。</text:p>
      <text:p text:style-name="P4">
SBU的工作人员于去年3月在波尔塔瓦地区的反式诉讼事件中拘留了敌方线人。</text:p>
      <text:p text:style-name="P4">
<text:span text:style-name="T4">
另请阅读：</text:span>
 <text:a xlink:type="simple" xlink:href="https://www.ukrinform.ua/rubric-society/3713699-turemni-stroki-otrimali-se-tri-internetagenti-rf.html" text:style-name="Internet_20_link" text:visited-style-name="Visited_20_Internet_20_Link">
</text:a>
根据调查行动的结果，也揭示了通过社交网络分发的共产主义极权政权的象征意义的帖子。</text:p>
      <text:p text:style-name="P4">
根据SBU的材料，法院裁定袭击者犯有《乌克兰刑法》的两章：《艺术》第1部分。 258-3(促进恐怖组织); p。1v。436-1(共产主义和民族社会主义极权制度的共产主义，纳粹象征主义的生产，纳粹象征主义和宣传).</text:p>
      <text:p text:style-name="P4">
Йому призначено 10 років тюрми.</text:p>
      <text:p text:style-name="P4">
Як повідомляв Укрінформ, Служба безпеки <text:a xlink:type="simple" xlink:href="https://www.ukrinform.ua/rubric-regions/3706236-na-doneccini-zatrimali-dvoh-informatorok-aki-zlivali-rosianam-lokacii-zsu.html" text:style-name="Internet_20_link" text:visited-style-name="Visited_20_Internet_20_Link">
 </text:a>
他在顿涅茨克地区的一线前线领域通过了国防军的位置。</text:p>
      <text:p text:style-name="P4">
News Source: <text:a xlink:type="simple" xlink:href="https://www.ukrinform.ua/rubric-regions/3714159-rosijskij-informator-z-poltavsini-provede-za-gratami-10-rokiv.html" text:style-name="Internet_20_link" text:visited-style-name="Visited_20_Internet_20_Link">
https://www.ukrinform.ua/rubric-regions/3714159-rosijskij-informator-z-poltavsini-provede-za-gratami-10-rokiv.html</text:a>
</text:p>
      <!--NEWS-->
      <text:h text:style-name="P10" text:outline-level="1">
<text:span text:style-name="T4">
俄罗斯应将红十字会进入所有乌克兰囚犯-EU</text:span>
</text:h>
      <text:p text:style-name="P4">
作者: Ukrinform (Person)</text:p>
      <text:p text:style-name="P4">
出版商: Укринформ (Organization)</text:p>
      <text:p text:style-name="P4">
出版时间: 2023-05-25T18:43:00+03:00</text:p>
      <text:p text:style-name="P4">
修改时间: 2023-05-25T18:43:00+03:00</text:p>
      <text:p text:style-name="P4">
描述: 俄罗斯应该将红十字会的国际委员会全面和无条件地与所有乌克兰战俘归属，并立即释放所有非法拘留的乌克兰人。  - 乌克林。</text:p>
      <text:p text:style-name="P4">
图片: ['<text:a xlink:type="simple" xlink:href="https://static.ukrinform.com/photos/2021_12/thumb_files/630_360_1638885879-203.jpg" text:style-name="Internet_20_link" text:visited-style-name="Visited_20_Internet_20_Link">
630_360_16388...</text:a>
']</text:p>
      <text:p text:style-name="P4">
标签: ['Євросоюз', 'ОБСЄ', 'Росія']</text:p>
      <text:p text:style-name="P4">
类型: Article</text:p>
      <!--METADATA-->
      <text:p text:style-name="P4">
<draw:frame draw:style-name="fr1" draw:name="Image175" text:anchor-type="as-char" svg:width="6.9236in" svg:height="3.956343in" draw:z-index="0">
<draw:image xlink:href="../Images/yкринформ/2023-05-25T18-43-00-03-00/630_360_1638885879-203.jpg" xlink:type="simple" xlink:show="embed" xlink:actuate="onLoad" draw:mime-type="image/jpeg"/>
</draw:frame>
俄罗斯应将长期乌克兰战争囚犯的国际红十字会委员会充分和无条件获得，并立即释放所有非法维护的乌克兰人。</text:p>
      <text:p text:style-name="P4">
根据乌克林福姆的说法，这是欧盟周四在维也纳的欧安组织常设理事会上宣布的。</text:p>
      <text:p text:style-name="P4">
“我们谴责俄罗斯对乌克兰战俘和平民人质的疾病的系统性做法，既在临时的乌克兰地区和俄罗斯。乌克兰人。</text:p>
      <text:p text:style-name="P4">
<text:span text:style-name="T4">
另请阅读：</text:span>
 <text:a xlink:type="simple" xlink:href="https://www.ukrinform.ua/rubric-world/3713493-evrosouz-ogolosiv-pro-11-novih-oboronnih-proektiv.html" text:style-name="Internet_20_link" text:visited-style-name="Visited_20_Internet_20_Link">
<text:span text:style-name="T4">
 eu </text:span>
</text:a>
欧盟强调，俄罗斯应释放所有非法的乌克兰人囚犯，并任意拘留特殊监测任务的雇员。</text:p>
      <text:p text:style-name="P4">
该声明还证实，欧盟与合作伙伴一起继续为乌克兰提供所有必要的“长期政治，财务，经济，人道主义，法律和军事支持”，尽可能多地 - 为了确保该确保乌克兰可以合法保护自己免受残酷的侵害。</text:p>
      <text:p text:style-name="P4">
此外，对俄罗斯的集体压力将继续，包括实施进一步的制裁和关闭漏洞，这允许绕过。</text:p>
      <text:p text:style-name="P4">
<text:span text:style-name="T4">
另请阅读：</text:span>
 <text:a xlink:type="simple" xlink:href="https://www.ukrinform.ua/rubric-ato/3713257-evrosouz-peredav-ukraini-220-tisac-snaradiv-i-1300-raket-borrel.html" text:style-name="Internet_20_link" text:visited-style-name="Visited_20_Internet_20_Link">
<text:span text:style-name="T4">
 eu </text:span>
</text:a>
“与欧盟合作伙伴一起，它还将继续研究使用冷冻房地产资产恢复乌克兰的方式，并根据欧盟法律和国际法。声明写道：“应该观察到。”正如乌克林福姆(Ukrinform)报道的那样，在与国际红十字委员会代表会议上，关于保暖者的行为的协调总部敦促寻求实施该组织教育组织的任务。</text:p>
      <text:p text:style-name="P4">
News Source: <text:a xlink:type="simple" xlink:href="https://www.ukrinform.ua/rubric-polytics/3714160-rosia-mae-nadati-cervonomu-hrestu-dostup-do-vsih-ukrainskih-vazniv-es.html" text:style-name="Internet_20_link" text:visited-style-name="Visited_20_Internet_20_Link">
https://www.ukrinform.ua/rubric-polytics/3714160-rosia-mae-nadati-cervonomu-hrestu-dostup-do-vsih-ukrainskih-vazniv-es.html</text:a>
</text:p>
      <!--NEWS-->
      <text:h text:style-name="P10" text:outline-level="1">
<text:span text:style-name="T4">
在基辅数字应用程序中，开始了一项医疗服务调查</text:span>
</text:h>
      <text:p text:style-name="P4">
作者: Ukrinform (Person)</text:p>
      <text:p text:style-name="P4">
出版商: Укринформ (Organization)</text:p>
      <text:p text:style-name="P4">
出版时间: 2023-05-25T18:44:28+03:00</text:p>
      <text:p text:style-name="P4">
修改时间: 2023-05-25T18:44:28+03:00</text:p>
      <text:p text:style-name="P4">
描述: Kyiv Digital应用程序为首都居民启动了一项有关在基辅提供医疗服务的便利性的调查。  - 乌克林。</text:p>
      <text:p text:style-name="P4">
图片: ['<text:a xlink:type="simple" xlink:href="https://static.ukrinform.com/photos/2023_05/thumb_files/630_360_1685029328-197.jpg" text:style-name="Internet_20_link" text:visited-style-name="Visited_20_Internet_20_Link">
630_360_16850...</text:a>
']</text:p>
      <text:p text:style-name="P4">
标签: ['Медицина', 'Опитування', 'Київ']</text:p>
      <text:p text:style-name="P4">
类型: Article</text:p>
      <!--METADATA-->
      <text:p text:style-name="P4">
<draw:frame draw:style-name="fr1" draw:name="Image176" text:anchor-type="as-char" svg:width="6.9236in" svg:height="3.956343in" draw:z-index="0">
<draw:image xlink:href="../Images/yкринформ/2023-05-25T18-44-28-03-00/630_360_1685029328-197.jpg" xlink:type="simple" xlink:show="embed" xlink:actuate="onLoad" draw:mime-type="image/jpeg"/>
</draw:frame>
USASIS“ Kyiv Digital”为首都在基辅提供医疗服务的居民发起了一项调查。</text:p>
      <text:p text:style-name="P4">
正如乌克林福姆报道的那样，它报告了<text:a xlink:type="simple" xlink:href="https://kyivcity.gov.ua/news/u_zastosunku_kiv_tsifroviy_startuvalo_nove_opituvannya_pro_nadannya_medichnikh_poslug/" text:style-name="Internet_20_link" text:visited-style-name="Visited_20_Internet_20_Link">
</text:a>
根据基辅数字化转型的负责人和KMDAPRA OLENICH副主席的说法，该市试图更彻底地分析当地人的需求，以挖掘可以提供的基本工具，这些工具可以提供给任何希望接受体检和在线支持的人。</text:p>
      <text:p text:style-name="P4">
“由于 <text:a xlink:type="simple" xlink:href="https://www.ukrinform.ua/tag-opituvanna" text:style-name="Internet_20_link" text:visited-style-name="Visited_20_Internet_20_Link">
</text:a>
，我们了解他们关心的情绪，他们的观点，哪些问题需要主要关注。</text:p>
      <text:p text:style-name="P4">
该应用程序的所有用户都可以与Bankid一起参加调查。您可以在“电子民主”部分中找到它。</text:p>
      <text:p text:style-name="P4">
调查将持续到6月8日。</text:p>
      <text:p text:style-name="P4">
<text:span text:style-name="T4">
另请阅读：</text:span>
 <text:a xlink:type="simple" xlink:href="https://www.ukrinform.ua/rubric-kyiv/3710724-u-zastosunku-kiiv-cifrovij-zavilisa-pidkazki-pro-robotu-vestibuliv-metro.html" text:style-name="Internet_20_link" text:visited-style-name="Visited_20_Internet_20_Link">
<text:span text:style-name="T4">
基辅</text:span>
 <text:span text:style-name="T4">
 </text:span>
数字**</text:a>
Kyiv Digital是一款创建于2021年的移动应用程序。 该申请提供了从智能手机到买QR票的运输卡，用于停车费，返回撤离汽车，投票赞成城市改善和电子请愿书。</text:p>
      <text:p text:style-name="P4">
正如乌克林福姆报道的<text:a xlink:type="simple" xlink:href="https://www.ukrinform.ua/rubric-kyiv/3707323-busti-ukrainskih-diaciv-na-stancii-universitet-u-zastosunku-kiiv-cifrovij-pocali-opituvanna.html" text:style-name="Internet_20_link" text:visited-style-name="Visited_20_Internet_20_Link">
</text:a>
直到5月24日，对大学地铁站的乌克兰人物的胸围进行了调查，将安装，而不是俄罗斯人的半身像。</text:p>
      <text:p text:style-name="P4">
News Source: <text:a xlink:type="simple" xlink:href="https://www.ukrinform.ua/rubric-kyiv/3714161-u-zastosunku-kiiv-cifrovij-startuvalo-opituvanna-pro-nadanna-medicnih-poslug.html" text:style-name="Internet_20_link" text:visited-style-name="Visited_20_Internet_20_Link">
https://www.ukrinform.ua/rubric-kyiv/3714161-u-zastosunku-kiiv-cifrovij-startuvalo-opituvanna-pro-nadanna-medicnih-poslug.html</text:a>
</text:p>
      <!--NEWS-->
      <text:h text:style-name="P10" text:outline-level="1">
<text:span text:style-name="T4">
树突学医生：在基辅的徽章上 - 苦味的花序，不是乌克兰物种</text:span>
</text:h>
      <text:p text:style-name="P4">
作者: Ukrinform (Person)</text:p>
      <text:p text:style-name="P4">
出版商: Укринформ (Organization)</text:p>
      <text:p text:style-name="P4">
出版时间: 2023-05-25T18:47:00+03:00</text:p>
      <text:p text:style-name="P4">
修改时间: 2023-05-25T18:47:00+03:00</text:p>
      <text:p text:style-name="P4">
描述: 在乌克兰其他国家，有很多引入或外国种植的木本植物种植，但已转移到我们的领土并在这里扎根。  - 乌克林。</text:p>
      <text:p text:style-name="P4">
图片: ['<text:a xlink:type="simple" xlink:href="https://static.ukrinform.com/photos/2020_01/thumb_files/630_360_1579261052-336.jpg" text:style-name="Internet_20_link" text:visited-style-name="Visited_20_Internet_20_Link">
630_360_15792...</text:a>
', '<text:a xlink:type="simple" xlink:href="https://static.ukrinform.com/photos/2023_05/1685022638-406.jpg" text:style-name="Internet_20_link" text:visited-style-name="Visited_20_Internet_20_Link">
1685022638-40...</text:a>
']</text:p>
      <text:p text:style-name="P4">
标签: ['Київ', 'Дерево', 'Каштани']</text:p>
      <text:p text:style-name="P4">
类型: Article</text:p>
      <!--METADATA-->
      <text:p text:style-name="P4">
<draw:frame draw:style-name="fr1" draw:name="Image177" text:anchor-type="as-char" svg:width="6.9236in" svg:height="3.956343in" draw:z-index="0">
<draw:image xlink:href="../Images/yкринформ/2023-05-25T18-47-00-03-00/630_360_1579261052-336.jpg" xlink:type="simple" xlink:show="embed" xlink:actuate="onLoad" draw:mime-type="image/jpeg"/>
</draw:frame>
在乌克兰，有足够的引入或外国种植的木本植物将在其他国家生长，但已转移到我们的领土和这里。</text:p>
      <text:p text:style-name="P4">
关于<text:a xlink:type="simple" xlink:href="https://www.ukrinform.ua/rubric-society/3714096-urij-marcuk-zaviduvac-kafedri-botaniki-dendrologii-ta-lisovoi-selekcii-nubip-ukraini-golova-tovaristva-lisivnikiv-ukraini.html" text:style-name="Internet_20_link" text:visited-style-name="Visited_20_Internet_20_Link">
</text:a>
乌克兰Yuriymarchuk森林人士负责人，国立大学官僚与环境管理大学工厂，树突学和森林育种部负责部门(订单号695/39751)，由乌克兰的Mindovquil和自然资源批准。</text:p>
      <text:p text:style-name="P4">
“其中一些人已经归化 - 我们的亲戚已经意识到。 今天，在基辅的徽章上，我们看到了花序(是中午的“马栗子”). Але гіркокаштан не є нашим українським видом!Він завезений з Балкан, проте сьогодні – це один із символів столиці», –наголосив Марчук.</text:p>
      <text:p text:style-name="P4">
<draw:frame draw:style-name="fr1" draw:name="Image178" text:anchor-type="as-char" svg:width="6.9236in" svg:height="4.279921in" draw:z-index="0">
<draw:image xlink:href="../Images/yкринформ/2023-05-25T18-47-00-03-00/1685022638-406.jpg" xlink:type="simple" xlink:show="embed" xlink:actuate="onLoad" draw:mime-type="image/jpeg"/>
</draw:frame>
乌克兰有许多这样的物种：1807年，卡拉赞教授带来了180个“阿奇瓦白”卡尔基夫大学的幼苗。(正确的“植物学”称为“ robinia pseudoActoction”，又称为“ trick acacia”和“ trick Acacia”和“ White Acacia”). Це цінна, медоносна, лікарська,ефіроолійна, декоративна й фітомеліоративна рослина. Вона дуже поширена навсій території України, а сьогодні теж потрапила до списку інвазійних.</text:p>
      <text:p text:style-name="P4">
<text:span text:style-name="T4">
Читайте також:</text:span>
 <text:a xlink:type="simple" xlink:href="https://www.ukrinform.ua/rubric-society/3714144-dendrologi-proponuut-rozpisati-invazijni-vidi-derev-po-geograficnih-zonah-ukraini.html" text:style-name="Internet_20_link" text:visited-style-name="Visited_20_Internet_20_Link">
 <text:span text:style-name="T4">
Дендролог</text:span>
 </text:a>
从相同的“禁止”列表中，Yasenelist的枫树也是如此。 这是来自北美的Sapindov家族的枫树。 在他刚刚出现在领土上的时候(然后俄罗斯人)科学，然后Upetersburg甚至在其下面建造了一个单独的温室，以习惯。</text:p>
      <text:p text:style-name="P4">
据报道，环境保护和自然资源部长鲁斯兰纳亚(Ruslannaya)的命令<text:a xlink:type="simple" xlink:href="https://www.kmu.gov.ua/news/mindovkillia-zatverdylo-perelik-chuzhoridnykh-vydiv-derev-zaboronenykh-u-vidtvorenni-lisiv" text:style-name="Internet_20_link" text:visited-style-name="Visited_20_Internet_20_Link">
</text:a>
在森林的繁殖时禁止(订单号695/39751).</text:p>
      <text:p text:style-name="P4">
从现在开始，这些物种被禁止在乌克兰使用和恢复森林保护条。 同时，从清单中种植的树将不会被砍伐。</text:p>
      <text:p text:style-name="P4">
News Source: <text:a xlink:type="simple" xlink:href="https://www.ukrinform.ua/rubric-kyiv/3714163-dendrolog-na-gerbi-kieva-sucvitta-girkokastana-akij-ne-e-ukrainskim-vidom.html" text:style-name="Internet_20_link" text:visited-style-name="Visited_20_Internet_20_Link">
https://www.ukrinform.ua/rubric-kyiv/3714163-dendrolog-na-gerbi-kieva-sucvitta-girkokastana-akij-ne-e-ukrainskim-vidom.html</text:a>
</text:p>
      <!--NEWS-->
      <text:h text:style-name="P10" text:outline-level="1">
<text:span text:style-name="T4">
美国和德国与曲棍球成为2023年世界杯的第一批半决赛选手</text:span>
</text:h>
      <text:p text:style-name="P4">
作者: Ukrinform (Person)</text:p>
      <text:p text:style-name="P4">
出版商: Укринформ (Organization)</text:p>
      <text:p text:style-name="P4">
出版时间: 2023-05-25T18:49:21+03:00</text:p>
      <text:p text:style-name="P4">
修改时间: 2023-05-25T18:49:21+03:00</text:p>
      <text:p text:style-name="P4">
描述: 在坦佩雷（芬兰）和里加（拉脱维亚）举行的第86届世界曲棍球锦标赛上，得出1/2决赛的第一批参与者。  - 乌克林。</text:p>
      <text:p text:style-name="P4">
图片: ['<text:a xlink:type="simple" xlink:href="https://static.ukrinform.com/photos/2023_05/thumb_files/630_360_1685029471-335.jpg" text:style-name="Internet_20_link" text:visited-style-name="Visited_20_Internet_20_Link">
630_360_16850...</text:a>
']</text:p>
      <text:p text:style-name="P4">
标签: ['Чемпіонат світу', 'хокей']</text:p>
      <text:p text:style-name="P4">
类型: Article</text:p>
      <!--METADATA-->
      <text:p text:style-name="P4">
<draw:frame draw:style-name="fr1" draw:name="Image179" text:anchor-type="as-char" svg:width="6.9236in" svg:height="3.956343in" draw:z-index="0">
<draw:image xlink:href="../Images/yкринформ/2023-05-25T18-49-21-03-00/630_360_1685029471-335.jpg" xlink:type="simple" xlink:show="embed" xlink:actuate="onLoad" draw:mime-type="image/jpeg"/>
</draw:frame>
在坦佩雷的世界曲棍球86(芬兰)和里加(拉脱维亚)确定抽奖1/2决赛的第一批参与者。</text:p>
      <text:p text:style-name="P4">
据《乌克林福》报道，锦标赛半决赛的所有者是美国和德国的国家队。</text:p>
      <text:p text:style-name="P4">
美国人自信地伸出了捷克队-3：0(1：0，1：0，1：0)和瑞士国家队的德国人-3：1(1：0，2：1，0：0).</text:p>
      <text:p text:style-name="P4">
Ще дві вакансії в 1/2 фіналу світової першості сьогодні розіграють Канада таФінляндія, Швеція та Латвія.</text:p>
      <text:p text:style-name="P4">
<text:span text:style-name="T4">
Читайте також:</text:span>
 <text:a xlink:type="simple" xlink:href="https://www.ukrinform.ua/rubric-sports/3713313-viznacilisa-ucasniki-plejof-cs-z-hokeu.html" text:style-name="Internet_20_link" text:visited-style-name="Visited_20_Internet_20_Link">
 <text:span text:style-name="T4">
хокею</text:span>
 </text:a>
半决赛将于5月27日举行。</text:p>
      <text:p text:style-name="P4">
第三名和2023年世界杯决赛的比赛将于5月28日举行。</text:p>
      <text:p text:style-name="P4">
照片：法新社。</text:p>
      <text:p text:style-name="P4">
News Source: <text:a xlink:type="simple" xlink:href="https://www.ukrinform.ua/rubric-sports/3714165-ssa-ta-nimeccina-stali-persimi-pivfinalistami-cs2023-z-hokeu.html" text:style-name="Internet_20_link" text:visited-style-name="Visited_20_Internet_20_Link">
https://www.ukrinform.ua/rubric-sports/3714165-ssa-ta-nimeccina-stali-persimi-pivfinalistami-cs2023-z-hokeu.html</text:a>
</text:p>
      <!--NEWS-->
      <text:h text:style-name="P10" text:outline-level="1">
<text:span text:style-name="T4">
在Bukovina修复的网络上，这些网络被鞭打无人机碎片损坏</text:span>
</text:h>
      <text:p text:style-name="P4">
作者: Ukrinform (Person)</text:p>
      <text:p text:style-name="P4">
出版商: Укринформ (Organization)</text:p>
      <text:p text:style-name="P4">
出版时间: 2023-05-25T18:52:33+03:00</text:p>
      <text:p text:style-name="P4">
修改时间: 2023-05-25T18:52:33+03:00</text:p>
      <text:p text:style-name="P4">
描述: 在切尔尼维西地区的Khotyn社区中，维修了汽油和电网，由于昨晚无人驾驶无人机的残骸倒塌而受到损害。  - 乌克林。</text:p>
      <text:p text:style-name="P4">
图片: ['<text:a xlink:type="simple" xlink:href="https://static.ukrinform.com/photos/2023_05/thumb_files/630_360_1685029825-9765.jpeg" text:style-name="Internet_20_link" text:visited-style-name="Visited_20_Internet_20_Link">
630_360_16850...</text:a>
', '<text:a xlink:type="simple" xlink:href="https://static.ukrinform.com/photos/2023_05/thumb_files/630_360_1685029825-2000.jpeg" text:style-name="Internet_20_link" text:visited-style-name="Visited_20_Internet_20_Link">
630_360_16850...</text:a>
', '<text:a xlink:type="simple" xlink:href="https://static.ukrinform.com/photos/2023_05/thumb_files/630_360_1685029825-3464.jpeg" text:style-name="Internet_20_link" text:visited-style-name="Visited_20_Internet_20_Link">
630_360_16850...</text:a>
', '<text:a xlink:type="simple" xlink:href="https://static.ukrinform.com/photos/2023_05/thumb_files/630_360_1685029825-2950.jpeg" text:style-name="Internet_20_link" text:visited-style-name="Visited_20_Internet_20_Link">
630_360_16850...</text:a>
', '<text:a xlink:type="simple" xlink:href="https://static.ukrinform.com/photos/2023_05/thumb_files/630_360_1685029824-1572.jpeg" text:style-name="Internet_20_link" text:visited-style-name="Visited_20_Internet_20_Link">
630_360_16850...</text:a>
', '<text:a xlink:type="simple" xlink:href="https://static.ukrinform.com/photos/2023_05/thumb_files/630_360_1685029825-3485.jpeg" text:style-name="Internet_20_link" text:visited-style-name="Visited_20_Internet_20_Link">
630_360_16850...</text:a>
', '<text:a xlink:type="simple" xlink:href="https://static.ukrinform.com/photos/2023_05/thumb_files/630_360_1685029824-3267.jpeg" text:style-name="Internet_20_link" text:visited-style-name="Visited_20_Internet_20_Link">
630_360_16850...</text:a>
', '<text:a xlink:type="simple" xlink:href="https://static.ukrinform.com/photos/2023_05/thumb_files/630_360_1685029825-6913.jpeg" text:style-name="Internet_20_link" text:visited-style-name="Visited_20_Internet_20_Link">
630_360_16850...</text:a>
']</text:p>
      <text:p text:style-name="P4">
标签: ['Безпілотник', 'Чернівці', 'Війна з Росією']</text:p>
      <text:p text:style-name="P4">
类型: Article</text:p>
      <!--METADATA-->
      <text:p text:style-name="P4">
<draw:frame draw:style-name="fr1" draw:name="Image180" text:anchor-type="as-char" svg:width="6.9236in" svg:height="3.956343in" draw:z-index="0">
<draw:image xlink:href="../Images/yкринформ/2023-05-25T18-52-33-03-00/630_360_1685029825-9765.jpeg" xlink:type="simple" xlink:show="embed" xlink:actuate="onLoad" draw:mime-type="image/jpeg"/>
</draw:frame>
切尔尼维斯地区的UKHOTYN社区修复了气体和电网，由于昨晚溺水的无人机无人机无人机无人机无人机的碎片掉落而受到损坏。</text:p>
      <text:p text:style-name="P4">
在[]中的页面上关于它(https://www.facebook.com/RuslanZaparaniuk/posts/pfbid02YxT9XdwcVRZdx4Hc2qQnLdf4xZxdvESUihDh3y86YLPdxgxbBDzk3srZU4Ujy5dWl)报道说，Chernivtsi Ova Ruslan Zalaniuk的负责人报道说。</text:p>
      <text:p text:style-name="P4">
“该网站上的各自服务正在进行中，可再生工作正在进行中。因此，两条传输线损坏了。因此，Udnistrovsky地区有140个订户。</text:p>
      <text:p text:style-name="P4">
<text:span text:style-name="T4">
另请阅读：</text:span>
 <text:a xlink:type="simple" xlink:href="https://www.ukrinform.ua/rubric-ato/3713846-zelenskij-podakuvav-silam-ppo-za-100-zbitta-sahediv-unoci.html" text:style-name="Internet_20_link" text:visited-style-name="Visited_20_Internet_20_Link">
<text:span text:style-name="T4">
 shahd </text:span>
</text:a>
据他说，天然气管道区域也损坏了。 Chernivtsigaz Siliat已取代它，目前正在进行监管工作，以开始无气的脱离房屋。</text:p>
      <text:p text:style-name="P4">
这位官员指出，在访问Khotyn社区时，他检查了该集会建筑物，该建筑物因无人机碎片的沦陷而受伤，并与地方当局和财产的地方当局和公民的代表进行了交谈。目前正在设置造成的损害总数。</text:p>
      <text:p text:style-name="P4">
<text:span text:style-name="T4">
另请阅读：</text:span>
 <text:a xlink:type="simple" xlink:href="https://www.ukrinform.ua/rubric-ato/3713836-bilsist-sahediv-ciei-noci-rosiani-zapuskali-proti-zahidnih-oblastej-ignat.html" text:style-name="Internet_20_link" text:visited-style-name="Visited_20_Internet_20_Link">
<text:span text:style-name="T4">
 shahd </text:span>
</text:a>
据报道，在切尔尼维斯地区晚上，两名俄罗斯非大军将空中国防军击倒。 其中一个的残骸损害了三个住宅和两条线，没有受害者。</text:p>
      <text:p text:style-name="P4">
通常，5月25日晚上，乌克兰国防军<text:a xlink:type="simple" xlink:href="https://www.ukrinform.ua/rubric-ato/3713819-sili-oboroni-vnoci-znisili-usi-36-vipusenih-rosianami-droniv-shahed.html" text:style-name="Internet_20_link" text:visited-style-name="Visited_20_Internet_20_Link">
</text:a>
伊朗Productionhard-136/131。</text:p>
      <text:p text:style-name="P4">
News Source: <text:a xlink:type="simple" xlink:href="https://www.ukrinform.ua/rubric-regions/3714167-na-bukovini-polagodili-merezi-aki-buli-poskodzeni-ulamkami-zbitogo-bezpilotnika.html" text:style-name="Internet_20_link" text:visited-style-name="Visited_20_Internet_20_Link">
https://www.ukrinform.ua/rubric-regions/3714167-na-bukovini-polagodili-merezi-aki-buli-poskodzeni-ulamkami-zbitogo-bezpilotnika.html</text:a>
</text:p>
      <!--NEWS-->
      <text:h text:style-name="P10" text:outline-level="1">
<text:span text:style-name="T4">
现在的电力系统有一定的赤字-Kudrytsky</text:span>
</text:h>
      <text:p text:style-name="P4">
作者: Ukrinform (Person)</text:p>
      <text:p text:style-name="P4">
出版商: Укринформ (Organization)</text:p>
      <text:p text:style-name="P4">
出版时间: 2023-05-25T18:53:00+03:00</text:p>
      <text:p text:style-name="P4">
修改时间: 2023-05-25T18:53:00+03:00</text:p>
      <text:p text:style-name="P4">
描述: Ukrenergo正在采取措施防止电力关闭，因为电源系统存在赤字。  - 乌克林。</text:p>
      <text:p text:style-name="P4">
图片: ['<text:a xlink:type="simple" xlink:href="https://static.ukrinform.com/photos/2022_10/thumb_files/630_360_1666700937-287.jpg" text:style-name="Internet_20_link" text:visited-style-name="Visited_20_Internet_20_Link">
630_360_16667...</text:a>
']</text:p>
      <text:p text:style-name="P4">
标签: ['Електроенергія', 'Укренерго', 'Дефіцит', 'Єдині новини']</text:p>
      <text:p text:style-name="P4">
类型: Article</text:p>
      <!--METADATA-->
      <text:p text:style-name="P4">
<draw:frame draw:style-name="fr1" draw:name="Image181" text:anchor-type="as-char" svg:width="6.9236in" svg:height="3.956343in" draw:z-index="0">
<draw:image xlink:href="../Images/yкринформ/2023-05-25T18-53-00-03-00/630_360_1666700937-287.jpg" xlink:type="simple" xlink:show="embed" xlink:actuate="onLoad" draw:mime-type="image/jpeg"/>
</draw:frame>
由于电力系统存在赤字，Ukrenergo正在采取措施防止电力关闭。</text:p>
      <text:p text:style-name="P4">
乌克林福姆(Ukrinform)表示，Eviritelvahorphone“ Unified News”的NEC“ Ukrenergo”董事会主席说。</text:p>
      <text:p text:style-name="P4">
“现在的电力系统中存在一些资源短缺，但这并不意味着断开消费者的连接。 Ukrenergo现在拥有一个工具包，可以防止诸如工业或家庭消费者关闭之类的极端。 我们已经暂时出口到欧洲，以确保乌克兰消费者足够<text:a xlink:type="simple" xlink:href="https://www.ukrinform.ua/tag-elektroenergia" text:style-name="Internet_20_link" text:visited-style-name="Visited_20_Internet_20_Link">
</text:a>
”， - 库德里特斯基说。</text:p>
      <text:p text:style-name="P4">
据他说，现在和在不久的将来，Ukrenergo能够涵盖空调中的其他负载，这些空调在温暖的天气下启用了公民。</text:p>
      <text:p text:style-name="P4">
<text:span text:style-name="T4">
另请阅读：</text:span>
 <text:a xlink:type="simple" xlink:href="https://www.ukrinform.ua/rubric-vidbudova/3712577-zitelam-sela-na-harkivsini-vidnovili-elektriku-akoi-u-nih-ne-bulo-bilse-roku.html" text:style-name="Internet_20_link" text:visited-style-name="Visited_20_Internet_20_Link">
</text:a>
据报道，尽管炮击后遇到困难，但电厂稳定运转。 维修活动正在进行Tambel Generation的设施。 这个时代计划从斯洛伐克进口电力 - 从20到110兆瓦，没有出口出口。</text:p>
      <text:p text:style-name="P4">
News Source: <text:a xlink:type="simple" xlink:href="https://www.ukrinform.ua/rubric-economy/3714168-v-energosistemi-zaraz-e-pevnij-deficit-kudrickij.html" text:style-name="Internet_20_link" text:visited-style-name="Visited_20_Internet_20_Link">
https://www.ukrinform.ua/rubric-economy/3714168-v-energosistemi-zaraz-e-pevnij-deficit-kudrickij.html</text:a>
</text:p>
      <!--NEWS-->
      <text:h text:style-name="P10" text:outline-level="1">
<text:span text:style-name="T4">
航空联盟和飞行员培训：泽伦斯基与瑞典国防部长进行了交谈</text:span>
</text:h>
      <text:p text:style-name="P4">
作者: Ukrinform (Person)</text:p>
      <text:p text:style-name="P4">
出版商: Укринформ (Organization)</text:p>
      <text:p text:style-name="P4">
出版时间: 2023-05-25T18:56:00+03:00</text:p>
      <text:p text:style-name="P4">
修改时间: 2023-05-25T18:56:00+03:00</text:p>
      <text:p text:style-name="P4">
描述: 乌克兰沃迪米尔·泽伦斯基（Ukraine Volodymyr Zelensky）总裁与瑞典国防部长保罗·琼斯（Paul Joneson）讨论了一项乌克兰武装飞行员现代飞机西部生产飞机的培训计划。  - 乌克林。</text:p>
      <text:p text:style-name="P4">
图片: ['<text:a xlink:type="simple" xlink:href="https://static.ukrinform.com/photos/2023_05/thumb_files/630_360_1685033413-470.jpeg" text:style-name="Internet_20_link" text:visited-style-name="Visited_20_Internet_20_Link">
630_360_16850...</text:a>
', '<text:a xlink:type="simple" xlink:href="https://static.ukrinform.com/photos/2023_05/1685033413-914.jpeg" text:style-name="Internet_20_link" text:visited-style-name="Visited_20_Internet_20_Link">
1685033413-91...</text:a>
', '<text:a xlink:type="simple" xlink:href="https://static.ukrinform.com/photos/2023_05/1685033413-721.jpeg" text:style-name="Internet_20_link" text:visited-style-name="Visited_20_Internet_20_Link">
1685033413-72...</text:a>
']</text:p>
      <text:p text:style-name="P4">
标签: ['Коаліція', 'Швеція', 'Зеленський']</text:p>
      <text:p text:style-name="P4">
类型: Article</text:p>
      <!--METADATA-->
      <text:p text:style-name="P4">
<draw:frame draw:style-name="fr1" draw:name="Image182" text:anchor-type="as-char" svg:width="6.9236in" svg:height="3.956343in" draw:z-index="0">
<draw:image xlink:href="../Images/yкринформ/2023-05-25T18-56-00-03-00/630_360_1685033413-470.jpeg" xlink:type="simple" xlink:show="embed" xlink:actuate="onLoad" draw:mime-type="image/jpeg"/>
</draw:frame>
沃迪米尔·泽伦斯基(Volodymyr Zelenskyi)总统乌克兰人与瑞典·波罗蒙森(Sweden Polomonson)国防部长讨论了一项，在现代西部生产中启动了乌克兰飞行员的培训计划。</text:p>
      <text:p text:style-name="P4">
国家元首在[]中报告了这一点(https://t.me/V_Zelenskiy_official/6361)，报道乌克林福姆。</text:p>
      <text:p text:style-name="P4">
Zelensky写道：“在与瑞典国防部长保罗·琼森(Paul Jonson)的会面上，瑞典参加了航空联盟，并在乌克兰的西方生产飞机上启动了单独的训练计划。”</text:p>
      <text:p text:style-name="P4">
<draw:frame draw:style-name="fr1" draw:name="Image183" text:anchor-type="as-char" svg:width="6.9236in" svg:height="4.617948in" draw:z-index="0">
<draw:image xlink:href="../Images/yкринформ/2023-05-25T18-56-00-03-00/1685033413-914.jpeg" xlink:type="simple" xlink:show="embed" xlink:actuate="onLoad" draw:mime-type="image/jpeg"/>
</draw:frame>
<text:span text:style-name="T4">
另请阅读：</text:span>
 <text:a xlink:type="simple" xlink:href="https://www.ukrinform.ua/rubric-polytics/3714065-zelenskij-zustrivsa-z-ministrom-oboroni-svecii.html" text:style-name="Internet_20_link" text:visited-style-name="Visited_20_Internet_20_Link">
<text:span text:style-name="T4">
 Zelensky </text:span>
</text:a>
他还感谢瑞典的决定，决定加入国际坦克联盟，以支持乌克兰，并转移10个豹子2坦克以及BMP CV-90联盟的领导。</text:p>
      <text:p text:style-name="P4">
<text:span text:style-name="T5">
viso：<text:a xlink:type="simple" xlink:href="https://t.me/V_Zelenskiy_official/6361" text:style-name="Internet_20_link" text:visited-style-name="Visited_20_Internet_20_Link">
</text:a>
</text:span>
</text:p>
      <text:p text:style-name="P4">
总统强调：“我感谢所有瑞典协会在这场全面战争的通过后感谢我们国家的大力支持。为在战场上提供了支持，这是如此重要的财务和人道主义援助。”</text:p>
      <text:p text:style-name="P4">
<draw:frame draw:style-name="fr1" draw:name="Image184" text:anchor-type="as-char" svg:width="6.9236in" svg:height="4.617948in" draw:z-index="0">
<draw:image xlink:href="../Images/yкринформ/2023-05-25T18-56-00-03-00/1685033413-721.jpeg" xlink:type="simple" xlink:show="embed" xlink:actuate="onLoad" draw:mime-type="image/jpeg"/>
</draw:frame>
<text:span text:style-name="T4">
另请阅读：</text:span>
 <text:a xlink:type="simple" xlink:href="https://www.ukrinform.ua/rubric-world/3713969-rosia-zakrivae-genkonsulstvo-v-svecii-i-visilae-patoh-diplomativ.html" text:style-name="Internet_20_link" text:visited-style-name="Visited_20_Internet_20_Link">
<text:span text:style-name="T4">
 shvets </text:span>
</text:a>
瑞典报道说，欧盟国家的努力将继续协调欧盟国家，这仍然是欧盟瑞典总统职位的关键优先事项之一，还将有助于考虑到俄罗斯对乌克兰侵略的教训。加强欧洲安全和国防系统。</text:p>
      <text:p text:style-name="P4">
照片：作品</text:p>
      <text:p text:style-name="P4">
News Source: <text:a xlink:type="simple" xlink:href="https://www.ukrinform.ua/rubric-ato/3714174-aviacijna-koalicia-ta-trenuvanna-pilotiv-zelenskij-pogovoriv-z-ministrom-oboroni-svecii.html" text:style-name="Internet_20_link" text:visited-style-name="Visited_20_Internet_20_Link">
https://www.ukrinform.ua/rubric-ato/3714174-aviacijna-koalicia-ta-trenuvanna-pilotiv-zelenskij-pogovoriv-z-ministrom-oboroni-svecii.html</text:a>
</text:p>
      <!--NEWS-->
      <text:h text:style-name="P10" text:outline-level="1">
<text:span text:style-name="T4">
社区居民应尽可能参与恢复过程 - 专家</text:span>
</text:h>
      <text:p text:style-name="P4">
作者: Ukrinform (Person)</text:p>
      <text:p text:style-name="P4">
出版商: Укринформ (Organization)</text:p>
      <text:p text:style-name="P4">
出版时间: 2023-05-25T19:00:00+03:00</text:p>
      <text:p text:style-name="P4">
修改时间: 2023-05-25T19:00:00+03:00</text:p>
      <text:p text:style-name="P4">
描述: 社区的居民应参与恢复领土的过程。  - 乌克林。</text:p>
      <text:p text:style-name="P4">
图片: ['<text:a xlink:type="simple" xlink:href="https://static.ukrinform.com/photos/2018_07/thumb_files/630_360_1530833040-6307.jpg" text:style-name="Internet_20_link" text:visited-style-name="Visited_20_Internet_20_Link">
630_360_15308...</text:a>
']</text:p>
      <text:p text:style-name="P4">
标签: ['Тергромада', 'Відбудова']</text:p>
      <text:p text:style-name="P4">
类型: Article</text:p>
      <!--METADATA-->
      <text:p text:style-name="P4">
<draw:frame draw:style-name="fr1" draw:name="Image185" text:anchor-type="as-char" svg:width="6.9236in" svg:height="3.956343in" draw:z-index="0">
<draw:image xlink:href="../Images/yкринформ/2023-05-25T19-00-00-03-00/630_360_1530833040-6307.jpg" xlink:type="simple" xlink:show="embed" xlink:actuate="onLoad" draw:mime-type="image/jpeg"/>
</draw:frame>
居民应在恢复领土的过程中尽可能多地参与其中。</text:p>
      <text:p text:style-name="P4">
这种信念是由新媒体的一位培训师，信息和通信技术专家Yuri Antoshchuk在[]中表达的。(https://www.ukrinform.ua/rubric-society/3714034-urij-antosuk-trener-z-novih-media-ekspert.html?fbclid=IwAR2z5WVk8Bnh6kdjEhySqed5GxzgtUWRmnwPWFzdtolm7Veq8fJuGW4Ckos)“正如我们的社区经验向入侵所展示的那样，然后在一场完整的战争中建立了，如果格罗马达太太在发展过程中的居民参与发展，发展，建立某些东西，爱国主义和意愿和意愿战斗和捍卫自己的权利。”  - 专家说。</text:p>
      <text:p text:style-name="P4">
<text:span text:style-name="T4">
另请阅读：</text:span>
 <text:a xlink:type="simple" xlink:href="https://www.ukrinform.ua/rubric-vidbudova/3714111-na-deokupovanij-hersonsini-treba-vidnoviti-sonajmense-142-tisaci-zitlovih-budinkiv-ova.html" text:style-name="Internet_20_link" text:visited-style-name="Visited_20_Internet_20_Link">
</text:a>
据他说，这不仅是关于准备策略恢复的质疑。 民意调查是吸引人的方法之一，但不是唯一的一种。这全是关于参与，规定和对话。</text:p>
      <text:p text:style-name="P4">
据报道，政府分配<text:a xlink:type="simple" xlink:href="https://www.ukrinform.ua/rubric-tourism/3713175-urad-vidilae-588-miljoniv-budzetam-semi-oblastej-na-proekti-z-vidnovlenna-smigal.html" text:style-name="Internet_20_link" text:visited-style-name="Visited_20_Internet_20_Link">
</text:a>
 .</text:p>
      <text:p text:style-name="P4">
News Source: <text:a xlink:type="simple" xlink:href="https://www.ukrinform.ua/rubric-vidbudova/3714169-meskanciv-gromad-slid-maksimalno-zalucati-do-procesu-vidnovlenna-ekspert.html" text:style-name="Internet_20_link" text:visited-style-name="Visited_20_Internet_20_Link">
https://www.ukrinform.ua/rubric-vidbudova/3714169-meskanciv-gromad-slid-maksimalno-zalucati-do-procesu-vidnovlenna-ekspert.html</text:a>
</text:p>
      <!--NEWS-->
      <text:h text:style-name="P10" text:outline-level="1">
<text:span text:style-name="T4">
葡萄牙加入了航空联盟，并准备培训乌克兰飞行员和机械师-DmytroKuleba</text:span>
</text:h>
      <text:p text:style-name="P4">
作者: ['АРМІЯINFORM']</text:p>
      <text:p text:style-name="P4">
时间: 2023-05-25T19:00:00-04:00</text:p>
      <text:p text:style-name="P4">
描述: 关于克拉克萨执法人员的立方米。 Pid Hour Vizita到Lisabon ...与乌克兰2022年的战争，与乌克兰的最新新闻，今天与乌克兰2022年的新闻战争，乌克兰和俄罗斯之间的战争将发生战争，当与乌克兰与乌克兰的战争将是一场战争这将是，是否将在不久的将来与乌克兰的战争，今天与乌克兰的战争，今天的乌克兰新闻，乌克兰的新闻，乌克兰媒体在俄罗斯</text:p>
      <text:p text:style-name="P4">
图片: ['<text:a xlink:type="simple" xlink:href="https://armyinform.com.ua/wp-content/uploads/2023/05/646df20f857a7414596175_820x360.jpeg" text:style-name="Internet_20_link" text:visited-style-name="Visited_20_Internet_20_Link">
646df20f857a7414596175_820x360.jpeg</text:a>
']</text:p>
      <text:p text:style-name="P4">
标签: ['STOPRUSSIA', 'АГРЕСІЯ РФ', 'ВІЙНА', 'ВТОРГНЕННЯ РФ', 'ДМИТРО КУЛЕБА', 'ПОРТУГАЛІЯ']</text:p>
      <text:p text:style-name="P4">
类别: News</text:p>
      <!--METADATA-->
      <text:p text:style-name="P4">
<draw:frame draw:style-name="fr1" draw:name="Image186" text:anchor-type="as-char" svg:width="6.9236in" svg:height="4.863407in" draw:z-index="0">
<draw:image xlink:href="../Images/AРМІЯINFORM/2023-05-25T19-00-00-04-00/646df20f857a7414596175_820x360.jpeg" xlink:type="simple" xlink:show="embed" xlink:actuate="onLoad" draw:mime-type="image/jpeg"/>
</draw:frame>
关于它<text:a xlink:type="simple" xlink:href="https://porto.mfa.gov.ua/news/dmitro-kuleba-portugaliya-priyednalasya-do-aviacijnoyi-koaliciyi-gotova-trenuvati-ukrayinskih-pilotiv-i-mehanikiv" text:style-name="Internet_20_link" text:visited-style-name="Visited_20_Internet_20_Link">
报告</text:a>
乌克兰外交部。</text:p>
      <text:p text:style-name="P4">
在访问里斯本时，乌克兰德米特里·库勒巴巴普罗夫(Dmitry Kulebabaprov)外交部长与外交部长Zoau Kravinho Taminister的国防埃琳娜·卡雷拉什(Elena Carreirash)进行了谈判。</text:p>
      <text:p text:style-name="P4">
乌克兰外交负责人在正面详细介绍了葡萄牙的伙伴，并概述了乌克兰对有效的防御和反官方行动的军事需求。</text:p>
      <text:p text:style-name="P4">
这位部长强调说：“葡萄牙通过加入坦克联盟的领导才能。在俄罗斯对乌克兰城市伊西尔地区的导弹炮击的强化中，至关重要的是，乌克兰能够抛弃乌克兰天空的俄罗斯。”</text:p>
      <text:p text:style-name="P4">
在这方面，Dmytro Kuleba向葡萄牙政府表示感谢，决定通过训练乌克兰的Tamhhechicic在西方战斗飞机上加入航空联盟。</text:p>
      <text:p text:style-name="P4">
葡萄牙方面还证实了他愿意支持乌克兰在欧盟中的成员资格。</text:p>
      <text:p text:style-name="P4">
乌克兰外交部长和葡萄牙在维尔纽斯峰会准备的背景下协调了职位。 Dmytro Kuleba强调了政治决定确定乌克兰加入联盟算法的重要性。</text:p>
      <text:p text:style-name="P4">
部长们还讨论了对俄罗斯的起诉及其对乌克兰罪的提及，包括建立了一个侵略的特别法庭。</text:p>
      <text:p text:style-name="P4">
Dmytro Kuleba还特别关注总统弗拉迪姆拉泽尔斯基和平的公式，作为在乌克兰建立公正和长期和平的途径，扩大了其支持圈，特别是通过加入全球南方国家的加入。</text:p>
      <text:p text:style-name="P4">
News Source: <text:a xlink:type="simple" xlink:href="https://armyinform.com.ua/2023/05/25/portugaliya-pryyednalasya-do-aviaczijnoyi-koalicziyi-gotova-trenuvaty-ukrayinskyh-pilotiv-i-mehanikiv-dmytro-kuleba/" text:style-name="Internet_20_link" text:visited-style-name="Visited_20_Internet_20_Link">
https://armyinform.com.ua/2023/05/25/portugaliya-pryyednalasya-do-aviaczijnoyi-koalicziyi-gotova-trenuvaty-ukrayinskyh-pilotiv-i-mehanikiv-dmytro-kuleba/</text:a>
</text:p>
      <!--NEWS-->
      <text:h text:style-name="P10" text:outline-level="1">
<text:span text:style-name="T4">
在速度局，关于雷克雅未克欧洲理事会峰会结果的声明被批准</text:span>
</text:h>
      <text:p text:style-name="P4">
作者: Ukrinform (Person)</text:p>
      <text:p text:style-name="P4">
出版商: Укринформ (Organization)</text:p>
      <text:p text:style-name="P4">
出版时间: 2023-05-25T19:01:56+03:00</text:p>
      <text:p text:style-name="P4">
修改时间: 2023-05-25T19:01:56+03:00</text:p>
      <text:p text:style-name="P4">
描述: 在欧洲委员会议会议会局的一次会议上，他们就雷克雅未克欧洲委员会最近的峰会成果采用了宣言。  - 乌克林。</text:p>
      <text:p text:style-name="P4">
图片: ['<text:a xlink:type="simple" xlink:href="https://static.ukrinform.com/photos/2019_06/thumb_files/630_360_1561910355-909.jpg" text:style-name="Internet_20_link" text:visited-style-name="Visited_20_Internet_20_Link">
630_360_15619...</text:a>
']</text:p>
      <text:p text:style-name="P4">
标签: ['Кравчук', 'ПАРЄ', 'Слуга народу']</text:p>
      <text:p text:style-name="P4">
类型: Article</text:p>
      <!--METADATA-->
      <text:p text:style-name="P4">
<draw:frame draw:style-name="fr1" draw:name="Image187" text:anchor-type="as-char" svg:width="6.9236in" svg:height="3.956343in" draw:z-index="0">
<draw:image xlink:href="../Images/yкринформ/2023-05-25T19-01-56-03-00/630_360_1561910355-909.jpg" xlink:type="simple" xlink:show="embed" xlink:actuate="onLoad" draw:mime-type="image/jpeg"/>
</draw:frame>
欧洲委员会议会议会局批准了雷克雅未克欧洲委员会最近的峰会宣布。</text:p>
      <text:p text:style-name="P4">
议会副主席“人民的仆人”，佩斯·尤金·克拉夫丘克(Pace Eugene Kravchuk)的成员代表团在[]中报道(https://www.facebook.com/603402597/posts/pfbid021htf7xc8LsGrbRUvd5fdD1FHxnbNpAmBGb6PP3wwdryXQNLryHznaFeCsomCUQ9xl/)，报道乌克林福姆。</text:p>
      <text:p text:style-name="P4">
她告知，他们批准了关于欧洲委员会最近峰会Wrasshavik峰会结果的声明。”</text:p>
      <text:p text:style-name="P4">
<text:span text:style-name="T4">
另请阅读：</text:span>
 <text:a xlink:type="simple" xlink:href="https://www.ukrinform.ua/rubric-polytics/3711826-prezident-pare-ukraini-samij-virisuvati-koli-provoditi-vibori.html" text:style-name="Internet_20_link" text:visited-style-name="Visited_20_Internet_20_Link">
<text:span text:style-name="T4">
 pace </text:span>
</text:a>
根据人民代表的说法，该宣言欢迎决定建立由乌克兰造成的注册机构的决定，并恢复保证该步伐将为乌克兰提供所需的支持。</text:p>
      <text:p text:style-name="P4">
此外，克拉夫丘克(Kravchuk)表示，该宣言旨在使同化的渴望旨在带来俄罗斯参考联合会的高级领导，尤其是通过为侵略乌克兰的犯罪造成特别法庭。</text:p>
      <text:p text:style-name="P4">
她报告说，在会议上还支持该提议进行Debatis，并采用紧急程序来阻止俄罗斯和白俄罗斯运动员参加奥运会。</text:p>
      <text:p text:style-name="P4">
<text:span text:style-name="T4">
另请阅读：</text:span>
 <text:a xlink:type="simple" xlink:href="https://www.ukrinform.ua/rubric-polytics/3710110-prezident-pare-planue-vidvidati-ukrainu.html" text:style-name="Internet_20_link" text:visited-style-name="Visited_20_Internet_20_Link">
<text:span text:style-name="T4">
 pace </text:span>
</text:a>
她补充说：“我负责的速度文化委员会将准备在斯特拉斯堡举行的6月速度会议的相关决议。”</text:p>
      <text:p text:style-name="P4">
Kravchuk指出，法律委员会将在1932  -  1933年在乌克兰成立90周年准备一项决议。 据她说，相应的提交已支付。</text:p>
      <text:p text:style-name="P4">
据报道，在冰岛首都，5月16日至17日，欧洲委员会46个成员国的两天萨莫斯和政府发生了。 全日制峰会的主要问题之一是建立了俄罗斯对乌克兰的侵略性造成的国际损失登记册。</text:p>
      <text:p text:style-name="P4">
在国家和政府峰会的最终宣布中，有46个参与国家的人“尽可能多地支持乌克兰的支持”，并支持乌克兰和平公式的原则，并宣布受到惩罚的惩罚。俄罗斯犯罪联合会。</text:p>
      <text:p text:style-name="P4">
News Source: <text:a xlink:type="simple" xlink:href="https://www.ukrinform.ua/rubric-polytics/3714170-na-zasidanni-buro-pare-uhvalili-deklaraciu-sodo-rezultativ-samitu-radi-evropi-v-rejkaviku.html" text:style-name="Internet_20_link" text:visited-style-name="Visited_20_Internet_20_Link">
https://www.ukrinform.ua/rubric-polytics/3714170-na-zasidanni-buro-pare-uhvalili-deklaraciu-sodo-rezultativ-samitu-radi-evropi-v-rejkaviku.html</text:a>
</text:p>
      <!--NEWS-->
      <text:h text:style-name="P10" text:outline-level="1">
<text:span text:style-name="T4">
敖德萨的当局告诉海滩将在什么条件下开放</text:span>
</text:h>
      <text:p text:style-name="P4">
作者: Ukrinform (Person)</text:p>
      <text:p text:style-name="P4">
出版商: Укринформ (Organization)</text:p>
      <text:p text:style-name="P4">
出版时间: 2023-05-25T19:09:00+03:00</text:p>
      <text:p text:style-name="P4">
修改时间: 2023-05-25T19:09:00+03:00</text:p>
      <text:p text:style-name="P4">
描述: 敖德萨的一些海滩可能在6月5日之后开放，但为此目的，市政当局和租户必须满足确保人们安全的许多条件。  - 乌克林。</text:p>
      <text:p text:style-name="P4">
图片: ['<text:a xlink:type="simple" xlink:href="https://static.ukrinform.com/photos/2017_08/thumb_files/630_360_1502702596-5394-otdyh-na-dikih-plazah-odesskoj-oblasti-foto-vladimir-tarasov-ukrinform.jpg" text:style-name="Internet_20_link" text:visited-style-name="Visited_20_Internet_20_Link">
630_360_15027...</text:a>
']</text:p>
      <text:p text:style-name="P4">
标签: ['Одеса', 'Пляжний сезон', 'Відпочинок', 'Безпека']</text:p>
      <text:p text:style-name="P4">
类型: Article</text:p>
      <!--METADATA-->
      <text:p text:style-name="P4">
<draw:frame draw:style-name="fr1" draw:name="Image188" text:anchor-type="as-char" svg:width="6.9236in" svg:height="3.956343in" draw:z-index="0">
<draw:image xlink:href="../Images/yкринформ/2023-05-25T19-09-00-03-00/630_360_1502702596-5394-otdyh-na-dikih-plazah-odesskoj-oblasti-foto-vladimir-tarasov-ukrinform.jpg" xlink:type="simple" xlink:show="embed" xlink:actuate="onLoad" draw:mime-type="image/jpeg"/>
</draw:frame>
敖德萨的一些海滩可能会在6月5日之后开放，但为此目的是市政当局，租户必须满足确保人们安全的许多条件。</text:p>
      <text:p text:style-name="P4">
乌克林福姆报道，敖德萨地区政府主管尤里·克鲁克(Yuri Kruk)的负责人在乌克林福姆(Ukrinform)的媒体中心(Media Center Odesa)的简报中告诉这。</text:p>
      <text:p text:style-name="P4">
“条件如下：沐浴区应以适当的方式围起来。应每50 m每50 m与浮标一起伸展遍历。 这使得无法进入可能的破坏区域。”克鲁克说。</text:p>
      <text:p text:style-name="P4">
他还澄清了<text:a xlink:type="simple" xlink:href="https://www.ukrinform.ua/tag-plaz" text:style-name="Internet_20_link" text:visited-style-name="Visited_20_Internet_20_Link">
</text:a>
遍历的尽头应配备监督点，并且应在海滩上逆转具有双筒望远镜的救援人员。 此外，海滩应包含公民到配备避难所和安装空气警报系统的疏散路线。</text:p>
      <text:p text:style-name="P4">
官员补充说，进入海滩的通道仅在晚上8:00至8:00开放，应定期检查潜水员。</text:p>
      <text:p text:style-name="P4">
<text:span text:style-name="T4">
另请阅读：</text:span>
 <text:a xlink:type="simple" xlink:href="https://www.ukrinform.ua/rubric-regions/3713606-plazi-cornomorska-zakriti-dla-kupanna.html" text:style-name="Internet_20_link" text:visited-style-name="Visited_20_Internet_20_Link">
<text:span text:style-name="T4">
 beach </text:span>
</text:a>
到6月5日，一个专门成立的市议会委员会必须在可以为人们开放的海滩上提供Dowov的建议。 之后，海岸的最终决定将成为OVA和军事司令部。</text:p>
      <text:p text:style-name="P4">
正如乌克林福姆报道的那样，在敖德萨地区军事管理中报道<text:a xlink:type="simple" xlink:href="https://www.ukrinform.ua/rubric-regions/3713684-vid-lanzerona-do-16-stancii-velikogo-fontanu-odeski-plazi-gotuut-do-castkovogo-dostupu.html" text:style-name="Internet_20_link" text:visited-style-name="Visited_20_Internet_20_Link">
</text:a>
从兰格隆到大喷泉站的16个。</text:p>
      <text:p text:style-name="P4">
News Source: <text:a xlink:type="simple" xlink:href="https://www.ukrinform.ua/rubric-regions/3714175-vlada-odesi-rozpovila-za-akih-umov-vidkriut-plazi.html" text:style-name="Internet_20_link" text:visited-style-name="Visited_20_Internet_20_Link">
https://www.ukrinform.ua/rubric-regions/3714175-vlada-odesi-rozpovila-za-akih-umov-vidkriut-plazi.html</text:a>
</text:p>
      <!--NEWS-->
      <text:h text:style-name="P10" text:outline-level="1">
<text:span text:style-name="T4">
基辅保护最现代的防空系统-Klitschko</text:span>
</text:h>
      <text:p text:style-name="P4">
作者: Ukrinform (Person)</text:p>
      <text:p text:style-name="P4">
出版商: Укринформ (Organization)</text:p>
      <text:p text:style-name="P4">
出版时间: 2023-05-25T19:10:00+03:00</text:p>
      <text:p text:style-name="P4">
修改时间: 2023-05-25T19:10:00+03:00</text:p>
      <text:p text:style-name="P4">
描述: 基辅人保护最现代的防空系统。  - 乌克林。</text:p>
      <text:p text:style-name="P4">
图片: ['<text:a xlink:type="simple" xlink:href="https://static.ukrinform.com/photos/2022_12/thumb_files/630_360_1669908514-938.jpg" text:style-name="Internet_20_link" text:visited-style-name="Visited_20_Internet_20_Link">
630_360_16699...</text:a>
']</text:p>
      <text:p text:style-name="P4">
标签: ['Київ', 'Київський безпековий форум', 'Війна з Росією', 'ППО']</text:p>
      <text:p text:style-name="P4">
类型: Article</text:p>
      <!--METADATA-->
      <text:p text:style-name="P4">
<draw:frame draw:style-name="fr1" draw:name="Image189" text:anchor-type="as-char" svg:width="6.9236in" svg:height="3.956343in" draw:z-index="0">
<draw:image xlink:href="../Images/yкринформ/2023-05-25T19-10-00-03-00/630_360_1669908514-938.jpg" xlink:type="simple" xlink:show="embed" xlink:actuate="onLoad" draw:mime-type="image/jpeg"/>
</draw:frame>
最现代的防空系统是Kip。</text:p>
      <text:p text:style-name="P4">
基辅市长Vitaliy Klitschko在乌克林福音通讯员报告的Polyakhiv安全论坛上对记者说。</text:p>
      <text:p text:style-name="P4">
“我们受到各种武器的保护。 我不能称呼他们，这是多维安的问题。 但是我可以说，基凡人受到最现代的防空系统的保护。 您会看到所有攻击的前攻击，这比几年前的保护要好得多。”克里奇科强调。</text:p>
      <text:p text:style-name="P4">
他指出乌克兰人<text:a xlink:type="simple" xlink:href="https://www.ukrinform.ua/tag-ppo" text:style-name="Internet_20_link" text:visited-style-name="Visited_20_Internet_20_Link">
</text:a>
她甚至击倒了俄罗斯人如此自豪的匕首路线。</text:p>
      <text:p text:style-name="P4">
<text:span text:style-name="T4">
另请阅读：</text:span>
 <text:a xlink:type="simple" xlink:href="https://www.ukrinform.ua/rubric-kyiv/3713890-dla-zahistu-kieva-zastosuvali-zenitni-sau-gepard-naev.html" text:style-name="Internet_20_link" text:visited-style-name="Visited_20_Internet_20_Link">
<text:span text:style-name="T4">
 naev </text:span>
</text:a>
市长补充说，在最后一次对首都的袭击中，没有死亡，但有几人受伤。</text:p>
      <text:p text:style-name="P4">
正如乌克兰富特(Ukrinform)报道的，乌克兰防空在5月25日晚上<text:a xlink:type="simple" xlink:href="https://www.ukrinform.ua/rubric-ato/3713797-ukrainska-ppo-znisila-vsi-sahedi-aki-vnoci-atakuvali-stolicu.html" text:style-name="Internet_20_link" text:visited-style-name="Visited_20_Internet_20_Link">
</text:a>
那攻击了首都。</text:p>
      <text:p text:style-name="P4">
News Source: <text:a xlink:type="simple" xlink:href="https://www.ukrinform.ua/rubric-kyiv/3714178-kiiv-zahisaut-najsucasnisi-sistemi-ppo-klicko.html" text:style-name="Internet_20_link" text:visited-style-name="Visited_20_Internet_20_Link">
https://www.ukrinform.ua/rubric-kyiv/3714178-kiiv-zahisaut-najsucasnisi-sistemi-ppo-klicko.html</text:a>
</text:p>
      <!--NEWS-->
      <text:h text:style-name="P10" text:outline-level="1">
<text:span text:style-name="T4">
乌克兰和立陶宛海军的指挥官讨论了舰队之间有希望的合作领域</text:span>
</text:h>
      <text:p text:style-name="P4">
作者: Ukrinform (Person)</text:p>
      <text:p text:style-name="P4">
出版商: Укринформ (Organization)</text:p>
      <text:p text:style-name="P4">
出版时间: 2023-05-25T19:20:06+03:00</text:p>
      <text:p text:style-name="P4">
修改时间: 2023-05-25T19:20:06+03:00</text:p>
      <text:p text:style-name="P4">
描述: 乌克兰武装部队和立陶宛共和国武装部队的指挥官Alexei Shepap和第一级排名Gyedrius Primeniecas的队长讨论了舰队之间军事合作的有希望的方向。  - 乌克林。</text:p>
      <text:p text:style-name="P4">
图片: ['<text:a xlink:type="simple" xlink:href="https://static.ukrinform.com/photos/2020_07/thumb_files/630_360_1593958626-145.jpg" text:style-name="Internet_20_link" text:visited-style-name="Visited_20_Internet_20_Link">
630_360_15939...</text:a>
']</text:p>
      <text:p text:style-name="P4">
标签: ['Литва', 'ВМС України', 'Неїжпапа']</text:p>
      <text:p text:style-name="P4">
类型: Article</text:p>
      <!--METADATA-->
      <text:p text:style-name="P4">
<draw:frame draw:style-name="fr1" draw:name="Image190" text:anchor-type="as-char" svg:width="6.9236in" svg:height="3.956343in" draw:z-index="0">
<draw:image xlink:href="../Images/yкринформ/2023-05-25T19-20-06-03-00/630_360_1593958626-145.jpg" xlink:type="simple" xlink:show="embed" xlink:actuate="onLoad" draw:mime-type="image/jpeg"/>
</draw:frame>
乌克兰武装部队和立陶宛Viceadmiral Alexei Shepap的武装部队的指挥官和吉尔斯佩里米克雷克第一级的上尉讨论了与Intertrot的军事合作的观点。</text:p>
      <text:p text:style-name="P4">
根据乌克林福姆的说法，乌克兰武装部队的海军在[]中报道(https://www.facebook.com/100064727737034/posts/pfbid02fz2L9zcXAd32QyFMXqgLbhTdvHpiDHSSoZ7JeDRMtyxdaRJQe8fYhiX2RrhbdofYl/).</text:p>
      <text:p text:style-name="P4">
Також командувачі обговорили потреби та пріоритети підготовки особового складуукраїнських Військово-морських сил.</text:p>
      <text:p text:style-name="P4">
<text:span text:style-name="T4">
Читайте також:</text:span>
 <text:a xlink:type="simple" xlink:href="https://www.ukrinform.ua/rubric-polytics/3709954-dla-bezpeki-sudnoplavstva-v-cornomu-ta-azovskomu-morah-ukraina-mae-stvoriti-flot-deputat.html" text:style-name="Internet_20_link" text:visited-style-name="Visited_20_Internet_20_Link">
 </text:a>
会议是在访问立陶宛代表团前往武装部队海军的情况下举行的。 外国人参观了许多军事基础设施，检查了使用乌克兰海军陆战队的现代设备，并熟悉了俄罗斯联邦无人驾驶飞机对其中一项军事物体的袭击。</text:p>
      <text:p text:style-name="P4">
她感谢立陶宛一方得到乌克兰人和武装部队的支持，以及对乌克兰发生的事件的主要关注。</text:p>
      <text:p text:style-name="P4">
指挥官非常关注乌克兰海军部队和敌军特殊性的海军部队任务领域的安全状况问题。</text:p>
      <text:p text:style-name="P4">
<text:span text:style-name="T4">
另请阅读：</text:span>
 <text:a xlink:type="simple" xlink:href="https://www.ukrinform.ua/rubric-crimea/3702412-neizpapa-perekonanij-so-ukrainski-prapori-nevdovzi-znov-zamajorat-nad-krimom.html" text:style-name="Internet_20_link" text:visited-style-name="Visited_20_Internet_20_Link">
<text:span text:style-name="T4">
 itpapa </text:span>
</text:a>
乌克林福姆(Ukrinform)表示，据耶戈尔·谢尔夫(Yegor Chernev)Verkhovna Rada Rada委员会副主席，它是乌克兰建立自己的车队的一员。</text:p>
      <text:p text:style-name="P4">
News Source: <text:a xlink:type="simple" xlink:href="https://www.ukrinform.ua/rubric-ato/3714181-komanduvaci-vms-ukraini-ta-litvi-obgovorili-perspektivni-napramki-spivpraci-miz-flotami.html" text:style-name="Internet_20_link" text:visited-style-name="Visited_20_Internet_20_Link">
https://www.ukrinform.ua/rubric-ato/3714181-komanduvaci-vms-ukraini-ta-litvi-obgovorili-perspektivni-napramki-spivpraci-miz-flotami.html</text:a>
</text:p>
      <!--NEWS-->
      <text:h text:style-name="P10" text:outline-level="1">
<text:span text:style-name="T4">
乌克兰Yastremskaya赢得了Minnene，并将在Rolan Garros的主要部分比赛</text:span>
</text:h>
      <text:p text:style-name="P4">
作者: Ukrinform (Person)</text:p>
      <text:p text:style-name="P4">
出版商: Укринформ (Organization)</text:p>
      <text:p text:style-name="P4">
出版时间: 2023-05-25T19:26:52+03:00</text:p>
      <text:p text:style-name="P4">
修改时间: 2023-05-25T19:26:52+03:00</text:p>
      <text:p text:style-name="P4">
描述: 乌克兰网球运动员戴安娜·雅斯特雷姆斯卡亚（Diana Yastremskaya）（＃144 WTA）在比利时格雷特·明南（119 WTA）的代表中赢得了在网球公开冠军的资格的最后一部分。  - 乌克林。</text:p>
      <text:p text:style-name="P4">
图片: ['<text:a xlink:type="simple" xlink:href="https://static.ukrinform.com/photos/2023_05/thumb_files/630_360_1685031953-951.jpg" text:style-name="Internet_20_link" text:visited-style-name="Visited_20_Internet_20_Link">
630_360_16850...</text:a>
']</text:p>
      <text:p text:style-name="P4">
标签: ['Теніс', 'Даяна Ястремська']</text:p>
      <text:p text:style-name="P4">
类型: Article</text:p>
      <!--METADATA-->
      <text:p text:style-name="P4">
<draw:frame draw:style-name="fr1" draw:name="Image191" text:anchor-type="as-char" svg:width="6.9236in" svg:height="3.956343in" draw:z-index="0">
<draw:image xlink:href="../Images/yкринформ/2023-05-25T19-26-52-03-00/630_360_1685031953-951.jpg" xlink:type="simple" xlink:show="embed" xlink:actuate="onLoad" draw:mime-type="image/jpeg"/>
</draw:frame>
乌克兰-Skeleton Diana Yastremskaya(№144WTA)比利时的代表格雷宁宁赢了(№119WTA)在公开网球锦标赛的资格的最后部分。</text:p>
      <text:p text:style-name="P4">
Yastremskaya以6：2、2：2：6、6：4的得分赢得了Minnet。</text:p>
      <text:p text:style-name="P4">
这是网球运动员的第三次会议，第二次赢得了Yastremskaya。</text:p>
      <text:p text:style-name="P4">
胜利使乌克兰人有资格进入法国公开赛的主要部分。</text:p>
      <text:p text:style-name="P4">
<text:span text:style-name="T4">
另请阅读：</text:span>
 <text:a xlink:type="simple" xlink:href="https://www.ukrinform.ua/rubric-sports/3714151-svitolina-peremogla-sianu-rosianku-na-slahu-do-pivfinalu-turniru-wta-u-francii.html" text:style-name="Internet_20_link" text:visited-style-name="Visited_20_Internet_20_Link">
</text:a>
据报道，包括Kateryna Bindl，Diana Yastremskaya，Marta Kostyuk，Lesya Tsurenko，Helinasvitolin和Angelina Kalinina在内的6名乌克兰妇女开始在比赛的主要部分开始。</text:p>
      <text:p text:style-name="P4">
照片：btu.org.ua</text:p>
      <text:p text:style-name="P4">
News Source: <text:a xlink:type="simple" xlink:href="https://www.ukrinform.ua/rubric-sports/3714183-ukrainka-astremska-peremogla-minnen-i-zigrae-v-osnovnij-castini-rolan-garros.html" text:style-name="Internet_20_link" text:visited-style-name="Visited_20_Internet_20_Link">
https://www.ukrinform.ua/rubric-sports/3714183-ukrainka-astremska-peremogla-minnen-i-zigrae-v-osnovnij-castini-rolan-garros.html</text:a>
</text:p>
      <!--NEWS-->
      <text:h text:style-name="P10" text:outline-level="1">
<text:span text:style-name="T4">
对俄罗斯联邦的制裁必须遵守所有国家 - 塞浦路斯总统</text:span>
</text:h>
      <text:p text:style-name="P4">
作者: Ukrinform (Person)</text:p>
      <text:p text:style-name="P4">
出版商: Укринформ (Organization)</text:p>
      <text:p text:style-name="P4">
出版时间: 2023-05-25T19:27:12+03:00</text:p>
      <text:p text:style-name="P4">
修改时间: 2023-05-25T19:27:12+03:00</text:p>
      <text:p text:style-name="P4">
描述: 塞浦路斯共和国通过对乌克兰的侵略对俄罗斯实施的制裁，并强调了所有国家对其实施的必要性。  - 乌克林。</text:p>
      <text:p text:style-name="P4">
图片: ['<text:a xlink:type="simple" xlink:href="https://static.ukrinform.com/photos/2023_05/thumb_files/630_360_1683865111-802.png" text:style-name="Internet_20_link" text:visited-style-name="Visited_20_Internet_20_Link">
630_360_16838...</text:a>
']</text:p>
      <text:p text:style-name="P4">
标签: ['Кіпр', 'Санкції', 'Шольц']</text:p>
      <text:p text:style-name="P4">
类型: Article</text:p>
      <!--METADATA-->
      <text:p text:style-name="P4">
<draw:frame draw:style-name="fr1" draw:name="Image192" text:anchor-type="as-char" svg:width="6.9236in" svg:height="3.956343in" draw:z-index="0">
<draw:image xlink:href="../Images/yкринформ/2023-05-25T19-27-12-03-00/630_360_1683865111-802.png" xlink:type="simple" xlink:show="embed" xlink:actuate="onLoad" draw:mime-type="image/png"/>
</draw:frame>
共和党通过对乌克兰的侵略对俄罗斯实施的制裁遵守制裁，并强调了所有国家实施其实施的必要性。</text:p>
      <text:p text:style-name="P4">
乌克林福姆报道，这是由塞浦路斯共和国尼古斯·赫里斯多里达(Nikos Khristodulida)在与总理奥拉夫·肖尔特斯(Olaf Scholts)的新闻发布会上指出的。</text:p>
      <text:p text:style-name="P4">
“塞浦路斯共和国在历史的右边。 我们不能接受任何州的发芽完整性的攻击。 我们必须清楚地指出，每个人都应实现对欧盟做出的所有决定，以使他们不要求他们质疑自己的有效性。” Khristodulida说。</text:p>
      <text:p text:style-name="P4">
<text:span text:style-name="T4">
另请阅读：</text:span>
 <text:a xlink:type="simple" xlink:href="https://www.ukrinform.ua/rubric-world/3713767-nato-ocikue-vid-gruzii-dotrimanna-miznarodnih-sankcij-proti-rosii-stoltenberg.html" text:style-name="Internet_20_link" text:visited-style-name="Visited_20_Internet_20_Link">
<text:span text:style-name="T4">
 sanksci </text:span>
</text:a>
他强调，塞浦路斯共和国遵守所有反对RFS统一的人，并将继续这样做。</text:p>
      <text:p text:style-name="P4">
反过来，德国总理保证，德国将尽可能多地帮助乌克兰 - 金融，经济，人道主义，军事。</text:p>
      <text:p text:style-name="P4">
据报道，塞浦路斯被采取了针对美国和英国的人和公司的严格措施，帮助俄罗斯寡头进行了战争引起的对乌克兰的战争。</text:p>
      <text:p text:style-name="P4">
<text:span text:style-name="T4">
另请阅读：</text:span>
 <text:a xlink:type="simple" xlink:href="https://www.ukrinform.ua/rubric-polytics/3713121-solc-vpevnenij-so-ukraina-peremoze-ta-stane-clenom-es.html" text:style-name="Internet_20_link" text:visited-style-name="Visited_20_Internet_20_Link">
<text:span text:style-name="T4">
 sholc </text:span>
</text:a>
英国和美国对13名塞浦路斯公民和公司实施了制裁，这些公民和公司在2022年将俄罗斯联合会全面入侵俄罗斯联邦后，帮助俄罗斯寡头规避制裁和隐藏了金融资产。</text:p>
      <text:p text:style-name="P4">
News Source: <text:a xlink:type="simple" xlink:href="https://www.ukrinform.ua/rubric-world/3714184-sankcii-proti-rf-maut-vikonuvati-vsi-kraini-prezident-kipru.html" text:style-name="Internet_20_link" text:visited-style-name="Visited_20_Internet_20_Link">
https://www.ukrinform.ua/rubric-world/3714184-sankcii-proti-rf-maut-vikonuvati-vsi-kraini-prezident-kipru.html</text:a>
</text:p>
      <!--NEWS-->
      <text:h text:style-name="P10" text:outline-level="1">
<text:span text:style-name="T4">
在欧文（Irpen），新壁画专门用于城市捍卫者</text:span>
</text:h>
      <text:p text:style-name="P4">
作者: Ukrinform (Person)</text:p>
      <text:p text:style-name="P4">
出版商: Укринформ (Organization)</text:p>
      <text:p text:style-name="P4">
出版时间: 2023-05-25T19:29:00+03:00</text:p>
      <text:p text:style-name="P4">
修改时间: 2023-05-25T19:29:00+03:00</text:p>
      <text:p text:style-name="P4">
描述: 在Irpen的中心，新的壁画“ Irpen的英雄都会记住全世界”，该壁画专门针对与俄罗斯入侵者作战的城市捍卫者，出现在多层建筑之一的墙上。  - 乌克林。</text:p>
      <text:p text:style-name="P4">
图片: ['<text:a xlink:type="simple" xlink:href="https://static.ukrinform.com/photos/2023_05/thumb_files/630_360_1685031799-112.jpg" text:style-name="Internet_20_link" text:visited-style-name="Visited_20_Internet_20_Link">
630_360_16850...</text:a>
', '<text:a xlink:type="simple" xlink:href="https://static.ukrinform.com/photos/2023_05/1685031784-701.jpg" text:style-name="Internet_20_link" text:visited-style-name="Visited_20_Internet_20_Link">
1685031784-70...</text:a>
']</text:p>
      <text:p text:style-name="P4">
标签: ['Ірпінь', 'Мурал']</text:p>
      <text:p text:style-name="P4">
类型: Article</text:p>
      <!--METADATA-->
      <text:p text:style-name="P4">
<draw:frame draw:style-name="fr1" draw:name="Image193" text:anchor-type="as-char" svg:width="6.9236in" svg:height="3.956343in" draw:z-index="0">
<draw:image xlink:href="../Images/yкринформ/2023-05-25T19-29-00-03-00/630_360_1685031799-112.jpg" xlink:type="simple" xlink:show="embed" xlink:actuate="onLoad" draw:mime-type="image/jpeg"/>
</draw:frame>
新的壁画“ Irpenya的英雄将在其中一栋多层建筑的墙壁上释放出来，这些建筑物将出现在一座多层建筑的墙上”，该建筑物专门针对与兔子占领者作战的城市捍卫者。</text:p>
      <text:p text:style-name="P4">
这是乌克利福通讯员的报道。</text:p>
      <text:p text:style-name="P4">
<text:a xlink:type="simple" xlink:href="https://www.ukrinform.ua/tag-mural" text:style-name="Internet_20_link" text:visited-style-name="Visited_20_Internet_20_Link">
</text:a>
根据Sova Cafe“ Sova” Roman Yavorsky的主动行动，他亲自参加了Irpen的Vehoron。</text:p>
      <text:p text:style-name="P4">
<draw:frame draw:style-name="fr1" draw:name="Image194" text:anchor-type="as-char" svg:width="6.9236in" svg:height="3.89773in" draw:z-index="0">
<draw:image xlink:href="../Images/yкринформ/2023-05-25T19-29-00-03-00/1685031784-701.jpg" xlink:type="simple" xlink:show="embed" xlink:actuate="onLoad" draw:mime-type="image/jpeg"/>
</draw:frame>
<text:span text:style-name="T4">
另请阅读：</text:span>
 <text:a xlink:type="simple" xlink:href="https://www.ukrinform.ua/rubric-vidbudova/3708769-v-irpeni-vidkrili-nove-modulne-mistecko-lastivka.html" text:style-name="Internet_20_link" text:visited-style-name="Visited_20_Internet_20_Link">
</text:a>
壁画描绘了通过罗曼诺夫里奇和乌克兰的象征主义 - 向日葵和燕子撤离和平居民的场景。 该短语显示在壁画的“欧文的英雄将记住整个世界”中，这本书的作者诗是《伊尔彭之战》的作者和彼得·施彻比娜(Peter Shcherbina)的《福尔普斯特·欧尔平》(Forpost Irpin)的制作人。</text:p>
      <text:p text:style-name="P4">
如报道，<text:a xlink:type="simple" xlink:href="https://www.ukrinform.ua/rubric-regions/3706180-u-frankivsku-nikita-titov-stvorue-mural-nadii-dla-likarni.html" text:style-name="Internet_20_link" text:visited-style-name="Visited_20_Internet_20_Link">
</text:a>
</text:p>
      <text:p text:style-name="P4">
News Source: <text:a xlink:type="simple" xlink:href="https://www.ukrinform.ua/rubric-regions/3714186-v-irpeni-novij-mural-prisvatili-zahisnikam-mista.html" text:style-name="Internet_20_link" text:visited-style-name="Visited_20_Internet_20_Link">
https://www.ukrinform.ua/rubric-regions/3714186-v-irpeni-novij-mural-prisvatili-zahisnikam-mista.html</text:a>
</text:p>
      <!--NEWS-->
      <text:h text:style-name="P10" text:outline-level="1">
<text:span text:style-name="T4">
俄罗斯的核武器已经去了白俄罗斯-Lukashenko</text:span>
</text:h>
      <text:p text:style-name="P4">
作者: Ukrinform (Person)</text:p>
      <text:p text:style-name="P4">
出版商: Укринформ (Organization)</text:p>
      <text:p text:style-name="P4">
出版时间: 2023-05-25T19:32:00+03:00</text:p>
      <text:p text:style-name="P4">
修改时间: 2023-05-25T19:32:00+03:00</text:p>
      <text:p text:style-name="P4">
描述: Oleksandr Lukashenko表示，俄罗斯联邦已经开始将核弹药转移到白俄罗斯领土。  - 乌克林。</text:p>
      <text:p text:style-name="P4">
图片: ['<text:a xlink:type="simple" xlink:href="https://static.ukrinform.com/photos/2021_12/thumb_files/630_360_1640869831-423.jpg" text:style-name="Internet_20_link" text:visited-style-name="Visited_20_Internet_20_Link">
630_360_16408...</text:a>
']</text:p>
      <text:p text:style-name="P4">
标签: ['Білорусь', 'Лукашенко', 'Ядерна зброя', 'Росія']</text:p>
      <text:p text:style-name="P4">
类型: Article</text:p>
      <!--METADATA-->
      <text:p text:style-name="P4">
<draw:frame draw:style-name="fr1" draw:name="Image195" text:anchor-type="as-char" svg:width="6.9236in" svg:height="3.956343in" draw:z-index="0">
<draw:image xlink:href="../Images/yкринформ/2023-05-25T19-32-00-03-00/630_360_1640869831-423.jpg" xlink:type="simple" xlink:show="embed" xlink:actuate="onLoad" draw:mime-type="image/jpeg"/>
</draw:frame>
Oleksandrlukashenko表示，俄罗斯联邦已经开始将核胸部移至白俄罗斯领土。</text:p>
      <text:p text:style-name="P4">
关于它报告<text:a xlink:type="simple" xlink:href="https://t.me/belta_telegramm/200749" text:style-name="Internet_20_link" text:visited-style-name="Visited_20_Internet_20_Link">
</text:a>
，报道乌克林福姆。</text:p>
      <text:p text:style-name="P4">
“他(俄罗斯总统弗拉基米尔·普京(Vladimir Putin))我告诉我，今天冬天就我们在白俄罗斯放置核武器的行动签署了一项法令。 有一个Proconcrat文件。 决定开发所说的内容。 我们需要准备存储位置等等。 我们做到了，Tomuvzh开始了核弹药的运动，” Lukashenko说。</text:p>
      <text:p text:style-name="P4">
<text:span text:style-name="T4">
另请阅读：</text:span>
 <text:a xlink:type="simple" xlink:href="https://www.ukrinform.ua/rubric-world/3713904-rosia-rozmistit-u-bilorusi-nestrategicnu-adernu-zbrou-pidpisani-dokumenti.html" text:style-name="Internet_20_link" text:visited-style-name="Visited_20_Internet_20_Link">
<text:span text:style-name="T4">
核</text:span>
</text:a>
当被问及核武器是否已经在白俄罗斯时，Lukashenko回答：“也许。我会来的 - 我会看。”</text:p>
      <text:p text:style-name="P4">
据报道，5月24日，卢卡申科(Lukashenko)到达了多罗兹(Dorozhia)进行了为期两天的工作访问。</text:p>
      <text:p text:style-name="P4">
<text:span text:style-name="T4">
另请阅读：</text:span>
 <text:a xlink:type="simple" xlink:href="https://www.ukrinform.ua/rubric-world/3712569-lukasenko-pomiluvav-eksredaktora-nexta-protasevica.html" text:style-name="Internet_20_link" text:visited-style-name="Visited_20_Internet_20_Link">
<text:span text:style-name="T4">
 lukashenko </text:span>
</text:a>
3月25日，俄罗斯总统弗拉基米尔·普京(Vladimir Putin)表示，俄罗斯将在白俄罗斯容纳战术核武器。 在此之前，在2月，他宣布了莫斯科参与合同的“暂停”，以减少SEC的战略进攻武器。</text:p>
      <text:p text:style-name="P4">
News Source: <text:a xlink:type="simple" xlink:href="https://www.ukrinform.ua/rubric-world/3714187-peremisenna-rosijskoi-adernoi-zbroi-do-bilorusi-rozpocalosa-lukasenko.html" text:style-name="Internet_20_link" text:visited-style-name="Visited_20_Internet_20_Link">
https://www.ukrinform.ua/rubric-world/3714187-peremisenna-rosijskoi-adernoi-zbroi-do-bilorusi-rozpocalosa-lukasenko.html</text:a>
</text:p>
      <!--NEWS-->
      <text:h text:style-name="P10" text:outline-level="1">
<text:span text:style-name="T4">
每天五个方向，发生了17次战斗冲突</text:span>
</text:h>
      <text:p text:style-name="P4">
作者: Ukrinform (Person)</text:p>
      <text:p text:style-name="P4">
出版商: Укринформ (Organization)</text:p>
      <text:p text:style-name="P4">
出版时间: 2023-05-25T19:38:29+03:00</text:p>
      <text:p text:style-name="P4">
修改时间: 2023-05-25T19:38:29+03:00</text:p>
      <text:p text:style-name="P4">
描述: 俄罗斯军队将主要的努力集中在库皮斯克，莱曼，巴赫穆特，阿夫迪夫和玛丽斯基的指示上，以及白天发生的17场战斗冲突。  - 乌克林。</text:p>
      <text:p text:style-name="P4">
图片: ['<text:a xlink:type="simple" xlink:href="https://static.ukrinform.com/photos/2023_05/thumb_files/630_360_1684772474-823.jpg" text:style-name="Internet_20_link" text:visited-style-name="Visited_20_Internet_20_Link">
630_360_16847...</text:a>
']</text:p>
      <text:p text:style-name="P4">
标签: ['Генштаб', 'ЗСУ', 'Війна з Росією']</text:p>
      <text:p text:style-name="P4">
类型: Article</text:p>
      <!--METADATA-->
      <text:p text:style-name="P4">
<draw:frame draw:style-name="fr1" draw:name="Image196" text:anchor-type="as-char" svg:width="6.9236in" svg:height="3.956343in" draw:z-index="0">
<draw:image xlink:href="../Images/yкринформ/2023-05-25T19-38-29-03-00/630_360_1684772474-823.jpg" xlink:type="simple" xlink:show="embed" xlink:actuate="onLoad" draw:mime-type="image/jpeg"/>
</draw:frame>
Ruskivska重点关注Kupyansk，Lyman，Bakhmut，Avdiiv和Mariinsky的指示，并在白天进行了17次战斗冲突。</text:p>
      <text:p text:style-name="P4">
乌克兰武装部队的总参谋部在[]中报道了这一点(https://www.facebook.com/GeneralStaff.ua/posts/pfbid02YbUz2j2tFCKN9mYrjXSrmmj8x3LViJQP3EWVG9Knnq7X3vLrysrgFUVtbzTaumsul)据《乌克林福姆》报道，截至5月25日18:00发表了及时信息。</text:p>
      <text:p text:style-name="P4">
据报道，国防军的航空袭击了当天俄罗斯人的人员和军事装备的四次罢工。</text:p>
      <text:p text:style-name="P4">
火箭部队的部队和武装部队的炮兵袭击了两个生命部队，弹药组成，敌方Yartyleurian部队的雷达站，处于火灾位置。</text:p>
      <text:p text:style-name="P4">
白天，俄罗斯的侵略者总共进行了大约10次反应性射击大火，48个航空和两次火箭中风的炮击。 为了意识到后者，敌人使用了C-300防空导弹，将其引导到哈尔基夫地区Tsirkuni村的火车基础设施，导致私人住宅。</text:p>
      <text:p text:style-name="P4">
<text:span text:style-name="T4">
另请阅读：</text:span>
 <text:a xlink:type="simple" xlink:href="https://www.ukrinform.ua/rubric-ato/3714079-na-pivdni-ukrainski-voini-znisili-rosijskij-ural-ta-minomet-z-rozrahunkom.html" text:style-name="Internet_20_link" text:visited-style-name="Visited_20_Internet_20_Link">
<text:span text:style-name="T4">
被摧毁</text:span>
</text:a>
总参谋部警告说：“整个乌克兰的导弹和航空罢工的可能性很高。”</text:p>
      <text:p text:style-name="P4">
在<text:span text:style-name="T4">
 Volynskyi </text:span>
和<text:span text:style-name="T4">
 Polissya方向</text:span>
操作情况没有发生重大变化，未检测到进攻群体形成的迹象。</text:p>
      <text:p text:style-name="P4">
在<text:span text:style-name="T4">
 Siverskyi </text:span>
和<text:span text:style-name="T4">
 Slobozhansky的指示</text:span>
俄罗斯联邦预测将在与乌克兰边境地区保持军事地位。</text:p>
      <text:p text:style-name="P4">
Mortar and artillery strikes of the enemy during the day were killed by Kamyanskloboda and Guy of Chernihiv region, Khodyne, Volodymyrivka, Oleksandrivka Ivlyk Pisarivka of Sumy region, as well as Sagittarius, Krasne, Cherkasy Tyshki, Lukyanka, Neskachnya, Khutivka, Vovchansk.</text:p>
      <text:p text:style-name="P4">
在<text:span text:style-name="T4">
库皮斯克方向</text:span>
俄罗斯军队不会停止尝试改善战术交通的尝试。 从航空入侵者那里被击败，跨越了Tchaikovka和Kislokivka地区。在白天，俄罗斯军队在卢汉斯克地区的Bigorivka地区进行了连续的连续行动。 航空罢工是在其领土上引起的。 他们还袭击了伊万诺 - 达尔耶夫卡地区地区的航空。</text:p>
      <text:p text:style-name="P4">
入侵者的炮弹遭到了Makeevka，Nevskoye，Dibrova Iblogorovka，Luhansk地区，Ivanivka，Torke，Verkhnamyanskoye和Spearnednonetsk地区的苦难。</text:p>
      <text:p text:style-name="P4">
<text:span text:style-name="T4">
另请阅读：</text:span>
 <text:a xlink:type="simple" xlink:href="https://www.ukrinform.ua/rubric-ato/3713983-sili-oboroni-prodovzuut-rozvivati-uspih-na-pivnicnomu-i-pivdennomu-flangah-bahmuta-nacgvardia.html" text:style-name="Internet_20_link" text:visited-style-name="Visited_20_Internet_20_Link">
</text:a>
在白天的<text:span text:style-name="T4">
巴赫穆特方向</text:span>
，俄罗斯人继续在巴赫穆特地区举行。 Vasyukivka，Privil，Orikhovo-Vasylivka，Grigorivka，Bakhmut，Kalinovka，Yar，Ivanivske，Stupochka，Stupochka，Predict，Konstantinovka，White Mountain和North Northnon-Headonetsk地区受到敌人的炮击受伤。</text:p>
      <text:p text:style-name="P4">
在<text:span text:style-name="T4">
 avdeevsky方向</text:span>
俄罗斯军队在Avdiivka地区击败了Krasnogorivka的Krasnogorivka的进攻行动不成功。 入侵者袭击了顿涅茨克地区的Avdiivka，Pervomaisky和Karlovka的炮兵。</text:p>
      <text:p text:style-name="P4">
在<text:span text:style-name="T4">
马林斯基方向</text:span>
防御单位反映了在Marinka地区的众多攻击。 除其他外，这座城市是从航空前锋和炮击的敌人中经历的。 从后者开始，顿涅茨克地区的胜利也遭受了苦难。</text:p>
      <text:p text:style-name="P4">
在<text:span text:style-name="T4">
采矿方向</text:span>
俄罗斯军队<text:a xlink:type="simple" xlink:href="https://www.ukrinform.ua/tag-obstril" text:style-name="Internet_20_link" text:visited-style-name="Visited_20_Internet_20_Link">
</text:a>
特别是碳和前座。</text:p>
      <text:p text:style-name="P4">
在<text:span text:style-name="T4">
 zaporizhzhya </text:span>
和<text:span text:style-name="T4">
 kherson的方向</text:span>
入侵者继续采取了动作。 从航空中，敌人击败了奥尔吉夫斯基地区，扎帕里兹希亚地区的Gulyaypol Innovodanilovka和Kherson地区的Novoberislav。</text:p>
      <text:p text:style-name="P4">
Russian shellings suffered a green field, Olgivske, Malynivka, Gulyaipole, Gulyaypil, Magic, Little Tokmachka, Novodanylivka, Shcherbaki, Steppe, Kamianske and Stepnogorsk, Zaporizhzhya region, Kherson, Golden Balka, Novoalekivka, Gavrilivka, Gavrilivka Belozerka, Antonivka and Giant Kherson region 。</text:p>
      <text:p text:style-name="P4">
总参谋部确认了临时被俘虏的贾里尔加奇岛的军事化。确定入侵者将约300名军人和15艘外国生产船放在当地人口中。5月24日，人们知道俄罗斯入侵者<text:a xlink:type="simple" xlink:href="https://www.ukrinform.ua/rubric-regions/3713652-dzarilgac-stav-povnistu-militarizovanou-zonou-misceva-vlada.html" text:style-name="Internet_20_link" text:visited-style-name="Visited_20_Internet_20_Link">
</text:a>
。 该岛听到了疾病的爆炸声。</text:p>
      <text:p text:style-name="P4">
_foto：武装部队总参谋部</text:p>
      <text:p text:style-name="P4">
News Source: <text:a xlink:type="simple" xlink:href="https://www.ukrinform.ua/rubric-ato/3714190-na-pati-napramkah-za-dobu-vidbulisa-17-bojovih-zitknen.html" text:style-name="Internet_20_link" text:visited-style-name="Visited_20_Internet_20_Link">
https://www.ukrinform.ua/rubric-ato/3714190-na-pati-napramkah-za-dobu-vidbulisa-17-bojovih-zitknen.html</text:a>
</text:p>
      <!--NEWS-->
      <text:h text:style-name="P10" text:outline-level="1">
<text:span text:style-name="T4">
Zabuzhko写了一本关于乌克兰的书，以订购意大利出版社</text:span>
</text:h>
      <text:p text:style-name="P4">
作者: Ukrinform (Person)</text:p>
      <text:p text:style-name="P4">
出版商: Укринформ (Organization)</text:p>
      <text:p text:style-name="P4">
出版时间: 2023-05-25T19:40:27+03:00</text:p>
      <text:p text:style-name="P4">
修改时间: 2023-05-25T19:40:27+03:00</text:p>
      <text:p text:style-name="P4">
描述: 乌克兰作家Oksana Zabuzhko撰写了一本书，由意大利出版商委托的“最长的旅程”，因为欧洲人试图找出乌克兰的真实历史。  - 乌克林。</text:p>
      <text:p text:style-name="P4">
图片: ['<text:a xlink:type="simple" xlink:href="https://static.ukrinform.com/photos/2023_05/thumb_files/630_360_1685032727-526.jpeg" text:style-name="Internet_20_link" text:visited-style-name="Visited_20_Internet_20_Link">
630_360_16850...</text:a>
']</text:p>
      <text:p text:style-name="P4">
标签: ['Форум', 'Львів', 'Забужко']</text:p>
      <text:p text:style-name="P4">
类型: Article</text:p>
      <!--METADATA-->
      <text:p text:style-name="P4">
<draw:frame draw:style-name="fr1" draw:name="Image197" text:anchor-type="as-char" svg:width="6.9236in" svg:height="3.956343in" draw:z-index="0">
<draw:image xlink:href="../Images/yкринформ/2023-05-25T19-40-27-03-00/630_360_1685032727-526.jpeg" xlink:type="simple" xlink:show="embed" xlink:actuate="onLoad" draw:mime-type="image/jpeg"/>
</draw:frame>
乌克兰作家Oksana Zabuzhko撰写了《最长的旅程》，以纪念意大利出版商，因为欧洲人试图阐明乌克兰真实的历史。</text:p>
      <text:p text:style-name="P4">
Oksana Zabuzhko在Lviv Media Pharkum的演讲中说了这一点(LMF)Ukrinform通讯员报告。</text:p>
      <text:p text:style-name="P4">
意大利出版商订购了《最长的旅程》。 可以这么说，这是我写的第一本书。 请求是：向我们解释，我们在乌克兰的历史背景下错过了。 我说：我很抱歉，我必须从十七世纪开始。 我这样做了，” Zabuzhko说。</text:p>
      <text:p text:style-name="P4">
<text:span text:style-name="T4">
另请阅读：</text:span>
 <text:a xlink:type="simple" xlink:href="https://www.ukrinform.ua/rubric-diaspora/3713368-ukrainski-knizkovi-policki-v-gaazi-j-amsterdami-popovnili-novimi-knizkami.html" text:style-name="Internet_20_link" text:visited-style-name="Visited_20_Internet_20_Link">
</text:a>
最长的旅行是关于俄罗斯 - 乌克兰军队的两个计划的长达90页的文章：30岁和300岁。 书，已经由乌克兰和瑞典语出版(Norstedts出版社)，将是意大利人(Einaudi出版社)，德语(Droschl出版社)，挪威人(卡格出版社)和抛光(Agora出版社).</text:p>
      <text:p text:style-name="P4">
Письменниця наголосила, що зараз нарешті настав той час, коли українськіавтори перекладаються європейськими мовами і це надзвичайно важливо дляперегляду російсько-українських відносин у історичному контексті.</text:p>
      <text:p text:style-name="P4">
«Українській історії просто не було місця в європейському наративі, допокитривала не переглянута історія про Росію. Так, наша держава існувала взахідних медіа, але її до 24 лютого 2022 року сприймали, як чорноземля, абопередмістя, периферію великої Росії. «Законні околиці Росії» - цей термінвикористовувався ще у 30-х роках і те, що він досі на плаву, означає, що ми,як цивілізація стикаємося з дуже великими проблемами», - додала Забужко.</text:p>
      <text:p text:style-name="P4">
<text:span text:style-name="T4">
Читайте також:</text:span>
 <text:a xlink:type="simple" xlink:href="https://www.ukrinform.ua/rubric-culture/3674676-so-pocitati-15-knig-pro-vijnu.html" text:style-name="Internet_20_link" text:visited-style-name="Visited_20_Internet_20_Link">
 </text:a>
但是与此同时，她强调，这些问题和关系现在已经发生了很多变化。 这是由于乌克兰军队被“伟大的俄罗斯”及其“无敌军队”驱散。照片：RFE / RL</text:p>
      <text:p text:style-name="P4">
News Source: <text:a xlink:type="simple" xlink:href="https://www.ukrinform.ua/rubric-culture/3714191-zabuzko-napisala-knigu-pro-ukrainu-na-zamovlenna-italijskogo-vidavnictva.html" text:style-name="Internet_20_link" text:visited-style-name="Visited_20_Internet_20_Link">
https://www.ukrinform.ua/rubric-culture/3714191-zabuzko-napisala-knigu-pro-ukrainu-na-zamovlenna-italijskogo-vidavnictva.html</text:a>
</text:p>
      <!--NEWS-->
      <text:h text:style-name="P10" text:outline-level="1">
<text:span text:style-name="T4">
在乌克兰，他们创作了世界上第一本关于博尔希特的漫画书</text:span>
</text:h>
      <text:p text:style-name="P4">
作者: Ukrinform (Person)</text:p>
      <text:p text:style-name="P4">
出版商: Укринформ (Organization)</text:p>
      <text:p text:style-name="P4">
出版时间: 2023-05-25T19:46:29+03:00</text:p>
      <text:p text:style-name="P4">
修改时间: 2023-05-25T19:46:29+03:00</text:p>
      <text:p text:style-name="P4">
描述: 在乌克兰，世界第一本漫画正在为Borscht做准备。  - 乌克林。</text:p>
      <text:p text:style-name="P4">
图片: ['<text:a xlink:type="simple" xlink:href="https://static.ukrinform.com/photos/2020_09/thumb_files/630_360_1600440683-211.jpg" text:style-name="Internet_20_link" text:visited-style-name="Visited_20_Internet_20_Link">
630_360_16004...</text:a>
', '<text:a xlink:type="simple" xlink:href="https://static.ukrinform.com/photos/2023_05/1685033040-910.jpg" text:style-name="Internet_20_link" text:visited-style-name="Visited_20_Internet_20_Link">
1685033040-91...</text:a>
']</text:p>
      <text:p text:style-name="P4">
标签: ['Комікс', 'Борщ', 'Сценарій']</text:p>
      <text:p text:style-name="P4">
类型: Article</text:p>
      <!--METADATA-->
      <text:p text:style-name="P4">
<draw:frame draw:style-name="fr1" draw:name="Image198" text:anchor-type="as-char" svg:width="6.9236in" svg:height="3.956343in" draw:z-index="0">
<draw:image xlink:href="../Images/yкринформ/2023-05-25T19-46-29-03-00/630_360_1600440683-211.jpg" xlink:type="simple" xlink:show="embed" xlink:actuate="onLoad" draw:mime-type="image/jpeg"/>
</draw:frame>
在乌克兰，世界上第一本关于Borscht的漫画正在印刷。</text:p>
      <text:p text:style-name="P4">
根据Yevgeny Kuznetsova的漫画作者Ukrinform的说法<text:a xlink:type="simple" xlink:href="https://www.facebook.com/604842077/posts/pfbid023y43JbgZ9j53d4fWH8N18KTuSzgi3JeZdHgZ1VT3HEUg362JMHeLkRrUkXscyKZcl/" text:style-name="Internet_20_link" text:visited-style-name="Visited_20_Internet_20_Link">
</text:a>
.</text:p>
      <text:p text:style-name="P4">
За словами Кузнєцової, написати комікс "Коротка історія українського борщу" їйзапропонували рік тому. Для неї це був перший досвід написання мальописногосценарію.</text:p>
      <text:p text:style-name="P4">
«Перший у світі комікс про борщ!Історія вкладена в діалоги і пригоди героїв(我喜欢的冒险，没有敏锐). Я постійно нудила, що давайтетільки без нудних відступів, типу, а зараз, любі читачі, ми вам впакуємо щоськорисне під виглядом чогось красивого. Але ні, там гладенька цікава історія.При цьому в коміксу дві чудових наукових редакторки: Маріана Душар і ОленаБрайченко, з якими ми вели дискусії про солене сало і колір прадавнього квасу.А на одному розвороті можна зустріти знайомих вам людей. Наприклад, разВолодимир Гевко не пише свою книжку, то я його хитрістю заманила у цю», -написала Кузнєцова.</text:p>
      <text:p text:style-name="P4">
<text:span text:style-name="T4">
Читайте також:</text:span>
 <text:a xlink:type="simple" xlink:href="https://www.ukrinform.ua/rubric-culture/3691001-kulinarna-diplomatia-u-kievi-gendirektorka-unesko-dolucilasa-do-prigotuvanna-borsu.html" text:style-name="Internet_20_link" text:visited-style-name="Visited_20_Internet_20_Link">
 <text:span text:style-name="T4">
борщ</text:span>
 </text:a>
</text:p>
      <text:p text:style-name="P4">
<draw:frame draw:style-name="fr1" draw:name="Image199" text:anchor-type="as-char" svg:width="6.9236in" svg:height="9.813031in" draw:z-index="0">
<draw:image xlink:href="../Images/yкринформ/2023-05-25T19-46-29-03-00/1685033040-910.jpg" xlink:type="simple" xlink:show="embed" xlink:actuate="onLoad" draw:mime-type="image/jpeg"/>
</draw:frame>
照片：Eugenia Kuznetsova，Facebook</text:p>
      <text:p text:style-name="P4">
她希望漫画书有许多翻译和流通。</text:p>
      <text:p text:style-name="P4">
漫画书大约在7月初等待。</text:p>
      <text:p text:style-name="P4">
正如乌克林福姆报道的，在哈尔基夫<text:a xlink:type="simple" xlink:href="https://www.ukrinform.ua/rubric-society/3686141-u-harkovi-vidali-komiks-pes-patron-i-skarpetkovij-monstr.html" text:style-name="Internet_20_link" text:visited-style-name="Visited_20_Internet_20_Link">
</text:a>
.</text:p>
      <text:p text:style-name="P4">
News Source: <text:a xlink:type="simple" xlink:href="https://www.ukrinform.ua/rubric-culture/3714195-v-ukraini-stvorili-persij-u-sviti-komiks-pro-bors.html" text:style-name="Internet_20_link" text:visited-style-name="Visited_20_Internet_20_Link">
https://www.ukrinform.ua/rubric-culture/3714195-v-ukraini-stvorili-persij-u-sviti-komiks-pro-bors.html</text:a>
</text:p>
      <!--NEWS-->
      <text:h text:style-name="P10" text:outline-level="1">
<text:span text:style-name="T4">
Zabuzhko：欧洲剧院的Cassandra制作是与世界的文化对话</text:span>
</text:h>
      <text:p text:style-name="P4">
作者: Ukrinform (Person)</text:p>
      <text:p text:style-name="P4">
出版商: Укринформ (Organization)</text:p>
      <text:p text:style-name="P4">
出版时间: 2023-05-25T19:50:00+03:00</text:p>
      <text:p text:style-name="P4">
修改时间: 2023-05-25T19:50:00+03:00</text:p>
      <text:p text:style-name="P4">
描述: 欧洲剧院的Cassandra Lesya Lesya Ukrainka的英国制作是与乌克兰一直在过去数十年来的世界进行的文化对话。  - 乌克林。</text:p>
      <text:p text:style-name="P4">
图片: ['<text:a xlink:type="simple" xlink:href="https://static.ukrinform.com/photos/2023_05/thumb_files/630_360_1685033277-948.jpg" text:style-name="Internet_20_link" text:visited-style-name="Visited_20_Internet_20_Link">
630_360_16850...</text:a>
']</text:p>
      <text:p text:style-name="P4">
标签: ['Львів', 'Театр', 'Забужко', 'Леся Українка', 'Конференція']</text:p>
      <text:p text:style-name="P4">
类型: Article</text:p>
      <!--METADATA-->
      <text:p text:style-name="P4">
<draw:frame draw:style-name="fr1" draw:name="Image200" text:anchor-type="as-char" svg:width="6.9236in" svg:height="3.956343in" draw:z-index="0">
<draw:image xlink:href="../Images/yкринформ/2023-05-25T19-50-00-03-00/630_360_1685033277-948.jpg" xlink:type="simple" xlink:show="embed" xlink:actuate="onLoad" draw:mime-type="image/jpeg"/>
</draw:frame>
乌克兰卡(Lesya Ukrainka)的卡桑德拉(Cassandra English)是乌克兰几十年来一直在与之进行的世界文化对话。</text:p>
      <text:p text:style-name="P4">
关于LVIV媒体论坛上的演讲(LMF)Oksana Zabuzhko说，乌克兰的作家，乌克兰代表通讯员报告。</text:p>
      <text:p text:style-name="P4">
“我花了10年的时间说服欧洲剧院的董事将莱斯娅·乌克兰卡(Lesya Ukrainka)的“卡桑德拉(Cassandra)”放置。 这是我们时代最相关的戏剧，这是现代战争的各个方面所唤起的。 但是直到现在，多亏了乌克兰军队的冠军，仍然进入了欧洲剧院。” Zabuzhko说。</text:p>
      <text:p text:style-name="P4">
她强调说，乌克兰在文化 - 欧洲空间中宣布自己。 毕竟，国家对国家很重要，直到它宣布其[]，它才会被听到。(https://www.ukrinform.ua/rubric-culture)，历史，传统。</text:p>
      <text:p text:style-name="P4">
“这是一种理解国家的方式，因为文化在个人层面上起作用。如果您回应书或电影的英雄，如果您感觉到音乐，只有那时，对话和思想的交流，想法就是民主。 这是我们想要生活的世界。”作者补充说。</text:p>
      <text:p text:style-name="P4">
如报道<text:a xlink:type="simple" xlink:href="https://life.pravda.com.ua/culture/2023/04/6/253703/" text:style-name="Internet_20_link" text:visited-style-name="Visited_20_Internet_20_Link">
</text:a>
，他们第一次创作了Lesyukranka“ Cassandra”戏剧性诗的专业作品。 伦敦公众介绍了去年的表演，最近由英国“大学” Tobioxford和Cambridge主持。</text:p>
      <text:p text:style-name="P4">
<text:span text:style-name="T4">
另请阅读：</text:span>
 <text:a xlink:type="simple" xlink:href="https://www.ukrinform.ua/rubric-culture/3714191-zabuzko-napisala-knigu-pro-ukrainu-na-zamovlenna-italijskogo-vidavnictva.html" text:style-name="Internet_20_link" text:visited-style-name="Visited_20_Internet_20_Link">
<text:span text:style-name="T4">
 Zabuzhko </text:span>
</text:a>
该作品由伦敦的乌克兰研究所发起。 卡桑德拉翻译了诗人妮娜·默里(Nina Murray)。 早些时候，她翻译成英国罗马Oksanizabuzhko。</text:p>
      <text:p text:style-name="P4">
正如乌克林福姆报道的<text:a xlink:type="simple" xlink:href="https://www.ukrinform.ua/rubric-regions/3714192-na-lvivskomu-mediaforumi-obgovoruut-pitanna-vizivanna-civilizacij.html" text:style-name="Internet_20_link" text:visited-style-name="Visited_20_Internet_20_Link">
</text:a>
。 该活动以更新的格式进行，并收集了函授，乌克兰媒体，公共知识分子，研究人员，多混合物，公共部门的代表和国际组织的代表。一个重点主题：“战后或战前。 如何击败混乱？”</text:p>
      <text:p text:style-name="P4">
<text:span text:style-name="T5">
foto：BBC</text:span>
</text:p>
      <text:p text:style-name="P4">
News Source: <text:a xlink:type="simple" xlink:href="https://www.ukrinform.ua/rubric-culture/3714198-zabuzko-postanovka-kassandri-v-evropejskih-teatrah-ce-kulturnij-dialog-zi-svitom.html" text:style-name="Internet_20_link" text:visited-style-name="Visited_20_Internet_20_Link">
https://www.ukrinform.ua/rubric-culture/3714198-zabuzko-postanovka-kassandri-v-evropejskih-teatrah-ce-kulturnij-dialog-zi-svitom.html</text:a>
</text:p>
      <!--NEWS-->
      <text:h text:style-name="P10" text:outline-level="1">
<text:span text:style-name="T4">
俄罗斯正在散布关于枯萎的铀 - 加拿大情报的假货</text:span>
</text:h>
      <text:p text:style-name="P4">
作者: Ukrinform (Person)</text:p>
      <text:p text:style-name="P4">
出版商: Укринформ (Organization)</text:p>
      <text:p text:style-name="P4">
出版时间: 2023-05-25T19:51:00+03:00</text:p>
      <text:p text:style-name="P4">
修改时间: 2023-05-25T19:51:00+03:00</text:p>
      <text:p text:style-name="P4">
描述: 俄罗斯关于由于使用能式甲壳的甲壳而造成的据称造成放射性污染危险的陈述是不正确的。  - 乌克林。</text:p>
      <text:p text:style-name="P4">
图片: ['<text:a xlink:type="simple" xlink:href="https://static.ukrinform.com/photos/2019_03/thumb_files/630_360_1553192719-759.jpg" text:style-name="Internet_20_link" text:visited-style-name="Visited_20_Internet_20_Link">
630_360_15531...</text:a>
']</text:p>
      <text:p text:style-name="P4">
标签: ['Канада', 'Розвідка', 'Росія', 'Уран']</text:p>
      <text:p text:style-name="P4">
类型: Article</text:p>
      <!--METADATA-->
      <text:p text:style-name="P4">
<draw:frame draw:style-name="fr1" draw:name="Image201" text:anchor-type="as-char" svg:width="6.9236in" svg:height="3.956343in" draw:z-index="0">
<draw:image xlink:href="../Images/yкринформ/2023-05-25T19-51-00-03-00/630_360_1553192719-759.jpg" xlink:type="simple" xlink:show="embed" xlink:actuate="onLoad" draw:mime-type="image/jpeg"/>
</draw:frame>
关于使用甲壳甲壳带有枯萎天王星的甲壳壳引起的据称危险的陈述是不正确的。</text:p>
      <text:p text:style-name="P4">
根据乌克林福姆的说法，加拿大军械库部队的情报办公室的信息在<text:a xlink:type="simple" xlink:href="https://twitter.com/CanadianForces/status/1661463155044655104" text:style-name="Internet_20_link" text:visited-style-name="Visited_20_Internet_20_Link">
</text:a>
。</text:p>
      <text:p text:style-name="P4">
“乌克兰没有放射性云或其他不寻常的放射学活动。 童子军说：“欧洲环境的放射性由欧洲政府的各种水平和联合研究中央委员会控制。”</text:p>
      <text:p text:style-name="P4">
<text:span text:style-name="T4">
另请阅读：</text:span>
 <text:a xlink:type="simple" xlink:href="https://www.ukrinform.ua/rubric-factcheck/3713588-ak-kreml-zbagacue-dezinformaciu-zbidnenim-uranom.html" text:style-name="Internet_20_link" text:visited-style-name="Visited_20_Internet_20_Link">
<text:span text:style-name="T4">
天王星</text:span>
</text:a>
据他们说，俄罗斯“利用缺乏公众知识，因为天王星枯竭，试图在西方引起过度关注。” 加拿大武装部队已获悉：“俄罗斯的陈述是一项误解运动的组成部分，旨在减少加拿大武装部队向乌克兰提供援助的支持。”</text:p>
      <text:p text:style-name="P4">
该声明强调说：“俄罗斯将继续传播虚假信息以支持这项运动。”</text:p>
      <text:p text:style-name="P4">
据报道，俄罗斯上周宣布据称毁灭了乌克兰弹药成分，其天王星枯竭，并且由于转移到西欧而引起的出现。</text:p>
      <text:p text:style-name="P4">
News Source: <text:a xlink:type="simple" xlink:href="https://www.ukrinform.ua/rubric-world/3714207-rosia-posirue-fejki-pro-zbidnenij-uran-kanadska-rozvidka.html" text:style-name="Internet_20_link" text:visited-style-name="Visited_20_Internet_20_Link">
https://www.ukrinform.ua/rubric-world/3714207-rosia-posirue-fejki-pro-zbidnenij-uran-kanadska-rozvidka.html</text:a>
</text:p>
      <!--NEWS-->
      <text:h text:style-name="P10" text:outline-level="1">
<text:span text:style-name="T4">
Yatsenyuk关于未来的北约峰会：是时候做出明确的决定了</text:span>
</text:h>
      <text:p text:style-name="P4">
作者: Ukrinform (Person)</text:p>
      <text:p text:style-name="P4">
出版商: Укринформ (Organization)</text:p>
      <text:p text:style-name="P4">
出版时间: 2023-05-25T19:56:11+03:00</text:p>
      <text:p text:style-name="P4">
修改时间: 2023-05-25T19:56:11+03:00</text:p>
      <text:p text:style-name="P4">
描述: 基辅安全论坛的负责人，2014  -  2016年乌克兰总理阿森尼·耶茨尼克（Arseniy Yatsenyuk）强调，有必要在北约7月在维尔纽斯（Vilnius）在维尔纽斯（Vilnius）为乌克兰做出明确的决定。  - 乌克林。</text:p>
      <text:p text:style-name="P4">
图片: ['<text:a xlink:type="simple" xlink:href="https://static.ukrinform.com/photos/2023_05/thumb_files/630_360_1685033652-686.jpg" text:style-name="Internet_20_link" text:visited-style-name="Visited_20_Internet_20_Link">
630_360_16850...</text:a>
']</text:p>
      <text:p text:style-name="P4">
标签: ['Яценюк', 'Київський безпековий форум', 'Війна з Росією']</text:p>
      <text:p text:style-name="P4">
类型: Article</text:p>
      <!--METADATA-->
      <text:p text:style-name="P4">
<draw:frame draw:style-name="fr1" draw:name="Image202" text:anchor-type="as-char" svg:width="6.9236in" svg:height="3.956343in" draw:z-index="0">
<draw:image xlink:href="../Images/yкринформ/2023-05-25T19-56-11-03-00/630_360_1685033652-686.jpg" xlink:type="simple" xlink:show="embed" xlink:actuate="onLoad" draw:mime-type="image/jpeg"/>
</draw:frame>
安全论坛负责人，2014  -  2016年乌克兰总理Arseniyenyuk强调了在7月北约与乌克兰和解的七月峰会上有必要做出明确的决定。</text:p>
      <text:p text:style-name="P4">
他在[]中说了这一点(https://ksf.openukraine.org/ua/news/2637-nastav-chas-uhvalyuvati-chitki-rishennya-ukrajina-vzhe-zaplatila-za-nih-nejmovirnu-cinuarsenij-jacenyuk-na-kbf-pro-samit-nato)，报道乌克林福姆。</text:p>
      <text:p text:style-name="P4">
“不应该像2008年在布加勒斯特那样，不再有模糊和惊人的备忘录或宣言。 必须有确定性和清晰度。 现在该浪费明确的决定了。 乌克兰已经为他们付出了不可思议的代价。</text:p>
      <text:p text:style-name="P4">
<text:span text:style-name="T4">
另请阅读：</text:span>
 <text:a xlink:type="simple" xlink:href="https://www.ukrinform.ua/rubric-polytics/3714124-ekspremer-avstralii-ebbott-ne-moze-buti-trivalogo-miru-bez-peremogi-ukraini.html" text:style-name="Internet_20_link" text:visited-style-name="Visited_20_Internet_20_Link">
</text:a>
他指出，他是这样被称为战略不确定性的反对者。</text:p>
      <text:p text:style-name="P4">
“我支持战略确定性。 因为很明显乌克兰必须赢得这场战争。 绝对显然，普京对他来说是一名战争罪犯，应承担责任。 绝对显然，除了乌克兰在北约的会员资格外，没有其他方法可以保证乌克兰人民和整个欧洲大陆的安全。”他强调。</text:p>
      <text:p text:style-name="P4">
Yatsenyuk表示，他相信乌克兰将是北约的成员，没有自由的乌克兰，联合和维尔纳耶罗普将不可能在这场战争中获胜。</text:p>
      <text:p text:style-name="P4">
<text:span text:style-name="T4">
另请阅读：</text:span>
 <text:a xlink:type="simple" xlink:href="https://www.ukrinform.ua/rubric-polytics/3714080-peremoga-ukraini-zminit-usu-bezpekovu-arhitekturu-u-evropi-kubilus.html" text:style-name="Internet_20_link" text:visited-style-name="Visited_20_Internet_20_Link">
</text:a>
“我们喜欢乌克兰正在争取联盟的会员资格。 但是我们为北约而战。 我们喜欢乌克兰为我们的巧合而战。”他在KBF参与者讲话时说。</text:p>
      <text:p text:style-name="P4">
据他说，乌克兰应该在北约欧盟获得会员资格并获胜有很多争论。</text:p>
      <text:p text:style-name="P4">
“但是复杂的外交答案可以用简单的语言翻译：我们在现在之前遭受了痛苦。我们欠了那些在Irpen，Bucha和Mariupol被杀的人。我们欠我们父母的孩子。我们欠了数百万想要回家的乌克兰人。只能以一种方式给出这一债务 - 保证乌克兰的安全，以确保乌克兰国家处于雨伞之下。” CBF主席说。他强调我们还欠了故事。 “那些被卵形营地摧毁的人的故事，他们为克鲁蒂(Kruty)领导的独立乌克兰而奋斗。苏联占领的提名欧洲的历史也应偿还 - 通过北约扩张和扩张，分类债Yatsenyuk说。</text:p>
      <text:p text:style-name="P4">
据报道，在5月25日至26日，著名的国际人物参加了第15届年度基辅安全论坛“为我们和您的北约自由 /斗争”。</text:p>
      <text:p text:style-name="P4">
News Source: <text:a xlink:type="simple" xlink:href="https://www.ukrinform.ua/rubric-polytics/3714200-acenuk-pro-majbutnij-samit-nato-nastav-cas-uhvaluvati-citki-risenna.html" text:style-name="Internet_20_link" text:visited-style-name="Visited_20_Internet_20_Link">
https://www.ukrinform.ua/rubric-polytics/3714200-acenuk-pro-majbutnij-samit-nato-nastav-cas-uhvaluvati-citki-risenna.html</text:a>
</text:p>
      <!--NEWS-->
      <text:h text:style-name="P10" text:outline-level="1">
<text:span text:style-name="T4">
敌人专注于顿涅茨克和卢汉斯克地区五个方向的主要努力</text:span>
</text:h>
      <text:p text:style-name="P4">
作者: ['АРМІЯINFORM']</text:p>
      <text:p text:style-name="P4">
时间: 2023-05-25T20:00:00-04:00</text:p>
      <text:p text:style-name="P4">
描述: 借出了30 Avisaatsiyni Shock负责人的对手，他是39岁的39人，这是...与乌克兰2022年的战争，与乌克兰的最新新闻，今天与乌克兰2022年的新闻战争，今天乌克兰之间的战争会发生。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5435963596732485172_y-1.jpg" text:style-name="Internet_20_link" text:visited-style-name="Visited_20_Internet_20_Link">
photo_5435963596732485172_y-1.jpg</text:a>
']</text:p>
      <text:p text:style-name="P4">
标签: ['STOPRUSSIA', 'АГРЕСІЯ РФ', 'ВТОРГНЕННЯ РФ', 'ГШ ЗСУ']</text:p>
      <text:p text:style-name="P4">
类别: News</text:p>
      <!--METADATA-->
      <text:p text:style-name="P4">
<draw:frame draw:style-name="fr1" draw:name="Image203" text:anchor-type="as-char" svg:width="6.9236in" svg:height="4.615733in" draw:z-index="0">
<draw:image xlink:href="../Images/AРМІЯINFORM/2023-05-25T20-00-00-04-00/photo_5435963596732485172_y-1.jpg" xlink:type="simple" xlink:show="embed" xlink:actuate="onLoad" draw:mime-type="image/jpeg"/>
</draw:frame>
说明性照片</text:p>
      <text:p text:style-name="P4">
在最后一天，敌人击中了30次航空罢工，并从火箭发射器上发出了39张曲调，在我们的坦塞琳部队的位置上。</text:p>
      <text:p text:style-name="P4">
整个乌克兰的火箭和航空罢工的可能性很高。</text:p>
      <text:p text:style-name="P4">
敌人继续专注于对库平，莱曼，巴赫穆特，阿夫迪夫和玛丽斯基的主要努力。 前线这些地区发生了28次战斗冲突。</text:p>
      <text:p text:style-name="P4">
<text:span text:style-name="T4">
来源：</text:span>
 <text:a xlink:type="simple" xlink:href="https://www.facebook.com/GeneralStaff.ua/posts/pfbid02CYBEPubZFbvGFFQLzBArRkiWKRDoXyZoZA7gfTxUhQ5yBpBJdMHJHLf1hrZA6bLJl" text:style-name="Internet_20_link" text:visited-style-name="Visited_20_Internet_20_Link">
<text:span text:style-name="T5">
gshzu</text:span>
</text:a>
</text:p>
      <text:p text:style-name="P4">
News Source: <text:a xlink:type="simple" xlink:href="https://armyinform.com.ua/2023/05/25/vorog-zoseredyv-osnovni-zusyllya-na-pyaty-napryamkah-u-doneczkyj-ta-luganskyj-oblastyah/" text:style-name="Internet_20_link" text:visited-style-name="Visited_20_Internet_20_Link">
https://armyinform.com.ua/2023/05/25/vorog-zoseredyv-osnovni-zusyllya-na-pyaty-napryamkah-u-doneczkyj-ta-luganskyj-oblastyah/</text:a>
</text:p>
      <!--NEWS-->
      <text:h text:style-name="P10" text:outline-level="1">
<text:span text:style-name="T4">
拉姆斯汀的参与者同意为乌克兰找到更多防空防空 - 奥斯汀</text:span>
</text:h>
      <text:p text:style-name="P4">
作者: Ukrinform (Person)</text:p>
      <text:p text:style-name="P4">
出版商: Укринформ (Organization)</text:p>
      <text:p text:style-name="P4">
出版时间: 2023-05-25T20:02:00+03:00</text:p>
      <text:p text:style-name="P4">
修改时间: 2023-05-25T20:02:00+03:00</text:p>
      <text:p text:style-name="P4">
描述: 乌克兰国防联络小组的参与者已同意为向乌克兰提供其他防空系统提供更多机会。  - 乌克林。</text:p>
      <text:p text:style-name="P4">
图片: ['<text:a xlink:type="simple" xlink:href="https://static.ukrinform.com/photos/2023_02/thumb_files/630_360_1676392928-683.jpg" text:style-name="Internet_20_link" text:visited-style-name="Visited_20_Internet_20_Link">
630_360_16763...</text:a>
']</text:p>
      <text:p text:style-name="P4">
标签: ['Україна', 'Остін', 'ППО', 'Зустріч Рамштайн']</text:p>
      <text:p text:style-name="P4">
类型: Article</text:p>
      <!--METADATA-->
      <text:p text:style-name="P4">
<draw:frame draw:style-name="fr1" draw:name="Image204" text:anchor-type="as-char" svg:width="6.9236in" svg:height="3.956343in" draw:z-index="0">
<draw:image xlink:href="../Images/yкринформ/2023-05-25T20-02-00-03-00/630_360_1676392928-683.jpg" xlink:type="simple" xlink:show="embed" xlink:actuate="onLoad" draw:mime-type="image/jpeg"/>
</draw:frame>
乌克兰国防联络小组的参与者已同意找到更新的，以向乌克兰提供额外的防空系统。</text:p>
      <text:p text:style-name="P4">
乌克利弗通讯员报道，美国国防部长劳埃德·奥斯汀(Lloyd Austin)在与拉姆斯坦12会议的苏斯(Suside)的新闻发布会上指出。</text:p>
      <text:p text:style-name="P4">
“现在，乌克兰最相关的需求之一是地面防空系统。 五角大楼负责人说：“这个联系小组将继续为乌克兰提供保护的天空。”</text:p>
      <text:p text:style-name="P4">
他回忆说，最近几周，俄罗斯只加强了对乌克兰城市和平民基础设施的罢工。 因此，用它的话，克里姆林宫的残酷行为只证实了在乌克兰更强大的防空陆地建筑中创造的必要性。</text:p>
      <text:p text:style-name="P4">
<text:span text:style-name="T4">
另请阅读：</text:span>
 <text:a xlink:type="simple" xlink:href="https://www.ukrinform.ua/rubric-ato/3713880-ssa-uhvalili-risenna-pro-prodaz-ukraini-sistem-ppo-nasams-na-285-miljoniv.html" text:style-name="Internet_20_link" text:visited-style-name="Visited_20_Internet_20_Link">
<text:span text:style-name="T4">
 nasams </text:span>
</text:a>
“因此，联系小组的成员继续在他们的储备中寻找(附加Ed。)他们可以放置的导弹和系统。”奥斯丁说。</text:p>
      <text:p text:style-name="P4">
平行线 <text:a xlink:type="simple" xlink:href="https://www.ukrinform.ua/tag-ssa" text:style-name="Internet_20_link" text:visited-style-name="Visited_20_Internet_20_Link">
</text:a>
和其他国家作为和解部门的工作，以结束合同，以创建其他设备的新NASAMS系统。</text:p>
      <text:p text:style-name="P4">
“我祝贺那些找到满足乌克兰紧急需求的方法的国家。 我们将专注于这项任务，”美国国防部长说。</text:p>
      <text:p text:style-name="P4">
<text:span text:style-name="T4">
另请阅读：</text:span>
 <text:a xlink:type="simple" xlink:href="https://www.ukrinform.ua/rubric-ato/3714053-kraini-formatu-ramstajn-vidilili-ukraini-65-milardiv-oboronnoi-pidtrimki-ostin.html" text:style-name="Internet_20_link" text:visited-style-name="Visited_20_Internet_20_Link">
</text:a>
正如乌克林福姆报道的那样，乌克兰联系小组的第12届会议以“拉姆斯坦”的形式“拉姆斯坦”，该组织以虚拟模式进行。</text:p>
      <text:p text:style-name="P4">
News Source: <text:a xlink:type="simple" xlink:href="https://www.ukrinform.ua/rubric-ato/3714203-ucasniki-ramstajnu-domovilisa-znajti-bilse-ppo-dla-ukraini-ostin.html" text:style-name="Internet_20_link" text:visited-style-name="Visited_20_Internet_20_Link">
https://www.ukrinform.ua/rubric-ato/3714203-ucasniki-ramstajnu-domovilisa-znajti-bilse-ppo-dla-ukraini-ostin.html</text:a>
</text:p>
      <!--NEWS-->
      <text:h text:style-name="P10" text:outline-level="1">
<text:span text:style-name="T4">
乌克兰书籍需要支持 - 出版商协会主席</text:span>
</text:h>
      <text:p text:style-name="P4">
作者: Ukrinform (Person)</text:p>
      <text:p text:style-name="P4">
出版商: Укринформ (Organization)</text:p>
      <text:p text:style-name="P4">
出版时间: 2023-05-25T20:03:00+03:00</text:p>
      <text:p text:style-name="P4">
修改时间: 2023-05-25T20:03:00+03:00</text:p>
      <text:p text:style-name="P4">
描述: 乌克兰出版商和书籍分销商Alexander Athoin的主席宣布有必要支持乌克兰书籍出版业。  - 乌克林。</text:p>
      <text:p text:style-name="P4">
图片: ['<text:a xlink:type="simple" xlink:href="https://static.ukrinform.com/photos/2018_10/thumb_files/630_360_1538726883-822.jpg" text:style-name="Internet_20_link" text:visited-style-name="Visited_20_Internet_20_Link">
630_360_15387...</text:a>
']</text:p>
      <text:p text:style-name="P4">
标签: ['Книги', 'Видавництво']</text:p>
      <text:p text:style-name="P4">
类型: Article</text:p>
      <!--METADATA-->
      <text:p text:style-name="P4">
<draw:frame draw:style-name="fr1" draw:name="Image205" text:anchor-type="as-char" svg:width="6.9236in" svg:height="3.956343in" draw:z-index="0">
<draw:image xlink:href="../Images/yкринформ/2023-05-25T20-03-00-03-00/630_360_1538726883-822.jpg" xlink:type="simple" xlink:show="embed" xlink:actuate="onLoad" draw:mime-type="image/jpeg"/>
</draw:frame>
总统出版商和书籍分销商亚历山大·阿索因(Alexander Athoin)表示有必要支持乌克兰的书籍出版业。</text:p>
      <text:p text:style-name="P4">
他在一次国际会议上说，这是在乌克林福姆举行的“民主阅读”。</text:p>
      <text:p text:style-name="P4">
根据Athonin的说法，在书中，对年轻一代进行了教育，后来将成为新的乌克兰。 “如今，乌克兰的乌克兰年轻一代的书籍是2  -  5年的牛群生存的问题。 但是今天，乌克兰出版商无法制作这本书，因为他没有钱，”他说。</text:p>
      <text:p text:style-name="P4">
UAVK总统指出，乌克兰书籍出版商在其他国家的同事，外国乌克兰人的协助下。 这是提供大门，筹款，采取积极讨论坦克生产并吸引新技术的措施的形式的支持问题。 他说，但是如果没有适当的资金，所有计划就可以纳入生活。</text:p>
      <text:p text:style-name="P4">
“乌克兰现在处于无法允许其学业的状态，填补年轻一代的想法，这将是恢复该国的一项非常负责任的任务，” UAVK总统确信。</text:p>
      <text:p text:style-name="P4">
<text:span text:style-name="T4">
另请阅读：</text:span>
 <text:a xlink:type="simple" xlink:href="https://www.ukrinform.ua/rubric-culture/3714148-pidvisenna-rivna-citanna-spriatime-formuvannu-gromadanskogo-suspilstva-tkacenko.html" text:style-name="Internet_20_link" text:visited-style-name="Visited_20_Internet_20_Link">
</text:a>
会议的参与者讨论了阅读对人类生活的所有领域的影响，这可能是将阅读作为普通乌克兰人的生活实践的传播方式。 正如强调的，阅读<text:a xlink:type="simple" xlink:href="https://www.ukrinform.ua/tag-kniga" text:style-name="Internet_20_link" text:visited-style-name="Visited_20_Internet_20_Link">
</text:a>
 - 开发社会资本和包容性的最有效工具。在儿科，心理学，社会科学，神经病学和教育方面的研究表明，阅读会教导批判性思考，以了解伦理学数据的复杂价值，同时促进同理心和团队合作。</text:p>
      <text:p text:style-name="P4">
根据活动的组织者的说法，书籍出版行业的恢复和乌克兰的促销活动应包括恢复图书馆的计划，引入国际家庭阅读计划。</text:p>
      <text:p text:style-name="P4">
正如乌克林福姆报道的那样，在Olenizlenskaya的第一夫人的赞助下，其中一项预测<text:a xlink:type="simple" xlink:href="https://www.ukrinform.ua/rubric-society/3699547-proekt-knizki-bez-kordoniv-realizuut-uze-v-37-krainah-zelenska.html" text:style-name="Internet_20_link" text:visited-style-name="Visited_20_Internet_20_Link">
</text:a>
170架架子上有44,000本书。</text:p>
      <text:p text:style-name="P4">
News Source: <text:a xlink:type="simple" xlink:href="https://www.ukrinform.ua/rubric-culture/3714206-ukrainska-kniga-potrebue-pidtrimki-prezident-asociacii-vidavciv.html" text:style-name="Internet_20_link" text:visited-style-name="Visited_20_Internet_20_Link">
https://www.ukrinform.ua/rubric-culture/3714206-ukrainska-kniga-potrebue-pidtrimki-prezident-asociacii-vidavciv.html</text:a>
</text:p>
      <!--NEWS-->
      <text:h text:style-name="P10" text:outline-level="1">
<text:span text:style-name="T4">
Krasuk：我们赢得了Usik-Duba战役的促销竞标</text:span>
</text:h>
      <text:p text:style-name="P4">
作者: Ukrinform (Person)</text:p>
      <text:p text:style-name="P4">
出版商: Укринформ (Organization)</text:p>
      <text:p text:style-name="P4">
出版时间: 2023-05-25T20:04:08+03:00</text:p>
      <text:p text:style-name="P4">
修改时间: 2023-05-25T20:04:08+03:00</text:p>
      <text:p text:style-name="P4">
描述: 这场战斗可能在8月12日举行。  - 乌克林。</text:p>
      <text:p text:style-name="P4">
图片: ['<text:a xlink:type="simple" xlink:href="https://static.ukrinform.com/photos/2023_05/thumb_files/630_360_1685034147-976.jpg" text:style-name="Internet_20_link" text:visited-style-name="Visited_20_Internet_20_Link">
630_360_16850...</text:a>
']</text:p>
      <text:p text:style-name="P4">
标签: ['Бокс', 'Усик']</text:p>
      <text:p text:style-name="P4">
类型: Article</text:p>
      <!--METADATA-->
      <text:p text:style-name="P4">
<draw:frame draw:style-name="fr1" draw:name="Image206" text:anchor-type="as-char" svg:width="6.9236in" svg:height="3.956343in" draw:z-index="0">
<draw:image xlink:href="../Images/yкринформ/2023-05-25T20-04-08-03-00/630_360_1685034147-976.jpg" xlink:type="simple" xlink:show="embed" xlink:actuate="onLoad" draw:mime-type="image/jpeg"/>
</draw:frame>
战斗将于8月12日举行。</text:p>
      <text:p text:style-name="P4">
Oleksandr Krasyuk，WBA，WBO，IBO和IBF冠军促进者在High Vasiolexander Usik中(20-0，13 KO), <text:a xlink:type="simple" xlink:href="https://www.instagram.com/stories/alex.krassyuk/3110595303333611142/" text:style-name="Internet_20_link" text:visited-style-name="Visited_20_Internet_20_Link">
</text:a>
，SMI -Match Company K2将组织Usika的杜巴战斗(19-1，18 ko)，报道乌克林福姆。</text:p>
      <text:p text:style-name="P4">
“我们赢得了促销竞标。 现在，我们正在努力与8月12日的Upolsky Wroclaw作战。” Krasyuk写道。</text:p>
      <text:p text:style-name="P4">
USIK和DUBOIS之间的战斗于12月12日任命，但WBA让乌克兰人就与WBC冠军泰森·弗里(Tyson Fury)的统一战斗进行谈判，但由于球队之间的差异，因此未能同意。</text:p>
      <text:p text:style-name="P4">
之后，乌克兰队决定从杜巴箱。</text:p>
      <text:p text:style-name="P4">
谈判的截止日期于5月2日到期，因此该组织更加努力争取促销竞标。</text:p>
      <text:p text:style-name="P4">
WBA迫使USIK保护头衔免受杜巴的侵害。 如果英国人因受伤或其他原因无法参加决斗，乌克兰人将被任命为下一个WBA排名对手的战斗。 他是前世界冠军WBC Deonta Wilder。</text:p>
      <text:p text:style-name="P4">
<text:span text:style-name="T4">
另请阅读：</text:span>
 <text:a xlink:type="simple" xlink:href="https://www.ukrinform.ua/rubric-sports/3710105-wba-rozgladae-zaminu-dubua-u-bou-proti-usika.html" text:style-name="Internet_20_link" text:visited-style-name="Visited_20_Internet_20_Link">
<text:span text:style-name="T4">
 usik </text:span>
</text:a>
正如乌克林福姆(Ukrinform)报道的那样，最后一位USIK于2022年8月在戒指上发布，当时安东尼·约书亚(Anthony Joshua)由法官单独决定。</text:p>
      <text:p text:style-name="P4">
照片：Getty图像</text:p>
      <text:p text:style-name="P4">
News Source: <text:a xlink:type="simple" xlink:href="https://www.ukrinform.ua/rubric-sports/3714204-krasuk-mi-vigrali-promouterski-torgi-sodo-bou-usikdubua.html" text:style-name="Internet_20_link" text:visited-style-name="Visited_20_Internet_20_Link">
https://www.ukrinform.ua/rubric-sports/3714204-krasuk-mi-vigrali-promouterski-torgi-sodo-bou-usikdubua.html</text:a>
</text:p>
      <!--NEWS-->
      <text:h text:style-name="P10" text:outline-level="1">
<text:span text:style-name="T4">
在梅利托波尔（Melitopol</text:span>
</text:h>
      <text:p text:style-name="P4">
作者: Ukrinform (Person)</text:p>
      <text:p text:style-name="P4">
出版商: Укринформ (Organization)</text:p>
      <text:p text:style-name="P4">
出版时间: 2023-05-25T20:09:00+03:00</text:p>
      <text:p text:style-name="P4">
修改时间: 2023-05-25T20:09:00+03:00</text:p>
      <text:p text:style-name="P4">
描述: 在临时捕获的梅利托波尔附近的Zaporizhzhia地区，国民警卫队的战斗机是从便携式防空导弹综合大楼击中的两次俄罗斯SU-25突击步枪。  - 乌克林。</text:p>
      <text:p text:style-name="P4">
图片: ['<text:a xlink:type="simple" xlink:href="https://static.ukrinform.com/photos/2015_10/thumb_files/630_360_1443728071-8397-su-25-foto-arms-exporu.jpg" text:style-name="Internet_20_link" text:visited-style-name="Visited_20_Internet_20_Link">
630_360_14437...</text:a>
']</text:p>
      <text:p text:style-name="P4">
标签: ['Мелітополь', 'Винищувач', 'Війна з Росією']</text:p>
      <text:p text:style-name="P4">
类型: Article</text:p>
      <!--METADATA-->
      <text:p text:style-name="P4">
<draw:frame draw:style-name="fr1" draw:name="Image207" text:anchor-type="as-char" svg:width="6.9236in" svg:height="3.956343in" draw:z-index="0">
<draw:image xlink:href="../Images/yкринформ/2023-05-25T20-09-00-03-00/630_360_1443728071-8397-su-25-foto-arms-exporu.jpg" xlink:type="simple" xlink:show="embed" xlink:actuate="onLoad" draw:mime-type="image/jpeg"/>
</draw:frame>
在临时捕获的梅利托波尔附近的Zaporizhzhia地区，国民警卫队的战斗机是从便携式防空导弹综合大楼射击的两次俄罗斯SU-25突击巨人。</text:p>
      <text:p text:style-name="P4">
国民警卫队在[]中报道(https://www.facebook.com/NGUmainpage/posts/pfbid0JyMELt4imCj5pnuyrV7gDh6izzT2zhPZrvEu2RGFDCQf6s4dCEXJQunSHuANkC4Ml)，报道乌克林福姆。</text:p>
      <text:p text:style-name="P4">
正如所指出的，5月25日，俄罗斯军队试图使用一对Su-25击中防御地位。</text:p>
      <text:p text:style-name="P4">
当时，国民警卫队 -  Zaporizhzhya Mennyk和他的兄弟们正在战斗。 他们确定了敌方航空，并确定了法力的空中目的。</text:p>
      <text:p text:style-name="P4">
“由于战斗工作，第一架SU-25飞机被完全摧毁，其飞行员在暂时占领的领土上是弹射的，第二个<text:a xlink:type="simple" xlink:href="https://www.ukrinform.ua/tag-vinisuvac" text:style-name="Internet_20_link" text:visited-style-name="Visited_20_Internet_20_Link">
</text:a>
国民警卫队指出，他击倒了所有“ Zaporizhia Mennyk”。</text:p>
      <text:p text:style-name="P4">
已经发现，在开火后，第二架SU-25被Tasyshiv严重破坏了紧急降落。 在跑道的尽头，梅利托尔(Melitopols)观察到了烟柱，在此之前听到了聋人爆炸。</text:p>
      <text:p text:style-name="P4">
<text:span text:style-name="T4">
另请阅读：</text:span>
 <text:a xlink:type="simple" xlink:href="https://www.ukrinform.ua/rubric-ato/3713816-nad-mikolaivsinou-odesinou-ta-bukovinou-zbili-pat-vorozih-bezpilotnikiv.html" text:style-name="Internet_20_link" text:visited-style-name="Visited_20_Internet_20_Link">
<text:span text:style-name="T4">
击倒</text:span>
</text:a>
正如乌克林福姆报道的，在顿涅茨克地区，Igla MSRC的乌克兰军事射击<text:a xlink:type="simple" xlink:href="https://www.ukrinform.ua/rubric-ato/3712616-na-doneccini-ukrainski-zahisniki-zbili-vorozij-mi24-iz-pzrk-igla.html" text:style-name="Internet_20_link" text:visited-style-name="Visited_20_Internet_20_Link">
</text:a>
</text:p>
      <text:p text:style-name="P4">
News Source: <text:a xlink:type="simple" xlink:href="https://www.ukrinform.ua/rubric-ato/3714208-pid-melitopolem-nacgvardijci-zbili-dva-rosijski-su25.html" text:style-name="Internet_20_link" text:visited-style-name="Visited_20_Internet_20_Link">
https://www.ukrinform.ua/rubric-ato/3714208-pid-melitopolem-nacgvardijci-zbili-dva-rosijski-su25.html</text:a>
</text:p>
      <!--NEWS-->
      <text:h text:style-name="P10" text:outline-level="1">
<text:span text:style-name="T4">
五角大楼负责人称其将参加F-16的乌克兰人的培训</text:span>
</text:h>
      <text:p text:style-name="P4">
作者: Ukrinform (Person)</text:p>
      <text:p text:style-name="P4">
出版商: Укринформ (Organization)</text:p>
      <text:p text:style-name="P4">
出版时间: 2023-05-25T20:17:00+03:00</text:p>
      <text:p text:style-name="P4">
修改时间: 2023-05-25T20:17:00+03:00</text:p>
      <text:p text:style-name="P4">
描述: 丹麦和荷兰下个月与美国合作，将开始为乌克兰飞行员在第四代飞机上复杂准备的培训基地，此外，挪威，比利时，葡萄牙和波兰提出了贡献。  - 乌克林。</text:p>
      <text:p text:style-name="P4">
图片: ['<text:a xlink:type="simple" xlink:href="https://static.ukrinform.com/photos/2015_11/thumb_files/630_360_1446829545-6581-foto-wikipediaorg.jpg" text:style-name="Internet_20_link" text:visited-style-name="Visited_20_Internet_20_Link">
630_360_14468...</text:a>
']</text:p>
      <text:p text:style-name="P4">
标签: ['Військові', 'Винищувач', 'Остін', 'Зустріч Рамштайн']</text:p>
      <text:p text:style-name="P4">
类型: Article</text:p>
      <!--METADATA-->
      <text:p text:style-name="P4">
<draw:frame draw:style-name="fr1" draw:name="Image208" text:anchor-type="as-char" svg:width="6.9236in" svg:height="3.956343in" draw:z-index="0">
<draw:image xlink:href="../Images/yкринформ/2023-05-25T20-17-00-03-00/630_360_1446829545-6581-foto-wikipediaorg.jpg" xlink:type="simple" xlink:show="embed" xlink:actuate="onLoad" draw:mime-type="image/jpeg"/>
</draw:frame>
下个月，丹麦和荷兰与美国合作，有必要为乌克兰飞行员在第四代飞机上复杂准备的培训基础，此外，挪威，比利时，葡萄牙和波兰提供了贡献。</text:p>
      <text:p text:style-name="P4">
乌克林代表通讯员报道，国防部长劳埃德·奥斯汀(Lloyd Austin)在周四举行的拉姆斯坦12会议的结果中指出。</text:p>
      <text:p text:style-name="P4">
奥斯丁说：“在今天的会议上，几个盟友和合作伙伴讨论了乌克兰飞行员在包括F -16在内的第四代战斗机上的计划。”</text:p>
      <text:p text:style-name="P4">
他强调，这些练习的计划和实施将用于所有重要的任务，并且由于联系人组内的协调，这将是可能的。</text:p>
      <text:p text:style-name="P4">
“我特别要感谢决定领导欧洲部队为乌克兰部队准备[]的丹麦和荷兰(https://www.ukrinform.ua/tag-vinisuvac)。 在接下来的几周里，我的荷兰丹麦同事将与美国和其他盟友一起克服培训基地，”五角大楼负责人说。</text:p>
      <text:p text:style-name="P4">
<text:span text:style-name="T4">
另请阅读：</text:span>
 <text:a xlink:type="simple" xlink:href="https://www.ukrinform.ua/rubric-ato/3714203-ucasniki-ramstajnu-domovilisa-znajti-bilse-ppo-dla-ukraini-ostin.html" text:style-name="Internet_20_link" text:visited-style-name="Visited_20_Internet_20_Link">
<text:span text:style-name="T4">
 ramstein </text:span>
</text:a>
他还证实，挪威，比利时，葡萄牙和波兰正在为乌克兰飞行员的准备做出贡献。</text:p>
      <text:p text:style-name="P4">
美国国防部长补充说：“我们希望其他重要的倡议将加入我们的重要倡议。”</text:p>
      <text:p text:style-name="P4">
同时，他强调，乌克兰飞行员对F-16飞机的培训是对美国和其他国家的奉献的一个例子，以增强乌克兰的安全。</text:p>
      <text:p text:style-name="P4">
正如乌克林福姆报道的那样，乌克兰国防联系小组的成员国也同意为[]找到更多机会<text:a xlink:type="simple" xlink:href="https://www.ukrinform.ua/rubric-ato/3714203-ucasniki-ramstajnu-domovilisa-znajti-bilse-ppo-dla-ukraini-ostin.html" text:style-name="Internet_20_link" text:visited-style-name="Visited_20_Internet_20_Link">
</text:a>
</text:p>
      <text:p text:style-name="P4">
News Source: <text:a xlink:type="simple" xlink:href="https://www.ukrinform.ua/rubric-ato/3714211-glava-pentagonu-nazvav-kraini-aki-zabezpecuvatimut-trenuvanna-ukrainciv-na-f16.html" text:style-name="Internet_20_link" text:visited-style-name="Visited_20_Internet_20_Link">
https://www.ukrinform.ua/rubric-ato/3714211-glava-pentagonu-nazvav-kraini-aki-zabezpecuvatimut-trenuvanna-ukrainciv-na-f16.html</text:a>
</text:p>
      <!--NEWS-->
      <text:h text:style-name="P10" text:outline-level="1">
<text:span text:style-name="T4">
拉姆斯坦：美国要求乌克兰不使用其在领土上提供的武器</text:span>
</text:h>
      <text:p text:style-name="P4">
作者: Ukrinform (Person)</text:p>
      <text:p text:style-name="P4">
出版商: Укринформ (Organization)</text:p>
      <text:p text:style-name="P4">
出版时间: 2023-05-25T20:22:00+03:00</text:p>
      <text:p text:style-name="P4">
修改时间: 2023-05-25T20:22:00+03:00</text:p>
      <text:p text:style-name="P4">
描述: 美国继续坚持认为他们提供的武器在俄罗斯没有使用。  - 乌克林。</text:p>
      <text:p text:style-name="P4">
图片: ['<text:a xlink:type="simple" xlink:href="https://static.ukrinform.com/photos/2021_12/thumb_files/630_360_1638521183-498.jpg" text:style-name="Internet_20_link" text:visited-style-name="Visited_20_Internet_20_Link">
630_360_16385...</text:a>
']</text:p>
      <text:p text:style-name="P4">
标签: ['США', 'Зброя', 'Війна з Росією', 'Марк Міллі ']</text:p>
      <text:p text:style-name="P4">
类型: Article</text:p>
      <!--METADATA-->
      <text:p text:style-name="P4">
<draw:frame draw:style-name="fr1" draw:name="Image209" text:anchor-type="as-char" svg:width="6.9236in" svg:height="3.956343in" draw:z-index="0">
<draw:image xlink:href="../Images/yкринформ/2023-05-25T20-22-00-03-00/630_360_1638521183-498.jpg" xlink:type="simple" xlink:show="embed" xlink:actuate="onLoad" draw:mime-type="image/jpeg"/>
</draw:frame>
美国应该坚持认为，俄罗斯的含糖不使用他们提供的武器。</text:p>
      <text:p text:style-name="P4">
根据乌克林福音通讯员的说法，这是由武装部队总部委员会主席马克·米莉(Mark Millie)所说的。</text:p>
      <text:p text:style-name="P4">
“我们与乌克兰人定义的规则：不使用交付的我们<text:a xlink:type="simple" xlink:href="https://www.ukrinform.ua/tag-zbroa" text:style-name="Internet_20_link" text:visited-style-name="Visited_20_Internet_20_Link">
</text:a>
用于俄罗斯地理领土的攻击。 我们问乌克兰人，”将军强调。</text:p>
      <text:p text:style-name="P4">
他承认乌克兰正在扭动一场生存战争。 但他补充说：“这是乌克兰人； 这不是北约和俄罗斯之间的美国和俄罗斯之间的战争。”</text:p>
      <text:p text:style-name="P4">
<text:span text:style-name="T4">
另请阅读：</text:span>
 <text:a xlink:type="simple" xlink:href="https://www.ukrinform.ua/rubric-ato/3714203-ucasniki-ramstajnu-domovilisa-znajti-bilse-ppo-dla-ukraini-ostin.html" text:style-name="Internet_20_link" text:visited-style-name="Visited_20_Internet_20_Link">
<text:span text:style-name="T4">
 austin </text:span>
</text:a>
西方美国支持乌克兰，提供武器，准备士兵并提供咨询援助，但这并不是美国塔罗西亚之间的直接冲突。</text:p>
      <text:p text:style-name="P4">
但是，将军表示，美国一方对Belgorod地区发生的事情没有足够的采矿。</text:p>
      <text:p text:style-name="P4">
如报道，<text:a xlink:type="simple" xlink:href="https://www.ukrinform.ua/rubric-ato/3713635-u-dobrovolcih-formuvan-aki-zajsli-dnami-do-belgorodskoi-oblasti-vtrat-nemae-komandir-rdk.html" text:style-name="Internet_20_link" text:visited-style-name="Visited_20_Internet_20_Link">
</text:a>
此后，俄罗斯一方展示了西方生产人员，据称在碰撞期间被摧毁。</text:p>
      <text:p text:style-name="P4">
News Source: <text:a xlink:type="simple" xlink:href="https://www.ukrinform.ua/rubric-ato/3714216-ramstajn-ssa-prosat-ukrainu-ne-vikoristovuvati-nadanu-nimi-zbrou-na-teritorii-rosii.html" text:style-name="Internet_20_link" text:visited-style-name="Visited_20_Internet_20_Link">
https://www.ukrinform.ua/rubric-ato/3714216-ramstajn-ssa-prosat-ukrainu-ne-vikoristovuvati-nadanu-nimi-zbrou-na-teritorii-rosii.html</text:a>
</text:p>
      <!--NEWS-->
      <text:h text:style-name="P10" text:outline-level="1">
<text:span text:style-name="T4">
英国的居住门被汽车雕刻</text:span>
</text:h>
      <text:p text:style-name="P4">
作者: Ukrinform (Person)</text:p>
      <text:p text:style-name="P4">
出版商: Укринформ (Organization)</text:p>
      <text:p text:style-name="P4">
出版时间: 2023-05-25T20:25:00+03:00</text:p>
      <text:p text:style-name="P4">
修改时间: 2023-05-25T20:25:00+03:00</text:p>
      <text:p text:style-name="P4">
描述: 在伦敦，英国总理里卡·斯纳克（Richa Snak）进入了汽车。 车辆的驾驶员被警察拘留。  - 乌克林。</text:p>
      <text:p text:style-name="P4">
图片: ['<text:a xlink:type="simple" xlink:href="https://static.ukrinform.com/photos/2023_05/thumb_files/630_360_1685035671-2879.png" text:style-name="Internet_20_link" text:visited-style-name="Visited_20_Internet_20_Link">
630_360_16850...</text:a>
', '<text:a xlink:type="simple" xlink:href="https://static.ukrinform.com/photos/2023_05/thumb_files/630_360_1685035671-5440.png" text:style-name="Internet_20_link" text:visited-style-name="Visited_20_Internet_20_Link">
630_360_16850...</text:a>
', '<text:a xlink:type="simple" xlink:href="https://static.ukrinform.com/photos/2023_05/thumb_files/630_360_1685035671-5825.png" text:style-name="Internet_20_link" text:visited-style-name="Visited_20_Internet_20_Link">
630_360_16850...</text:a>
', '<text:a xlink:type="simple" xlink:href="https://static.ukrinform.com/photos/2023_05/thumb_files/630_360_1685035671-7322.png" text:style-name="Internet_20_link" text:visited-style-name="Visited_20_Internet_20_Link">
630_360_16850...</text:a>
', '<text:a xlink:type="simple" xlink:href="https://static.ukrinform.com/photos/2023_05/thumb_files/630_360_1685035671-4194.png" text:style-name="Internet_20_link" text:visited-style-name="Visited_20_Internet_20_Link">
630_360_16850...</text:a>
', '<text:a xlink:type="simple" xlink:href="https://static.ukrinform.com/photos/2023_05/thumb_files/630_360_1685035694-5655.png" text:style-name="Internet_20_link" text:visited-style-name="Visited_20_Internet_20_Link">
630_360_16850...</text:a>
']</text:p>
      <text:p text:style-name="P4">
标签: ['Британія', 'ДТП', 'Лондон', 'Ріші Сунак']</text:p>
      <text:p text:style-name="P4">
类型: Article</text:p>
      <!--METADATA-->
      <text:p text:style-name="P4">
<draw:frame draw:style-name="fr1" draw:name="Image210" text:anchor-type="as-char" svg:width="6.9236in" svg:height="3.956343in" draw:z-index="0">
<draw:image xlink:href="../Images/yкринформ/2023-05-25T20-25-00-03-00/630_360_1685035671-2879.png" xlink:type="simple" xlink:show="embed" xlink:actuate="onLoad" draw:mime-type="image/png"/>
</draw:frame>
在伦敦，英国总理里卡·斯纳克(Richa Snak)居住的大门进入了汽车。 车辆的驾驶员被警察拘留。</text:p>
      <text:p text:style-name="P4">
正如乌克林福姆报道的那样，它报告了<text:a xlink:type="simple" xlink:href="https://www.thesun.co.uk/news/politics/22480257/car-smashes-into-downing-street-gates/" text:style-name="Internet_20_link" text:visited-style-name="Visited_20_Internet_20_Link">
</text:a>
。</text:p>
      <text:p text:style-name="P4">
消息写道：“这名男子在这一天被捕到唐宁街后被捕。”</text:p>
      <text:p text:style-name="P4">
值得注意的是，武装警察几乎通过Unscinter封锁了整个道路，英国政府首脑所在的住所所在。</text:p>
      <text:p text:style-name="P4">
<text:span text:style-name="T4">
另请阅读：</text:span>
 <text:a xlink:type="simple" xlink:href="https://www.ukrinform.ua/rubric-polytics/3712161-sunak-na-samiti-g7-ukraina-mae-ne-lise-vigrati-vijnu-ale-j-dosagti-spravedlivogo-miru.html" text:style-name="Internet_20_link" text:visited-style-name="Visited_20_Internet_20_Link">
<text:span text:style-name="T4">
 snak </text:span>
</text:a>
警方说，这一事件没有人受伤。 一个人涉嫌造成刑事损害和危险管理汽车。</text:p>
      <text:p text:style-name="P4">
<draw:frame draw:style-name="fr1" draw:name="Image211" text:anchor-type="as-char" svg:width="6.9236in" svg:height="3.956343in" draw:z-index="0">
<draw:image xlink:href="../Images/yкринформ/2023-05-25T20-25-00-03-00/630_360_1685035671-5440.png" xlink:type="simple" xlink:show="embed" xlink:actuate="onLoad" draw:mime-type="image/png"/>
</draw:frame>
在英国的布拉莫西尔(Bramosier)，一辆汽车被杀死 /照片：太阳<text:a xlink:type="simple" xlink:href="https://static.ukrinform.com/photos/2023_05/1685035671-5440.png" text:style-name="Internet_20_link" text:visited-style-name="Visited_20_Internet_20_Link">
<draw:frame draw:style-name="fr1" draw:name="Image212" text:anchor-type="as-char" svg:width="6.9236in" svg:height="3.956343in" draw:z-index="0">
<draw:image xlink:href="../Images/yкринформ/2023-05-25T20-25-00-03-00/630_360_1685035671-5440.png" xlink:type="simple" xlink:show="embed" xlink:actuate="onLoad" draw:mime-type="image/png"/>
</draw:frame>
</text:a>
 <text:a xlink:type="simple" xlink:href="https://static.ukrinform.com/photos/2023_05/1685035671-5825.png" text:style-name="Internet_20_link" text:visited-style-name="Visited_20_Internet_20_Link">
<draw:frame draw:style-name="fr1" draw:name="Image213" text:anchor-type="as-char" svg:width="6.9236in" svg:height="3.956343in" draw:z-index="0">
<draw:image xlink:href="../Images/yкринформ/2023-05-25T20-25-00-03-00/630_360_1685035671-5825.png" xlink:type="simple" xlink:show="embed" xlink:actuate="onLoad" draw:mime-type="image/png"/>
</draw:frame>
</text:a>
 <text:a xlink:type="simple" xlink:href="https://static.ukrinform.com/photos/2023_05/1685035671-2879.png" text:style-name="Internet_20_link" text:visited-style-name="Visited_20_Internet_20_Link">
<draw:frame draw:style-name="fr1" draw:name="Image214" text:anchor-type="as-char" svg:width="6.9236in" svg:height="3.956343in" draw:z-index="0">
<draw:image xlink:href="../Images/yкринформ/2023-05-25T20-25-00-03-00/630_360_1685035671-2879.png" xlink:type="simple" xlink:show="embed" xlink:actuate="onLoad" draw:mime-type="image/png"/>
</draw:frame>
</text:a>
 <text:a xlink:type="simple" xlink:href="https://static.ukrinform.com/photos/2023_05/1685035671-7322.png" text:style-name="Internet_20_link" text:visited-style-name="Visited_20_Internet_20_Link">
<draw:frame draw:style-name="fr1" draw:name="Image215" text:anchor-type="as-char" svg:width="6.9236in" svg:height="3.956343in" draw:z-index="0">
<draw:image xlink:href="../Images/yкринформ/2023-05-25T20-25-00-03-00/630_360_1685035671-7322.png" xlink:type="simple" xlink:show="embed" xlink:actuate="onLoad" draw:mime-type="image/png"/>
</draw:frame>
</text:a>
 <text:a xlink:type="simple" xlink:href="https://static.ukrinform.com/photos/2023_05/1685035671-4194.png" text:style-name="Internet_20_link" text:visited-style-name="Visited_20_Internet_20_Link">
<draw:frame draw:style-name="fr1" draw:name="Image216" text:anchor-type="as-char" svg:width="6.9236in" svg:height="3.956343in" draw:z-index="0">
<draw:image xlink:href="../Images/yкринформ/2023-05-25T20-25-00-03-00/630_360_1685035671-4194.png" xlink:type="simple" xlink:show="embed" xlink:actuate="onLoad" draw:mime-type="image/png"/>
</draw:frame>
</text:a>
 <text:a xlink:type="simple" xlink:href="https://static.ukrinform.com/photos/2023_05/1685035694-5655.png" text:style-name="Internet_20_link" text:visited-style-name="Visited_20_Internet_20_Link">
<draw:frame draw:style-name="fr1" draw:name="Image217" text:anchor-type="as-char" svg:width="6.9236in" svg:height="3.956343in" draw:z-index="0">
<draw:image xlink:href="../Images/yкринформ/2023-05-25T20-25-00-03-00/630_360_1685035694-5655.png" xlink:type="simple" xlink:show="embed" xlink:actuate="onLoad" draw:mime-type="image/png"/>
</draw:frame>
</text:a>
执法人员还搜查了进入总理住所大门的汽车。</text:p>
      <text:p text:style-name="Quotations">

<text:p text:style-name="P4">
打破：那辆汽车驶入唐宁街大门的第一个视频。 <text:a xlink:type="simple" xlink:href="https://t.co/PAiZ4D1jU3" text:style-name="Internet_20_link" text:visited-style-name="Visited_20_Internet_20_Link">
&gt;
</text:a>
&gt;
&gt;
📺Sky501，Virgin 602，Freeview 233和YouTube <text:a xlink:type="simple" xlink:href="https://t.co/4X8U0OkKWZ" text:style-name="Internet_20_link" text:visited-style-name="Visited_20_Internet_20_Link">
&gt;
</text:a>
&gt;
&gt;
  - 天空新闻(@skynews) <text:a xlink:type="simple" xlink:href="https://twitter.com/SkyNews/status/1661763076226445316" text:style-name="Internet_20_link" text:visited-style-name="Visited_20_Internet_20_Link">
&gt;
 </text:a>
</text:p>

</text:p>
      <text:p text:style-name="P4">
News Source: <text:a xlink:type="simple" xlink:href="https://www.ukrinform.ua/rubric-world/3714215-u-bramu-rezidencii-premera-britanii-vihala-avtivka.html" text:style-name="Internet_20_link" text:visited-style-name="Visited_20_Internet_20_Link">
https://www.ukrinform.ua/rubric-world/3714215-u-bramu-rezidencii-premera-britanii-vihala-avtivka.html</text:a>
</text:p>
      <!--NEWS-->
      <text:h text:style-name="P10" text:outline-level="1">
<text:span text:style-name="T4">
美国将军否认决定转移到乌克兰的决定在压力下批准了F-16</text:span>
</text:h>
      <text:p text:style-name="P4">
作者: Ukrinform (Person)</text:p>
      <text:p text:style-name="P4">
出版商: Укринформ (Organization)</text:p>
      <text:p text:style-name="P4">
出版时间: 2023-05-25T20:27:00+03:00</text:p>
      <text:p text:style-name="P4">
修改时间: 2023-05-25T20:27:00+03:00</text:p>
      <text:p text:style-name="P4">
描述: 在压力下未批准转移到乌克兰F-16的决定。  - 乌克林。</text:p>
      <text:p text:style-name="P4">
图片: ['<text:a xlink:type="simple" xlink:href="https://static.ukrinform.com/photos/2023_02/thumb_files/630_360_1676392963-701.jpg" text:style-name="Internet_20_link" text:visited-style-name="Visited_20_Internet_20_Link">
630_360_16763...</text:a>
']</text:p>
      <text:p text:style-name="P4">
标签: ['Літак', 'США', 'Марк Міллі ']</text:p>
      <text:p text:style-name="P4">
类型: Article</text:p>
      <!--METADATA-->
      <text:p text:style-name="P4">
<draw:frame draw:style-name="fr1" draw:name="Image218" text:anchor-type="as-char" svg:width="6.9236in" svg:height="3.956343in" draw:z-index="0">
<draw:image xlink:href="../Images/yкринформ/2023-05-25T20-27-00-03-00/630_360_1676392963-701.jpg" xlink:type="simple" xlink:show="embed" xlink:actuate="onLoad" draw:mime-type="image/jpeg"/>
</draw:frame>
在压力下未批准转让乌克兰F-16的决定。</text:p>
      <text:p text:style-name="P4">
根据乌克林福音通讯员的说法，这是由美国武装部队参谋长米尔·米莉(Mill Millie)委员会主席所说的。</text:p>
      <text:p text:style-name="P4">
“保护空气的最佳和最便宜的方法是从地面上。 综合防空系统(包括不同范围的导弹)是防止成功完成成功的俄罗斯人的统治地位的最佳方法。”米莉说。</text:p>
      <text:p text:style-name="P4">
<text:span text:style-name="T4">
另请阅读：</text:span>
 <text:a xlink:type="simple" xlink:href="https://www.ukrinform.ua/rubric-ato/3714223-milli-vpevnenij-so-rosia-ne-vigrae-cu-vijnu.html" text:style-name="Internet_20_link" text:visited-style-name="Visited_20_Internet_20_Link">
<text:span text:style-name="T4">
 milli </text:span>
</text:a>
他指出，F-16“在战争中不是一些惊人的武器”，奇迹武器不存在。</text:p>
      <text:p text:style-name="P4">
但是，在此时对该声明进行了彻底的研究后，已经决定将飞机传递给乌克兰。</text:p>
      <text:p text:style-name="P4">
据将军称，在战争开始时，纯粹的防御战争进行了，乌克兰需要对越过边界的装甲车辆进行保护。 这是一种提供的武器。</text:p>
      <text:p text:style-name="P4">
<text:span text:style-name="T4">
另请阅读：</text:span>
 <text:a xlink:type="simple" xlink:href="https://www.ukrinform.ua/rubric-ato/3711605-zaluznij-obgovoriv-iz-milli-robotu-patriot-ta-postacanna-dalekobijnih-snaradiv.html" text:style-name="Internet_20_link" text:visited-style-name="Visited_20_Internet_20_Link">
<text:span text:style-name="T4">
 milli </text:span>
</text:a>
米莉否认，通过“压力”批准了通过飞机决定的决定。  - 补充说，这是对风险和问题价格进行仔细分析的结果，现在和不久的将来战场上需要什么。”  - 补充说，该决定是与乌克兰合作伙伴密切协调的。</text:p>
      <text:p text:style-name="P4">
他指出，为了成功使用，为了占主导地位，大量的第五代战斗机以及“包装”中的所有东西。 ，俄罗斯人有一千名第五代战斗机。” 他补充说，建立完整的空军将需要时间。</text:p>
      <text:p text:style-name="P4">
将军还指出，如果飞机转移的问题早些时候出现，乌克兰既不会收到BMP也不会收到坦克，因为所有的钱都会用于飞机。因此，他总结说，合作伙伴做了正确的事情，首先通过NPPO系统剥夺了俄罗斯在空中的统治地位。</text:p>
      <text:p text:style-name="P4">
<text:span text:style-name="T4">
另请阅读：</text:span>
 <text:a xlink:type="simple" xlink:href="https://www.ukrinform.ua/rubric-ato/3714216-ramstajn-ssa-prosat-ukrainu-ne-vikoristovuvati-nadanu-nimi-zbrou-na-teritorii-rosii.html" text:style-name="Internet_20_link" text:visited-style-name="Visited_20_Internet_20_Link">
</text:a>
拉姆斯坦会议在网上举行，成为第十二。</text:p>
      <text:p text:style-name="P4">
照片：AA</text:p>
      <text:p text:style-name="P4">
News Source: <text:a xlink:type="simple" xlink:href="https://www.ukrinform.ua/rubric-ato/3714217-litaki-f16-ne-e-akous-divoviznou-zbroeu-u-vijni-milli.html" text:style-name="Internet_20_link" text:visited-style-name="Visited_20_Internet_20_Link">
https://www.ukrinform.ua/rubric-ato/3714217-litaki-f16-ne-e-akous-divoviznou-zbroeu-u-vijni-milli.html</text:a>
</text:p>
      <!--NEWS-->
      <text:h text:style-name="P10" text:outline-level="1">
<text:span text:style-name="T4">
Bilodid在奥地利赢得了铜牌大奖赛</text:span>
</text:h>
      <text:p text:style-name="P4">
作者: Ukrinform (Person)</text:p>
      <text:p text:style-name="P4">
出版商: Укринформ (Organization)</text:p>
      <text:p text:style-name="P4">
出版时间: 2023-05-25T20:31:09+03:00</text:p>
      <text:p text:style-name="P4">
修改时间: 2023-05-25T20:31:09+03:00</text:p>
      <text:p text:style-name="P4">
描述: 这是今年乌克兰的第二个“青铜”。  - 乌克林。</text:p>
      <text:p text:style-name="P4">
图片: ['<text:a xlink:type="simple" xlink:href="https://static.ukrinform.com/photos/2023_05/thumb_files/630_360_1685035707-308.jpg" text:style-name="Internet_20_link" text:visited-style-name="Visited_20_Internet_20_Link">
630_360_16850...</text:a>
']</text:p>
      <text:p text:style-name="P4">
标签: ['Дзюдо', "Дар'я Білодід"]</text:p>
      <text:p text:style-name="P4">
类型: Article</text:p>
      <!--METADATA-->
      <text:p text:style-name="P4">
<draw:frame draw:style-name="fr1" draw:name="Image219" text:anchor-type="as-char" svg:width="6.9236in" svg:height="3.956343in" draw:z-index="0">
<draw:image xlink:href="../Images/yкринформ/2023-05-25T20-31-09-03-00/630_360_1685035707-308.jpg" xlink:type="simple" xlink:show="embed" xlink:actuate="onLoad" draw:mime-type="image/jpeg"/>
</draw:frame>
这是今年乌克兰的第二个“青铜”。</text:p>
      <text:p text:style-name="P4">
乌克林福姆报道，乌克兰国家队在奥地利的第一个大奖赛日获得了三项奖项。</text:p>
      <text:p text:style-name="P4">
Silver赢得了Halmatov，铜牌-Artem Lesiuk和Daria Bilodid。</text:p>
      <text:p text:style-name="P4">
Bilodid在“青铜”的途中赢得了四场胜利并输掉了一场冲突。特别是，Bilodid在职业生涯中度过了第二个最长的冲突-11分19秒(四分之一决赛与英国史密斯恶魔).</text:p>
      <text:p text:style-name="P4">
Для Дар'ї Білодід – це друга «бронза» у 2023 році. До того вона завоюваламедаль на Грендслемі у Парижі.</text:p>
      <text:p text:style-name="P4">
<text:span text:style-name="T4">
Читайте також:</text:span>
 <text:a xlink:type="simple" xlink:href="https://www.ukrinform.ua/rubric-sports/3714126-uniorska-zbirna-ukraini-z-dzudo-vistupit-na-etapi-kubka-evropi-v-prazi.html" text:style-name="Internet_20_link" text:visited-style-name="Visited_20_Internet_20_Link">
 <text:span text:style-name="T4">
дзюдо</text:span>
 </text:a>
大奖赛要比大奖赛之前还有两个竞争激烈的日子，其中将有十个不同的体重类别的竞赛。</text:p>
      <text:p text:style-name="P4">
照片：盖蒂图像</text:p>
      <text:p text:style-name="P4">
News Source: <text:a xlink:type="simple" xlink:href="https://www.ukrinform.ua/rubric-sports/3714214-bilodid-vigrala-bronzu-granpri-v-avstrii.html" text:style-name="Internet_20_link" text:visited-style-name="Visited_20_Internet_20_Link">
https://www.ukrinform.ua/rubric-sports/3714214-bilodid-vigrala-bronzu-granpri-v-avstrii.html</text:a>
</text:p>
      <!--NEWS-->
      <text:h text:style-name="P10" text:outline-level="1">
<text:span text:style-name="T4">
在继续“经济签证豁免”之后，欧盟可能会将乌克兰的农业进口限制在邻国</text:span>
</text:h>
      <text:p text:style-name="P4">
作者: Ukrinform (Person)</text:p>
      <text:p text:style-name="P4">
出版商: Укринформ (Organization)</text:p>
      <text:p text:style-name="P4">
出版时间: 2023-05-25T20:34:00+03:00</text:p>
      <text:p text:style-name="P4">
修改时间: 2023-05-25T20:34:00+03:00</text:p>
      <text:p text:style-name="P4">
描述: 在继续“经济签证豁免”后，欧盟可能会将乌克兰的农业进口限制在五个邻国。  - 乌克林。</text:p>
      <text:p text:style-name="P4">
图片: ['<text:a xlink:type="simple" xlink:href="https://static.ukrinform.com/photos/2021_12/thumb_files/630_360_1638885879-203.jpg" text:style-name="Internet_20_link" text:visited-style-name="Visited_20_Internet_20_Link">
630_360_16388...</text:a>
']</text:p>
      <text:p text:style-name="P4">
标签: ['Єврокомісія', 'Домбровскіс', 'Агропродукція']</text:p>
      <text:p text:style-name="P4">
类型: Article</text:p>
      <!--METADATA-->
      <text:p text:style-name="P4">
<draw:frame draw:style-name="fr1" draw:name="Image220" text:anchor-type="as-char" svg:width="6.9236in" svg:height="3.956343in" draw:z-index="0">
<draw:image xlink:href="../Images/yкринформ/2023-05-25T20-34-00-03-00/630_360_1638885879-203.jpg" xlink:type="simple" xlink:show="embed" xlink:actuate="onLoad" draw:mime-type="image/jpeg"/>
</draw:frame>
在继续“经济签证豁免”之后，欧盟可以将乌克兰的农业进口限制在五个邻国。</text:p>
      <text:p text:style-name="P4">
今天在布鲁塞尔的一次新闻发布会上，欧盟政府的外部关系结果(关于贸易问题)报道，瓦尔迪斯·多姆布罗夫斯基斯(Valdis Dombrovskis)说，欧洲委员会执行主席。</text:p>
      <text:p text:style-name="P4">
“就乌克兰而进(反对乌克兰农业进口。)，因为现有的独家保护措施是由6月5日失去权力的先前自主监管规则所预见的。 因此，在那之后继续(自主贸易活动 - 编辑。)，我们发出了有关欧洲委员会准备就绪的信号(独家贸易限制 - 编辑。)对于与之有关的五个国家，” Dombrovskis强调。</text:p>
      <text:p text:style-name="P4">
<text:span text:style-name="T4">
另请阅读：</text:span>
 <text:a xlink:type="simple" xlink:href="https://www.ukrinform.ua/rubric-economy/3708011-pat-krain-es-znovu-zvernulisa-do-evrokomisii-u-spravi-ukrainskoi-agroprodukcii.html" text:style-name="Internet_20_link" text:visited-style-name="Visited_20_Internet_20_Link">
</text:a>
他指出，欧盟委员会继续讨论成员国以及乌克兰的感兴趣。 如果由于这种教育而做出决定，决定在6月5日之后继续采取针对乌克兰农业进口的独家保护措施，则当事方将确定此类临时限制的具体日期。</text:p>
      <text:p text:style-name="P4">
同时，欧洲委员会执行总统感谢成员国继续向欧盟进口乌克兰商品的非关税进口，因为今年使用的这种自治贸易措施成为支持乌克兰欧洲联盟的基础通过进入欧洲市场。</text:p>
      <text:p text:style-name="P4">
如报道，欧盟理事会周四批准了有关欧盟和乌克兰之间贸易方案贸易的规定，该法规继续暂停乌克兰向ESU的所有海关，配额和贸易保护措施，直到2024年6月。 这些监管规则将于今年6月6日生效。</text:p>
      <text:p text:style-name="P4">
<text:span text:style-name="T4">
另请阅读：</text:span>
 <text:a xlink:type="simple" xlink:href="https://www.ukrinform.ua/rubric-economy/3702392-u-mzs-zaavili-pro-neprijnatnist-obmezen-na-import-agrarnoi-produkcii-ukraini.html" text:style-name="Internet_20_link" text:visited-style-name="Visited_20_Internet_20_Link">
</text:a>
</text:p>
      <text:p text:style-name="P4">
4月28日，欧盟委员会同意乌克兰的四个邻国 - 布尔加里亚，匈牙利，波兰和斯洛伐克 - 一揽子措施，这些措施避免了上述国家以后，这些措施废除了他们从乌克兰进口的唯一行动。 该包裹限制了进口到上述国家的领土以及罗马尼亚，从乌克兰进口了四种主要产品 - 峰，玉米，菜籽和葵花籽，尽管它可以保留将此类商品运送到其他欧盟国家的可能性以及世界市场。</text:p>
      <text:p text:style-name="P4">
这些措施还包括直接援助，包括向上述五个国家 /地区的农民提供的直接援助，其储备金为1亿欧元。</text:p>
      <text:p text:style-name="P4">
<text:span text:style-name="T4">
另请阅读：</text:span>
 <text:a xlink:type="simple" xlink:href="https://www.ukrinform.ua/rubric-economy/3702238-evrokomisia-dosagla-domovlenosti-z-susidami-ukraini-sodo-importu-agroprodukcii.html" text:style-name="Internet_20_link" text:visited-style-name="Visited_20_Internet_20_Link">
</text:a>
根据欧洲委员会的说法，唯一尚未废除唯一针对乌克兰农业进口的国家是匈牙利，但欧洲委员会允许欧盟委员会在实施欧盟一级商定的独家保护措施方面前进。</text:p>
      <text:p text:style-name="P4">
同时，五月份，一群欧盟国家向欧洲委员会发了一封信，抗议抗议向欧盟成员国的储备基金提供援助，他们围绕出口 - 乌克兰谷物的问题求助于勒索到其他欧盟国家和世界市场。</text:p>
      <text:p text:style-name="P4">
News Source: <text:a xlink:type="simple" xlink:href="https://www.ukrinform.ua/rubric-economy/3714220-es-moze-obmeziti-agrarnij-import-ukraini-do-susidiv-pisla-prodovzenna-ekonomicnogo-bezvizu.html" text:style-name="Internet_20_link" text:visited-style-name="Visited_20_Internet_20_Link">
https://www.ukrinform.ua/rubric-economy/3714220-es-moze-obmeziti-agrarnij-import-ukraini-do-susidiv-pisla-prodovzenna-ekonomicnogo-bezvizu.html</text:a>
</text:p>
      <!--NEWS-->
      <text:h text:style-name="P10" text:outline-level="1">
<text:span text:style-name="T4">
奥斯汀：豹财团在为乌克兰创建坦克服务中心方面取得了进步</text:span>
</text:h>
      <text:p text:style-name="P4">
作者: Ukrinform (Person)</text:p>
      <text:p text:style-name="P4">
出版商: Укринформ (Organization)</text:p>
      <text:p text:style-name="P4">
出版时间: 2023-05-25T20:39:00+03:00</text:p>
      <text:p text:style-name="P4">
修改时间: 2023-05-25T20:39:00+03:00</text:p>
      <text:p text:style-name="P4">
描述: 豹队联盟在创建一个新的德国生产坦克维护中心方面取得了进展，该储罐已传输到乌克兰，从长远来看制定了适当的计划。  - 乌克林。</text:p>
      <text:p text:style-name="P4">
图片: ['<text:a xlink:type="simple" xlink:href="https://static.ukrinform.com/photos/2022_10/thumb_files/630_360_1666362166-807.jpg" text:style-name="Internet_20_link" text:visited-style-name="Visited_20_Internet_20_Link">
630_360_16663...</text:a>
']</text:p>
      <text:p text:style-name="P4">
标签: ['Танк', 'Україна', 'Остін', ' танк Leopard']</text:p>
      <text:p text:style-name="P4">
类型: Article</text:p>
      <!--METADATA-->
      <text:p text:style-name="P4">
<draw:frame draw:style-name="fr1" draw:name="Image221" text:anchor-type="as-char" svg:width="6.9236in" svg:height="3.922963in" draw:z-index="0">
<draw:image xlink:href="../Images/yкринформ/2023-05-25T20-39-00-03-00/630_360_1666362166-807.jpg" xlink:type="simple" xlink:show="embed" xlink:actuate="onLoad" draw:mime-type="image/jpeg"/>
</draw:frame>
该财团在创建一个新的德国生产维护中心方面取得了进步，该中心已传输到乌克兰，并从长远来看制定了适当的计划。</text:p>
      <text:p text:style-name="P4">
乌克利福德通讯员报道说，这是在拉姆斯坦12国防部长奥斯汀会议之后的星期四举报的。</text:p>
      <text:p text:style-name="P4">
美国国防部说：“今天，豹子坦克联盟的成员已经讨论了他们在建立维护中心的进步，以及进一步的努力，以确保未来几年的重要计划的资源。”</text:p>
      <text:p text:style-name="P4">
他还报告说，在周四的会议上，联系小组的参与者制定了乌克兰支持的长期计划。 他补充说：“这包括我们的工作，以扩大关键设备的生产的工业和协调。”</text:p>
      <text:p text:style-name="P4">
<text:span text:style-name="T4">
另请阅读：</text:span>
 <text:a xlink:type="simple" xlink:href="https://www.ukrinform.ua/rubric-ato/3714203-ucasniki-ramstajnu-domovilisa-znajti-bilse-ppo-dla-ukraini-ostin.html" text:style-name="Internet_20_link" text:visited-style-name="Visited_20_Internet_20_Link">
<text:span text:style-name="T4">
 austin </text:span>
</text:a>
在这方面，奥斯丁感谢管理人员在每个国家从事武器的供应，以努力建立工业生产。</text:p>
      <text:p text:style-name="P4">
“我希望我们能做得更多，”  -  []说<text:a xlink:type="simple" xlink:href="https://www.ukrinform.ua/tag-ostin" text:style-name="Internet_20_link" text:visited-style-name="Visited_20_Internet_20_Link">
</text:a>
根据乌克林福姆的报道，根据乌克兰国防联系小组上次第11次会议的结果，做出了决定<text:a xlink:type="simple" xlink:href="https://www.ukrinform.ua/rubric-ato/3699088-pidsumki-ramstajnu11-abrams-himars-ppo.html" text:style-name="Internet_20_link" text:visited-style-name="Visited_20_Internet_20_Link">
</text:a>
照片：时代</text:p>
      <text:p text:style-name="P4">
News Source: <text:a xlink:type="simple" xlink:href="https://www.ukrinform.ua/rubric-ato/3714221-konsorcium-leopard-dosag-progresu-u-stvorenni-centru-obslugovuvanna-tankiv-dla-ukraini-ostin.html" text:style-name="Internet_20_link" text:visited-style-name="Visited_20_Internet_20_Link">
https://www.ukrinform.ua/rubric-ato/3714221-konsorcium-leopard-dosag-progresu-u-stvorenni-centru-obslugovuvanna-tankiv-dla-ukraini-ostin.html</text:a>
</text:p>
      <!--NEWS-->
      <text:h text:style-name="P10" text:outline-level="1">
<text:span text:style-name="T4">
米莉确定俄罗斯不会赢得这场战争</text:span>
</text:h>
      <text:p text:style-name="P4">
作者: Ukrinform (Person)</text:p>
      <text:p text:style-name="P4">
出版商: Укринформ (Organization)</text:p>
      <text:p text:style-name="P4">
出版时间: 2023-05-25T20:44:00+03:00</text:p>
      <text:p text:style-name="P4">
修改时间: 2023-05-25T20:44:00+03:00</text:p>
      <text:p text:style-name="P4">
描述: 俄罗斯将无法在乌克兰实现其战略目标。 同时，乌克兰可以实现其战略目标 - 整个领土的释放，但这可能不会在不久的将来。  - 乌克林。</text:p>
      <text:p text:style-name="P4">
图片: ['<text:a xlink:type="simple" xlink:href="https://static.ukrinform.com/photos/2022_02/thumb_files/630_360_1644436525-337.jpg" text:style-name="Internet_20_link" text:visited-style-name="Visited_20_Internet_20_Link">
630_360_16444...</text:a>
']</text:p>
      <text:p text:style-name="P4">
标签: ['США', 'Війна з Росією', 'Марк Міллі ']</text:p>
      <text:p text:style-name="P4">
类型: Article</text:p>
      <!--METADATA-->
      <text:p text:style-name="P4">
<draw:frame draw:style-name="fr1" draw:name="Image222" text:anchor-type="as-char" svg:width="6.9236in" svg:height="3.956343in" draw:z-index="0">
<draw:image xlink:href="../Images/yкринформ/2023-05-25T20-44-00-03-00/630_360_1644436525-337.jpg" xlink:type="simple" xlink:show="embed" xlink:actuate="onLoad" draw:mime-type="image/jpeg"/>
</draw:frame>
俄罗斯不可能实现其在乌克兰的战略目标。 同时，乌克兰可以实现其战略目标 - 整个领土的释放，但可能不会在不久的将来。</text:p>
      <text:p text:style-name="P4">
这是由参谋长联合委员会主席米莉(Millie)主席在Upentagoni出版社期间以拉姆斯坦(Ramstein)形式的乌克兰辩护联络小组虚拟会议结束后。</text:p>
      <text:p text:style-name="P4">
“军事计划中的这场战争没有赢得胜利。 俄罗斯尚未达到泽伦斯基总统和乌克兰占领的战略目标。”米莉强调。</text:p>
      <text:p text:style-name="P4">
<text:span text:style-name="T4">
另请阅读：</text:span>
 <text:a xlink:type="simple" xlink:href="https://www.ukrinform.ua/rubric-ato/3714217-litaki-f16-ne-e-akous-divoviznou-zbroeu-u-vijni-milli.html" text:style-name="Internet_20_link" text:visited-style-name="Visited_20_Internet_20_Link">
<text:span text:style-name="T4">
 milli </text:span>
</text:a>
据他说，一年前，俄罗斯放弃了其战略目的，将其调整为仅占领唐巴斯。</text:p>
      <text:p text:style-name="P4">
米莉强调说：“俄罗斯尚未实现俄罗斯设定的战略目标，这将无法实现。”</text:p>
      <text:p text:style-name="P4">
同时，他强调说，乌克兰的战略任务是对俄罗斯 - 份的国家领土的解放，并指出，在乌克兰领土上，它现在会放心数十万俄罗斯军队。</text:p>
      <text:p text:style-name="P4">
<text:span text:style-name="T4">
另请阅读：</text:span>
 <text:a xlink:type="simple" xlink:href="https://www.ukrinform.ua/rubric-ato/3714221-konsorcium-leopard-dosag-progresu-u-stvorenni-centru-obslugovuvanna-tankiv-dla-ukraini-ostin.html" text:style-name="Internet_20_link" text:visited-style-name="Visited_20_Internet_20_Link">
<text:span text:style-name="T4">
 austin </text:span>
</text:a>
这位美国将军强调说：“这是通过军事路线来实现的，但可能在不久的将来不能实现。”</text:p>
      <text:p text:style-name="P4">
他强调了这意味着什么：战争将继续，这将是“血腥而沉重的”。 米莉补充说，美国将继续支持乌克兰及其争取自由的斗争。</text:p>
      <text:p text:style-name="P4">
据乌克林福姆(Ukrinform)报道，乌克兰国防部的参与国同意在周四为乌克兰提供更多机会，以在周四向申请人防空系统提供机会。</text:p>
      <text:p text:style-name="P4">
News Source: <text:a xlink:type="simple" xlink:href="https://www.ukrinform.ua/rubric-ato/3714223-milli-vpevnenij-so-rosia-ne-vigrae-cu-vijnu.html" text:style-name="Internet_20_link" text:visited-style-name="Visited_20_Internet_20_Link">
https://www.ukrinform.ua/rubric-ato/3714223-milli-vpevnenij-so-rosia-ne-vigrae-cu-vijnu.html</text:a>
</text:p>
      <!--NEWS-->
      <text:h text:style-name="P10" text:outline-level="1">
<text:span text:style-name="T4">
俄罗斯人摧毁了卡洛夫斯基水库的大坝</text:span>
</text:h>
      <text:p text:style-name="P4">
作者: Ukrinform (Person)</text:p>
      <text:p text:style-name="P4">
出版商: Укринформ (Organization)</text:p>
      <text:p text:style-name="P4">
出版时间: 2023-05-25T20:56:00+03:00</text:p>
      <text:p text:style-name="P4">
修改时间: 2023-05-25T20:56:00+03:00</text:p>
      <text:p text:style-name="P4">
描述: 俄罗斯入侵者摧毁了卡洛夫斯基水库的大坝，现在有三个定居点受到威胁。 如有必要，将开始撤离平民。  - 乌克林。</text:p>
      <text:p text:style-name="P4">
图片: ['<text:a xlink:type="simple" xlink:href="https://static.ukrinform.com/photos/2023_05/thumb_files/630_360_1685037940-895.jpg" text:style-name="Internet_20_link" text:visited-style-name="Visited_20_Internet_20_Link">
630_360_16850...</text:a>
', '<text:a xlink:type="simple" xlink:href="https://static.ukrinform.com/photos/2023_05/1685038234-929.jpg" text:style-name="Internet_20_link" text:visited-style-name="Visited_20_Internet_20_Link">
1685038234-92...</text:a>
']</text:p>
      <text:p text:style-name="P4">
标签: ['Донеччина', 'Росія', 'Війна з Росією']</text:p>
      <text:p text:style-name="P4">
类型: Article</text:p>
      <!--METADATA-->
      <text:p text:style-name="P4">
<draw:frame draw:style-name="fr1" draw:name="Image223" text:anchor-type="as-char" svg:width="6.9236in" svg:height="3.943155in" draw:z-index="0">
<draw:image xlink:href="../Images/yкринформ/2023-05-25T20-56-00-03-00/630_360_1685037940-895.jpg" xlink:type="simple" xlink:show="embed" xlink:actuate="onLoad" draw:mime-type="image/jpeg"/>
</draw:frame>
俄罗斯 - 敌人摧毁了卡洛夫斯基水库的大坝，现在受到了三个定居点的威胁。 如有必要，将开始撤离人口。</text:p>
      <text:p text:style-name="P4">
这是在[]中报道的(https://t.me/pavlokyrylenko_donoda/8142)据报道，顿涅茨克地区军事行政管理部门负责人帕维尔·基里伦科(Pavel Kirilenko)报道。</text:p>
      <text:p text:style-name="P4">
“种族主义者摧毁了卡洛夫斯基水库的大坝 - 在淹没了Halytsynivka，Zhelane -1和Zhelanne -2村庄的威胁下，受到威胁。”</text:p>
      <text:p text:style-name="P4">
<text:span text:style-name="T4">
另请阅读：</text:span>
 <text:a xlink:type="simple" xlink:href="https://www.ukrinform.ua/rubric-ato/3713630-rosijska-aviabomba-zrujnuvala-ditacij-sadok-na-sumsini.html" text:style-name="Internet_20_link" text:visited-style-name="Visited_20_Internet_20_Link">
<text:span text:style-name="T4">
被摧毁</text:span>
</text:a>
他回忆说，自大规模入侵开始以来，俄罗斯军队向卡洛夫卡开火，瞄准了大坝，并忽略了平民主要是。</text:p>
      <text:p text:style-name="P4">
<draw:frame draw:style-name="fr1" draw:name="Image224" text:anchor-type="as-char" svg:width="6.9236in" svg:height="9.231467in" draw:z-index="0">
<draw:image xlink:href="../Images/yкринформ/2023-05-25T20-56-00-03-00/1685038234-929.jpg" xlink:type="simple" xlink:show="embed" xlink:actuate="onLoad" draw:mime-type="image/jpeg"/>
</draw:frame>
<text:span text:style-name="T5">
从社交网络</text:span>
</text:p>
      <text:p text:style-name="P4">
“我们已经为这一开发做好了准备，因此，顿涅茨克地区的运营和救援人员已经开始使用明确定义的算法进行操作。 警告说，在可能的洪水领域已知的社区。 如有必要，将开发疏散平民。”基里伦科说。</text:p>
      <text:p text:style-name="P4">
他报告说，他们已经在该地区举行了电视和NS委员会的紧急会议，并创建了一个总部来克服紧急情况的后果。</text:p>
      <text:p text:style-name="P4">
<text:span text:style-name="T4">
另请阅读：</text:span>
 <text:a xlink:type="simple" xlink:href="https://www.ukrinform.ua/rubric-ato/3711642-gendirektor-magate-zaklikav-ne-vikoristovuvati-zaes-ak-vijskovu-bazu.html" text:style-name="Internet_20_link" text:visited-style-name="Visited_20_Internet_20_Link">
</text:a>
基里伦科(Kirilenko)保证，他将被告知事件的过程。</text:p>
      <text:p text:style-name="P4">
据报道，顿涅茨克地区一直在俄罗斯人的火中，敌人每天杀害和伤害平民，破坏基础设施对象。</text:p>
      <text:p text:style-name="P4">
照片Flot2017.com</text:p>
      <text:p text:style-name="P4">
News Source: <text:a xlink:type="simple" xlink:href="https://www.ukrinform.ua/rubric-regions/3714227-rosiani-zrujnuvali-greblu-karlivskogo-vodoshovisa.html" text:style-name="Internet_20_link" text:visited-style-name="Visited_20_Internet_20_Link">
https://www.ukrinform.ua/rubric-regions/3714227-rosiani-zrujnuvali-greblu-karlivskogo-vodoshovisa.html</text:a>
</text:p>
      <!--NEWS-->
      <text:h text:style-name="P10" text:outline-level="1">
<text:span text:style-name="T4">
自然物体“盖伊鸟”宣布了当地重要性的动物学纪念碑</text:span>
</text:h>
      <text:p text:style-name="P4">
作者: Ukrinform (Person)</text:p>
      <text:p text:style-name="P4">
出版商: Укринформ (Organization)</text:p>
      <text:p text:style-name="P4">
出版时间: 2023-05-25T20:58:00+03:00</text:p>
      <text:p text:style-name="P4">
修改时间: 2023-05-25T20:58:00+03:00</text:p>
      <text:p text:style-name="P4">
描述: 在首都的Holosiivskyi区，“盖伊鸟”的自然对象被宣布为当地重要性的动物学纪念碑。  - 乌克林。</text:p>
      <text:p text:style-name="P4">
图片: ['<text:a xlink:type="simple" xlink:href="https://static.ukrinform.com/photos/2023_05/thumb_files/630_360_1685037610-332.jpg" text:style-name="Internet_20_link" text:visited-style-name="Visited_20_Internet_20_Link">
630_360_16850...</text:a>
']</text:p>
      <text:p text:style-name="P4">
标签: ['Заповідник', 'Київ', 'Птахи', 'Дерева']</text:p>
      <text:p text:style-name="P4">
类型: Article</text:p>
      <!--METADATA-->
      <text:p text:style-name="P4">
<draw:frame draw:style-name="fr1" draw:name="Image225" text:anchor-type="as-char" svg:width="6.9236in" svg:height="3.956343in" draw:z-index="0">
<draw:image xlink:href="../Images/yкринформ/2023-05-25T20-58-00-03-00/630_360_1685037610-332.jpg" xlink:type="simple" xlink:show="embed" xlink:actuate="onLoad" draw:mime-type="image/jpeg"/>
</draw:frame>
首都的动物区是当地价值的动物学纪念碑。</text:p>
      <text:p text:style-name="P4">
该决定是今天5月25日在全体会议上做出的<text:a xlink:type="simple" xlink:href="https://kmr.gov.ua/uk/content/pryrodnyy-obyekt-gay-hyzhyh-ptahiv-ogolosheno-zoologichnoyu-pamyatkoyu-pryrody-miscevogo" text:style-name="Internet_20_link" text:visited-style-name="Visited_20_Internet_20_Link">
</text:a>
乌克林福姆报告说，有69名代表。</text:p>
      <text:p text:style-name="P4">
“在Holosiivskyi区，当地价值的动物学纪念碑已被警告自然物体“掠夺性鸟类的家伙”。 纪念碑的重点区域为105.1公顷，”该决定写道。</text:p>
      <text:p text:style-name="P4">
根据基辅市议会Ksenia Semenova的代表，有必要防止毁坏绿色区域，该区域位于巨大的垫子上。</text:p>
      <text:p text:style-name="P4">
“在预计的当地重要性纪念碑的领土上，Drevagrab和Oak的生长。 由于没有伐木，因此有大量的旧树林，这成为了许多掠夺性鸟类的避难所，这是伯尔尼公约的分包。 在这里还活在这里，乌克兰列出了鸟类 - 舒里卡·布莱克，普通的坎尼克，大鹰，大大和许多类型的蝙蝠和猫头鹰。 此外，蛋白质，公猪，兔子，狐狸，roe鹿和刺猬都生活在该领土上。”塞曼诺瓦说。</text:p>
      <text:p text:style-name="P4">
<text:span text:style-name="T4">
另请阅读：</text:span>
 <text:a xlink:type="simple" xlink:href="https://www.ukrinform.ua/rubric-society/3714144-dendrologi-proponuut-rozpisati-invazijni-vidi-derev-po-geograficnih-zonah-ukraini.html" text:style-name="Internet_20_link" text:visited-style-name="Visited_20_Internet_20_Link">
<text:span text:style-name="T4">
树突学医生</text:span>
</text:a>
代理人补充说，这项倡议与乌克兰“ Boyar Forest Station”以及KSCA的生态和自然资源的管理达成了一致。</text:p>
      <text:p text:style-name="P4">
正如乌克林福姆报道的那样，在库斯希尼(Khustshchyna)，检察官办公室通过法院贡献了<text:a xlink:type="simple" xlink:href="https://www.ukrinform.ua/rubric-culture/3703196-edinu-diucu-vodanu-kuznu-v-ukraini-vnesli-do-derzreestru-pamatok.html" text:style-name="Internet_20_link" text:visited-style-name="Visited_20_Internet_20_Link">
</text:a>
到房地产国家登记册。</text:p>
      <text:p text:style-name="P4">
<text:span text:style-name="T5">
foto：基辅地区24/7</text:span>
</text:p>
      <text:p text:style-name="P4">
News Source: <text:a xlink:type="simple" xlink:href="https://www.ukrinform.ua/rubric-kyiv/3714225-prirodnij-obekt-gaj-hizih-ptahiv-ogolosili-zoologicnou-pamatkou-prirodi-miscevogo-znacenna.html" text:style-name="Internet_20_link" text:visited-style-name="Visited_20_Internet_20_Link">
https://www.ukrinform.ua/rubric-kyiv/3714225-prirodnij-obekt-gaj-hizih-ptahiv-ogolosili-zoologicnou-pamatkou-prirodi-miscevogo-znacenna.html</text:a>
</text:p>
      <!--NEWS-->
      <text:h text:style-name="P10" text:outline-level="1">
<text:span text:style-name="T4">
国防军每天摧毁4个敌人无人机</text:span>
</text:h>
      <text:p text:style-name="P4">
作者: ['АРМІЯINFORM']</text:p>
      <text:p text:style-name="P4">
时间: 2023-05-25T21:00:00-04:00</text:p>
      <text:p text:style-name="P4">
描述: avisaatsy国防军在Zserdzhennya的地区进行了7杆，该地区的特殊仓库...与乌克兰2022年的战争，与乌克兰的最新新闻，今天与乌克兰2022年的新闻战争，今天，乌克兰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12/bpla.png" text:style-name="Internet_20_link" text:visited-style-name="Visited_20_Internet_20_Link">
bpla.png</text:a>
']</text:p>
      <text:p text:style-name="P4">
标签: ['STOPRUSSIA', 'АГРЕСІЯ РФ', 'ВІЙНА', 'ВТОРГНЕННЯ РФ', 'ГШ ЗСУ', 'ХРОНІКА ОБОРОНИ']</text:p>
      <text:p text:style-name="P4">
类别: News</text:p>
      <!--METADATA-->
      <text:p text:style-name="P4">
<draw:frame draw:style-name="fr1" draw:name="Image226" text:anchor-type="as-char" svg:width="6.9236in" svg:height="4.587285in" draw:z-index="0">
<draw:image xlink:href="../Images/AРМІЯINFORM/2023-05-25T21-00-00-04-00/bpla.png" xlink:type="simple" xlink:show="embed" xlink:actuate="onLoad" draw:mime-type="image/png"/>
</draw:frame>
说明性照片</text:p>
      <text:p text:style-name="P4">
国防军的航空在敌人军事装备人员集中的领域中进行了7次跳动。</text:p>
      <text:p text:style-name="P4">
关于它<text:a xlink:type="simple" xlink:href="https://www.facebook.com/GeneralStaff.ua/posts/pfbid02CYBEPubZFbvGFFQLzBArRkiWKRDoXyZoZA7gfTxUhQ5yBpBJdMHJHLf1hrZA6bLJl" text:style-name="Internet_20_link" text:visited-style-name="Visited_20_Internet_20_Link">
报告</text:a>
HSF。</text:p>
      <text:p text:style-name="P4">
消息写道：“在过去的一天中，我们的勇士还摧毁了3个敌人无人机Typehahed和1架无人机型Orlan-10。”</text:p>
      <text:p text:style-name="P4">
导弹部队和炮兵部队给Livivala集中注意力，4个弹药仓库，无线电电子斗争，4个炮火阵地的4个炮兵部队和4个更重要的目标留下了深刻的印象。</text:p>
      <text:p text:style-name="P4">
News Source: <text:a xlink:type="simple" xlink:href="https://armyinform.com.ua/2023/05/25/syly-oborony-za-dobu-znyshhyly-4-vorozhi-bpla/" text:style-name="Internet_20_link" text:visited-style-name="Visited_20_Internet_20_Link">
https://armyinform.com.ua/2023/05/25/syly-oborony-za-dobu-znyshhyly-4-vorozhi-bpla/</text:a>
</text:p>
      <!--NEWS-->
      <text:h text:style-name="P10" text:outline-level="1">
<text:span text:style-name="T4">
丹麦和荷兰将领导一个联盟，在F -16 -Austin上准备乌克兰飞行员</text:span>
</text:h>
      <text:p text:style-name="P4">
作者: Ukrinform (Person)</text:p>
      <text:p text:style-name="P4">
出版商: Укринформ (Organization)</text:p>
      <text:p text:style-name="P4">
出版时间: 2023-05-25T21:06:00+03:00</text:p>
      <text:p text:style-name="P4">
修改时间: 2023-05-25T21:06:00+03:00</text:p>
      <text:p text:style-name="P4">
描述: 下个月，丹麦和荷兰与美国合作，将建立一个为乌克兰飞行员复杂准备的培训基础，挪威，比利时，葡萄牙和波兰也提出了他们的贡献。  - 乌克林。</text:p>
      <text:p text:style-name="P4">
图片: ['<text:a xlink:type="simple" xlink:href="https://static.ukrinform.com/photos/2022_06/thumb_files/630_360_1656599428-149.jpg" text:style-name="Internet_20_link" text:visited-style-name="Visited_20_Internet_20_Link">
630_360_16565...</text:a>
']</text:p>
      <text:p text:style-name="P4">
标签: ['Авіація', 'Данія', 'Нідерланди', 'Остін', 'Війна з Росією', 'Коаліція винищувачів', 'F-16']</text:p>
      <text:p text:style-name="P4">
类型: Article</text:p>
      <!--METADATA-->
      <text:p text:style-name="P4">
<draw:frame draw:style-name="fr1" draw:name="Image227" text:anchor-type="as-char" svg:width="6.9236in" svg:height="3.956343in" draw:z-index="0">
<draw:image xlink:href="../Images/yкринформ/2023-05-25T21-06-00-03-00/630_360_1656599428-149.jpg" xlink:type="simple" xlink:show="embed" xlink:actuate="onLoad" draw:mime-type="image/jpeg"/>
</draw:frame>
下个月，丹麦与美国合作将开始开发一个教育篮，以复杂的乌克兰飞行员准备，甚至挪威，比利时，葡萄牙和波兰也提出了贡献。</text:p>
      <text:p text:style-name="P4">
乌克林福音通讯员报告说，美国国防部长洛杉矶林汀(Lloidostin)陈述了拉姆斯坦12会议的结果。</text:p>
      <text:p text:style-name="P4">
奥斯丁说：“在今天的会议上，几个盟友和合作伙伴讨论了乌克兰飞行员在包括F -16在内的第四代战斗机上的计划。”</text:p>
      <text:p text:style-name="P4">
他强调，所有重要任务的计划和执行都是可能的，这是由于联系人组中的协调而可能导致的。</text:p>
      <text:p text:style-name="P4">
“我特别要感谢丹麦和荷兰，他们决定领导欧洲部队参加F-16。 荷兰和丹麦同事的接下来的几周将与美国和其他盟友一起开发培训基地。”五角大楼负责人说。</text:p>
      <text:p text:style-name="P4">
<text:span text:style-name="T4">
另请阅读：</text:span>
 <text:a xlink:type="simple" xlink:href="https://www.ukrinform.ua/rubric-ato/3714211-glava-pentagonu-nazvav-kraini-aki-zabezpecuvatimut-trenuvanna-ukrainciv-na-f16.html" text:style-name="Internet_20_link" text:visited-style-name="Visited_20_Internet_20_Link">
</text:a>
他还证实，挪威，比利时，葡萄牙和波兰正在为乌克兰飞行员的准备做出贡献。</text:p>
      <text:p text:style-name="P4">
美国国防部长补充说：“我们希望其他重要的倡议将加入我们的重要倡议。”</text:p>
      <text:p text:style-name="P4">
他强调，教乌克兰飞行员关于<text:a xlink:type="simple" xlink:href="https://www.ukrinform.ua/tag-litak" text:style-name="Internet_20_link" text:visited-style-name="Visited_20_Internet_20_Link">
</text:a>
从长远来看，F-16是美国和其他国家致力于加强乌克兰安全的一个例子。</text:p>
      <text:p text:style-name="P4">
<text:span text:style-name="T4">
另请阅读：</text:span>
 <text:a xlink:type="simple" xlink:href="https://www.ukrinform.ua/rubric-ato/3714104-ukrainski-piloti-zmozut-projti-navcanna-na-svedskih-vinisuvacah-gripen.html" text:style-name="Internet_20_link" text:visited-style-name="Visited_20_Internet_20_Link">
<text:span text:style-name="T4">
战斗机</text:span>
</text:a>
作为 <text:a xlink:type="simple" xlink:href="http://www.ukrinform.ua/rubric-ato/3714203-ucasniki-ramstajnu-domovilisa-znajti-bilse-ppo-dla-ukraini-ostin.html" text:style-name="Internet_20_link" text:visited-style-name="Visited_20_Internet_20_Link">
 </text:a>
，乌克兰国防联络小组的成员国已同意在周四找到更多机会，为我国提供额外的防空系统。</text:p>
      <text:p text:style-name="P4">
<text:span text:style-name="T5">
foto：美国空军</text:span>
</text:p>
      <text:p text:style-name="P4">
News Source: <text:a xlink:type="simple" xlink:href="https://www.ukrinform.ua/rubric-ato/3714228-dania-j-niderlandi-ocolat-koaliciu-z-pidgotovki-ukrainskih-pilotiv-na-f16-ostin.html" text:style-name="Internet_20_link" text:visited-style-name="Visited_20_Internet_20_Link">
https://www.ukrinform.ua/rubric-ato/3714228-dania-j-niderlandi-ocolat-koaliciu-z-pidgotovki-ukrainskih-pilotiv-na-f16-ostin.html</text:a>
</text:p>
      <!--NEWS-->
      <text:h text:style-name="P10" text:outline-level="1">
<text:span text:style-name="T4">
英国议会认识到乌克兰人民种族灭绝的holodomor</text:span>
</text:h>
      <text:p text:style-name="P4">
作者: Ukrinform (Person)</text:p>
      <text:p text:style-name="P4">
出版商: Укринформ (Organization)</text:p>
      <text:p text:style-name="P4">
出版时间: 2023-05-25T21:11:00+03:00</text:p>
      <text:p text:style-name="P4">
修改时间: 2023-05-25T21:11:00+03:00</text:p>
      <text:p text:style-name="P4">
描述: 英国议会认识到乌克兰人民的种族灭绝1932  -  1933年的holodomor。  - 乌克林。</text:p>
      <text:p text:style-name="P4">
图片: ['<text:a xlink:type="simple" xlink:href="https://static.ukrinform.com/photos/2021_11/thumb_files/630_360_1637962548-543.jpg" text:style-name="Internet_20_link" text:visited-style-name="Visited_20_Internet_20_Link">
630_360_16379...</text:a>
']</text:p>
      <text:p text:style-name="P4">
标签: ['Голодомор', 'Єрмак', 'Офіс Президента']</text:p>
      <text:p text:style-name="P4">
类型: Article</text:p>
      <!--METADATA-->
      <text:p text:style-name="P4">
<draw:frame draw:style-name="fr1" draw:name="Image228" text:anchor-type="as-char" svg:width="6.9236in" svg:height="3.956343in" draw:z-index="0">
<draw:image xlink:href="../Images/yкринформ/2023-05-25T21-11-00-03-00/630_360_1637962548-543.jpg" xlink:type="simple" xlink:show="embed" xlink:actuate="onLoad" draw:mime-type="image/jpeg"/>
</draw:frame>
乌克兰纳罗德(Narode)的种族灭绝者，英国议会的英国认可了1932  -  1933年的holodomor。</text:p>
      <text:p text:style-name="P4">
正如乌克林福姆报道的那样，关于<text:a xlink:type="simple" xlink:href="https://t.me/ermaka2022/2779" text:style-name="Internet_20_link" text:visited-style-name="Visited_20_Internet_20_Link">
</text:a>
总统办公室安德里·耶尔马克(Andriy Yermak)写道。</text:p>
      <text:p text:style-name="P4">
他说：“英国议会已批准了1932  -  1933年乌克兰人民对Holodomor认可的决议。”</text:p>
      <text:p text:style-name="P4">
<text:span text:style-name="T4">
另请阅读：</text:span>
 <text:a xlink:type="simple" xlink:href="https://www.ukrinform.ua/rubric-polytics/3713283-zelenskij-podakuvav-slovenii-za-uhvalenna-deklaracii-pro-vsanuvanna-pamati-zertv-golodomoru.html" text:style-name="Internet_20_link" text:visited-style-name="Visited_20_Internet_20_Link">
<text:span text:style-name="T4">
由饥饿</text:span>
</text:a>
OP的负责人感谢这样的步骤，强调了历史正义“理解谁和什么是真正的邪恶的关键”。</text:p>
      <text:p text:style-name="P4">
正如乌克林福姆(Ukrinform)报道的那样，上周，乌克兰人民种族灭绝对Holodomor 1932- 1933年认识的决议<text:a xlink:type="simple" xlink:href="https://www.ukrinform.ua/rubric-society/3710643-senat-francii-viznav-golodomor-19321933-rokiv-genocidom-ukrainskogo-narodu.html" text:style-name="Internet_20_link" text:visited-style-name="Visited_20_Internet_20_Link">
</text:a>
。</text:p>
      <text:p text:style-name="P4">
照片：Maria Kovalchuk</text:p>
      <text:p text:style-name="P4">
News Source: <text:a xlink:type="simple" xlink:href="https://www.ukrinform.ua/rubric-polytics/3714229-parlament-britanii-viznav-golodomor-genocidom-ukrainskogo-narodu.html" text:style-name="Internet_20_link" text:visited-style-name="Visited_20_Internet_20_Link">
https://www.ukrinform.ua/rubric-polytics/3714229-parlament-britanii-viznav-golodomor-genocidom-ukrainskogo-narodu.html</text:a>
</text:p>
      <!--NEWS-->
      <text:h text:style-name="P10" text:outline-level="1">
<text:span text:style-name="T4">
Zelensky：我们将要捕获的俄罗斯囚犯越多，我们将退还我们的人民</text:span>
</text:h>
      <text:p text:style-name="P4">
作者: Ukrinform (Person)</text:p>
      <text:p text:style-name="P4">
出版商: Укринформ (Organization)</text:p>
      <text:p text:style-name="P4">
出版时间: 2023-05-25T21:22:00+03:00</text:p>
      <text:p text:style-name="P4">
修改时间: 2023-05-25T21:22:00+03:00</text:p>
      <text:p text:style-name="P4">
描述: 入侵者被乌克兰捍卫者抓获的越多，我们的人民就越能从俄罗斯囚禁中返回。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None</text:p>
      <text:p text:style-name="P4">
类型: Article</text:p>
      <!--METADATA-->
      <text:p text:style-name="P4">
<draw:frame draw:style-name="fr1" draw:name="Image229" text:anchor-type="as-char" svg:width="6.9236in" svg:height="3.956343in" draw:z-index="0">
<draw:image xlink:href="../Images/yкринформ/2023-05-25T21-22-00-03-00/630_360_1682451261-591.jpeg" xlink:type="simple" xlink:show="embed" xlink:actuate="onLoad" draw:mime-type="image/jpeg"/>
</draw:frame>
乌克兰的捍卫者将被捕获的越多，我们的人民将从俄罗斯囚禁中占领。</text:p>
      <text:p text:style-name="P4">
Volodymyr Zelenskyy在[]中说了这一点(https://www.facebook.com/president.gov.ua/videos/572857064963049)，报道乌克林福姆。</text:p>
      <text:p text:style-name="P4">
<text:span text:style-name="T4">
我希望健康，亲爱的乌克兰人!</text:span>
</text:p>
      <text:p text:style-name="P4">
今天，我们的团队还有另一个积极的结果，该结果涉及交流。 他们从俄罗斯人返回了106名我们的士兵 - 他们与纳巴穆特(Nabakhmut)的方向作战。</text:p>
      <text:p text:style-name="P4">
这160人完全没有信息非常重要 - 他们被认为缺失了。 但是我们找到了他们。 回。 八名军官，98名士兵和中士...</text:p>
      <text:p text:style-name="P4">
谢谢所有给出这个结果的人。 Budanov，Yermak，Usov，Lubin，Baby，Klimenko-所有准备了这种交流的人 - 做得好!只是研究员!</text:p>
      <text:p text:style-name="P4">
当然，感谢每个提供现有交易基金的战斗机。 最前沿的每个人都应该记住这一点：我们将越多地占领俄罗斯囚犯，我们将返回的人民越多。</text:p>
      <text:p text:style-name="P4">
他今天与瑞典国防部长在基辅举行了一次会议。 他感谢我们国家的勇士的支持。 特别强调加强我们对装甲车的防御。 我们还讨论了与合作伙伴建立的纳什联盟。</text:p>
      <text:p text:style-name="P4">
如今，芬兰已发送了新的国防支持套餐 - 这套包裹超过1亿欧元的总容量。 谢谢你!</text:p>
      <text:p text:style-name="P4">
欧盟乌克兰委员会也有一个重要的决定 - 乌克兰产品的贸易自由化又是一年。 实际上，到6月24日，这是全职和配额。 这是我们经济部门整合的新阶段 - 乌克兰和整个欧盟，这使我们在欧洲的所有人都变得更加强大。</text:p>
      <text:p text:style-name="P4">
在我们促进欧盟的过程中，这样的自由化 - 只要我们必须使其保持稳定，并且没有任何例外和限制。 实际上，如何匹配一个没有障碍的单一和自由欧洲的精神。</text:p>
      <text:p text:style-name="P4">
我感谢我们的欧洲合作伙伴这个决定!任何在整个欧洲寻求模仿力量的人都做出了这样的决定。</text:p>
      <text:p text:style-name="P4">
我们必须意识到，在某些限制仍然会剩下后存在风险。 如果个人政府对欧盟的压力仍然存在。今天，他很荣幸祝贺我们的国家服务部门对乌克兰的特殊沟通和信息保护。 他感谢乌克兰的国家，国家，军事和普通公民的事实，尽管存在所有威胁，但它仍然稳定。 这是有助于我们抵抗俄罗斯入侵者的重要结果。</text:p>
      <text:p text:style-name="P4">
有一些要感谢我们的国民警卫队战士，特别是在Zaporozhye Dombrymka。 我们的国民警卫队的运营目的第15旅摧毁了一些俄罗斯的“干燥”。 感谢我们的两名特别准确的士兵。 顺便说一句，其中一个已经被授予乌克兰英雄的头衔，不仅敌对飞机，而且还赢得了敌意的飞机。 谢谢你们!做得好。</text:p>
      <text:p text:style-name="P4">
顿涅茨克的方向…第128次独立的山区袭击，第18和第137个单独的海军陆战队和第74个单独的单独的营被特别区分。 谢谢你 - 每个战士!给所有人。</text:p>
      <text:p text:style-name="P4">
荣耀所有为乌克兰而战的人!谢谢你在世界上帮助我们的所有人!</text:p>
      <text:p text:style-name="P4">
顺便说一句，他有机会联系美国莫宁霍普金斯大学的社区。 这是美国领先的教育机构之一。 他的毕业生是强大的人物，其中一些人极大地影响了政治。 因为每天都很重要。 我们今天要做的越多，我们将通过胜利来结束战争的速度。 只有我们的。</text:p>
      <text:p text:style-name="P4">
<text:span text:style-name="T4">
荣耀到乌克兰!</text:span>
</text:p>
      <text:p text:style-name="P4">
_foto：op _</text:p>
      <text:p text:style-name="P4">
News Source: <text:a xlink:type="simple" xlink:href="https://www.ukrinform.ua/rubric-ato/3714231-zelenskij-so-bilse-rosijskih-polonenih-vizmemo-to-bilse-povernemo-nasih-ludej.html" text:style-name="Internet_20_link" text:visited-style-name="Visited_20_Internet_20_Link">
https://www.ukrinform.ua/rubric-ato/3714231-zelenskij-so-bilse-rosijskih-polonenih-vizmemo-to-bilse-povernemo-nasih-ludej.html</text:a>
</text:p>
      <!--NEWS-->
      <text:h text:style-name="P10" text:outline-level="1">
<text:span text:style-name="T4">
俄罗斯人从重型炮兵Nikopol发射 - 损坏的房屋，输电线路和煤气管道</text:span>
</text:h>
      <text:p text:style-name="P4">
作者: Ukrinform (Person)</text:p>
      <text:p text:style-name="P4">
出版商: Укринформ (Organization)</text:p>
      <text:p text:style-name="P4">
出版时间: 2023-05-25T21:37:02+03:00</text:p>
      <text:p text:style-name="P4">
修改时间: 2023-05-25T21:37:02+03:00</text:p>
      <text:p text:style-name="P4">
描述: 俄罗斯军队在德尼普罗佩特罗夫斯克（Dnipropetrovsk）地区的尼科波尔（Nikopol）遭到了炸弹袭击，利用重型火炮为此造成了敌意的火炮损害了平民物体。  - 乌克林。</text:p>
      <text:p text:style-name="P4">
图片: ['<text:a xlink:type="simple" xlink:href="https://static.ukrinform.com/photos/2023_05/thumb_files/630_360_1685039730-220.jpg" text:style-name="Internet_20_link" text:visited-style-name="Visited_20_Internet_20_Link">
630_360_16850...</text:a>
']</text:p>
      <text:p text:style-name="P4">
标签: ['Дніпропетровщина', 'Нікополь', 'Обстріл', 'Війна з Росією']</text:p>
      <text:p text:style-name="P4">
类型: Article</text:p>
      <!--METADATA-->
      <text:p text:style-name="P4">
<draw:frame draw:style-name="fr1" draw:name="Image230" text:anchor-type="as-char" svg:width="6.9236in" svg:height="3.956343in" draw:z-index="0">
<draw:image xlink:href="../Images/yкринформ/2023-05-25T21-37-02-03-00/630_360_1685039730-220.jpg" xlink:type="simple" xlink:show="embed" xlink:actuate="onLoad" draw:mime-type="image/jpeg"/>
</draw:frame>
Rffzap部队在Dnipropetrovsk地区的Nikopol袭击，该地区申请了这支重型炮兵，敌对的火灾损害了平民物体。</text:p>
      <text:p text:style-name="P4">
根据乌克林福姆的说法，<text:a xlink:type="simple" xlink:href="https://www.facebook.com/dniproODA/posts/pfbid037etKNCZ7U9Zfysyk1AS1quvfdrqN4sbCV9Nt4fe429kKXpA5cbbXQ4iLFSn1FZZVl" text:style-name="Internet_20_link" text:visited-style-name="Visited_20_Internet_20_Link">
</text:a>
关于可选情况的公务员部区域部。</text:p>
      <text:p text:style-name="P4">
奥瓦指出：“没有人受到居民的伤害。但是该财产被肢解了。”</text:p>
      <text:p text:style-name="P4">
是的，七座私人住宅建筑物，因为许多经济建筑和[]在城市中遭到俄罗斯炮击所损害。(https://www.ukrinform.ua/tag-avtomobil)。 有火和夏季厨房。 消防救援人员激动了。</text:p>
      <text:p text:style-name="P4">
用太阳能电池板殴打的三条电源线和四个燃气管道也被敌人的火灾扭曲。</text:p>
      <text:p text:style-name="P4">
<text:span text:style-name="T4">
另请阅读：</text:span>
 <text:a xlink:type="simple" xlink:href="https://www.ukrinform.ua/rubric-regions/3713915-na-hersonsini-rosijski-bombi-poskodili-gurtozitok-cerkvu-i-zernoshovise.html" text:style-name="Internet_20_link" text:visited-style-name="Visited_20_Internet_20_Link">
</text:a>
正如乌克林福姆报道的那样，5月23日在俄罗斯俄罗斯地区俄罗斯地区<text:a xlink:type="simple" xlink:href="https://www.ukrinform.ua/rubric-ato/3713258-vorog-atakuvav-dnipropetrovsinu-golova-oblradi-pokazav-naslidki-obstriliv.html" text:style-name="Internet_20_link" text:visited-style-name="Visited_20_Internet_20_Link">
</text:a>
。</text:p>
      <text:p text:style-name="P4">
照片：dnipropetrovsk ova</text:p>
      <text:p text:style-name="P4">
News Source: <text:a xlink:type="simple" xlink:href="https://www.ukrinform.ua/rubric-ato/3714236-rosiani-obstrilali-z-vazkoi-artilerii-nikopol-poskodzeni-budinki-lep-i-gazoprovodi.html" text:style-name="Internet_20_link" text:visited-style-name="Visited_20_Internet_20_Link">
https://www.ukrinform.ua/rubric-ato/3714236-rosiani-obstrilali-z-vazkoi-artilerii-nikopol-poskodzeni-budinki-lep-i-gazoprovodi.html</text:a>
</text:p>
      <!--NEWS-->
      <text:h text:style-name="P10" text:outline-level="1">
<text:span text:style-name="T4">
猎鹰签下了前唐巴斯队长</text:span>
</text:h>
      <text:p text:style-name="P4">
作者: Ukrinform (Person)</text:p>
      <text:p text:style-name="P4">
出版商: Укринформ (Organization)</text:p>
      <text:p text:style-name="P4">
出版时间: 2023-05-25T21:37:58+03:00</text:p>
      <text:p text:style-name="P4">
修改时间: 2023-05-25T21:37:58+03:00</text:p>
      <text:p text:style-name="P4">
描述: Falcon在新赛季之前继续加强作品。  - 乌克林。</text:p>
      <text:p text:style-name="P4">
图片: ['<text:a xlink:type="simple" xlink:href="https://static.ukrinform.com/photos/2023_05/thumb_files/630_360_1685039712-248.jpg" text:style-name="Internet_20_link" text:visited-style-name="Visited_20_Internet_20_Link">
630_360_16850...</text:a>
']</text:p>
      <text:p text:style-name="P4">
标签: ['хокей']</text:p>
      <text:p text:style-name="P4">
类型: Article</text:p>
      <!--METADATA-->
      <text:p text:style-name="P4">
<draw:frame draw:style-name="fr1" draw:name="Image231" text:anchor-type="as-char" svg:width="6.9236in" svg:height="3.956343in" draw:z-index="0">
<draw:image xlink:href="../Images/yкринформ/2023-05-25T21-37-58-03-00/630_360_1685039712-248.jpg" xlink:type="simple" xlink:show="embed" xlink:actuate="onLoad" draw:mime-type="image/jpeg"/>
</draw:frame>
Falcon在新赛季之前继续加强作品。</text:p>
      <text:p text:style-name="P4">
Victor Zakharov和Denis Borodai加入了基辅俱乐部<text:a xlink:type="simple" xlink:href="https://fhu.com.ua/news/sokil-pidsylyvsya-napadnykom-zbirnoyi-ukrayiny/" text:style-name="Internet_20_link" text:visited-style-name="Visited_20_Internet_20_Link">
</text:a>
乌克林福姆报道，乌克兰曲棍球联合会的新闻服务。</text:p>
      <text:p text:style-name="P4">
以前的扎哈罗夫俱乐部是军团。 维克多上赛季为卡卢什队花了29张床垫，拨打了37(20+17)点。</text:p>
      <text:p text:style-name="P4">
Borodai是学生“猎鹰”。 上个赛季，攻击者在赫尔森·德尼普罗(Kherson Dnipro)度过，招募34(17+17)26场比赛中的积分。</text:p>
      <text:p text:style-name="P4">
<text:span text:style-name="T4">
另请阅读：</text:span>
 <text:a xlink:type="simple" xlink:href="https://www.ukrinform.ua/rubric-sports/3713892-hokejnij-klub-sokil-pidsilivsa-forvardom-zbirnoi-ukraini.html" text:style-name="Internet_20_link" text:visited-style-name="Visited_20_Internet_20_Link">
<text:span text:style-name="T4">
 sokil </text:span>
</text:a>
据乌克林福姆报道，猎鹰在2022/23赛季成为乌克兰的冠军，克雷姆库克·克雷姆班克(Kremenchuk Kremenchuk)被杀。</text:p>
      <text:p text:style-name="P4">
照片：hcdonbass.com</text:p>
      <text:p text:style-name="P4">
News Source: <text:a xlink:type="simple" xlink:href="https://www.ukrinform.ua/rubric-sports/3714237-sokil-pidpisav-kolisnogo-kapitana-donbasu.html" text:style-name="Internet_20_link" text:visited-style-name="Visited_20_Internet_20_Link">
https://www.ukrinform.ua/rubric-sports/3714237-sokil-pidpisav-kolisnogo-kapitana-donbasu.html</text:a>
</text:p>
      <!--NEWS-->
      <text:h text:style-name="P10" text:outline-level="1">
<text:span text:style-name="T4">
立陶宛宣布向乌克兰提供新的军事援助计划</text:span>
</text:h>
      <text:p text:style-name="P4">
作者: Ukrinform (Person)</text:p>
      <text:p text:style-name="P4">
出版商: Укринформ (Organization)</text:p>
      <text:p text:style-name="P4">
出版时间: 2023-05-25T21:39:26+03:00</text:p>
      <text:p text:style-name="P4">
修改时间: 2023-05-25T21:39:26+03:00</text:p>
      <text:p text:style-name="P4">
描述: 立陶宛政府已宣布为乌克兰武装部队提供新的军事援助计划。  - 乌克林。</text:p>
      <text:p text:style-name="P4">
图片: ['<text:a xlink:type="simple" xlink:href="https://static.ukrinform.com/photos/2023_05/thumb_files/630_360_1683304526-994.jpg" text:style-name="Internet_20_link" text:visited-style-name="Visited_20_Internet_20_Link">
630_360_16833...</text:a>
']</text:p>
      <text:p text:style-name="P4">
标签: ['Литва', 'допомога', 'Війна з Росією']</text:p>
      <text:p text:style-name="P4">
类型: Article</text:p>
      <!--METADATA-->
      <text:p text:style-name="P4">
<draw:frame draw:style-name="fr1" draw:name="Image232" text:anchor-type="as-char" svg:width="6.9236in" svg:height="3.956343in" draw:z-index="0">
<draw:image xlink:href="../Images/yкринформ/2023-05-25T21-39-26-03-00/630_360_1683304526-994.jpg" xlink:type="simple" xlink:show="embed" xlink:actuate="onLoad" draw:mime-type="image/jpeg"/>
</draw:frame>
立陶宛政府是乌克兰武装部队的新军事援助计划。</text:p>
      <text:p text:style-name="P4">
根据乌克林福姆的说法，立陶宛国防部的新闻报道。</text:p>
      <text:p text:style-name="P4">
5月25日，国防部长阿尔维达斯·阿努沙斯卡斯(Arvidas Anushauskas)以拉姆斯坦(Ramstein)的形式参加了乌克兰的唐纳拉斯援助国家，该国脱离了为乌克兰提供欧洲大西洋观点的重要性，这使欧洲大西洋透视图tappective tappective tappective tappective tappective tappective tapective of。</text:p>
      <text:p text:style-name="P4">
<text:span text:style-name="T4">
另请阅读：</text:span>
 <text:a xlink:type="simple" xlink:href="https://www.ukrinform.ua/rubric-ato/3714107-pomicnica-genseka-nato-dopomogti-ukraini-vigrati-vijnu-ce-nasa-kolektivna-misia.html" text:style-name="Internet_20_link" text:visited-style-name="Visited_20_Internet_20_Link">
<text:span text:style-name="T4">
帮助</text:span>
</text:a>
这位部长说：“乌克兰的胜利是唯一能够恢复诺罗特兰大西洋领域的和平与稳定的事物。”</text:p>
      <text:p text:style-name="P4">
根据阿努沙斯卡斯(Anushauskas)的说法，立陶宛对乌克兰的一系列新的军事援助将被布置为反式载波设备，弹药，干粮焊接和其他援助。</text:p>
      <text:p text:style-name="P4">
据他说，立陶宛乌克兰的军事援助将很快达到4.65亿。</text:p>
      <text:p text:style-name="P4">
<text:span text:style-name="T4">
另请阅读：</text:span>
 <text:a xlink:type="simple" xlink:href="https://www.ukrinform.ua/rubric-ato/3714149-usi-partneri-pogodzuutsa-so-ukraini-maut-buti-nadani-garantii-bezpeki-op.html" text:style-name="Internet_20_link" text:visited-style-name="Visited_20_Internet_20_Link">
</text:a>
这位官员还强调了训练乌克兰军队的重要性，并指出立陶宛大大增加了练习数量和分配给他的讲师数量。</text:p>
      <text:p text:style-name="P4">
除培训外，立陶宛今年传输了武器和设备，为乌克兰对乌克兰的支持提供了预先的康复和转让资金。</text:p>
      <text:p text:style-name="P4">
正如乌克林福姆报道的那样，5月25日，人们知道<text:a xlink:type="simple" xlink:href="https://www.ukrinform.ua/rubric-ato/3714042-finlandia-nadast-ukraini-novij-paket-vijskovoi-dopomogi-na-ponad-100-miljoniv.html" text:style-name="Internet_20_link" text:visited-style-name="Visited_20_Internet_20_Link">
</text:a>
 .</text:p>
      <text:p text:style-name="P4">
News Source: <text:a xlink:type="simple" xlink:href="https://www.ukrinform.ua/rubric-ato/3714238-litva-anonsuvala-novij-paket-vijskovoi-dopomogi-ukraini.html" text:style-name="Internet_20_link" text:visited-style-name="Visited_20_Internet_20_Link">
https://www.ukrinform.ua/rubric-ato/3714238-litva-anonsuvala-novij-paket-vijskovoi-dopomogi-ukraini.html</text:a>
</text:p>
      <!--NEWS-->
      <text:h text:style-name="P10" text:outline-level="1">
<text:span text:style-name="T4">
Zelensky感谢国民警卫队在Melitopol的领导下击败了两名俄罗斯SU-25</text:span>
</text:h>
      <text:p text:style-name="P4">
作者: Ukrinform (Person)</text:p>
      <text:p text:style-name="P4">
出版商: Укринформ (Organization)</text:p>
      <text:p text:style-name="P4">
出版时间: 2023-05-25T21:41:00+03:00</text:p>
      <text:p text:style-name="P4">
修改时间: 2023-05-25T21:41:00+03:00</text:p>
      <text:p text:style-name="P4">
描述: 乌克兰沃罗迪米尔·泽伦斯基（Ukraine Volodymyr Zelensky）的总统感谢国民警卫队，他在梅利托波尔附近击败了两名俄罗斯SU-25-25。  - 乌克林。</text:p>
      <text:p text:style-name="P4">
图片: ['<text:a xlink:type="simple" xlink:href="https://static.ukrinform.com/photos/2023_05/thumb_files/630_360_1685040345-415.png" text:style-name="Internet_20_link" text:visited-style-name="Visited_20_Internet_20_Link">
630_360_16850...</text:a>
']</text:p>
      <text:p text:style-name="P4">
标签: ['Мелітополь', 'Зеленський', 'Війна з Росією']</text:p>
      <text:p text:style-name="P4">
类型: Article</text:p>
      <!--METADATA-->
      <text:p text:style-name="P4">
<draw:frame draw:style-name="fr1" draw:name="Image233" text:anchor-type="as-char" svg:width="6.9236in" svg:height="3.956343in" draw:z-index="0">
<draw:image xlink:href="../Images/yкринформ/2023-05-25T21-41-00-03-00/630_360_1685040345-415.png" xlink:type="simple" xlink:show="embed" xlink:actuate="onLoad" draw:mime-type="image/png"/>
</draw:frame>
乌克兰沃罗迪米尔Zelenskyy总统感谢国民警卫队，他在梅利托波尔附近击败了两名俄罗斯25-25。</text:p>
      <text:p text:style-name="P4">
他在[]中说(https://t.me/V_Zelenskiy_official/6362)，报道乌克林福姆。</text:p>
      <text:p text:style-name="P4">
“有一些要感谢我们的国民警卫队士兵，特别是在Zaporozhye Nampryamka。 我们的国民警卫队的运营目的第15旅摧毁了一些俄罗斯的“干燥”。 感谢我们的两名特别准确的士兵。 顺便说一句，其中一个已经被授予乌克兰英雄的头衔，不仅敌对飞机，而且还赢得了敌意的飞机。 谢谢你们!做得好，” Zelensky说。</text:p>
      <text:p text:style-name="P4">
<text:span text:style-name="T4">
另请阅读：</text:span>
 <text:a xlink:type="simple" xlink:href="https://www.ukrinform.ua/rubric-ato/3714231-zelenskij-so-bilse-rosijskih-polonenih-vizmemo-to-bilse-povernemo-nasih-ludej.html" text:style-name="Internet_20_link" text:visited-style-name="Visited_20_Internet_20_Link">
<text:span text:style-name="T4">
 Zelensky </text:span>
</text:a>
他还指出，第128个单独的山区突击旅，第18和137 sko-sko-skiva海军陆战队和第74个独立的情报营，该营朝着顿涅茨克的方向执行任务。</text:p>
      <text:p text:style-name="P4">
正如乌克林福姆报道的那样，5月25日在Zaporizhzhia地区附近的临时夺取了国民警卫队的Melitopol Fighters，并拍摄了便携式Oz-Rocket Complexs [] <text:a xlink:type="simple" xlink:href="https://www.ukrinform.ua/rubric-ato/3714208-pid-melitopolem-nacgvardijci-zbili-dva-rosijski-su25.html" text:style-name="Internet_20_link" text:visited-style-name="Visited_20_Internet_20_Link">
</text:a>
。俄罗斯人试图通过使用巴黎25来攻击国防军的立场。</text:p>
      <text:p text:style-name="P4">
<text:span text:style-name="T4">
另请阅读：</text:span>
 <text:a xlink:type="simple" xlink:href="https://www.ukrinform.ua/rubric-ato/3714174-aviacijna-koalicia-ta-trenuvanna-pilotiv-zelenskij-pogovoriv-z-ministrom-oboroni-svecii.html" text:style-name="Internet_20_link" text:visited-style-name="Visited_20_Internet_20_Link">
<text:span text:style-name="T4">
 Zelensky </text:span>
</text:a>
当时，国民警卫队 -  Zaporizhzhya Mennyk和他的兄弟们正在战斗。 他们确定了敌方航空，并确定了法力的空中目的。 由于战斗工作，第一架SU-25飞机被摧毁，他的飞行员设法在临时记录的领土上弹射，第二架飞机击倒了所有“ Zaporizhzhya Avenger”。 在跑道的尽头，梅利托尔人在爆炸前观察了烟柱。</text:p>
      <text:p text:style-name="P4">
News Source: <text:a xlink:type="simple" xlink:href="https://www.ukrinform.ua/rubric-ato/3714243-zelenskij-podakuvav-nacgvardijcam-aki-zbili-dva-rosijski-su25-pid-melitopolem.html" text:style-name="Internet_20_link" text:visited-style-name="Visited_20_Internet_20_Link">
https://www.ukrinform.ua/rubric-ato/3714243-zelenskij-podakuvav-nacgvardijcam-aki-zbili-dva-rosijski-su25-pid-melitopolem.html</text:a>
</text:p>
      <!--NEWS-->
      <text:h text:style-name="P10" text:outline-level="1">
<text:span text:style-name="T4">
计划创建一个国际基金-Pentagon，以向乌克兰提供飞机</text:span>
</text:h>
      <text:p text:style-name="P4">
作者: Ukrinform (Person)</text:p>
      <text:p text:style-name="P4">
出版商: Укринформ (Organization)</text:p>
      <text:p text:style-name="P4">
出版时间: 2023-05-25T21:43:00+03:00</text:p>
      <text:p text:style-name="P4">
修改时间: 2023-05-25T21:43:00+03:00</text:p>
      <text:p text:style-name="P4">
描述: 为了在F-16培训乌克兰飞行员，确保适当的基础设施并转移飞机本身，重要的是，不仅吸引美国，而且在其他国家中吸引材料和财务能力。  - 乌克林。</text:p>
      <text:p text:style-name="P4">
图片: ['<text:a xlink:type="simple" xlink:href="https://static.ukrinform.com/photos/2023_02/thumb_files/630_360_1676392928-683.jpg" text:style-name="Internet_20_link" text:visited-style-name="Visited_20_Internet_20_Link">
630_360_16763...</text:a>
']</text:p>
      <text:p text:style-name="P4">
标签: ['Авіація', 'Фінанси', 'Остін', 'Війна з Росією', 'Коаліція винищувачів', 'F-16']</text:p>
      <text:p text:style-name="P4">
类型: Article</text:p>
      <!--METADATA-->
      <text:p text:style-name="P4">
<draw:frame draw:style-name="fr1" draw:name="Image234" text:anchor-type="as-char" svg:width="6.9236in" svg:height="3.956343in" draw:z-index="0">
<draw:image xlink:href="../Images/yкринформ/2023-05-25T21-43-00-03-00/630_360_1676392928-683.jpg" xlink:type="simple" xlink:show="embed" xlink:actuate="onLoad" draw:mime-type="image/jpeg"/>
</draw:frame>
为了在F-16上教乌克兰飞行员，吸引适当的基础设施和飞机本身的传播以及美国的财务能力以及其他国家很重要。</text:p>
      <text:p text:style-name="P4">
在拉姆斯汀-12之后的最终新闻发布会上，美国部劳埃德·奥斯汀(Lloyd Austin)报道说，这是乌克林福音通讯员的报告。</text:p>
      <text:p text:style-name="P4">
五角大楼负责人说：“从F-16的价值的角度来看，对任何人来说都不足为奇，这将是昂贵的。”</text:p>
      <text:p text:style-name="P4">
在这种情况下，他指出，这不仅与飞机的成本有关，而且还关乎其维护，所有基础设施的部署和泵的培训。 因此，根据奥斯汀的说法，现在正在讨论该项目共同融资的可能性，特别是通过建立基金，“其他国家可以为共同的努力做出贡献”。</text:p>
      <text:p text:style-name="P4">
奥斯丁补充说：“这应该是国际努力。”</text:p>
      <text:p text:style-name="P4">
<text:span text:style-name="T4">
另请阅读：</text:span>
 <text:a xlink:type="simple" xlink:href="https://www.ukrinform.ua/rubric-ato/3714211-glava-pentagonu-nazvav-kraini-aki-zabezpecuvatimut-trenuvanna-ukrainciv-na-f16.html" text:style-name="Internet_20_link" text:visited-style-name="Visited_20_Internet_20_Link">
</text:a>
此外，他表示希望<text:a xlink:type="simple" xlink:href="https://www.ukrinform.ua/tag-kongres-ssa" text:style-name="Internet_20_link" text:visited-style-name="Visited_20_Internet_20_Link">
</text:a>
它将支持F-16在乌克兰的融资，因为它支持了先前对乌克兰部队的国防援助。</text:p>
      <text:p text:style-name="P4">
正如乌克林福姆报道的<text:a xlink:type="simple" xlink:href="http://www.ukrinform.ua/rubric-ato/3714228-dania-j-niderlandi-ocolat-koaliciu-z-pidgotovki-ukrainskih-pilotiv-na-f16-ostin.html" text:style-name="Internet_20_link" text:visited-style-name="Visited_20_Internet_20_Link">
</text:a>
丹麦和荷兰在几周内与美国合作，为乌克兰飞行员在F-16和其他第四代飞机上复杂准备的培训基础。</text:p>
      <text:p text:style-name="P4">
<text:span text:style-name="T5">
foto：aa</text:span>
</text:p>
      <text:p text:style-name="P4">
News Source: <text:a xlink:type="simple" xlink:href="https://www.ukrinform.ua/rubric-ato/3714242-dla-zabezpecenna-ukraini-litakami-f16-planuetsa-stvoriti-miznarodnij-fond-pentagon.html" text:style-name="Internet_20_link" text:visited-style-name="Visited_20_Internet_20_Link">
https://www.ukrinform.ua/rubric-ato/3714242-dla-zabezpecenna-ukraini-litakami-f16-planuetsa-stvoriti-miznarodnij-fond-pentagon.html</text:a>
</text:p>
      <!--NEWS-->
      <text:h text:style-name="P10" text:outline-level="1">
<text:span text:style-name="T4">
需要尽快需要北约会员资格 - 丽贝卡·加姆斯（Rebecca Garms）</text:span>
</text:h>
      <text:p text:style-name="P4">
作者: Ukrinform (Person)</text:p>
      <text:p text:style-name="P4">
出版商: Укринформ (Organization)</text:p>
      <text:p text:style-name="P4">
出版时间: 2023-05-25T21:44:20+03:00</text:p>
      <text:p text:style-name="P4">
修改时间: 2023-05-25T21:44:20+03:00</text:p>
      <text:p text:style-name="P4">
描述: 但是，乌克兰对欧盟的道路并不容易，但是，鉴于当前情况，北约的会员现在更为重要，应尽一切努力尽快进行介绍。  - 乌克林。</text:p>
      <text:p text:style-name="P4">
图片: ['<text:a xlink:type="simple" xlink:href="https://static.ukrinform.com/photos/2022_05/thumb_files/630_360_1652529295-740.jpg" text:style-name="Internet_20_link" text:visited-style-name="Visited_20_Internet_20_Link">
630_360_16525...</text:a>
']</text:p>
      <text:p text:style-name="P4">
标签: ['Гармс', 'Львів', 'НАТО']</text:p>
      <text:p text:style-name="P4">
类型: Article</text:p>
      <!--METADATA-->
      <text:p text:style-name="P4">
<draw:frame draw:style-name="fr1" draw:name="Image235" text:anchor-type="as-char" svg:width="6.9236in" svg:height="3.956343in" draw:z-index="0">
<draw:image xlink:href="../Images/yкринформ/2023-05-25T21-44-20-03-00/630_360_1652529295-740.jpg" xlink:type="simple" xlink:show="embed" xlink:actuate="onLoad" draw:mime-type="image/jpeg"/>
</draw:frame>
但是，乌克兰到欧盟的道路并不简单，但是，鉴于当前情况，现在会员资格更重要，并且应尽一切努力使介绍更快。</text:p>
      <text:p text:style-name="P4">
德国欧洲议会议员说(2004- 2019年)丽贝卡·加姆斯(Rebecca Garms)，乌克林福音通讯员报告。</text:p>
      <text:p text:style-name="P4">
加姆斯强调说：“谈到和平与战争的问题，乌克兰在北约的会员资格比欧盟重要得多，应该尽快发生。”</text:p>
      <text:p text:style-name="P4">
<text:span text:style-name="T4">
另请阅读：</text:span>
 <text:a xlink:type="simple" xlink:href="https://www.ukrinform.ua/rubric-world/3483464-nimeccina-zagravala-z-putinim-rokami-rebekka-garms.html" text:style-name="Internet_20_link" text:visited-style-name="Visited_20_Internet_20_Link">
<text:span text:style-name="T4">
 garms </text:span>
</text:a>
据她说，乌克兰已申请加入欧盟作为许多欧盟成员的维持。 因为十年的欧洲人的门不在乌克兰人，这对佐治亚州伊莫尔多夫无法说。</text:p>
      <text:p text:style-name="P4">
“这是向前迈出的重要大胆一步。 我对欧盟采取的所有程序非常熟悉，我知道这不是一个简单的道路。 我非常喜欢乌克兰人不要像西巴尔干和土耳其那样进行艰难的谈判。 考虑到当前情况，我们需要一起考虑最佳方法。 我相信一切都会成功。”  - 一位政治家补充说。</text:p>
      <text:p text:style-name="P4">
她强调说，乌克兰在欧洲标准和立法方面已经拥有丰富的经验。 但是，要“放置桌子”以及应该做的何时成为谈判的主题是一个轮胎，乌克兰当局应该非常谨慎地接触。</text:p>
      <text:p text:style-name="P4">
<text:span text:style-name="T4">
另请阅读：</text:span>
 <text:a xlink:type="simple" xlink:href="https://www.ukrinform.ua/rubric-ato/3483445-putin-znisue-mariupol-i-harkiv-suto-z-nenavisti-rebekka-garms.html" text:style-name="Internet_20_link" text:visited-style-name="Visited_20_Internet_20_Link">
<text:span text:style-name="T4">
 garms </text:span>
</text:a>
据乌克林福姆(Ukrinform)报道，在利沃夫(Lviv)5月25日至27日在LVIV Mediaforoum举行。 该活动以更新的格式进行，并围绕外国乌克兰媒体，公共知识分子，研究人员，多宝箱，公共部门和国际组织的代表进行。一个重点主题：“战后或战前。 如何击败混乱？”</text:p>
      <text:p text:style-name="P4">
News Source: <text:a xlink:type="simple" xlink:href="https://www.ukrinform.ua/rubric-polytics/3714240-clenstvo-v-nato-ukraini-potribne-aknajsvidse-rebekka-garms.html" text:style-name="Internet_20_link" text:visited-style-name="Visited_20_Internet_20_Link">
https://www.ukrinform.ua/rubric-polytics/3714240-clenstvo-v-nato-ukraini-potribne-aknajsvidse-rebekka-garms.html</text:a>
</text:p>
      <!--NEWS-->
      <text:h text:style-name="P10" text:outline-level="1">
<text:span text:style-name="T4">
由于俄罗斯人的炮击而失去了手：来自赫尔森地区的一个少年接受了仿生假肢</text:span>
</text:h>
      <text:p text:style-name="P4">
作者: Ukrinform (Person)</text:p>
      <text:p text:style-name="P4">
出版商: Укринформ (Organization)</text:p>
      <text:p text:style-name="P4">
出版时间: 2023-05-25T21:45:14+03:00</text:p>
      <text:p text:style-name="P4">
修改时间: 2023-05-25T21:45:14+03:00</text:p>
      <text:p text:style-name="P4">
描述: 来自赫尔森地区的一个人，14岁的亚瑟（Arthur）因俄罗斯炮击而失去了手，他接受了仿生假肢，并在欧马地岛进行了康复。  - 乌克林。</text:p>
      <text:p text:style-name="P4">
图片: ['<text:a xlink:type="simple" xlink:href="https://static.ukrinform.com/photos/2023_05/thumb_files/630_360_1685040062-4921.jpeg" text:style-name="Internet_20_link" text:visited-style-name="Visited_20_Internet_20_Link">
630_360_16850...</text:a>
', '<text:a xlink:type="simple" xlink:href="https://static.ukrinform.com/photos/2023_05/1685040063-6532.jpeg" text:style-name="Internet_20_link" text:visited-style-name="Visited_20_Internet_20_Link">
1685040063-65...</text:a>
', '<text:a xlink:type="simple" xlink:href="https://static.ukrinform.com/photos/2023_05/thumb_files/630_360_1685040062-5985.jpeg" text:style-name="Internet_20_link" text:visited-style-name="Visited_20_Internet_20_Link">
630_360_16850...</text:a>
', '<text:a xlink:type="simple" xlink:href="https://static.ukrinform.com/photos/2023_05/thumb_files/630_360_1685040062-9567.jpeg" text:style-name="Internet_20_link" text:visited-style-name="Visited_20_Internet_20_Link">
630_360_16850...</text:a>
', '<text:a xlink:type="simple" xlink:href="https://static.ukrinform.com/photos/2023_05/thumb_files/630_360_1685040063-6213.jpeg" text:style-name="Internet_20_link" text:visited-style-name="Visited_20_Internet_20_Link">
630_360_16850...</text:a>
', '<text:a xlink:type="simple" xlink:href="https://static.ukrinform.com/photos/2023_05/thumb_files/630_360_1685040063-6532.jpeg" text:style-name="Internet_20_link" text:visited-style-name="Visited_20_Internet_20_Link">
630_360_16850...</text:a>
', '<text:a xlink:type="simple" xlink:href="https://static.ukrinform.com/photos/2023_05/thumb_files/630_360_1685040063-8426.jpeg" text:style-name="Internet_20_link" text:visited-style-name="Visited_20_Internet_20_Link">
630_360_16850...</text:a>
', '<text:a xlink:type="simple" xlink:href="https://static.ukrinform.com/photos/2023_05/thumb_files/630_360_1685040063-9431.jpeg" text:style-name="Internet_20_link" text:visited-style-name="Visited_20_Internet_20_Link">
630_360_16850...</text:a>
', '<text:a xlink:type="simple" xlink:href="https://static.ukrinform.com/photos/2023_05/thumb_files/630_360_1685040063-2639.jpeg" text:style-name="Internet_20_link" text:visited-style-name="Visited_20_Internet_20_Link">
630_360_16850...</text:a>
']</text:p>
      <text:p text:style-name="P4">
标签: ['Діти', 'Херсонщина', 'Охматдит', 'Протезування']</text:p>
      <text:p text:style-name="P4">
类型: Article</text:p>
      <!--METADATA-->
      <text:p text:style-name="P4">
<draw:frame draw:style-name="fr1" draw:name="Image236" text:anchor-type="as-char" svg:width="6.9236in" svg:height="3.956343in" draw:z-index="0">
<draw:image xlink:href="../Images/yкринформ/2023-05-25T21-45-14-03-00/630_360_1685040062-4921.jpeg" xlink:type="simple" xlink:show="embed" xlink:actuate="onLoad" draw:mime-type="image/jpeg"/>
</draw:frame>
14岁的亚瑟(Arthur)因俄罗斯炮击而失去了手，他接受了仿生假肢，并在Okhmatdita进行了康复。</text:p>
      <text:p text:style-name="P4">
正如乌克林福姆报道的那样，它在[]中报告(https://www.facebook.com/ndslohmatdyt/posts/pfbid02mCyPVRtSJc2xvoNJX53dBLgM3NYhHmtcrLUnjGkDdVQkKxi9Z1rXnURxxJB17uXUl)ohmatdit。</text:p>
      <text:p text:style-name="P4">
“亚瑟经历了职业<text:a xlink:type="simple" xlink:href="https://www.ukrinform.ua/tag-hersonsina" text:style-name="Internet_20_link" text:visited-style-name="Visited_20_Internet_20_Link">
</text:a>
。 下午，当似乎最糟糕的是后面，俄罗斯人开始无情地打破这座城市。 一个人着火了，左手感到非常惊讶，”邮报写道。</text:p>
      <text:p text:style-name="P4">
据报道，亚瑟最初被送往赫尔森医院，医疗是手电筒下的手术，因为医院没有指甲和水。 不可能保存一只手。 这个家伙被左手肘部被抛弃，然后被送往ohmatdit NSSL。</text:p>
      <text:p text:style-name="P4">
<draw:frame draw:style-name="fr1" draw:name="Image237" text:anchor-type="as-char" svg:width="6.9236in" svg:height="5.1927in" draw:z-index="0">
<draw:image xlink:href="../Images/yкринформ/2023-05-25T21-45-14-03-00/1685040063-6532.jpeg" xlink:type="simple" xlink:show="embed" xlink:actuate="onLoad" draw:mime-type="image/jpeg"/>
</draw:frame>
少年的治疗是由医院其他医生的欧马蒂特微手术部门的专家进行的。 后来，康复学家和心理学家开始与身体和道德恢复的身体康复，并为假肢做准备。强调，与专家的半年合作加强了亚瑟的身体和道德上的工作。</text:p>
      <text:p text:style-name="P4">
<text:span text:style-name="T4">
另请阅读：</text:span>
 <text:a xlink:type="simple" xlink:href="https://www.ukrinform.ua/rubric-regions/3703323-vijskovomu-u-lvovi-vstanovili-bionicnij-protez-ruki-vin-povernuvsa-na-front.html" text:style-name="Internet_20_link" text:visited-style-name="Visited_20_Internet_20_Link">
<text:span text:style-name="T4">
仿生</text:span>
</text:a>
亚瑟(Arthur)的仿生刷是在乌克兰假肢中心制造的，这是一项高度功能的假体。 现代的乌克兰乌克兰人tsuuuuperhumans中心被资助，部分是公共资助。现在，亚瑟(Arthur)将继续攻读Okhmatdit专家，以学习在日常生活中使用假体。 现在，这个家伙只是在进行第一批锻炼，但是他已经可以拿起苹果和糖果，重新排列一杯水，用火柴拿起盒子，撕开葡萄，握手。</text:p>
      <text:p text:style-name="P4">
正如乌克林福姆(Ukrinform(https://www.ukrinform.ua/rubric-regions/3713821-rosiani-za-dobu-83-razi-obstrilali-hersonsinu-cetvero-poranenih.html)，有四个人有一个小。</text:p>
      <text:p text:style-name="P4">
News Source: <text:a xlink:type="simple" xlink:href="https://www.ukrinform.ua/rubric-regions/3714241-vtrativ-ruku-cerez-obstril-rosian-pidlitok-z-hersonsini-otrimav-bionicnij-protez.html" text:style-name="Internet_20_link" text:visited-style-name="Visited_20_Internet_20_Link">
https://www.ukrinform.ua/rubric-regions/3714241-vtrativ-ruku-cerez-obstril-rosian-pidlitok-z-hersonsini-otrimav-bionicnij-protez.html</text:a>
</text:p>
      <!--NEWS-->
      <text:h text:style-name="P10" text:outline-level="1">
<text:span text:style-name="T4">
法国考虑了伊朗警报信号发射的弹道导弹</text:span>
</text:h>
      <text:p text:style-name="P4">
作者: Ukrinform (Person)</text:p>
      <text:p text:style-name="P4">
出版商: Укринформ (Organization)</text:p>
      <text:p text:style-name="P4">
出版时间: 2023-05-25T21:52:00+03:00</text:p>
      <text:p text:style-name="P4">
修改时间: 2023-05-25T21:52:00+03:00</text:p>
      <text:p text:style-name="P4">
描述: 如今，法国对伊朗的测试报告表示关注，称这是对联合国安理会决议的违反伊朗核协议的依据。  - 乌克林。</text:p>
      <text:p text:style-name="P4">
图片: ['<text:a xlink:type="simple" xlink:href="https://static.ukrinform.com/photos/2023_04/thumb_files/630_360_1681376672-908.jpg" text:style-name="Internet_20_link" text:visited-style-name="Visited_20_Internet_20_Link">
630_360_16813...</text:a>
']</text:p>
      <text:p text:style-name="P4">
标签: ['Франція', 'Іран', 'Ракета']</text:p>
      <text:p text:style-name="P4">
类型: Article</text:p>
      <!--METADATA-->
      <text:p text:style-name="P4">
<draw:frame draw:style-name="fr1" draw:name="Image238" text:anchor-type="as-char" svg:width="6.9236in" svg:height="3.956343in" draw:z-index="0">
<draw:image xlink:href="../Images/yкринформ/2023-05-25T21-52-00-03-00/630_360_1681376672-908.jpg" xlink:type="simple" xlink:show="embed" xlink:actuate="onLoad" draw:mime-type="image/jpeg"/>
</draw:frame>
现在，法国对伊朗主义导弹测试的测试表示焦虑，称这是违反联合国安理会决议的行为，该决议的基础被批准为“伊朗核协议”。</text:p>
      <text:p text:style-name="P4">
根据乌克林福姆的报道，该机构报告了<text:a xlink:type="simple" xlink:href="https://www.reuters.com/world/france-says-iran-ballistic-test-worrying-light-nuclear-escalation-2023-05-25/" text:style-name="Internet_20_link" text:visited-style-name="Visited_20_Internet_20_Link">
</text:a>
。</text:p>
      <text:p text:style-name="P4">
法国指控伊朗违反了联合国安理会决议，这是在德黑兰测试一条公平的距离火箭之后，该决议是2015年的核协议估计的，据巴黎，该火箭造成了时间，这导致了时间，考虑到核核的“持续升级”程序。</text:p>
      <text:p text:style-name="P4">
<text:span text:style-name="T4">
另请阅读：</text:span>
 <text:a xlink:type="simple" xlink:href="https://www.ukrinform.ua/rubric-world/3713958-v-irani-predstavili-novitnu-balisticnu-raketu-zmi.html" text:style-name="Internet_20_link" text:visited-style-name="Visited_20_Internet_20_Link">
<text:span text:style-name="T4">
伊朗</text:span>
</text:a>
前一天，伊朗成功地测试了一枚弹道导弹，目前的半径为2000公里。</text:p>
      <text:p text:style-name="P4">
外国事务部Ann-Cler Legandr的发言人说：“这项活动更加关注伊朗核计划持续升级的背景。”</text:p>
      <text:p text:style-name="P4">
联合国安理会第2231号决议呼吁伊朗不要执行与能够交付核收集的弹道导弹有关的任何“家庭能力”，但措辞含糊不清，这使其开放。</text:p>
      <text:p text:style-name="P4">
<text:span text:style-name="T4">
另请阅读：</text:span>
 <text:a xlink:type="simple" xlink:href="https://www.ukrinform.ua/rubric-polytics/3713762-zelenskij-zvernuvsa-do-narodu-iranu-vi-maete-buti-na-insomu-boci-istorii-ne-zi-zlom.html" text:style-name="Internet_20_link" text:visited-style-name="Visited_20_Internet_20_Link">
<text:span text:style-name="T4">
伊朗</text:span>
</text:a>
西方官员说，尽管发射与第2231号决议背道而驰，但它们并不违反伊朗，英国，中国，法国，德国，俄罗斯联邦和美国之间的主要核协议。</text:p>
      <text:p text:style-name="P4">
除其他事项外，联合国安理会对火箭和伊朗相关的伊朗相关的限制一直在运作到2023年10月，之后他可以自由阅读与弹道导弹有关的活动。</text:p>
      <text:p text:style-name="P4">
据报道，在伊朗在官方仪式上，周四颁发了最新的law导弹“ horremshshr-4”或“ heibar”。</text:p>
      <text:p text:style-name="P4">
照片：Shutterstock</text:p>
      <text:p text:style-name="P4">
News Source: <text:a xlink:type="simple" xlink:href="https://www.ukrinform.ua/rubric-world/3714205-francia-vvazae-zapusk-balisticnoi-raketi-iranom-trivoznim-signalom.html" text:style-name="Internet_20_link" text:visited-style-name="Visited_20_Internet_20_Link">
https://www.ukrinform.ua/rubric-world/3714205-francia-vvazae-zapusk-balisticnoi-raketi-iranom-trivoznim-signalom.html</text:a>
</text:p>
      <!--NEWS-->
      <text:h text:style-name="P10" text:outline-level="1">
<text:span text:style-name="T4">
Zelensky-关于农业出口：我们可以找到乌克兰和邻国农民的解决方案</text:span>
</text:h>
      <text:p text:style-name="P4">
作者: Ukrinform (Person)</text:p>
      <text:p text:style-name="P4">
出版商: Укринформ (Organization)</text:p>
      <text:p text:style-name="P4">
出版时间: 2023-05-25T21:58:00+03:00</text:p>
      <text:p text:style-name="P4">
修改时间: 2023-05-25T21:58:00+03:00</text:p>
      <text:p text:style-name="P4">
描述: Volodymyr Zelensky希望找到有关乌克兰农产品出口的决定，该产品将满足乌克兰和欧洲生产商的共同利益。  - 乌克林。</text:p>
      <text:p text:style-name="P4">
图片: ['<text:a xlink:type="simple" xlink:href="https://static.ukrinform.com/photos/2023_02/thumb_files/630_360_1676909362-870.jpg" text:style-name="Internet_20_link" text:visited-style-name="Visited_20_Internet_20_Link">
630_360_16769...</text:a>
']</text:p>
      <text:p text:style-name="P4">
标签: ['Експорт', 'Сільське господарство', 'Зеленський']</text:p>
      <text:p text:style-name="P4">
类型: Article</text:p>
      <!--METADATA-->
      <text:p text:style-name="P4">
<draw:frame draw:style-name="fr1" draw:name="Image239" text:anchor-type="as-char" svg:width="6.9236in" svg:height="3.956343in" draw:z-index="0">
<draw:image xlink:href="../Images/yкринформ/2023-05-25T21-58-00-03-00/630_360_1676909362-870.jpg" xlink:type="simple" xlink:show="embed" xlink:actuate="onLoad" draw:mime-type="image/jpeg"/>
</draw:frame>
Volodymyrzelensky预计将为乌克兰农业生产出口的出口做出决定，该决定将满足乌克兰和欧洲生产商的共同利益。</text:p>
      <text:p text:style-name="P4">
乌克兰总统在<text:a xlink:type="simple" xlink:href="https://www.facebook.com/president.gov.ua/videos/572857064963049" text:style-name="Internet_20_link" text:visited-style-name="Visited_20_Internet_20_Link">
</text:a>
报道乌克林福姆报道。</text:p>
      <text:p text:style-name="P4">
内部政策不应重叠欧洲的共同目标。 因此，我敢肯定，我们将能够找到这样的解决方案，尤其是针对乌克兰和一些邻国的农民，这将符合我们普通的欧洲利益和标准。” Zelensky说。</text:p>
      <text:p text:style-name="P4">
据报道，五月初，欧洲委员会宣布采取“独家和临时”预防措施<text:a xlink:type="simple" xlink:href="https://www.ukrinform.ua/tag-import" text:style-name="Internet_20_link" text:visited-style-name="Visited_20_Internet_20_Link">
</text:a>
从乌克兰限制了乌克兰生产乌克兰生产到五个欧盟国家的收到的。</text:p>
      <text:p text:style-name="P4">
<text:span text:style-name="T4">
另请阅读：</text:span>
 <text:a xlink:type="simple" xlink:href="https://www.ukrinform.ua/rubric-economy/3713254-obmezenna-eksportu-ukrainskoi-agroprodukcii-protiricit-ugodi-pro-asociaciu-nimecki-eksperti.html" text:style-name="Internet_20_link" text:visited-style-name="Visited_20_Internet_20_Link">
<text:span text:style-name="T4">
 agrouroduck </text:span>
</text:a>
预防措施与乌克兰谷物，玉米，菜籽和种子有关。 这些措施还旨在消除在保加利亚，匈牙利，波兰，罗马尼亚，罗马尼亚的塔斯洛瓦奇纳的物流并发症。 他们将在2023年6月5日之前有效。</text:p>
      <text:p text:style-name="P4">
<text:span text:style-name="T5">
foto：minionFrastructure</text:span>
</text:p>
      <text:p text:style-name="P4">
News Source: <text:a xlink:type="simple" xlink:href="https://www.ukrinform.ua/rubric-economy/3714245-zelenskij-pro-agroeksport-zmozemo-znajti-risenna-dla-fermeriv-v-ukraini-ta-krainahsusidkah.html" text:style-name="Internet_20_link" text:visited-style-name="Visited_20_Internet_20_Link">
https://www.ukrinform.ua/rubric-economy/3714245-zelenskij-pro-agroeksport-zmozemo-znajti-risenna-dla-fermeriv-v-ukraini-ta-krainahsusidkah.html</text:a>
</text:p>
      <!--NEWS-->
      <text:h text:style-name="P10" text:outline-level="1">
<text:span text:style-name="T4">
俄罗斯入侵者承诺土地上的土地</text:span>
</text:h>
      <text:p text:style-name="P4">
作者: ['АРМІЯINFORM']</text:p>
      <text:p text:style-name="P4">
时间: 2023-05-25T22:00:00-04:00</text:p>
      <text:p text:style-name="P4">
描述: 阿比·罗西亚尼（Abi Rosiyani）对俄罗斯联邦联合会的热爱，塔（TA）与露天（Openyan）作战。成为乌克兰和俄罗斯之间的战争，以及何时，何时，何时，何时，何时，何时，何时，何时，何时，何时与乌克兰在2022年成为战争，将在不久的将来与乌克兰发生战争与乌克兰的乌克兰今天的新闻乌克兰有关，乌克兰新闻在乌克兰媒体的俄罗斯人</text:p>
      <text:p text:style-name="P4">
图片: ['<text:a xlink:type="simple" xlink:href="https://armyinform.com.ua/wp-content/uploads/2023/05/ya-16091-18640-25548.jpg" text:style-name="Internet_20_link" text:visited-style-name="Visited_20_Internet_20_Link">
ya-16091-18640-25548.jpg</text:a>
']</text:p>
      <text:p text:style-name="P4">
标签: ['STOPRUSSIA', 'АГРЕСІЯ РФ', 'ВІЙНА', 'ВТОРГНЕННЯ РФ']</text:p>
      <text:p text:style-name="P4">
类别: News</text:p>
      <!--METADATA-->
      <text:p text:style-name="P4">
<draw:frame draw:style-name="fr1" draw:name="Image240" text:anchor-type="as-char" svg:width="6.9236in" svg:height="4.16829in" draw:z-index="0">
<draw:image xlink:href="../Images/AРМІЯINFORM/2023-05-25T22-00-00-04-00/ya-16091-18640-25548.jpg" xlink:type="simple" xlink:show="embed" xlink:actuate="onLoad" draw:mime-type="image/jpeg"/>
</draw:frame>
说明性照片</text:p>
      <text:p text:style-name="P4">
为了使俄罗斯人更加积极地进入俄罗斯联邦武装部队的行列，并与乌克兰作战，他们承诺要土地。</text:p>
      <text:p text:style-name="P4">
关于它<text:a xlink:type="simple" xlink:href="https://sprotyv.mod.gov.ua/rosijskym-vijskovym-obitsyayut-zemelni-dilyanky-na-tot/" text:style-name="Internet_20_link" text:visited-style-name="Visited_20_Internet_20_Link">
报告</text:a>
国家抵抗中心。</text:p>
      <text:p text:style-name="P4">
“职业管理部门正在积极地“国有化”农场，这些农场由业主留下。 因此，在暂时占领的领土中，俄罗斯人挤压了私人财产。 取而代之的是，他们承诺将个人身份分发给俄罗斯军方，以此作为参与与乌克兰战争的奖励。”</text:p>
      <text:p text:style-name="P4">
大型农场已经被转移到控制当地高速耶尔的虚假人的策展下。 因此，在赫尔森地区，大型农场由平衡的合作者转移到人类，他想从乌克兰南部垄断谷物。</text:p>
      <text:p text:style-name="P4">
News Source: <text:a xlink:type="simple" xlink:href="https://armyinform.com.ua/2023/05/25/yak-vynagorodu-rosijskym-vijskovym-obiczyayut-zemelni-dilyanky-na-tot/" text:style-name="Internet_20_link" text:visited-style-name="Visited_20_Internet_20_Link">
https://armyinform.com.ua/2023/05/25/yak-vynagorodu-rosijskym-vijskovym-obiczyayut-zemelni-dilyanky-na-tot/</text:a>
</text:p>
      <!--NEWS-->
      <text:h text:style-name="P10" text:outline-level="1">
<text:span text:style-name="T4">
Zelensky吸引了霍普金斯大学美国大学</text:span>
</text:h>
      <text:p text:style-name="P4">
作者: Ukrinform (Person)</text:p>
      <text:p text:style-name="P4">
出版商: Укринформ (Organization)</text:p>
      <text:p text:style-name="P4">
出版时间: 2023-05-25T22:06:00+03:00</text:p>
      <text:p text:style-name="P4">
修改时间: 2023-05-25T22:06:00+03:00</text:p>
      <text:p text:style-name="P4">
描述: 乌克兰沃罗迪米尔校长Zelensky希望约翰·霍普金斯美国大学的社区最欣赏。  - 乌克林。</text:p>
      <text:p text:style-name="P4">
图片: ['<text:a xlink:type="simple" xlink:href="https://static.ukrinform.com/photos/2023_05/thumb_files/630_360_1685041370-803.jpeg" text:style-name="Internet_20_link" text:visited-style-name="Visited_20_Internet_20_Link">
630_360_16850...</text:a>
', '<text:a xlink:type="simple" xlink:href="https://static.ukrinform.com/photos/2023_05/1685041512-288.jpeg" text:style-name="Internet_20_link" text:visited-style-name="Visited_20_Internet_20_Link">
1685041512-28...</text:a>
', '<text:a xlink:type="simple" xlink:href="https://static.ukrinform.com/photos/2023_05/1685041554-473.jpeg" text:style-name="Internet_20_link" text:visited-style-name="Visited_20_Internet_20_Link">
1685041554-47...</text:a>
']</text:p>
      <text:p text:style-name="P4">
标签: ['США', 'Звернення', 'Зеленський']</text:p>
      <text:p text:style-name="P4">
类型: Article</text:p>
      <!--METADATA-->
      <text:p text:style-name="P4">
<draw:frame draw:style-name="fr1" draw:name="Image241" text:anchor-type="as-char" svg:width="6.9236in" svg:height="3.956343in" draw:z-index="0">
<draw:image xlink:href="../Images/yкринформ/2023-05-25T22-06-00-03-00/630_360_1685041370-803.jpeg" xlink:type="simple" xlink:show="embed" xlink:actuate="onLoad" draw:mime-type="image/jpeg"/>
</draw:frame>
乌克兰沃迪米尔Zelenskyy校长希望美国大学社区约翰·霍普金斯(John Hopkins)欣赏这一时光。</text:p>
      <text:p text:style-name="P4">
他在他的[]中说了这一点(https://www.president.gov.ua/news/vpevnenij-sho-vi-prodovzhite-vesti-za-soboyu-vilnij-svit-i-c-83165)，报道乌克林福姆。</text:p>
      <text:p text:style-name="P4">
“我为乌克兰在防御俄罗斯恐怖的辩护中不会失去一天而感到自豪。 每天我们都会尽一切努力变得更强大，为人们提供更多保护，挽救更多的生命，”国家负责人强调。</text:p>
      <text:p text:style-name="P4">
<draw:frame draw:style-name="fr1" draw:name="Image242" text:anchor-type="as-char" svg:width="6.9236in" svg:height="4.604691in" draw:z-index="0">
<draw:image xlink:href="../Images/yкринформ/2023-05-25T22-06-00-03-00/1685041512-288.jpeg" xlink:type="simple" xlink:show="embed" xlink:actuate="onLoad" draw:mime-type="image/jpeg"/>
</draw:frame>
他坚信，美国也没有损失一天，帮助乌克兰击退了俄罗斯的侵略。 拜登总统是国会举行的强大联盟，最重要的是，作为第一代人，美国人民逐渐迎接这一挑战，并带领自由世界承认欧洲自由。</text:p>
      <text:p text:style-name="P4">
<draw:frame draw:style-name="fr1" draw:name="Image243" text:anchor-type="as-char" svg:width="6.9236in" svg:height="4.604691in" draw:z-index="0">
<draw:image xlink:href="../Images/yкринформ/2023-05-25T22-06-00-03-00/1685041554-473.jpeg" xlink:type="simple" xlink:show="embed" xlink:actuate="onLoad" draw:mime-type="image/jpeg"/>
</draw:frame>
早些时候，在他的传统讲话中，Volodymyr Zelenskyy <text:a xlink:type="simple" xlink:href="https://www.youtube.com/watch" text:style-name="Internet_20_link" text:visited-style-name="Visited_20_Internet_20_Link">
</text:a>
希望约翰·霍普金斯山(John Hopkinsamaxaximarly)的社区感谢这个时代。</text:p>
      <text:p text:style-name="P4">
“他有机会向约翰加罗金斯美国大学的社区讲话。 这是美国领先的教育机构之一。 它的I毕业生是强大的人物，其中一些人受到极大影响的政治。 因为每天都很重要。 我们今天要做的越多，我们将通过胜利来结束战争的速度。 只有我们的。”泽伦斯基说。</text:p>
      <text:p text:style-name="P4">
据报道，美国总统乔·拜登(Joe Biden)一再证实准备支持乌克兰在与俄罗斯侵略作斗争中。</text:p>
      <text:p text:style-name="P4">
照片：作品</text:p>
      <text:p text:style-name="P4">
News Source: <text:a xlink:type="simple" xlink:href="https://www.ukrinform.ua/rubric-polytics/3714247-zelenskij-zvernuvsa-do-spilnoti-amerikanskogo-universitetu-imeni-dzona-gopkinsa.html" text:style-name="Internet_20_link" text:visited-style-name="Visited_20_Internet_20_Link">
https://www.ukrinform.ua/rubric-polytics/3714247-zelenskij-zvernuvsa-do-spilnoti-amerikanskogo-universitetu-imeni-dzona-gopkinsa.html</text:a>
</text:p>
      <!--NEWS-->
      <text:h text:style-name="P10" text:outline-level="1">
<text:span text:style-name="T4">
Svitolina：有一场精彩的比赛，但这不是我机会的峰值</text:span>
</text:h>
      <text:p text:style-name="P4">
作者: Ukrinform (Person)</text:p>
      <text:p text:style-name="P4">
出版商: Укринформ (Organization)</text:p>
      <text:p text:style-name="P4">
出版时间: 2023-05-25T22:13:34+03:00</text:p>
      <text:p text:style-name="P4">
修改时间: 2023-05-25T22:13:34+03:00</text:p>
      <text:p text:style-name="P4">
描述: 乌克兰网球运动员埃琳娜·斯维托利纳（Elina Svitolina）（＃508 WTA）在斯特拉斯堡（Strasbourg）的WTA 250锦标赛四分之一决赛中击败了俄罗斯瓦尔瓦拉·格拉乔瓦（Varvara Grachova）（＃44 WTA）。  - 乌克林。</text:p>
      <text:p text:style-name="P4">
图片: ['<text:a xlink:type="simple" xlink:href="https://static.ukrinform.com/photos/2023_05/thumb_files/630_360_1685041922-705.jpg" text:style-name="Internet_20_link" text:visited-style-name="Visited_20_Internet_20_Link">
630_360_16850...</text:a>
']</text:p>
      <text:p text:style-name="P4">
标签: ['Світоліна', 'Теніс']</text:p>
      <text:p text:style-name="P4">
类型: Article</text:p>
      <!--METADATA-->
      <text:p text:style-name="P4">
<draw:frame draw:style-name="fr1" draw:name="Image244" text:anchor-type="as-char" svg:width="6.9236in" svg:height="3.956343in" draw:z-index="0">
<draw:image xlink:href="../Images/yкринформ/2023-05-25T22-13-34-03-00/630_360_1685041922-705.jpg" xlink:type="simple" xlink:show="embed" xlink:actuate="onLoad" draw:mime-type="image/jpeg"/>
</draw:frame>
乌克兰Svina Svitolina(№508WTA)评论了击败俄罗斯瓦瓦拉·格拉乔瓦的胜利(№44WTA)在Strasbourg的WTA锦标赛250的四分之一决赛中。</text:p>
      <text:p text:style-name="P4">
她在<text:a xlink:type="simple" xlink:href="https://btu.org.ua/ua/news/ukrainskiy-tennis/45134-elina-svitolina-sogodni-ya-provela-chudovij-match-ale-ce-ne-pik-moyih-mozhlivostej.html" text:style-name="Internet_20_link" text:visited-style-name="Visited_20_Internet_20_Link">
</text:a>
BTU，乌克林福姆报道。</text:p>
      <text:p text:style-name="P4">
“一场精彩的比赛。 我认为我们俩都表现良好，表现良好，所以我很高兴在整个决斗中稳步打球。 我很高兴自己赢了并继续前进，非常感谢您的支持，良好的氛围。 你知道，在我的脑海中，我只是试图进一步战斗，再次统治了球场。最后，我回到了一个很好的比赛水平，我能够以4-4的赔率为代价，这场比赛非常重要。 是的，我对自己的水平感到非常满意。” Svitolina说。</text:p>
      <text:p text:style-name="P4">
Svitolina将在半决赛中获胜。</text:p>
      <text:p text:style-name="P4">
“今天我有一场出色的比赛，但这不是我机会的顶峰。 我想将其用作基金会，这不是比赛的结尾，我仍然需要在这里赢得几场比赛。 每次我尝试显示适当的一切时。 这次一切都对我有利，但是我必须期望这些日子会比其他人重。 至于未来的半决赛，无论竞争对手如何，它都将是最初的比赛。 对于法国公众来说，这将是法国女性，这很明显。 这将是一个沉重的决斗。 让他们今天快乐，”斯维托利纳说。</text:p>
      <text:p text:style-name="P4">
<text:span text:style-name="T4">
另请阅读：</text:span>
 <text:a xlink:type="simple" xlink:href="https://www.ukrinform.ua/rubric-sports/3714151-svitolina-peremogla-sianu-rosianku-na-slahu-do-pivfinalu-turniru-wta-u-francii.html" text:style-name="Internet_20_link" text:visited-style-name="Visited_20_Internet_20_Link">
<text:span text:style-name="T4">
 svitolina </text:span>
</text:a>
在比赛的半决赛中，斯维托利纳(Svitolina)将与法国女性克拉拉·伯雷尔(Clara Burel)一起比赛(№122WTA).</text:p>
      <text:p text:style-name="P4">
Фото: btu.org.ua</text:p>
      <text:p text:style-name="P4">
News Source: <text:a xlink:type="simple" xlink:href="https://www.ukrinform.ua/rubric-sports/3714248-svitolina-provela-cudovij-matc-ale-ce-ne-pik-moih-mozlivostej.html" text:style-name="Internet_20_link" text:visited-style-name="Visited_20_Internet_20_Link">
https://www.ukrinform.ua/rubric-sports/3714248-svitolina-provela-cudovij-matc-ale-ce-ne-pik-moih-mozlivostej.html</text:a>
</text:p>
      <!--NEWS-->
      <text:h text:style-name="P10" text:outline-level="1">
<text:span text:style-name="T4">
行动理念：费多罗夫在欧洲议会中讲述了乌克兰的染色经历</text:span>
</text:h>
      <text:p text:style-name="P4">
作者: Ukrinform (Person)</text:p>
      <text:p text:style-name="P4">
出版商: Укринформ (Organization)</text:p>
      <text:p text:style-name="P4">
出版时间: 2023-05-25T22:17:00+03:00</text:p>
      <text:p text:style-name="P4">
修改时间: 2023-05-25T22:17:00+03:00</text:p>
      <text:p text:style-name="P4">
描述: 欧洲议会中介绍了乌克兰数字民主的愿景，尤其是关于“行动”的哲学，欧洲议会中提出了数字化转型的创新，教育，科学与技术发展 - 数字化转型的部长。  - 乌克林。</text:p>
      <text:p text:style-name="P4">
图片: ['<text:a xlink:type="simple" xlink:href="https://static.ukrinform.com/photos/2023_05/thumb_files/630_360_1685041918-365.jpg" text:style-name="Internet_20_link" text:visited-style-name="Visited_20_Internet_20_Link">
630_360_16850...</text:a>
', '<text:a xlink:type="simple" xlink:href="https://static.ukrinform.com/photos/2023_05/1685041919-711.jpg" text:style-name="Internet_20_link" text:visited-style-name="Visited_20_Internet_20_Link">
1685041919-71...</text:a>
']</text:p>
      <text:p text:style-name="P4">
标签: ['Європарламент', 'Мінцифри', 'Додаток “ДІЯ”', 'Цифровізація', 'Михайло Федоров']</text:p>
      <text:p text:style-name="P4">
类型: Article</text:p>
      <!--METADATA-->
      <text:p text:style-name="P4">
<draw:frame draw:style-name="fr1" draw:name="Image245" text:anchor-type="as-char" svg:width="6.9236in" svg:height="3.956343in" draw:z-index="0">
<draw:image xlink:href="../Images/yкринформ/2023-05-25T22-17-00-03-00/630_360_1685041918-365.jpg" xlink:type="simple" xlink:show="embed" xlink:actuate="onLoad" draw:mime-type="image/jpeg"/>
</draw:frame>
米哈伊尔·费多罗夫(Mikhail Fedorov)向乌克兰数字民主的欧洲议会中的创新，教育，科学和技术发展创新，教育，科学和技术的发展 - 尤其是行动哲学“行动”的转型。</text:p>
      <text:p text:style-name="P4">
正如乌克林福姆报道的那样，<text:a xlink:type="simple" xlink:href="http://thedigital.gov.ua/news/tsifrova-transformatsiya-i-filosofiya-dii-mikhaylo-fedorov-predstaviv-u-evroparlamenti-ukrainskiy-dosvid-didzhitalizatsii" text:style-name="Internet_20_link" text:visited-style-name="Visited_20_Internet_20_Link">
</text:a>
数字化转型部。</text:p>
      <text:p text:style-name="P4">
“行动”的主要哲学是人们的关注点。 创建政府是为了提出公民的问题而不是造成问题。 我们从权力中重新考虑了乌克兰人的期望。 他们从官员而不是最终消费者开始，建立了国家与公民之间的互动过程。 在每个项目中，我们的团队都专注于一个人并解决他的问题。 它使我们回到了主要想法 - 照顾人。 乌克兰人是所付出的一切的中心<text:a xlink:type="simple" xlink:href="https://www.ukrinform.ua/tag-dodatok-dia" text:style-name="Internet_20_link" text:visited-style-name="Visited_20_Internet_20_Link">
</text:a>
， - 费多罗夫说。</text:p>
      <text:p text:style-name="P4">
<draw:frame draw:style-name="fr1" draw:name="Image246" text:anchor-type="as-char" svg:width="6.9236in" svg:height="4.615733in" draw:z-index="0">
<draw:image xlink:href="../Images/yкринформ/2023-05-25T22-17-00-03-00/1685041919-711.jpg" xlink:type="simple" xlink:show="embed" xlink:actuate="onLoad" draw:mime-type="image/jpeg"/>
</draw:frame>
他指出，国防部的所有项目都反映了最终用户问题的便利和解决。 该团队将他们推出，以反应乌克兰人的技能和要求。 例如，在全面入侵期间，有可能迅速回应出现的需求：开始社会付费，在永久导弹孵化条件下注册损坏的财产的能力。</text:p>
      <text:p text:style-name="P4">
<text:span text:style-name="T4">
另请阅读：</text:span>
 <text:a xlink:type="simple" xlink:href="https://www.ukrinform.ua/rubric-society/3704201-urad-prodovzit-didzitalizaciu-poslug-dla-vijskovih-smigal.html" text:style-name="Internet_20_link" text:visited-style-name="Visited_20_Internet_20_Link">
<text:span text:style-name="T4">
数字</text:span>
</text:a>
“人们对数字产品的信任导致了乌克兰技术文化的改变。 我们设法改变了国家服务的想法。 从离线第一个数字第一。 现在，我们有一张公路卡的服务卡，我们下次将Mememon数字化以实现目标 - 在线制造100％最受欢迎的服务。” Viceremier补充说。</text:p>
      <text:p text:style-name="P4">
据报道，乌克兰准备分享死亡的农业伙伴的经验，特别是申请“行动”。</text:p>
      <text:p text:style-name="P4">
<text:span text:style-name="T5">
foto：minisfra</text:span>
</text:p>
      <text:p text:style-name="P4">
News Source: <text:a xlink:type="simple" xlink:href="https://www.ukrinform.ua/rubric-technology/3714250-filosofia-dii-fedorov-rozpoviv-u-evroparlamenti-pro-ukrainskij-dosvid-didzitalizacii.html" text:style-name="Internet_20_link" text:visited-style-name="Visited_20_Internet_20_Link">
https://www.ukrinform.ua/rubric-technology/3714250-filosofia-dii-fedorov-rozpoviv-u-evroparlamenti-pro-ukrainskij-dosvid-didzitalizacii.html</text:a>
</text:p>
      <!--NEWS-->
      <text:h text:style-name="P10" text:outline-level="1">
<text:span text:style-name="T4">
美国对马里的瓦格纳的头实施了制裁</text:span>
</text:h>
      <text:p text:style-name="P4">
作者: Ukrinform (Person)</text:p>
      <text:p text:style-name="P4">
出版商: Укринформ (Organization)</text:p>
      <text:p text:style-name="P4">
出版时间: 2023-05-25T22:22:06+03:00</text:p>
      <text:p text:style-name="P4">
修改时间: 2023-05-25T22:22:06+03:00</text:p>
      <text:p text:style-name="P4">
描述: 美国财政部宣布对马里的瓦格纳·佩奇（Wagner PEC）负责人实施制裁，因为它已经知道将该群体运送到俄罗斯的企图不成功的尝试。  - 乌克林。</text:p>
      <text:p text:style-name="P4">
图片: ['<text:a xlink:type="simple" xlink:href="https://static.ukrinform.com/photos/2018_07/thumb_files/630_360_1530736867-9723.jpg" text:style-name="Internet_20_link" text:visited-style-name="Visited_20_Internet_20_Link">
630_360_15307...</text:a>
']</text:p>
      <text:p text:style-name="P4">
标签: ['Малі', 'Санкції', 'США', 'ПВК "Вагнера"']</text:p>
      <text:p text:style-name="P4">
类型: Article</text:p>
      <!--METADATA-->
      <text:p text:style-name="P4">
<draw:frame draw:style-name="fr1" draw:name="Image247" text:anchor-type="as-char" svg:width="6.9236in" svg:height="3.956343in" draw:z-index="0">
<draw:image xlink:href="../Images/yкринформ/2023-05-25T22-22-06-03-00/630_360_1530736867-9723.jpg" xlink:type="simple" xlink:show="embed" xlink:actuate="onLoad" draw:mime-type="image/jpeg"/>
</draw:frame>
美国财政部宣布对马里的瓦格纳CPI负责人实施制裁，因为它知道该集团将其武器运送到俄罗斯的群体不成功。</text:p>
      <text:p text:style-name="P4">
这在外国资产控制办公室的官方消息中说明了这一点(OFAC)美国财政部，乌克林福姆报道。</text:p>
      <text:p text:style-name="P4">
“如今，OFAC已对俄罗斯PEC“瓦格纳”准军事形式的负责人及其首席行政官以马里为基础的伊万·马斯洛夫(Ivan Maslov)实施了制裁。”</text:p>
      <text:p text:style-name="P4">
<text:span text:style-name="T4">
另请阅读：</text:span>
 <text:a xlink:type="simple" xlink:href="https://www.ukrinform.ua/rubric-ato/3713945-vagnerivci-zalisautsa-u-bahmuti-malar.html" text:style-name="Internet_20_link" text:visited-style-name="Visited_20_Internet_20_Link">
<text:span text:style-name="T4">
 Wagner </text:span>
</text:a>
有人强调，瓦格纳集团及其领导人耶夫根·普里戈金(Yevgeny Prigogin)是许多尸体的郊区，包括在俄罗斯反乌克兰战争的支持下。</text:p>
      <text:p text:style-name="P4">
瓦格纳集团(Wagner Group)显然正试图掩盖其在乌克兰购买军事设备的努力，包括因为它拥有基地的小国。 该文件指出，美国反对任何国家通过瓦格纳集团(Wagner Group)帮助俄罗斯的企图。</text:p>
      <text:p text:style-name="P4">
可以澄清的是，马斯洛夫此外，还组织了多个非洲国家的酋长的普里戈宁会议，并意识到了小组的利益。</text:p>
      <text:p text:style-name="P4">
<text:span text:style-name="T4">
另请阅读：</text:span>
 <text:a xlink:type="simple" xlink:href="https://www.ukrinform.ua/rubric-ato/3713061-grupa-vagnera-namagaetsa-taemno-zakupiti-zbrou-cerez-mali.html" text:style-name="Internet_20_link" text:visited-style-name="Visited_20_Internet_20_Link">
<text:span text:style-name="T4">
 Wagner </text:span>
</text:a>
据报道，上周，美国美国部门确认，俄罗斯PEC“瓦格纳”试图实施越过武器的武器计划，以在对乌克兰的战争中使用。</text:p>
      <text:p text:style-name="P4">
美国对瓦格纳集团(Wagner Group)以及许多大陆上的众多组织和人实施了制裁，这些组织和人支持世界各地该团体的稳定。</text:p>
      <text:p text:style-name="P4">
News Source: <text:a xlink:type="simple" xlink:href="https://www.ukrinform.ua/rubric-world/3714251-ssa-vveli-sankcii-proti-kerivnika-vagnera-v-mali.html" text:style-name="Internet_20_link" text:visited-style-name="Visited_20_Internet_20_Link">
https://www.ukrinform.ua/rubric-world/3714251-ssa-vveli-sankcii-proti-kerivnika-vagnera-v-mali.html</text:a>
</text:p>
      <!--NEWS-->
      <text:h text:style-name="P10" text:outline-level="1">
<text:span text:style-name="T4">
乌克兰的重建计划应为继续进行关键改革的延续-Klitschko</text:span>
</text:h>
      <text:p text:style-name="P4">
作者: Ukrinform (Person)</text:p>
      <text:p text:style-name="P4">
出版商: Укринформ (Organization)</text:p>
      <text:p text:style-name="P4">
出版时间: 2023-05-25T22:29:00+03:00</text:p>
      <text:p text:style-name="P4">
修改时间: 2023-05-25T22:29:00+03:00</text:p>
      <text:p text:style-name="P4">
描述: 乌克兰战后恢复的计划应该预见到，首先是决定性改革的“公路卡”，旨在在我国引入欧洲标准。  - 乌克林。</text:p>
      <text:p text:style-name="P4">
图片: ['<text:a xlink:type="simple" xlink:href="https://static.ukrinform.com/photos/2022_12/thumb_files/630_360_1669972185-472.jpg" text:style-name="Internet_20_link" text:visited-style-name="Visited_20_Internet_20_Link">
630_360_16699...</text:a>
']</text:p>
      <text:p text:style-name="P4">
标签: ['Євросоюз', 'Реформа', 'Віталій Кличко', 'Війна з Росією', 'Відбудова']</text:p>
      <text:p text:style-name="P4">
类型: Article</text:p>
      <!--METADATA-->
      <text:p text:style-name="P4">
<draw:frame draw:style-name="fr1" draw:name="Image248" text:anchor-type="as-char" svg:width="6.9236in" svg:height="3.956343in" draw:z-index="0">
<draw:image xlink:href="../Images/yкринформ/2023-05-25T22-29-00-03-00/630_360_1669972185-472.jpg" xlink:type="simple" xlink:show="embed" xlink:actuate="onLoad" draw:mime-type="image/jpeg"/>
</draw:frame>
乌克兰的计划 - 战争的恢复应包括首先，最重要的是旨在在我国引入欧洲标准的决定性改革的“公路卡”。</text:p>
      <text:p text:style-name="P4">
这是由基辅维塔利·克里奇科(Kyiv Vitaliy Klitschko)市长在欧洲地区欧洲委员会的参与者的视频地址中指出的。</text:p>
      <text:p text:style-name="P4">
“您经常可以听到有关乌克兰的“道路卡”，“重建计划”或“马歇尔计划”的信息。 许多人想到修复房屋，桥梁和道路。 但这不是。 今天的主要优先事项是恢复该国。 首都市长说，需要“路线图”  - 如何引入乌克兰进行改革，将乌克兰变成具有欧洲标准的州的新规则。”</text:p>
      <text:p text:style-name="P4">
据他说，今天要照顾下来的第二天很重要：“我们的时间有限，我们必须成功，我们必须保持坚强……明天战争结束后，我们必须实施所有这些计划。 乌克兰的成功是我们合作伙伴的最佳答案。 乌克兰的成功也是我们敌人的最佳答案，对于俄罗斯来说，只能理解语言。”</text:p>
      <text:p text:style-name="P4">
<text:span text:style-name="T4">
另请阅读：</text:span>
 <text:a xlink:type="simple" xlink:href="https://www.ukrinform.ua/rubric-kyiv/3711435-klicko-zaprosiv-amerikanskih-biznesmeniv-do-vidbudovi-kieva.html" text:style-name="Internet_20_link" text:visited-style-name="Visited_20_Internet_20_Link">
<text:span text:style-name="T4">
 klitschko </text:span>
</text:a>
在乌克兰所需的主要转变中，基辅市长称为司法改革，警察改革以及改革政府和权力下放的继续。</text:p>
      <text:p text:style-name="P4">
克里奇科(Klitschko)回忆说，在过去的几年中，权力改革一直是乌克兰最成功的改革之一，这是国家稳定和民主的基础。 即使在战争中，某些政客试图建立周围力量的垂直力量，而主要原则<text:a xlink:type="simple" xlink:href="https://www.ukrinform.ua/tag-demokratia" text:style-name="Internet_20_link" text:visited-style-name="Visited_20_Internet_20_Link">
</text:a>
从下方开始有相反方向的国家力量的结构。</text:p>
      <text:p text:style-name="P4">
资本主席向欧洲地区委员会呼吁与关键合作伙伴合作支持此类改革，因为在没有他们的帮助的情况下，建立新的乌克兰将更加困难。</text:p>
      <text:p text:style-name="P4">
<text:span text:style-name="T4">
另请阅读：</text:span>
 <text:a xlink:type="simple" xlink:href="https://www.ukrinform.ua/rubric-polytics/3701911-na-samiti-mist-pivnicnoi-ta-pivdennoi-ameriki-obgovoruut-pidtrimku-ukraini-klicko.html" text:style-name="Internet_20_link" text:visited-style-name="Visited_20_Internet_20_Link">
<text:span text:style-name="T4">
 klitschko </text:span>
</text:a>
</text:p>
      <text:p text:style-name="P4">
回想一下，欧洲地区委员会是一个咨询机构，在欧洲关键机构在所有区域发展问题上的关键政策制定中发挥了作用。 该委员会由317名区域和地方当局的代表组成，这些代表与欧盟行政机构在决策中完全不吻合。</text:p>
      <text:p text:style-name="P4">
News Source: <text:a xlink:type="simple" xlink:href="https://www.ukrinform.ua/rubric-vidbudova/3714254-programa-vidbudovi-ukraini-mae-vklucati-prodovzenna-klucovih-reform-klicko.html" text:style-name="Internet_20_link" text:visited-style-name="Visited_20_Internet_20_Link">
https://www.ukrinform.ua/rubric-vidbudova/3714254-programa-vidbudovi-ukraini-mae-vklucati-prodovzenna-klucovih-reform-klicko.html</text:a>
</text:p>
      <!--NEWS-->
      <text:h text:style-name="P10" text:outline-level="1">
<text:span text:style-name="T4">
在波尔塔瓦地区开设了经过修复的运动和康复综合体</text:span>
</text:h>
      <text:p text:style-name="P4">
作者: Ukrinform (Person)</text:p>
      <text:p text:style-name="P4">
出版商: Укринформ (Organization)</text:p>
      <text:p text:style-name="P4">
出版时间: 2023-05-25T22:32:00+03:00</text:p>
      <text:p text:style-name="P4">
修改时间: 2023-05-25T22:32:00+03:00</text:p>
      <text:p text:style-name="P4">
描述: 在Reshetilovka市，Poltava地区为残疾人开设了经过修复的运动和康复综合体“ Kolos”。  - 乌克林。</text:p>
      <text:p text:style-name="P4">
图片: ['<text:a xlink:type="simple" xlink:href="https://static.ukrinform.com/photos/2023_05/thumb_files/630_360_1685042890-910.jpg" text:style-name="Internet_20_link" text:visited-style-name="Visited_20_Internet_20_Link">
630_360_16850...</text:a>
', '<text:a xlink:type="simple" xlink:href="https://static.ukrinform.com/photos/2023_05/1685042949-335.jpg" text:style-name="Internet_20_link" text:visited-style-name="Visited_20_Internet_20_Link">
1685042949-33...</text:a>
']</text:p>
      <text:p text:style-name="P4">
标签: ['Полтавщина', 'Кубраков', 'Відбудова']</text:p>
      <text:p text:style-name="P4">
类型: Article</text:p>
      <!--METADATA-->
      <text:p text:style-name="P4">
<draw:frame draw:style-name="fr1" draw:name="Image249" text:anchor-type="as-char" svg:width="6.9236in" svg:height="3.956343in" draw:z-index="0">
<draw:image xlink:href="../Images/yкринформ/2023-05-25T22-32-00-03-00/630_360_1685042890-910.jpg" xlink:type="simple" xlink:show="embed" xlink:actuate="onLoad" draw:mime-type="image/jpeg"/>
</draw:frame>
Poltava地区的Misreshirestylivka开放了经过修复的运动和康复综合体“ Kolos”。</text:p>
      <text:p text:style-name="P4">
正如乌克林福姆报道的那样，据说<text:a xlink:type="simple" xlink:href="https://mtu.gov.ua/news/34347.html" text:style-name="Internet_20_link" text:visited-style-name="Visited_20_Internet_20_Link">
</text:a>
。</text:p>
      <text:p text:style-name="P4">
“考虑到包容性的所有要求的综合体的开放将使数百名乌克兰人获得必要的康复服务，并用一架无法携带的飞机实现自己。 我感谢EIB，联合国，地方当局的合作伙伴在实施该项目方面的有效工作。</text:p>
      <text:p text:style-name="P4">
<draw:frame draw:style-name="fr1" draw:name="Image250" text:anchor-type="as-char" svg:width="6.9236in" svg:height="4.615733in" draw:z-index="0">
<draw:image xlink:href="../Images/yкринформ/2023-05-25T22-32-00-03-00/1685042949-335.jpg" xlink:type="simple" xlink:show="embed" xlink:actuate="onLoad" draw:mime-type="image/jpeg"/>
</draw:frame>
该综合大楼将能够为300多名受远见，听力，身心发展，肌肉骨骼设备的儿童和年轻人提供康复服务。 还可以预见，该综合大楼将在综合大楼举行，该综合大楼将能够进入乌克兰的残奥会和拒绝的国家队。</text:p>
      <text:p text:style-name="P4">
<text:span text:style-name="T4">
另请阅读：</text:span>
 <text:a xlink:type="simple" xlink:href="https://www.ukrinform.ua/rubric-vidbudova/3713863-v-ukraini-vze-vidnovili-130-stucnih-sporud-ta-tretinu-zaliznicnih-mostiv-kubrakov.html" text:style-name="Internet_20_link" text:visited-style-name="Visited_20_Internet_20_Link">
<text:span text:style-name="T4">
 kubrakov </text:span>
</text:a>
该建筑物是根据乌克兰与欧洲投资银行之间的“乌克兰回收率的非凡信贷计划”修复的(EIB). Вартість реконструкції становила 1,1 мільйона євро, які буливиділені ЄІБ та співфінансовані місцевою владою.</text:p>
      <text:p text:style-name="P4">
Як повідомлялося, «Надзвичайна кредитна програма для відновлення України» —рамкова кредитна угода між Україною та ЄІБ, яка передбачає виділення місцевиморганам влади 200 мільйонів євро для відновлення соціальної інфраструктури,покращення умов життя та громад, що їх приймають. Йдеться про громади в 9областях України: Донецькій, Луганській, Дніпропетровській, Запорізькій,Київській, Одеській, Полтавській, Харківській та Херсонській.</text:p>
      <text:p text:style-name="P4">
<text:span text:style-name="T4">
Читайте також:</text:span>
 <text:a xlink:type="simple" xlink:href="https://www.ukrinform.ua/rubric-vidbudova/3713405-vidnovlena-infrastruktura-v-ukraini-vze-do-2024-roku-mae-stati-bezbarernou-kubrakov.html" text:style-name="Internet_20_link" text:visited-style-name="Visited_20_Internet_20_Link">
 <text:span text:style-name="T4">
Кубраков</text:span>
 </text:a>
该计划由社区发展部，乌克兰的泰恩弗里德(Tainfrasture)领土和乌克兰财政部以及地方政府机构以及联合国发展计划的技术支持。</text:p>
      <text:p text:style-name="P4">
照片：国防部</text:p>
      <text:p text:style-name="P4">
News Source: <text:a xlink:type="simple" xlink:href="https://www.ukrinform.ua/rubric-vidbudova/3714255-na-poltavsini-vidkrili-vidnovlenij-sportivnoreabilitacijnij-kompleks.html" text:style-name="Internet_20_link" text:visited-style-name="Visited_20_Internet_20_Link">
https://www.ukrinform.ua/rubric-vidbudova/3714255-na-poltavsini-vidkrili-vidnovlenij-sportivnoreabilitacijnij-kompleks.html</text:a>
</text:p>
      <!--NEWS-->
      <text:h text:style-name="P10" text:outline-level="1">
<text:span text:style-name="T4">
俄罗斯人向苏米地区边界的七个社区开火</text:span>
</text:h>
      <text:p text:style-name="P4">
作者: Ukrinform (Person)</text:p>
      <text:p text:style-name="P4">
出版商: Укринформ (Organization)</text:p>
      <text:p text:style-name="P4">
出版时间: 2023-05-25T22:39:00+03:00</text:p>
      <text:p text:style-name="P4">
修改时间: 2023-05-25T22:39:00+03:00</text:p>
      <text:p text:style-name="P4">
描述: 5月25日星期四，俄罗斯军队袭击了苏米地区七个边境社区的炮兵和迫击炮，总共进行了14次炮击。  - 乌克林。</text:p>
      <text:p text:style-name="P4">
图片: ['<text:a xlink:type="simple" xlink:href="https://static.ukrinform.com/photos/2023_05/thumb_files/630_360_1685043521-905.jpg" text:style-name="Internet_20_link" text:visited-style-name="Visited_20_Internet_20_Link">
630_360_16850...</text:a>
']</text:p>
      <text:p text:style-name="P4">
标签: ['Обстріл', 'Сумщина', 'Війна з Росією']</text:p>
      <text:p text:style-name="P4">
类型: Article</text:p>
      <!--METADATA-->
      <text:p text:style-name="P4">
<draw:frame draw:style-name="fr1" draw:name="Image251" text:anchor-type="as-char" svg:width="6.9236in" svg:height="3.956343in" draw:z-index="0">
<draw:image xlink:href="../Images/yкринформ/2023-05-25T22-39-00-03-00/630_360_1685043521-905.jpg" xlink:type="simple" xlink:show="embed" xlink:actuate="onLoad" draw:mime-type="image/jpeg"/>
</draw:frame>
5月25日星期四，俄罗斯军队袭击了苏米地区七个边境社区的炮兵和迫击炮，总共进行了14次炮击。</text:p>
      <text:p text:style-name="P4">
根据乌克林福姆的说法，Sumy地区军事行政部门在[]中报道了(https://t.me/Sumy_news_ODA/16457)。</text:p>
      <text:p text:style-name="P4">
每天在该地区的边境地区共记录了57起爆炸。</text:p>
      <text:p text:style-name="P4">
<text:span text:style-name="T4">
另请阅读：</text:span>
 <text:a xlink:type="simple" xlink:href="https://www.ukrinform.ua/rubric-ato/3714236-rosiani-obstrilali-z-vazkoi-artilerii-nikopol-poskodzeni-budinki-lep-i-gazoprovodi.html" text:style-name="Internet_20_link" text:visited-style-name="Visited_20_Internet_20_Link">
<text:span text:style-name="T4">
射击</text:span>
</text:a>
根据OVA的说法，Hotin社区被迫击炮射击，因此听到了四次爆炸。 敌对的大火损坏了传输线。</text:p>
      <text:p text:style-name="P4">
年轻的社区已经从俄罗斯人的自我推广装置中开枪 - 第五次爆炸发生了。</text:p>
      <text:p text:style-name="P4">
在Novoslobid社区中，俄罗斯军队两次击败了迫击炮，造成了7次爆炸。 敌人的迫击炮也遭受了维斯莱克帕尔社区的折磨 - 每天发生7次炮击和33起爆炸。</text:p>
      <text:p text:style-name="P4">
<text:span text:style-name="T4">
另请阅读：</text:span>
 <text:a xlink:type="simple" xlink:href="https://www.ukrinform.ua/rubric-ato/3714173-nakazuvav-obstriluvati-ukrainu-kalibrami-sbu-ogolosila-pidozru-rosijskomu-viceadmiralu.html" text:style-name="Internet_20_link" text:visited-style-name="Visited_20_Internet_20_Link">
<text:span text:style-name="T4">
射击</text:span>
</text:a>
据埃斯曼和沙利金社区称，俄罗斯人也被迫击炮击败了，结果分别发生了两次爆炸和四次爆炸。</text:p>
      <text:p text:style-name="P4">
Putivl社区袭击了炮兵的入侵者，从而造成了慷慨的爆炸。</text:p>
      <text:p text:style-name="P4">
正如乌克林福姆报道的那样，在5月25日晚上，俄罗斯军队在苏米地区的Novoslobid社区中袭击了城墙。</text:p>
      <text:p text:style-name="P4">
News Source: <text:a xlink:type="simple" xlink:href="https://www.ukrinform.ua/rubric-ato/3714256-rosiani-za-den-obstrilali-sim-gromad-prikordonna-sumsini.html" text:style-name="Internet_20_link" text:visited-style-name="Visited_20_Internet_20_Link">
https://www.ukrinform.ua/rubric-ato/3714256-rosiani-za-den-obstrilali-sim-gromad-prikordonna-sumsini.html</text:a>
</text:p>
      <!--NEWS-->
      <text:h text:style-name="P10" text:outline-level="1">
<text:span text:style-name="T4">
乌克兰应遵守中国的保护政策-Klimkin</text:span>
</text:h>
      <text:p text:style-name="P4">
作者: Ukrinform (Person)</text:p>
      <text:p text:style-name="P4">
出版商: Укринформ (Organization)</text:p>
      <text:p text:style-name="P4">
出版时间: 2023-05-25T22:48:00+03:00</text:p>
      <text:p text:style-name="P4">
修改时间: 2023-05-25T22:48:00+03:00</text:p>
      <text:p text:style-name="P4">
描述: 作为未来的欧盟和北约成员，乌克兰必须遵守包括中国在内的战略 - 但与此同时，也有能力在经济和文化领域进行操纵。  - 乌克林。</text:p>
      <text:p text:style-name="P4">
图片: ['<text:a xlink:type="simple" xlink:href="https://static.ukrinform.com/photos/2019_07/thumb_files/630_360_1564418290-224.jpg" text:style-name="Internet_20_link" text:visited-style-name="Visited_20_Internet_20_Link">
630_360_15644...</text:a>
']</text:p>
      <text:p text:style-name="P4">
标签: ['Китай', 'Клімкін', 'Війна з Росією']</text:p>
      <text:p text:style-name="P4">
类型: Article</text:p>
      <!--METADATA-->
      <text:p text:style-name="P4">
<draw:frame draw:style-name="fr1" draw:name="Image252" text:anchor-type="as-char" svg:width="6.9236in" svg:height="3.956343in" draw:z-index="0">
<draw:image xlink:href="../Images/yкринформ/2023-05-25T22-48-00-03-00/630_360_1564418290-224.jpg" xlink:type="simple" xlink:show="embed" xlink:actuate="onLoad" draw:mime-type="image/jpeg"/>
</draw:frame>
乌克兰作为欧盟和北约的成员必须在中国的数量中遵守其战略 - 但与此同时，有可能在经济的塔克斯领域中进行操纵。</text:p>
      <text:p text:style-name="P4">
外交事务专家在小组中说：“再也不会：如何赢得战争而不会失去和平。”</text:p>
      <text:p text:style-name="P4">
“我们正在向西方移动，我们即将成为欧盟和北约的一部分。 这意味着您需要遵守中国的保护政策。 现在，中国很关心，并试图了解它如何在欧洲安全建筑中发挥作用。 当然，我们有一个操纵文化或经济关系的地方。 但是，在安全方面，我们像欧盟一样，必须遵守风险最小化策略。”</text:p>
      <text:p text:style-name="P4">
他强调说，欧洲的团结是乌克兰权力和安全的基础。但是，欧洲的安全模式已经过时，因此值得将此页变成新的东西，这是新的。 同时，根据克里姆金(Klimkin)的说法，欧盟有一些国家的重新保险或双重心态与失败有关，他们还没有准备好战斗。 特别是，这是德国的战略文化。</text:p>
      <text:p text:style-name="P4">
“现在，德国人几个月都无法准备最终的安全策略。 这只是两个方面：第一个是中国，第二个是俄罗斯。 如果您无法确定这些国家在此级别的方法，那么您如何才能陷入真正的斗争？”</text:p>
      <text:p text:style-name="P4">
<text:span text:style-name="T4">
另请阅读：</text:span>
 <text:a xlink:type="simple" xlink:href="https://www.ukrinform.ua/rubric-polytics/3701380-klimkin-rozmova-zelenskogo-z-si-ce-horosa-istoria-dla-ukraini-ale-e-i-riziki.html" text:style-name="Internet_20_link" text:visited-style-name="Visited_20_Internet_20_Link">
<text:span text:style-name="T4">
 klimkin </text:span>
</text:a>
从单词<text:a xlink:type="simple" xlink:href="https://www.ukrinform.ua/tag-klimkin" text:style-name="Internet_20_link" text:visited-style-name="Visited_20_Internet_20_Link">
</text:a>
西方对响应的方法可以简化为两个简单的时刻：克制和断开连接。？” 它不会。 同时，从俄罗斯到欧盟的180度尚未准备就绪。</text:p>
      <text:p text:style-name="P4">
News Source: <text:a xlink:type="simple" xlink:href="https://www.ukrinform.ua/rubric-polytics/3714261-ukraina-mae-dotrimuvatisa-zahisnoi-politiki-sodo-kitau-klimkin.html" text:style-name="Internet_20_link" text:visited-style-name="Visited_20_Internet_20_Link">
https://www.ukrinform.ua/rubric-polytics/3714261-ukraina-mae-dotrimuvatisa-zahisnoi-politiki-sodo-kitau-klimkin.html</text:a>
</text:p>
      <!--NEWS-->
      <text:h text:style-name="P10" text:outline-level="1">
<text:span text:style-name="T4">
克劳福德（Crawford）和斯潘塞（Spence）已同意争取绝对世界冠军的头衔</text:span>
</text:h>
      <text:p text:style-name="P4">
作者: Ukrinform (Person)</text:p>
      <text:p text:style-name="P4">
出版商: Укринформ (Organization)</text:p>
      <text:p text:style-name="P4">
出版时间: 2023-05-25T22:50:09+03:00</text:p>
      <text:p text:style-name="P4">
修改时间: 2023-05-25T22:50:09+03:00</text:p>
      <text:p text:style-name="P4">
描述: 这场比赛将于7月29日在拉斯维加斯举行。  - 乌克林。</text:p>
      <text:p text:style-name="P4">
图片: ['<text:a xlink:type="simple" xlink:href="https://static.ukrinform.com/photos/2023_05/thumb_files/630_360_1685043998-994.jpg" text:style-name="Internet_20_link" text:visited-style-name="Visited_20_Internet_20_Link">
630_360_16850...</text:a>
']</text:p>
      <text:p text:style-name="P4">
标签: ['Бокс']</text:p>
      <text:p text:style-name="P4">
类型: Article</text:p>
      <!--METADATA-->
      <text:p text:style-name="P4">
<draw:frame draw:style-name="fr1" draw:name="Image253" text:anchor-type="as-char" svg:width="6.9236in" svg:height="3.956343in" draw:z-index="0">
<draw:image xlink:href="../Images/yкринформ/2023-05-25T22-50-09-03-00/630_360_1685043998-994.jpg" xlink:type="simple" xlink:show="embed" xlink:actuate="onLoad" draw:mime-type="image/jpeg"/>
</draw:frame>
这场比赛将于7月29日在拉斯维加斯举行。</text:p>
      <text:p text:style-name="P4">
WBA，WBC和IBF冠军一半-Middle Strige Errol Spence(28-0，22)Tu Volodar WBO Terents Crawford(39-0、30谁)提出提案，<text:a xlink:type="simple" xlink:href="https://twitter.com/terencecrawford/status/1661781198316929024" text:style-name="Internet_20_link" text:visited-style-name="Visited_20_Internet_20_Link">
</text:a>
报道说，克劳福德在他的Twitter页面上。</text:p>
      <text:p text:style-name="P4">
争夺绝对半重量冠军的冠军将于7月29日举行。TheZaz是拳击中过去几年中最受期待的比赛之一，具体取决于体重类别。 拳击之夜将在T-Mobile Arena Ulas Vegasi举行。</text:p>
      <text:p text:style-name="P4">
早些时候，Spence -Crawford计划于2022年11月举行。 后来，他们于6月17日同意。</text:p>
      <text:p text:style-name="P4">
最后一场战斗在2022年4月进行了最后一场战斗，以WBC，WBA和IBF冠军的燃烧决斗击败了Jorddenis Ugas。</text:p>
      <text:p text:style-name="P4">
克劳福德(Crawford)是中等重量的WBO头衔的所有者。 去年，十二月，青少年在与大卫·阿瓦内西扬(David Avanetsyan)的战斗中赢得了早期胜利，并为冠军辩护。</text:p>
      <text:p text:style-name="P4">
<text:span text:style-name="T4">
另请阅读：</text:span>
 <text:a xlink:type="simple" xlink:href="https://www.ukrinform.ua/rubric-sports/3693359-usik-ocolue-rejting-zurnalu-the-ring-nezalezno-vid-vagovoi-kategorii.html" text:style-name="Internet_20_link" text:visited-style-name="Visited_20_Internet_20_Link">
</text:a>
正如乌克林福姆(Ukrinform)报道的那样，克劳福德(Crawford)和斯普内斯(Spence)是世界上最好的书，无论戒指的重量类别如何，第三位是第三位，第四位，第四名，负责人亚历山大·乌斯克(Alexander Usyk)。</text:p>
      <text:p text:style-name="P4">
照片：Getty图像</text:p>
      <text:p text:style-name="P4">
News Source: <text:a xlink:type="simple" xlink:href="https://www.ukrinform.ua/rubric-sports/3714260-krouford-ta-spens-domovilisa-pro-bij-za-zvanna-absolutnogo-cempiona-svitu.html" text:style-name="Internet_20_link" text:visited-style-name="Visited_20_Internet_20_Link">
https://www.ukrinform.ua/rubric-sports/3714260-krouford-ta-spens-domovilisa-pro-bij-za-zvanna-absolutnogo-cempiona-svitu.html</text:a>
</text:p>
      <!--NEWS-->
      <text:h text:style-name="P10" text:outline-level="1">
<text:span text:style-name="T4">
韩国决定大大增加K2坦克的产量</text:span>
</text:h>
      <text:p text:style-name="P4">
作者: Ukrinform (Person)</text:p>
      <text:p text:style-name="P4">
出版商: Укринформ (Organization)</text:p>
      <text:p text:style-name="P4">
出版时间: 2023-05-25T22:58:00+03:00</text:p>
      <text:p text:style-name="P4">
修改时间: 2023-05-25T22:58:00+03:00</text:p>
      <text:p text:style-name="P4">
描述: 韩国国防项目管理委员会已批准了价值14.6亿美元的额外K2战斗坦克的生产计划，该计划计划在未来五年内实施。  - 乌克林。</text:p>
      <text:p text:style-name="P4">
图片: ['<text:a xlink:type="simple" xlink:href="https://static.ukrinform.com/photos/2023_05/thumb_files/630_360_1685008097-862.jpg" text:style-name="Internet_20_link" text:visited-style-name="Visited_20_Internet_20_Link">
630_360_16850...</text:a>
']</text:p>
      <text:p text:style-name="P4">
标签: ['Корея', 'Танк', 'Зброя']</text:p>
      <text:p text:style-name="P4">
类型: Article</text:p>
      <!--METADATA-->
      <text:p text:style-name="P4">
<draw:frame draw:style-name="fr1" draw:name="Image254" text:anchor-type="as-char" svg:width="6.9236in" svg:height="3.956343in" draw:z-index="0">
<draw:image xlink:href="../Images/yкринформ/2023-05-25T22-58-00-03-00/630_360_1685008097-862.jpg" xlink:type="simple" xlink:show="embed" xlink:actuate="onLoad" draw:mime-type="image/jpeg"/>
</draw:frame>
韩国国防委员会已批准了价值14.6亿美元的K2主要战斗坦克制作计划，该计划计划在未来五年内实施。</text:p>
      <text:p text:style-name="P4">
根据乌克林福姆的说法，参考韩国国防采购机构(DAPA)告知<text:a xlink:type="simple" xlink:href="https://en.yna.co.kr/view/AEN20230525009200325" text:style-name="Internet_20_link" text:visited-style-name="Visited_20_Internet_20_Link">
</text:a>
。</text:p>
      <text:p text:style-name="P4">
“我们预计将作为该项目的一部分获取<text:a xlink:type="simple" xlink:href="https://www.ukrinform.ua/tag-tank" text:style-name="Internet_20_link" text:visited-style-name="Visited_20_Internet_20_Link">
</text:a>
乌达帕说：“ K2将为陆军的增加做出重大贡献。”</text:p>
      <text:p text:style-name="P4">
自2014年以来，K2坦克一直在韩国武装部队服务。</text:p>
      <text:p text:style-name="P4">
<text:span text:style-name="T4">
另请阅读：</text:span>
 <text:a xlink:type="simple" xlink:href="https://www.ukrinform.ua/rubric-world/3713734-cehia-kupue-246-gusenicnih-bojovih-masin-pihoti-cv90.html" text:style-name="Internet_20_link" text:visited-style-name="Visited_20_Internet_20_Link">
</text:a>
此外，委员会批准了一项超过22亿美元的计划，购买早期警告和控制的早期飞机，以增强空气监视的能力。 该项目将持续到2031年，没有披露飞机的数量。</text:p>
      <text:p text:style-name="P4">
目前，韩国空军正在运行四架预警飞机。</text:p>
      <text:p text:style-name="P4">
据报道，去年<text:a xlink:type="simple" xlink:href="https://www.ukrinform.ua/rubric-world/3537785-polsa-pridbae-u-pivdennoi-korei-blizko-tisaci-tankiv-ta-ponad-600-gaubic.html" text:style-name="Internet_20_link" text:visited-style-name="Visited_20_Internet_20_Link">
</text:a>
购买了大约一千辆K2坦克，超过600个陆军的炮兵装置K9和300 k239 Saus，以及48个时尚的FA-50。</text:p>
      <text:p text:style-name="P4">
<text:span text:style-name="T4">
另请阅读：</text:span>
 <text:a xlink:type="simple" xlink:href="https://www.ukrinform.ua/rubric-ato/3713625-svejcaria-prodast-nimeccini-25-tankiv-leopard-2-ukraina-zmoze-otrimati-bilse-zbroi.html" text:style-name="Internet_20_link" text:visited-style-name="Visited_20_Internet_20_Link">
<text:span text:style-name="T4">
 tank </text:span>
</text:a>
去年12月初，韩国武器的第一方 -  10 k2和24 cau K9华沙。 下一个五个坦克和12个CAU的聚会于3月来到波兰。</text:p>
      <text:p text:style-name="P4">
<text:span text:style-name="T5">
foto：Defense defend-blog.com</text:span>
</text:p>
      <text:p text:style-name="P4">
News Source: <text:a xlink:type="simple" xlink:href="https://www.ukrinform.ua/rubric-world/3713964-pivdenna-korea-virisila-rizko-zbilsiti-virobnictvo-tankiv-k2.html" text:style-name="Internet_20_link" text:visited-style-name="Visited_20_Internet_20_Link">
https://www.ukrinform.ua/rubric-world/3713964-pivdenna-korea-virisila-rizko-zbilsiti-virobnictvo-tankiv-k2.html</text:a>
</text:p>
      <!--NEWS-->
      <text:h text:style-name="P10" text:outline-level="1">
<text:span text:style-name="T4">
入侵者将秘密军事文件从克里米亚出口到俄罗斯联邦</text:span>
</text:h>
      <text:p text:style-name="P4">
作者: ['АРМІЯINFORM']</text:p>
      <text:p text:style-name="P4">
时间: 2023-05-25T23:00:00-04:00</text:p>
      <text:p text:style-name="P4">
描述: Rosiyani Evakuyvoy撰写了Pivostrov的纪录片秘书。 关于《守则法典》的首席执行官...与乌克兰2022年的战争，与乌克兰的最新消息，今天与乌克兰2022年的新闻战争，乌克兰和俄罗斯之间的战争以及俄罗斯之间的战争以及与乌克兰的战争时会发生战争2022年，是否会有，无论是否会有，是否会在不久的将来与乌克兰进行战争，这是与乌克兰的战争，今天的乌克兰新闻，乌克兰的新闻，乌克兰媒体在俄罗斯的乌克兰新闻</text:p>
      <text:p text:style-name="P4">
图片: ['<text:a xlink:type="simple" xlink:href="https://armyinform.com.ua/wp-content/uploads/2023/05/1-108.jpg" text:style-name="Internet_20_link" text:visited-style-name="Visited_20_Internet_20_Link">
1-108.jpg</text:a>
']</text:p>
      <text:p text:style-name="P4">
标签: ['STOPRUSSIA', 'АГРЕСІЯ РФ', 'ВТОРГНЕННЯ РФ']</text:p>
      <text:p text:style-name="P4">
类别: News</text:p>
      <!--METADATA-->
      <text:p text:style-name="P4">
<draw:frame draw:style-name="fr1" draw:name="Image255" text:anchor-type="as-char" svg:width="6.9236in" svg:height="4.09466in" draw:z-index="0">
<draw:image xlink:href="../Images/AРМІЯINFORM/2023-05-25T23-00-00-04-00/1-108.jpg" xlink:type="simple" xlink:show="embed" xlink:actuate="onLoad" draw:mime-type="image/jpeg"/>
</draw:frame>
说明性照片</text:p>
      <text:p text:style-name="P4">
俄罗斯人撤离了半岛的秘密文件。</text:p>
      <text:p text:style-name="P4">
关于它<text:a xlink:type="simple" xlink:href="https://sprotyv.mod.gov.ua/okupanty-vyvozyat-tayemnu-vijskovu-dokumentatsiyu-z-krymu-do-rf/" text:style-name="Internet_20_link" text:visited-style-name="Visited_20_Internet_20_Link">
报告</text:a>
国家抵抗中心。</text:p>
      <text:p text:style-name="P4">
“ 5月初，俄罗斯人将军事文件从临时加热的克里亚亚移至俄罗斯联邦领土。 他们还出口了俄罗斯联邦武装部队Zou军事管理的加密设备。”该消息写道。</text:p>
      <text:p text:style-name="P4">
国家抵抗中心感谢乌克兰游击队的及时信息。</text:p>
      <text:p text:style-name="P4">
国家抵抗中心感谢乌克兰游击队的及时信息。</text:p>
      <text:p text:style-name="P4">
News Source: <text:a xlink:type="simple" xlink:href="https://armyinform.com.ua/2023/05/25/okupanty-vyvozyat-z-krymu-do-rf-tayemnu-vijskovu-dokumentacziyu/" text:style-name="Internet_20_link" text:visited-style-name="Visited_20_Internet_20_Link">
https://armyinform.com.ua/2023/05/25/okupanty-vyvozyat-z-krymu-do-rf-tayemnu-vijskovu-dokumentacziyu/</text:a>
</text:p>
      <!--NEWS-->
      <text:h text:style-name="P10" text:outline-level="1">
<text:span text:style-name="T4">
在被摧毁的房屋下的Avdiivka中，有两个无法获得的尸体</text:span>
</text:h>
      <text:p text:style-name="P4">
作者: Ukrinform (Person)</text:p>
      <text:p text:style-name="P4">
出版商: Укринформ (Organization)</text:p>
      <text:p text:style-name="P4">
出版时间: 2023-05-25T23:16:00+03:00</text:p>
      <text:p text:style-name="P4">
修改时间: 2023-05-25T23:16:00+03:00</text:p>
      <text:p text:style-name="P4">
描述: 在阿夫迪夫卡（Avdiivka），在俄罗斯多层建筑的残骸下，俄罗斯火箭队留下了两个平民的尸体，现在由于该市缺乏特殊设备而无法获得。  - 乌克林。</text:p>
      <text:p text:style-name="P4">
图片: ['<text:a xlink:type="simple" xlink:href="https://static.ukrinform.com/photos/2023_05/thumb_files/630_360_1685044127-787.jpg" text:style-name="Internet_20_link" text:visited-style-name="Visited_20_Internet_20_Link">
630_360_16850...</text:a>
']</text:p>
      <text:p text:style-name="P4">
标签: ['Донеччина', 'Авдіївка', 'Війна з Росією']</text:p>
      <text:p text:style-name="P4">
类型: Article</text:p>
      <!--METADATA-->
      <text:p text:style-name="P4">
<draw:frame draw:style-name="fr1" draw:name="Image256" text:anchor-type="as-char" svg:width="6.9236in" svg:height="3.956343in" draw:z-index="0">
<draw:image xlink:href="../Images/yкринформ/2023-05-25T23-16-00-03-00/630_360_1685044127-787.jpg" xlink:type="simple" xlink:show="embed" xlink:actuate="onLoad" draw:mime-type="image/jpeg"/>
</draw:frame>
在Avdiivtsi中，俄罗斯多层建筑的俄罗斯火箭残骸，现在由于缺乏特殊设备而无法获得的两个平民的尸体现在正在被盖章。</text:p>
      <text:p text:style-name="P4">
关于<text:a xlink:type="simple" xlink:href="https://t.me/StepanychUA/141" text:style-name="Internet_20_link" text:visited-style-name="Visited_20_Internet_20_Link">
</text:a>
据报道，在他的视频中，乌克林福姆(Avdiiv City)军事管理局维塔里·巴拉巴什(Vitaliy Barabash)的记者在他的视频中。</text:p>
      <text:p text:style-name="P4">
“ 5月25日，Avdiivka。 我在两所房屋的废墟上 - 五台 - 斯托利 - 斯托利一座被击中的房屋。 不幸的是，两名平民在同一地下，人们明确地驱动着。 这是1930年的男人，是一位出生于1958年的女人，是我们一个地方的老师。”城市经理说。</text:p>
      <text:p text:style-name="P4">
<text:span text:style-name="T4">
另请阅读：</text:span>
 <text:a xlink:type="simple" xlink:href="https://www.ukrinform.ua/rubric-ato/3713895-sbu-zatrimala-rosijskogo-agenta-akij-gotuvav-pidriv-zaliznicnoi-kolii-pid-avdiivkou.html" text:style-name="Internet_20_link" text:visited-style-name="Visited_20_Internet_20_Link">
<text:span text:style-name="T4">
 avdiivk </text:span>
</text:a>
据他说，正在发生Avdiivka房屋炮击的破坏，并且该市的20多个多层建筑已被摧毁。</text:p>
      <text:p text:style-name="P4">
“不幸的是，这并不能极大地鼓励当地人撤离。 我想第二次撤离。 因为，即使一个人在这种袭击下幸存下来，我们不太可能能够获得它们，因为该市没有特殊的设备可以拆卸这些障碍。”巴拉巴什强调。</text:p>
      <text:p text:style-name="P4">
他补充说，不可能冒着SES战士的生命危险，SES战斗人员将在Avdiivka中简单地失踪，因为通往城市的20-25公里不断减少。</text:p>
      <text:p text:style-name="P4">
<text:span text:style-name="T4">
另请阅读：</text:span>
 <text:a xlink:type="simple" xlink:href="https://www.ukrinform.ua/rubric-ato/3713865-na-doneccini-zagarbniki-obstrilali-kurahove-z-artilerii-ta-uraganiv.html" text:style-name="Internet_20_link" text:visited-style-name="Visited_20_Internet_20_Link">
</text:a>
“的确，在这种情况下，他们没有机会去做这些工作。 因此，有必要不要等待，不要等待……的确，即使人们在这样的鹰之后生存，他们最有可能被埋葬，仿佛不幸的是，这是不请自来的，”巴拉巴什强调。</text:p>
      <text:p text:style-name="P4">
据报道，阿夫迪夫卡市一直在俄罗斯的火中，敌人每天杀害和伤害平民，破坏基础设施。</text:p>
      <text:p text:style-name="P4">
照片：Vitaliy Barabash，电报</text:p>
      <text:p text:style-name="P4">
News Source: <text:a xlink:type="simple" xlink:href="https://www.ukrinform.ua/rubric-regions/3714259-v-avdiivci-pid-zrujnovanimi-budinkami-zalisautsa-dva-tila-aki-nemozlivo-distati.html" text:style-name="Internet_20_link" text:visited-style-name="Visited_20_Internet_20_Link">
https://www.ukrinform.ua/rubric-regions/3714259-v-avdiivci-pid-zrujnovanimi-budinkami-zalisautsa-dva-tila-aki-nemozlivo-distati.html</text:a>
</text:p>
      <!--NEWS-->
      <text:h text:style-name="P10" text:outline-level="1">
<text:span text:style-name="T4">
曲棍球的半决赛对</text:span>
</text:h>
      <text:p text:style-name="P4">
作者: Ukrinform (Person)</text:p>
      <text:p text:style-name="P4">
出版商: Укринформ (Organization)</text:p>
      <text:p text:style-name="P4">
出版时间: 2023-05-25T23:16:51+03:00</text:p>
      <text:p text:style-name="P4">
修改时间: 2023-05-25T23:16:51+03:00</text:p>
      <text:p text:style-name="P4">
描述: 拉脱维亚是历史上第一次参加世界杯半决赛。  - 乌克林。</text:p>
      <text:p text:style-name="P4">
图片: ['<text:a xlink:type="simple" xlink:href="https://static.ukrinform.com/photos/2023_05/thumb_files/630_360_1685045717-259.jpg" text:style-name="Internet_20_link" text:visited-style-name="Visited_20_Internet_20_Link">
630_360_16850...</text:a>
']</text:p>
      <text:p text:style-name="P4">
标签: ['Чемпіонат світу з хокею', 'хокей']</text:p>
      <text:p text:style-name="P4">
类型: Article</text:p>
      <!--METADATA-->
      <text:p text:style-name="P4">
<draw:frame draw:style-name="fr1" draw:name="Image257" text:anchor-type="as-char" svg:width="6.9236in" svg:height="3.956343in" draw:z-index="0">
<draw:image xlink:href="../Images/yкринформ/2023-05-25T23-16-51-03-00/630_360_1685045717-259.jpg" xlink:type="simple" xlink:show="embed" xlink:actuate="onLoad" draw:mime-type="image/jpeg"/>
</draw:frame>
拉特维亚夫(Latviav)历史上的第一场比赛是与曲棍球半决赛的半决赛。</text:p>
      <text:p text:style-name="P4">
在曲棍球世界杯上，参加了四分之一决赛的比赛，美国国家队，德国，加拿大和拉脱维亚是半决赛，乌克林福姆报道。</text:p>
      <text:p text:style-name="P4">
世界锦标赛的第一场半决赛选手是美国国家队。 1/4binals的美国人赢得了捷克共和国-3：0。 同样在Passlanimyechi季后赛的下一轮比赛中，击败了瑞士3：1。</text:p>
      <text:p text:style-name="P4">
现任世界冠军 - 芬兰国家队 - 无法保护冠军，让位给加拿大-1：4。 拉脱维亚产生了极大的轰动，击败了团队-3：1。</text:p>
      <text:p text:style-name="P4">
<text:span text:style-name="T4">
另请阅读：</text:span>
 <text:a xlink:type="simple" xlink:href="https://www.ukrinform.ua/rubric-sports/3714165-ssa-ta-nimeccina-stali-persimi-pivfinalistami-cs2023-z-hokeu.html" text:style-name="Internet_20_link" text:visited-style-name="Visited_20_Internet_20_Link">
<text:span text:style-name="T4">
曲棍球</text:span>
</text:a>
美国 - 德国和加拿大 - 拉脱维亚将参加1/2决赛。 半决赛氧气冠军定于5月27日举行，决赛和第三名28位。</text:p>
      <text:p text:style-name="P4">
照片：盖蒂图像</text:p>
      <text:p text:style-name="P4">
News Source: <text:a xlink:type="simple" xlink:href="https://www.ukrinform.ua/rubric-sports/3714264-viznacilis-pivfinalni-pari-cs-z-hokeu.html" text:style-name="Internet_20_link" text:visited-style-name="Visited_20_Internet_20_Link">
https://www.ukrinform.ua/rubric-sports/3714264-viznacilis-pivfinalni-pari-cs-z-hokeu.html</text:a>
</text:p>
      <!--NEWS-->
      <text:h text:style-name="P10" text:outline-level="1">
<text:span text:style-name="T4">
拜登（Biden）确定了美国总参谋部米莉的替代</text:span>
</text:h>
      <text:p text:style-name="P4">
作者: Ukrinform (Person)</text:p>
      <text:p text:style-name="P4">
出版商: Укринформ (Organization)</text:p>
      <text:p text:style-name="P4">
出版时间: 2023-05-25T23:28:00+03:00</text:p>
      <text:p text:style-name="P4">
修改时间: 2023-05-25T23:28:00+03:00</text:p>
      <text:p text:style-name="P4">
描述: 美国总统建议任命空军将军查尔斯·布朗（Charles Brown）的负责人与美国参谋长新主席。  - 乌克林。</text:p>
      <text:p text:style-name="P4">
图片: ['<text:a xlink:type="simple" xlink:href="https://static.ukrinform.com/photos/2021_12/thumb_files/630_360_1638521183-498.jpg" text:style-name="Internet_20_link" text:visited-style-name="Visited_20_Internet_20_Link">
630_360_16385...</text:a>
']</text:p>
      <text:p text:style-name="P4">
标签: ['Байден', 'США', 'Марк Міллі ']</text:p>
      <text:p text:style-name="P4">
类型: Article</text:p>
      <!--METADATA-->
      <text:p text:style-name="P4">
<draw:frame draw:style-name="fr1" draw:name="Image258" text:anchor-type="as-char" svg:width="6.9236in" svg:height="3.956343in" draw:z-index="0">
<draw:image xlink:href="../Images/yкринформ/2023-05-25T23-28-00-03-00/630_360_1638521183-498.jpg" xlink:type="simple" xlink:show="embed" xlink:actuate="onLoad" draw:mime-type="image/jpeg"/>
</draw:frame>
总统建议任命空军将军查尔斯·布朗(Charles Brown)的负责人，新任美国参谋长。</text:p>
      <text:p text:style-name="P4">
根据乌克林通讯员的说法，它写道<text:a xlink:type="simple" xlink:href="https://edition.cnn.com/2023/05/24/politics/c-q-brown-joint-chiefs-of-staff-chairman-nomination-biden/index.html" text:style-name="Internet_20_link" text:visited-style-name="Visited_20_Internet_20_Link">
</text:a>
。</text:p>
      <text:p text:style-name="P4">
文章写道：“乔·拜登(Joe Biden)总统宣布提名美国空军总部Germentachalz Brown担任美国参谋长的负责人。”</text:p>
      <text:p text:style-name="P4">
<text:span text:style-name="T4">
另请阅读：</text:span>
 <text:a xlink:type="simple" xlink:href="https://www.ukrinform.ua/rubric-ato/3714223-milli-vpevnenij-so-rosia-ne-vigrae-cu-vijnu.html" text:style-name="Internet_20_link" text:visited-style-name="Visited_20_Internet_20_Link">
<text:span text:style-name="T4">
 milli </text:span>
</text:a>
值得注意的是，国防部长劳埃德·奥斯汀(Lloyd Austin)建议任命布朗。 “如果任命在美国历史上首次批准，国防部最高负责人 - 国防部长和统一参谋长委员会主席 - 将是非裔美国人，”  - CNN说。</text:p>
      <text:p text:style-name="P4">
该出版物解释说，美国董事长是美国总统，国防部长和国家安全委员会部长的关键顾问，是美国最高的美国官员。</text:p>
      <text:p text:style-name="P4">
<text:span text:style-name="T4">
另请阅读：</text:span>
 <text:a xlink:type="simple" xlink:href="https://www.ukrinform.ua/rubric-ato/3714217-litaki-f16-ne-e-akous-divoviznou-zbroeu-u-vijni-milli.html" text:style-name="Internet_20_link" text:visited-style-name="Visited_20_Internet_20_Link">
</text:a>
据报道，自2019年以来，美国参谋长现任主席马克·米利(Mark Milly)就一直担任这一职位。</text:p>
      <text:p text:style-name="P4">
News Source: <text:a xlink:type="simple" xlink:href="https://www.ukrinform.ua/rubric-world/3714266-bajden-viznacivsa-iz-zaminou-golovi-genstabu-ssa-milli.html" text:style-name="Internet_20_link" text:visited-style-name="Visited_20_Internet_20_Link">
https://www.ukrinform.ua/rubric-world/3714266-bajden-viznacivsa-iz-zaminou-golovi-genstabu-ssa-milli.html</text:a>
</text:p>
      <!--NEWS-->
      <text:h text:style-name="P10" text:outline-level="1">
<text:span text:style-name="T4">
总统授予320名军事，其中121名 - 死后</text:span>
</text:h>
      <text:p text:style-name="P4">
作者: Ukrinform (Person)</text:p>
      <text:p text:style-name="P4">
出版商: Укринформ (Organization)</text:p>
      <text:p text:style-name="P4">
出版时间: 2023-05-25T23:34:00+03:00</text:p>
      <text:p text:style-name="P4">
修改时间: 2023-05-25T23:34:00+03:00</text:p>
      <text:p text:style-name="P4">
描述: 沃迪米尔·泽伦斯基（Volodymyr Zelensky）庆祝了320名乌克兰州立奖的捍卫者，其中121个是死后的。  - 乌克林。</text:p>
      <text:p text:style-name="P4">
图片: ['<text:a xlink:type="simple" xlink:href="https://static.ukrinform.com/photos/2022_09/thumb_files/630_360_1664353648-814.jpeg" text:style-name="Internet_20_link" text:visited-style-name="Visited_20_Internet_20_Link">
630_360_16643...</text:a>
']</text:p>
      <text:p text:style-name="P4">
标签: ['Нагорода', 'Військові', 'Зеленський', 'Війна з Росією']</text:p>
      <text:p text:style-name="P4">
类型: Article</text:p>
      <!--METADATA-->
      <text:p text:style-name="P4">
<draw:frame draw:style-name="fr1" draw:name="Image259" text:anchor-type="as-char" svg:width="6.9236in" svg:height="3.956343in" draw:z-index="0">
<draw:image xlink:href="../Images/yкринформ/2023-05-25T23-34-00-03-00/630_360_1664353648-814.jpeg" xlink:type="simple" xlink:show="embed" xlink:actuate="onLoad" draw:mime-type="image/jpeg"/>
</draw:frame>
Volodymyrzelensky庆祝了320名乌克兰州立奖的捍卫者，其中121名。</text:p>
      <text:p text:style-name="P4">
根据乌克林福姆的说法，相关法令已在国家元首发表。</text:p>
      <text:p text:style-name="P4">
根据文件，奖项是为了个人的勇气，揭示了乌克兰的国家主权和领土完整，无私的军事义务和对军事誓言的忠诚。</text:p>
      <text:p text:style-name="P4">
特别是通过法令<text:a xlink:type="simple" xlink:href="http://www.president.gov.ua/documents/3022023-46877" text:style-name="Internet_20_link" text:visited-style-name="Visited_20_Internet_20_Link">
</text:a>
总统决定授予62名捍卫者，其中16名是死后的。</text:p>
      <text:p text:style-name="P4">
通过法令<text:a xlink:type="simple" xlink:href="http://www.president.gov.ua/documents/3032023-46873" text:style-name="Internet_20_link" text:visited-style-name="Visited_20_Internet_20_Link">
</text:a>
该州的头部出生于73名军人，其中64名 - 死后。 捍卫者授予了Bohdan Khmelnytsky的命令和“勇气”</text:p>
      <text:p text:style-name="P4">
通过法令<text:a xlink:type="simple" xlink:href="http://www.president.gov.ua/documents/3042023-46885" text:style-name="Internet_20_link" text:visited-style-name="Visited_20_Internet_20_Link">
</text:a>
授予了69名军事人士，其中9个是死后的。</text:p>
      <text:p text:style-name="P4">
<text:span text:style-name="T4">
另请阅读：</text:span>
 <text:a xlink:type="simple" xlink:href="https://www.ukrinform.ua/rubric-ato/3708022-prezident-vidznaciv-derzavnimi-nagorodami-134-desantnikiv.html" text:style-name="Internet_20_link" text:visited-style-name="Visited_20_Internet_20_Link">
<text:span text:style-name="T4">
奖励</text:span>
</text:a>
另有116名捍卫者，总统决定颁发该法令<text:a xlink:type="simple" xlink:href="http://www.president.gov.ua/documents/3052023-46881" text:style-name="Internet_20_link" text:visited-style-name="Visited_20_Internet_20_Link">
</text:a>
，其中32个死后。</text:p>
      <text:p text:style-name="P4">
根据最后两个文件，<text:a xlink:type="simple" xlink:href="https://www.ukrinform.ua/tag-vijskovi" text:style-name="Internet_20_link" text:visited-style-name="Visited_20_Internet_20_Link">
</text:a>
Bohdan Khmelnitsky，Danylo Halytsky和“消息”的命令，以及奖牌“乌克兰的兵役”和“ Current of Current”的命令。</text:p>
      <text:p text:style-name="P4">
正如乌克林福姆报道的，5月25日<text:a xlink:type="simple" xlink:href="http://www.ukrinform.ua/rubric-society/3714015-zelenskij-vruciv-nagorodi-pracivnikam-sluzbi-speczvazku.html" text:style-name="Internet_20_link" text:visited-style-name="Visited_20_Internet_20_Link">
</text:a>
在国家服务当天，我授予了乌克兰的特殊传播和信息保护。</text:p>
      <text:p text:style-name="P4">
News Source: <text:a xlink:type="simple" xlink:href="https://www.ukrinform.ua/rubric-ato/3714268-prezident-nagorodiv-320-vijskovih-121-z-nih-posmertno.html" text:style-name="Internet_20_link" text:visited-style-name="Visited_20_Internet_20_Link">
https://www.ukrinform.ua/rubric-ato/3714268-prezident-nagorodiv-320-vijskovih-121-z-nih-posmertno.html</text:a>
</text:p>
      <!--NEWS-->
      <text:h text:style-name="P10" text:outline-level="1">
<text:span text:style-name="T4">
在United24平台上，将从珠穆朗玛峰的顶部出售乌克兰国旗</text:span>
</text:h>
      <text:p text:style-name="P4">
作者: Ukrinform (Person)</text:p>
      <text:p text:style-name="P4">
出版商: Укринформ (Organization)</text:p>
      <text:p text:style-name="P4">
出版时间: 2023-05-25T23:47:00+03:00</text:p>
      <text:p text:style-name="P4">
修改时间: 2023-05-25T23:47:00+03:00</text:p>
      <text:p text:style-name="P4">
描述: 乌克兰登山冠军瓦伦丁·西帕文（Valentin Sipavin）在珠穆朗玛峰的顶部启动了州旗，该国旗将在United24筹款平台的捐助者中播放。  - 乌克林。</text:p>
      <text:p text:style-name="P4">
图片: ['<text:a xlink:type="simple" xlink:href="https://static.ukrinform.com/photos/2023_05/thumb_files/630_360_1685044521-873.jpg" text:style-name="Internet_20_link" text:visited-style-name="Visited_20_Internet_20_Link">
630_360_16850...</text:a>
']</text:p>
      <text:p text:style-name="P4">
标签: ['Еверест', 'Альпініст', 'United24']</text:p>
      <text:p text:style-name="P4">
类型: Article</text:p>
      <!--METADATA-->
      <text:p text:style-name="P4">
<draw:frame draw:style-name="fr1" draw:name="Image260" text:anchor-type="as-char" svg:width="6.9236in" svg:height="3.956343in" draw:z-index="0">
<draw:image xlink:href="../Images/yкринформ/2023-05-25T23-47-00-03-00/630_360_1685044521-873.jpg" xlink:type="simple" xlink:show="embed" xlink:actuate="onLoad" draw:mime-type="image/jpeg"/>
</draw:frame>
瓦伦丁·西帕文(Valentin Sipavin)的乌克兰登山冠军已经在高度之上推出了州旗，将在United24筹款平台的捐助者中播放旗帜。</text:p>
      <text:p text:style-name="P4">
根据乌克林福姆的说法，这是在United24页面上指出的<text:a xlink:type="simple" xlink:href="https://t.me/U24_gov_ua/2238" text:style-name="Internet_20_link" text:visited-style-name="Visited_20_Internet_20_Link">
</text:a>
。</text:p>
      <text:p text:style-name="P4">
值得注意的是，对于Sipavin来说，这是珠穆朗玛峰最困难的攀登。 但是，寒冷和大量的乌克兰国旗仍然高8848,86米。</text:p>
      <text:p text:style-name="P4">
<text:span text:style-name="T4">
另请阅读：</text:span>
 <text:a xlink:type="simple" xlink:href="https://www.ukrinform.ua/rubric-other_news/3710985-united24-ta-etnodim-stvorili-dla-ambasadoriv-visiti-sorocki.html" text:style-name="Internet_20_link" text:visited-style-name="Visited_20_Internet_20_Link">
<text:span text:style-name="T4">
 United24 </text:span>
</text:a>
“我们将这一上升献给了所有乌克兰人和捐助者，联合24的合作伙伴。 再次，我们想证明那些拥有共同目的和精神力量的人没有不可能的。”司令员在平台上引用。</text:p>
      <text:p text:style-name="P4">
正如乌克林福姆报道的，每年的联合24平台<text:a xlink:type="simple" xlink:href="https://www.ukrinform.ua/rubric-economy/3704830-za-rik-platforma-united24-zibrala-325-miljoniv-fedorov.html" text:style-name="Internet_20_link" text:visited-style-name="Visited_20_Internet_20_Link">
</text:a>
。</text:p>
      <text:p text:style-name="P4">
照片：United24，电报</text:p>
      <text:p text:style-name="P4">
News Source: <text:a xlink:type="simple" xlink:href="https://www.ukrinform.ua/rubric-society/3714262-na-platformi-united24-prodadut-ukrainskij-prapor-z-versini-everestu.html" text:style-name="Internet_20_link" text:visited-style-name="Visited_20_Internet_20_Link">
https://www.ukrinform.ua/rubric-society/3714262-na-platformi-united24-prodadut-ukrainskij-prapor-z-versini-everestu.html</text:a>
</text:p>
      <!--NEWS-->
      <text:h text:style-name="P10" text:outline-level="1">
<text:span text:style-name="T4">
国际书展在华沙开业，乌克兰是名誉客人</text:span>
</text:h>
      <text:p text:style-name="P4">
作者: Ukrinform (Person)</text:p>
      <text:p text:style-name="P4">
出版商: Укринформ (Organization)</text:p>
      <text:p text:style-name="P4">
出版时间: 2023-05-25T23:56:00+03:00</text:p>
      <text:p text:style-name="P4">
修改时间: 2023-05-25T23:56:00+03:00</text:p>
      <text:p text:style-name="P4">
描述: 在华沙，周四开设了国际书展，我们的州是名誉嘉宾。  - 乌克林。</text:p>
      <text:p text:style-name="P4">
图片: ['<text:a xlink:type="simple" xlink:href="https://static.ukrinform.com/photos/2023_05/thumb_files/630_360_1685045988-8123.jpeg" text:style-name="Internet_20_link" text:visited-style-name="Visited_20_Internet_20_Link">
630_360_16850...</text:a>
', '<text:a xlink:type="simple" xlink:href="https://static.ukrinform.com/photos/2023_05/thumb_files/630_360_1685045989-4909.jpeg" text:style-name="Internet_20_link" text:visited-style-name="Visited_20_Internet_20_Link">
630_360_16850...</text:a>
', '<text:a xlink:type="simple" xlink:href="https://static.ukrinform.com/photos/2023_05/thumb_files/630_360_1685045986-2545.jpeg" text:style-name="Internet_20_link" text:visited-style-name="Visited_20_Internet_20_Link">
630_360_16850...</text:a>
', '<text:a xlink:type="simple" xlink:href="https://static.ukrinform.com/photos/2023_05/thumb_files/630_360_1685045986-5204.jpeg" text:style-name="Internet_20_link" text:visited-style-name="Visited_20_Internet_20_Link">
630_360_16850...</text:a>
', '<text:a xlink:type="simple" xlink:href="https://static.ukrinform.com/photos/2023_05/thumb_files/630_360_1685045986-1054.jpeg" text:style-name="Internet_20_link" text:visited-style-name="Visited_20_Internet_20_Link">
630_360_16850...</text:a>
', '<text:a xlink:type="simple" xlink:href="https://static.ukrinform.com/photos/2023_05/thumb_files/630_360_1685045987-5446.jpeg" text:style-name="Internet_20_link" text:visited-style-name="Visited_20_Internet_20_Link">
630_360_16850...</text:a>
', '<text:a xlink:type="simple" xlink:href="https://static.ukrinform.com/photos/2023_05/thumb_files/630_360_1685045987-8370.jpeg" text:style-name="Internet_20_link" text:visited-style-name="Visited_20_Internet_20_Link">
630_360_16850...</text:a>
', '<text:a xlink:type="simple" xlink:href="https://static.ukrinform.com/photos/2023_05/thumb_files/630_360_1685045987-9520.jpeg" text:style-name="Internet_20_link" text:visited-style-name="Visited_20_Internet_20_Link">
630_360_16850...</text:a>
', '<text:a xlink:type="simple" xlink:href="https://static.ukrinform.com/photos/2023_05/thumb_files/630_360_1685045988-9910.jpeg" text:style-name="Internet_20_link" text:visited-style-name="Visited_20_Internet_20_Link">
630_360_16850...</text:a>
', '<text:a xlink:type="simple" xlink:href="https://static.ukrinform.com/photos/2023_05/thumb_files/630_360_1685045988-1396.jpeg" text:style-name="Internet_20_link" text:visited-style-name="Visited_20_Internet_20_Link">
630_360_16850...</text:a>
', '<text:a xlink:type="simple" xlink:href="https://static.ukrinform.com/photos/2023_05/thumb_files/630_360_1685045989-1971.jpeg" text:style-name="Internet_20_link" text:visited-style-name="Visited_20_Internet_20_Link">
630_360_16850...</text:a>
', '<text:a xlink:type="simple" xlink:href="https://static.ukrinform.com/photos/2023_05/thumb_files/630_360_1685045989-7362.jpeg" text:style-name="Internet_20_link" text:visited-style-name="Visited_20_Internet_20_Link">
630_360_16850...</text:a>
', '<text:a xlink:type="simple" xlink:href="https://static.ukrinform.com/photos/2023_05/thumb_files/630_360_1685045989-8621.jpeg" text:style-name="Internet_20_link" text:visited-style-name="Visited_20_Internet_20_Link">
630_360_16850...</text:a>
', '<text:a xlink:type="simple" xlink:href="https://static.ukrinform.com/photos/2023_05/thumb_files/630_360_1685045989-8143.jpeg" text:style-name="Internet_20_link" text:visited-style-name="Visited_20_Internet_20_Link">
630_360_16850...</text:a>
']</text:p>
      <text:p text:style-name="P4">
标签: ['Книги', 'Польща', 'Варшава', 'Український інститут книги', 'Ярмарок']</text:p>
      <text:p text:style-name="P4">
类型: Article</text:p>
      <!--METADATA-->
      <text:p text:style-name="P4">
<draw:frame draw:style-name="fr1" draw:name="Image261" text:anchor-type="as-char" svg:width="6.9236in" svg:height="3.956343in" draw:z-index="0">
<draw:image xlink:href="../Images/yкринформ/2023-05-25T23-56-00-03-00/630_360_1685045988-8123.jpeg" xlink:type="simple" xlink:show="embed" xlink:actuate="onLoad" draw:mime-type="image/jpeg"/>
</draw:frame>
周四，国际图书博览会于周四开幕，我们的州是名誉嘉宾。</text:p>
      <text:p text:style-name="P4">
在博览会上，乌克兰书展示了数十名出版商，该出版商部署在200平方米的面积上。 乌克林福姆报道，口号“数百万桥”下的仪表。</text:p>
      <text:p text:style-name="P4">
Verkhovna Rada Ruslan Stefanchuk主席参加了展览的开幕。 他定制了这本书对乌克兰人来说是神圣的，因为每个人都有Kobzar。 在书中，乌克兰人保留了历史，文化和传统，他们也认识到暴君的名字：禁止乌克兰人追求我们国家的Holodomor的人。“书籍是在纪念世界和当今乌克兰报道的当今事件的书籍。 乌克兰争取波兰自由和团结的斗争将永远留在我们的书中。 因为现在我们正在撰写未来的历史，” Stefanchuk说。</text:p>
      <text:p text:style-name="P4">
在视频中，乌克兰Olenazelenskaya的第一夫人指出，乌克兰和波兰正在创造一本书将写的历史。</text:p>
      <text:p text:style-name="P4">
“所谓的历史时刻正在为两国发生。 在全面的俄罗斯入侵的几个月中，两极被数百万乌克兰人温暖和庇护，今天接待护士真是太温暖了。 这对乌克兰也非常重要。”乌克兰第一夫人说。</text:p>
      <text:p text:style-name="P4">
<text:span text:style-name="T4">
另请阅读：</text:span>
 <text:a xlink:type="simple" xlink:href="https://www.ukrinform.ua/rubric-culture/3711349-na-knizkovomu-armarku-u-varsavi-ukraina-predstavit-kolektivnij-stend-miljoni-mostiv.html" text:style-name="Internet_20_link" text:visited-style-name="Visited_20_Internet_20_Link">
<text:span text:style-name="T4">
书</text:span>
</text:a>
她回忆说，俄罗斯军队在乌克兰摧毁了300个图书馆，并摧毁了数十名出版商的间隔。</text:p>
      <text:p text:style-name="P4">
“但是就像我们的人民争取生存权一样。</text:p>
      <text:p text:style-name="P4">
文化和信息政策部长Oleksandr Tkachenko在视频中称为“博览会的参与者”，称国际合作伙伴购买了乌克兰作家的正确书籍，翻译和阅读乌克兰和乌克兰。</text:p>
      <text:p text:style-name="P4">
他指出，乌克兰书最近出现在波兰大众货架上。 特别是，这是由于乌克兰第一期的倡议。</text:p>
      <text:p text:style-name="P4">
在对该机构的评论中，乌克兰书籍学院Oleksandrakoval学院主任报告说，乌克兰由45位出版商，大约40位作家在博览会上代表，还提供了两百个不同的活动。</text:p>
      <text:p text:style-name="P4">
“也就是说，我们的代表非常有价值，与乌克兰今年获得的名誉客人的地位相对应。”</text:p>
      <text:p text:style-name="P4">
据她说，很多书将能够在乌克兰展台上购买。 同时，波兰出版商将能够评估乌克兰的提议。<text:span text:style-name="T4">
另请阅读：</text:span>
 <text:a xlink:type="simple" xlink:href="https://www.ukrinform.ua/rubric-culture/3714234-dla-rozvitku-knigovidanna-i-pidtrimki-citanna-ukraini-potribno-soroku-100-miljoniv-koval-.html" text:style-name="Internet_20_link" text:visited-style-name="Visited_20_Internet_20_Link">
<text:span text:style-name="T4">
铁匠</text:span>
</text:a>
这位铁匠补充说，在乌克兰计划中，将两次在乌克兰记录俄罗斯犯罪的博览会上有两次。</text:p>
      <text:p text:style-name="P4">
今年，乌克兰立场与公共组织者和合作伙伴一起代表乌克兰书籍研究所，包括国际书籍失败(波兰)，乌克兰外交部，乌克兰文化与信息政策部，波兰文化和国家遗产，乌克兰乌克兰大使馆。</text:p>
      <text:p text:style-name="P4">
据乌克林福姆报道，国际图书博览会于5月25日至28日在华沙举行。</text:p>
      <text:p text:style-name="P4">
News Source: <text:a xlink:type="simple" xlink:href="https://www.ukrinform.ua/rubric-culture/3714265-u-varsavi-vidkrivsa-miznarodnij-knizkovij-armarok-ukraina-pocesnij-gist.html" text:style-name="Internet_20_link" text:visited-style-name="Visited_20_Internet_20_Link">
https://www.ukrinform.ua/rubric-culture/3714265-u-varsavi-vidkrivsa-miznarodnij-knizkovij-armarok-ukraina-pocesnij-gist.html</text:a>
</text:p>
      <!--NEWS-->
      <text:h text:style-name="P10" text:outline-level="1">
<text:span text:style-name="T4">
每天敌人的损失：消除了500名占领者，20个手工系统和3个坦克被摧毁</text:span>
</text:h>
      <text:p text:style-name="P4">
作者: ['АРМІЯINFORM']</text:p>
      <text:p text:style-name="P4">
时间: 2023-05-25T24:00:00-04:00</text:p>
      <text:p text:style-name="P4">
描述: Zagalni Boyov，在02/24/22到05/25/23 Orintovo成为：...与乌克兰2022的战争，与乌克兰的战争，今天与乌克兰的最新消息，今天与乌克兰的新闻，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28c6064c-2d3f-44d2-9a81-a5029edc70bd-scaled.jpg" text:style-name="Internet_20_link" text:visited-style-name="Visited_20_Internet_20_Link">
28c6064c-2d3f-44d2-9a81-a5029edc70bd-scaled.jpg</text:a>
']</text:p>
      <text:p text:style-name="P4">
标签: ['STOPRUSSIA', 'АГРЕСІЯ РФ', 'ВТОРГНЕННЯ РФ', 'ВТРАТИ ВОРОГА', 'ГШ ЗСУ']</text:p>
      <text:p text:style-name="P4">
类别: News</text:p>
      <!--METADATA-->
      <text:p text:style-name="P4">
<draw:frame draw:style-name="fr1" draw:name="Image262" text:anchor-type="as-char" svg:width="6.9236in" svg:height="6.969757in" draw:z-index="0">
<draw:image xlink:href="../Images/AРМІЯINFORM/2023-05-25T24-00-00-04-00/28c6064c-2d3f-44d2-9a81-a5029edc70bd-scaled.jpg" xlink:type="simple" xlink:show="embed" xlink:actuate="onLoad" draw:mime-type="image/jpeg"/>
</draw:frame>
敌人从24.02.22到25.05.23的总体战斗损失将分配给：</text:p>
      <text:p text:style-name="P4">
<text:span text:style-name="T4">
<text:span text:style-name="T5">
人员 -  </text:span>
* 205260(+500)被淘汰的人</text:span>
<text:span text:style-name="T5">
坦克 -  </text:span>
<text:span text:style-name="T5">
 3795(+3)</text:span>
<text:span text:style-name="T4">
战斗装甲车 -  </text:span>
 7432(+8)<text:span text:style-name="T4">
<text:span text:style-name="T5">
炮兵系统 -  </text:span>
<text:span text:style-name="T5">
 3359(+20)</text:span>
 </text:span>
 rszv- <text:span text:style-name="T4">
 570(0)</text:span>
<text:span text:style-name="T5">
防空 -  </text:span>
<text:span text:style-name="T5">
 327(0)</text:span>
<text:span text:style-name="T4">
飞机 -  </text:span>
 309(0)<text:span text:style-name="T4">
<text:span text:style-name="T5">
直升机 -  </text:span>
* 296(0)</text:span>
<text:span text:style-name="T5">
无人机手术战术水平 -  </text:span>
<text:span text:style-name="T5">
 2907(+36)</text:span>
<text:span text:style-name="T4">
有翼的导弹 -  </text:span>
 1015(0)<text:span text:style-name="T4">
<text:span text:style-name="T5">
船 /船 -  </text:span>
* 18(0)</text:span>
<text:span text:style-name="T5">
汽车设备和坦克 -  </text:span>
<text:span text:style-name="T5">
 6148(+2)</text:span>
<text:span text:style-name="T4">
特殊技术 -  </text:span>
 444(+4)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5.05.23。</text:p>
      <text:p text:style-name="P4">
News Source: <text:a xlink:type="simple" xlink:href="https://armyinform.com.ua/2023/05/25/vtraty-voroga-za-dobu-likvidovano-500-okupantiv-znyshheno-20-artsystem-i-3-tanky/" text:style-name="Internet_20_link" text:visited-style-name="Visited_20_Internet_20_Link">
https://armyinform.com.ua/2023/05/25/vtraty-voroga-za-dobu-likvidovano-500-okupantiv-znyshheno-20-artsystem-i-3-tanky/</text:a>
</text:p>
      <!--NEWS-->
      <text:h text:style-name="P10" text:outline-level="1">
<text:span text:style-name="T4">
空中国防军摧毁了36人中的36人</text:span>
</text:h>
      <text:p text:style-name="P4">
作者: ['АРМІЯINFORM']</text:p>
      <text:p text:style-name="P4">
时间: 2023-05-25T25:00:00-04:00</text:p>
      <text:p text:style-name="P4">
描述: 在第25届旅行者的NICH上，Vorog攻击了伊朗Vobronitva的乌克兰无人机...与乌克兰2022年的战争，与乌克兰的最新新闻，今天与乌克兰2022年的新闻战争，今天，乌克兰和俄罗斯和俄罗斯和俄罗斯和俄罗斯和俄罗斯和俄罗斯和俄罗斯和俄罗斯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10/7b9dc107e1604bcdf83c0c6a600a39a735e16efa.png" text:style-name="Internet_20_link" text:visited-style-name="Visited_20_Internet_20_Link">
7b9dc107e1604bcdf83c0c6a600a39a735e16efa.png</text:a>
']</text:p>
      <text:p text:style-name="P4">
标签: ['SHAHED', 'КОМАНДУВАННЯ ПОВІТРЯНИХ СИЛ ЗСУ', 'МИКОЛА ОЛЕЩУК']</text:p>
      <text:p text:style-name="P4">
类别: News</text:p>
      <!--METADATA-->
      <text:p text:style-name="P4">
<draw:frame draw:style-name="fr1" draw:name="Image263" text:anchor-type="as-char" svg:width="6.9236in" svg:height="4.124345in" draw:z-index="0">
<draw:image xlink:href="../Images/AРМІЯINFORM/2023-05-25T25-00-00-04-00/7b9dc107e1604bcdf83c0c6a600a39a735e16efa.png" xlink:type="simple" xlink:show="embed" xlink:actuate="onLoad" draw:mime-type="image/png"/>
</draw:frame>
说明性照片</text:p>
      <text:p text:style-name="P4">
5月25日晚上，敌人袭击了伊朗生产SHAHD-136/131的冲击无人机。 总共记录了北部和南部方向的36个较大的启动。</text:p>
      <text:p text:style-name="P4">
关于它<text:a xlink:type="simple" xlink:href="https://t.me/kpszsu/2532" text:style-name="Internet_20_link" text:visited-style-name="Visited_20_Internet_20_Link">
报告</text:a>
武装部队司令部。</text:p>
      <text:p text:style-name="P4">
敌人可能会攻击该州西部地区的关键基础设施和军事物体。</text:p>
      <text:p text:style-name="P4">
“百分百结果!36分中的36个!感谢您的空军“西”，“中心”和“南方”的战斗工作!做得好!这可能是最好的礼物!” - <text:a xlink:type="simple" xlink:href="https://t.me/MykolaOleshchuk/60" text:style-name="Internet_20_link" text:visited-style-name="Visited_20_Internet_20_Link">
著名的</text:a>
乌克兰中尉米科拉·奥尔什丘克(Mykola Oleshchuk)武装部队空军的指挥官。</text:p>
      <text:p text:style-name="P4">
根据武装部队司令部的说法，反空袭导弹部队，战斗机航空，南航空公司责任领域的移动消防车，中心航空司令部，西空中司令部和乌克兰空军涉及在空军的反射中。</text:p>
      <text:p text:style-name="P4">
News Source: <text:a xlink:type="simple" xlink:href="https://armyinform.com.ua/2023/05/25/syly-ppo-znyshhyly-36-iz-36-shahed/" text:style-name="Internet_20_link" text:visited-style-name="Visited_20_Internet_20_Link">
https://armyinform.com.ua/2023/05/25/syly-ppo-znyshhyly-36-iz-36-shahed/</text:a>
</text:p>
      <!--NEWS-->
      <text:h text:style-name="P10" text:outline-level="1">
<text:span text:style-name="T4">
加拿大把乌克兰送给我</text:span>
</text:h>
      <text:p text:style-name="P4">
作者: ['АРМІЯINFORM']</text:p>
      <text:p text:style-name="P4">
时间: 2023-05-25T26:00:00-04:00</text:p>
      <text:p text:style-name="P4">
描述: 加拿大购买的两十个特殊技术服装附在乌克兰。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75.png" text:style-name="Internet_20_link" text:visited-style-name="Visited_20_Internet_20_Link">
75.png</text:a>
', '<text:a xlink:type="simple" xlink:href="https://armyinform.com.ua/wp-content/uploads/2023/05/fw5gt2gxsayiegw-e1684993421443.jpg" text:style-name="Internet_20_link" text:visited-style-name="Visited_20_Internet_20_Link">
fw5gt2gxsayiegw-e1684993421443.jpg</text:a>
']</text:p>
      <text:p text:style-name="P4">
标签: ['КАНАДА', 'ПІДТРИМКА УКРАЇНИ', 'РОЗМІНУВАННЯ']</text:p>
      <text:p text:style-name="P4">
类别: News</text:p>
      <!--METADATA-->
      <text:p text:style-name="P4">
<draw:frame draw:style-name="fr1" draw:name="Image264" text:anchor-type="as-char" svg:width="6.9236in" svg:height="4.588039in" draw:z-index="0">
<draw:image xlink:href="../Images/AРМІЯINFORM/2023-05-25T26-00-00-04-00/75.png" xlink:type="simple" xlink:show="embed" xlink:actuate="onLoad" draw:mime-type="image/png"/>
</draw:frame>
频道购买的二十打特殊的烟火服装抵达乌克兰。</text:p>
      <text:p text:style-name="P4">
关于它<text:a xlink:type="simple" xlink:href="https://twitter.com/CanEmbUkraine/status/1661343418931462146" text:style-name="Internet_20_link" text:visited-style-name="Visited_20_Internet_20_Link">
报告</text:a>
加拿大在乌克兰。</text:p>
      <text:p text:style-name="P4">
消息传出：“加拿大为乌克兰州的紧急服务提供了23套服装。”</text:p>
      <text:p text:style-name="P4">
<draw:frame draw:style-name="fr1" draw:name="Image265" text:anchor-type="as-char" svg:width="6.736527in" svg:height="10.0in" draw:z-index="0">
<draw:image xlink:href="../Images/AРМІЯINFORM/2023-05-25T26-00-00-04-00/fw5gt2gxsayiegw-e1684993421443.jpg" xlink:type="simple" xlink:show="embed" xlink:actuate="onLoad" draw:mime-type="image/jpeg"/>
</draw:frame>
值得注意的是，这些服装将在乌克兰矿山和非破裂弹药的中和期间保护救援人员，以防止非直肠死亡和平民众多伤口。</text:p>
      <text:p text:style-name="P4">
如报道，加拿大已经<text:a xlink:type="simple" xlink:href="https://armyinform.com.ua/2023/05/04/kanada-peredala-ukrayini-obladnannya-dlya-rozminuvannya/" text:style-name="Internet_20_link" text:visited-style-name="Visited_20_Internet_20_Link">
转移</text:a>
乌克兰是乌克兰的2250万美元。</text:p>
      <text:p text:style-name="P4">
News Source: <text:a xlink:type="simple" xlink:href="https://armyinform.com.ua/2023/05/25/kanada-peredala-ukrayini-kostyumy-dlya-rozminuvannya/" text:style-name="Internet_20_link" text:visited-style-name="Visited_20_Internet_20_Link">
https://armyinform.com.ua/2023/05/25/kanada-peredala-ukrayini-kostyumy-dlya-rozminuvannya/</text:a>
</text:p>
      <!--NEWS-->
      <text:h text:style-name="P10" text:outline-level="1">
<text:span text:style-name="T4">
在乌克兰沉默的时刻</text:span>
</text:h>
      <text:p text:style-name="P4">
作者: ['АРМІЯINFORM']</text:p>
      <text:p text:style-name="P4">
时间: 2023-05-25T27: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1.gif" text:style-name="Internet_20_link" text:visited-style-name="Visited_20_Internet_20_Link">
candle-1.gif</text:a>
']</text:p>
      <text:p text:style-name="P4">
标签: ['STOPRUSSIA', "ВШАНУВАННЯ ПАМ'ЯТІ", 'ХВИЛИНА МОВЧАННЯ']</text:p>
      <text:p text:style-name="P4">
类别: News</text:p>
      <!--METADATA-->
      <text:p text:style-name="P4">
<draw:frame draw:style-name="fr1" draw:name="Image266" text:anchor-type="as-char" svg:width="6.9236in" svg:height="3.895992in" draw:z-index="0">
<draw:image xlink:href="../Images/AРМІЯINFORM/2023-05-25T27-00-00-04-00/candle-1.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25/v-ukrayini-hvylyna-movchannya-3/" text:style-name="Internet_20_link" text:visited-style-name="Visited_20_Internet_20_Link">
https://armyinform.com.ua/2023/05/25/v-ukrayini-hvylyna-movchannya-3/</text:a>
</text:p>
      <!--NEWS-->
      <text:h text:style-name="P10" text:outline-level="1">
<text:span text:style-name="T4">
国家元首感谢空军的100％结果</text:span>
</text:h>
      <text:p text:style-name="P4">
作者: ['АРМІЯINFORM']</text:p>
      <text:p text:style-name="P4">
时间: 2023-05-25T28:00:00-04:00</text:p>
      <text:p text:style-name="P4">
描述: 乌克兰沃迪米尔Zelensky总统惩罚了PPO的力量，Yaki Pid of Nice攻击...与乌克兰2022年的战争，与乌克兰的最新新闻，今天与乌克兰的新闻战争，今天与乌克兰2022年的新闻战争，乌克兰和乌克兰之间的战争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bd86e4062fa81a4b45dcea5c0faeb25e_1683903268_extra_large.png" text:style-name="Internet_20_link" text:visited-style-name="Visited_20_Internet_20_Link">
bd86e4062fa81a4b45dcea5c0faeb25e_1683903268_extra_large.png</text:a>
']</text:p>
      <text:p text:style-name="P4">
标签: ['SHAHED', 'ВОЛОДИМИР ЗЕЛЕНСЬКИЙ', 'ППО ЗСУ', 'ПРЕЗИДЕНТ УКРАЇНИ']</text:p>
      <text:p text:style-name="P4">
类别: News</text:p>
      <!--METADATA-->
      <text:p text:style-name="P4">
<draw:frame draw:style-name="fr1" draw:name="Image267" text:anchor-type="as-char" svg:width="6.9236in" svg:height="4.476188in" draw:z-index="0">
<draw:image xlink:href="../Images/AРМІЯINFORM/2023-05-25T28-00-00-04-00/bd86e4062fa81a4b45dcea5c0faeb25e_1683903268_extra_large.png" xlink:type="simple" xlink:show="embed" xlink:actuate="onLoad" draw:mime-type="image/png"/>
</draw:frame>
乌克兰Volodymyr Zelenskyy总裁</text:p>
      <text:p text:style-name="P4">
乌克兰Volodymyr Zelenskyy总裁<text:a xlink:type="simple" xlink:href="https://t.me/V_Zelenskiy_official/6357" text:style-name="Internet_20_link" text:visited-style-name="Visited_20_Internet_20_Link">
感谢</text:a>
在达令攻击时，防空部队摧毁了所有敌人的目标。</text:p>
      <text:p text:style-name="P4">
“这并不容易。 敌人继续恐吓乌克兰，使用了36个“ shahmed”。 他们都没有飞向目标。 我感谢我们的空军100％的结果，” Volodymyr Zelenskyy写道。</text:p>
      <text:p text:style-name="P4">
回想一下，在5月25日晚上，敌人<text:a xlink:type="simple" xlink:href="https://armyinform.com.ua/2023/05/25/syly-ppo-znyshhyly-36-iz-36-shahed/" text:style-name="Internet_20_link" text:visited-style-name="Visited_20_Internet_20_Link">
受到袭击</text:a>
乌克兰与伊朗生产的136/131的冲击无人机。 总共记录了该政策和南部方向的36张弹药。</text:p>
      <text:p text:style-name="P4">
乌克兰中尉米科拉·奥尔什丘克(Mykola Oleshchuk)武装部队空军的指挥官感谢空军司令部“西部”，“中心”和“南方”的军人，取得了很高的成绩。</text:p>
      <text:p text:style-name="P4">
News Source: <text:a xlink:type="simple" xlink:href="https://armyinform.com.ua/2023/05/25/glava-derzhavy-podyakuvav-sylam-ppo-za-100-j-rezultat-vidbyttya-nichnoyi-vorozhoyi-ataky/" text:style-name="Internet_20_link" text:visited-style-name="Visited_20_Internet_20_Link">
https://armyinform.com.ua/2023/05/25/glava-derzhavy-podyakuvav-sylam-ppo-za-100-j-rezultat-vidbyttya-nichnoyi-vorozhoyi-ataky/</text:a>
</text:p>
      <!--NEWS-->
      <text:h text:style-name="P10" text:outline-level="1">
<text:span text:style-name="T4">
冰岛已为加油站的武装部队收购</text:span>
</text:h>
      <text:p text:style-name="P4">
作者: ['АРМІЯINFORM']</text:p>
      <text:p text:style-name="P4">
时间: 2023-05-25T29:00:00-04:00</text:p>
      <text:p text:style-name="P4">
描述: 对于乌克兰辩护的Piditrims，Vid Rosiysky，Isleniania Pidardiv的分离...与乌克兰2022年的战争，与乌克兰的最新新闻，《与乌克兰2022年的新闻》，今天上次与乌克兰的新闻战争，乌克兰和俄罗斯和俄罗斯之间的战争将会发生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5/iceland.jpg" text:style-name="Internet_20_link" text:visited-style-name="Visited_20_Internet_20_Link">
iceland.jpg</text:a>
']</text:p>
      <text:p text:style-name="P4">
标签: ['ДОПОМОГА ПАРТНЕРІВ', 'ЗСУ', 'ІСЛАНДІЯ', 'СВІТ ПІДТРИМУЄ УКРАЇНУ']</text:p>
      <text:p text:style-name="P4">
类别: News</text:p>
      <!--METADATA-->
      <text:p text:style-name="P4">
<draw:frame draw:style-name="fr1" draw:name="Image268" text:anchor-type="as-char" svg:width="6.9236in" svg:height="3.894525in" draw:z-index="0">
<draw:image xlink:href="../Images/AРМІЯINFORM/2023-05-25T29-00-00-04-00/iceland.jpg" xlink:type="simple" xlink:show="embed" xlink:actuate="onLoad" draw:mime-type="image/jpeg"/>
</draw:frame>
为了支持乌克兰对俄罗斯入侵的防御，冰岛政府批准了为乌克兰军队收购十辆加油卡车。</text:p>
      <text:p text:style-name="P4">
这在[消息]中说明了(https://www.stjornarradid.is/efst-a-baugi/frettir/stok-frett/?NewsId=1cc2e339-f94f-11ed-9bba-005056bc4727)冰岛政府的新闻服务。</text:p>
      <text:p text:style-name="P4">
根据冰岛政府的说法，面对俄罗斯侵略，石油的运输对于乌克兰军队的精确和流动性至关重要。</text:p>
      <text:p text:style-name="P4">
“在乌克兰，对可以为军队载燃料的汽油车的需求很大，乌克兰政府呼吁友好的国家帮助奉献此类卡车。 冰岛政府迅速对乌克兰的周期做出了回应。 与欧洲供应商在Cieffer的合同，以购买十辆二手加油卡车的方式。 前两辆汽车上周提交，其他车将在接下来的几周内进行。”</text:p>
      <text:p text:style-name="P4">
根据冰岛外交部长科尔布伦·雷克夫郡佛教徒的说法，从乌克兰对乌克兰对乌克兰的大规模侵略开始，就确定了该国，从乌克兰对乌克兰的大规模侵略开始，根据愿望和需求。</text:p>
      <text:p text:style-name="P4">
冰岛格拉夫赛德政治办公室说：“我们不提供乌克兰军队或其他军事装备，但我们将通过给予大量缺乏的汽油卡车来为这项贡献做出贡献，当出现这种需求时，伊布塔就很快了。”</text:p>
      <text:p text:style-name="P4">
汽车的总估计和向乌克兰的交付为40万。</text:p>
      <text:p text:style-name="P4">
回想一下，在2022年冬季冰岛<text:a xlink:type="simple" xlink:href="https://armyinform.com.ua/2022/12/21/islandiya-peredala-ukrayinskym-voyinam-12-tys-odynycz-zymovogo-odyagu-yiyi-vidpravlyat-u-brygady-ta-shpytali/" text:style-name="Internet_20_link" text:visited-style-name="Visited_20_Internet_20_Link">
通过</text:a>
满足武装部队的需求12,000辆冬季服装。 此外，冰岛议会<text:a xlink:type="simple" xlink:href="https://armyinform.com.ua/2023/05/16/ukrayina-otrymaye-vid-islandiyi-novyj-polovyj-shpytal/" text:style-name="Internet_20_link" text:visited-style-name="Visited_20_Internet_20_Link">
通过</text:a>
乌克兰野外医院。</text:p>
      <text:p text:style-name="P4">
News Source: <text:a xlink:type="simple" xlink:href="https://armyinform.com.ua/2023/05/25/islandiya-prydbala-dlya-zsu-benzovozy/" text:style-name="Internet_20_link" text:visited-style-name="Visited_20_Internet_20_Link">
https://armyinform.com.ua/2023/05/25/islandiya-prydbala-dlya-zsu-benzovozy/</text:a>
</text:p>
      <!--NEWS-->
      <text:h text:style-name="P10" text:outline-level="1">
<text:span text:style-name="T4">
协调人员：俄罗斯法院的刑罚不是交换的障碍</text:span>
</text:h>
      <text:p text:style-name="P4">
作者: ['АРМІЯINFORM']</text:p>
      <text:p text:style-name="P4">
时间: 2023-05-25T30:00:00-04:00</text:p>
      <text:p text:style-name="P4">
描述: 在协调的总部，Zustinich Zustinov是Smrem Landing-Shit的Biitsyv ...与乌克兰2022年的战争，与乌克兰的最新新闻，与乌克兰2022的新闻战争是今天的最后一场战争，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62ff3fc6-aba9-49cd-b161-4270094890e7.jpg" text:style-name="Internet_20_link" text:visited-style-name="Visited_20_Internet_20_Link">
62ff3fc6-aba9-49cd-b161-4270094890e7.jpg</text:a>
']</text:p>
      <text:p text:style-name="P4">
标签: ['ВІЙСЬКОВОПОЛОНЕНІ', 'ДЕСАНТНИКИ', 'КООРДИНАЦІЙНИЙ ШТАБ З ПИТАНЬ ПОВОДЖЕННЯ З ВІЙСЬКОВОПОЛОНЕНИМИ']</text:p>
      <text:p text:style-name="P4">
类别: News</text:p>
      <!--METADATA-->
      <text:p text:style-name="P4">
<draw:frame draw:style-name="fr1" draw:name="Image269" text:anchor-type="as-char" svg:width="6.9236in" svg:height="4.142621in" draw:z-index="0">
<draw:image xlink:href="../Images/AРМІЯINFORM/2023-05-25T30-00-00-04-00/62ff3fc6-aba9-49cd-b161-4270094890e7.jpg" xlink:type="simple" xlink:show="embed" xlink:actuate="onLoad" draw:mime-type="image/jpeg"/>
</draw:frame>
协调总部会见了武装部队DSSV的一个单独着陆旅的士兵家人，在此期间伞兵囚犯的囚犯。</text:p>
      <text:p text:style-name="P4">
关于它<text:a xlink:type="simple" xlink:href="https://t.me/Koord_shtab/1115" text:style-name="Internet_20_link" text:visited-style-name="Visited_20_Internet_20_Link">
报告</text:a>
协调询问战俘的询问总部。</text:p>
      <text:p text:style-name="P4">
根据总部的说法，检察官发起的刑事案件或可以从各种来源获得的侵略国法院的“刑期”并不是参与交换过程的障碍。 繁琐的囚禁既被归还了“罪犯”，又是那些继续在俄罗斯联邦或暂时占领乌克兰领土的人。 失踪人员也是如此：所有介绍给交换过程中国家信息局统一登记册的人。</text:p>
      <text:p text:style-name="P4">
一个单独的问题涉及落后后卫的尸体的搜索和返回。作为特殊情况下失踪人员办公室的代表伊万·安吉林(Ivan Angelin某个领土。 在执行适当的准备程序之前，将搜索组发送到那里是危险的。 他补充说，办公室收到了有关来自各种来源的葬礼的信息：vrivka，警察和当地居民。</text:p>
      <text:p text:style-name="P4">
至于关于死去士兵尸体返回的方向的信息，安吉林先生指出，俄罗斯一方的代表提供了非常一般的信息，因此很难找出我们的捍卫者从哪个位置返回。 最终确认是由已经相关的专业知识给出的。 他还敦促他的亲戚将其传给办公室，以了解有关军人失踪场所的信息。</text:p>
      <text:p text:style-name="P4">
News Source: <text:a xlink:type="simple" xlink:href="https://armyinform.com.ua/2023/05/25/koordynaczijnyj-shtab-vyroky-u-sudah-rf-polonenym-ukrayinczyam-ne-ye-pereponoyu-dlya-obminu/" text:style-name="Internet_20_link" text:visited-style-name="Visited_20_Internet_20_Link">
https://armyinform.com.ua/2023/05/25/koordynaczijnyj-shtab-vyroky-u-sudah-rf-polonenym-ukrayinczyam-ne-ye-pereponoyu-dlya-obminu/</text:a>
</text:p>
      <!--NEWS-->
      <text:h text:style-name="P10" text:outline-level="1">
<text:span text:style-name="T4">
白天，救援人员去消除了敌人炮击近200次的后果</text:span>
</text:h>
      <text:p text:style-name="P4">
作者: ['АРМІЯINFORM']</text:p>
      <text:p text:style-name="P4">
时间: 2023-05-25T31:00:00-04:00</text:p>
      <text:p text:style-name="P4">
描述: 最后一次，24次受伤，乌克兰Zvazvichahi的服务……与乌克兰2022的战争，与乌克兰的战争是今天的最新消息，这是与乌克兰2022年的新闻战争，今天将发生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1/fire_37885.jpg" text:style-name="Internet_20_link" text:visited-style-name="Visited_20_Internet_20_Link">
fire_37885.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70" text:anchor-type="as-char" svg:width="6.9236in" svg:height="4.351977in" draw:z-index="0">
<draw:image xlink:href="../Images/AРМІЯINFORM/2023-05-25T31-00-00-04-00/fire_37885.jpg" xlink:type="simple" xlink:show="embed" xlink:actuate="onLoad" draw:mime-type="image/jpeg"/>
</draw:frame>
说明性照片</text:p>
      <text:p text:style-name="P4">
在5月24日<text:span text:style-name="T4">
的最后一天，</text:span>
乌克兰公务员不确定情况的划分<text:span text:style-name="T4">
 189离开</text:span>
，以消除定居点和基础设施的居民的后果。 消除了10次大火。 为104人提供了心理援助。</text:p>
      <text:p text:style-name="P4">
这在[消息]中说明了(https://dsns.gov.ua/uk/news/nadzvicaini-podiyi/operativna-informaciia-dsns-shhodo-naslidkiv-vedennia-boiovix-dii-rosiiskoiu-federacijeiu-167)乌克兰的SES。</text:p>
      <text:p text:style-name="P4">
自从俄罗斯的大规模侵略开始以来，乌克兰SES的单位进行了96 070次旅行以消除炮击的后果，已清算了14个672大火，营救了4061人，并为215 299人提供了心理帮助。</text:p>
      <text:p text:style-name="P4">
News Source: <text:a xlink:type="simple" xlink:href="https://armyinform.com.ua/2023/05/25/za-dobu-ryatuvalnyky-majzhe-200-raziv-vyyizhdzhaly-na-likvidacziyu-naslidkiv-vorozhyh-obstriliv-7/" text:style-name="Internet_20_link" text:visited-style-name="Visited_20_Internet_20_Link">
https://armyinform.com.ua/2023/05/25/za-dobu-ryatuvalnyky-majzhe-200-raziv-vyyizhdzhaly-na-likvidacziyu-naslidkiv-vorozhyh-obstriliv-7/</text:a>
</text:p>
      <!--NEWS-->
      <text:h text:style-name="P10" text:outline-level="1">
<text:span text:style-name="T4">
国民国民国民大学乌克兰代表的简报</text:span>
</text:h>
      <text:p text:style-name="P4">
作者: ['АРМІЯINFORM']</text:p>
      <text:p text:style-name="P4">
时间: 2023-05-25T32: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НАЦІОНАЛЬНИЙ УНІВЕРСИТЕТ ОБОРОНИ УКРАЇНИ', 'ОНЛАЙН-БРИФІНГ']</text:p>
      <text:p text:style-name="P4">
类别: News</text:p>
      <!--METADATA-->
      <text:p text:style-name="P4">
News Source: <text:a xlink:type="simple" xlink:href="https://armyinform.com.ua/2023/05/25/bryfing-predstavnyka-naczionalnogo-universytetu-oborony-ukrayiny/" text:style-name="Internet_20_link" text:visited-style-name="Visited_20_Internet_20_Link">
https://armyinform.com.ua/2023/05/25/bryfing-predstavnyka-naczionalnogo-universytetu-oborony-ukrayiny/</text:a>
</text:p>
      <!--NEWS-->
      <text:h text:style-name="P10" text:outline-level="1">
<text:span text:style-name="T4">
美国已经决定出售乌克兰防空导弹系统NASAMS</text:span>
</text:h>
      <text:p text:style-name="P4">
作者: ['АРМІЯINFORM']</text:p>
      <text:p text:style-name="P4">
时间: 2023-05-25T33:00:00-04:00</text:p>
      <text:p text:style-name="P4">
描述: 美国七国局（Soverean Department）赞扬瑞什尼亚（Rishhennya）关于乌克兰乌里亚（Uria of Uria of Ucrainian）的销售...与乌克兰2022年的战争，与乌克兰的最新新闻，今天与乌克兰2022年的新闻战争，乌克兰和俄罗斯，俄罗斯和俄罗斯和俄罗斯和俄罗斯和俄罗斯之间的战争将会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39d80498-4b58-4565-bae2-e3f71d00e9ba.jpg" text:style-name="Internet_20_link" text:visited-style-name="Visited_20_Internet_20_Link">
39d80498-4b58-4565-bae2-e3f71d00e9ba.jpg</text:a>
']</text:p>
      <text:p text:style-name="P4">
标签: ['NASAMS', 'МІНІСТЕРСТВО ОБОРОНИ США']</text:p>
      <text:p text:style-name="P4">
类别: News</text:p>
      <!--METADATA-->
      <text:p text:style-name="P4">
<draw:frame draw:style-name="fr1" draw:name="Image271" text:anchor-type="as-char" svg:width="6.9236in" svg:height="3.894525in" draw:z-index="0">
<draw:image xlink:href="../Images/AРМІЯINFORM/2023-05-25T33-00-00-04-00/39d80498-4b58-4565-bae2-e3f71d00e9ba.jpg" xlink:type="simple" xlink:show="embed" xlink:actuate="onLoad" draw:mime-type="image/jpeg"/>
</draw:frame>
美国国务院已决定将乌克兰政府出售给先进的<text:a xlink:type="simple" xlink:href="https://armyinform.com.ua/2022/06/27/nasams-shho-vidomo-pro-norvezkyj-zenitnyj-raketnyj-kompleks/" text:style-name="Internet_20_link" text:visited-style-name="Visited_20_Internet_20_Link">
防空导弹综合体</text:a>
和相关设备，估计为2.85亿美元。</text:p>
      <text:p text:style-name="P4">
这在[消息]中说明了(https://www.dsca.mil/press-media/major-arms-sales/ukraine-national-advanced-surface-air-missile-system-nasams)美国安全与国防合作机构。</text:p>
      <text:p text:style-name="P4">
乌克兰迫切需要提高其保护俄罗斯火箭发射器和航空的能力。 该机构说：“获得并有效地部署其潜力将增强乌克兰捍卫其人民并保护国家基础设施的能力。”</text:p>
      <text:p text:style-name="P4">
该协议的主要承包商将是亚利桑那雷神·米西尔斯和防御的公司。</text:p>
      <text:p text:style-name="P4">
此次出售的执行将不需要任命美国政府或乌克兰承包商的其他代表。</text:p>
      <text:p text:style-name="P4">
回想一下第一个NASAMS防空系统<text:a xlink:type="simple" xlink:href="https://armyinform.com.ua/2022/11/07/v-ukrayinu-prybuly-systemy-ppo-nasams-ta-aspide/" text:style-name="Internet_20_link" text:visited-style-name="Visited_20_Internet_20_Link">
到达</text:a>
2022年11月到乌克兰。</text:p>
      <text:p text:style-name="P4">
早些时(https://armyinform.com.ua/2023/01/11/kanada-prydbaye-u-ssha-kompleks-nasams-shhob-peredaty-jogo-ukrayini/)加拿大。</text:p>
      <text:p text:style-name="P4">
News Source: <text:a xlink:type="simple" xlink:href="https://armyinform.com.ua/2023/05/25/ssha-uhvalyly-rishennya-shhodo-prodazhu-ukrayini-zenitno-raketnogo-kompleksu-nasams/" text:style-name="Internet_20_link" text:visited-style-name="Visited_20_Internet_20_Link">
https://armyinform.com.ua/2023/05/25/ssha-uhvalyly-rishennya-shhodo-prodazhu-ukrayini-zenitno-raketnogo-kompleksu-nasams/</text:a>
</text:p>
      <!--NEWS-->
      <text:h text:style-name="P10" text:outline-level="1">
<text:span text:style-name="T4">
介绍国民警卫队参与取消俄罗斯联邦对乌克兰的武装侵略</text:span>
</text:h>
      <text:p text:style-name="P4">
作者: ['АРМІЯINFORM']</text:p>
      <text:p text:style-name="P4">
时间: 2023-05-25T34: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МИКОЛА УРШАЛОВИЧ', 'НАЦГВАРДІЯ', 'ОНЛАЙН-БРИФІНГ']</text:p>
      <text:p text:style-name="P4">
类别: News</text:p>
      <!--METADATA-->
      <text:p text:style-name="P4">
News Source: <text:a xlink:type="simple" xlink:href="https://armyinform.com.ua/2023/05/25/bryfing-pro-uchast-naczgvardiyi-u-vidsichi-zbrojnoyi-agresiyi-rf-proty-ukrayiny/" text:style-name="Internet_20_link" text:visited-style-name="Visited_20_Internet_20_Link">
https://armyinform.com.ua/2023/05/25/bryfing-pro-uchast-naczgvardiyi-u-vidsichi-zbrojnoyi-agresiyi-rf-proty-ukrayiny/</text:a>
</text:p>
      <!--NEWS-->
      <text:h text:style-name="P10" text:outline-level="1">
<text:span text:style-name="T4">
在SES的烟火当天，27枚飞机炸弹被中和</text:span>
</text:h>
      <text:p text:style-name="P4">
作者: ['АРМІЯINFORM']</text:p>
      <text:p text:style-name="P4">
时间: 2023-05-25T35:00:00-04:00</text:p>
      <text:p text:style-name="P4">
描述: 借出了24次伤害，pirotechnicly，乌克罗兹尼的乌克兰服务等...与乌克兰2022年的战争，今天与乌克兰的最新新闻，今天与乌克兰2022年的新闻战争，乌克兰和俄罗斯和俄罗斯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1/04/miny-1.jpg" text:style-name="Internet_20_link" text:visited-style-name="Visited_20_Internet_20_Link">
miny-1.jpg</text:a>
']</text:p>
      <text:p text:style-name="P4">
标签: ['STOPRUSSIA', 'АГРЕСІЯ РФ', 'ВІЙНА', 'ВТОРГНЕННЯ РФ', 'ДСНС УКРАЇНИ', 'РОЗМІНУВАННЯ']</text:p>
      <text:p text:style-name="P4">
类别: News</text:p>
      <!--METADATA-->
      <text:p text:style-name="P4">
<draw:frame draw:style-name="fr1" draw:name="Image272" text:anchor-type="as-char" svg:width="6.9236in" svg:height="3.894525in" draw:z-index="0">
<draw:image xlink:href="../Images/AРМІЯINFORM/2023-05-25T35-00-00-04-00/miny-1.jpg" xlink:type="simple" xlink:show="embed" xlink:actuate="onLoad" draw:mime-type="image/jpeg"/>
</draw:frame>
在5月24日<text:span text:style-name="T4">
的最后一天，乌克兰州政府服务处的烟火单位为紧急情况</text:span>
 164次**参与执行Demining。</text:p>
      <text:p text:style-name="P4">
关于它_ <text:a xlink:type="simple" xlink:href="https://dsns.gov.ua/uk/news/nadzvicaini-podiyi/operativna-informaciia-shhodo-roboti-pirotexnicnix-pidrozdiliv-dsns-ukrayini-55" text:style-name="Internet_20_link" text:visited-style-name="Visited_20_Internet_20_Link">
报告</text:a>
_乌克兰的SES。</text:p>
      <text:p text:style-name="P4">
烟火单元被揭示，扣押和处置<text:span text:style-name="T4">
 647精美</text:span>
 <text:span text:style-name="T4">
项目，尤其是</text:span>
 27航空炸弹。<text:span text:style-name="T4">
检查了(清除)</text:span>
 220公顷**的领土。</text:p>
      <text:p text:style-name="P4">
最常见的烟火单元工作：在Kharkiv地区18 402次，Kyiv地区-7777，Donetsk地区-5419，Mykolaiv地区-4968 -4968，Kherson -5048 -5048，Chernihiv -4636，Sumy -2071-2071，2071年，委托区 - 王室区域-1110。</text:p>
      <text:p text:style-name="P4">
参考：自乌克兰俄罗斯联合会大规模侵略以来，已经处置了390 869个单位。 爆炸物和2891公斤的爆炸物，包括2320个单位。 航空炸弹。 大约86 905公顷的调查。</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25/za-dobu-pirotehniky-dsns-zneshkodyly-27-aviaczijnyh-bomb/" text:style-name="Internet_20_link" text:visited-style-name="Visited_20_Internet_20_Link">
https://armyinform.com.ua/2023/05/25/za-dobu-pirotehniky-dsns-zneshkodyly-27-aviaczijnyh-bomb/</text:a>
</text:p>
      <!--NEWS-->
      <text:h text:style-name="P10" text:outline-level="1">
<text:span text:style-name="T4">
准备准备的FSB破坏者在Avdiivka附近进行了铁轨</text:span>
</text:h>
      <text:p text:style-name="P4">
作者: ['АРМІЯINFORM']</text:p>
      <text:p text:style-name="P4">
时间: 2023-05-25T36:00:00-04:00</text:p>
      <text:p text:style-name="P4">
描述: Bagatatapnih的PID小时 - 屏幕上的Srithnen FSB代理商，Yaki Gotuvuv pisdriv ...与乌克兰2022的战争，与乌克兰的最新新闻，今天与乌克兰的新闻，今天与乌克兰的新闻战争，今天上次与乌克兰2022年，将在乌克兰和俄罗斯和俄罗斯和俄罗斯之间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5fbb8428b1e44f734cc3ef7c4d120da2.jpeg" text:style-name="Internet_20_link" text:visited-style-name="Visited_20_Internet_20_Link">
5fbb8428b1e44f734cc3ef7c4d120da2.jpeg</text:a>
']</text:p>
      <text:p text:style-name="P4">
标签: ['АГРЕСІЯ РФ', 'ВТОРГНЕННЯ РФ', 'ДИВЕРСАНТ', 'ПІДРИВНА ДІЯЛЬНІСТЬ', 'СБУ']</text:p>
      <text:p text:style-name="P4">
类别: News</text:p>
      <!--METADATA-->
      <text:p text:style-name="P4">
<draw:frame draw:style-name="fr1" draw:name="Image273" text:anchor-type="as-char" svg:width="6.9236in" svg:height="4.689343in" draw:z-index="0">
<draw:image xlink:href="../Images/AРМІЯINFORM/2023-05-25T36-00-00-04-00/5fbb8428b1e44f734cc3ef7c4d120da2.jpeg" xlink:type="simple" xlink:show="embed" xlink:actuate="onLoad" draw:mime-type="image/jpeg"/>
</draw:frame>
在多个阶段的特殊操作中，FSB代理被拘留，这使顿涅茨克地区Avdiivsky方向的铁路轨道的部分制备了。 这样，占领者计划违反国防军的后勤，特别是为乌克兰捍卫者提供燃料和弹药。</text:p>
      <text:p text:style-name="P4">
关于它<text:a xlink:type="simple" xlink:href="https://ssu.gov.ua/novyny/sbu-zatrymala-dyversanta-fsb-yakyi-hotuvav-pidryv-zaliznychnoi-kolii-pid-avdiivkoiu-video" text:style-name="Internet_20_link" text:visited-style-name="Visited_20_Internet_20_Link">
报告</text:a>
乌克兰的安全服务。</text:p>
      <text:p text:style-name="P4">
为了进行转移，俄罗斯特工不得不从预先准备的裹尸布中拾起爆炸物，并在生产线附近被伪装成滚动股票。 攻击者及时暴露了犯罪定罪和拘留。</text:p>
      <text:p text:style-name="P4">
根据调查，侵略者的同事是乌克兰人的火车站的雇员，他于今年3月，FSB远程吸引了Doneglass的合作。 在俄罗斯情报服务的视野中，他获得了禁忌社交网络的活跃用户，在那里他发表评论以支持虐待。</text:p>
      <text:p text:style-name="P4">
为了通过Internet FSB招募，她使用了来自Donetsk地区临时占领领土的线人。 她是俄罗斯占领组织“斯巴达”的卫生工作者。 将来，她与一位象征者“保持联系”。 作为“测试任务”，他移交给了入侵者Siloborov在Avdeevsky方向上的位置。</text:p>
      <text:p text:style-name="P4">
此外，敌人对波克罗夫斯基地区武装部队部门的坐标感兴趣。 然后，俄罗斯特工的任务是在铁路设施中遭受破坏。</text:p>
      <text:p text:style-name="P4">
被拘留者抓住了一部手机，有侦察和颠覆乌克兰的手机。 他被告知由戒严令犯下的国家叛国罪。</text:p>
      <text:p text:style-name="P4">
攻击者被拘留。 他受到生命监禁的威胁。 长期调查以确定犯罪的所有情况。</text:p>
      <text:p text:style-name="P4">
News Source: <text:a xlink:type="simple" xlink:href="https://armyinform.com.ua/2023/05/25/zatrymano-dyversanta-fsb-yakyj-gotuvav-pidryv-zaliznychnoyi-koliyi-pid-avdiyivkoyu/" text:style-name="Internet_20_link" text:visited-style-name="Visited_20_Internet_20_Link">
https://armyinform.com.ua/2023/05/25/zatrymano-dyversanta-fsb-yakyj-gotuvav-pidryv-zaliznychnoyi-koliyi-pid-avdiyivkoyu/</text:a>
</text:p>
      <!--NEWS-->
      <text:h text:style-name="P10" text:outline-level="1">
<text:span text:style-name="T4">
介绍军事教育系统的转型</text:span>
</text:h>
      <text:p text:style-name="P4">
作者: ['АРМІЯINFORM']</text:p>
      <text:p text:style-name="P4">
时间: 2023-05-25T37:00:00-04:00</text:p>
      <text:p text:style-name="P4">
描述: 在军事媒体中心院长的主任脱离科学局长...与乌克兰2022年战争，与乌克兰的最新新闻战争，今天与乌克兰2022年的新闻战争，乌克兰和俄罗斯之间的战争，乌克兰和俄罗斯之间会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p>
      <text:p text:style-name="P4">
标签: ['ВОЛОДИМИР МІРНЕНКО', 'ДЕПАРТАМЕНТ ВІЙСЬКОВОЇ ОСВІТИ І НАУКИ', 'ОНЛАЙН-БРИФІНГ']</text:p>
      <text:p text:style-name="P4">
类别: News</text:p>
      <!--METADATA-->
      <text:p text:style-name="P4">
乌克兰国防部沃罗迪米尔·米尔南科(Mirnenko)军事媒体中心军事媒体中心主任简报。</text:p>
      <text:p text:style-name="P4">
News Source: <text:a xlink:type="simple" xlink:href="https://armyinform.com.ua/2023/05/25/bryfing-shhodo-transformacziyi-systemy-vijskovoyi-osvity/" text:style-name="Internet_20_link" text:visited-style-name="Visited_20_Internet_20_Link">
https://armyinform.com.ua/2023/05/25/bryfing-shhodo-transformacziyi-systemy-vijskovoyi-osvity/</text:a>
</text:p>
      <!--NEWS-->
      <text:h text:style-name="P10" text:outline-level="1">
<text:span text:style-name="T4">
在过去的一天中，有60多个基础设施对象受到敌人的炮击影响</text:span>
</text:h>
      <text:p text:style-name="P4">
作者: ['АРМІЯINFORM']</text:p>
      <text:p text:style-name="P4">
时间: 2023-05-25T38:00:00-04:00</text:p>
      <text:p text:style-name="P4">
描述: Rosiyski -binge -Bie -Tie的最后一遍正在解雇10个地区...与乌克兰2022年的战争，与乌克兰的最新新闻，今天与乌克兰的新闻战争，乌克兰2022年最后一次，将在乌克兰与乌克兰之间发生战争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2d942337-30ff-4e9b-9eac-423f259e6924.jpg" text:style-name="Internet_20_link" text:visited-style-name="Visited_20_Internet_20_Link">
2d942337-30ff-4e9b-9eac-423f259e6924.jpg</text:a>
']</text:p>
      <text:p text:style-name="P4">
标签: ['АГРЕСІЯ РФ', 'ВТОРГНЕННЯ РФ', 'НАСЛІДКИ ВОРОЖИХ ОБСТРІЛІВ', 'ОБСТРІЛИ ІНФРАСТРУКТУРИ']</text:p>
      <text:p text:style-name="P4">
类别: News</text:p>
      <!--METADATA-->
      <text:p text:style-name="P4">
<draw:frame draw:style-name="fr1" draw:name="Image274" text:anchor-type="as-char" svg:width="6.9236in" svg:height="4.59554in" draw:z-index="0">
<draw:image xlink:href="../Images/AРМІЯINFORM/2023-05-25T38-00-00-04-00/2d942337-30ff-4e9b-9eac-423f259e6924.jpg" xlink:type="simple" xlink:show="embed" xlink:actuate="onLoad" draw:mime-type="image/jpeg"/>
</draw:frame>
在最后一天，俄罗斯占领部队向乌克兰10地区的领土开火。</text:p>
      <text:p text:style-name="P4">
关于它<text:a xlink:type="simple" xlink:href="https://t.me/militarymediacenter/2026" text:style-name="Internet_20_link" text:visited-style-name="Visited_20_Internet_20_Link">
报告</text:a>
军事媒体中心。</text:p>
      <text:p text:style-name="P4">
通常，不同类型的武器(迫击炮，坦克，炮兵，RSZV，无人机，战术航空)129个定居点和63个对象基础结构被解雇。</text:p>
      <text:p text:style-name="P4">
平民中有杀害和受伤，受害者人数被澄清。</text:p>
      <text:p text:style-name="P4">
News Source: <text:a xlink:type="simple" xlink:href="https://armyinform.com.ua/2023/05/25/ponad-60-obyektiv-infrastruktury-urazheno-vnaslidok-vorozhyh-obstriliv-za-mynulu-dobu/" text:style-name="Internet_20_link" text:visited-style-name="Visited_20_Internet_20_Link">
https://armyinform.com.ua/2023/05/25/ponad-60-obyektiv-infrastruktury-urazheno-vnaslidok-vorozhyh-obstriliv-za-mynulu-dobu/</text:a>
</text:p>
      <!--NEWS-->
      <text:h text:style-name="P10" text:outline-level="1">
<text:span text:style-name="T4">
乌克兰的军事教育由一家军事大学网络提供 -  2所大学，4个学院和6个学院</text:span>
</text:h>
      <text:p text:style-name="P4">
作者: ['АРМІЯINFORM']</text:p>
      <text:p text:style-name="P4">
时间: 2023-05-25T39:00:00-04:00</text:p>
      <text:p text:style-name="P4">
描述: 乌克兰的VI -ovy体系存储在Merezhniy的局部办公室...与乌克兰2022年的战争，与乌克兰的最新新闻，今天与乌克兰的新闻战争，与乌克兰2022年最后一次战争，乌克兰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photo5370648534413586008.jpg" text:style-name="Internet_20_link" text:visited-style-name="Visited_20_Internet_20_Link">
photo5370648534413586008.jpg</text:a>
']</text:p>
      <text:p text:style-name="P4">
标签: ['MILITARY MEDIA CENTER', 'ВІЙСЬКОВА ОСВІТА', 'ВОЛОДИМИР МІРНЕНКО']</text:p>
      <text:p text:style-name="P4">
类别: News</text:p>
      <!--METADATA-->
      <text:p text:style-name="P4">
<draw:frame draw:style-name="fr1" draw:name="Image275" text:anchor-type="as-char" svg:width="6.9236in" svg:height="4.615733in" draw:z-index="0">
<draw:image xlink:href="../Images/AРМІЯINFORM/2023-05-25T39-00-00-04-00/photo5370648534413586008.jpg" xlink:type="simple" xlink:show="embed" xlink:actuate="onLoad" draw:mime-type="image/jpeg"/>
</draw:frame>
乌克兰的军事教育体系由军事教育机构的理事机构和网络组成，高等教育机构的军事教育单位，专业高级军事教育机构(军事学院和军事学院。</text:p>
      <text:p text:style-name="P4">
这是在有关军事教育系统转变为[军事媒体中心]的简报中(https://armyinform.com.ua/2023/05/25/bryfing-shhodo-transformacziyi-systemy-vijskovoyi-osvity/)乌克兰国防部主任Volodymyr Mirnenko。</text:p>
      <text:p text:style-name="P4">
“ 2所大学，4个学院，6个军事机构，3所中士的3所军事学院，1个军事培训系，32个军事训练部门，10个医疗部门，Tavi Medicine，32名军事秘书处，32岁， - 弗拉基米尔·米尔南科(Vladimir Mirnenko)说。</text:p>
      <text:p text:style-name="P4">
他补充说，军事教育是同时获得的中学，专业或高等教育的概况。 此外，军事教育系统还为培训系统中的官员提供教育服务 - 猎人专业军事教育(没有高等教育)，以及专业军事培训系统，预备役军官培训，再培训和高级培训，军事和平民工作人员的语言培训，科学家培训的语言培训，科学和教学工人的高级培训等的中士和军官等。</text:p>
      <text:p text:style-name="P4">
弗拉基米尔·米尔尼科(Vladimir Mirnenko)说：“学员和学生在知识第25个知识领域接受高等教育“军事科学，国家安全，国家边界的安全”以及二十个知识领域，有38个专业和148个策略”。 。</text:p>
      <text:p text:style-name="P4">
News Source: <text:a xlink:type="simple" xlink:href="https://armyinform.com.ua/2023/05/25/vijskovu-osvitu-v-ukrayini-zabezpechuye-merezha-vijskovyh-vyshiv-2-universytety-4-akademiyi-ta-6-instytutiv/" text:style-name="Internet_20_link" text:visited-style-name="Visited_20_Internet_20_Link">
https://armyinform.com.ua/2023/05/25/vijskovu-osvitu-v-ukrayini-zabezpechuye-merezha-vijskovyh-vyshiv-2-universytety-4-akademiyi-ta-6-instytutiv/</text:a>
</text:p>
      <!--NEWS-->
      <text:h text:style-name="P10" text:outline-level="1">
<text:span text:style-name="T4">
乌克兰的军事教育改革涉及与北约的教育计划协调</text:span>
</text:h>
      <text:p text:style-name="P4">
作者: ['АРМІЯINFORM']</text:p>
      <text:p text:style-name="P4">
时间: 2023-05-25T40:00:00-04:00</text:p>
      <text:p text:style-name="P4">
描述: Vissyskovo的Nova System，他们对乌克兰的Zbroynykh部队的专业人士感到震惊...与乌克兰2022年的战争，与乌克兰的最新新闻，今天与乌克兰2022年的《新闻》今天，乌克兰和俄罗斯和俄罗斯和俄罗斯和俄罗斯和俄罗斯与俄罗斯和俄罗斯之间的战争将会当他们在2022年与乌克兰进行战争时，无论是否有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golovna-profesijna-vijskova-osvita.jpg" text:style-name="Internet_20_link" text:visited-style-name="Visited_20_Internet_20_Link">
golovna-profesijna-vijskova-osvita.jpg</text:a>
']</text:p>
      <text:p text:style-name="P4">
标签: ['MILITARY MEDIA CENTER', 'ВІЙСЬКОВІ ВИНІ', 'ВОЛОДИМИР МІРНЕНКО']</text:p>
      <text:p text:style-name="P4">
类别: News</text:p>
      <!--METADATA-->
      <text:p text:style-name="P4">
<draw:frame draw:style-name="fr1" draw:name="Image276" text:anchor-type="as-char" svg:width="6.9236in" svg:height="3.894525in" draw:z-index="0">
<draw:image xlink:href="../Images/AРМІЯINFORM/2023-05-25T40-00-00-04-00/golovna-profesijna-vijskova-osvita.jpg" xlink:type="simple" xlink:show="embed" xlink:actuate="onLoad" draw:mime-type="image/jpeg"/>
</draw:frame>
新的军事教育体系应基于乌克兰武装部队的专业化，并考虑到国家塔姆希国际安全体系发展的一般趋势，进行武装斗争的原则和方式的变化，以及以及根据北约标准对军事教育质量的新要求。 这是乌克兰寻求到2026年寻求实现军事教育的主要目标之一。</text:p>
      <text:p text:style-name="P4">
这是在有关军事教育系统转变为[军事媒体中心]的简报中(https://armyinform.com.ua/2023/05/25/bryfing-shhodo-transformacziyi-systemy-vijskovoyi-osvity/)乌克兰国防部主任Volodymyr Mirnenko。</text:p>
      <text:p text:style-name="P4">
弗拉基米尔·米尔南科(Vladimir Mirnenko)还命名了改革教育提供的其他目标：</text:p>
      <text:p text:style-name="P4">
<text:span text:style-name="T5">
与哈托军事教育机构和联盟成员国的教育计划的相关内容以及根据北约教育和准备标准的要求，实现了新的专业军事教育系统的互操作性，以及其认证将允许邀请北约军人前往乌克兰进行战术培训，运营和战略性的军事教育； </text:span>
更新的教育计划着重于军事领导人的形成，考虑到北约融合的需求以及他们自己在俄罗斯 - 乌克兰战争期间在乌克兰武装部队和国防军其他组成部分的战斗行动的经验； <text:span text:style-name="T5">
提高科学和教学工人的准备水平，以及作为教师的实际战斗经验的最佳官员和中士； </text:span>
新的教育环境将鼓励军人不断发展，乌克兰的武装力量实施了“军事职业教育原则”； *在教育过程中实施以及根据北约标准的计划和军事决定的准备将提高乌克兰武装力量的军事人员的资格，并实现真正的共同相互共同相互共同相互共同相互共同相互共同相互共同共同相互共同共同共同共同互相共同互相共同互助相互共同相互共同相互共同相互共同相互共同相互作用。</text:p>
      <text:p text:style-name="P4">
News Source: <text:a xlink:type="simple" xlink:href="https://armyinform.com.ua/2023/05/25/reforma-vijskovoyi-osvity-v-ukrayini-peredbachaye-garmonizacziyu-z-osvitnimy-programamy-nato/" text:style-name="Internet_20_link" text:visited-style-name="Visited_20_Internet_20_Link">
https://armyinform.com.ua/2023/05/25/reforma-vijskovoyi-osvity-v-ukrayini-peredbachaye-garmonizacziyu-z-osvitnimy-programamy-nato/</text:a>
</text:p>
      <!--NEWS-->
      <text:h text:style-name="P10" text:outline-level="1">
<text:span text:style-name="T4">
为国防军需求增加了实习生的准备期</text:span>
</text:h>
      <text:p text:style-name="P4">
作者: ['АРМІЯINFORM']</text:p>
      <text:p text:style-name="P4">
时间: 2023-05-25T41:00:00-04:00</text:p>
      <text:p text:style-name="P4">
描述: 在医学系杜斯特罗法娃娃obov'yazkovo的Pidgoviks Progrootsiskivichiv推翻...与乌克兰2022年的战争，与乌克兰的最新新闻，今天与乌克兰的新闻，今天与乌克兰2022年的新闻战争，乌克兰和俄罗斯和俄罗斯之间以及何时何时又有战争与乌克兰与乌克兰的战争将是不可行</text:p>
      <text:p text:style-name="P4">
图片: ['<text:a xlink:type="simple" xlink:href="https://armyinform.com.ua/wp-content/uploads/2023/05/77d5ec240f7749fc.jpg" text:style-name="Internet_20_link" text:visited-style-name="Visited_20_Internet_20_Link">
77d5ec240f7749fc.jpg</text:a>
']</text:p>
      <text:p text:style-name="P4">
标签: ['MILITARY MEDIA CENTER', 'ВІЙСЬКОВІ МЕДИКИ', 'ВОЛОДИМИР МІРНЕНКО']</text:p>
      <text:p text:style-name="P4">
类别: News</text:p>
      <!--METADATA-->
      <text:p text:style-name="P4">
<draw:frame draw:style-name="fr1" draw:name="Image277" text:anchor-type="as-char" svg:width="6.9236in" svg:height="3.750283in" draw:z-index="0">
<draw:image xlink:href="../Images/AРМІЯINFORM/2023-05-25T41-00-00-04-00/77d5ec240f7749fc.jpg" xlink:type="simple" xlink:show="embed" xlink:actuate="onLoad" draw:mime-type="image/jpeg"/>
</draw:frame>
灾难医学部门培训军事医生的教育计划必须包括在L1B的专业军事教育课程中。</text:p>
      <text:p text:style-name="P4">
在[军事MediaCenter]的简报中(https://armyinform.com.ua/2023/05/25/bryfing-shhodo-transformacziyi-systemy-vijskovoyi-osvity/)乌克兰国防部沃迪米尔·米尔南科(Mirnenko)的军事教育与科学系主任报道了军事教育系统的转变。</text:p>
      <text:p text:style-name="P4">
“鉴于军事医生培训的细节，即存在崇高的硕士学位，以及自2022年以来，所有祖国指导的高等教育机构都是由大师产生的，乌克兰军事医学院的教育过程就载有弗拉基米尔·米尔南科(Vladimir Mirnenko)说：“仅在实习中。</text:p>
      <text:p text:style-name="P4">
他补充说，考虑到战术水平的医疗服务官员的教育计划，实习的教育部分是一年的早期。 实习的实际部分在乌克兰国防部的基地机构举行。</text:p>
      <text:p text:style-name="P4">
News Source: <text:a xlink:type="simple" xlink:href="https://armyinform.com.ua/2023/05/25/zbilsheno-termin-pidgotovky-likariv-interniv-dlya-potreb-syl-oborony/" text:style-name="Internet_20_link" text:visited-style-name="Visited_20_Internet_20_Link">
https://armyinform.com.ua/2023/05/25/zbilsheno-termin-pidgotovky-likariv-interniv-dlya-potreb-syl-oborony/</text:a>
</text:p>
      <!--NEWS-->
      <text:h text:style-name="P10" text:outline-level="1">
<text:span text:style-name="T4">
去年，将近一千名武装部队代表参加了北约的军事教育计划</text:span>
</text:h>
      <text:p text:style-name="P4">
作者: ['АРМІЯINFORM']</text:p>
      <text:p text:style-name="P4">
时间: 2023-05-25T42:00:00-04:00</text:p>
      <text:p text:style-name="P4">
描述: 2022年，在北约标志的框架内，德普·乌克兰（Dep-Ikraine）已被实现100个热情，Yaiki ...与乌克兰2022年的战争，与乌克兰的战争是今天的最新消息，这是与乌克兰2022的战争，这是今天的最后一场。 ，将在乌克兰和俄罗斯之间发生战争，何时，何时，何时，何时，何时，何时，何时，何时，何时，何时与乌克兰在2022年进行战争，将在不久的将来与乌克兰发生战争，与乌克兰的战争，今天的乌克兰新闻，乌克兰媒体的乌克兰新闻</text:p>
      <text:p text:style-name="P4">
图片: ['<text:a xlink:type="simple" xlink:href="https://armyinform.com.ua/wp-content/uploads/2023/05/photo_2023-05-25-11.34.07.jpg" text:style-name="Internet_20_link" text:visited-style-name="Visited_20_Internet_20_Link">
photo_2023-05-25-11.34.07.jpg</text:a>
']</text:p>
      <text:p text:style-name="P4">
标签: ['ВІЙСЬКОВА ОСВІТА', 'ВОЛОДИМИР МІРНЕНКО']</text:p>
      <text:p text:style-name="P4">
类别: News</text:p>
      <!--METADATA-->
      <text:p text:style-name="P4">
<draw:frame draw:style-name="fr1" draw:name="Image278" text:anchor-type="as-char" svg:width="6.9236in" svg:height="4.615733in" draw:z-index="0">
<draw:image xlink:href="../Images/AРМІЯINFORM/2023-05-25T42-00-00-04-00/photo_2023-05-25-11.34.07.jpg" xlink:type="simple" xlink:show="embed" xlink:actuate="onLoad" draw:mime-type="image/jpeg"/>
</draw:frame>
照片由鲁斯拉纳·塔拉索娃(Ruslana Tarasova)</text:p>
      <text:p text:style-name="P4">
在2022年，北约乌克兰(Deep-Ikraine)实施了100个苏格式，参与了929名乌克兰武装部队的代表。</text:p>
      <text:p text:style-name="P4">
这是由乌克兰国防部的军事教育和科学系主任在[军事MediaCenter]的简报中报道的(https://armyinform.com.ua/2023/05/25/bryfing-shhodo-transformacziyi-systemy-vijskovoyi-osvity/).</text:p>
      <text:p text:style-name="P4">
Він зазначив, програма НАТО з удосконалення військової освіти DEEP-Ukraineзробила значний внесок для позитивних результатів трансформації системивійськової освіти.</text:p>
      <text:p text:style-name="P4">
«За 10-річний період проведено понад 800 заходів як в Україні, так і державах-членах Альянсу, за участі понад 10 тисяч військовослужбовців та науково-педагогічних працівників», — додав Володимир Мірненко.</text:p>
      <text:p text:style-name="P4">
Директор Департаменту військової освіти і науки уточнив, що для Україниважливо, аби українські експерти та держави-члени НАТО співпрацювали задлярозвитку системи професійної військової освіти.</text:p>
      <text:p text:style-name="P4">
News Source: <text:a xlink:type="simple" xlink:href="https://armyinform.com.ua/2023/05/25/majzhe-tysyachu-predstavnykiv-zsu-vzyaly-uchast-u-programi-nato-z-udoskonalennya-vijskovoyi-osvity-u-mynulomu-roczi/" text:style-name="Internet_20_link" text:visited-style-name="Visited_20_Internet_20_Link">
https://armyinform.com.ua/2023/05/25/majzhe-tysyachu-predstavnykiv-zsu-vzyaly-uchast-u-programi-nato-z-udoskonalennya-vijskovoyi-osvity-u-mynulomu-roczi/</text:a>
</text:p>
      <!--NEWS-->
      <text:h text:style-name="P10" text:outline-level="1">
<text:span text:style-name="T4">
正在引入北约成员国的赞助制度</text:span>
</text:h>
      <text:p text:style-name="P4">
作者: ['АРМІЯINFORM']</text:p>
      <text:p text:style-name="P4">
时间: 2023-05-25T43:00:00-04:00</text:p>
      <text:p text:style-name="P4">
描述: Zhauki vidpovesdi在折叠式维克利基上，与乌克兰2022年的战争相比，与乌克兰的战争是今天的最新新闻，这是与乌克兰2022年的新闻战争，这是今天的最后一场战争，将会发生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5/photo_2023-05-25-11.34.17.jpg" text:style-name="Internet_20_link" text:visited-style-name="Visited_20_Internet_20_Link">
photo_2023-05-25-11.34.17.jpg</text:a>
']</text:p>
      <text:p text:style-name="P4">
标签: ['ВІЙСЬКОВА ОСВІТА', 'ВОЛОДИМИР МІРНЕНКО', 'ДЕПАРТАМЕНТУ ВІЙСЬКОВОЇ ОСВІТИ І НАУКИ']</text:p>
      <text:p text:style-name="P4">
类别: News</text:p>
      <!--METADATA-->
      <text:p text:style-name="P4">
<draw:frame draw:style-name="fr1" draw:name="Image279" text:anchor-type="as-char" svg:width="6.9236in" svg:height="4.615733in" draw:z-index="0">
<draw:image xlink:href="../Images/AРМІЯINFORM/2023-05-25T43-00-00-04-00/photo_2023-05-25-11.34.17.jpg" xlink:type="simple" xlink:show="embed" xlink:actuate="onLoad" draw:mime-type="image/jpeg"/>
</draw:frame>
照片由鲁斯拉纳·塔拉索娃(Ruslana Tarasova)</text:p>
      <text:p text:style-name="P4">
在定性培训乌克兰的军械部队和国防部队的其他组成部分的定性培训中，寻找与高速公路广泛战争有关的艰难挑战成员国。</text:p>
      <text:p text:style-name="P4">
这是在有关军事教育系统转变为[军事媒体中心]的简报中(https://armyinform.com.ua/2023/05/25/bryfing-shhodo-transformacziyi-systemy-vijskovoyi-osvity/)乌克兰国防部主任Volodymyr Mirnenko。</text:p>
      <text:p text:style-name="P4">
“ Phzmou批准了赞助制度的相应愿景，这是北约军事教育机构合作的一种高级合作形式，是乌克兰联盟在军事教育机构及其教育活动中实施北约实践和标准的成员国转型。</text:p>
      <text:p text:style-name="P4">
目前，根据Volodymyr Mirnenko的说法，重中之重是开发与北约相互关联的专业军事教育系统和战后恢复军事教育机构的发展。 为此，已经开发了相应的道路卡，并清楚地列出了必要的措施和参与者之间的责任方向。</text:p>
      <text:p text:style-name="P4">
赞助系统将通过以下基本支持小组集中北约国家的努力：</text:p>
      <text:p text:style-name="P4">
<text:span text:style-name="T5">
教育部分， </text:span>
人员准备， *后勤协助。</text:p>
      <text:p text:style-name="P4">
“在这些组件中，有人建议考虑启动联合和科学项目的可能性，并让新合作伙伴参与现有，交流和经验的战斗行动，根据北约要求改善语言培训和教育计划的系统，”乌克兰军事教育和科学部局。VolodyMyrmirnenko。</text:p>
      <text:p text:style-name="P4">
News Source: <text:a xlink:type="simple" xlink:href="https://armyinform.com.ua/2023/05/25/vprovadzhuyetsya-systema-patronazhu-derzhav-chleniv-nato-nad-vijskovymy-vyshamy/" text:style-name="Internet_20_link" text:visited-style-name="Visited_20_Internet_20_Link">
https://armyinform.com.ua/2023/05/25/vprovadzhuyetsya-systema-patronazhu-derzhav-chleniv-nato-nad-vijskovymy-vyshamy/</text:a>
</text:p>
      <!--NEWS-->
      <text:h text:style-name="P10" text:outline-level="1">
<text:span text:style-name="T4">
国防部已批准了一张公路卡，以改善军人的语言培训</text:span>
</text:h>
      <text:p text:style-name="P4">
作者: ['АРМІЯINFORM']</text:p>
      <text:p text:style-name="P4">
时间: 2023-05-25T44:00:00-04:00</text:p>
      <text:p text:style-name="P4">
描述: 乌克兰国防的明斯基建筑被通往沃斯科纳尔尼亚（Voskonalnnya）的道路所吸引今天，乌克兰与俄罗斯之间的战争以及2022年与乌克兰的战争将在2022年发生，他们是否会在不久的将来与乌克兰进行战争，他们说，与乌克兰，乌克兰，乌克兰的战争今日新闻，乌克兰新闻在乌克兰媒体的俄罗斯新闻</text:p>
      <text:p text:style-name="P4">
图片: ['<text:a xlink:type="simple" xlink:href="https://armyinform.com.ua/wp-content/uploads/2023/05/photo_2023-05-25-11.34.07.jpg" text:style-name="Internet_20_link" text:visited-style-name="Visited_20_Internet_20_Link">
photo_2023-05-25-11.34.07.jpg</text:a>
']</text:p>
      <text:p text:style-name="P4">
标签: ['ВОЛОДИМИР МІРНЕНКО', 'ДЕПАРТАМЕНТ ВІЙСЬКОВОЇ ОСВІТИ І НАУКИ']</text:p>
      <text:p text:style-name="P4">
类别: News</text:p>
      <!--METADATA-->
      <text:p text:style-name="P4">
<draw:frame draw:style-name="fr1" draw:name="Image280" text:anchor-type="as-char" svg:width="6.9236in" svg:height="4.615733in" draw:z-index="0">
<draw:image xlink:href="../Images/AРМІЯINFORM/2023-05-25T44-00-00-04-00/photo_2023-05-25-11.34.07.jpg" xlink:type="simple" xlink:show="embed" xlink:actuate="onLoad" draw:mime-type="image/jpeg"/>
</draw:frame>
照片由鲁斯拉纳·塔拉索娃(Ruslana Tarasova)</text:p>
      <text:p text:style-name="P4">
乌克兰国防部在2021  -  2025年开发并批准了乌克兰武装部队语言培训的道路卡改进。</text:p>
      <text:p text:style-name="P4">
这是由乌克兰国防部的军事教育和科学系主任在[军事MediaCenter]的简报中报道的(https://armyinform.com.ua/2023/05/25/bryfing-shhodo-transformacziyi-systemy-vijskovoyi-osvity/).</text:p>
      <text:p text:style-name="P4">
«На сьогодні залишається актуальною потреба у підвищенні рівня володінняіноземними мовами військовослужбовцями. З огляду на вимоги щодо рівня знаньіноземних мов, а також необхідності створення умов для її вивчення уМіноборони України розроблено та затверджено Дорожню карту», — зазначивВолодимир Мірненко.</text:p>
      <text:p text:style-name="P4">
Директор Департаменту військової освіти і науки розповів, що ця картапередбачає безперервне вивчення іноземної мови, залучення ресурсівдистанційного вивчення мови, також нарощування спроможностей курсівінтенсивного вивчення іноземних мов при ВВНЗ та військово-навчальнихпідрозділах закладів вищої освіти та закладах фахової передвищої військовоїосвіти.</text:p>
      <text:p text:style-name="P4">
Володимир Мірненко додав, що зміняться вимоги до знання іноземної мови,зокрема для:</text:p>
      <ul>
        <li>
посад старшого сержантського і старшинського складу — на рівні СМР-1,  * посад вищого сержантського і старшинського складу, посад зі штатно-посадовою категорією «лейтенант» і вище — на рівні СМР-2.</li>
      </ul>
      <text:p text:style-name="P4">
News Source: <text:a xlink:type="simple" xlink:href="https://armyinform.com.ua/2023/05/25/u-minoborony-zatverdzheno-dorozhnyu-kartu-dlya-udoskonalennya-movnoyi-pidgotovky-vijskovosluzhbovcziv/" text:style-name="Internet_20_link" text:visited-style-name="Visited_20_Internet_20_Link">
https://armyinform.com.ua/2023/05/25/u-minoborony-zatverdzheno-dorozhnyu-kartu-dlya-udoskonalennya-movnoyi-pidgotovky-vijskovosluzhbovcziv/</text:a>
</text:p>
      <!--NEWS-->
      <text:h text:style-name="P10" text:outline-level="1">
<text:span text:style-name="T4">
2023年进入军事教育机构的条款</text:span>
</text:h>
      <text:p text:style-name="P4">
作者: ['АРМІЯINFORM']</text:p>
      <text:p text:style-name="P4">
时间: 2023-05-25T45:00:00-04:00</text:p>
      <text:p text:style-name="P4">
描述: 乌克兰Volodymyr的迷你建设科学科学系主任...与乌克兰2022年的战争，与乌克兰与乌克兰的最新新闻，今天与乌克兰2022年的新闻战争，今天将在乌克兰与乌克兰之间发生战争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ewnvfnjmo2xf9tc1n4jl-e1685004526489.jpg" text:style-name="Internet_20_link" text:visited-style-name="Visited_20_Internet_20_Link">
ewnvfnjmo2xf9tc1n4jl-e1685004526489.jpg</text:a>
']</text:p>
      <text:p text:style-name="P4">
标签: ['MILITARY MEDIA CENTER', 'ВОЛОДИМИР МІРНЕНКО', 'ДЕПАРТАМЕНТ ВІЙСЬКОВОЇ ОСВІТИ І НАУКИ']</text:p>
      <text:p text:style-name="P4">
类别: News</text:p>
      <!--METADATA-->
      <text:p text:style-name="P4">
<draw:frame draw:style-name="fr1" draw:name="Image281" text:anchor-type="as-char" svg:width="6.9236in" svg:height="4.348791in" draw:z-index="0">
<draw:image xlink:href="../Images/AРМІЯINFORM/2023-05-25T45-00-00-04-00/ewnvfnjmo2xf9tc1n4jl-e1685004526489.jpg" xlink:type="simple" xlink:show="embed" xlink:actuate="onLoad" draw:mime-type="image/jpeg"/>
</draw:frame>
乌克兰国防部军事教育与科学系主任在[军事MediaCenter]的简报中(https://armyinform.com.ua/2023/05/25/bryfing-shhodo-transformacziyi-systemy-vijskovoyi-osvity/)他谈到了2023年Postius大学和专业高级军事教育机构的入门运动的年表。</text:p>
      <text:p text:style-name="P4">
<text:span text:style-name="T4">
直到5月15日</text:span>
在军事部队中，继续接受参赛者的报告，对普通，中士和中士军人的文件选择和注册。</text:p>
      <text:p text:style-name="P4">
<text:span text:style-name="T4">
到6月1日</text:span>
收购和社会支持的领土中心(TCC和SP)将接受申请，从访客中选择参赛者和文件注册。</text:p>
      <text:p text:style-name="P4">
<text:span text:style-name="T4">
到7月1日</text:span>
必须收到参赛者的文件(排位赛)高级军事教育机构的委员会(高等教育)，高等教育机构的军事培训单位(ZPE的GNP)和专业高级军事教育的机构(法律).</text:p>
      <text:p text:style-name="P4">
<text:span text:style-name="T4">
До 20 липня</text:span>
 вступники можуть подати документи безпосередньо до приймальнихкомісій ЗФПВО, ВВНЗ та ВНП ЗВО.</text:p>
      <text:p text:style-name="P4">
<text:span text:style-name="T4">
З 20 по 30 липня</text:span>
 відбуватиметься конкурсний відбір на навчання дляздобуття освітньо-професійного ступеня «фаховий молодший бакалавр» і ступеніввищої освіти «молодший бакалавр» та «бакалавр».</text:p>
      <text:p text:style-name="P4">
<text:span text:style-name="T4">
31 липня</text:span>
 — кінцевий термін зарахування до військових вишів і ЗФПВО.</text:p>
      <text:p text:style-name="P4">
News Source: <text:a xlink:type="simple" xlink:href="https://armyinform.com.ua/2023/05/25/terminy-vstupu-do-vijskovyh-zakladiv-osvity-u-2023-roczi/" text:style-name="Internet_20_link" text:visited-style-name="Visited_20_Internet_20_Link">
https://armyinform.com.ua/2023/05/25/terminy-vstupu-do-vijskovyh-zakladiv-osvity-u-2023-roczi/</text:a>
</text:p>
      <!--NEWS-->
      <text:h text:style-name="P10" text:outline-level="1">
<text:span text:style-name="T4">
守卫勇士摧毁了320名入侵者，四个坦克，艺术系统和两个弹药库</text:span>
</text:h>
      <text:p text:style-name="P4">
作者: ['Володимир Поліщук']</text:p>
      <text:p text:style-name="P4">
时间: 2023-05-25T46:00:00-04:00</text:p>
      <text:p text:style-name="P4">
描述: Ninishnya Tizhnya Zusillya Viiskovikh Paron的相似性是Pidrodiliv民族...与乌克兰2022年的战争，与乌克兰的最新新闻，今天与乌克兰2022年的新闻战争，今天与乌克兰的新闻战争，乌克兰和俄罗斯之间的战争将与乌克兰和俄罗斯之间发生战争他们说，乌克兰在2022年将是与乌克兰的战争</text:p>
      <text:p text:style-name="P4">
图片: ['<text:a xlink:type="simple" xlink:href="https://armyinform.com.ua/wp-content/uploads/2023/05/photo_5438293775404353641_y.jpg" text:style-name="Internet_20_link" text:visited-style-name="Visited_20_Internet_20_Link">
photo_5438293775404353641_y.jpg</text:a>
']</text:p>
      <text:p text:style-name="P4">
标签: ['МИКОЛА УРШАЛОВИЧ', 'НГУ']</text:p>
      <text:p text:style-name="P4">
类别: News</text:p>
      <!--METADATA-->
      <text:p text:style-name="P4">
<draw:frame draw:style-name="fr1" draw:name="Image282" text:anchor-type="as-char" svg:width="6.9236in" svg:height="4.615733in" draw:z-index="0">
<draw:image xlink:href="../Images/AРМІЯINFORM/2023-05-25T46-00-00-04-00/photo_5438293775404353641_y.jpg" xlink:type="simple" xlink:show="embed" xlink:actuate="onLoad" draw:mime-type="image/jpeg"/>
</draw:frame>
NSU新闻服务的照片</text:p>
      <text:p text:style-name="P4">
在本周，与伊布朗安全部门的其他组成部分合作，军事部队和乌克兰联盟后卫的主要努力集中在Slobozhansky，Donetsk，Tavriya操作区域内的国防行动上。</text:p>
      <text:p text:style-name="P4">
国民警卫队继续从南布兹基夫(South Buzkiv)运营区的黑海沿岸的反沉积防御和危险部门执行任务。</text:p>
      <text:p text:style-name="P4">
关于这在军事媒体中心的简报中<text:a xlink:type="simple" xlink:href="https://www.youtube.com/watch" text:style-name="Internet_20_link" text:visited-style-name="Visited_20_Internet_20_Link">
报告</text:a>
NSU主要局长Mykolarshalovich上校副董事行政管理行政管理。</text:p>
      <text:p text:style-name="P4">
国民警卫队的部队被约1,80名入侵者中和，其中62名“永远处置”。 情报人员发现了277个目标，其中一些目标与武装部队的部队合作摧毁。</text:p>
      <ul>
        <li>
总是发现和摧毁的第27个佩切斯克旅的团体：四个坦克，两辆战斗装甲车，汽车， -  save又贴上的mykola urshalovich。  - 国民警卫队炮兵为Lymansky，Donetsk和Zaporizhzhya的国防军提供了火力支持。 结果，本周完成了大约270项任务，大约有70人被处置了，其中18个是不可逆的，而一支炮兵系统的销毁，一个汽车设备和带有弹药的组成。</li>
      </ul>
      <text:p text:style-name="P4">
主要局还谈到了航空后卫的成功：</text:p>
      <ul>
        <li>
上周，NSU飞机为敌人大火制作了6个战斗部门 - 大约有70名入侵者，PTRC，弹药的组成和排座的据点被摧毁。 还有7个部门来执行侦察任务和壁炉的校正。</li>
      </ul>
      <text:p text:style-name="P4">
News Source: <text:a xlink:type="simple" xlink:href="https://armyinform.com.ua/2023/05/25/voyiny-gvardijczi-znyshhyly-320-okupantiv-chotyry-tanky-artsystemu-ta-dva-sklady-z-boyeprypasamy/" text:style-name="Internet_20_link" text:visited-style-name="Visited_20_Internet_20_Link">
https://armyinform.com.ua/2023/05/25/voyiny-gvardijczi-znyshhyly-320-okupantiv-chotyry-tanky-artsystemu-ta-dva-sklady-z-boyeprypasamy/</text:a>
</text:p>
      <!--NEWS-->
      <text:h text:style-name="P10" text:outline-level="1">
<text:span text:style-name="T4">
安全和国防部门的发展涉及空间信息技术的积极使用</text:span>
</text:h>
      <text:p text:style-name="P4">
作者: ['Тетяна Савченко-Галушко']</text:p>
      <text:p text:style-name="P4">
时间: 2023-05-25T47:00:00-04:00</text:p>
      <text:p text:style-name="P4">
描述: 在军事媒体中心，国立大学国防国防委员会代表的布里菲（Briffy）与乌克兰2022年战争，与乌克兰的最新新闻战争，今天与乌克兰的新闻战争，今天与乌克兰2022年的新闻战争，将有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5/photo_2023-05-25-11.29.59.jpg" text:style-name="Internet_20_link" text:visited-style-name="Visited_20_Internet_20_Link">
photo_2023-05-25-11.29.59.jpg</text:a>
']</text:p>
      <text:p text:style-name="P4">
标签: ['MILITARY MEDIA CENTER', 'ВТОРГНЕННЯ РФ', 'ІНФОРМАЦІЙНІ ТЕХНОЛОГІЇ', 'КОСМОС', 'МИХАЙЛО РАКУШЕВ', 'СЕКТОР БЕЗПЕКИ ТА ОБОРОНИ']</text:p>
      <text:p text:style-name="P4">
类别: News</text:p>
      <!--METADATA-->
      <text:p text:style-name="P4">
<draw:frame draw:style-name="fr1" draw:name="Image283" text:anchor-type="as-char" svg:width="6.9236in" svg:height="4.615733in" draw:z-index="0">
<draw:image xlink:href="../Images/AРМІЯINFORM/2023-05-25T47-00-00-04-00/photo_2023-05-25-11.29.59.jpg" xlink:type="simple" xlink:show="embed" xlink:actuate="onLoad" draw:mime-type="image/jpeg"/>
</draw:frame>
Mikhail Rakushev</text:p>
      <text:p text:style-name="P4">
在军事媒体中心<text:a xlink:type="simple" xlink:href="https://armyinform.com.ua/2023/05/25/bryfing-predstavnyka-naczionalnogo-universytetu-oborony-ukrayiny/" text:style-name="Internet_20_link" text:visited-style-name="Visited_20_Internet_20_Link">
发生</text:a>
简报代表伊万·切尔尼亚霍夫斯基国防大学(Ivan Chernyakhovsky)国防大学，致力于VI国际科学和实践会议的结果“为国家安全和国防利益，太空和地理信息系统的应用”。</text:p>
      <text:p text:style-name="P4">
为了防御的利益，使用太空活动现在特别重要。 一方面，为了谴责俄罗斯的侵略，我们获得了吸引创新的太空技术的宝贵经验。 北约成员国的武装力量正在积极实施现代解决方案，这些解决方案通过利用宇宙预防的对抗提供了成功的敌对行动。</text:p>
      <text:p text:style-name="P4">
作为乌克兰国民国民大学的个人资料系教授，以Ivan Chernyakhovsky的名字命名，Mikhailorakushev上校在简报中报道了下一次科学实践会议的当前年度大会的简报，该会议致力于该国国立国立国立国立国立国立国立国立国民大学该活动的国际组织是乌克兰伊万·切尔尼亚霍夫斯基(Ivan Chernyakhovsky)和代表国内Taza -Border太空行业的许多合作伙伴。</text:p>
      <ul>
        <li>
出于国家安全的利益和乌克兰独立时代的使用太空信息系统已经通过了一种艰难的方式，从普遍的建筑开始，以创建安全部门的基础，并捍卫国家，以测试其在期间测试其稳定性击退俄罗斯联邦的武装侵略。 上校说，安全和国防部门的进一步发展需要意识到乌克兰，联盟和欧盟在达到不同水平的战斗能力和掌握北约标准方面的经验，特别是关于太空信息技术的应用。 Mikhailorakushev。 - 根据会议的大多数参与者的说法，我们正在目睹现代地理信息和太空系统的革命性影响(决定)实现当前国家的防御。 同时，他们的进一步成功要求将创新的特殊软件决策实施加强到国家安全和国防组成部分的管理系统中，以确保其使用必要的人员潜力，从而找到新的方法为了最终用户的利益，使用太空活动 - 士兵和polyb上的指挥官。</li>
      </ul>
      <text:p text:style-name="P4">
因此，在简报期间，有关科学与实践会议决定的主要规定尤其发表了：</text:p>
      <text:p text:style-name="P4">
<text:span text:style-name="T5">
与伴侣国家的类似结构合作，加强国家国家活动的主要主题和安全和国防部门的组成部分； </text:span>
基于有关感兴趣的用户的专业地理质量创建单个地理信息空间； <text:span text:style-name="T5">
促进来自ESRI等领先的外国开发商的专门军事和双重用户软件(美国)以及乌克兰武装部队地形服务结构的现代电子地图，等等； </text:span>
确保在收到现代武器和军事装备的背景下为西方生产而积极使用北约成员国，以满足北约武装部队的需求。</text:p>
      <text:p text:style-name="P4">
News Source: <text:a xlink:type="simple" xlink:href="https://armyinform.com.ua/2023/05/25/rozvytok-sektoru-bezpeky-ta-oborony-peredbachaye-aktyvne-zastosuvannya-kosmichnyh-informaczijnyh-tehnologij/" text:style-name="Internet_20_link" text:visited-style-name="Visited_20_Internet_20_Link">
https://armyinform.com.ua/2023/05/25/rozvytok-sektoru-bezpeky-ta-oborony-peredbachaye-aktyvne-zastosuvannya-kosmichnyh-informaczijnyh-tehnologij/</text:a>
</text:p>
      <!--NEWS-->
      <text:h text:style-name="P10" text:outline-level="1">
<text:span text:style-name="T4">
获得专业高等教育的入门运动：该组织在2023年的功能</text:span>
</text:h>
      <text:p text:style-name="P4">
作者: ['АРМІЯINFORM']</text:p>
      <text:p text:style-name="P4">
时间: 2023-05-25T48:00:00-04:00</text:p>
      <text:p text:style-name="P4">
描述: 乌克兰Volodymyr的迷你建设科学科学系主任...与乌克兰2022年的战争，与乌克兰与乌克兰的最新新闻，今天与乌克兰2022年的新闻战争，今天将在乌克兰与乌克兰之间发生战争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25-11.34.07.jpg" text:style-name="Internet_20_link" text:visited-style-name="Visited_20_Internet_20_Link">
photo_2023-05-25-11.34.07.jpg</text:a>
']</text:p>
      <text:p text:style-name="P4">
标签: ['MILITARY MEDIA CENTER', 'ВІЙСЬКОВА ОСВІТА', 'ВОЛОДИМИР МІРНЕНКО', 'ДЕПАРТАМЕНТ ВІЙСЬКОВОЇ ОСВІТИ І НАУКИ']</text:p>
      <text:p text:style-name="P4">
类别: News</text:p>
      <!--METADATA-->
      <text:p text:style-name="P4">
<draw:frame draw:style-name="fr1" draw:name="Image284" text:anchor-type="as-char" svg:width="6.9236in" svg:height="4.615733in" draw:z-index="0">
<draw:image xlink:href="../Images/AРМІЯINFORM/2023-05-25T48-00-00-04-00/photo_2023-05-25-11.34.07.jpg" xlink:type="simple" xlink:show="embed" xlink:actuate="onLoad" draw:mime-type="image/jpeg"/>
</draw:frame>
照片由鲁斯拉纳·塔拉索娃(Ruslana Tarasova)</text:p>
      <text:p text:style-name="P4">
乌克兰国防部军事教育与科学系主任在[军事MediaCenter]的简报中(https://armyinform.com.ua/2023/05/25/bryfing-shhodo-transformacziyi-systemy-vijskovoyi-osvity/)他谈到了入门运动组织的特殊性，以获得专业的高等教育。</text:p>
      <text:p text:style-name="P4">
是的，进行了3​​0岁以下的参赛者进行专业和高等教育的竞争选择(排位赛)委员会，包括和即将离开的仓库。 场地由高等教育的指挥，WEA的GNP决定。</text:p>
      <text:p text:style-name="P4">
“如果不可能在税法中注册个人档案和居住地的合资企业(行动)平民有权以方便的方式直接向高等教育，VNPP和ZFPVO申请委员会申请入学声明：亲自或使用沟通手段或E -Mail。”他说。</text:p>
      <text:p text:style-name="P4">
Volodymyr Mirnenko说，该案件的个人案件的注册直接在高等教育，HUB和ZFPVO的GNP中进行。</text:p>
      <text:p text:style-name="P4">
“平民青年以及军人，在没有可能在兵役处对VLK进行初级医学检查的可能性，接受了最终的医学检查(航班)在入门测试期间，直接在高等教育的委员会，ZnO或ZFPVO的委员会。”他补充说。</text:p>
      <text:p text:style-name="P4">
根据Vladimir Mirnenko的说法，关于入学条件，参赛者有能力选择参与竞争选择的所需形式。 选项之一：</text:p>
      <text:p text:style-name="P4">
<text:span text:style-name="T5">
涉及对参赛者三个知识的眼睛评估的入门测试(两个 -  ZFPVO)竞争对象，其形式和程序由高等教育，ZVO的GNP决定； </text:span>
国家多医疗测试2022或2023或EIT 2020和2021的结果三个结果(两个用于ZFPVO)任何组合的竞争主题。</text:p>
      <text:p text:style-name="P4">
«高等教育的参赛者和GNP的Hund获得了基于学士学位的硕士学位，这是一次入学考试的结果(外语采访)和专业考试。 进行检查的形式和程序是由机构在录取规则中确定的。</text:p>
      <text:p text:style-name="P4">
News Source: <text:a xlink:type="simple" xlink:href="https://armyinform.com.ua/2023/05/25/vstupna-kampaniya-dlya-zdobuttya-fahovoyi-peredvyshhoyi-ta-vyshhoyi-osvity-osoblyvosti-organizacziyi-u-2023-roczi/" text:style-name="Internet_20_link" text:visited-style-name="Visited_20_Internet_20_Link">
https://armyinform.com.ua/2023/05/25/vstupna-kampaniya-dlya-zdobuttya-fahovoyi-peredvyshhoyi-ta-vyshhoyi-osvity-osoblyvosti-organizacziyi-u-2023-roczi/</text:a>
</text:p>
      <!--NEWS-->
      <text:h text:style-name="P10" text:outline-level="1">
<text:span text:style-name="T4">
国民警卫队因涉嫌叛国和转移而拘留了两个人</text:span>
</text:h>
      <text:p text:style-name="P4">
作者: ['Володимир Поліщук']</text:p>
      <text:p text:style-name="P4">
时间: 2023-05-25T49:00:00-04:00</text:p>
      <text:p text:style-name="P4">
描述: 佩德（Pid of Wash）的佩德（Pid）小时在国民警卫队国民警卫队（国民警卫队（国民警卫队）的实质上……与乌克兰2022年的战争，与乌克兰与乌克兰的最新消息，今天与乌克兰的新闻战争，今天与乌克兰的新闻战争，今天上次与乌克兰战争，将在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photo_5438293775404353712_w-scaled.jpg" text:style-name="Internet_20_link" text:visited-style-name="Visited_20_Internet_20_Link">
photo_5438293775404353712_w-scaled.jpg</text:a>
']</text:p>
      <text:p text:style-name="P4">
标签: ['МИКОЛА УРШАЛОВИЧ', 'НГУ']</text:p>
      <text:p text:style-name="P4">
类别: News</text:p>
      <!--METADATA-->
      <text:p text:style-name="P4">
<draw:frame draw:style-name="fr1" draw:name="Image285" text:anchor-type="as-char" svg:width="6.9236in" svg:height="4.615733in" draw:z-index="0">
<draw:image xlink:href="../Images/AРМІЯINFORM/2023-05-25T49-00-00-04-00/photo_5438293775404353712_w-scaled.jpg" xlink:type="simple" xlink:show="embed" xlink:actuate="onLoad" draw:mime-type="image/jpeg"/>
</draw:frame>
当试图通过禁止的Zonnazuvardy进入重要的州遗址时，三人被拘留，另外23人是为了违反带宽。</text:p>
      <text:p text:style-name="P4">
国民警卫队保护部，机构，国家政府，物体区域和地方重要性，监视符合建议小时的要求，并确保36个定居点的公共安全。</text:p>
      <text:p text:style-name="P4">
此外，入口处的守卫在两国21个地区的定居点出口，如有必要，请检查物品和车辆，行李和货物。 总共展出了128个检查站。</text:p>
      <ul>
        <li>
在执行这些任务期间，有2160人因犯罪而被拘留，其中71人，包括8人，涉嫌犯有针对乌克兰国家安全基本知识的罪行，因为他涉嫌犯罪，以涉嫌针对乌克兰国家安全的基础知识， -  Urshalovich上校说。  - 扣押了三个单位的枪支和三杆冷武器，两枚手榴弹以及大约500克麻醉品触及。</li>
      </ul>
      <text:p text:style-name="P4">
国民警卫队还参加了反对的24个12区。</text:p>
      <ul>
        <li>
由于进行的工作：1857年的讲话，1908年的运输工具，5900名公民，在敖德萨和波尔塔瓦，两名乌克兰公民被拘留，他们因叛国的叛国叛国而被告知，他们因叛国的转移而被拘留 - NSU。</li>
      </ul>
      <text:p text:style-name="P4">
据他说，NSU的部队和手段继续履行塔扎克拉斯乌克兰州边界未经授权的交叉路口的任务17000。 和11,000辆车。</text:p>
      <text:p text:style-name="P4">
_OPTO NSU的媒体服务</text:p>
      <text:p text:style-name="P4">
News Source: <text:a xlink:type="simple" xlink:href="https://armyinform.com.ua/2023/05/25/naczgvardiya-zatrymala-dvoh-osib-za-pidozroyu-v-derzhavnij-zradi-ta-skoyenni-dyversij/" text:style-name="Internet_20_link" text:visited-style-name="Visited_20_Internet_20_Link">
https://armyinform.com.ua/2023/05/25/naczgvardiya-zatrymala-dvoh-osib-za-pidozroyu-v-derzhavnij-zradi-ta-skoyenni-dyversij/</text:a>
</text:p>
      <!--NEWS-->
      <text:h text:style-name="P10" text:outline-level="1">
<text:span text:style-name="T4">
国民警卫队在森林和城市化地区行事 -  Mykola Urshalovich</text:span>
</text:h>
      <text:p text:style-name="P4">
作者: ['Володимир Поліщук']</text:p>
      <text:p text:style-name="P4">
时间: 2023-05-25T50:00:00-04:00</text:p>
      <text:p text:style-name="P4">
描述: 关于博伊斯的观察的viiskovovoskovasishinaly ...与乌克兰2022年的战争，与乌克兰的最新新闻战争，今天与乌克兰2022年的新闻战争，乌克兰和俄罗斯之间的战争以及与乌克兰的战争将发生战争他们说，在2022年的2022年，是否会在不久的将来与乌克兰进行战争</text:p>
      <text:p text:style-name="P4">
图片: ['<text:a xlink:type="simple" xlink:href="https://armyinform.com.ua/wp-content/uploads/2023/05/photo_2023-05-25-11.30.00.jpg" text:style-name="Internet_20_link" text:visited-style-name="Visited_20_Internet_20_Link">
photo_2023-05-25-11.30.00.jpg</text:a>
']</text:p>
      <text:p text:style-name="P4">
标签: ['MILITARY MEDIA CENTER', 'ВТОРГНЕННЯ РФ', 'МИКОЛА УРШАЛОВИЧ', 'НАЦГВАРДІЯ', 'НГУ']</text:p>
      <text:p text:style-name="P4">
类别: News</text:p>
      <!--METADATA-->
      <text:p text:style-name="P4">
乌克兰国民警卫队的军人继续提高其战斗性，并在森林和哈比班化地区的国防行动中提高所有组成部分的互动和安全部门之间的互动顺序。</text:p>
      <text:p text:style-name="P4">
<draw:frame draw:style-name="fr1" draw:name="Image286" text:anchor-type="as-char" svg:width="6.9236in" svg:height="4.615733in" draw:z-index="0">
<draw:image xlink:href="../Images/AРМІЯINFORM/2023-05-25T50-00-00-04-00/photo_2023-05-25-11.30.00.jpg" xlink:type="simple" xlink:show="embed" xlink:actuate="onLoad" draw:mime-type="image/jpeg"/>
</draw:frame>
关于这在军事媒体中心的简报中<text:a xlink:type="simple" xlink:href="https://www.youtube.com/watch" text:style-name="Internet_20_link" text:visited-style-name="Visited_20_Internet_20_Link">
告诉</text:a>
NSU主要局长Mykolarshalovich上校副董事行政管理行政管理。</text:p>
      <text:p text:style-name="P4">
-YES，5月23日至25日，是基辅部队和国防部队的一部分的国防军的军事部队和部队，参与了指挥和员工培训，在此期间，飞机罢工后预防管理的问题，实行防御，防御。</text:p>
      <text:p text:style-name="P4">
<text:span text:style-name="T5">
foto nazar voloshin</text:span>
</text:p>
      <text:p text:style-name="P4">
News Source: <text:a xlink:type="simple" xlink:href="https://armyinform.com.ua/2023/05/25/naczgvardiya-trenuyetsya-diyaty-v-lisovij-ta-urbanizovanij-misczevostyah-mykola-urshalovych/" text:style-name="Internet_20_link" text:visited-style-name="Visited_20_Internet_20_Link">
https://armyinform.com.ua/2023/05/25/naczgvardiya-trenuyetsya-diyaty-v-lisovij-ta-urbanizovanij-misczevostyah-mykola-urshalovych/</text:a>
</text:p>
      <!--NEWS-->
      <text:h text:style-name="P10" text:outline-level="1">
<text:span text:style-name="T4">
一周的NSU Sappers摧毁了300多种爆炸性物品</text:span>
</text:h>
      <text:p text:style-name="P4">
作者: ['Володимир Поліщук']</text:p>
      <text:p text:style-name="P4">
时间: 2023-05-25T51:00:00-04:00</text:p>
      <text:p text:style-name="P4">
描述: 乌克兰国民警卫队的服务，人道主义者的人文科学...与乌克兰2022年的战争，与乌克兰的最新新闻战争，今天与乌克兰2022年的新闻战争，乌克兰与乌克兰和俄罗斯之间的战争是否会发生战争，与乌克兰的战争将在他们说，要么在2022年不，在不久的将来，是否会与乌克兰进行战争</text:p>
      <text:p text:style-name="P4">
图片: ['<text:a xlink:type="simple" xlink:href="https://armyinform.com.ua/wp-content/uploads/2023/05/photo_5438293775404353720_w-scaled.jpg" text:style-name="Internet_20_link" text:visited-style-name="Visited_20_Internet_20_Link">
photo_5438293775404353720_w-scaled.jpg</text:a>
']</text:p>
      <text:p text:style-name="P4">
标签: ['MILITARY MEDIA CENTER', 'ВТОРГНЕННЯ РФ', 'МИКОЛА УРШАЛОВИЧ', 'МІНИ', 'САПЕРИ']</text:p>
      <text:p text:style-name="P4">
类别: News</text:p>
      <!--METADATA-->
      <text:p text:style-name="P4">
<draw:frame draw:style-name="fr1" draw:name="Image287" text:anchor-type="as-char" svg:width="6.9236in" svg:height="5.1927in" draw:z-index="0">
<draw:image xlink:href="../Images/AРМІЯINFORM/2023-05-25T51-00-00-04-00/photo_5438293775404353720_w-scaled.jpg" xlink:type="simple" xlink:show="embed" xlink:actuate="onLoad" draw:mime-type="image/jpeg"/>
</draw:frame>
乌克兰国民警卫队在定居点Chernobaevka，East，Kherson地区的Muzykivka和Sumy地区居住的泥石块地区的农业目的领土上继续进行人道主义。</text:p>
      <text:p text:style-name="P4">
这是在军事媒体中心的一份简报中，该副局长管理国民警卫队上校Mykola Urshalovich的计划。</text:p>
      <text:p text:style-name="P4">
据他说，在矿山的一周中，调查了约1250张伽马表，道路9公里和中和292个爆炸物。</text:p>
      <ul>
        <li>
还曾在Zaporizhzhia，Kharkiv和Mykolaiv地区的国民警卫队的矿工工作，上周他们调查了大约10公顷的地形，5公里的道路，并摧毁了24个爆炸物，-Nikolai Urshalovich。  - 为了促进Kherson地区的Sappers的工作，加拿大合作伙伴提供的Vanguard Dating的使用开始进行工作。</li>
      </ul>
      <text:p text:style-name="P4">
_OPTO NSU的媒体服务</text:p>
      <text:p text:style-name="P4">
News Source: <text:a xlink:type="simple" xlink:href="https://armyinform.com.ua/2023/05/25/za-tyzhden-sapery-ngu-znyshhyly-ponad-300-vybuhonebezpechnyh-predmetiv/" text:style-name="Internet_20_link" text:visited-style-name="Visited_20_Internet_20_Link">
https://armyinform.com.ua/2023/05/25/za-tyzhden-sapery-ngu-znyshhyly-ponad-300-vybuhonebezpechnyh-predmetiv/</text:a>
</text:p>
      <!--NEWS-->
      <text:h text:style-name="P10" text:outline-level="1">
<text:span text:style-name="T4">
安娜·马里亚尔（Anna Malyar）：瓦格尼维特（Wagnerivtsi）留在郊区的巴赫穆特 - 俄罗斯联邦的常规部队</text:span>
</text:h>
      <text:p text:style-name="P4">
作者: ['АРМІЯINFORM']</text:p>
      <text:p text:style-name="P4">
时间: 2023-05-25T52:00:00-04:00</text:p>
      <text:p text:style-name="P4">
描述: 在Bakhmut Vorog的潜艇上，Armiciki常规的Pidrodili Pvk Vagner ...与乌克兰2022年的战争，与乌克兰的最新新闻，今天与乌克兰2022年的新闻战争，今天与乌克兰2022年的新闻战争，乌克兰和俄罗斯之间的战争会发生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5/bb-792x528-1.jpg" text:style-name="Internet_20_link" text:visited-style-name="Visited_20_Internet_20_Link">
bb-792x528-1.jpg</text:a>
']</text:p>
      <text:p text:style-name="P4">
标签: ['БАХМУТ', 'БОЇ ЗА БАХМУТ', 'ВІЙНА', 'ГАННА МАЛЯР']</text:p>
      <text:p text:style-name="P4">
类别: News</text:p>
      <!--METADATA-->
      <text:p text:style-name="P4">
<draw:frame draw:style-name="fr1" draw:name="Image288" text:anchor-type="as-char" svg:width="6.9236in" svg:height="4.615733in" draw:z-index="0">
<draw:image xlink:href="../Images/AРМІЯINFORM/2023-05-25T52-00-00-04-00/bb-792x528-1.jpg" xlink:type="simple" xlink:show="embed" xlink:actuate="onLoad" draw:mime-type="image/jpeg"/>
</draw:frame>
在巴赫穆特(Bakhmut)的郊区，敌人用军队的支队取代了瓦格纳·佩奇(Wagner PEC)的单位。 在巴赫穆特(Bakhmut)的城市中，目前有“ Wagnerivtsi”。</text:p>
      <text:p text:style-name="P4">
关于它<text:a xlink:type="simple" xlink:href="https://t.me/annamaliar/796" text:style-name="Internet_20_link" text:visited-style-name="Visited_20_Internet_20_Link">
报告</text:a>
乌克兰安娜·马里亚尔(Anna Malyar)国防部副部长在她的电报中补充说，乌克兰国防部的部队控制着飞机西南部的巴赫穆特郊区。</text:p>
      <text:p text:style-name="P4">
安娜·马里亚尔(Anna Malyar)指出，敌对行动的震中仍然是乌克兰以东，Tamvorog正在阿维迪夫斯基(Avdiivsky)，马林斯克(Marinsk)，莱曼斯基(Lymansky)，库皮扬斯克(Kupyansk)和巴赫穆特(Bakhmut)方向进行进攻。</text:p>
      <text:p text:style-name="P4">
“在<text:span text:style-name="T4">
 Avdiivsky和Marinski </text:span>
  - 敌人的袭击得到了反映。 八个的进攻效果不成功。</text:p>
      <text:p text:style-name="P4">
在<text:span text:style-name="T4">
 liman </text:span>
最后一天的敌人停了下来，进攻行动没有。</text:p>
      <text:p text:style-name="P4">
<text:span text:style-name="T4">
 kupyansky </text:span>
现在正在战斗。 敌人的攻击，试图捕获大腿以进一步前进，遭受了损失。</text:p>
      <text:p text:style-name="P4">
在<text:span text:style-name="T4">
 Bakhmutsky </text:span>
敌人的炮弹试图将我们的晋升施加在侧面上。 现在，敌人被侧面的其他单位加强，以加强。”她的帖子写道。</text:p>
      <text:p text:style-name="P4">
昨天安娜·马利亚(Anna Malyar)<text:a xlink:type="simple" xlink:href="https://armyinform.com.ua/2023/05/24/oborona-bahmuta-tryvaye-z-lita-mynulogo-roku-i-zaraz-vpershe-maye-uspih/" text:style-name="Internet_20_link" text:visited-style-name="Visited_20_Internet_20_Link">
报道</text:a>
尽管敌人在炮兵中具有很大的优势，但重重的巴赫穆特(Bakhmut)至今仍未停止。</text:p>
      <text:p text:style-name="P4">
News Source: <text:a xlink:type="simple" xlink:href="https://armyinform.com.ua/2023/05/25/ganna-malyar-vagnerivczi-zalyshayutsya-v-bahmuti-u-peredmisti-regulyarni-vijska-rf/" text:style-name="Internet_20_link" text:visited-style-name="Visited_20_Internet_20_Link">
https://armyinform.com.ua/2023/05/25/ganna-malyar-vagnerivczi-zalyshayutsya-v-bahmuti-u-peredmisti-regulyarni-vijska-rf/</text:a>
</text:p>
      <!--NEWS-->
      <text:h text:style-name="P10" text:outline-level="1">
<text:span text:style-name="T4">
军事大学的教育过程根据战争的经验进行适应</text:span>
</text:h>
      <text:p text:style-name="P4">
作者: ['АРМІЯINFORM']</text:p>
      <text:p text:style-name="P4">
时间: 2023-05-25T53:00:00-04:00</text:p>
      <text:p text:style-name="P4">
描述: 对乌克兰Vishovi Vishi Post办公室的大规模侵略-The -post ...与乌克兰2022年的战争，与乌克兰的最新新闻，今天与乌克兰2022年的新闻战争，今天上次与乌克兰进行战争，乌克兰和乌克兰之间将发生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5/5-1-4.jpg" text:style-name="Internet_20_link" text:visited-style-name="Visited_20_Internet_20_Link">
5-1-4.jpg</text:a>
']</text:p>
      <text:p text:style-name="P4">
标签: ['MILITARY MEDIA CENTER', 'ВІЙСЬКОВА ОСВІТА', 'ВОЛОДИМИР МІРНЕНКО']</text:p>
      <text:p text:style-name="P4">
类别: News</text:p>
      <!--METADATA-->
      <text:p text:style-name="P4">
<draw:frame draw:style-name="fr1" draw:name="Image289" text:anchor-type="as-char" svg:width="6.9236in" svg:height="3.894525in" draw:z-index="0">
<draw:image xlink:href="../Images/AРМІЯINFORM/2023-05-25T53-00-00-04-00/5-1-4.jpg" xlink:type="simple" xlink:show="embed" xlink:actuate="onLoad" draw:mime-type="image/jpeg"/>
</draw:frame>
从大规模侵略俄罗斯对乌克兰的侵略开始，军方一直在改变教育过程，适应乌克兰军械库的需求。</text:p>
      <text:p text:style-name="P4">
关于这在军事媒体中心的简报中<text:a xlink:type="simple" xlink:href="https://www.youtube.com/watch" text:style-name="Internet_20_link" text:visited-style-name="Visited_20_Internet_20_Link">
报告</text:a>
乌克兰国防部Volodymyr Mirnenko的主任。</text:p>
      <text:p text:style-name="P4">
“军事大学不断修改变化。 他们接受了战争的经验。 但是我想指出的是，我们已经跨越了堵塞的教育计划。 方式：我们每天的学习期限从6个至12个小时增加。 每周 - 长达72个小时，从这72小时的70％ -  cepratic班级，这是为了发展军事设备的实践技能，”弗拉基米尔·米尔南科(Vladimir Mirnenko)说。</text:p>
      <text:p text:style-name="P4">
News Source: <text:a xlink:type="simple" xlink:href="https://armyinform.com.ua/2023/05/25/osvitnij-proczes-vijskovyh-vyshiv-adaptuyetsya-vidpovidno-do-dosvidu-vedennya-vijny/" text:style-name="Internet_20_link" text:visited-style-name="Visited_20_Internet_20_Link">
https://armyinform.com.ua/2023/05/25/osvitnij-proczes-vijskovyh-vyshiv-adaptuyetsya-vidpovidno-do-dosvidu-vedennya-vijny/</text:a>
</text:p>
      <!--NEWS-->
      <text:h text:style-name="P10" text:outline-level="1">
<text:span text:style-name="T4">
军事飞行员和网络法国人是去年最受欢迎的军事专业</text:span>
</text:h>
      <text:p text:style-name="P4">
作者: ['АРМІЯINFORM']</text:p>
      <text:p text:style-name="P4">
时间: 2023-05-25T54:00:00-04:00</text:p>
      <text:p text:style-name="P4">
描述: Nyiblsh众所周知，俄罗斯的Ab thuriyntesv的专业人物，与乌克兰2022年的战争，今天与乌克兰最新新闻的战争，《与乌克兰2022年的新闻战》，最后一次与乌克兰之间的战争，将在乌克兰和俄罗斯之间以及俄罗斯和俄罗斯之间的战争中发生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3/05/bychenko131-e1685007693578.jpg" text:style-name="Internet_20_link" text:visited-style-name="Visited_20_Internet_20_Link">
bychenko131-e1685007693578.jpg</text:a>
']</text:p>
      <text:p text:style-name="P4">
标签: ['ВІЙСЬКОВА ОСВІТА', 'ВОЛОДИМИР МІРНЕНКО']</text:p>
      <text:p text:style-name="P4">
类别: News</text:p>
      <!--METADATA-->
      <text:p text:style-name="P4">
<draw:frame draw:style-name="fr1" draw:name="Image290" text:anchor-type="as-char" svg:width="6.9236in" svg:height="4.257726in" draw:z-index="0">
<draw:image xlink:href="../Images/AРМІЯINFORM/2023-05-25T54-00-00-04-00/bychenko131-e1685007693578.jpg" xlink:type="simple" xlink:show="embed" xlink:actuate="onLoad" draw:mime-type="image/jpeg"/>
</draw:frame>
努洛(Nulo)的军事大学入门运动中最受欢迎的军事特色菜是军事飞行员塔法希维特(Tafahivtsi)的网络安全。</text:p>
      <text:p text:style-name="P4">
关于这在军事媒体中心的简报中<text:a xlink:type="simple" xlink:href="https://www.youtube.com/watch" text:style-name="Internet_20_link" text:visited-style-name="Visited_20_Internet_20_Link">
报告</text:a>
乌克兰国防部Volodymyr Mirnenko的主任。</text:p>
      <text:p text:style-name="P4">
“鉴于2022年入门运动的经验，我想指出乌克兰青年加入军事教育机构的高爱国主义。最多的年轻人想进入专业化的“军事飞行员”，“网络安全”，“网络安全”，“ “信息技术”  - 最高的技术专业化，” Mirnenko。</text:p>
      <text:p text:style-name="P4">
他补充说，有10位申请人声称有一个地方。</text:p>
      <text:p text:style-name="P4">
News Source: <text:a xlink:type="simple" xlink:href="https://armyinform.com.ua/2023/05/25/vijskovyj-pilot-ta-kiberfahivecz-najpopulyarnishi-vijskovi-speczialnosti-mynulogo-roku/" text:style-name="Internet_20_link" text:visited-style-name="Visited_20_Internet_20_Link">
https://armyinform.com.ua/2023/05/25/vijskovyj-pilot-ta-kiberfahivecz-najpopulyarnishi-vijskovi-speczialnosti-mynulogo-roku/</text:a>
</text:p>
      <!--NEWS-->
      <text:h text:style-name="P10" text:outline-level="1">
<text:span text:style-name="T4">
俄罗斯从黑海带出了所有火箭发射器 - 武装部队的海军</text:span>
</text:h>
      <text:p text:style-name="P4">
作者: ['АРМІЯINFORM']</text:p>
      <text:p text:style-name="P4">
时间: 2023-05-25T55:00:00-04:00</text:p>
      <text:p text:style-name="P4">
描述: 在Chorny Morn Vorog桌子上，他们的中间是妻子的火箭架。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1/05/chorne-more.jpg" text:style-name="Internet_20_link" text:visited-style-name="Visited_20_Internet_20_Link">
chorne-more.jpg</text:a>
']</text:p>
      <text:p text:style-name="P4">
标签: ['ВІЙНА', 'ВМС ЗС УКРАЇНИ', 'РАКЕТИ «КАЛІБР»', 'ЧОРНЕ МОРЕ']</text:p>
      <text:p text:style-name="P4">
类别: News</text:p>
      <!--METADATA-->
      <text:p text:style-name="P4">
<draw:frame draw:style-name="fr1" draw:name="Image291" text:anchor-type="as-char" svg:width="6.9236in" svg:height="3.956343in" draw:z-index="0">
<draw:image xlink:href="../Images/AРМІЯINFORM/2023-05-25T55-00-00-04-00/chorne-more.jpg" xlink:type="simple" xlink:show="embed" xlink:actuate="onLoad" draw:mime-type="image/jpeg"/>
</draw:frame>
在黑海，敌人持有六艘船，其中没有火箭架。</text:p>
      <text:p text:style-name="P4">
关于它<text:a xlink:type="simple" xlink:href="https://t.me/ukrainian_navy/3196" text:style-name="Internet_20_link" text:visited-style-name="Visited_20_Internet_20_Link">
报告</text:a>
武装部队海军的新闻服务。</text:p>
      <text:p text:style-name="P4">
阿佐夫海有一艘敌方船。</text:p>
      <text:p text:style-name="P4">
在地中海中，有七艘敌船，一艘载有1枚载体导弹，最多可达四枚导弹。</text:p>
      <text:p text:style-name="P4">
在白天，为了俄罗斯联邦的利益，凯希·耶尼卡尔海峡的通过：</text:p>
      <text:p text:style-name="P4">
*到Azov Sea -8艘船，其中4艘在Bosphorus海峡的方向上移动； * 22船上黑海的船只，其中7艘继续沿Bosphorus的方向移动。</text:p>
      <text:p text:style-name="P4">
值得注意的是，俄罗斯联邦继续违反《 1974年海洋生命国际公约》。(Solas)通过关闭自动识别系统(AIS)，在亚佐夫海的民用船上。</text:p>
      <text:p text:style-name="P4">
News Source: <text:a xlink:type="simple" xlink:href="https://armyinform.com.ua/2023/05/25/rosiya-vyvela-usi-raketonosiyi-z-chornogo-morya-vms-zsu/" text:style-name="Internet_20_link" text:visited-style-name="Visited_20_Internet_20_Link">
https://armyinform.com.ua/2023/05/25/rosiya-vyvela-usi-raketonosiyi-z-chornogo-morya-vms-zsu/</text:a>
</text:p>
      <!--NEWS-->
      <text:h text:style-name="P10" text:outline-level="1">
<text:span text:style-name="T4">
据报道，基辅 - 佩奇斯克·拉夫拉（Keiev-Pechersk Lavra）的雇员怀疑，他否认存在乌克兰</text:span>
</text:h>
      <text:p text:style-name="P4">
作者: ['АРМІЯINFORM']</text:p>
      <text:p text:style-name="P4">
时间: 2023-05-25T56:00:00-04:00</text:p>
      <text:p text:style-name="P4">
描述: Bezpeki的服务记录了Kiyvo-Pechersko Lavri全职水的Pisdrivn Dielnist，...与乌克兰2022年的战争，与乌克兰的战争是今天的最新消息，今天与乌克兰的新闻战2022是今天的最后一场。 ，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3/05/349000968_169370325823598_530396097314003601_n.jpg" text:style-name="Internet_20_link" text:visited-style-name="Visited_20_Internet_20_Link">
349000968_169370325823598_530396097314003601_n.jpg</text:a>
']</text:p>
      <text:p text:style-name="P4">
标签: ['STOPRUSSIA', 'АГРЕСІЯ РФ', 'ВІЙНА', 'ВТОРГНЕННЯ РФ', 'СБУ']</text:p>
      <text:p text:style-name="P4">
类别: News</text:p>
      <!--METADATA-->
      <text:p text:style-name="P4">
<draw:frame draw:style-name="fr1" draw:name="Image292" text:anchor-type="as-char" svg:width="6.9236in" svg:height="4.615733in" draw:z-index="0">
<draw:image xlink:href="../Images/AРМІЯINFORM/2023-05-25T56-00-00-04-00/349000968_169370325823598_530396097314003601_n.jpg" xlink:type="simple" xlink:show="embed" xlink:actuate="onLoad" draw:mime-type="image/jpeg"/>
</draw:frame>
安全局记录了基辅 - 佩奇斯克·拉夫拉(Kiev-Pechersk Lavra)的工作人员的颠覆性活动，后者否认俄罗斯武装侵略，并证明占领了乌克兰领土。</text:p>
      <text:p text:style-name="P4">
关于它<text:a xlink:type="simple" xlink:href="https://www.facebook.com/SecurSerUkraine/posts/pfbid0xxE6ttpiuUWiVpTdwKr4BYEE6xQ8s8MwTPS4EuqvCGfT247bZ8GhpuWGGfyP53pPl" text:style-name="Internet_20_link" text:visited-style-name="Visited_20_Internet_20_Link">
报告</text:a>
乌克兰的安全服务。</text:p>
      <text:p text:style-name="P4">
“今年4月，参与对国内电视频道之一的评论的人暂时站起来，由克里米亚“俄罗斯”和我们州的边界“未注册”。</text:p>
      <text:p text:style-name="P4">
此外，他告诉记者说，“普京没有开始“反乌克兰战争，而是俄罗斯空袭“自然”的平民死亡。</text:p>
      <text:p text:style-name="P4">
根据调查，在全面入侵开始时，一名56岁的轻率支持者支持俄罗斯入侵者，并否认了其他军事罪行。”</text:p>
      <text:p text:style-name="P4">
SBU发起的语言专业知识证实了参与乌克兰国家安全的人的非法性事实。</text:p>
      <text:p text:style-name="P4">
根据收集的证据，安全局的调查人员告诉他对艺术的第1部分的怀疑。 乌克兰刑法的436-2(理由，认可权，否认俄罗斯对乌克兰联邦的武装侵略，荣耀).</text:p>
      <text:p text:style-name="P4">
Вирішується питання щодо обрання йому запобіжного заходу. Триває розслідуваннядля встановлення всіх обставин злочину.</text:p>
      <text:p text:style-name="P4">
Комплексні заходи проводили співробітники СБУ у м. Києві та Київській областіза процесуального керівництва Київської міської прокуратури.</text:p>
      <text:p text:style-name="P4">
News Source: <text:a xlink:type="simple" xlink:href="https://armyinform.com.ua/2023/05/25/povidomleno-pro-pidozru-praczivnyku-kyyevo-pecherskoyi-lavry-yakyj-zaperechuvav-isnuvannya-ukrayiny/" text:style-name="Internet_20_link" text:visited-style-name="Visited_20_Internet_20_Link">
https://armyinform.com.ua/2023/05/25/povidomleno-pro-pidozru-praczivnyku-kyyevo-pecherskoyi-lavry-yakyj-zaperechuvav-isnuvannya-ukrayiny/</text:a>
</text:p>
      <!--NEWS-->
      <text:h text:style-name="P10" text:outline-level="1">
<text:span text:style-name="T4">
英国直升机海王已经在前往乌克兰</text:span>
</text:h>
      <text:p text:style-name="P4">
作者: ['АРМІЯINFORM']</text:p>
      <text:p text:style-name="P4">
时间: 2023-05-25T57:00:00-04:00</text:p>
      <text:p text:style-name="P4">
描述: Gelikopter Sea King，Yakiyahi在Korolivskiy Viezkovo-Mordic部队之前...与乌克兰2022年的战争，与乌克兰的最新新闻，今天与乌克兰的新闻，乌克兰2022年的新闻，今天，乌克兰和俄罗斯之间的战争会发生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znimok-ekrana-3.png" text:style-name="Internet_20_link" text:visited-style-name="Visited_20_Internet_20_Link">
znimok-ekrana-3.png</text:a>
']</text:p>
      <text:p text:style-name="P4">
标签: []</text:p>
      <text:p text:style-name="P4">
类别: News</text:p>
      <!--METADATA-->
      <text:p text:style-name="P4">
<draw:frame draw:style-name="fr1" draw:name="Image293" text:anchor-type="as-char" svg:width="6.9236in" svg:height="3.758526in" draw:z-index="0">
<draw:image xlink:href="../Images/AРМІЯINFORM/2023-05-25T57-00-00-04-00/znimok-ekrana-3.png" xlink:type="simple" xlink:show="embed" xlink:actuate="onLoad" draw:mime-type="image/png"/>
</draw:frame>
海王直升机先前由英国皇家海军拥有，并被英国的连续支持，作为乌克兰连续支持的一部分，已经以新的颜色和乌克兰的乌克兰标志为乌克兰的飞机。乌克兰在新的乌克兰研究的研究期间和在训练行动“轨道”的框架内离开了乌克兰的大英国。</text:p>
      <text:p text:style-name="P4">
关于它<text:a xlink:type="simple" xlink:href="https://www.facebook.com/GeneralStaff.ua/videos/223702070380475/" text:style-name="Internet_20_link" text:visited-style-name="Visited_20_Internet_20_Link">
报告</text:a>
武装部队的总人员。</text:p>
      <text:p text:style-name="P4">
证词写道：“作为大不列颠皇家海军部队的前搜救直升机，它将提供真正的支持，并提高乌克兰武装部队的搜查和救援能力。”</text:p>
      <text:p text:style-name="P4">
News Source: <text:a xlink:type="simple" xlink:href="https://armyinform.com.ua/2023/05/25/brytanskyj-gelikopter-sea-king-vzhe-na-shlyahu-do-ukrayiny/" text:style-name="Internet_20_link" text:visited-style-name="Visited_20_Internet_20_Link">
https://armyinform.com.ua/2023/05/25/brytanskyj-gelikopter-sea-king-vzhe-na-shlyahu-do-ukrayiny/</text:a>
</text:p>
      <!--NEWS-->
      <text:h text:style-name="P10" text:outline-level="1">
<text:span text:style-name="T4">
可靠的联系连接乌克兰人，使我们的士兵和乌克兰有效地有效 - 总统</text:span>
</text:h>
      <text:p text:style-name="P4">
作者: ['АРМІЯINFORM']</text:p>
      <text:p text:style-name="P4">
时间: 2023-05-25T58:00:00-04:00</text:p>
      <text:p text:style-name="P4">
描述: 总统沃罗迪米尔·泽伦斯基（Volodymyr Zelensky）的命运随着持有服务当天的调查...与乌克兰2022年的战争，与乌克兰与乌克兰的最新新闻战争，今天与乌克兰2022年的新闻战争，乌克兰和俄罗斯之间的战争将发生战争与乌克兰与乌克兰的战争将是不可行</text:p>
      <text:p text:style-name="P4">
图片: ['<text:a xlink:type="simple" xlink:href="https://armyinform.com.ua/wp-content/uploads/2023/05/739e74774d3fe4575c61d8e44633086f_1685010485_extra_large.jpeg" text:style-name="Internet_20_link" text:visited-style-name="Visited_20_Internet_20_Link">
739e74774d3fe4575c61d8e44633086f_1685010485_extra_large.jpeg</text:a>
', '<text:a xlink:type="simple" xlink:href="https://armyinform.com.ua/wp-content/uploads/2023/05/a9cfac355991811c10d834564d9c72ae_1685010482_wysiwyg.jpeg" text:style-name="Internet_20_link" text:visited-style-name="Visited_20_Internet_20_Link">
a9cfac355991811c10d834564d9c72ae_1685010482_wysiwyg.jpeg</text:a>
', '<text:a xlink:type="simple" xlink:href="https://armyinform.com.ua/wp-content/uploads/2023/05/2ec54655b3a96a69ab9e0d9d27aacfeb_1685010484_wysiwyg.jpeg" text:style-name="Internet_20_link" text:visited-style-name="Visited_20_Internet_20_Link">
2ec54655b3a96a69ab9e0d9d27aacfeb_1685010484_wysiwyg.jpeg</text:a>
']</text:p>
      <text:p text:style-name="P4">
标签: []</text:p>
      <text:p text:style-name="P4">
类别: News</text:p>
      <!--METADATA-->
      <text:p text:style-name="P4">
<draw:frame draw:style-name="fr1" draw:name="Image294" text:anchor-type="as-char" svg:width="6.9236in" svg:height="4.604691in" draw:z-index="0">
<draw:image xlink:href="../Images/AРМІЯINFORM/2023-05-25T58-00-00-04-00/739e74774d3fe4575c61d8e44633086f_1685010485_extra_large.jpeg" xlink:type="simple" xlink:show="embed" xlink:actuate="onLoad" draw:mime-type="image/jpeg"/>
</draw:frame>
沃迪米尔·泽伦斯基(Volodymyr Zelensky)总统在乌克兰的特殊传播和信息保护之际参加了活动。</text:p>
      <text:p text:style-name="P4">
国家元首祝贺他们的职业假期中的所有沟通，并感谢他们为国家和人民所做的重要工作。</text:p>
      <text:p text:style-name="P4">
“今天，重要的是要感谢每个为我们的人民，乌克兰，我们的辩护 - 所有乌克兰人提供的人。 谁保护通信线的人都会恢复受损的通信，谁保护了网络空间。 所有这些实际上都将乌克兰人联系起来，使我们的战士能够有效地防御，而我们的人民只了解捐赠，听到，看到他们的亲戚和亲戚的捐款，”庆祝活动中的国家元首。</text:p>
      <text:p text:style-name="P4">
<draw:frame draw:style-name="fr1" draw:name="Image295" text:anchor-type="as-char" svg:width="6.9236in" svg:height="4.604194in" draw:z-index="0">
<draw:image xlink:href="../Images/AРМІЯINFORM/2023-05-25T58-00-00-04-00/a9cfac355991811c10d834564d9c72ae_1685010482_wysiwyg.jpeg" xlink:type="simple" xlink:show="embed" xlink:actuate="onLoad" draw:mime-type="image/jpeg"/>
</draw:frame>
与会者向DSSZI和所有乌克兰人付出了沉默，在这场残酷战争中，俄罗斯侵略者被俄罗斯侵略者带走了。</text:p>
      <text:p text:style-name="P4">
总统还指出，在保护乌克兰网络空间方面，国家服务部的特殊通信服务的重要活动。</text:p>
      <text:p text:style-name="P4">
“特殊传播服务的工作是全面的。 这不仅是这样的联系。 我会记得您在大规模入侵的头几天的工作，该作品不允许敌人以任何方式打动我们的网络空间。 我会清楚地了解，您正在朝着无线电智能方向竭尽所能。” Volodymyr Zelenskyy说。</text:p>
      <text:p text:style-name="P4">
国家元首还赞赏该项目建立无人机军。</text:p>
      <text:p text:style-name="P4">
“无人机军的目的确实是雄心勃勃的。 我要感谢您的复杂工作。 我只想祝你胜利。 在我看来，这更重要。”他说。</text:p>
      <text:p text:style-name="P4">
<draw:frame draw:style-name="fr1" draw:name="Image296" text:anchor-type="as-char" svg:width="6.9236in" svg:height="4.604194in" draw:z-index="0">
<draw:image xlink:href="../Images/AРМІЯINFORM/2023-05-25T58-00-00-04-00/2ec54655b3a96a69ab9e0d9d27aacfeb_1685010484_wysiwyg.jpeg" xlink:type="simple" xlink:show="embed" xlink:actuate="onLoad" draw:mime-type="image/jpeg"/>
</draw:frame>
总统还希望他的亲戚的健康和密切的沟通。</text:p>
      <text:p text:style-name="P4">
在州特殊通信和信息保护的国家服务之际，沃尔迪米尔·泽伦斯基(Volodymyr Zelensky)颁发了州奖。 该通讯是将奖牌“为乌克兰的军事服役”(为祖国的捍卫者)提供给奖章的“为完美服务”的奖章。国家元首还熟悉了冲击和探索性无人驾驶装置的技术特征，其中绝大多数 - 水生产。</text:p>
      <text:p text:style-name="P4">
Volodymyr Zelensky听到了DSSSZI Yuri Shchigol主席关于该服务的发展的报告。</text:p>
      <text:p text:style-name="P4">
<text:span text:style-name="T4">
资料来源：</text:span>
 <text:a xlink:type="simple" xlink:href="https://www.president.gov.ua/news/nadijnij-zvyazok-zyednuye-ukrayinciv-daye-nashim-voyinam-i-u-83145" text:style-name="Internet_20_link" text:visited-style-name="Visited_20_Internet_20_Link">
总统办公室</text:a>
</text:p>
      <text:p text:style-name="P4">
News Source: <text:a xlink:type="simple" xlink:href="https://armyinform.com.ua/2023/05/25/nadijnyj-zvyazok-zyednuye-ukrayincziv-daye-nashym-voyinam-i-ukrayini-zmogu-buty-efektyvnymy-v-oboroni-prezydent/" text:style-name="Internet_20_link" text:visited-style-name="Visited_20_Internet_20_Link">
https://armyinform.com.ua/2023/05/25/nadijnyj-zvyazok-zyednuye-ukrayincziv-daye-nashym-voyinam-i-ukrayini-zmogu-buty-efektyvnymy-v-oboroni-prezydent/</text:a>
</text:p>
      <!--NEWS-->
      <text:h text:style-name="P10" text:outline-level="1">
<text:span text:style-name="T4">
将判断在伊彭（Irpen）占领期间抢劫平民公寓的占用者</text:span>
</text:h>
      <text:p text:style-name="P4">
作者: ['АРМІЯINFORM']</text:p>
      <text:p text:style-name="P4">
时间: 2023-05-25T59:00:00-04:00</text:p>
      <text:p text:style-name="P4">
描述: 过度鉴定非法的Zbroinh formuns，所谓的DPR，Yaki Pid Hour ...与乌克兰2022年的战争，与乌克兰的最新新闻，今天与乌克兰2022年的新闻战争，乌克兰和俄罗斯之间的战争，乌克兰和俄罗斯之间的战争将会，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5/17-6.jpg" text:style-name="Internet_20_link" text:visited-style-name="Visited_20_Internet_20_Link">
17-6.jpg</text:a>
']</text:p>
      <text:p text:style-name="P4">
标签: ['АГРЕСІЯ РФ', 'ВТОРГНЕННЯ РФ', 'ОКУПАЦІЯ ІРПЕНЯ', 'ОФІС ГЕНЕРАЛЬНОГО ПРОКУРОРА УКРАЇНИ']</text:p>
      <text:p text:style-name="P4">
类别: News</text:p>
      <!--METADATA-->
      <text:p text:style-name="P4">
<draw:frame draw:style-name="fr1" draw:name="Image297" text:anchor-type="as-char" svg:width="6.9236in" svg:height="3.11562in" draw:z-index="0">
<draw:image xlink:href="../Images/AРМІЯINFORM/2023-05-25T59-00-00-04-00/17-6.jpg" xlink:type="simple" xlink:show="embed" xlink:actuate="onLoad" draw:mime-type="image/jpeg"/>
</draw:frame>
将对SO被称为DNR的非法武装地层的两名参与者进行判断，他们在Irpen占领期间抢劫了民用公寓。</text:p>
      <text:p text:style-name="P4">
关于它<text:a xlink:type="simple" xlink:href="https://www.gp.gov.ua/ua/posts/suditimut-dvox-ucasnikiv-nzf-yaki-pid-cas-okupaciyi-irpenya-grabuvali-kvartiri-civilnogo-naselennya" text:style-name="Internet_20_link" text:visited-style-name="Visited_20_Internet_20_Link">
报告</text:a>
乌克兰检察长办公室。</text:p>
      <text:p text:style-name="P4">
“从2022年2月24日到2023年3月31日，嫌疑人与俄罗斯联邦武装部队的其他军事军人一起嫌疑，而基辅地区布坎地区的欧尔平市，则抢劫了平民公寓，”报告。</text:p>
      <text:p text:style-name="P4">
注意到，两套公寓的嫌疑人偷走了外币，珠宝，家用和计算机设备。</text:p>
      <text:p text:style-name="P4">
办公室检察官强调说：“被盗的物品不能用于军事目的，并且仅出于自私目的进行。”</text:p>
      <text:p text:style-name="P4">
犯罪嫌疑人能够确定手指的手指痕迹，这些手指与乌克兰国家警察的特殊团体开发在DE工业领土期间取消了房屋的位置。</text:p>
      <text:p text:style-name="P4">
News Source: <text:a xlink:type="simple" xlink:href="https://armyinform.com.ua/2023/05/25/sudytymut-okupantiv-yaki-grabuvaly-kvartyry-czyvilnyh-pid-chas-okupacziyi-irpenya/" text:style-name="Internet_20_link" text:visited-style-name="Visited_20_Internet_20_Link">
https://armyinform.com.ua/2023/05/25/sudytymut-okupantiv-yaki-grabuvaly-kvartyry-czyvilnyh-pid-chas-okupacziyi-irpenya/</text:a>
</text:p>
      <!--NEWS-->
      <text:h text:style-name="P10" text:outline-level="1">
<text:span text:style-name="T4">
乌克兰从俄罗斯囚禁中返回了106名士兵</text:span>
</text:h>
      <text:p text:style-name="P4">
作者: ['АРМІЯINFORM']</text:p>
      <text:p text:style-name="P4">
时间: 2023-05-25T60:00:00-04:00</text:p>
      <text:p text:style-name="P4">
描述: https://www.youtube.com/watch?v=syy-6wc1oek sogodnis，25 Herbal，乌克兰人转身...与乌克兰2022年的战争，今天与乌克兰的战争，今天与乌克兰的新闻战争，与乌克兰2022年上次与乌克兰的新闻战将是乌克兰与俄罗斯之间的战争以及2022年与乌克兰与乌克兰的战争是否会在不久俄语</text:p>
      <text:p text:style-name="P4">
图片: []</text:p>
      <text:p text:style-name="P4">
标签: ['ОБМІН ПОЛОНЕНИМИ']</text:p>
      <text:p text:style-name="P4">
类别: News</text:p>
      <!--METADATA-->
      <text:p text:style-name="P4">
今天，5月25日，乌克兰从俄罗斯囚禁中返回了106名士兵。 来自巴赫穆特方向的Tsevahna-八名军官和98名军事和中士。 三具尸体也被遣返：两个乌克兰外国人。</text:p>
      <text:p text:style-name="P4">
关于它<text:a xlink:type="simple" xlink:href="https://t.me/Koord_shtab/1119" text:style-name="Internet_20_link" text:visited-style-name="Visited_20_Internet_20_Link">
报告</text:a>
询问战俘的询问总部。</text:p>
      <text:p text:style-name="P4">
在今天被囚禁的人中，有68名捍卫者被认为是无人看管的。</text:p>
      <text:p text:style-name="P4">
98释放的军人属于乌克兰的武装部队：其中特别是21领土辩护人。 边防部队和一名州特殊运输服务人员也返回家园。 至少有七名被救出的后卫受到了多种伤害：球和弹片伤，烧伤和骨折，急性慢性疾病。</text:p>
      <text:p text:style-name="P4">
已发行的军人中最古老的人已经满59岁，最小的是21岁。</text:p>
      <text:p text:style-name="P4">
回想过去<text:a xlink:type="simple" xlink:href="https://armyinform.com.ua/2023/04/26/chergovyj-obmin-polonenymy-dodomu-povernulys-shhe-44-ukrayinczi/" text:style-name="Internet_20_link" text:visited-style-name="Visited_20_Internet_20_Link">
交换</text:a>
它发生在4月26日。 然后设法将44位同胞回家。 这些是军事，边防部队，国民警卫队，水手。</text:p>
      <text:p text:style-name="P4">
今天总共有2430人返回家中，其中包括139名平民。</text:p>
      <text:p text:style-name="P4">
News Source: <text:a xlink:type="simple" xlink:href="https://armyinform.com.ua/2023/05/25/ukrayina-povernula-z-rosijskogo-polonu-106-vijskovyh-z-bahmutskogo-napryamku/" text:style-name="Internet_20_link" text:visited-style-name="Visited_20_Internet_20_Link">
https://armyinform.com.ua/2023/05/25/ukrayina-povernula-z-rosijskogo-polonu-106-vijskovyh-z-bahmutskogo-napryamku/</text:a>
</text:p>
      <!--NEWS-->
      <text:h text:style-name="P10" text:outline-level="1">
<text:span text:style-name="T4">
乌克兰总统授予了头衔</text:span>
</text:h>
      <text:p text:style-name="P4">
作者: ['АРМІЯINFORM']</text:p>
      <text:p text:style-name="P4">
时间: 2023-05-25T61:00:00-04:00</text:p>
      <text:p text:style-name="P4">
描述: 乌克兰沃罗迪米尔Zelensky Zvanni总统总统将军任命...与乌克兰2022年的战争，与乌克兰的最新新闻战争，今天与乌克兰2022年的新闻战争，今天将与乌克兰和乌克兰之间的战争以及乌克兰之间的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19/12/ukaz-e1575632886241.jpeg" text:style-name="Internet_20_link" text:visited-style-name="Visited_20_Internet_20_Link">
ukaz-e1575632886241.jpeg</text:a>
']</text:p>
      <text:p text:style-name="P4">
标签: ['ВОЛОДИМИР ЗЕЛЕНСЬКИЙ', 'ГЕРОЙ УКРАЇНИ', 'ПРЕЗИДЕНТ УКРАЇНИ']</text:p>
      <text:p text:style-name="P4">
类别: News</text:p>
      <!--METADATA-->
      <text:p text:style-name="P4">
<draw:frame draw:style-name="fr1" draw:name="Image298" text:anchor-type="as-char" svg:width="6.9236in" svg:height="3.303582in" draw:z-index="0">
<draw:image xlink:href="../Images/AРМІЯINFORM/2023-05-25T61-00-00-04-00/ukaz-e1575632886241.jpeg" xlink:type="simple" xlink:show="embed" xlink:actuate="onLoad" draw:mime-type="image/jpeg"/>
</draw:frame>
乌克兰沃罗迪米尔·泽伦斯基(Ukraine Volodymyr Zelensky)总统授予了武装部队海事步兵指挥官的判决。</text:p>
      <text:p text:style-name="P4">
适当<text:a xlink:type="simple" xlink:href="https://www.president.gov.ua/documents/2952023-46865" text:style-name="Internet_20_link" text:visited-style-name="Visited_20_Internet_20_Link">
法令#295/2023</text:a>
由国家元首发表。</text:p>
      <text:p text:style-name="P4">
消息写道：“将旅的将军的军事职位分配给了安德罗索夫上校的安德罗斯夫·奥莱克斯·奥利克斯·奥利克斯·奥利克斯·奥尔克斯·奥尔克斯·奥利克斯·奥尔克斯(Androsov Oleksiyivanovich)，乌克兰海军陆战队人员和海军海军的工作人​​员负责人。”</text:p>
      <text:p text:style-name="P4">
News Source: <text:a xlink:type="simple" xlink:href="https://armyinform.com.ua/2023/05/25/prezydent-ukrayiny-prysvoyiv-zvannya-brygadnogo-generala-polkovnyku-zsu-oleksiyu-androsovu/" text:style-name="Internet_20_link" text:visited-style-name="Visited_20_Internet_20_Link">
https://armyinform.com.ua/2023/05/25/prezydent-ukrayiny-prysvoyiv-zvannya-brygadnogo-generala-polkovnyku-zsu-oleksiyu-androsovu/</text:a>
</text:p>
      <!--NEWS-->
      <text:h text:style-name="P10" text:outline-level="1">
<text:span text:style-name="T4">
空军空军授予在爱国者SCR上捍卫天空的士兵</text:span>
</text:h>
      <text:p text:style-name="P4">
作者: ['АРМІЯINFORM']</text:p>
      <text:p text:style-name="P4">
时间: 2023-05-25T62:00:00-04:00</text:p>
      <text:p text:style-name="P4">
描述: ZSU将军的指挥官，中将Mikola Oleshchuk，交付Zahisniki ...与乌克兰2022年的战争，与乌克兰与乌克兰的最新新闻，今天与乌克兰的新闻战争，今天与乌克兰的新闻战争最后一次，乌克兰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5440589418244196153_y.jpg" text:style-name="Internet_20_link" text:visited-style-name="Visited_20_Internet_20_Link">
photo_5440589418244196153_y.jpg</text:a>
', '<text:a xlink:type="simple" xlink:href="https://armyinform.com.ua/wp-content/uploads/2023/05/photo_5440589418244196150_y-150x150.jpg" text:style-name="Internet_20_link" text:visited-style-name="Visited_20_Internet_20_Link">
photo_5440589418244196150_y-150x150.jpg</text:a>
', '<text:a xlink:type="simple" xlink:href="https://armyinform.com.ua/wp-content/uploads/2023/05/photo_5440589418244196151_y-150x150.jpg" text:style-name="Internet_20_link" text:visited-style-name="Visited_20_Internet_20_Link">
photo_5440589418244196151_y-150x150.jpg</text:a>
', '<text:a xlink:type="simple" xlink:href="https://armyinform.com.ua/wp-content/uploads/2023/05/photo_5440589418244196152_y-150x150.jpg" text:style-name="Internet_20_link" text:visited-style-name="Visited_20_Internet_20_Link">
photo_5440589418244196152_y-150x150.jpg</text:a>
', '<text:a xlink:type="simple" xlink:href="https://armyinform.com.ua/wp-content/uploads/2023/05/photo_5438168199150552723_y.jpg" text:style-name="Internet_20_link" text:visited-style-name="Visited_20_Internet_20_Link">
photo_5438168199150552723_y.jpg</text:a>
']</text:p>
      <text:p text:style-name="P4">
标签: ['ВІЙНА', 'ЗРК PATRIOT', 'МИКОЛА ОЛЕЩУК', 'ПОВІТРЯНІ СИЛИ ЗБРОЙНИХ СИЛ УКРАЇНИ']</text:p>
      <text:p text:style-name="P4">
类别: News</text:p>
      <!--METADATA-->
      <text:p text:style-name="P4">
<draw:frame draw:style-name="fr1" draw:name="Image299" text:anchor-type="as-char" svg:width="6.9236in" svg:height="4.555in" draw:z-index="0">
<draw:image xlink:href="../Images/AРМІЯINFORM/2023-05-25T62-00-00-04-00/photo_5440589418244196153_y.jpg" xlink:type="simple" xlink:show="embed" xlink:actuate="onLoad" draw:mime-type="image/jpeg"/>
</draw:frame>
乌克兰武装部队武装部队武装部队的指挥官Mykola Oleshchuk中将递给乌克兰国防部长的手枪，战术刀。</text:p>
      <text:p text:style-name="P4">
他<text:a xlink:type="simple" xlink:href="https://t.me/MykolaOleshchuk/65" text:style-name="Internet_20_link" text:visited-style-name="Visited_20_Internet_20_Link">
写</text:a>
在他的电报中。</text:p>
      <text:p text:style-name="P4">
<text:a xlink:type="simple" xlink:href="https://armyinform.com.ua/wp-content/uploads/2023/05/photo_5440589418244196150_y.jpg" text:style-name="Internet_20_link" text:visited-style-name="Visited_20_Internet_20_Link">
!(Images/AРМІЯINFORM/2023-05-25T62-00-00-04-00/photo_5440589418244196150_y-150x150.jpg)</text:a>
</text:p>
      <text:p text:style-name="P4">
<text:a xlink:type="simple" xlink:href="https://armyinform.com.ua/wp-content/uploads/2023/05/photo_5440589418244196151_y.jpg" text:style-name="Internet_20_link" text:visited-style-name="Visited_20_Internet_20_Link">
<draw:frame draw:style-name="fr1" draw:name="Image300" text:anchor-type="as-char" svg:width="6.9236in" svg:height="6.9236in" draw:z-index="0">
<draw:image xlink:href="../Images/AРМІЯINFORM/2023-05-25T62-00-00-04-00/photo_5440589418244196151_y-150x150.jpg" xlink:type="simple" xlink:show="embed" xlink:actuate="onLoad" draw:mime-type="image/jpeg"/>
</draw:frame>
</text:a>
</text:p>
      <text:p text:style-name="P4">
<text:a xlink:type="simple" xlink:href="https://armyinform.com.ua/wp-content/uploads/2023/05/photo_5440589418244196152_y.jpg" text:style-name="Internet_20_link" text:visited-style-name="Visited_20_Internet_20_Link">
<draw:frame draw:style-name="fr1" draw:name="Image301" text:anchor-type="as-char" svg:width="6.9236in" svg:height="6.9236in" draw:z-index="0">
<draw:image xlink:href="../Images/AРМІЯINFORM/2023-05-25T62-00-00-04-00/photo_5440589418244196152_y-150x150.jpg" xlink:type="simple" xlink:show="embed" xlink:actuate="onLoad" draw:mime-type="image/jpeg"/>
</draw:frame>
</text:a>
“我们的后卫最喜欢什么礼物？!当然 - 这是一家优质的载体!手枪，来自乌克兰国防部长的战术刀将其移交给捍卫乌克兰天空的战争部队!”  - 这是一个证明。</text:p>
      <text:p text:style-name="P4">
Mykola Oleshchuk感谢后卫的无可挑剔的战斗工作。</text:p>
      <text:p text:style-name="P4">
<draw:frame draw:style-name="fr1" draw:name="Image302" text:anchor-type="as-char" svg:width="6.9236in" svg:height="4.263784in" draw:z-index="0">
<draw:image xlink:href="../Images/AРМІЯINFORM/2023-05-25T62-00-00-04-00/photo_5438168199150552723_y.jpg" xlink:type="simple" xlink:show="embed" xlink:actuate="onLoad" draw:mime-type="image/jpeg"/>
</draw:frame>
</text:p>
      <text:p text:style-name="P4">
News Source: <text:a xlink:type="simple" xlink:href="https://armyinform.com.ua/2023/05/25/komanduvach-povitryanyh-syl-zsu-nagorodyv-voyiniv-yaki-boronyat-nebo-na-zrk-patriot/" text:style-name="Internet_20_link" text:visited-style-name="Visited_20_Internet_20_Link">
https://armyinform.com.ua/2023/05/25/komanduvach-povitryanyh-syl-zsu-nagorodyv-voyiniv-yaki-boronyat-nebo-na-zrk-patriot/</text:a>
</text:p>
      <!--NEWS-->
      <text:h text:style-name="P10" text:outline-level="1">
<text:span text:style-name="T4">
第15届年度安全论坛在基辅继续</text:span>
</text:h>
      <text:p text:style-name="P4">
作者: ['АРМІЯINFORM']</text:p>
      <text:p text:style-name="P4">
时间: 2023-05-25T63:00:00-04:00</text:p>
      <text:p text:style-name="P4">
描述: 25-26 Herbalop通过第15届Shchorichi Kyivskiy Bezpeequium论坛“为了我们的自由 /...与乌克兰2022年的战争，与乌克兰与乌克兰的最新新闻，今天与乌克兰2022年的新闻战争，今天，乌克兰和俄罗斯和俄罗斯和俄罗斯和俄罗斯和俄罗斯和俄罗斯和俄罗斯之间的战争都会当2022年与乌克兰的战争将在不久的将来与乌克兰战争时，与乌克兰的战争，今天与乌克兰的战争，今天的乌克兰新闻，乌克兰新闻，乌克兰媒体在俄罗斯的乌克兰新闻</text:p>
      <text:p text:style-name="P4">
图片: []</text:p>
      <text:p text:style-name="P4">
标签: []</text:p>
      <text:p text:style-name="P4">
类别: News</text:p>
      <!--METADATA-->
      <text:p text:style-name="P4">
5月25日至26日举行了第15届年度基辅安全论坛，“为我们的Ivash自由 /为北约而战”，参加了著名的国际人物。 论坛和所有乌克兰将在小乔治·布什(George Bush Jr. 论坛的中心主题是使用乌克兰在北约的会员资格：“有足够的延迟。 没有其他选择应成为北约的成员。”</text:p>
      <text:p text:style-name="P4">
News Source: <text:a xlink:type="simple" xlink:href="https://armyinform.com.ua/2023/05/25/u-kyyevi-tryvaye-15-j-shhorichnyj-bezpekovyj-forum/" text:style-name="Internet_20_link" text:visited-style-name="Visited_20_Internet_20_Link">
https://armyinform.com.ua/2023/05/25/u-kyyevi-tryvaye-15-j-shhorichnyj-bezpekovyj-forum/</text:a>
</text:p>
      <!--NEWS-->
      <text:h text:style-name="P10" text:outline-level="1">
<text:span text:style-name="T4">
黑海现在没有敌人的火箭发射器 - 纳塔利亚·汉尼克</text:span>
</text:h>
      <text:p text:style-name="P4">
作者: ['Володимир Скоростецький']</text:p>
      <text:p text:style-name="P4">
时间: 2023-05-25T64:00:00-04:00</text:p>
      <text:p text:style-name="P4">
描述: 关于该国Pivdni在EFIS的情况下的情况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2/11/3-nataliya-gumenyuk.jpg" text:style-name="Internet_20_link" text:visited-style-name="Visited_20_Internet_20_Link">
3-nataliya-gumenyuk.jpg</text:a>
']</text:p>
      <text:p text:style-name="P4">
标签: ['ВТОРГНЕННЯ РФ', 'ЄДИНІ НОВИНИ', 'НАТАЛІЯ ГУМЕНЮК', 'РАКЕТНІ УДАРИ', 'ХЕРСОНЩИНА', 'ЧОРНЕ МОРЕ']</text:p>
      <text:p text:style-name="P4">
类别: News</text:p>
      <!--METADATA-->
      <text:p text:style-name="P4">
<draw:frame draw:style-name="fr1" draw:name="Image303" text:anchor-type="as-char" svg:width="6.9236in" svg:height="4.483031in" draw:z-index="0">
<draw:image xlink:href="../Images/AРМІЯINFORM/2023-05-25T64-00-00-04-00/3-nataliya-gumenyuk.jpg" xlink:type="simple" xlink:show="embed" xlink:actuate="onLoad" draw:mime-type="image/jpeg"/>
</draw:frame>
联合协调出版社中心Natalia Humeniuk是联合新闻的广播公司。</text:p>
      <text:p text:style-name="P4">
据她说，情况仍然很困难。 敌人尤其是在空中继续攻击。 他试图朝着贝利斯拉夫的方向攻击赫森地区的飞机bombamin。 他还继续攻击金斯伯恩辫子。 特别是，奥查科夫击中了重型大炮。 有一个条目。</text:p>
      <text:p text:style-name="P4">
纳塔利亚·汉尼克(Natalia Humeniuk)报道了黑海水中的情况，她对机动来说是惊人的，改变了船只组的定量组成。黑海有9艘敌方船只。 但是，其中没有接待。 这些船被带到基点。</text:p>
      <ul>
        <li>
记住他们返回火箭发射的边界需要2-3小时。 我们还在战术和战略航空的活动中遵循这一点。作为规则，这些事件是相关的，并且在右边的火箭携带者的出现之前，先于火箭袭击或增加空气危险。</li>
      </ul>
      <text:p text:style-name="P4">
News Source: <text:a xlink:type="simple" xlink:href="https://armyinform.com.ua/2023/05/25/narazi-vorozhyh-raketonosiyiv-u-chornomu-mori-nemaye-nataliya-gumenyuk/" text:style-name="Internet_20_link" text:visited-style-name="Visited_20_Internet_20_Link">
https://armyinform.com.ua/2023/05/25/narazi-vorozhyh-raketonosiyiv-u-chornomu-mori-nemaye-nataliya-gumenyuk/</text:a>
</text:p>
      <!--NEWS-->
      <text:h text:style-name="P10" text:outline-level="1">
<text:span text:style-name="T4">
在摩尔多瓦，国际防空训练“空气堡垒 -  2023年”开始</text:span>
</text:h>
      <text:p text:style-name="P4">
作者: ['АРМІЯINFORM']</text:p>
      <text:p text:style-name="P4">
时间: 2023-05-25T65:00:00-04:00</text:p>
      <text:p text:style-name="P4">
描述: 来自密西西比州的摩尔多瓦（Moldovas forectionalisitiona Defense）“堡垒-...与乌克兰2022年的战争，与乌克兰与乌克兰的最新新闻战争，今天与乌克兰2022年的新闻战争，乌克兰和俄罗斯之间的战争将发生战争，何时与乌克兰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povitryanyj-bastion-2023.jpg" text:style-name="Internet_20_link" text:visited-style-name="Visited_20_Internet_20_Link">
povitryanyj-bastion-2023.jpg</text:a>
']</text:p>
      <text:p text:style-name="P4">
标签: ['ВІЙСЬКОВІ НАВЧАННЯ', 'ЗС МОЛДОВИ', 'ПОВІТРЯНИЙ БАСТІОН-2023']</text:p>
      <text:p text:style-name="P4">
类别: News</text:p>
      <!--METADATA-->
      <text:p text:style-name="P4">
<draw:frame draw:style-name="fr1" draw:name="Image304" text:anchor-type="as-char" svg:width="6.9236in" svg:height="3.894525in" draw:z-index="0">
<draw:image xlink:href="../Images/AРМІЯINFORM/2023-05-25T65-00-00-04-00/povitryanyj-bastion-2023.jpg" xlink:type="simple" xlink:show="embed" xlink:actuate="onLoad" draw:mime-type="image/jpeg"/>
</draw:frame>
国际防空练习“空中堡垒-2023”已经开始在摩尔多瓦，该练习旨在确保欧洲政治界第二塞米特期间的安全措施。</text:p>
      <text:p text:style-name="P4">
关于它<text:a xlink:type="simple" xlink:href="https://www.facebook.com/MDAarmy/posts/pfbid06H46c2Mz1oq5KVuXJJkqtmH9TKrKfXqgskw3MLvdAR7YQQtNh1UVzVL9cjMNb6FAl" text:style-name="Internet_20_link" text:visited-style-name="Visited_20_Internet_20_Link">
报告</text:a>
摩尔多瓦国防部的新闻服务。</text:p>
      <text:p text:style-name="P4">
该培训将持续到6月2日，计划以最高的国际标准进行，将在摩尔多瓦军队和附属地区的训练中心进行，并将有200多个摩尔多瓦，法国，法国，英国，罗马尼亚人参加和美国士兵。</text:p>
      <text:p text:style-name="P4">
第一次在摩尔多瓦，空气堡垒-2023演习。</text:p>
      <text:p text:style-name="P4">
摩尔多瓦国防部报道说，这些演习将参与摩尔多瓦军队的军事装备以及法国和英国的军队。</text:p>
      <text:p text:style-name="P4">
欧洲政治界将在摩尔多瓦1和6月2日举行，计划参加47位总统和总理，以及泛欧洲结构的负责人。</text:p>
      <text:p text:style-name="P4">
News Source: <text:a xlink:type="simple" xlink:href="https://armyinform.com.ua/2023/05/25/u-moldovi-pochalysya-mizhnarodni-navchannya-protypovitryanoyi-oborony-povitryanyj-bastion-2023/" text:style-name="Internet_20_link" text:visited-style-name="Visited_20_Internet_20_Link">
https://armyinform.com.ua/2023/05/25/u-moldovi-pochalysya-mizhnarodni-navchannya-protypovitryanoyi-oborony-povitryanyj-bastion-2023/</text:a>
</text:p>
      <!--NEWS-->
      <text:h text:style-name="P10" text:outline-level="1">
<text:span text:style-name="T4">
如果我们正在与中世纪的野蛮主义作斗争，我们需要技术优势-Anna Malyar</text:span>
</text:h>
      <text:p text:style-name="P4">
作者: ['Валентина Вілюра']</text:p>
      <text:p text:style-name="P4">
时间: 2023-05-25T66:00:00-04:00</text:p>
      <text:p text:style-name="P4">
描述: 捍卫加纳·马勒（Ganna Maller）辩护的捍卫者在ecclusional Interveni'y电视频道RADA竞争...与乌克兰2022年的战争，与乌克兰的战争是今天的最新消息，今天与乌克兰2022年的新闻战争，今天与乌克兰2022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2/12/5f9a1765.jpg" text:style-name="Internet_20_link" text:visited-style-name="Visited_20_Internet_20_Link">
5f9a1765.jpg</text:a>
']</text:p>
      <text:p text:style-name="P4">
标签: ['ВТОРГНЕННЯ РФ', 'ГАННА МАЛЯР']</text:p>
      <text:p text:style-name="P4">
类别: News</text:p>
      <!--METADATA-->
      <text:p text:style-name="P4">
<draw:frame draw:style-name="fr1" draw:name="Image305" text:anchor-type="as-char" svg:width="6.9236in" svg:height="4.61393in" draw:z-index="0">
<draw:image xlink:href="../Images/AРМІЯINFORM/2023-05-25T66-00-00-04-00/5f9a1765.jpg" xlink:type="simple" xlink:show="embed" xlink:actuate="onLoad" draw:mime-type="image/jpeg"/>
</draw:frame>
Gannamaars。 照片：Nazar Voloshin / Armyinform</text:p>
      <text:p text:style-name="P4">
国防部副部长安娜·马利亚(Anna Malyar)在独家[访谈]中(https://www.youtube.com/watch?v=1Lds-pRXx7E)电视频道已经对与其合作伙伴对乌克兰的军事援助的重要性提出了建议。</text:p>
      <ul>
        <li>
这不仅是军事援助，而且是我们作为一个州生存的机会。非，我们的乌克兰武装力量强大，指挥官非常聪明，乌克兰战斗人员是坚不可摧的，但是如果没有武器，就不可能赢得这场战争。 Anna Malyar说，如果我们正在与中世纪的野蛮主义作斗争，我们需要胡说八道。</li>
      </ul>
      <text:p text:style-name="P4">
据她说，这种世界范围内的支持是无条件的乌克兰沃罗迪米尔·泽伦斯基总统的巨大成员，也是乌克兰的乌克兰奥尔克斯·耶尔斯尼科夫(Oleksiyreznikov)，他们是非常有才华的经理。</text:p>
      <text:p text:style-name="P4">
安娜·玛利亚(Anna Malyar)还补充说，西方不仅是欧洲的小组，不仅是我们的土地，而且是欧盟的边界。</text:p>
      <text:p text:style-name="P4">
News Source: <text:a xlink:type="simple" xlink:href="https://armyinform.com.ua/2023/05/25/yakshho-my-voyuyemo-iz-serednovichnym-varvarstvom-nam-potribna-tehnologichna-perevaga-ganna-malyar/" text:style-name="Internet_20_link" text:visited-style-name="Visited_20_Internet_20_Link">
https://armyinform.com.ua/2023/05/25/yakshho-my-voyuyemo-iz-serednovichnym-varvarstvom-nam-potribna-tehnologichna-perevaga-ganna-malyar/</text:a>
</text:p>
      <!--NEWS-->
      <text:h text:style-name="P10" text:outline-level="1">
<text:span text:style-name="T4">
“为了勇气和勇气”：乌克兰总统指出了乌克兰武装部队的六个单位</text:span>
</text:h>
      <text:p text:style-name="P4">
作者: ['АРМІЯINFORM']</text:p>
      <text:p text:style-name="P4">
时间: 2023-05-25T67:00:00-04:00</text:p>
      <text:p text:style-name="P4">
描述: 乌克兰Volodymyr Zelensky Vidnakov的总统“为丈夫的丈夫Hidvagu”，由High Scho ...与乌克兰2022年的战争，与乌克兰的最新新闻，今天与乌克兰的新闻战争，今天与乌克兰2022年的新闻战争，乌克兰和俄罗斯与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zyro-image-1536x1022-1-1.jpg" text:style-name="Internet_20_link" text:visited-style-name="Visited_20_Internet_20_Link">
zyro-image-1536x1022-1-1.jpg</text:a>
']</text:p>
      <text:p text:style-name="P4">
标签: ['«ЗА МУЖНІСТЬ ТА ВІДВАГУ»', 'УКАЗ ПРЕЗИДЕНТА УКРАЇНИ']</text:p>
      <text:p text:style-name="P4">
类别: News</text:p>
      <!--METADATA-->
      <text:p text:style-name="P4">
<draw:frame draw:style-name="fr1" draw:name="Image306" text:anchor-type="as-char" svg:width="6.9236in" svg:height="4.604194in" draw:z-index="0">
<draw:image xlink:href="../Images/AРМІЯINFORM/2023-05-25T67-00-00-04-00/zyro-image-1536x1022-1-1.jpg" xlink:type="simple" xlink:show="embed" xlink:actuate="onLoad" draw:mime-type="image/jpeg"/>
</draw:frame>
乌克兰Volodymyr Zelensky总统荣誉“勇气和勇气”授予了乌克兰武装部队的六个单位。</text:p>
      <text:p text:style-name="P4">
相关法令号<text:a xlink:type="simple" xlink:href="https://www.president.gov.ua/documents/2892023-46853" text:style-name="Internet_20_link" text:visited-style-name="Visited_20_Internet_20_Link">
289/2023</text:a>
，<text:a xlink:type="simple" xlink:href="https://www.president.gov.ua/documents/2902023-46857" text:style-name="Internet_20_link" text:visited-style-name="Visited_20_Internet_20_Link">
290/2023</text:a>
，<text:a xlink:type="simple" xlink:href="https://www.president.gov.ua/documents/2912023-46845" text:style-name="Internet_20_link" text:visited-style-name="Visited_20_Internet_20_Link">
291/2023</text:a>
<text:a xlink:type="simple" xlink:href="https://www.president.gov.ua/documents/8332022-45133" text:style-name="Internet_20_link" text:visited-style-name="Visited_20_Internet_20_Link">
,</text:a>
<text:a xlink:type="simple" xlink:href="https://www.president.gov.ua/documents/2922023-46837" text:style-name="Internet_20_link" text:visited-style-name="Visited_20_Internet_20_Link">
292/2023</text:a>
，<text:a xlink:type="simple" xlink:href="https://www.president.gov.ua/documents/2932023-46817" text:style-name="Internet_20_link" text:visited-style-name="Visited_20_Internet_20_Link">
293/2023</text:a>
，<text:a xlink:type="simple" xlink:href="https://www.president.gov.ua/documents/2942023-46821" text:style-name="Internet_20_link" text:visited-style-name="Visited_20_Internet_20_Link">
294/2023</text:a>
，出版了乌克兰总统办公室的网站。</text:p>
      <text:p text:style-name="P4">
值得注意的是，该奖项是“为了纪念塔格罗主义的勇气，在保护国家主权，独立性，乌克兰领土完整的目的是为了纪念tageroism的勇气。”</text:p>
      <text:p text:style-name="P4">
<text:span text:style-name="T4">
荣誉区别“为勇气和勇气”指出：</text:span>
</text:p>
      <text:p text:style-name="P4">
1.乌克兰武装部队海军海军陆战队的指挥。 2.第406个单独的炮兵旅以乌克兰武装部队海军海军陆战队的亚历克西·阿列克谢·迪亚莫佐夫的命名。 3.海军陆战队的第35旅以乌克兰武装部队海军海军陆战队的奥斯特格拉德司令的海军上将命名。 4. 35个单独的海军陆战队的海军陆战队的第18个单独的营以乌克兰武装部队海军海军海军陆战队的星空米哈伊尔·奥斯特格拉德命名。 5.第137个单独的海军陆战队35营的单独营地以乌克兰武装部队海军海军陆战队的反婚外列米哈伊尔·奥斯特格勒(Mikhail Ostragrad)命名。 6.乌克兰武装部队海军陆战队的第140个情报营。</text:p>
      <text:p text:style-name="P4">
News Source: <text:a xlink:type="simple" xlink:href="https://armyinform.com.ua/2023/05/25/za-muzhnist-ta-vidvagu-prezydent-ukrayiny-vidznachyv-shist-pidrozdiliv-zbrojnyh-syl-ukrayiny/" text:style-name="Internet_20_link" text:visited-style-name="Visited_20_Internet_20_Link">
https://armyinform.com.ua/2023/05/25/za-muzhnist-ta-vidvagu-prezydent-ukrayiny-vidznachyv-shist-pidrozdiliv-zbrojnyh-syl-ukrayiny/</text:a>
</text:p>
      <!--NEWS-->
      <text:h text:style-name="P10" text:outline-level="1">
<text:span text:style-name="T4">
国防部副部长安娜·马利亚（Anna Malyar）参加了国际国防与安全会议</text:span>
</text:h>
      <text:p text:style-name="P4">
作者: ['АРМІЯINFORM']</text:p>
      <text:p text:style-name="P4">
时间: 2023-05-25T68:00:00-04:00</text:p>
      <text:p text:style-name="P4">
描述: 在Zbro -Rosyski Federals援助的大规模 - 与乌克兰2022年的战争中，今天与乌克兰最新新闻的战争，今天与乌克兰2022年的新闻战，乌克兰和俄罗斯之间的战争是否会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whatsapp-image-2023-05-25-at-10.35.50-1.jpeg" text:style-name="Internet_20_link" text:visited-style-name="Visited_20_Internet_20_Link">
whatsapp-image-2023-05-25-at-10.35.50-1.jpeg</text:a>
', '<text:a xlink:type="simple" xlink:href="https://armyinform.com.ua/wp-content/uploads/2023/05/whatsapp-image-2023-05-25-at-10.35.49.jpeg" text:style-name="Internet_20_link" text:visited-style-name="Visited_20_Internet_20_Link">
whatsapp-image-2023-05-25-at-10.35.49.jpeg</text:a>
', '<text:a xlink:type="simple" xlink:href="https://armyinform.com.ua/wp-content/uploads/2023/05/03_ukr-scaled.jpg" text:style-name="Internet_20_link" text:visited-style-name="Visited_20_Internet_20_Link">
03_ukr-scaled.jpg</text:a>
', '<text:a xlink:type="simple" xlink:href="https://armyinform.com.ua/wp-content/uploads/2023/05/whatsapp-image-2023-05-25-at-10.35.50.jpeg" text:style-name="Internet_20_link" text:visited-style-name="Visited_20_Internet_20_Link">
whatsapp-image-2023-05-25-at-10.35.50.jpeg</text:a>
', '<text:a xlink:type="simple" xlink:href="https://armyinform.com.ua/wp-content/uploads/2022/09/e2teus-c4x3x50px50p-c4x3x50px50p-9e8d88dd767753d844f8f51373962f03.jpg" text:style-name="Internet_20_link" text:visited-style-name="Visited_20_Internet_20_Link">
e2teus-c4x3x50px50p-c4x3x50px50p-9e8d88dd767753d844f8f51373962f03.jpg</text:a>
', '<text:a xlink:type="simple" xlink:href="https://armyinform.com.ua/wp-content/uploads/2023/05/whatsapp-image-2023-05-25-at-10.35.49-2.jpeg" text:style-name="Internet_20_link" text:visited-style-name="Visited_20_Internet_20_Link">
whatsapp-image-2023-05-25-at-10.35.49-2.jpeg</text:a>
', '<text:a xlink:type="simple" xlink:href="https://armyinform.com.ua/wp-content/uploads/2023/05/bachmutas-92544239.jpg" text:style-name="Internet_20_link" text:visited-style-name="Visited_20_Internet_20_Link">
bachmutas-92544239.jpg</text:a>
', '<text:a xlink:type="simple" xlink:href="https://armyinform.com.ua/wp-content/uploads/2023/05/whatsapp-image-2023-05-25-at-10.35.49-3.jpeg" text:style-name="Internet_20_link" text:visited-style-name="Visited_20_Internet_20_Link">
whatsapp-image-2023-05-25-at-10.35.49-3.jpeg</text:a>
', '<text:a xlink:type="simple" xlink:href="https://armyinform.com.ua/wp-content/uploads/2023/05/b208f8b8aca00e46ae60941bdf4dba4b_1680693297-scaled.jpeg" text:style-name="Internet_20_link" text:visited-style-name="Visited_20_Internet_20_Link">
b208f8b8aca00e46ae60941bdf4dba4b_1680693297-scaled.jpeg</text:a>
']</text:p>
      <text:p text:style-name="P4">
标签: ['ГАННА МАЛЯР', 'ДОПОМОГА ПАРТНЕРІВ']</text:p>
      <text:p text:style-name="P4">
类别: News</text:p>
      <!--METADATA-->
      <text:p text:style-name="P4">
<draw:frame draw:style-name="fr1" draw:name="Image307" text:anchor-type="as-char" svg:width="6.9236in" svg:height="4.61393in" draw:z-index="0">
<draw:image xlink:href="../Images/AРМІЯINFORM/2023-05-25T68-00-00-04-00/whatsapp-image-2023-05-25-at-10.35.50-1.jpeg" xlink:type="simple" xlink:show="embed" xlink:actuate="onLoad" draw:mime-type="image/jpeg"/>
</draw:frame>
俄罗斯联邦对乌克兰的大规模武装侵略的背景与建立强大的欧洲大西洋安全建筑更为重要。 这是国防部门中主要方向的确定，致力于该州和东欧最大的会议_ <text:span text:style-name="T5">
defence</text:span>
 <text:span text:style-name="T5">
24</text:span>
 <text:span text:style-name="T5">
day _ </text:span>
 _ <text:span text:style-name="T5">
 _ </text:span>
 _ <text:span text:style-name="T5">
 _ </text:span>
 _ <text:span text:style-name="T5">
 _ </text:span>
 _ <text:span text:style-name="T5">
 _ </text:span>
 _ <text:span text:style-name="T5">
 _ </text:span>
 _ <text:span text:style-name="T5">
 _ </text:span>
 _ <text:span text:style-name="T5">
 _ </text:span>
 _ <text:span text:style-name="T5">
 _ </text:span>
 _ <text:span text:style-name="T5">
 _ </text:span>
 _ <text:span text:style-name="T5">
 _ </text:span>
</text:p>
      <text:p text:style-name="P4">
牢记的是，鉴于迫切而血腥的斗争，我们的国家现在将与俄罗斯侵略者在一起，在国际会议上，参与者在国际会议上的主要关注被与英勇反对乌克兰人民有关的问题所吸引。 从这个意义上讲，我们的外国伴侣非常有趣且重要，可以听取乌克兰辩护人安娜·马里亚尔(Anna Malyar)副党派的意见和特定有意义的建议。</text:p>
      <text:h text:style-name="P12" text:outline-level="3">
<text:span text:style-name="T4">
<text:span text:style-name="T4">
关于俄罗斯人的“抗毒剂”和混合影响</text:span>
</text:span>
</text:h>
      <text:p text:style-name="P4">
她认为，俄罗斯对自由和独立的乌克兰的侵略的结果是，所谓的东方邻居不可能以帝国主义的精神奉献。 而且，尽管有30多年的苏联倒闭，但俄罗斯帝国仍然不能与这个客观的历史事实保持一致，但乌克兰认为乌克兰是前苏联最好的，并通过其征服来恢复他们毫无疑问。</text:p>
      <text:p text:style-name="P4">
<draw:frame draw:style-name="fr1" draw:name="Image308" text:anchor-type="as-char" svg:width="6.9236in" svg:height="4.61393in" draw:z-index="0">
<draw:image xlink:href="../Images/AРМІЯINFORM/2023-05-25T68-00-00-04-00/whatsapp-image-2023-05-25-at-10.35.49.jpeg" xlink:type="simple" xlink:show="embed" xlink:actuate="onLoad" draw:mime-type="image/jpeg"/>
</draw:frame>
根据安娜·马利亚(Anna Malyar)的说法，她对俄罗斯联邦的渴望尤其使用任何方法，尤其是试图通过融资政党来影响欧洲人。当然，在讲话中，安娜·玛丽亚尔(Anna Malyar)不仅说明了俄罗斯联邦一名代表的事实。 首先，她提醒参与者会议，在欧洲国家，美国和乌克兰乌克兰人中，据称反对普京多年来反对普京的SO称为专家多年来，现在警告战争是他们正在进行中，出于某种原因，他们站在自己的身边。与此同时，数百万公民的信任。 因此，她认为，俄罗斯无法通过与发达民主的自由获取信息空间来使用这种混合信息工具，西方世界必须尽可能多地在对抗极权主义俄罗斯的斗争中进行巩固，不允许它能够有可能。</text:p>
      <text:h text:style-name="P12" text:outline-level="3">
<text:span text:style-name="T4">
<text:span text:style-name="T4">
关于乌克兰力量现象</text:span>
</text:span>
</text:h>
      <text:p text:style-name="P4">
<draw:frame draw:style-name="fr1" draw:name="Image309" text:anchor-type="as-char" svg:width="6.9236in" svg:height="4.511879in" draw:z-index="0">
<draw:image xlink:href="../Images/AРМІЯINFORM/2023-05-25T68-00-00-04-00/03_ukr-scaled.jpg" xlink:type="simple" xlink:show="embed" xlink:actuate="onLoad" draw:mime-type="image/jpeg"/>
</draw:frame>
照片：poglyad.tv</text:p>
      <text:p text:style-name="P4">
至于国防部长强调的那样，大规模入侵俄罗斯联邦进入乌克兰领土的事实，这种步骤与众不同，因为这是俄罗斯人的巨大愚蠢，这是不可能的。 毕竟，自2014年与我们国家东部的俄罗斯入侵者作战以来，乌克兰军队获得了巨大的战斗经验。 这是为了使敌人摆脱这种冒险和疯狂，乌克兰人坚信俄罗斯人非常意识到我们不能克服我们仍然会赢得他们的胜利。</text:p>
      <text:p text:style-name="P4">
“他们会首先记得我们的历史。 例如，在同一苏联囚犯中，绝大多数政治犯是乌克兰人，他们在70多年的存在中并没有摆脱极权主义的苏联制度，并通过斗争证明我们不是奴隶。 但是，有一场非常可怕的战争永远无法想象，不可能为那些不是野蛮人而是持有人和文明的人做准备。 今天，乌克兰是对象。 我们的战士被俄罗斯的穷人加强了。 安娜·马里亚尔(Anna Malyar)说，乌克兰人实力的现象包括一个不同的表现，因素和环境的复合体。</text:p>
      <text:h text:style-name="P12" text:outline-level="3">
<text:span text:style-name="T4">
<text:span text:style-name="T4">
关于总统，政府和离开官僚机构</text:span>
</text:span>
</text:h>
      <text:p text:style-name="P4">
<draw:frame draw:style-name="fr1" draw:name="Image310" text:anchor-type="as-char" svg:width="6.9236in" svg:height="4.61393in" draw:z-index="0">
<draw:image xlink:href="../Images/AРМІЯINFORM/2023-05-25T68-00-00-04-00/whatsapp-image-2023-05-25-at-10.35.50.jpeg" xlink:type="simple" xlink:show="embed" xlink:actuate="onLoad" draw:mime-type="image/jpeg"/>
</draw:frame>
 - 我一再见证了前线勇士队的休闲局势。 此后，具有更多灵感的人将与敌人作斗争。 安娜·马里亚尔(Anna Malyar)说，这是大规模入侵开始时大规模俄罗斯入侵的初期，这激发了所有乌克兰人与侵略者作斗争。</text:p>
      <text:h text:style-name="P12" text:outline-level="3">
<text:span text:style-name="T4">
<text:span text:style-name="T4">
关于乌克兰的捍卫者和赢得俄罗斯的历史机会</text:span>
</text:span>
</text:h>
      <text:p text:style-name="P4">
毫无疑问的是，即使在大规模战争开始之前，乌克兰军队为有力的职业兵役服务，其中许多人都接受了北约标准的培训。 但是，巨大的入侵需要不断补充人力资源。 如今，在巴赫穆特附近的战es和俄罗斯 - 乌克兰前部的其他地区是许多纯粹的平民职业农民，科学医生，企业主，歌手...的代表...</text:p>
      <text:p text:style-name="P4">
<draw:frame draw:style-name="fr1" draw:name="Image311" text:anchor-type="as-char" svg:width="6.9236in" svg:height="5.1927in" draw:z-index="0">
<draw:image xlink:href="../Images/AРМІЯINFORM/2023-05-25T68-00-00-04-00/e2teus-c4x3x50px50p-c4x3x50px50p-9e8d88dd767753d844f8f51373962f03.jpg" xlink:type="simple" xlink:show="embed" xlink:actuate="onLoad" draw:mime-type="image/jpeg"/>
</draw:frame>
 - 总的来说，这是数十万动员的人。 今天，他们都将它们聚集在一起，到处都是我们所有人都有历史上的机会，可以在这400年的战争中提出观点。 正如他们所说，现在我们拥有所有的星星。 有一支强大的军队，没有政治冲突一直摧毁我们的国家，我们终于设法使俄罗斯特殊服务的颠覆性活动不流行。”</text:p>
      <text:p text:style-name="P4">
在她看来，像现在这样的团结从未抵消俄罗斯。 以伊斯拉兹(Israz)在一起，我们经过了那个历史山峰，当时真正的混蛋似乎最终与侵略者结束了这个国家。 所有的先决条件。 没有人害怕。 例如，乌克兰军事领导层比俄罗斯人更专业。 我们按照现代标准计划战斗行动，并由旧苏联的战斗行动。 我们还拥有Vskskaya的官僚机构，越来越多的自由来由团队单位的代表做出决定。</text:p>
      <ul>
        <li>
是的，俄罗斯人已经意识到了这一点，他们试图朝这个方向改变一些东西，但他们没有成功， - 乌克兰国防部副部长说。</li>
      </ul>
      <text:h text:style-name="P12" text:outline-level="3">
<text:span text:style-name="T4">
<text:span text:style-name="T4">
关于我们的团结和俄罗斯叙事</text:span>
</text:span>
</text:h>
      <text:p text:style-name="P4">
<draw:frame draw:style-name="fr1" draw:name="Image312" text:anchor-type="as-char" svg:width="6.9236in" svg:height="4.61393in" draw:z-index="0">
<draw:image xlink:href="../Images/AРМІЯINFORM/2023-05-25T68-00-00-04-00/whatsapp-image-2023-05-25-at-10.35.49-2.jpeg" xlink:type="simple" xlink:show="embed" xlink:actuate="onLoad" draw:mime-type="image/jpeg"/>
</draw:frame>
 - 例如，俄罗斯人看到了在这些艰难时期的强大，波兰有助于乌克兰，以及它在战略上如何加强您的能力。 但是对于他们来说，Dobrostidu合作伙伴波兰 - 乌克兰关系是一种威胁。 通过Tevons，任何方法都用来争吵我们数百万个宁静。 例如，他们开始说，两极对乌克兰人的行为不满意，乌克兰人在战争中前往波兰。 为了回应同一社交网络，乌克兰人可能对波兰人感到不愉快。 也就是说，俄罗斯发起了可以互相调整我们的叙述。 特别是，他们还深入研究了有关我们过去的专家讨论，并试图说明我们再次成为对手。 也就是说，它们是通过社会来工作的，因为这是权力的驱动力。 但是，乌克兰人在信息领域变得更加重要，了解俄罗斯宣传如何运作和不相信这些叙述。 杆子很重要，这一点非常重要。 我们的主要任务是在此信息空间中保持稳定，并不断向人们解释，以免他们感知道具。 我们是友好的民族，我们在一起很坚强! - 汉纳马尔说。</text:p>
      <text:h text:style-name="P12" text:outline-level="3">
<text:span text:style-name="T4">
<text:span text:style-name="T4">
关于Bakhmut的防御和释放</text:span>
</text:span>
</text:h>
      <text:p text:style-name="P4">
在国际国防与安全会议上，乌克兰国防部副局也与媒体代表进行了交谈。 当然，所有记者都对乌克兰国防军的反合和国防行动的问题感兴趣。</text:p>
      <text:p text:style-name="P4">
<draw:frame draw:style-name="fr1" draw:name="Image313" text:anchor-type="as-char" svg:width="6.9236in" svg:height="4.615733in" draw:z-index="0">
<draw:image xlink:href="../Images/AРМІЯINFORM/2023-05-25T68-00-00-04-00/bachmutas-92544239.jpg" xlink:type="simple" xlink:show="embed" xlink:actuate="onLoad" draw:mime-type="image/jpeg"/>
</draw:frame>
照片：AP / SCANPIX</text:p>
      <text:p text:style-name="P4">
在这种情况下，安娜·马里亚尔(Anna Malyar)解释说，总的来说，从初学者 - 规模的俄罗斯入侵中，我们的国家处于国防状态，进而包括各种措施。 如果在东部，乌克兰军队主要是为了抵御俄罗斯的入侵而进行捍卫，那么其他地区进行了积极的攻击和进攻行动。</text:p>
      <text:p text:style-name="P4">
据她说，巴赫穆特的防御仍然是乌克兰历史的独立而英勇的页面，以及俄罗斯入侵者最昂贵的战斗，俄罗斯入侵者在武器，设备和人员中遭受了巨大的损失。她还强调，巴赫穆特(Bakhmut)的战斗允许乌克兰人解决几项武术任务。 特别是，由于对这座城市的辩护，它从去年的夏天开始受到袭击，因此有可能造成敌人的巨大损失，并将他最专业的团体之一分为瓦格纳·佩克(Wagner Pec)的雇佣军。 其次，它使俄罗斯人的进攻潜力成为可能，他们在那里集中精力，无法将其用于其他偏好。</text:p>
      <text:p text:style-name="P4">
“总的来说，我们不会将我们的土地划分为“更重要”。 对我们来说，它的每公里都在本地且在战略上很重要，因为我们的最终目标是放慢所有暂时占领的领土。 因此，当然，我们只会前进， - 乌克兰国防部副部长说。</text:p>
      <text:h text:style-name="P12" text:outline-level="3">
<text:span text:style-name="T4">
<text:span text:style-name="T4">
关于武器和敌对导弹攻击的需求</text:span>
</text:span>
</text:h>
      <text:p text:style-name="P4">
同时，需要许多武器来加速这一过程。 而且，在回答记者的问题时，安娜·马里亚尔(Anna Malyar)说，在优先事项中，要获得有关俄罗斯人数的现代长期武器，不幸的是，今天仍然有优势。</text:p>
      <text:p text:style-name="P4">
<draw:frame draw:style-name="fr1" draw:name="Image314" text:anchor-type="as-char" svg:width="6.9236in" svg:height="4.61393in" draw:z-index="0">
<draw:image xlink:href="../Images/AРМІЯINFORM/2023-05-25T68-00-00-04-00/whatsapp-image-2023-05-25-at-10.35.49-3.jpeg" xlink:type="simple" xlink:show="embed" xlink:actuate="onLoad" draw:mime-type="image/jpeg"/>
</draw:frame>
她说，此外，今天，俄罗斯人能够发射乌克兰领土财富的导弹。</text:p>
      <ul>
        <li>
这样的火箭每天一百。 为了关闭天空并保护平民，我们需要强大的反议会综合体和现代战斗航空，这将使我们能够打破战争的进程。 乌克兰国防部副部长说，我们将非常感谢提供必要的帮助。</li>
      </ul>
      <text:p text:style-name="P4">
关于波兰的### <text:span text:style-name="T4">
，在侵略者的麻烦和联合反应中已知</text:span>
</text:p>
      <text:p text:style-name="P4">
当然，无论在这一方面还是在人道主义方面，乌克兰都非常感谢许多欧洲国家的当事方的协助，并感谢这样的大规模和战略合作伙伴，例如波兰。</text:p>
      <text:p text:style-name="P4">
<draw:frame draw:style-name="fr1" draw:name="Image315" text:anchor-type="as-char" svg:width="6.9236in" svg:height="4.615733in" draw:z-index="0">
<draw:image xlink:href="../Images/AРМІЯINFORM/2023-05-25T68-00-00-04-00/b208f8b8aca00e46ae60941bdf4dba4b_1680693297-scaled.jpeg" xlink:type="simple" xlink:show="embed" xlink:actuate="onLoad" draw:mime-type="image/jpeg"/>
</draw:frame>
照片：乌克兰总统办公室由Vyacheslav Diordiev准备</text:p>
      <text:p text:style-name="P4">
News Source: <text:a xlink:type="simple" xlink:href="https://armyinform.com.ua/2023/05/25/malyar-vzyala-uchast-u-mizhnarodnij-konferencziyi-z-pytan-oborony-ta-bezpeky/" text:style-name="Internet_20_link" text:visited-style-name="Visited_20_Internet_20_Link">
https://armyinform.com.ua/2023/05/25/malyar-vzyala-uchast-u-mizhnarodnij-konferencziyi-z-pytan-oborony-ta-bezpeky/</text:a>
</text:p>
      <!--NEWS-->
      <text:h text:style-name="P10" text:outline-level="1">
<text:span text:style-name="T4">
国防部的土地返回了价值9780万Hryvnias的Boryspil土地</text:span>
</text:h>
      <text:p text:style-name="P4">
作者: ['АРМІЯINFORM']</text:p>
      <text:p text:style-name="P4">
时间: 2023-05-25T69:00:00-04:00</text:p>
      <text:p text:style-name="P4">
描述: 定居于darnitza特殊检察官Guphumin的Kiwsko地区Mrilomar Court是一场纳迪奥（Nadioal）...与乌克兰2022年的战争，与乌克兰与乌克兰的最新新闻，《与乌克兰2022年的新闻战争》，今天的最后一次战争，今天将在乌克兰之间发生战争，将在乌克兰之间发生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0/09/77acfef9ac002e47cfc3020e10de49c60959d638.jpg" text:style-name="Internet_20_link" text:visited-style-name="Visited_20_Internet_20_Link">
77acfef9ac002e47cfc3020e10de49c60959d638.jpg</text:a>
']</text:p>
      <text:p text:style-name="P4">
标签: ['ЗЕМЛІ ОБОРОНИ', 'СПЕЦІАЛІЗОВАНА ПРОКУРАТУРА У ВІЙСЬКОВІЙ ТА ОБОРОННІЙ СФЕРІ']</text:p>
      <text:p text:style-name="P4">
类别: News</text:p>
      <!--METADATA-->
      <text:p text:style-name="P4">
<draw:frame draw:style-name="fr1" draw:name="Image316" text:anchor-type="as-char" svg:width="6.9236in" svg:height="4.615733in" draw:z-index="0">
<draw:image xlink:href="../Images/AРМІЯINFORM/2023-05-25T69-00-00-04-00/77acfef9ac002e47cfc3020e10de49c60959d638.jpg" xlink:type="simple" xlink:show="embed" xlink:actuate="onLoad" draw:mime-type="image/jpeg"/>
</draw:frame>
基辅地区的商业法院在达尼特斯基特别检察官办公室的参与下，解决了乌克兰国防部的诉讼，并取消了鲍里斯波尔市议会在博里斯波尔(Boryspil)的土地上转移2.4公顷土地的决定。</text:p>
      <text:p text:style-name="P4">
关于它<text:a xlink:type="simple" xlink:href="https://vppnr.gp.gov.ua/ua/news.html" text:style-name="Internet_20_link" text:visited-style-name="Visited_20_Internet_20_Link">
报告</text:a>
军事和国防球面地区专业检察官办公室的新闻服务。</text:p>
      <text:p text:style-name="P4">
在2020年，与《乌克兰土地法典》的要求相反，乌克兰的“国防土地”法律“国防”博利斯基市议会获得了批准授予该市领土社区的许可，以发展娱乐目的。</text:p>
      <text:p text:style-name="P4">
但是，这块土地是国防土地的一部分，属于军事部位。 为了保护国家的利益，中央地区的Darnytsky专业检察官办公室的检察官进入了此案。</text:p>
      <text:p text:style-name="P4">
对于特别检察官办公室的干预，防止了国防需求的预期目的从州财产处置土地，97.8亿美元。</text:p>
      <text:p text:style-name="P4">
News Source: <text:a xlink:type="simple" xlink:href="https://armyinform.com.ua/2023/05/25/do-upravlinnya-minoborony-povernuta-zemelna-dilyanka-u-boryspoli-vartistyu-978-mln-gryven/" text:style-name="Internet_20_link" text:visited-style-name="Visited_20_Internet_20_Link">
https://armyinform.com.ua/2023/05/25/do-upravlinnya-minoborony-povernuta-zemelna-dilyanka-u-boryspoli-vartistyu-978-mln-gryven/</text:a>
</text:p>
      <!--NEWS-->
      <text:h text:style-name="P10" text:outline-level="1">
<text:span text:style-name="T4">
我们需要学习首先保护自己-Anna Painter</text:span>
</text:h>
      <text:p text:style-name="P4">
作者: ['АРМІЯINFORM']</text:p>
      <text:p text:style-name="P4">
时间: 2023-05-25T70:00:00-04:00</text:p>
      <text:p text:style-name="P4">
描述: 关于CE，关于乌克兰捍卫乌克兰甘纳·玛丽亚（Ganna Maryar Pid）的代祷，他的电视频道是与乌克兰2022年的战争，与乌克兰的最新新闻，今天与乌克兰的新闻战争，今天与乌克兰2022年的新闻战争，今天会有一个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2/12/malyar-ganna-1.jpg" text:style-name="Internet_20_link" text:visited-style-name="Visited_20_Internet_20_Link">
malyar-ganna-1.jpg</text:a>
']</text:p>
      <text:p text:style-name="P4">
标签: ['ГАННА МАЛЯР']</text:p>
      <text:p text:style-name="P4">
类别: News</text:p>
      <!--METADATA-->
      <text:p text:style-name="P4">
<draw:frame draw:style-name="fr1" draw:name="Image317" text:anchor-type="as-char" svg:width="6.9236in" svg:height="5.532059in" draw:z-index="0">
<draw:image xlink:href="../Images/AРМІЯINFORM/2023-05-25T70-00-00-04-00/malyar-ganna-1.jpg" xlink:type="simple" xlink:show="embed" xlink:actuate="onLoad" draw:mime-type="image/jpeg"/>
</draw:frame>
这是由乌克兰国防部副部长安娜·马利亚尔(Anna Malyar)在接受理事会采访时指出的。</text:p>
      <text:p text:style-name="P4">
她回答了记者对乌克兰在北约成员资格的前景的问题，她指出，我们对联盟的渴望已经在战争中发挥了重要作用。</text:p>
      <ul>
        <li>
因为我们不在纸上或不符合滴答标准，所以国防部长。  - 我们为计划所拥有的北约标准已实现。 我们的武装部队确实是北约。</li>
      </ul>
      <text:p text:style-name="P4">
但是，根据安娜·马利亚(Anna Malyar)的说法，我们必须变得强大，当然，无论如何，还是其他国家的非常必要的联盟和支持。</text:p>
      <ul>
        <li>
乌克兰必须，我们别无选择，可以自己在军事发展中变得强大。 我们需要学习如何首先保护自己。”安娜·马里亚尔(Anna Malyar)说。  - 也就是说，我们必须对武器，准备我们的军队的准备以及整个乌克兰人口的准备。</li>
      </ul>
      <text:p text:style-name="P4">
News Source: <text:a xlink:type="simple" xlink:href="https://armyinform.com.ua/2023/05/25/my-povynni-navchytysya-zahyshhaty-nasampered-sami-sebe-ganna-malyar/" text:style-name="Internet_20_link" text:visited-style-name="Visited_20_Internet_20_Link">
https://armyinform.com.ua/2023/05/25/my-povynni-navchytysya-zahyshhaty-nasampered-sami-sebe-ganna-malyar/</text:a>
</text:p>
      <!--NEWS-->
      <text:h text:style-name="P10" text:outline-level="1">
<text:span text:style-name="T4">
芬兰已向乌克兰提供了一套新的军事援助，价值1.09亿欧元</text:span>
</text:h>
      <text:p text:style-name="P4">
作者: ['АРМІЯINFORM']</text:p>
      <text:p text:style-name="P4">
时间: 2023-05-25T71:00:00-04:00</text:p>
      <text:p text:style-name="P4">
描述: fisnniya vidrala乌克兰第16套viskovo duphmo的套餐。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5/fztcfnhx0aaijgg.jpg" text:style-name="Internet_20_link" text:visited-style-name="Visited_20_Internet_20_Link">
fztcfnhx0aaijgg.jpg</text:a>
']</text:p>
      <text:p text:style-name="P4">
标签: ['БОЄПРИПАСИ ДЛЯ УКРАЇНИ', 'ВІЙСЬКОВА ДОПОМОГА УКРАЇНІ', 'ФІНЛЯНДІЯ']</text:p>
      <text:p text:style-name="P4">
类别: News</text:p>
      <!--METADATA-->
      <text:p text:style-name="P4">
<draw:frame draw:style-name="fr1" draw:name="Image318" text:anchor-type="as-char" svg:width="6.9236in" svg:height="3.894525in" draw:z-index="0">
<draw:image xlink:href="../Images/AРМІЯINFORM/2023-05-25T71-00-00-04-00/fztcfnhx0aaijgg.jpg" xlink:type="simple" xlink:show="embed" xlink:actuate="onLoad" draw:mime-type="image/jpeg"/>
</draw:frame>
芬兰向乌克兰发送了第16套军事援助计划。</text:p>
      <text:p text:style-name="P4">
关于它<text:a xlink:type="simple" xlink:href="https://www.defmin.fi/ajankohtaista/tiedotteet_ja_uutiset/suomi_lahettaa_ukrainalle_lisaa_puolustustarvikeapua.13644.news#fcd0d98b" text:style-name="Internet_20_link" text:visited-style-name="Visited_20_Internet_20_Link">
报告</text:a>
芬兰国防部。</text:p>
      <text:p text:style-name="P4">
该套餐包含价值1.09亿欧元的反弹药武器和弹药。</text:p>
      <text:p text:style-name="P4">
“芬兰继续与我们的国际合作伙伴一起支持乌克兰。 芬兰提供的所有军事援助套餐的成本都被感染了11亿欧元。</text:p>
      <text:p text:style-name="P4">
出于运营原因和为安全交付芬兰国防部的目的，没有有关内容，方法和交付时间的细节。</text:p>
      <text:p text:style-name="P4">
乌克兰总统办公室早些时候报道说乌克兰和芬兰<text:a xlink:type="simple" xlink:href="https://armyinform.com.ua/2023/05/03/ukrayina-j-finlyandiya-rozpochaly-pidgotovku-16-go-oboronnogo-paketu-duzhe-vazhlyvogo-dlya-ukrayinskogo-zahystu/" text:style-name="Internet_20_link" text:visited-style-name="Visited_20_Internet_20_Link">
开始</text:a>
准备第16条防御计划，对于其他保护非常重要。</text:p>
      <text:p text:style-name="P4">
News Source: <text:a xlink:type="simple" xlink:href="https://armyinform.com.ua/2023/05/25/finlyandiya-napravyla-ukrayini-novyj-paket-vijskovoyi-dopomogy-na-sumu-109-mln-yevro/" text:style-name="Internet_20_link" text:visited-style-name="Visited_20_Internet_20_Link">
https://armyinform.com.ua/2023/05/25/finlyandiya-napravyla-ukrayini-novyj-paket-vijskovoyi-dopomogy-na-sumu-109-mln-yevro/</text:a>
</text:p>
      <!--NEWS-->
      <text:h text:style-name="P10" text:outline-level="1">
<text:span text:style-name="T4">
战争开始时的TCC和合资能够动员拒绝敌人从基辅和武装部队的其他城市的公民</text:span>
</text:h>
      <text:p text:style-name="P4">
作者: ['Володимир Поліщук']</text:p>
      <text:p text:style-name="P4">
时间: 2023-05-25T72:00:00-04:00</text:p>
      <text:p text:style-name="P4">
描述: PID Hour中间“ RADA” execution子手Minstra通过上下文捍卫Ganna Malelar ...与乌克兰2022年的战争，与乌克兰的最新消息，今天与乌克兰的战争，今天与乌克兰2022年的战争，乌克兰和俄罗斯之间的战争将发生战争，何时，何时，何时，何时，何时，何时与乌克兰在2022年与乌克兰进行战争，是否在不久的将来与乌克兰进行战争，与乌克兰的战争，乌克兰今天的新闻，乌克兰的新闻，乌克兰媒体的新闻俄语</text:p>
      <text:p text:style-name="P4">
图片: ['<text:a xlink:type="simple" xlink:href="https://armyinform.com.ua/wp-content/uploads/2023/04/cherga-u-vijskomat.jpg" text:style-name="Internet_20_link" text:visited-style-name="Visited_20_Internet_20_Link">
cherga-u-vijskomat.jpg</text:a>
']</text:p>
      <text:p text:style-name="P4">
标签: ['БИТВА ЗА КИЇВ', 'ГАННА МАЛЯР', 'МОБІЛІЗАЦІЯ', 'ТЦК ТА СП']</text:p>
      <text:p text:style-name="P4">
类别: News</text:p>
      <!--METADATA-->
      <text:p text:style-name="P4">
<draw:frame draw:style-name="fr1" draw:name="Image319" text:anchor-type="as-char" svg:width="6.9236in" svg:height="3.894525in" draw:z-index="0">
<draw:image xlink:href="../Images/AРМІЯINFORM/2023-05-25T72-00-00-04-00/cherga-u-vijskomat.jpg" xlink:type="simple" xlink:show="embed" xlink:actuate="onLoad" draw:mime-type="image/jpeg"/>
</draw:frame>
乌克兰Ternopil，转向购物中心和合资企业</text:p>
      <text:p text:style-name="P4">
在RADA电视频道采访时，国防部副部长安娜·马里亚尔(Anna Malyar)的动员化了动员，谈到了国防部的坦语塔吉内尔武装部队武装部队人员的交流，并进行了潜在的应征。</text:p>
      <ul>
        <li>
自2022年2月以来，几周后，成千上万的人不得不动员起来。 当然，前军事入伍办公室的制度，以及现在的曼宁和社会支持的领土中心，还没有为这种方式做好准备。 同时，为乌克兰所有公民规定了在宪法中捍卫其国家的义务。 当然，动员运动的沟通应清楚，对人类的尊重。 另外，我们需要了解，如果您有乌克兰护照，那么有好军事或坏军事，您就有这种宪法义务。”</li>
      </ul>
      <text:p text:style-name="P4">
在一些购物中心和合资中心，当大量动员工作开始时，明显缺乏工作，这导致了解雇和其他人员的变化。</text:p>
      <text:p text:style-name="P4">
国防部副部长指出，贿赂的案件是可耻的，并允许在国防部的热门线向他们报告听众。</text:p>
      <text:p text:style-name="P4">
根据她的说法，区域购物中心和合资企业的负责人反复聚集了Nanarada，在那里他们分析了他们的工作结果，分解了冲突 - 一个人，谈到了如何与人交流，以便他们了解动员的措施州的防御能力。</text:p>
      <text:p text:style-name="P4">
安娜·玛丽亚尔(Anna Malyar)指出，在我们国家的战争开始时，只有2.15万(其余的是平民。  -  _ ed._)，Alina Front延伸了数千公里。</text:p>
      <text:p text:style-name="P4">
国防部副部长汉纳马尔(Hannamars乌克兰的其他城市和定居点。</text:p>
      <text:p text:style-name="P4">
News Source: <text:a xlink:type="simple" xlink:href="https://armyinform.com.ua/2023/05/25/tczk-ta-sp-na-pochatku-vijny-zmogly-mobilizuvaty-gromadyan-yaki-u-skladi-zsu-vidkynuly-voroga-vid-kyyeva-ta-inshyh-mist/" text:style-name="Internet_20_link" text:visited-style-name="Visited_20_Internet_20_Link">
https://armyinform.com.ua/2023/05/25/tczk-ta-sp-na-pochatku-vijny-zmogly-mobilizuvaty-gromadyan-yaki-u-skladi-zsu-vidkynuly-voroga-vid-kyyeva-ta-inshyh-mist/</text:a>
</text:p>
      <!--NEWS-->
      <text:h text:style-name="P10" text:outline-level="1">
<text:span text:style-name="T4">
乌克兰总统指出了捍卫者和捍卫国家奖项</text:span>
</text:h>
      <text:p text:style-name="P4">
作者: ['АРМІЯINFORM']</text:p>
      <text:p text:style-name="P4">
时间: 2023-05-25T73:00:00-04:00</text:p>
      <text:p text:style-name="P4">
描述: 乌克兰总统沃罗迪米尔·泽伦斯基·维尼（Volodymyr Zelensky Vidniy），由乌克兰纳戈罗德（Nagorods of Ukrainian）主权...与乌克兰2022年的战争，与乌克兰的最新新闻，今天与乌克兰的新闻战争，今天与乌克兰2022年的新闻战争，乌克兰和俄罗斯与俄罗斯和战争之间的战争将会发生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3/05/3213cb444a7b4dddfd13032ccfd9f959_1648215665_extra_large-2.jpeg" text:style-name="Internet_20_link" text:visited-style-name="Visited_20_Internet_20_Link">
3213cb444a7b4dddfd13032ccfd9f959_1648215665_extra_large-2.jpeg</text:a>
']</text:p>
      <text:p text:style-name="P4">
标签: ['ВІЙНА', 'ДЕРЖАВНІ НАГОРОДИ', 'НАГОРОДЖЕННЯ ВІЙСЬКОВОСЛУЖБОВЦІВ']</text:p>
      <text:p text:style-name="P4">
类别: News</text:p>
      <!--METADATA-->
      <text:p text:style-name="P4">
<draw:frame draw:style-name="fr1" draw:name="Image320" text:anchor-type="as-char" svg:width="6.9236in" svg:height="4.611226in" draw:z-index="0">
<draw:image xlink:href="../Images/AРМІЯINFORM/2023-05-25T73-00-00-04-00/3213cb444a7b4dddfd13032ccfd9f959_1648215665_extra_large-2.jpeg" xlink:type="simple" xlink:show="embed" xlink:actuate="onLoad" draw:mime-type="image/jpeg"/>
</draw:frame>
<text:span text:style-name="T4">
乌克兰沃迪米尔·泽伦斯基总统指出了乌克兰军人的州奖。</text:span>
</text:p>
      <text:p text:style-name="P4">
适当<text:a xlink:type="simple" xlink:href="https://www.president.gov.ua/documents/2962023-46869" text:style-name="Internet_20_link" text:visited-style-name="Visited_20_Internet_20_Link">
法令#296/2023</text:a>
由国家元首发表。</text:p>
      <text:p text:style-name="P4">
值得注意的是，该奖项是“用于保护国家信息空间的个人服务，官方职责，高级专业精神的典范表现，以及在州政府当天的服务之际，乌克兰信息保护特别通信”。</text:p>
      <text:p text:style-name="P4">
<text:span text:style-name="T4">
授予乌克兰军事服役奖章</text:span>
</text:p>
      <text:p text:style-name="P4">
Golich Anna Stepanovna-高级中尉</text:p>
      <text:p text:style-name="P4">
Yuri Mikhailovich-上校</text:p>
      <text:p text:style-name="P4">
Kovaly Nikolai Vasilyevich-主要</text:p>
      <text:p text:style-name="P4">
Logachova Ivan Viktorovich-专业</text:p>
      <text:p text:style-name="P4">
<text:span text:style-name="T4">
奖励获得完美服务iii学位</text:span>
</text:p>
      <text:p text:style-name="P4">
Oleksandr Oleksandrovych的terger-上校</text:p>
      <text:p text:style-name="P4">
Kirillov Irina Mikhailovna-上校</text:p>
      <text:p text:style-name="P4">
Chaliapin Igor Viktorovich-上校</text:p>
      <text:p text:style-name="P4">
<text:span text:style-name="T4">
奖励奖牌“祖国的捍卫者” </text:span>
</text:p>
      <text:p text:style-name="P4">
亚历山大的蘑菇 - 专业</text:p>
      <text:p text:style-name="P4">
亚历山大·库森科(Alexander Kutsenko) - 上校</text:p>
      <text:p text:style-name="P4">
Mutorova Artem Valiymistovich-上校</text:p>
      <text:p text:style-name="P4">
彼得罗夫斯基·谢尔盖(Petrovsky Sergey) - 高级中士。</text:p>
      <text:p text:style-name="P4">
News Source: <text:a xlink:type="simple" xlink:href="https://armyinform.com.ua/2023/05/25/prezydent-ukrayiny-vidznachyv-zahysnykiv-ta-zahysnycz-derzhavnymy-nagorodamy/" text:style-name="Internet_20_link" text:visited-style-name="Visited_20_Internet_20_Link">
https://armyinform.com.ua/2023/05/25/prezydent-ukrayiny-vidznachyv-zahysnykiv-ta-zahysnycz-derzhavnymy-nagorodamy/</text:a>
</text:p>
      <!--NEWS-->
      <text:h text:style-name="P10" text:outline-level="1">
<text:span text:style-name="T4">
我们帮助乌克兰保护了天空，而不是停止这样做-Lloyd Austin</text:span>
</text:h>
      <text:p text:style-name="P4">
作者: ['АРМІЯINFORM']</text:p>
      <text:p text:style-name="P4">
时间: 2023-05-25T74:00:00-04:00</text:p>
      <text:p text:style-name="P4">
描述: 关于美国政府的国防部，12-OH Sustrich以12-OH的收入为“ Ramstein”。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2/10/8aa3744-gettyimages-488503406.jpg" text:style-name="Internet_20_link" text:visited-style-name="Visited_20_Internet_20_Link">
8aa3744-gettyimages-488503406.jpg</text:a>
']</text:p>
      <text:p text:style-name="P4">
标签: ['STOPRUSSIA', 'АГРЕСІЯ РФ', 'ВІЙНА', 'ВТОРГНЕННЯ РФ', 'ПЕНТАГОН']</text:p>
      <text:p text:style-name="P4">
类别: News</text:p>
      <!--METADATA-->
      <text:p text:style-name="P4">
<draw:frame draw:style-name="fr1" draw:name="Image321" text:anchor-type="as-char" svg:width="6.9236in" svg:height="3.883237in" draw:z-index="0">
<draw:image xlink:href="../Images/AРМІЯINFORM/2023-05-25T74-00-00-04-00/8aa3744-gettyimages-488503406.jpg" xlink:type="simple" xlink:show="embed" xlink:actuate="onLoad" draw:mime-type="image/jpeg"/>
</draw:frame>
国防部长Shatloid Austin，国防部照片</text:p>
      <text:p text:style-name="P4">
美国国防部长<text:a xlink:type="simple" xlink:href="https://www.defense.gov/Multimedia/Videos/videoid/884566/dvpcc/false/#DVIDSVideoPlayer581" text:style-name="Internet_20_link" text:visited-style-name="Visited_20_Internet_20_Link">
报告</text:a>
在第12次会议开始时，拉姆斯坦格式。</text:p>
      <text:p text:style-name="P4">
奥斯汀特别指出，乌克兰人在印刷敌对导弹方面取得了成功。</text:p>
      <text:p text:style-name="P4">
“我们帮助乌克兰保护了天空，不要停止这样做。 俄罗斯将无法在乌克兰领空中融合，因此，重新辩护的可能性将再次成为我们当今的残疾人的中心。”五角大楼的负责人说。</text:p>
      <text:p text:style-name="P4">
他补充说，会议还将讨论如何加速乌克兰必要的设备。</text:p>
      <text:p text:style-name="P4">
“是的，我们将深入研究细节，并继续寻找创造力的人来提高工业能力。 我们将继续与法律的完成作斗争，以便乌克兰保留其主权。 国防部长说：“我们将尽可能坚定地坚持。”国防部长说。</text:p>
      <text:p text:style-name="P4">
五角大楼发言人帕特里克·莱德(Patrick Ryder)的前夕报道说，下一次拉姆斯坦格式的会议将致力于加强乌克兰防空，F-16战斗机和战斗机的转移。</text:p>
      <text:p text:style-name="P4">
News Source: <text:a xlink:type="simple" xlink:href="https://armyinform.com.ua/2023/05/25/llojd-ostin-vidkryv-ramshtajn-12-i-nazvav-golovnu-temu-zustrichi/" text:style-name="Internet_20_link" text:visited-style-name="Visited_20_Internet_20_Link">
https://armyinform.com.ua/2023/05/25/llojd-ostin-vidkryv-ramshtajn-12-i-nazvav-golovnu-temu-zustrichi/</text:a>
</text:p>
      <!--NEWS-->
      <text:h text:style-name="P10" text:outline-level="1">
<text:span text:style-name="T4">
劳埃德·奥斯丁（Lloyd Austin）感谢丹麦对乌克兰的安全需求的持续支持</text:span>
</text:h>
      <text:p text:style-name="P4">
作者: ['АРМІЯINFORM']</text:p>
      <text:p text:style-name="P4">
时间: 2023-05-25T75:00:00-04:00</text:p>
      <text:p text:style-name="P4">
描述: 美国辩护劳埃德·奥斯汀（Lloyd Ostin）是Zi Rigoi的Rosmoval的“ 12th Ramshtein” ...与乌克兰2022年的战争，与乌克兰与乌克兰的最新新闻，今天与乌克兰2022年的新闻战争，今天会有一场战争，会有一场战争在乌克兰和俄罗斯之间，何时，何时，何时，何时，何时，何时，何时，何时，何时，何时，何时，何时，何时，何时，何时在2022年与乌克兰战争，是否会在不久的将来与乌克兰发生战争，与乌克兰的战争，今天的乌克兰新闻，乌克兰媒体的乌克兰新闻</text:p>
      <text:p text:style-name="P4">
图片: ['<text:a xlink:type="simple" xlink:href="https://armyinform.com.ua/wp-content/uploads/2023/04/llojd-ostin.jpg" text:style-name="Internet_20_link" text:visited-style-name="Visited_20_Internet_20_Link">
llojd-ostin.jpg</text:a>
']</text:p>
      <text:p text:style-name="P4">
标签: ['STOPRUSSIA', 'АГРЕСІЯ РФ', 'ВІЙНА', 'ВТОРГНЕННЯ РФ', 'РАМШТАЙН']</text:p>
      <text:p text:style-name="P4">
类别: News</text:p>
      <!--METADATA-->
      <text:p text:style-name="P4">
<draw:frame draw:style-name="fr1" draw:name="Image322" text:anchor-type="as-char" svg:width="6.9236in" svg:height="4.615733in" draw:z-index="0">
<draw:image xlink:href="../Images/AРМІЯINFORM/2023-05-25T75-00-00-04-00/llojd-ostin.jpg" xlink:type="simple" xlink:show="embed" xlink:actuate="onLoad" draw:mime-type="image/jpeg"/>
</draw:frame>
美国国防部长劳埃德·奥斯汀(Lloyd Austin)在第十二位拉姆斯汀(Ramstin)前夕从丹麦王国中讲了一位同事，担任国防部长隆德·普利森(Lund Poolsen)，以支持乌克兰和目前与丹麦王国的双边国防合作。</text:p>
      <text:p text:style-name="P4">
关于这个劳埃德·奥斯汀<text:a xlink:type="simple" xlink:href="https://twitter.com/SecDef/status/1661726135846162433" text:style-name="Internet_20_link" text:visited-style-name="Visited_20_Internet_20_Link">
写</text:a>
带，。</text:p>
      <text:p text:style-name="Quotations">

<text:p text:style-name="P4">
昨天，我与丹麦代理国防部长隆德&gt;
 Poulsen进行了交谈。 我们谈到了对乌克兰和双边防御&gt;
合作的帮助。&gt;
&gt;
谢谢&gt;
 <text:a xlink:type="simple" xlink:href="https://twitter.com/troelslundp" text:style-name="Internet_20_link" text:visited-style-name="Visited_20_Internet_20_Link">
@troelslundp</text:a>
为您&gt;
持续支持乌克兰的安全需求。&lt;https://t.co/5ejx1j4pih &gt;
&gt;
&gt;
  - 国防部长(@secdef)<text:a xlink:type="simple" xlink:href="https://twitter.com/SecDef/status/1661726135846162433" text:style-name="Internet_20_link" text:visited-style-name="Visited_20_Internet_20_Link">
5月25日，&gt;
 2023</text:a>
“昨天，我由Troelbumblenda Poolsen与丹麦代理部长进行了交谈。 我们谈到了乌克兰和双边防御工作的帮助。”</text:p>

</text:p>
      <text:p text:style-name="P4">
劳埃德·奥斯汀(Lloyd Austin)感谢丹麦的持续支持，并不断努力制定支持乌克兰辩护的决策。</text:p>
      <text:p text:style-name="P4">
他还强调了北极和其他关键领域的双边合作。 丹麦国防部长指出，他希望与员工在未来支持乌克兰的倡议上进行密切合作。</text:p>
      <text:p text:style-name="P4">
News Source: <text:a xlink:type="simple" xlink:href="https://armyinform.com.ua/2023/05/25/llojd-ostin-podyakuvav-daniyi-za-postijnu-pidtrymku-bezpekovyh-potreb-ukrayiny/" text:style-name="Internet_20_link" text:visited-style-name="Visited_20_Internet_20_Link">
https://armyinform.com.ua/2023/05/25/llojd-ostin-podyakuvav-daniyi-za-postijnu-pidtrymku-bezpekovyh-potreb-ukrayiny/</text:a>
</text:p>
      <!--NEWS-->
      <text:h text:style-name="P10" text:outline-level="1">
<text:span text:style-name="T4">
乌克兰总统会见了瑞典国防部长</text:span>
</text:h>
      <text:p text:style-name="P4">
作者: ['АРМІЯINFORM']</text:p>
      <text:p text:style-name="P4">
时间: 2023-05-25T76:00:00-04:00</text:p>
      <text:p text:style-name="P4">
描述: 乌克兰沃迪米尔·Zelensky Zustych Iz Minstrom总统辩护...与乌克兰2022年的战争，与乌克兰的最新新闻战争，今天与乌克兰2022年的新闻战争，乌克兰和俄罗斯之间的战争以及乌克兰在2022年与乌克兰之间的战争是否会他们说，无论是否有一年，是否会在不久的将来与乌克兰进行战争</text:p>
      <text:p text:style-name="P4">
图片: ['<text:a xlink:type="simple" xlink:href="https://armyinform.com.ua/wp-content/uploads/2023/05/846ebf93011eacc3dd19ba7b236c4d0860b5c3bf.jpg" text:style-name="Internet_20_link" text:visited-style-name="Visited_20_Internet_20_Link">
846ebf93011eacc3dd19ba7b236c4d0860b5c3bf.jpg</text:a>
']</text:p>
      <text:p text:style-name="P4">
标签: ['ВОЛОДИМИР ЗЕЛЕНСЬКИЙ', 'МІНІСТР ОБОРОНИ ШВЕЦІЇ', 'ПОЛ ЙОНСОН']</text:p>
      <text:p text:style-name="P4">
类别: News</text:p>
      <!--METADATA-->
      <text:p text:style-name="P4">
<draw:frame draw:style-name="fr1" draw:name="Image323" text:anchor-type="as-char" svg:width="6.9236in" svg:height="3.894525in" draw:z-index="0">
<draw:image xlink:href="../Images/AРМІЯINFORM/2023-05-25T76-00-00-04-00/846ebf93011eacc3dd19ba7b236c4d0860b5c3bf.jpg" xlink:type="simple" xlink:show="embed" xlink:actuate="onLoad" draw:mime-type="image/jpeg"/>
</draw:frame>
乌克兰沃迪米尔·泽伦斯基(Ukraine Volodymyr Zelensky)主席与国防部长保罗·琼斯(Paul Joneson)举行了一次会议。</text:p>
      <text:p text:style-name="P4">
他<text:a xlink:type="simple" xlink:href="https://t.me/V_Zelenskiy_official/6359" text:style-name="Internet_20_link" text:visited-style-name="Visited_20_Internet_20_Link">
报告</text:a>
在您的教学频道中。</text:p>
      <text:p text:style-name="P4">
“与瑞典国防部长保罗·琼森会面。 重要的是，优先：航空联盟，最前沿的局势，武器，方形，欧洲 - 大西洋融合的乌克兰融合，需要瑞典的支持。 我们每天都会变得更多。”国家负责人总结道。</text:p>
      <text:p text:style-name="P4">
News Source: <text:a xlink:type="simple" xlink:href="https://armyinform.com.ua/2023/05/25/prezydent-ukrayiny-proviv-zustrich-iz-ministrom-oborony-shvecziyi/" text:style-name="Internet_20_link" text:visited-style-name="Visited_20_Internet_20_Link">
https://armyinform.com.ua/2023/05/25/prezydent-ukrayiny-proviv-zustrich-iz-ministrom-oborony-shvecziyi/</text:a>
</text:p>
      <!--NEWS-->
      <text:h text:style-name="P10" text:outline-level="1">
<text:span text:style-name="T4">
“如果没有赢得免费乌克兰，联合欧洲将永远不会自由”</text:span>
</text:h>
      <text:p text:style-name="P4">
作者: ['Єгор Брайлян']</text:p>
      <text:p text:style-name="P4">
时间: 2023-05-25T77:00:00-04:00</text:p>
      <text:p text:style-name="P4">
描述: 关于CE，他宣布了他进入他进入Kyivskiy Bezpek第15座Vidkitsia的介绍性词...与乌克兰2022年的战争，与乌克兰的最新新闻，《与乌克兰的新闻》（News War）与乌克​​兰2022的战争最后一次，将在今天进行战争，将在今天进行战争，乌克兰和俄罗斯以及2022年与乌克兰的战争，无论是否在不久的将来与乌克兰发生战争，他们说，今天与乌克兰的战争，今天的乌克兰新闻，乌克兰新闻，乌克兰媒体在俄罗斯媒体的乌克兰新闻</text:p>
      <text:p text:style-name="P4">
图片: ['<text:a xlink:type="simple" xlink:href="https://armyinform.com.ua/wp-content/uploads/2023/05/arsenij-yaczenyuk.jpg" text:style-name="Internet_20_link" text:visited-style-name="Visited_20_Internet_20_Link">
arsenij-yaczenyuk.jpg</text:a>
']</text:p>
      <text:p text:style-name="P4">
标签: ['ЄВРОПЕЙСЬКИЙ СОЮЗ', 'ЗСУ', 'КИЇВСЬКИЙ БЕЗПЕКОВИЙ ФОРУМ', 'НАТО']</text:p>
      <text:p text:style-name="P4">
类别: News</text:p>
      <!--METADATA-->
      <text:p text:style-name="P4">
<draw:frame draw:style-name="fr1" draw:name="Image324" text:anchor-type="as-char" svg:width="6.9236in" svg:height="4.615733in" draw:z-index="0">
<draw:image xlink:href="../Images/AРМІЯINFORM/2023-05-25T77-00-00-04-00/arsenij-yaczenyuk.jpg" xlink:type="simple" xlink:show="embed" xlink:actuate="onLoad" draw:mime-type="image/jpeg"/>
</draw:frame>
CBF Arseniy Yatsenyuk的主席报告说，乌克兰总理在2014  -  2016年在2014  -  2016年开幕式的开幕式讲话中指出了这一点。现场。</text:p>
      <text:p text:style-name="P4">
“ 2007年，我们启动了基辅安全论坛。 那时，弗拉基米尔·普京(Vladimir Putin)在慕尼黑制作了广告。 但是他没有听到。 第一个是佐治亚州，然后是乌克兰。</text:p>
      <text:p text:style-name="P4">
2007年，不到20％的乌克兰人支持乌克兰在北约的会员资格。 在20123年，超过80％的人表示乌克兰应该成为联盟的成员。</text:p>
      <text:p text:style-name="P4">
我们为联盟而战。 我们为我们的自由而战。</text:p>
      <text:p text:style-name="P4">
乌克兰存在，战斗，获胜的人。 有些人保护北约，有些人保护我们所有人 - 乌克兰士兵，武装部队。</text:p>
      <text:p text:style-name="P4">
同时，Arseniy Yatsenyuk解释了为什么我们的州应该成为欧盟和北约的成员。</text:p>
      <text:p text:style-name="P4">
“我们欠现在。 那些在Irpen，Bucha和Mariupol被谋杀的人。</text:p>
      <text:p text:style-name="P4">
债务可以以某种方式偿还 - 成为北约成员。</text:p>
      <text:p text:style-name="P4">
我们欠了故事 - 那些为乌克兰独立而战的人，在苏联占领下被奴役的欧洲作战。 这将归功于世界民主的扩张和扩张。</text:p>
      <text:p text:style-name="P4">
如果没有自由的乌克兰，乌克兰持续的乌克兰将永远不会自由。</text:p>
      <text:p text:style-name="P4">
_ <text:span text:style-name="T4">
背景：</text:span>
基辅安全论坛是由Arseniyanyuk基金会“ Open Ukraine”于2007年创立的。 KBF是乌克兰建立战争与和平问题，国家与世界安全问题的主要平台。</text:p>
      <text:p text:style-name="P4">
论坛合作伙伴是大西洋委员会，北约信息和文件中心，国家民主研究所，乌克兰妇女大会，欧洲 - 大西洋课程Ebert Forendrich。</text:p>
      <text:p text:style-name="P4">
<text:span text:style-name="T5">
opto victor dehtyar</text:span>
</text:p>
      <text:p text:style-name="P4">
News Source: <text:a xlink:type="simple" xlink:href="https://armyinform.com.ua/2023/05/25/obyednana-yevropa-nikoly-ne-bude-vilnoyu-bez-peremogy-vilnoyi-ukrayiny/" text:style-name="Internet_20_link" text:visited-style-name="Visited_20_Internet_20_Link">
https://armyinform.com.ua/2023/05/25/obyednana-yevropa-nikoly-ne-bude-vilnoyu-bez-peremogy-vilnoyi-ukrayiny/</text:a>
</text:p>
      <!--NEWS-->
      <text:h text:style-name="P10" text:outline-level="1">
<text:span text:style-name="T4">
在布加勒斯特·普京（Bucharest Putin</text:span>
</text:h>
      <text:p text:style-name="P4">
作者: ['Ольга Мосьондз']</text:p>
      <text:p text:style-name="P4">
时间: 2023-05-25T78:00:00-04:00</text:p>
      <text:p text:style-name="P4">
描述: 关于这座城市，美国，美国民主党秘书在2005  -  2009年的Okdolisa rice Pid Hour Vidkritty ...与乌克兰2022年的战争，与乌克兰的战争是今天的最新新闻，这是今天与乌克兰2022年的新闻战争，今天将于今天上次与乌克兰的新闻。乌克兰和俄罗斯之间发生战争，当战争，与乌克兰战争时，无论是否在2022年与乌克兰战争，他们会在不久的将来与乌克兰发生战争，他们说，今天与乌克兰的战争，乌克兰新闻，乌克兰新闻，乌克兰新闻在俄罗斯的乌克兰媒体</text:p>
      <text:p text:style-name="P4">
图片: ['<text:a xlink:type="simple" xlink:href="https://armyinform.com.ua/wp-content/uploads/2023/05/kondoliza-rajs.jpg" text:style-name="Internet_20_link" text:visited-style-name="Visited_20_Internet_20_Link">
kondoliza-rajs.jpg</text:a>
']</text:p>
      <text:p text:style-name="P4">
标签: ['STOPRUSSIA', 'КИЇВСЬКИЙ БЕЗПЕКОВИЙ ФОРУМ', 'КОНДОЛІЗА РАЙС']</text:p>
      <text:p text:style-name="P4">
类别: News</text:p>
      <!--METADATA-->
      <text:p text:style-name="P4">
<draw:frame draw:style-name="fr1" draw:name="Image325" text:anchor-type="as-char" svg:width="6.9236in" svg:height="3.4618in" draw:z-index="0">
<draw:image xlink:href="../Images/AРМІЯINFORM/2023-05-25T78-00-00-04-00/kondoliza-rajs.jpg" xlink:type="simple" xlink:show="embed" xlink:actuate="onLoad" draw:mime-type="image/jpeg"/>
</draw:frame>
这是美国国务卿在2005年至2009年所说的，在发现第15届年度基辅安全论坛期间，米饭Condoliza Condoliza。</text:p>
      <text:p text:style-name="P4">
她说，乌克兰必须在布加勒斯特举行的2008年联盟峰会期间就北约会员的行动计划。</text:p>
      <ul>
        <li>
在讨论了乌克兰和佐治亚州成员的计划时，我当时在北约布加勒斯特峰会上。 在那天，尽管美国和布什总统非常相信乌克兰有一天将成为北约的成员，但我们认为这是不可能做到的。</li>
      </ul>
      <text:p text:style-name="P4">
她指出，关于乌克兰加入北约的决定受到Pro -Imputin的影响...</text:p>
      <ul>
        <li>
我记得普京总统的可怕信息，普京称为乌克兰国家。 他说，乌克兰是错误的……好吧，现在他从乌克兰武装部队的巨大技能中获得了一门很棒的教训。 他意识到乌克兰真的很真实。 Concolizarays说，在每个乌克兰人的心中深深地燃烧着一种强烈的民族认同。</li>
      </ul>
      <text:p text:style-name="P4">
她指出，世界意识到乌克兰现在不仅为自己而战。</text:p>
      <ul>
        <li>
目前，全世界都知道，乌克兰的未来在很大程度上是他们的未来。如果乌克兰将完全恢复，欧洲将变得更安全，地球将生活在和平中， - 赖斯女士说。</li>
      </ul>
      <text:p text:style-name="P4">
她感谢有机会参加这种形式，以及乌克兰摔跤的事实。</text:p>
      <ul>
        <li>
我非常感谢您能够继续战斗。 领先的大米说，目前，乌克兰人争取自由和独立的勇敢的斗争激发了整个世界。</li>
      </ul>
      <text:p text:style-name="P4">
News Source: <text:a xlink:type="simple" xlink:href="https://armyinform.com.ua/2023/05/25/u-buharesti-putin-nazyvav-ukrayinu-nespravzhnoyu-nyni-vin-bachyt-shho-vona-bilsh-nizh-realna/" text:style-name="Internet_20_link" text:visited-style-name="Visited_20_Internet_20_Link">
https://armyinform.com.ua/2023/05/25/u-buharesti-putin-nazyvav-ukrayinu-nespravzhnoyu-nyni-vin-bachyt-shho-vona-bilsh-nizh-realna/</text:a>
</text:p>
      <!--NEWS-->
      <text:h text:style-name="P10" text:outline-level="1">
<text:span text:style-name="T4">
澳大利亚教练继续在互联网培训行动的框架内培训乌克兰新兵</text:span>
</text:h>
      <text:p text:style-name="P4">
作者: ['АРМІЯINFORM']</text:p>
      <text:p text:style-name="P4">
时间: 2023-05-25T79:00:00-04:00</text:p>
      <text:p text:style-name="P4">
描述: 地面维斯澳大利亚国防军行动“ Kudu”的工具...与乌克兰2022年的战争，与乌克兰的最新新闻的战争，《与乌克兰2022年的新闻战》，乌克兰和俄罗斯的最后一场战争，何时与俄罗斯的战争，这是一场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349107471_146036441723690_8579254316052551793_n.jpg" text:style-name="Internet_20_link" text:visited-style-name="Visited_20_Internet_20_Link">
349107471_146036441723690_8579254316052551793_n.jpg</text:a>
', '<text:a xlink:type="simple" xlink:href="https://armyinform.com.ua/wp-content/uploads/2023/05/349693433_1573287309828571_6806660686603575695_n-150x150.jpg" text:style-name="Internet_20_link" text:visited-style-name="Visited_20_Internet_20_Link">
349693433_1573287309828571_6806660686603575695_n-150x150.jpg</text:a>
', '<text:a xlink:type="simple" xlink:href="https://armyinform.com.ua/wp-content/uploads/2023/05/349737800_811456577329314_5431469774750128655_n-150x150.jpg" text:style-name="Internet_20_link" text:visited-style-name="Visited_20_Internet_20_Link">
349737800_811456577329314_5431469774750128655_n-150x150.jpg</text:a>
', '<text:a xlink:type="simple" xlink:href="https://armyinform.com.ua/wp-content/uploads/2023/05/349133688_731846858943634_1429982496295823314_n-150x150.jpg" text:style-name="Internet_20_link" text:visited-style-name="Visited_20_Internet_20_Link">
349133688_731846858943634_1429982496295823314_n-150x150.jpg</text:a>
', '<text:a xlink:type="simple" xlink:href="https://armyinform.com.ua/wp-content/uploads/2023/05/349187919_749947093547121_6806525004961988115_n-150x150.jpg" text:style-name="Internet_20_link" text:visited-style-name="Visited_20_Internet_20_Link">
349187919_749947093547121_6806525004961988115_n-150x150.jpg</text:a>
', '<text:a xlink:type="simple" xlink:href="https://armyinform.com.ua/wp-content/uploads/2023/05/349299129_555594199980270_1853500191182768913_n-150x150.jpg" text:style-name="Internet_20_link" text:visited-style-name="Visited_20_Internet_20_Link">
349299129_555594199980270_1853500191182768913_n-150x150.jpg</text:a>
']</text:p>
      <text:p text:style-name="P4">
标签: ['STOPRUSSIA', 'АГРЕСІЯ РФ', 'ВІЙНА', 'ВТОРГНЕННЯ РФ', 'ГШ ЗС УКРАЇНИ']</text:p>
      <text:p text:style-name="P4">
类别: News</text:p>
      <!--METADATA-->
      <text:p text:style-name="P4">
<draw:frame draw:style-name="fr1" draw:name="Image326" text:anchor-type="as-char" svg:width="6.9236in" svg:height="4.627273in" draw:z-index="0">
<draw:image xlink:href="../Images/AРМІЯINFORM/2023-05-25T79-00-00-04-00/349107471_146036441723690_8579254316052551793_n.jpg" xlink:type="simple" xlink:show="embed" xlink:actuate="onLoad" draw:mime-type="image/jpeg"/>
</draw:frame>
澳大利亚国防土地部队Kudu行动的讲师和讲师继续为乌克兰新兵的第三次轮换准备了Intelflex在基本共产党培训上的跨国教育行动</text:p>
      <text:p text:style-name="P4">
关于它<text:a xlink:type="simple" xlink:href="https://www.facebook.com/GeneralStaff.ua/posts/pfbid02LjMJQx64Rju75541F3YSFHPkXZerE1WLtFm7mgsbniGreF1gWq4pq49HaH2vgFBLl" text:style-name="Internet_20_link" text:visited-style-name="Visited_20_Internet_20_Link">
报告</text:a>
武装部队的总人员。</text:p>
      <text:p text:style-name="P4">
“在短短的五个星期内，新兵将完成课程，以在真正的冲突中保护原始国家。 他们由澳大利亚军队的合格讲师编写，他们教授tastrilby武器的治疗，在农村和城市地区战斗，这是Twedic生存战争的战es。 每个课程都建立在过去一年中战斗的乌克兰军队的经验上。 许多新兵是大学和日常员工。”演讲写道。</text:p>
      <text:p text:style-name="P4">
<text:a xlink:type="simple" xlink:href="https://armyinform.com.ua/wp-content/uploads/2023/05/349693433_1573287309828571_6806660686603575695_n.jpg" text:style-name="Internet_20_link" text:visited-style-name="Visited_20_Internet_20_Link">
!(Images/AРМІЯINFORM/2023-05-25T79-00-00-04-00/349693433_1573287309828571_6806660686603575695_n-150x150.jpg)</text:a>
部署在Kudu行动的澳大利亚陆军士兵为英国乌克兰武装部队的新兵提供武器训练。 <text:span text:style-name="T4">
<text:span text:style-name="T5">
地方标题</text:span>
</text:span>
澳大利亚继续与乌克兰人民站在一起，并为响应俄罗斯持续违反国际法而提供了持续的支持。 2023年4月，最多70名ADF人员的第二任职人员抵达英国与乌克兰新兵的基于英国领导的培训计划。</text:p>
      <text:p text:style-name="P4">
<text:a xlink:type="simple" xlink:href="https://armyinform.com.ua/wp-content/uploads/2023/05/349737800_811456577329314_5431469774750128655_n.jpg" text:style-name="Internet_20_link" text:visited-style-name="Visited_20_Internet_20_Link">
<draw:frame draw:style-name="fr1" draw:name="Image327" text:anchor-type="as-char" svg:width="6.9236in" svg:height="6.9236in" draw:z-index="0">
<draw:image xlink:href="../Images/AРМІЯINFORM/2023-05-25T79-00-00-04-00/349737800_811456577329314_5431469774750128655_n-150x150.jpg" xlink:type="simple" xlink:show="embed" xlink:actuate="onLoad" draw:mime-type="image/jpeg"/>
</draw:frame>
</text:a>
“我认为他们的工作要比我们在澳大利亚国防军训练中心的第一周要好得多，在那里，所有军人都在接受员工人员或35天的培训大约12周的培训 - 一位澳大利亚教练说。</text:p>
      <text:p text:style-name="P4">
<text:a xlink:type="simple" xlink:href="https://armyinform.com.ua/wp-content/uploads/2023/05/349133688_731846858943634_1429982496295823314_n.jpg" text:style-name="Internet_20_link" text:visited-style-name="Visited_20_Internet_20_Link">
<draw:frame draw:style-name="fr1" draw:name="Image328" text:anchor-type="as-char" svg:width="6.9236in" svg:height="6.9236in" draw:z-index="0">
<draw:image xlink:href="../Images/AРМІЯINFORM/2023-05-25T79-00-00-04-00/349133688_731846858943634_1429982496295823314_n-150x150.jpg" xlink:type="simple" xlink:show="embed" xlink:actuate="onLoad" draw:mime-type="image/jpeg"/>
</draw:frame>
</text:a>
</text:p>
      <text:p text:style-name="P4">
<text:a xlink:type="simple" xlink:href="https://armyinform.com.ua/wp-content/uploads/2023/05/349187919_749947093547121_6806525004961988115_n.jpg" text:style-name="Internet_20_link" text:visited-style-name="Visited_20_Internet_20_Link">
<draw:frame draw:style-name="fr1" draw:name="Image329" text:anchor-type="as-char" svg:width="6.9236in" svg:height="6.9236in" draw:z-index="0">
<draw:image xlink:href="../Images/AРМІЯINFORM/2023-05-25T79-00-00-04-00/349187919_749947093547121_6806525004961988115_n-150x150.jpg" xlink:type="simple" xlink:show="embed" xlink:actuate="onLoad" draw:mime-type="image/jpeg"/>
</draw:frame>
</text:a>
</text:p>
      <text:p text:style-name="P4">
<text:a xlink:type="simple" xlink:href="https://armyinform.com.ua/wp-content/uploads/2023/05/349299129_555594199980270_1853500191182768913_n.jpg" text:style-name="Internet_20_link" text:visited-style-name="Visited_20_Internet_20_Link">
<draw:frame draw:style-name="fr1" draw:name="Image330" text:anchor-type="as-char" svg:width="6.9236in" svg:height="6.9236in" draw:z-index="0">
<draw:image xlink:href="../Images/AРМІЯINFORM/2023-05-25T79-00-00-04-00/349299129_555594199980270_1853500191182768913_n-150x150.jpg" xlink:type="simple" xlink:show="embed" xlink:actuate="onLoad" draw:mime-type="image/jpeg"/>
</draw:frame>
</text:a>
“当我听说我参与了kudu手术时，我感到非常自豪。 我全心全意地相信这是一个使命。 作为偶然成员，Kudu操作对我来说确实很重要。 我们都相信一个任务。 我们都相信为乌克兰人提供最好的培训。”一名参加Kudu行动的澳大利亚军官说。</text:p>
      <text:p text:style-name="P4">
澳大利亚继续支持乌克兰人民，并为持续违反国际法的行为提供了持续的支持。</text:p>
      <text:p text:style-name="P4">
2023年1月到达英国，澳大利亚国防军的70名军事军人队伍与大不列颠领导下的乌克兰新兵准备计划一起加入了合伙人国家。</text:p>
      <text:p text:style-name="P4">
作为Kudu行动的一部分，任何军人或澳大利亚服务员都不会进入乌克兰。</text:p>
      <text:p text:style-name="P4">
News Source: <text:a xlink:type="simple" xlink:href="https://armyinform.com.ua/2023/05/25/avstralijski-instruktory-prodovzhuyut-trenuvaty-ukrayinskyh-novobrancziv-u-ramkah-navchalnoyi-operacziyi-interfleks/" text:style-name="Internet_20_link" text:visited-style-name="Visited_20_Internet_20_Link">
https://armyinform.com.ua/2023/05/25/avstralijski-instruktory-prodovzhuyut-trenuvaty-ukrayinskyh-novobrancziv-u-ramkah-navchalnoyi-operacziyi-interfleks/</text:a>
</text:p>
      <!--NEWS-->
      <text:h text:style-name="P10" text:outline-level="1">
<text:span text:style-name="T4">
乌克兰的胜利是欧洲和平返回的最重要因素 - 安德鲁斯·库比鲁斯</text:span>
</text:h>
      <text:p text:style-name="P4">
作者: ['Ольга Мосьондз']</text:p>
      <text:p text:style-name="P4">
时间: 2023-05-25T80:00:00-04:00</text:p>
      <text:p text:style-name="P4">
描述: 谈到了1999  -  2000年2008  -  2012年岩石，єVropysky的代表...与乌克兰2022年的战争，与乌克兰与乌克兰的最新新闻，今天与乌克兰2022年的新闻战争，今天将有一场战争，将会有一场战争乌克兰与俄罗斯与乌克兰在2022年发生的战争之间，是否会在不久的将来与乌克兰进行战争，与乌克兰的战争，今天的乌克兰新闻，乌克兰媒体的乌克兰新闻，俄罗斯的乌克兰新闻</text:p>
      <text:p text:style-name="P4">
图片: ['<text:a xlink:type="simple" xlink:href="https://armyinform.com.ua/wp-content/uploads/2023/05/andrius-kubilius-83623525.jpg" text:style-name="Internet_20_link" text:visited-style-name="Visited_20_Internet_20_Link">
andrius-kubilius-83623525.jpg</text:a>
']</text:p>
      <text:p text:style-name="P4">
标签: ['STOPRUSSIA', 'ВТОРГНЕННЯ РФ', 'КИЇВСЬКИЙ БЕЗПЕКОВИЙ ФОРУМ', 'ЛИТВА']</text:p>
      <text:p text:style-name="P4">
类别: News</text:p>
      <!--METADATA-->
      <text:p text:style-name="P4">
<draw:frame draw:style-name="fr1" draw:name="Image331" text:anchor-type="as-char" svg:width="6.9236in" svg:height="4.615733in" draw:z-index="0">
<draw:image xlink:href="../Images/AРМІЯINFORM/2023-05-25T80-00-00-04-00/andrius-kubilius-83623525.jpg" xlink:type="simple" xlink:show="embed" xlink:actuate="onLoad" draw:mime-type="image/jpeg"/>
</draw:frame>
这是立陶宛总理在1999年至2000年和2008  -  2012年所说的，欧洲议会代表安德鲁斯·库比鲁斯(Andrew Kubilus)呼吁15岁的基辅安全论坛的参与者，陆军的记者是内容的内容。活动。</text:p>
      <ul>
        <li>
乌克兰的胜利是我们大陆未来恢复可持续和平的最重要因素。 只有在乌克兰在灰色区域倾斜时，即当在维尔纽斯峰会期间邀请北约会员资格时，才能实现这一目标。 当乌克兰成为一个真正成功的国家与欧盟融合在一起时，安德鲁·库比勒斯(Andrew Kubilus)补充说。</li>
      </ul>
      <text:p text:style-name="P4">
他还认为，这将带来许多变化，尤其是侵蚀的可能转变。</text:p>
      <ul>
        <li>
由威权俄罗斯解决的战争中的乌克兰胜利是一个封存的问题，可以改变欧洲大陆和整个欧洲东部的整个安全结构，总结了安德鲁·库比勒斯(Andrew Kubilus)。</li>
      </ul>
      <text:p text:style-name="P4">
News Source: <text:a xlink:type="simple" xlink:href="https://armyinform.com.ua/2023/05/25/peremoga-ukrayiny-ye-najvazhlyvishym-faktorom-dlya-povernennya-myru-v-yevropi-andryus-kubilyus/" text:style-name="Internet_20_link" text:visited-style-name="Visited_20_Internet_20_Link">
https://armyinform.com.ua/2023/05/25/peremoga-ukrayiny-ye-najvazhlyvishym-faktorom-dlya-povernennya-myru-v-yevropi-andryus-kubilyus/</text:a>
</text:p>
      <!--NEWS-->
      <text:h text:style-name="P10" text:outline-level="1">
<text:span text:style-name="T4">
国防军的航空击中了4个乘员的集中区域</text:span>
</text:h>
      <text:p text:style-name="P4">
作者: ['АРМІЯINFORM']</text:p>
      <text:p text:style-name="P4">
时间: 2023-05-25T81:00:00-04:00</text:p>
      <text:p text:style-name="P4">
描述: 关于ZSU的总部。 “ DOB国防军的Aviacia是负责人……与乌克兰2022年的战争，与乌克兰的战争是今天的最新消息，今天与乌克兰的新闻战2022年《今天的最后一场》他们说，俄罗斯在2022年与乌克兰的战争将在不久的将来与乌克兰战争，他们说，今天与乌克兰的战争，今天的乌克兰新闻，乌克兰新闻，乌克兰媒体在俄罗斯的乌克兰新闻</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ІЙНА', 'ВТОРГНЕННЯ РФ']</text:p>
      <text:p text:style-name="P4">
类别: News</text:p>
      <!--METADATA-->
      <text:p text:style-name="P4">
<draw:frame draw:style-name="fr1" draw:name="Image332" text:anchor-type="as-char" svg:width="6.9236in" svg:height="5.385022in" draw:z-index="0">
<draw:image xlink:href="../Images/AРМІЯINFORM/2023-05-25T81-00-00-04-00/foto-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2YbUz2j2tFCKN9mYrjXSrmmj8x3LViJQP3EWVG9Knnq7X3vLrysrgFUVtbzTaumsul" text:style-name="Internet_20_link" text:visited-style-name="Visited_20_Internet_20_Link">
报告</text:a>
武装部队的总人员。</text:p>
      <text:p text:style-name="P4">
“国防军航空每天袭击了敌人的人员和军事装备集中的领域，而伊拉特里亚的导弹部队则击中了2个活力集中的地区，1个弹药组成，1个放射式炮台和炮兵部队敌人着火。</text:p>
      <text:p text:style-name="P4">
值得注意的是，今天晚上，俄罗斯联邦在乌克兰领土上袭击了一次大屠杀，并采用了伊朗的冲击打击136/131。 36个中的36人被我们的捍卫者摧毁。</text:p>
      <text:p text:style-name="P4">
News Source: <text:a xlink:type="simple" xlink:href="https://armyinform.com.ua/2023/05/25/aviacziya-syl-oborony-zavdala-4-udariv-po-rajonah-zoseredzhennya-okupantiv/" text:style-name="Internet_20_link" text:visited-style-name="Visited_20_Internet_20_Link">
https://armyinform.com.ua/2023/05/25/aviacziya-syl-oborony-zavdala-4-udariv-po-rajonah-zoseredzhennya-okupantiv/</text:a>
</text:p>
      <!--NEWS-->
      <text:h text:style-name="P10" text:outline-level="1">
<text:span text:style-name="T4">
我们将继续捍卫乌克兰的君主居住在自由中-Lloyd Austin</text:span>
</text:h>
      <text:p text:style-name="P4">
作者: ['АРМІЯINFORM']</text:p>
      <text:p text:style-name="P4">
时间: 2023-05-25T82:00:00-04:00</text:p>
      <text:p text:style-name="P4">
描述: 美国对美国劳埃德·J·奥斯汀三世（Lloyd J. Ostin III）的防御乌克兰与俄罗斯之间的战争，以及何时，何时，何时，何时，何时，何时，何时，与乌克兰在2022年的战争将在不久的将来与乌克兰发生战争，与乌克兰的战争，乌克兰的战争，乌克兰的新闻今天，乌克兰新闻在乌克兰媒体的俄罗斯人</text:p>
      <text:p text:style-name="P4">
图片: ['<text:a xlink:type="simple" xlink:href="https://armyinform.com.ua/wp-content/uploads/2022/06/llojd-ostin.jpg" text:style-name="Internet_20_link" text:visited-style-name="Visited_20_Internet_20_Link">
llojd-ostin.jpg</text:a>
']</text:p>
      <text:p text:style-name="P4">
标签: ['STOPRUSSIA', 'АГРЕСІЯ РФ', 'ВІЙНА', 'ВТОРГНЕННЯ РФ', 'РАМШТАЙН']</text:p>
      <text:p text:style-name="P4">
类别: News</text:p>
      <!--METADATA-->
      <text:p text:style-name="P4">
<draw:frame draw:style-name="fr1" draw:name="Image333" text:anchor-type="as-char" svg:width="6.9236in" svg:height="3.831059in" draw:z-index="0">
<draw:image xlink:href="../Images/AРМІЯINFORM/2023-05-25T82-00-00-04-00/llojd-ostin.jpg" xlink:type="simple" xlink:show="embed" xlink:actuate="onLoad" draw:mime-type="image/jpeg"/>
</draw:frame>
美国国防部长劳埃德·J·奥斯汀三世(Lloyd J. Austin III)，美国陆军委员会马克·米利(Mark A.哥伦比亚，2023年5月25日，在此期间，他们讨论了乌克兰乌克兰持续的俄罗斯战争，进一步紧密地协调，为乌克兰人民提供保护其主权领土所需的必要手段。</text:p>
      <text:p text:style-name="P4">
“大家好。谢谢，我们已经从所有时区加入了我们。</text:p>
      <text:p text:style-name="P4">
由于乌克兰在与俄罗斯入侵者的斗争中移动，因此唯一的接触小组成员。 上个月该小组会议后，美国向乌克兰安全援助额外分配了18亿美元。</text:p>
      <text:p text:style-name="P4">
这包括最近的3.75亿美元，其中包括这样的Himars，Anti -Tank Systems和激光导弹。 我们还提供关键的战斗工具，例如重型设备桌桥系统的运输。</text:p>
      <text:p text:style-name="P4">
在我们对乌克兰的最后一揽子安全援助方案中，美国的结合资助了该营地的其他防空系统。 该套餐还包括将过时的乌克兰原型防御系统与该接触组成员的防空，导弹和雷达的设施相结合的设备。</text:p>
      <text:p text:style-name="P4">
我们还提供超过155毫米的炮弹，并增加培训，维护和维护。 我们集中精力实时改变。</text:p>
      <text:p text:style-name="P4">
但是，美国也致力于乌克兰的长期支持。 乌克兰今天也聚集在一起的乌克兰人。 我们与大家合作，为乌克兰的捍卫者和捍卫者提供他们需要的东西。</text:p>
      <text:p text:style-name="P4">
接触小组的几个成员最近制作了重要的广告。丹麦还宣布了一个重要的新包。 它包括用于防御和战斗工具(例如矿山机，移动现场桥梁和撤离机器)的补救措施。</text:p>
      <text:p text:style-name="P4">
法国还确定了更多的轻型坦克和装甲车。</text:p>
      <text:p text:style-name="P4">
所有这些捐款都符合乌克兰的主要要求，并反映了该联系人组的确定。</text:p>
      <text:p text:style-name="P4">
联系小组的成员一起为乌克兰士兵提供了必要的准备。 我们已经准备了机械化和机械化的船员，继续对乌克兰战斗部队进行集体准备。</text:p>
      <text:p text:style-name="P4">
本月初，来自美国的31 M1艾布拉姆斯坦克抵达联合国。</text:p>
      <text:p text:style-name="P4">
上周，美国总统约瑟夫·拜登(Joseph Biden)宣布，美国将支持与我们的盟友和合作伙伴共同努力，以准备在包括F-16在内的第四代飞机上的乌克兰飞行员。 我们希望这项培训将在未来几周内开始。 从长远来看，这将进一步增强和提高乌克兰空军的能力。 这将补充我们的抗性和中期安全协议。</text:p>
      <text:p text:style-name="P4">
这些新的联合努力向乌克兰自卫的团结和卵巢奉献提供了一个强有力的信息。 这再次证明了主要决心，以确保主权和安全的乌克兰莫吉拉斯(Moglast)持有任何未来的侵略，并为未来的攻击辩护。</text:p>
      <text:p text:style-name="P4">
您可以在我们的工作中看到这种奉献精神，该奉献是由接触组提供的最重要潜力：地面防空系统。这些非常重要的系统保护乌克兰的天空和平民基础设施免受俄罗斯的袭击。 我们继续进行所需的旅行。</text:p>
      <text:p text:style-name="P4">
总体而言，联系小组已分配了近650亿美元的安全援助。 现在，普京希望我们的决心消失。 他上演了我们的团结会破裂。 相反，我们是伊朗人的统一。 它可以看到整个世界。 现在，这里的每个人都知道乌克兰人到达了什么。 俄罗斯恢复了其令人震惊和可耻的球拍，威胁着无辜的乌克兰平民，包括针对基辅的高超音速导弹。俄罗斯无法统治乌克兰领空。 这就是为什么防空防御能力再次处于我们功能障碍的中心。 与往常一样，我们的好朋友Alexei Reznikov和他的团队也加入了我们。 Alexei，谢谢您，我们花了一些时间向我们介绍乌克兰对未来斗争的优先需求。</text:p>
      <text:p text:style-name="P4">
然后，欧洲武装部队和乌克兰安全组织的指挥官将告知我们乌克兰的最亲密要求。 我们将解决关键系统工业生产进一步加速的方法。 我们将不得不深入研究，我们将不得不继续寻找创造性的方法来提高我们的工业潜力。</text:p>
      <text:p text:style-name="P4">
费率很高。 但是原因是公平的。 我们的意志很坚强。 我们继续建立乌克兰享有自由的主权权利。 我们继续加强规则和权利的开放世界。 劳埃德·奥斯汀(Lloyd Austin)说：“我们将尽可能多地捍卫乌克兰。”</text:p>
      <text:p text:style-name="P4">
资料来源：<text:a xlink:type="simple" xlink:href="https://www.facebook.com/GeneralStaff.ua/posts/pfbid0pC57GeQHN1NdB56Wb3Nyr8zXxPHEtX47o9xEpr6fP8PpeWcJjxdUdSmtoLwZHNZNl" text:style-name="Internet_20_link" text:visited-style-name="Visited_20_Internet_20_Link">
总参谋部</text:a>
</text:p>
      <text:p text:style-name="P4">
News Source: <text:a xlink:type="simple" xlink:href="https://armyinform.com.ua/2023/05/25/my-j-nadali-budemo-vidstoyuvaty-suverenne-pravo-ukrayiny-zhyty-u-svobodi-llojd-ostin/" text:style-name="Internet_20_link" text:visited-style-name="Visited_20_Internet_20_Link">
https://armyinform.com.ua/2023/05/25/my-j-nadali-budemo-vidstoyuvaty-suverenne-pravo-ukrayiny-zhyty-u-svobodi-llojd-ostin/</text:a>
</text:p>
      <!--NEWS-->
      <text:h text:style-name="P10" text:outline-level="1">
<text:span text:style-name="T4">
17名战斗人员发生在库平，莱曼，巴赫穆特，阿夫迪夫和玛丽斯基的方向</text:span>
</text:h>
      <text:p text:style-name="P4">
作者: ['АРМІЯINFORM']</text:p>
      <text:p text:style-name="P4">
时间: 2023-05-25T83:00:00-04:00</text:p>
      <text:p text:style-name="P4">
描述: 关于ZSU的总部。 “对手是主要的Zoseredazhuvati的俯卧……与乌克兰2022年的战争，与乌克兰的战争是今天的最新消息，今天与乌克兰的新闻战2022，今天的最后一场战争，乌克兰和俄罗斯之间的战争是否会发生。 ，当2022年是否与乌克兰发生战争时，它将是，它将是，它将是不久与乌克兰的战争，今天的乌克兰新闻，乌克兰媒体的乌克兰新闻在俄罗斯</text:p>
      <text:p text:style-name="P4">
图片: ['<text:a xlink:type="simple" xlink:href="https://armyinform.com.ua/wp-content/uploads/2023/04/hronika-oborony-1.jpg" text:style-name="Internet_20_link" text:visited-style-name="Visited_20_Internet_20_Link">
hronika-oborony-1.jpg</text:a>
']</text:p>
      <text:p text:style-name="P4">
标签: ['STOPRUSSIA', 'АГРЕСІЯ РФ', 'ВІЙНА', 'ВТОРГНЕННЯ РФ', 'ГЕНШТАБ ЗС УКРАЇНИ']</text:p>
      <text:p text:style-name="P4">
类别: News</text:p>
      <!--METADATA-->
      <text:p text:style-name="P4">
<draw:frame draw:style-name="fr1" draw:name="Image334" text:anchor-type="as-char" svg:width="6.9236in" svg:height="4.615733in" draw:z-index="0">
<draw:image xlink:href="../Images/AРМІЯINFORM/2023-05-25T83-00-00-04-00/hronika-oborony-1.jpg" xlink:type="simple" xlink:show="embed" xlink:actuate="onLoad" draw:mime-type="image/jpeg"/>
</draw:frame>
乌克兰士兵。 说明性照片 /一般武装力量</text:p>
      <text:p text:style-name="P4">
<text:span text:style-name="T4">
🔥俄罗斯入侵的情况</text:span>
</text:p>
      <text:p text:style-name="P4">
关于它<text:a xlink:type="simple" xlink:href="https://www.facebook.com/GeneralStaff.ua/posts/pfbid02YbUz2j2tFCKN9mYrjXSrmmj8x3LViJQP3EWVG9Knnq7X3vLrysrgFUVtbzTaumsul" text:style-name="Internet_20_link" text:visited-style-name="Visited_20_Internet_20_Link">
报告</text:a>
武装部队的总人员。</text:p>
      <text:p text:style-name="P4">
“敌人继续专注于Kupyansk，Lyman，Bakhmut，Avdiiv和Mariinsky的主要努力。 总共有17次战斗冲突在前线的这些区域发生。</text:p>
      <text:p text:style-name="P4">
值得注意的是，在库皮斯克方向上，敌人不会停止试图改善战术位置。 他在卡尔基夫地区的定居点和Kyslivka领域引起了空袭。 白天，他在Masutivka地区失败了。 许可证的炮弹和迫击炮是托波利(Topoli)，菲戈洛夫卡(Fygolovka)，诺沃特林斯克(Novomlinsk)，两年，玛莎蒂夫卡(Masyutivka)，西部，哈尔基夫地区的基斯利夫卡(Kislivka)和卢根斯克地区Stelmakhivka的Novoselivske。</text:p>
      <text:p text:style-name="P4">
在利马方向上，敌人带领了比格里维卡地区的未成功进攻死亡。 他在卢汉斯克地区的Bigorivka地区和Donetsk地区的Ivano-Daryevka袭击了航空罢工。 Vodamakiyivka，Nevskoye，Dibrova，Luhansk地区的Bigorivka和Ivanivka，Torke，Verkhnamyanskoye和有争议的Donetsk地区的炮弹。</text:p>
      <text:p text:style-name="P4">
在白天的巴赫穆特(Bakhmut)方向上，敌人继续领导以下在巴赫穆特(Bakhmut)地区。 Vasyukivka，Privil，Orikhovo-Vasylivka，Grigorivka，Bakhmut，Kalinovka，Kalinovka，Yar，Ivanovsk，Stupochka，Predict，Konstantinovka，Konstantinovka，White Mountain，White Mountain，North Donetsk地区受到敌人的炮击伤害。</text:p>
      <text:p text:style-name="P4">
在Avdeevsky的方向上，敌人在Krasnogorovka的方向上进行了不成功的进攻行动。 他在Avdiivka地区袭击了航空。 Donetsk地区的Avdiivka，Pervomaisky和Karlovka的炮击。</text:p>
      <text:p text:style-name="P4">
在马林因斯基的方向上，国防军反映了马林卡地区的众多攻击。 他在该地区袭击了航空。 同时，顿涅茨克地区的Marinka Taapob的定居点遭受了敌人的炮击。</text:p>
      <text:p text:style-name="P4">
News Source: <text:a xlink:type="simple" xlink:href="https://armyinform.com.ua/2023/05/25/17-bojovyh-zitknen-vidbulosya-na-kupyanskomu-lymanskomu-bahmutskomu-avdiyivskomu-ta-maryinskomu-napryamkah/" text:style-name="Internet_20_link" text:visited-style-name="Visited_20_Internet_20_Link">
https://armyinform.com.ua/2023/05/25/17-bojovyh-zitknen-vidbulosya-na-kupyanskomu-lymanskomu-bahmutskomu-avdiyivskomu-ta-maryinskomu-napryamkah/</text:a>
</text:p>
      <!--NEWS-->
      <text:h text:style-name="P10" text:outline-level="1">
<text:span text:style-name="T4">
有必要帮助乌克兰赢得战争-Baiba Brazhe</text:span>
</text:h>
      <text:p text:style-name="P4">
作者: ['Єгор Брайлян']</text:p>
      <text:p text:style-name="P4">
时间: 2023-05-25T84:00:00-04:00</text:p>
      <text:p text:style-name="P4">
描述: 北约Publnichi Bayba Bayba Baybe秘书长POMECHNITSA自己的PID小时...与乌克兰2022年的战争，与乌克兰与乌克兰的最新新闻，《与乌克兰新闻》 2022年的战争，是乌克兰和俄罗斯之间的战争，当他们在2022年与乌克兰进行战争时，他们说，在不久的将来，乌克兰是否会与乌克兰进行战争</text:p>
      <text:p text:style-name="P4">
图片: ['<text:a xlink:type="simple" xlink:href="https://armyinform.com.ua/wp-content/uploads/2023/05/bajba-brazhe.jpeg" text:style-name="Internet_20_link" text:visited-style-name="Visited_20_Internet_20_Link">
bajba-brazhe.jpeg</text:a>
']</text:p>
      <text:p text:style-name="P4">
标签: ['STOPRUSSIA', 'БАЙБА БРАЖЕ', 'ВІЙНА', 'ВТОРГНЕННЯ РФ', 'КИЇВСЬКИЙ БЕЗПЕКОВИЙ ФОРУМ', 'НАТО', 'СОЛІДАРНІСТЬ З УКРАЇНСЬКИМ НАРОДОМ', 'УКРАЇНА – НАТО']</text:p>
      <text:p text:style-name="P4">
类别: News</text:p>
      <!--METADATA-->
      <text:p text:style-name="P4">
<draw:frame draw:style-name="fr1" draw:name="Image335" text:anchor-type="as-char" svg:width="6.9236in" svg:height="6.826992in" draw:z-index="0">
<draw:image xlink:href="../Images/AРМІЯINFORM/2023-05-25T84-00-00-04-00/bajba-brazhe.jpeg" xlink:type="simple" xlink:show="embed" xlink:actuate="onLoad" draw:mime-type="image/jpeg"/>
</draw:frame>
北约秘书长在现场报告中的第15基辅安全论坛上的讲话中，北约秘书长的公开外交表明。</text:p>
      <text:p text:style-name="P4">
“作为北大西洋联盟，我们为乌克兰竭尽所能。 我们正在寻找提供乌克兰胜利的最佳方法，因为这对欧洲和欧洲 - 大西洋很重要。</text:p>
      <text:p text:style-name="P4">
新的北约战略概念将俄罗斯定义为威胁。 独立的乌克兰是欧元区安全的重要因素。</text:p>
      <text:p text:style-name="P4">
北约是一个和平的联盟，因为我们的活动是基于联合国宪章的规定。北约的集体辩护是在艺术中所包含的。 《联合国宪章》第51章。</text:p>
      <text:p text:style-name="P4">
它注意到自2014年以来，北约国家对乌克兰的军事支持一直是俄罗斯对我们国家的侵略的开始。</text:p>
      <text:p text:style-name="P4">
“乌克兰受到俄罗斯侵略的保护。 自卫权对于世界上所有主权国家都是重要的权利。</text:p>
      <text:p text:style-name="P4">
自2014年以来，北约盟友一直在支持乌克兰。 这不仅是关于教学的，而且是技术的提供，网络安全问题。</text:p>
      <text:p text:style-name="P4">
在我们的帮助下，您将在联盟中来这里。 有必要帮助乌克兰进行战争。 我相信，将来将在民主党乌克兰加入多纳托。</text:p>
      <text:p text:style-name="P4">
News Source: <text:a xlink:type="simple" xlink:href="https://armyinform.com.ua/2023/05/25/neobhidno-dopomogty-ukrayini-vygraty-vijnu-bajba-brazhe/" text:style-name="Internet_20_link" text:visited-style-name="Visited_20_Internet_20_Link">
https://armyinform.com.ua/2023/05/25/neobhidno-dopomogty-ukrayini-vygraty-vijnu-bajba-brazhe/</text:a>
</text:p>
      <!--NEWS-->
      <text:h text:style-name="P10" text:outline-level="1">
<text:span text:style-name="T4">
入侵者军事化的贾里尔加奇岛（Jarilgach Island），并在上面放置了300名军事军队</text:span>
</text:h>
      <text:p text:style-name="P4">
作者: ['АРМІЯINFORM']</text:p>
      <text:p text:style-name="P4">
时间: 2023-05-25T85:00:00-04:00</text:p>
      <text:p text:style-name="P4">
描述: 关于ZSU的总部。 “ Rosiskis的PipePatetsetetse是军队……与乌克兰2022年的战争，与乌克兰的战争是今天的最新消息，《与乌克兰2022年的新闻战》是今天的最后一场，乌克兰和俄罗斯之间的战争以及与俄罗斯之间的战争，以及与俄罗斯之间的战争乌克兰将是，会有，这将是，这将是吗</text:p>
      <text:p text:style-name="P4">
图片: ['<text:a xlink:type="simple" xlink:href="https://armyinform.com.ua/wp-content/uploads/2023/03/okupanty.jpeg" text:style-name="Internet_20_link" text:visited-style-name="Visited_20_Internet_20_Link">
okupanty.jpeg</text:a>
']</text:p>
      <text:p text:style-name="P4">
标签: ['STOPRUSSIA', 'АГРЕСІЯ РФ', 'ВІЙНА', 'ВТОРГНЕННЯ РФ', 'ХЕРСОН']</text:p>
      <text:p text:style-name="P4">
类别: News</text:p>
      <!--METADATA-->
      <text:p text:style-name="P4">
<draw:frame draw:style-name="fr1" draw:name="Image336" text:anchor-type="as-char" svg:width="6.9236in" svg:height="3.63489in" draw:z-index="0">
<draw:image xlink:href="../Images/AРМІЯINFORM/2023-05-25T85-00-00-04-00/okupanty.jpeg" xlink:type="simple" xlink:show="embed" xlink:actuate="onLoad" draw:mime-type="image/jpeg"/>
</draw:frame>
**🔥i</text:p>
      <text:p text:style-name="P4">
关于它<text:a xlink:type="simple" xlink:href="https://www.facebook.com/GeneralStaff.ua/posts/pfbid02YbUz2j2tFCKN9mYrjXSrmmj8x3LViJQP3EWVG9Knnq7X3vLrysrgFUVtbzTaumsul" text:style-name="Internet_20_link" text:visited-style-name="Visited_20_Internet_20_Link">
报告</text:a>
武装部队的总人员。</text:p>
      <text:p text:style-name="P4">
“俄罗斯占领部队军事军事使贾里尔加奇岛(Jarilgach)岛，该岛于5月19日团结起来，在拉兹恩地区的赫尔森地区暂时占领了大陆。 尤其是，占领者放置了300名俄罗斯军人和15艘外国生产船，这些船只从奥斯特罗夫科当地人口中被盗。”证词说。</text:p>
      <text:p text:style-name="P4">
值得注意的是，在Zaporizhzhya和Kherson中，敌人继续防御行动。 lashisthout  - д &amp;ullomis.siphis.ucistep ，γоданил至в，щLE，щLE，LES，，照; Golden Balka，Novo Alexandrovka，Gavrilovka，Vesele，Cossack，Lviv，Posunchka，Belozerka，Antonovka，Antonovka，Giant Kherson地区和Kherson City。</text:p>
      <text:p text:style-name="P4">
News Source: <text:a xlink:type="simple" xlink:href="https://armyinform.com.ua/2023/05/25/okupanty-militaryzuvaly-ostriv-dzharylgach-ta-rozmistyly-na-nomu-300-vijskovyh-rf/" text:style-name="Internet_20_link" text:visited-style-name="Visited_20_Internet_20_Link">
https://armyinform.com.ua/2023/05/25/okupanty-militaryzuvaly-ostriv-dzharylgach-ta-rozmistyly-na-nomu-300-vijskovyh-rf/</text:a>
</text:p>
      <!--NEWS-->
      <text:h text:style-name="P10" text:outline-level="1">
<text:span text:style-name="T4">
首发乌克兰飞行员是我们致力于乌克兰长期安全的一个例子-Lloyd Austin</text:span>
</text:h>
      <text:p text:style-name="P4">
作者: ['Світлана Кирган']</text:p>
      <text:p text:style-name="P4">
时间: 2023-05-25T86:00:00-04:00</text:p>
      <text:p text:style-name="P4">
描述: 关于TSE VIN，Vosjidanny联系的Pidsumki的PID时刻，与乌克兰2022年的战争，与乌克兰的最新新闻，今天与乌克兰的新闻战争，今天与乌克兰的新闻战争最后一次，将在乌克兰和俄罗斯之间以及俄罗斯之间以及俄罗斯之间以及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10/8aa3744-gettyimages-488503406.jpg" text:style-name="Internet_20_link" text:visited-style-name="Visited_20_Internet_20_Link">
8aa3744-gettyimages-488503406.jpg</text:a>
']</text:p>
      <text:p text:style-name="P4">
标签: ['STOPRUSSIA', 'АГРЕСІЯ РФ', 'ВТОРГНЕННЯ РФ']</text:p>
      <text:p text:style-name="P4">
类别: News</text:p>
      <!--METADATA-->
      <text:p text:style-name="P4">
<draw:frame draw:style-name="fr1" draw:name="Image337" text:anchor-type="as-char" svg:width="6.9236in" svg:height="3.883237in" draw:z-index="0">
<draw:image xlink:href="../Images/AРМІЯINFORM/2023-05-25T86-00-00-04-00/8aa3744-gettyimages-488503406.jpg" xlink:type="simple" xlink:show="embed" xlink:actuate="onLoad" draw:mime-type="image/jpeg"/>
</draw:frame>
国防部长Shatloid Austin，国防部照片</text:p>
      <text:p text:style-name="P4">
他在[新闻发布会]中报道了这一点(https://twitter.com/i/broadcasts/1OyJAVeonoexb)5月25日，对乌克兰国防的联系小组会议的怀疑。</text:p>
      <text:p text:style-name="P4">
劳埃德·奥斯汀(Lloyd Austin)在给乌克兰武器和准备军队的准备方面表达了对联系人团体的决心和团结的信心。</text:p>
      <ul>
        <li>
最近几周，俄罗斯加剧了对乌克兰平民基础设施的轰炸。 俄罗斯的这种残酷行为再次强调需要创造强大的防御力。 因此，接触小组的成员再次查看他们可以传输的武器。 美国已经结束了一个私营部门，以生产NASAM和其他系统。 劳埃德·奥斯汀(Lloyd Austin)说，我们将非常清楚地集中在这些任务上。</li>
      </ul>
      <text:p text:style-name="P4">
美国国防部长还宣布了第四代乌克兰飞行员。</text:p>
      <ul>
        <li>
首先是F-16。 这些练习对于该接触组的协调很重要。 我要分别感谢领导乌克兰飞行员联盟的荷兰。 如今，这项培训的开始是我们强调乌克兰长期安全性的重要例子 - 强调劳埃多斯素。</li>
      </ul>
      <text:p text:style-name="P4">
News Source: <text:a xlink:type="simple" xlink:href="https://armyinform.com.ua/2023/05/25/pochatok-navchannya-ukrayinskyh-pilotiv-ye-prykladom-nashoyi-viddanosti-dovgostrokovij-bezpeczi-ukrayini-llojd-ostin/" text:style-name="Internet_20_link" text:visited-style-name="Visited_20_Internet_20_Link">
https://armyinform.com.ua/2023/05/25/pochatok-navchannya-ukrayinskyh-pilotiv-ye-prykladom-nashoyi-viddanosti-dovgostrokovij-bezpeczi-ukrayini-llojd-ostin/</text:a>
</text:p>
      <!--NEWS-->
      <text:h text:style-name="P10" text:outline-level="1">
<text:span text:style-name="T4">
没有乌克兰在俄罗斯联邦的种族灭绝战争中，世界上就不会有长期的和平 - 安东尼·雅培</text:span>
</text:h>
      <text:p text:style-name="P4">
作者: ['Ольга Мосьондз']</text:p>
      <text:p text:style-name="P4">
时间: 2023-05-25T87:00:00-04:00</text:p>
      <text:p text:style-name="P4">
描述: 关于PREM的“ 2013  -  2015年澳大利亚前澳大利亚前澳大利亚岩石埃博特，说PID ...与乌克兰2022年的战争，与乌克兰的最新新闻，今天与乌克兰2022年的新闻战争，今天将在乌克兰，俄罗斯和俄罗斯，俄罗斯和俄罗斯和俄罗斯之间发动战争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5/ebbot.jpg" text:style-name="Internet_20_link" text:visited-style-name="Visited_20_Internet_20_Link">
ebbot.jpg</text:a>
']</text:p>
      <text:p text:style-name="P4">
标签: ['STOPRUSSIA', 'ЕНТОНІ ЕББОТТ', 'ЗБРОЙНІ СИЛИ УКРАЇНИ', 'КИЇВСЬКИЙ БЕЗПЕКОВИЙ ФОРУМ', 'СОЛІДАРНІСТЬ З УКРАЇНСЬКИМ НАРОДОМ']</text:p>
      <text:p text:style-name="P4">
类别: News</text:p>
      <!--METADATA-->
      <text:p text:style-name="P4">
<draw:frame draw:style-name="fr1" draw:name="Image338" text:anchor-type="as-char" svg:width="6.9236in" svg:height="4.615733in" draw:z-index="0">
<draw:image xlink:href="../Images/AРМІЯINFORM/2023-05-25T87-00-00-04-00/ebbot.jpg" xlink:type="simple" xlink:show="embed" xlink:actuate="onLoad" draw:mime-type="image/jpeg"/>
</draw:frame>
澳大利亚总理澳大利亚在2013  -  2015年安东尼·雅培(Anthony Abbott)在现场报告中的第15届年度基辅安全论坛上说。</text:p>
      <text:p text:style-name="P4">
安东尼·埃伯特(Anthony Ebbot)指出，如果俄罗斯总统弗拉基米尔·普京(Vladimir Putin)知道自由世界会帮助乌克兰，他就不敢开始进行广泛的入侵。</text:p>
      <ul>
        <li>
我们所有人都想要和平，但是没有乌克兰的胜利就不会有很长的和平。 外邦人做坏事，做邪恶，并认为他们会受到惩罚。 这就是为什么普京攻击乌克兰的原因。 他相信自己会过去，他会赢得一点点的胜利， - 埃博特说。</li>
      </ul>
      <text:p text:style-name="P4">
据他说，战争结束后，普京非常计算。</text:p>
      <text:p text:style-name="P4">
-Putin不明白，首先，武装部队和乌克兰人民将站起来战斗。 其次，自由世界的自由国家将准备帮助乌克兰和支持乌克兰人民。 欧洲的所有国家都错开了这位罪犯，好像北约发起了5条。 他说，只有在北约保证安全的情况下才能实现和平。</text:p>
      <text:p text:style-name="P4">
安东尼·埃博特(Anthony Ebbott)还强调，所有文明国家都表现出与乌克兰人民的声援，并对乌克兰的胜利表示了信心。</text:p>
      <text:p text:style-name="P4">
<text:span text:style-name="T5">
opto victor dehtyar</text:span>
</text:p>
      <text:p text:style-name="P4">
News Source: <text:a xlink:type="simple" xlink:href="https://armyinform.com.ua/2023/05/25/u-sviti-ne-bude-tryvalogo-myru-bez-peremogy-ukrayiny-v-czij-genoczydnij-vijni-rf-entoni-ebbott/" text:style-name="Internet_20_link" text:visited-style-name="Visited_20_Internet_20_Link">
https://armyinform.com.ua/2023/05/25/u-sviti-ne-bude-tryvalogo-myru-bez-peremogy-ukrayiny-v-czij-genoczydnij-vijni-rf-entoni-ebbott/</text:a>
</text:p>
      <!--NEWS-->
      <text:h text:style-name="P10" text:outline-level="1">
<text:span text:style-name="T4">
乌克兰激活其针对乌克兰 - 非洲复兴的外交政策</text:span>
</text:h>
      <text:p text:style-name="P4">
作者: ['Світлана Кирган']</text:p>
      <text:p text:style-name="P4">
时间: 2023-05-25T88:00:00-04:00</text:p>
      <text:p text:style-name="P4">
描述: 25非洲日期 - 昏昏欲睡的非洲人，与乌克兰2022年的战争，与乌克兰的最新新闻战争，今天与乌克兰2022年的新闻战争，乌克兰和俄罗斯之间的战争将与俄罗斯和俄罗斯之间发生战争他们说，乌克兰在2022年是否会有一年的时间，在不久的将来是否会与乌克兰进行战争</text:p>
      <text:p text:style-name="P4">
图片: ['<text:a xlink:type="simple" xlink:href="https://armyinform.com.ua/wp-content/uploads/2023/05/golovne_fotooo.jpg" text:style-name="Internet_20_link" text:visited-style-name="Visited_20_Internet_20_Link">
golovne_fotooo.jpg</text:a>
', '<text:a xlink:type="simple" xlink:href="https://armyinform.com.ua/wp-content/uploads/2023/05/foto_1.....jpg" text:style-name="Internet_20_link" text:visited-style-name="Visited_20_Internet_20_Link">
foto_1.....jpg</text:a>
', '<text:a xlink:type="simple" xlink:href="https://armyinform.com.ua/wp-content/uploads/2023/05/foto_2.....jpg" text:style-name="Internet_20_link" text:visited-style-name="Visited_20_Internet_20_Link">
foto_2.....jpg</text:a>
', '<text:a xlink:type="simple" xlink:href="https://armyinform.com.ua/wp-content/uploads/2023/05/foto_3_.....jpg" text:style-name="Internet_20_link" text:visited-style-name="Visited_20_Internet_20_Link">
foto_3_.....jpg</text:a>
']</text:p>
      <text:p text:style-name="P4">
标签: ['АФРИКА', 'ДЕНЬ АФРИКИ', 'ДІАСПОРА АФРИКАНСЬКИХ КРАЇН', 'МЗС']</text:p>
      <text:p text:style-name="P4">
类别: News</text:p>
      <!--METADATA-->
      <text:p text:style-name="P4">
<draw:frame draw:style-name="fr1" draw:name="Image339" text:anchor-type="as-char" svg:width="6.9236in" svg:height="5.1927in" draw:z-index="0">
<draw:image xlink:href="../Images/AРМІЯINFORM/2023-05-25T88-00-00-04-00/golovne_fotooo.jpg" xlink:type="simple" xlink:show="embed" xlink:actuate="onLoad" draw:mime-type="image/jpeg"/>
</draw:frame>
5月25日，非洲于1963年在埃塞俄比亚亚的斯亚贝贝比(Addis Addis Ababeby)首都建立非洲统一组织的一天。</text:p>
      <text:p text:style-name="P4">
尽管距离地理距离，乌克兰和非洲仍与深厚的历史沟通有关。 作为联合国的创始国家之一，乌克兰一直在捍卫和促进非洲国家在联合国的利益。 乌克兰一直被赋予维持非洲和平并付出很多努力的原因。 超过300多个乌克兰“蓝头盔”履行了非洲四项任务的任务：在刚果民主共和国，南沃丹，阿比乌斯和马里。</text:p>
      <text:p text:style-name="P4">
象征性的是，在这一天，与非洲国家侨民代表参加的新闻发布会，乌克兰州立机构的代表，非洲国家的外交服务，乌克兰，国家社区，国家社区，国家社区，国家社区，国家社区的外交服务科学家和非洲主义者以及公共组织的代表发生了。</text:p>
      <text:p text:style-name="P4">
该活动的参与者更详细地讲述并考虑了非洲联盟在非洲大陆和国际合作中的作用。 专注于乌克兰与非洲国家之间的关系问题，并讨论了其发展的前景。</text:p>
      <text:p text:style-name="P4">
乌克兰非洲理事会主席达拉洛·萨迪奥(Dalalo Sadio)表示，在会议前，他认为该国和非洲国家的关系中没有潜在的潜力。</text:p>
      <text:p text:style-name="P4">
<draw:frame draw:style-name="fr1" draw:name="Image340" text:anchor-type="as-char" svg:width="6.9236in" svg:height="3.956343in" draw:z-index="0">
<draw:image xlink:href="../Images/AРМІЯINFORM/2023-05-25T88-00-00-04-00/foto_1.....jpg" xlink:type="simple" xlink:show="embed" xlink:actuate="onLoad" draw:mime-type="image/jpeg"/>
</draw:frame>
 - 我们看到乌克兰与非洲国家之间的关系。 Diallo Issa Sadio说，我们正在与您吹牛，分析他们的发展，以及它们的发展前景，以实现非洲国家和乌克兰有盈利的可能性，对双方有用的可能性。</text:p>
      <text:p text:style-name="P4">
他回忆说，乌克兰外交官，医生和老师帮助了非洲。</text:p>
      <text:p text:style-name="P4">
乌克兰在非洲中东的特别代表也出现在此次活动中。 他强调了乌克兰与非洲国家之间合作的重要性。</text:p>
      <text:p text:style-name="P4">
<draw:frame draw:style-name="fr1" draw:name="Image341" text:anchor-type="as-char" svg:width="6.9236in" svg:height="5.187958in" draw:z-index="0">
<draw:image xlink:href="../Images/AРМІЯINFORM/2023-05-25T88-00-00-04-00/foto_2.....jpg" xlink:type="simple" xlink:show="embed" xlink:actuate="onLoad" draw:mime-type="image/jpeg"/>
</draw:frame>
 - 我们有一个优先事项和第一计划 - 开放新的外交机构。 外交部以涵盖非洲所有地区的方式建立了部长的巡回演出……继续进行政治对话和部署政治对话非常重要，以传达有关乌克兰俄罗斯局势的真相对阵乌克兰 - 马克西姆·苏德(Maxim Subh)说。在这一天，外交部长杜米特罗·库莱巴(Dmytro Kuleba)也提出了重要的吸引力，他报告说，今天乌克兰正在加强其针对乌克兰非洲复兴的非洲外部政策。</text:p>
      <ul>
        <li>
最近，我们批准了我们的第一个非洲外交部战略，并加强了与非洲大陆许多国家的政治对话。 今年，我们将在非洲不同角落开设新的使馆，并计划拥有第一个萨米特乌克兰 - 非洲。 我邀请您的国家领导人参加这一重要事件。 Dmytro Kuleba说，我们希望基于互惠的原则：相互尊重，相互利益和相互克服的定性伙伴关系。</li>
      </ul>
      <text:p text:style-name="P4">
News Source: <text:a xlink:type="simple" xlink:href="https://armyinform.com.ua/2023/05/25/ukrayina-aktyvizuye-svoyu-zovnishnyu-polityku-spryamovanu-na-ukrayinsko-afrykanskyj-renesans/" text:style-name="Internet_20_link" text:visited-style-name="Visited_20_Internet_20_Link">
https://armyinform.com.ua/2023/05/25/ukrayina-aktyvizuye-svoyu-zovnishnyu-polityku-spryamovanu-na-ukrayinsko-afrykanskyj-renesans/</text:a>
</text:p>
      <!--NEWS-->
      <text:h text:style-name="P10" text:outline-level="1">
<text:span text:style-name="T4">
乌克兰武装部队海军指挥官会见了立陶宛共和国海军的指挥官</text:span>
</text:h>
      <text:p text:style-name="P4">
作者: ['АРМІЯINFORM']</text:p>
      <text:p text:style-name="P4">
时间: 2023-05-25T89:00:00-04:00</text:p>
      <text:p text:style-name="P4">
描述: 乌克兰 - 阿德米尔·奥莱兹帕帕·努伊奥帕帕（Olezhpapa nuijopapa）的Visskovo-Mordic部队的指挥官...与乌克兰2022年的战争，与乌克兰的最新新闻，《与乌克兰的新闻》（News News）战争，今天与乌克兰2022年的新闻战争，今天，乌克兰和俄罗斯和俄罗斯和俄罗斯和俄罗斯之间的战争将会发生。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5/349327601_148967858160029_5570407121059127678_n.jpg" text:style-name="Internet_20_link" text:visited-style-name="Visited_20_Internet_20_Link">
349327601_148967858160029_5570407121059127678_n.jpg</text:a>
']</text:p>
      <text:p text:style-name="P4">
标签: ['STOPRUSSIA', 'АГРЕСІЯ РФ', 'ВІЙНА', 'ВМС ЗС УКРАЇНИ', 'ВТОРГНЕННЯ РФ']</text:p>
      <text:p text:style-name="P4">
类别: News</text:p>
      <!--METADATA-->
      <text:p text:style-name="P4">
<draw:frame draw:style-name="fr1" draw:name="Image342" text:anchor-type="as-char" svg:width="6.9236in" svg:height="6.9236in" draw:z-index="0">
<draw:image xlink:href="../Images/AРМІЯINFORM/2023-05-25T89-00-00-04-00/349327601_148967858160029_5570407121059127678_n.jpg" xlink:type="simple" xlink:show="embed" xlink:actuate="onLoad" draw:mime-type="image/jpeg"/>
</draw:frame>
乌克兰副校长阿列克萨郡武装部队海军武装部队的指挥官是吉德里乌斯·普里安卡(Gyedrius Primeanca)立陶宛船长1的海军部队的指挥官。</text:p>
      <text:p text:style-name="P4">
关于它<text:a xlink:type="simple" xlink:href="https://www.facebook.com/navy.mil.gov.ua/posts/pfbid0cSP9EpzAKMh3csFiijbHfoC6fgK1dAQ8HnJ63bvHXUATyY6iCCzi2Bws2SnBQ5Ujl" text:style-name="Internet_20_link" text:visited-style-name="Visited_20_Internet_20_Link">
报告</text:a>
乌克兰武装部队的海军。</text:p>
      <text:p text:style-name="P4">
“这次会议是在立陶宛共和国代表团访问乌克兰武装部队的海军时举行的。</text:p>
      <text:p text:style-name="P4">
外国客人能够参观许多军事基础设施，检查乌克兰海军使用的现代设备，以了解俄罗斯联合会无人驾驶飞机对其中一项军事物体袭击的后果。</text:p>
      <text:p text:style-name="P4">
副校长Alexei Shepap表达了立陶宛的感激之情，表明了乌克兰人民及其武装部队的警告支持，以及乌克兰发生的事件的不断意义。”</text:p>
      <text:p text:style-name="P4">
值得注意的是，对乌克兰武装部队海军任务的安全状况非常关注，这是敌对武装部队部队的特殊性。 同时，讨论了对乌克兰武装部队海军准备的信徒的需求以及海军的有前途的方向。</text:p>
      <text:p text:style-name="P4">
News Source: <text:a xlink:type="simple" xlink:href="https://armyinform.com.ua/2023/05/25/komanduvach-vms-zs-ukrayiny-zustrivsya-z-komanduvachem-vijskovo-morskyh-syl-lytovskoyi-respubliky/" text:style-name="Internet_20_link" text:visited-style-name="Visited_20_Internet_20_Link">
https://armyinform.com.ua/2023/05/25/komanduvach-vms-zs-ukrayiny-zustrivsya-z-komanduvachem-vijskovo-morskyh-syl-lytovskoyi-respubliky/</text:a>
</text:p>
      <!--NEWS-->
      <text:h text:style-name="P10" text:outline-level="1">
<text:span text:style-name="T4">
立陶宛在拉姆斯坦会议上宣布了下一个向乌克兰的支持计划</text:span>
</text:h>
      <text:p text:style-name="P4">
作者: ['АРМІЯINFORM']</text:p>
      <text:p text:style-name="P4">
时间: 2023-05-25T90:00:00-04:00</text:p>
      <text:p text:style-name="P4">
描述: 25岁的国防阿尔维达斯·阿努沙斯卡斯（Arvidas Anushauskas）的年龄，从远处取得了命运……与乌克兰2022年的战争，与乌克兰的最新新闻，今天与乌克兰的新闻战争，今天与乌克兰2022年的新闻战，乌克兰和俄罗斯之间以及俄罗斯之间以及俄罗斯之间的战争， ，他们在2022年与乌克兰与乌克兰的战争，无论是否将在不久</text:p>
      <text:p text:style-name="P4">
图片: ['<text:a xlink:type="simple" xlink:href="https://armyinform.com.ua/wp-content/uploads/2021/12/reznikov-anushauskas-1.jpg" text:style-name="Internet_20_link" text:visited-style-name="Visited_20_Internet_20_Link">
reznikov-anushauskas-1.jpg</text:a>
']</text:p>
      <text:p text:style-name="P4">
标签: []</text:p>
      <text:p text:style-name="P4">
类别: News</text:p>
      <!--METADATA-->
      <text:p text:style-name="P4">
<draw:frame draw:style-name="fr1" draw:name="Image343" text:anchor-type="as-char" svg:width="6.9236in" svg:height="4.367638in" draw:z-index="0">
<draw:image xlink:href="../Images/AРМІЯINFORM/2023-05-25T90-00-00-04-00/reznikov-anushauskas-1.jpg" xlink:type="simple" xlink:show="embed" xlink:actuate="onLoad" draw:mime-type="image/jpeg"/>
</draw:frame>
5月25日，国防部长阿维达斯·阿努沙斯卡斯(Arvidas Anushauskas)参加了乌克兰拉姆斯坦捐赠国家的公用事业会议，该国表示为乌克兰提供欧洲大西洋观点的重要性，这是欧洲大西洋观点的重要性。</text:p>
      <text:p text:style-name="P4">
“实际上，我们对乌克兰的支持是我们对自己的抵抗，克制和保护的投资。 乌克兰的胜利是唯一可以归因于欧洲 - 大西洋领域和平与稳定的事物。”部长说，他强调说立陶宛将继续是乌克兰的一致支持者。</text:p>
      <text:p text:style-name="P4">
Arvidas Anushauskas报告说，立陶宛将提供的下一个帮助方案将包括无人机，弹药，军事焊接和其他类型的援助的障碍。</text:p>
      <text:p text:style-name="P4">
部长还表示支持欧盟的计划，以逃避第三国的制裁。 他还强调了在乌克兰军队中训练的重要性，以及立陶宛提供的教育援助的规模和教师数量的大幅度增加。 立陶宛提供的援助总量接近4.65亿欧元。 除培训外，立陶宛今年还提供武器和设备，提供医疗和康复，并转移国际资金以支持乌克兰。</text:p>
      <text:p text:style-name="P4">
News Source: <text:a xlink:type="simple" xlink:href="https://armyinform.com.ua/2023/05/25/lytva-ogolosyla-pro-svij-nastupnyj-paket-pidtrymky-ukrayini-na-zustrichi-u-formati-ramshtajn/" text:style-name="Internet_20_link" text:visited-style-name="Visited_20_Internet_20_Link">
https://armyinform.com.ua/2023/05/25/lytva-ogolosyla-pro-svij-nastupnyj-paket-pidtrymky-ukrayini-na-zustrichi-u-formati-ramshtajn/</text:a>
</text:p>
      <!--NEWS-->
      <text:h text:style-name="P10" text:outline-level="1">
<text:span text:style-name="T4">
我们将捕获的俄罗斯囚犯越多，我们将返回我们的人民 - 总统</text:span>
</text:h>
      <text:p text:style-name="P4">
作者: ['АРМІЯINFORM']</text:p>
      <text:p text:style-name="P4">
时间: 2023-05-25T91:00:00-04:00</text:p>
      <text:p text:style-name="P4">
描述: 关于乌克兰总统，告诉他的动物。 Syogodniєchergovy积极...与乌克兰2022年的战争，与乌克兰的最新消息，今天与乌克兰的新闻战争，与乌克兰2022年最后一次，乌克兰和俄罗斯之间的战争将在2022年与乌克兰进行战争，当时将在2022年与乌克兰进行战争。 ，这将是吗，无论是否会，无论是否会在不久的将来与乌克兰的战争说，今天与乌克兰的战争，今天的乌克兰新闻，乌克兰新闻，乌克兰媒体在俄罗斯的乌克兰新闻</text:p>
      <text:p text:style-name="P4">
图片: ['<text:a xlink:type="simple" xlink:href="https://armyinform.com.ua/wp-content/uploads/2023/05/zelenskyj.png" text:style-name="Internet_20_link" text:visited-style-name="Visited_20_Internet_20_Link">
zelenskyj.png</text:a>
']</text:p>
      <text:p text:style-name="P4">
标签: ['STOPRUSSIA', 'АГРЕСІЯ РФ', 'ВІДЕОЗВЕРНЕННЯ ПРЕЗИДЕНТА УКРАЇНИ', 'ВІЙНА', 'ВОЛОДИМИР ЗЕЛЕНСЬКИЙ', 'ВТОРГНЕННЯ РФ']</text:p>
      <text:p text:style-name="P4">
类别: News</text:p>
      <!--METADATA-->
      <text:p text:style-name="P4">
<draw:frame draw:style-name="fr1" draw:name="Image344" text:anchor-type="as-char" svg:width="6.9236in" svg:height="5.614192in" draw:z-index="0">
<draw:image xlink:href="../Images/AРМІЯINFORM/2023-05-25T91-00-00-04-00/zelenskyj.png" xlink:type="simple" xlink:show="embed" xlink:actuate="onLoad" draw:mime-type="image/png"/>
</draw:frame>
关于它，乌克兰总统<text:a xlink:type="simple" xlink:href="https://www.president.gov.ua/news/sho-bilshe-rosijskih-polonenih-vizmemo-bilshe-povernemo-nash-83173" text:style-name="Internet_20_link" text:visited-style-name="Visited_20_Internet_20_Link">
说</text:a>
在您的谈话中。</text:p>
      <text:p text:style-name="P4">
今天，我们的团队还有另一个积极的结果，该结果涉及交流。 他们从俄罗斯囚禁中返回了106名士兵 - 他们与纳巴穆特的方向作战。</text:p>
      <text:p text:style-name="P4">
非常重要的是，其中许多106人根本没有任何信息 - 他们被认为缺失了。 但是我们找到了他们。 回。 八名军官，98名士兵和中士...</text:p>
      <text:p text:style-name="P4">
谢谢所有给出这个结果的人。 Budanov，Yermak，Usov，Lubin，Baby，Klimenko-所有准备了这种交流的人 - 做得好!只是研究员!</text:p>
      <text:p text:style-name="P4">
当然，感谢每个提供现有交易基金的战斗机。 最前沿的每个人都应该记住这一点：我们将越多地占领俄罗斯囚犯，我们将返回的人民越多。</text:p>
      <text:p text:style-name="P4">
他今天与瑞典国防部长在基辅举行了一次会议。 他感谢我们国家的勇士的支持。 特别强调加强我们对装甲车的防御。 我们还讨论了与合作伙伴建立的纳什联盟。</text:p>
      <text:p text:style-name="P4">
如今，芬兰已发送了一套新的国防支持 - 这份包装的总量超过1亿欧元。 谢谢你!</text:p>
      <text:p text:style-name="P4">
欧盟乌克兰委员会也有一个重要的决定 - 乌克兰产品的贸易自由化又扩大了贸易自由化。 实际上，到6月24日，这是全职和配额。 这是我们经济部门整合的新阶段 - 乌克兰和整个欧盟，这使我们在欧洲的所有人都变得更加强大。</text:p>
      <text:p text:style-name="P4">
在我们促进欧盟的过程中，这样的自由化 - 只要我们必须保持不变，而没有任何例外和限制。 实际上，如何匹配一个没有障碍的单一和自由欧洲的精神。</text:p>
      <text:p text:style-name="P4">
我感谢我们的欧洲合作伙伴这个决定!任何在整个欧洲寻求模仿力量的人都做出了这样的决定。</text:p>
      <text:p text:style-name="P4">
我们必须意识到，在某些限制仍然会剩下后存在风险。 如果个人政府对欧盟的压力仍然存在。</text:p>
      <text:p text:style-name="P4">
但是国内政策不应重叠欧洲的共同目标。 因此，我敢肯定，我们将能够找到该解决方案，特别是针对乌克兰和任何邻国的农民，这将符合我们普通的欧洲局和标准。有一些要感谢我们的国民警卫队战士，特别是在Zaporozhye Dombrymka。 我们的国民警卫队的运营目的第15旅摧毁了一些俄罗斯的“干燥”。 感谢我们的两名特别准确的士兵。 顺便说一句，其中一个已经被授予乌克兰英雄的头衔，不仅敌对飞机，而且还赢得了敌意的飞机。 谢谢你们!做得好。</text:p>
      <text:p text:style-name="P4">
顿涅茨克的方向…第128次独立的山区袭击，第18和第137个单独的海军陆战队和第74个单独的单独的营被特别区分。 谢谢你 - 每个战士!给所有人。</text:p>
      <text:p text:style-name="P4">
荣耀所有为乌克兰而战的人!谢谢你在世界上帮助我们的所有人!</text:p>
      <text:p text:style-name="P4">
顺便说一句，他有机会联系美国莫宁霍普金斯大学的社区。 这是美国领先的教育机构之一。 他的毕业生是有力的人物，其中一些人受到极大的影响。 因为每天都很重要。 我们今天要做的越多，我们将通过胜利来结束战争的速度。 只有我们的。</text:p>
      <text:p text:style-name="P4">
<text:span text:style-name="T5">
乌克兰!</text:span>
</text:p>
      <text:p text:style-name="P4">
<text:span text:style-name="T5">
derello：<text:a xlink:type="simple" xlink:href="https://www.president.gov.ua/news/sho-bilshe-rosijskih-polonenih-vizmemo-bilshe-povernemo-nash-83173" text:style-name="Internet_20_link" text:visited-style-name="Visited_20_Internet_20_Link">
总统办公室</text:a>
</text:span>
</text:p>
      <text:p text:style-name="P4">
News Source: <text:a xlink:type="simple" xlink:href="https://armyinform.com.ua/2023/05/25/golovne-zi-zvernennya-prezydenta-ukrayiny-volodymyra-zelenskogo-naprykinczi-456-go-dnya-vijny/" text:style-name="Internet_20_link" text:visited-style-name="Visited_20_Internet_20_Link">
https://armyinform.com.ua/2023/05/25/golovne-zi-zvernennya-prezydenta-ukrayiny-volodymyra-zelenskogo-naprykinczi-456-go-dnya-vijny/</text:a>
</text:p>
      <!--NEWS-->
      <text:h text:style-name="P10" text:outline-level="1">
<text:span text:style-name="T4">
精神重返社会是恢复解放领土的重要组成部分</text:span>
</text:h>
      <text:p text:style-name="P4">
作者: ['АРМІЯINFORM']</text:p>
      <text:p text:style-name="P4">
时间: 2023-05-25T92:00:00-04:00</text:p>
      <text:p text:style-name="P4">
描述: 在udbuly的纳拉达（Narada）的宾卡（Budinka），精神上的重新激流被绑在星座上……与乌克兰2022年的战争，与乌克兰的战争是今天的最新消息，这是与乌克兰2022的新闻战争，是否将是今天的最后一场，是否会发生乌克兰和俄罗斯之间的战争以及2022年与乌克兰的战争是一年在俄罗斯的乌克兰媒体</text:p>
      <text:p text:style-name="P4">
图片: ['<text:a xlink:type="simple" xlink:href="https://armyinform.com.ua/wp-content/uploads/2023/05/349116541_793537415415107_4276575164236103355_n.jpg" text:style-name="Internet_20_link" text:visited-style-name="Visited_20_Internet_20_Link">
349116541_793537415415107_4276575164236103355_n.jpg</text:a>
']</text:p>
      <text:p text:style-name="P4">
标签: ['STOPRUSSIA', 'АГРЕСІЯ РФ', 'ВІЙНА', 'ВТОРГНЕННЯ РФ', 'МІНРЕІНТЕГРАЦІЇ']</text:p>
      <text:p text:style-name="P4">
类别: News</text:p>
      <!--METADATA-->
      <text:p text:style-name="P4">
<draw:frame draw:style-name="fr1" draw:name="Image345" text:anchor-type="as-char" svg:width="6.9236in" svg:height="4.137933in" draw:z-index="0">
<draw:image xlink:href="../Images/AРМІЯINFORM/2023-05-25T92-00-00-04-00/349116541_793537415415107_4276575164236103355_n.jpg" xlink:type="simple" xlink:show="embed" xlink:actuate="onLoad" draw:mime-type="image/jpeg"/>
</draw:frame>
致力于乌克兰指定领土的精神重新融入的会议在政府大厦举行。</text:p>
      <text:p text:style-name="P4">
该活动由Viceremer-Minister Irina Vereshchuk主持。 塔夫斯乌克兰教会和宗教组织理事会中央执行机构的代表参与了nimiv。</text:p>
      <text:p text:style-name="P4">
Irina Vereshchuk强调，在军事审判期间，宗教问题对敏感性感兴趣，同时对国家很重要。</text:p>
      <text:p text:style-name="P4">
现在，乌克兰不仅为其领土而战，而且还为塔杜马的心而战。 这就是为什么有必要提前准备神职人员保留在解放领土上的宗教活动的原因。 并确保神职人员等于进入媒体。</text:p>
      <text:p text:style-name="P4">
他们还谈到了暂时占领的领土上的教堂财产状况，这是热情的。 国家权力的代表向神职人员保证，在占领之后，教会财产将一定要归还主要法律所有者。</text:p>
      <text:p text:style-name="P4">
保留预先铺设和暂时占领的领土的教堂和教堂财产的登记册也很重要。 教区的负责人正准备准备一份损坏和摧毁的教堂财产清单。</text:p>
      <ul>
        <li>
这将允许与领导的相关登记册的和解，以估算俄罗斯侵略造成的损失的程度，并开始寻找捐助者，以恢复该点上的教堂和邪教建筑物，并补充说。</li>
      </ul>
      <text:p text:style-name="P4">
此外，建议建立一个永久的中央当局和宗教组织代表的工作组。 该机构是为了确保在被解放的领土的精神重新融入一般的区域军事行政管理层面上进行协调。</text:p>
      <text:p text:style-name="P4">
资料来源：<text:a xlink:type="simple" xlink:href="https://www.facebook.com/MReintegration/posts/pfbid02e8TA6NCWiy5FKYsYyR6oftdsfuKKitwZ6eeY9mJsDNPeib57SVSHbord46xyDYiKl" text:style-name="Internet_20_link" text:visited-style-name="Visited_20_Internet_20_Link">
临时占领领土的重返社会部</text:a>
</text:p>
      <text:p text:style-name="P4">
News Source: <text:a xlink:type="simple" xlink:href="https://armyinform.com.ua/2023/05/25/duhovna-reintegracziya-vazhlyva-skladova-vidnovlennya-zvilnenyh-terytorij/" text:style-name="Internet_20_link" text:visited-style-name="Visited_20_Internet_20_Link">
https://armyinform.com.ua/2023/05/25/duhovna-reintegracziya-vazhlyva-skladova-vidnovlennya-zvilnenyh-terytorij/</text:a>
</text:p>
      <!--NEWS-->
      <text:h text:style-name="P10" text:outline-level="1">
<text:span text:style-name="T4">
军事计划中的这场战争俄罗斯没有赢得胜利-Mark Millie</text:span>
</text:h>
      <text:p text:style-name="P4">
作者: ['Світлана Кирган']</text:p>
      <text:p text:style-name="P4">
时间: 2023-05-25T93:00:00-04:00</text:p>
      <text:p text:style-name="P4">
描述: 关于美国通用马克·米尔（Mark Mill）的首席参谋长奥菲纳·科米特（Ophtyna Komitet）负责人的负责人，说PID ...与乌克兰2022年的战争，与乌克兰与乌克兰的最新消息，今天与乌克兰的新闻战争，与乌克兰2022年的新闻战争，今天将在那里成为乌克兰与俄罗斯之间的战争，以及战争。在2022年与乌克兰进行战争，这将是与否，他们会在不久的将来与乌克兰发生战争，他们说，与乌克兰的战争，今天的乌克兰新闻，乌克兰新闻，乌克兰新闻俄罗斯的媒体</text:p>
      <text:p text:style-name="P4">
图片: ['<text:a xlink:type="simple" xlink:href="https://armyinform.com.ua/wp-content/uploads/2022/07/mark-milli.jpg" text:style-name="Internet_20_link" text:visited-style-name="Visited_20_Internet_20_Link">
mark-milli.jpg</text:a>
']</text:p>
      <text:p text:style-name="P4">
标签: ['STOPRUSSIA', 'ВІЙНА', 'ВТОРГНЕННЯ РФ', 'МАРК МІЛЛІ']</text:p>
      <text:p text:style-name="P4">
类别: News</text:p>
      <!--METADATA-->
      <text:p text:style-name="P4">
<draw:frame draw:style-name="fr1" draw:name="Image346" text:anchor-type="as-char" svg:width="6.9236in" svg:height="3.514205in" draw:z-index="0">
<draw:image xlink:href="../Images/AРМІЯINFORM/2023-05-25T93-00-00-04-00/mark-milli.jpg" xlink:type="simple" xlink:show="embed" xlink:actuate="onLoad" draw:mime-type="image/jpeg"/>
</draw:frame>
马克米利</text:p>
      <text:p text:style-name="P4">
5月25日在乌克兰图像小组的联络小组会议之后，美国总部的美国参谋长Mark Milliz联合委员会主席是美国总部的主席。</text:p>
      <ul>
        <li>
军事计划中的这场战争俄罗斯没有获胜。 马克·米莉(Mark Millie)说，俄罗斯尚未达到泽伦斯基总统和乌克兰占领的战略目标。</li>
      </ul>
      <text:p text:style-name="P4">
总理认为，乌克兰的战略任务是解放了该国和俄罗斯居住的领土。</text:p>
      <text:p text:style-name="P4">
马克·米莉(Mark Millie)强调：“这是通过军事方式实现的，但可能不会在不久的将来实现。”</text:p>
      <text:p text:style-name="P4">
他强调，这意味着战争将继续，这将是“血腥的翅膀”。 马克·米莉(Mark Millie)还补充说，美国将继续支持乌克兰及其争取自由的斗争。</text:p>
      <text:p text:style-name="P4">
News Source: <text:a xlink:type="simple" xlink:href="https://armyinform.com.ua/2023/05/25/czyu-vijnu-u-vijskovomu-plani-rosiya-ne-vygraye-mark-milli/" text:style-name="Internet_20_link" text:visited-style-name="Visited_20_Internet_20_Link">
https://armyinform.com.ua/2023/05/25/czyu-vijnu-u-vijskovomu-plani-rosiya-ne-vygraye-mark-milli/</text:a>
</text:p>
      <!--NEWS-->
      <text:h text:style-name="P10" text:outline-level="1">
<text:span text:style-name="T4">
三千名乌克兰运动员正在武装部队战斗，俄罗斯 - 为奥运会做准备</text:span>
</text:h>
      <text:p text:style-name="P4">
作者: ['Володимир Поліщук']</text:p>
      <text:p text:style-name="P4">
时间: 2023-05-25T94:00:00-04:00</text:p>
      <text:p text:style-name="P4">
描述: Nini在Zsu B’yut Vorog Blizko Trookh Tisyach乌克兰运动员的熔岩中。 代理人...与乌克兰2022的战争，与乌克兰的最新新闻，今天与乌克兰的新闻战争，今天的最后一场战争，今天的最后一次战争将在乌克兰和俄罗斯之间发生战争，当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5/photo_5438293775404353862_x.jpg" text:style-name="Internet_20_link" text:visited-style-name="Visited_20_Internet_20_Link">
photo_5438293775404353862_x.jpg</text:a>
']</text:p>
      <text:p text:style-name="P4">
标签: ['STOPRUSSIA', 'АГРЕСІЯ РФ', 'ВЕРХОВНА РАДА УКРАЇНИ', 'ВІЙНА', 'ВТОРГНЕННЯ РФ', 'ЗРУЙНОВАНА СПОРТИВНА ІНФРАСТРУКТУРА', 'КОМІТЕТ З\xa0ПИТАНЬ МОЛОДІ І\xa0СПОРТУ', 'ЛІТНІ ОЛІМПІЙСЬКІ ІГРИ', 'ПАРИЖ', 'СПОРТСМЕНИ НА ВІЙНІ', 'УКРАЇНЬКИЙ СПОРТ']</text:p>
      <text:p text:style-name="P4">
类别: News</text:p>
      <!--METADATA-->
      <text:p text:style-name="P4">
<draw:frame draw:style-name="fr1" draw:name="Image347" text:anchor-type="as-char" svg:width="6.9236in" svg:height="3.897795in" draw:z-index="0">
<draw:image xlink:href="../Images/AРМІЯINFORM/2023-05-25T94-00-00-04-00/photo_5438293775404353862_x.jpg" xlink:type="simple" xlink:show="embed" xlink:actuate="onLoad" draw:mime-type="image/jpeg"/>
</draw:frame>
目前，大约三千名乌克兰运动员在武装部队的武装部队中遭到殴打。 他们不是在为巴黎的伊利特尔氏症游戏做准备，而是拯救他们的国家和地区极权政权的民主世界。</text:p>
      <text:p text:style-name="P4">
俄罗斯侵略性已经夺走了300名乌克兰运动员和教练的生命，敌对的火箭和炮兵已经摧毁了120多个体育设施，300多个体育学校已经停止了现有，15万运动员没有训练条件。</text:p>
      <text:p text:style-name="P4">
取而代之的是，俄罗斯和白俄罗斯继续为运动员做好准备，以便在2024年挑战文明世界。</text:p>
      <text:p text:style-name="P4">
恐怖分子国家设法不断找到“有用的白痴”或腐败的官员，这些官员帮助她宣传国际舞台的食人族思想和传统，<text:a xlink:type="simple" xlink:href="https://www.facebook.com/verkhovna.rada.ukraine/posts/pfbid02rjWCb2PsEHrWPT7zLNvNC2iMs35MjCCbaMEbL89pSMVjtSyP9qTFDc1Sv6LQb39el" text:style-name="Internet_20_link" text:visited-style-name="Visited_20_Internet_20_Link">
说</text:a>
在Facebook上乌克兰的Verkhovna Rada官方页面上的一条消息中。</text:p>
      <text:p text:style-name="P4">
“在国际奥林匹克委员会中，他们忘记了人类，并大规模被带到了在俄罗斯国防部获得薪水的运动员的比赛，促进战争和谋杀。 乌克兰运动 - 闪光与尊严!”  - 青年和体育的乌克兰Verkhovna Rada委员会代表写道。</text:p>
      <text:p text:style-name="P4">
在页面上，他们放了一部短片\ #boycottrussiansport，该电影清楚地表明了种族主义者的阴险，忽略了基于体育运动中贵族，正义和荣誉的道德和道德法则。</text:p>
      <text:p text:style-name="P4">
News Source: <text:a xlink:type="simple" xlink:href="https://armyinform.com.ua/2023/05/25/try-tysyachi-ukrayinskyh-sportsmeniv-voyuyut-u-lavah-zsu-a-predstavnyky-rf-gotuyutsya-do-olimpijskyh-igor/" text:style-name="Internet_20_link" text:visited-style-name="Visited_20_Internet_20_Link">
https://armyinform.com.ua/2023/05/25/try-tysyachi-ukrayinskyh-sportsmeniv-voyuyut-u-lavah-zsu-a-predstavnyky-rf-gotuyutsya-do-olimpijskyh-igor/</text:a>
</text:p>
      <!--NEWS-->
      <text:h text:style-name="P10" text:outline-level="1">
<text:span text:style-name="T4">
Alexei Reznikov感谢瑞典议会对坦克联盟的贡献</text:span>
</text:h>
      <text:p text:style-name="P4">
作者: ['АРМІЯINFORM']</text:p>
      <text:p text:style-name="P4">
时间: 2023-05-25T95:00:00-04:00</text:p>
      <text:p text:style-name="P4">
描述: 关于TSE，《乌克兰人的辩护》，写在他的高音扬声器上。 很高兴接待矿工...与乌克兰2022的战争，与乌克兰的最新新闻，今天与乌克兰2022年的新闻战争，今天将在乌克兰和俄罗斯之间发动战争，何时将在2022年与乌克兰进行战争是否，这将是，无论是在不久的将来与乌克兰的战争，与乌克兰的战争，今天的乌克兰新闻，乌克兰新闻》，乌克兰媒体的乌克兰新闻</text:p>
      <text:p text:style-name="P4">
图片: ['<text:a xlink:type="simple" xlink:href="https://armyinform.com.ua/wp-content/uploads/2023/05/fw_1fr-wiaemmwv.jpg" text:style-name="Internet_20_link" text:visited-style-name="Visited_20_Internet_20_Link">
fw_1fr-wiaemmwv.jpg</text:a>
']</text:p>
      <text:p text:style-name="P4">
标签: []</text:p>
      <text:p text:style-name="P4">
类别: News</text:p>
      <!--METADATA-->
      <text:p text:style-name="P4">
<draw:frame draw:style-name="fr1" draw:name="Image348" text:anchor-type="as-char" svg:width="6.9236in" svg:height="4.615733in" draw:z-index="0">
<draw:image xlink:href="../Images/AРМІЯINFORM/2023-05-25T95-00-00-04-00/fw_1fr-wiaemmwv.jpg" xlink:type="simple" xlink:show="embed" xlink:actuate="onLoad" draw:mime-type="image/jpeg"/>
</draw:frame>
关于它，乌克兰国防部长<text:a xlink:type="simple" xlink:href="https://twitter.com/oleksiireznikov/status/1661816718765727744" text:style-name="Internet_20_link" text:visited-style-name="Visited_20_Internet_20_Link">
写道</text:a>
在他的推文中。</text:p>
      <text:p text:style-name="Quotations">

<text:p text:style-name="P4">
很高兴接待部长&gt;
 <text:a xlink:type="simple" xlink:href="https://twitter.com/PlJonson" text:style-name="Internet_20_link" text:visited-style-name="Visited_20_Internet_20_Link">
@pljonson</text:a>
&gt;
 <text:a xlink:type="simple" xlink:href="https://twitter.com/CarlOskar" text:style-name="Internet_20_link" text:visited-style-name="Visited_20_Internet_20_Link">
@carloskar</text:a>
在基辅。 &gt;
我要感谢瑞典的人民，政府和议会给乌克兰提供的军事援助及其对坦克联盟的贡献。 &gt;
瑞典的抓地力将在加强中发挥关键作用……&gt;
 <text:a xlink:type="simple" xlink:href="https://t.co/nUzogx538L" text:style-name="Internet_20_link" text:visited-style-name="Visited_20_Internet_20_Link">
pic.twitter.com/nuzogx538l</text:a>
&gt;
&gt;
  -  Oleksiy Reznikov(@oleksireznikov)<text:a xlink:type="simple" xlink:href="https://twitter.com/oleksiireznikov/status/1661816718765727744" text:style-name="Internet_20_link" text:visited-style-name="Visited_20_Internet_20_Link">
5月25日，&gt;
 2023</text:a>
“他很高兴在瑞典保罗·琼森国防部长和卡尔国防部长奥斯卡·博利纳(Oscar Bolina)的国防部长。 我要感谢瑞典和政府对乌克兰的军事援助以及对坦克的贡献。 瑞典的抓地力将在增强我们的防御能力方面发挥至关重要的作用，例如Nlaw，Carl Gustaf，CV 90和Archers。”证词说。</text:p>

</text:p>
      <text:p text:style-name="P4">
News Source: <text:a xlink:type="simple" xlink:href="https://armyinform.com.ua/2023/05/25/oleksij-reznikov-podyakuvav-parlamentu-shvecziyi-za-yihnij-vnesok-u-tankovu-koalicziyu/" text:style-name="Internet_20_link" text:visited-style-name="Visited_20_Internet_20_Link">
https://armyinform.com.ua/2023/05/25/oleksij-reznikov-podyakuvav-parlamentu-shvecziyi-za-yihnij-vnesok-u-tankovu-koalicziyu/</text:a>
</text:p>
      <!--NEWS-->
      <text:h text:style-name="P10" text:outline-level="1">
<text:span text:style-name="T4">
我感谢合作伙伴愿意尽可能多地支持乌克兰-Alexei Reznikov</text:span>
</text:h>
      <text:p text:style-name="P4">
作者: ['АРМІЯINFORM']</text:p>
      <text:p text:style-name="P4">
时间: 2023-05-25T96:00:00-04:00</text:p>
      <text:p text:style-name="P4">
描述: 关于TSE，《乌克兰人的辩护》，写在他的高音扬声器上。 “第十二位兰斯坦！ 我取得了命运...与乌克兰2022年的战争，与乌克兰的最新新闻，与乌克兰的新闻战争，与乌克兰2022年的新闻战争，今天的最后一次战争，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5/fw_2jydwiai30pi.jpg" text:style-name="Internet_20_link" text:visited-style-name="Visited_20_Internet_20_Link">
fw_2jydwiai30pi.jpg</text:a>
']</text:p>
      <text:p text:style-name="P4">
标签: []</text:p>
      <text:p text:style-name="P4">
类别: News</text:p>
      <!--METADATA-->
      <text:p text:style-name="P4">
<draw:frame draw:style-name="fr1" draw:name="Image349" text:anchor-type="as-char" svg:width="6.9236in" svg:height="5.1927in" draw:z-index="0">
<draw:image xlink:href="../Images/AРМІЯINFORM/2023-05-25T96-00-00-04-00/fw_2jydwiai30pi.jpg" xlink:type="simple" xlink:show="embed" xlink:actuate="onLoad" draw:mime-type="image/jpeg"/>
</draw:frame>
关于它，乌克兰国防部长<text:a xlink:type="simple" xlink:href="https://twitter.com/oleksiireznikov/status/1661817441717047296" text:style-name="Internet_20_link" text:visited-style-name="Visited_20_Internet_20_Link">
写道</text:a>
在他的推文中。</text:p>
      <text:p text:style-name="P4">
“第十二位兰斯坦!我参加了与我的同事，瑞典保罗·琼森(Paul Jonson)的大臣，他在基辅。 我深深地了解了我的朋友劳埃德·奥斯汀三世(Lloyd Austin III)的领导，以及我们的合作伙伴，因为他们愿意为乌克兰提供尽可能多的支持。</text:p>
      <text:p text:style-name="Quotations">

<text:p text:style-name="Quotations">

<text:p text:style-name="P4">
<text:a xlink:type="simple" xlink:href="https://twitter.com/hashtag/Ramstein" text:style-name="Internet_20_link" text:visited-style-name="Visited_20_Internet_20_Link">
\ #ramstein</text:a>
&gt;
 12!&gt;
我与我的🇸🇪同事参加了在线会议&gt;
 <text:a xlink:type="simple" xlink:href="https://twitter.com/PlJonson" text:style-name="Internet_20_link" text:visited-style-name="Visited_20_Internet_20_Link">
@pljonson</text:a>
，谁是访问基夫。 &gt;
我非常感谢我的🇺🇲朋友&gt;
 <text:a xlink:type="simple" xlink:href="https://twitter.com/SecDef" text:style-name="Internet_20_link" text:visited-style-name="Visited_20_Internet_20_Link">
@secdef</text:a>
劳埃德·奥斯汀三世(Lloyd Austin III&gt;
)为他的领导，以及我们的合作伙伴，因为他们愿意支持乌克兰的意愿。 &gt;
我们…<text:a xlink:type="simple" xlink:href="https://t.co/MQR3GjfPQI" text:style-name="Internet_20_link" text:visited-style-name="Visited_20_Internet_20_Link">
pic.twitter.com/mqr3gjfpqi</text:a>
&gt;
&gt;
  -  Oleksiy Reznikov(@oleksireznikov)<text:a xlink:type="simple" xlink:href="https://twitter.com/oleksiireznikov/status/1661817441717047296" text:style-name="Internet_20_link" text:visited-style-name="Visited_20_Internet_20_Link">
5月25日，&gt;
 2023</text:a>
我们讨论过了：</text:p>

</text:p>

</text:p>
      <text:p text:style-name="P4">
<text:span text:style-name="T5">
“航空联盟”步骤； * qos; </text:span>
加强装甲拳头； <text:span text:style-name="T5">
训练我们的士兵； </text:span>
武器和军事设备的维修，维护和生产。”消息写道。</text:p>
      <text:p text:style-name="P4">
News Source: <text:a xlink:type="simple" xlink:href="https://armyinform.com.ua/2023/05/25/ya-vdyachnyj-partneram-za-yihnyu-gotovnist-pidtrymuvaty-ukrayinu-stilky-skilky-potribno-oleksij-reznikov/" text:style-name="Internet_20_link" text:visited-style-name="Visited_20_Internet_20_Link">
https://armyinform.com.ua/2023/05/25/ya-vdyachnyj-partneram-za-yihnyu-gotovnist-pidtrymuvaty-ukrayinu-stilky-skilky-potribno-oleksij-reznikov/</text:a>
</text:p>
      <!--NEWS-->
      <text:h text:style-name="P10" text:outline-level="1">
<text:span text:style-name="T4">
乌克兰将在卢旺达开设一个大使馆-Dmytro Kuleba</text:span>
</text:h>
      <text:p text:style-name="P4">
作者: ['АРМІЯINFORM']</text:p>
      <text:p text:style-name="P4">
时间: 2023-05-25T97:00:00-04:00</text:p>
      <text:p text:style-name="P4">
描述: 乌克兰Dmitro Kuleba Zdizni的Hurradonnits违法行为，在ISTORIYIT中进行了Pershew ...与乌克兰2022年的战争，与乌克兰的最新新闻，今天与乌克兰2022年的新闻战争，今天，乌克兰和俄罗斯之间的战争将在当他们在不久的将来与乌克兰与乌克兰进行战争时，与乌克兰发生战争时</text:p>
      <text:p text:style-name="P4">
图片: ['<text:a xlink:type="simple" xlink:href="https://armyinform.com.ua/wp-content/uploads/2022/10/dmytro-kuleba.jpg" text:style-name="Internet_20_link" text:visited-style-name="Visited_20_Internet_20_Link">
dmytro-kuleba.jpg</text:a>
']</text:p>
      <text:p text:style-name="P4">
标签: ['STOPRUSSIA', 'АГРЕСІЯ РФ', 'ВІЙНА', 'ВТОРГНЕННЯ РФ', 'МЗС']</text:p>
      <text:p text:style-name="P4">
类别: News</text:p>
      <!--METADATA-->
      <text:p text:style-name="P4">
<draw:frame draw:style-name="fr1" draw:name="Image350" text:anchor-type="as-char" svg:width="6.9236in" svg:height="4.608521in" draw:z-index="0">
<draw:image xlink:href="../Images/AРМІЯINFORM/2023-05-25T97-00-00-04-00/dmytro-kuleba.jpg" xlink:type="simple" xlink:show="embed" xlink:actuate="onLoad" draw:mime-type="image/jpeg"/>
</draw:frame>
Dmytro Kuleba。 照片：乌克兰外交部</text:p>
      <text:p text:style-name="P4">
乌克兰Dmytro Kuleba的外交大臣已成为卢旺达的第一任历史上的第一任，他在基加利的首都与外国莱斯斯和国际合作的大臣Wincent Biruta进行了谈判。 乌克兰外交部报道说，乌克兰将在卢旺达开设大使馆。</text:p>
      <ul>
        <li>
在2022年底，沃迪米尔·泽伦斯基(Volodymyr Zelensky)总统为乌克兰地区设定了一项明确的任务：扩大非洲的存在。 经过仔细的分析，我们计划在非洲国家开设新大使馆，我们将在卢旺达开放。 Dmytro Kuleba说，兰迪方面已经征得了基加尔乌克兰外交使团的正式同意。</li>
      </ul>
      <text:p text:style-name="P4">
部长们讨论了乌克兰总统的公式，该公式有助于在乌克兰建立公平，长期的和平，并保证世界，特别是在非洲。 Dmytro Kuleba邀请卢旺达加入和平公式的体现。</text:p>
      <text:p text:style-name="P4">
谈判的一个单独主题是非洲的食品安全，这是乌克兰谷物在黑海谷物倡议ta鸟计划“来自乌克兰的谷物”框架内的出口。</text:p>
      <text:p text:style-name="P4">
Dmytro Kuleba和Vincent Birut签署了有关乌克兰和卢旺达外交部政治咨询的备忘录。</text:p>
      <text:p text:style-name="P4">
他们同意，第一轮磋商将以乌克兰和卢旺达不同部门的现任代表的扩展格式进行，以确定贸易领域，公共服务数字化，航空航天，建筑，教育和药品领域的特定共同利益。</text:p>
      <text:p text:style-name="P4">
Dmytro Kuleba和Vincent Birut也同意在乌克兰和兰丹商业的参与下举行一个商业论坛。 邀请度兰达学院部长访问乌克兰。</text:p>
      <text:p text:style-name="P4">
资料来源：<text:a xlink:type="simple" xlink:href="https://www.facebook.com/UkraineMFA/videos/2104843076372857/" text:style-name="Internet_20_link" text:visited-style-name="Visited_20_Internet_20_Link">
乌克兰外交部</text:a>
</text:p>
      <text:p text:style-name="P4">
News Source: <text:a xlink:type="simple" xlink:href="https://armyinform.com.ua/2023/05/25/ukrayina-vidkryye-posolstvo-v-ruandi-dmytro-kuleba/" text:style-name="Internet_20_link" text:visited-style-name="Visited_20_Internet_20_Link">
https://armyinform.com.ua/2023/05/25/ukrayina-vidkryye-posolstvo-v-ruandi-dmytro-kuleba/</text:a>
</text:p>
      <!--NEWS-->
      <text:h text:style-name="P10" text:outline-level="1">
<text:span text:style-name="T4">
英国议会认识到乌克兰人民种族灭绝的holodomor</text:span>
</text:h>
      <text:p text:style-name="P4">
作者: ['Володимир Поліщук']</text:p>
      <text:p text:style-name="P4">
时间: 2023-05-25T98:00:00-04:00</text:p>
      <text:p text:style-name="P4">
描述: 英国议会正确地给了瑞什尼亚（Rishhennya）关于维斯恩纳（Vesznnna）...与乌克兰2022年的战争，与乌克兰的战争是今天的最新消息，与乌克兰2022年的新闻战是今天的最后一场，乌克兰和俄罗斯之间的战争是否会发生。他们说，当2022年与乌克兰与乌克兰的战争将在不久的将来与乌克兰发生战争时，他们说，今天与乌克兰的战争，今天的乌克兰新闻，乌克兰的新闻，乌克兰媒体在俄罗斯的乌克兰新闻</text:p>
      <text:p text:style-name="P4">
图片: ['<text:a xlink:type="simple" xlink:href="https://armyinform.com.ua/wp-content/uploads/2023/05/nyzhnya-palata-parlamentuv-velykoyi-brytaniyi.jpg" text:style-name="Internet_20_link" text:visited-style-name="Visited_20_Internet_20_Link">
nyzhnya-palata-parlamentuv-velykoyi-brytaniyi.jpg</text:a>
']</text:p>
      <text:p text:style-name="P4">
标签: ['STOPRUSSIA', 'ВИЗНАННЯ ГОЛОДОМОРУ ГЕНОЦИДОМ', 'ПАРЛАМЕНТ ВЕЛИКОЇ БРИТАНІЇ']</text:p>
      <text:p text:style-name="P4">
类别: News</text:p>
      <!--METADATA-->
      <text:p text:style-name="P4">
<draw:frame draw:style-name="fr1" draw:name="Image351" text:anchor-type="as-char" svg:width="6.9236in" svg:height="3.956343in" draw:z-index="0">
<draw:image xlink:href="../Images/AРМІЯINFORM/2023-05-25T98-00-00-04-00/nyzhnya-palata-parlamentuv-velykoyi-brytaniyi.jpg" xlink:type="simple" xlink:show="embed" xlink:actuate="onLoad" draw:mime-type="image/jpeg"/>
</draw:frame>
今天，英国议会已正确决定承认1932  -  1933年的种族灭绝。</text:p>
      <text:p text:style-name="P4">
<text:a xlink:type="simple" xlink:href="https://twitter.com/aliciakearns/status/1661787913644830720" text:style-name="Internet_20_link" text:visited-style-name="Visited_20_Internet_20_Link">
写</text:a>
在他的Twitter中，保守党Pauline Letham的成员。</text:p>
      <ul>
        <li>
我们希望这将以某种方式有助于纪念数百万饿死的乌克兰人。 我们正在与我们的朋友站在乌克兰，” Polym Latham。</li>
      </ul>
      <text:p text:style-name="P4">
今天，她介绍了适当的<text:a xlink:type="simple" xlink:href="https://hansard.parliament.uk/commons/2023-05-25/debates/6EC6E8AD-56E4-44BF-A0DC-1E077B9ED2E9/UkrainianHolodomor" text:style-name="Internet_20_link" text:visited-style-name="Visited_20_Internet_20_Link">
决议</text:a>
在英国议会的下议院，下议院一致决定通过乌克兰纳罗德(Narode)的种族灭绝来承认1932  -  1933年的饥荒。</text:p>
      <text:p text:style-name="P4">
在辩论之前，Polym Letham祝贺乌克兰驻乌克兰议会驻瓦迪姆·普赖斯泰克(Vadim Prystayk)大使，并强调，1930年代初期的乌克兰饥荒是人造的，是由乌克兰农民从乌克兰农民那里强迫选择的。</text:p>
      <ul>
        <li>
90年前，在1933年春天，数以百万计的乌克兰人死于饥荒。但是，乌克兰没有自然的饥荒。 谷物有很多谷物，但所有这些都是莫斯科的令人难以置信的高面包关税。 当时，莫斯克瓦(Moskva)向西方出口了数百万吨的谷物，直到乌克兰人死于普特斯allin狂饥荒。 “饥荒”一词是指饥饿，这正是苏联在乌克兰所做的。 议员们说，我将获得饥荒的恐怖细节，但是在讨论种族灭绝时，了解莫斯科苏联的背景和动机也很重要。</li>
      </ul>
      <text:p text:style-name="P4">
当俄罗斯偷偷偷偷占领乌克兰地区时，它还将这些事件与现在进行了比较。<text:span text:style-name="T4">
参考</text:span>
：截至2023年，HoloDomor已正式认可了世界20个国家 /地区的种族灭绝 - 乌克兰人。 特别是，2023年3月10日，比利时认可了乌克兰人民种族灭绝1932  -  1933年的Holodomor。冰岛议会于3月23日意识到了乌克兰人的种族灭绝。 5月23日，斯洛文尼亚议会支持乌克兰纳罗德(Narode)种族灭绝的1932  -  1933年饥荒的认可。</text:p>
      <text:p text:style-name="P4">
News Source: <text:a xlink:type="simple" xlink:href="https://armyinform.com.ua/2023/05/25/parlament-brytaniyi-vyznav-golodomor-genoczydom-ukrayinskogo-narodu/" text:style-name="Internet_20_link" text:visited-style-name="Visited_20_Internet_20_Link">
https://armyinform.com.ua/2023/05/25/parlament-brytaniyi-vyznav-golodomor-genoczydom-ukrayinskogo-narodu/</text:a>
</text:p>
      <!--NEWS-->
      <text:h text:style-name="P10" text:outline-level="1">
<text:span text:style-name="T4">
短的。 战争。 第456天。视频</text:span>
</text:h>
      <text:p text:style-name="P4">
作者: ['АРМІЯINFORM']</text:p>
      <text:p text:style-name="P4">
时间: 2023-05-25T99:00:00-04:00</text:p>
      <text:p text:style-name="P4">
描述: 杰罗：迷你 - 乌克兰与乌克兰2022年的辩护战争，与乌克兰的最新新闻，《与乌克兰的新闻战争》 2022年，今天的最后一个新闻，乌克兰和俄罗斯之间的战争，以及2022年与乌克兰战争之间的战争是否在不久的将来会与乌克兰进行战争，说与乌克兰的战争，今天的乌克兰新闻，乌克兰的新闻，乌克兰媒体在俄罗斯</text:p>
      <text:p text:style-name="P4">
图片: []</text:p>
      <text:p text:style-name="P4">
标签: []</text:p>
      <text:p text:style-name="P4">
类别: News</text:p>
      <!--METADATA-->
      <text:p text:style-name="P4">
<text:span text:style-name="T4">
资料来源：</text:span>
 <text:a xlink:type="simple" xlink:href="https://www.facebook.com/MinistryofDefence.UA/videos/1444361062985308/" text:style-name="Internet_20_link" text:visited-style-name="Visited_20_Internet_20_Link">
乌克兰国防部</text:a>
</text:p>
      <text:p text:style-name="P4">
News Source: <text:a xlink:type="simple" xlink:href="https://armyinform.com.ua/2023/05/25/korotko-vijna-den-456-videodajdzhest/" text:style-name="Internet_20_link" text:visited-style-name="Visited_20_Internet_20_Link">
https://armyinform.com.ua/2023/05/25/korotko-vijna-den-456-videodajdzhest/</text:a>
</text:p>
      <!--NEWS-->
      <text:h text:style-name="P10" text:outline-level="1">
<text:span text:style-name="T4">
在乌克兰，短期降雨和雷暴，白天热身至+26°</text:span>
</text:h>
      <text:p text:style-name="P4">
作者: Ukrinform (Person)</text:p>
      <text:p text:style-name="P4">
出版商: Укринформ (Organization)</text:p>
      <text:p text:style-name="P4">
出版时间: 2023-05-26T-119:41:00+03:00</text:p>
      <text:p text:style-name="P4">
修改时间: 2023-05-26T00:41:00+03:00</text:p>
      <text:p text:style-name="P4">
描述: 5月26日，星期五，乌克兰在南部，中部和东部地区的夜晚在乌克兰短期雨水（北部地区）变化。 晚上，早晨在左岸，有时会雾。  - 乌克林。</text:p>
      <text:p text:style-name="P4">
图片: ['<text:a xlink:type="simple" xlink:href="https://static.ukrinform.com/photos/2020_06/thumb_files/630_360_1592652057-877.jpg" text:style-name="Internet_20_link" text:visited-style-name="Visited_20_Internet_20_Link">
630_360_15926...</text:a>
']</text:p>
      <text:p text:style-name="P4">
标签: ['Дощ', 'Гроза', 'Погода', 'Прогноз']</text:p>
      <text:p text:style-name="P4">
类型: Article</text:p>
      <!--METADATA-->
      <text:p text:style-name="P4">
<draw:frame draw:style-name="fr1" draw:name="Image352" text:anchor-type="as-char" svg:width="6.9236in" svg:height="3.956343in" draw:z-index="0">
<draw:image xlink:href="../Images/yкринформ/2023-05-26T-119-41-00-03-00/630_360_1592652057-877.jpg" xlink:type="simple" xlink:show="embed" xlink:actuate="onLoad" draw:mime-type="image/jpeg"/>
</draw:frame>
PYATNYTSIA，5月26日，乌克兰的乌克兰，南部，中部和东部地区的夜晚，下午在乌克兰短期降雨，雷暴(上校地区). Вночі та вранці на Лівобережжі подекуди туман.</text:p>
      <text:p text:style-name="P4">
Як повідомили Укрінформу в Українському гідрометцентрі, вітер північний, 5-10м/с. Температура вночі 11-16°, на узбережжі морів до 19°, вдень 21-26°; уКарпатах вночі 5-10°, вдень 13-18°.</text:p>
      <text:p text:style-name="P4">
У столичному регіоні у п’ятницю мінлива хмарність, без опадів (在短期降雨的地方，雷暴). Вітер північний, 5-10 м/с.Температура по <text:a xlink:type="simple" xlink:href="https://www.ukrinform.ua/tag-kiiv" text:style-name="Internet_20_link" text:visited-style-name="Visited_20_Internet_20_Link">
 </text:a>
晚上13-15°，天24-26°； 在晚上11-16°的晚上，下午21-26°。</text:p>
      <text:p text:style-name="P4">
根据预报员的说法，5月27日至28日在乌克兰将有多云。 27日 - 在短期内降雨，雷暴(下午在西部地区的北部，东部中部，东部地区 - 没有降水). 28 травня у східній тапівденній частині місцями короткочасні дощі, грози; на решті території безопадів.</text:p>
      <text:p text:style-name="P4">
Вітер північно-західний з переходом на північно-східний, 7-12 м/с, у південнійта східній частині місцями пориви 15-20 м/с. Температура у західній частинівночі 27 травня 8-13°, 28 травня 4-9°, вдень 17-22°; на решті території вночі11-16° (5月28日在6-11°热的北部地区)，5月28日，下午21-26°，17-22°。</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span text:style-name="T4">
人口</text:span>
 <text:span text:style-name="T4">
 </text:span>
 <text:span text:style-name="T4">
 </text:span>
 <text:span text:style-name="T4">
 </text:span>
 <text:span text:style-name="T4">
 </text:span>
 <text:span text:style-name="T4">
苦难</text:span>
 <text:span text:style-name="T4">
 </text:span>
 <text:span text:style-name="T4">
来自</text:span>
<text:span text:style-name="T4">
 extreme </text:span>
 <text:span text:style-name="T4">
 </text:span>
天气<text:span text:style-name="T4">
 </text:span>
 <text:span text:style-name="T4">
<text:span text:style-name="T5">
 </text:span>
</text:span>
气候<text:span text:style-name="T4">
 </text:span>
 <text:span text:style-name="T4">
 </text:span>
 <text:span text:style-name="T4">
 </text:span>
 <text:span text:style-name="T4">
 </text:span>
 <text:span text:style-name="T4">
现象</text:span>
 <text:span text:style-name="T4">
 wmo </text:span>
</text:a>
在首都和基辅地区，5月27日至28日在乌云密布。 没有降水，仅在5月27日，就有短期降雨，雷暴。 风在西北，向东北，7-12 m/s穿过。 基辅的温度：5月27日晚上14-16°，下午24-26°； 5月28日晚上9-11°，下午20-22°。 在该地区：第27夜11-16°，下午21-26°； 5月28日晚上6-11°，下午17-22°。</text:p>
      <text:p text:style-name="P4">
5月29日至30日，预测者预测在南部有形地区的喀尔巴阡地区，5月30日下午和该国短期东部的雷暴，该领土的其余部分将没有降水。 夜间温度为7-13°，密封最大为16°； 下午20-26°。</text:p>
      <text:p text:style-name="P4">
5月29日至30日在基辅和该地区，没有降水。 下午23-25°的夜晚9-11°的基辅温度； 在晚上7-12°的晚上，下午21-26°。</text:p>
      <text:p text:style-name="P4">
News Source: <text:a xlink:type="simple" xlink:href="https://www.ukrinform.ua/rubric-regions/3714180-v-ukraini-zavtra-korotkocasni-dosi-ta-grozi-vden-progrie-do-26.html" text:style-name="Internet_20_link" text:visited-style-name="Visited_20_Internet_20_Link">
https://www.ukrinform.ua/rubric-regions/3714180-v-ukraini-zavtra-korotkocasni-dosi-ta-grozi-vden-progrie-do-26.html</text:a>
</text:p>
      <!--NEWS-->
      <text:h text:style-name="P10" text:outline-level="1">
<text:span text:style-name="T4">
欧盟希望中国鼓励俄罗斯从乌克兰撤出所有部队</text:span>
</text:h>
      <text:p text:style-name="P4">
作者: Ukrinform (Person)</text:p>
      <text:p text:style-name="P4">
出版商: Укринформ (Organization)</text:p>
      <text:p text:style-name="P4">
出版时间: 2023-05-26T-31:58:00+03:00</text:p>
      <text:p text:style-name="P4">
修改时间: 2023-05-26T00:58:00+03:00</text:p>
      <text:p text:style-name="P4">
描述: 欧洲外国行动局副秘书长 - 恩里克·莫拉（Enrique Mora）在与欧亚大陆的一位特别代表李·休伊亚（Lee Hueya）的会议上表达了他对中国在乌克兰冲突解决中的建设性作用的希望。  - 乌克林。</text:p>
      <text:p text:style-name="P4">
图片: ['<text:a xlink:type="simple" xlink:href="https://static.ukrinform.com/photos/2019_05/thumb_files/630_360_1558365054-931.jpg" text:style-name="Internet_20_link" text:visited-style-name="Visited_20_Internet_20_Link">
630_360_15583...</text:a>
']</text:p>
      <text:p text:style-name="P4">
标签: ['Євросоюз', 'Китай', 'Війна з Росією', 'Дипломатія']</text:p>
      <text:p text:style-name="P4">
类型: Article</text:p>
      <!--METADATA-->
      <text:p text:style-name="P4">
<draw:frame draw:style-name="fr1" draw:name="Image353" text:anchor-type="as-char" svg:width="6.9236in" svg:height="3.956343in" draw:z-index="0">
<draw:image xlink:href="../Images/yкринформ/2023-05-26T-31-58-00-03-00/630_360_1558365054-931.jpg" xlink:type="simple" xlink:show="embed" xlink:actuate="onLoad" draw:mime-type="image/jpeg"/>
</draw:frame>
欧洲外国行动局副秘书长恩里克·莫拉(Enrique Mora)与欧亚大陆特别代表李·惠年(Lee Huemeyemeyemeyememeweme)会面，希望中国在解决乌克兰冲突中的建设性作用。</text:p>
      <text:p text:style-name="P4">
关于欧洲外国行动局的报告报告了乌克林福姆。</text:p>
      <text:p text:style-name="P4">
副秘书长莫拉(Mora(解决 -  ed。)在乌克兰，包括领导人的水平，尽管这是在非法俄罗斯侵略开始的一年多以后发生的。 双方讨论俄罗斯对乌克兰的激进战争，以及实现公正的美味和平的方式。”</text:p>
      <text:p text:style-name="P4">
特别是，欧洲外国行动局的代表表示，俄罗斯对侵略乌克兰是非法的责任，这是对区域和全球稳定，安全和福利的关键挑战。 他解决了乌克兰行使自卫权的权利，犹太联盟具有支持它的决定性意图。</text:p>
      <text:p text:style-name="P4">
莫拉指出，乌克兰公正和长期和平的恢复对欧盟至关重要。 根据其言论，必须按照该统计的主要规定进行俄罗斯犯罪侵略之前的任何重大步骤。 欧盟预计，中国作为联合国安理会的常任成员将扮演建设性的运营商，并利用所有机会遵守《联合国国际法宪章》。</text:p>
      <text:p text:style-name="P4">
<text:span text:style-name="T4">
另请阅读：</text:span>
 <text:a xlink:type="simple" xlink:href="https://www.ukrinform.ua/rubric-world/3713882-specpredstavnik-kitau-obgovoriv-u-berlini-politicne-vreguluvanna-ukrainskoi-krizi.html" text:style-name="Internet_20_link" text:visited-style-name="Visited_20_Internet_20_Link">
</text:a>
“欧盟希望……<text:a xlink:type="simple" xlink:href="https://www.ukrinform.ua/tag-kitaj" text:style-name="Internet_20_link" text:visited-style-name="Visited_20_Internet_20_Link">
</text:a>
将强调主权，独立和领土持久性的原则，阻止对所有人的直接和无条件撤离的平民民众的流血和非选择性炮击(俄语 -  ed。)消息说：“乌克兰在其国际优势边界内的塔维安设备部队的力量。”</text:p>
      <text:p text:style-name="P4">
正如所指出的那样，双方都同意维护切线工作，以寻找乌克兰可持续和平的方法。</text:p>
      <text:p text:style-name="P4">
<text:span text:style-name="T4">
另请阅读：</text:span>
 <text:a xlink:type="simple" xlink:href="https://www.ukrinform.ua/rubric-polytics/3710871-u-mzs-kitau-rozkrili-detali-vizitu-specpredstavnika-v-ukrainu.html" text:style-name="Internet_20_link" text:visited-style-name="Visited_20_Internet_20_Link">
</text:a>
</text:p>
      <text:p text:style-name="P4">
News Source: <text:a xlink:type="simple" xlink:href="https://www.ukrinform.ua/rubric-world/3714276-es-spodivaetsa-so-kitaj-sponukae-rosiu-do-vivedenna-vsih-vijsk-z-ukraini.html" text:style-name="Internet_20_link" text:visited-style-name="Visited_20_Internet_20_Link">
https://www.ukrinform.ua/rubric-world/3714276-es-spodivaetsa-so-kitaj-sponukae-rosiu-do-vivedenna-vsih-vijsk-z-ukraini.html</text:a>
</text:p>
      <!--NEWS-->
      <text:h text:style-name="P10" text:outline-level="1">
<text:span text:style-name="T4">
在乌克兰，短期降雨和雷暴，白天热身至+26°</text:span>
</text:h>
      <text:p text:style-name="P4">
作者: Ukrinform (Person)</text:p>
      <text:p text:style-name="P4">
出版商: Укринформ (Organization)</text:p>
      <text:p text:style-name="P4">
出版时间: 2023-05-26T-33:41:00+03:00</text:p>
      <text:p text:style-name="P4">
修改时间: 2023-05-26T00:41:00+03:00</text:p>
      <text:p text:style-name="P4">
描述: 5月26日，星期五，乌克兰在南部，中部和东部地区的夜晚在乌克兰短期雨水（北部地区）变化。 晚上，早晨在左岸，有时会雾。  - 乌克林。</text:p>
      <text:p text:style-name="P4">
图片: ['<text:a xlink:type="simple" xlink:href="https://static.ukrinform.com/photos/2020_06/thumb_files/630_360_1592652057-877.jpg" text:style-name="Internet_20_link" text:visited-style-name="Visited_20_Internet_20_Link">
630_360_15926...</text:a>
']</text:p>
      <text:p text:style-name="P4">
标签: ['Дощ', 'Гроза', 'Погода', 'Прогноз']</text:p>
      <text:p text:style-name="P4">
类型: Article</text:p>
      <!--METADATA-->
      <text:p text:style-name="P4">
<draw:frame draw:style-name="fr1" draw:name="Image354" text:anchor-type="as-char" svg:width="6.9236in" svg:height="3.956343in" draw:z-index="0">
<draw:image xlink:href="../Images/yкринформ/2023-05-26T-33-41-00-03-00/630_360_1592652057-877.jpg" xlink:type="simple" xlink:show="embed" xlink:actuate="onLoad" draw:mime-type="image/jpeg"/>
</draw:frame>
PYATNYTSIA，5月26日，乌克兰的乌克兰，南部，中部和东部地区的夜晚，下午在乌克兰短期降雨，雷暴(上校地区). Вночі та вранці на Лівобережжі подекуди туман.</text:p>
      <text:p text:style-name="P4">
Як повідомили Укрінформу в Українському гідрометцентрі, вітер північний, 5-10м/с. Температура вночі 11-16°, на узбережжі морів до 19°, вдень 21-26°; уКарпатах вночі 5-10°, вдень 13-18°.</text:p>
      <text:p text:style-name="P4">
У столичному регіоні у п’ятницю мінлива хмарність, без опадів (在短期降雨的地方，雷暴). Вітер північний, 5-10 м/с.Температура по <text:a xlink:type="simple" xlink:href="https://www.ukrinform.ua/tag-kiiv" text:style-name="Internet_20_link" text:visited-style-name="Visited_20_Internet_20_Link">
 </text:a>
晚上13-15°，天24-26°； 在晚上11-16°的晚上，下午21-26°。</text:p>
      <text:p text:style-name="P4">
根据预报员的说法，5月27日至28日在乌克兰将有多云。 27日 - 在短期内降雨，雷暴(下午在西部地区的北部，东部中部，东部地区 - 没有降水). 28 травня у східній тапівденній частині місцями короткочасні дощі, грози; на решті території безопадів.</text:p>
      <text:p text:style-name="P4">
Вітер північно-західний з переходом на північно-східний, 7-12 м/с, у південнійта східній частині місцями пориви 15-20 м/с. Температура у західній частинівночі 27 травня 8-13°, 28 травня 4-9°, вдень 17-22°; на решті території вночі11-16° (5月28日在6-11°热的北部地区)，5月28日，下午21-26°，17-22°。</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span text:style-name="T4">
人口</text:span>
 <text:span text:style-name="T4">
 </text:span>
 <text:span text:style-name="T4">
 </text:span>
 <text:span text:style-name="T4">
 </text:span>
 <text:span text:style-name="T4">
 </text:span>
 <text:span text:style-name="T4">
苦难</text:span>
 <text:span text:style-name="T4">
 </text:span>
 <text:span text:style-name="T4">
来自</text:span>
<text:span text:style-name="T4">
 extreme </text:span>
 <text:span text:style-name="T4">
 </text:span>
天气<text:span text:style-name="T4">
 </text:span>
 <text:span text:style-name="T4">
<text:span text:style-name="T5">
 </text:span>
</text:span>
气候<text:span text:style-name="T4">
 </text:span>
 <text:span text:style-name="T4">
 </text:span>
 <text:span text:style-name="T4">
 </text:span>
 <text:span text:style-name="T4">
 </text:span>
 <text:span text:style-name="T4">
现象</text:span>
 <text:span text:style-name="T4">
 wmo </text:span>
</text:a>
在首都和基辅地区，5月27日至28日在乌云密布。 没有降水，仅在5月27日，就有短期降雨，雷暴。 风在西北，向东北，7-12 m/s穿过。 基辅的温度：5月27日晚上14-16°，下午24-26°； 5月28日晚上9-11°，下午20-22°。 在该地区：第27夜11-16°，下午21-26°； 5月28日晚上6-11°，下午17-22°。</text:p>
      <text:p text:style-name="P4">
5月29日至30日，预测者预测在南部有形地区的喀尔巴阡地区，5月30日下午和该国短期东部的雷暴，该领土的其余部分将没有降水。 夜间温度为7-13°，密封最大为16°； 下午20-26°。</text:p>
      <text:p text:style-name="P4">
5月29日至30日在基辅和该地区，没有降水。 下午23-25°的夜晚9-11°的基辅温度； 在晚上7-12°的晚上，下午21-26°。</text:p>
      <text:p text:style-name="P4">
News Source: <text:a xlink:type="simple" xlink:href="https://www.ukrinform.ua/rubric-regions/3714180-v-ukraini-zavtra-korotkocasni-dosi-ta-grozi-vden-progrie-do-26.html" text:style-name="Internet_20_link" text:visited-style-name="Visited_20_Internet_20_Link">
https://www.ukrinform.ua/rubric-regions/3714180-v-ukraini-zavtra-korotkocasni-dosi-ta-grozi-vden-progrie-do-26.html</text:a>
</text:p>
      <!--NEWS-->
      <text:h text:style-name="P10" text:outline-level="1">
<text:span text:style-name="T4">
西班牙正准备转移到乌克兰又有四个坦克豹2</text:span>
</text:h>
      <text:p text:style-name="P4">
作者: Ukrinform (Person)</text:p>
      <text:p text:style-name="P4">
出版商: Укринформ (Organization)</text:p>
      <text:p text:style-name="P4">
出版时间: 2023-05-26T-35:25:00+03:00</text:p>
      <text:p text:style-name="P4">
修改时间: 2023-05-26T00:25:00+03:00</text:p>
      <text:p text:style-name="P4">
描述: 从西班牙到乌克兰，还有四个主要的豹子2战斗坦克和M113装甲运营商将离开。  - 乌克林。</text:p>
      <text:p text:style-name="P4">
图片: ['<text:a xlink:type="simple" xlink:href="https://static.ukrinform.com/photos/2023_02/thumb_files/630_360_1677073795-317.jpg" text:style-name="Internet_20_link" text:visited-style-name="Visited_20_Internet_20_Link">
630_360_16770...</text:a>
']</text:p>
      <text:p text:style-name="P4">
标签: ['Іспанія', 'Війна з Росією', ' танк Leopard']</text:p>
      <text:p text:style-name="P4">
类型: Article</text:p>
      <!--METADATA-->
      <text:p text:style-name="P4">
<draw:frame draw:style-name="fr1" draw:name="Image355" text:anchor-type="as-char" svg:width="6.9236in" svg:height="3.956343in" draw:z-index="0">
<draw:image xlink:href="../Images/yкринформ/2023-05-26T-35-25-00-03-00/630_360_1677073795-317.jpg" xlink:type="simple" xlink:show="embed" xlink:actuate="onLoad" draw:mime-type="image/jpeg"/>
</draw:frame>
从乌克兰的西班牙出发，又有四个主要的豹子2战车将很快离开2和M113装甲运输车。</text:p>
      <text:p text:style-name="P4">
根据乌克林福姆(Ukrinform)的报道，在西班牙国防部的新闻服务方面，拉姆斯汀12期间的玛格丽塔·罗布尔斯(Margarita Robles)的负责人被泰德(Ramstin-12)。</text:p>
      <text:p text:style-name="P4">
声明说：“罗伯斯谈到了西班牙的当前供应状态，关注未来，未来提供四个豹2A4的主要战斗坦克和一批新的M113装甲运输车。”</text:p>
      <text:p text:style-name="P4">
值得注意的是，罗伯斯还强调了“在西班牙对乌克兰军队进行培训的进步，那里有近1500人接受了培训。”</text:p>
      <text:p text:style-name="P4">
西班牙国防办公室负责人表示希望其各国将符合对乌克兰捍卫者培训的年度配额的计划。</text:p>
      <text:p text:style-name="P4">
<text:span text:style-name="T4">
另请阅读：</text:span>
 <text:a xlink:type="simple" xlink:href="https://www.ukrinform.ua/rubric-ato/3714221-konsorcium-leopard-dosag-progresu-u-stvorenni-centru-obslugovuvanna-tankiv-dla-ukraini-ostin.html" text:style-name="Internet_20_link" text:visited-style-name="Visited_20_Internet_20_Link">
<text:span text:style-name="T4">
豹</text:span>
</text:a>
早些时候，西班牙总理佩德罗·桑切斯(Pedro Sanchez)承诺将乌克兰转移到十个<text:a xlink:type="simple" xlink:href="https://www.ukrinform.ua/tag-tank" text:style-name="Internet_20_link" text:visited-style-name="Visited_20_Internet_20_Link">
</text:a>
豹2，其中六个已经到达该国。</text:p>
      <text:p text:style-name="P4">
据乌克林福姆(Ukrinform)报道，在周四在德国军事基地“拉姆斯坦”会议上，乌克兰国防联络小组的各州当事各国将为我们的国家提供更多的机会，为我们的国家提供额外的防空系统。</text:p>
      <text:p text:style-name="P4">
<text:span text:style-name="T5">
foto：kmweg.com</text:span>
</text:p>
      <text:p text:style-name="P4">
News Source: <text:a xlink:type="simple" xlink:href="https://www.ukrinform.ua/rubric-ato/3714275-ispania-gotuetsa-peredati-ukraini-se-cotiri-tanki-leopard-2.html" text:style-name="Internet_20_link" text:visited-style-name="Visited_20_Internet_20_Link">
https://www.ukrinform.ua/rubric-ato/3714275-ispania-gotuetsa-peredati-ukraini-se-cotiri-tanki-leopard-2.html</text:a>
</text:p>
      <!--NEWS-->
      <text:h text:style-name="P10" text:outline-level="1">
<text:span text:style-name="T4">
白宫预计国会将继续对乌克兰的两项支持</text:span>
</text:h>
      <text:p text:style-name="P4">
作者: Ukrinform (Person)</text:p>
      <text:p text:style-name="P4">
出版商: Укринформ (Organization)</text:p>
      <text:p text:style-name="P4">
出版时间: 2023-05-26T-37:12:00+03:00</text:p>
      <text:p text:style-name="P4">
修改时间: 2023-05-26T00:12:00+03:00</text:p>
      <text:p text:style-name="P4">
描述: 贝登政府预计，国会两院的民主党和共和党将继续支持乌克兰。  - 乌克林。</text:p>
      <text:p text:style-name="P4">
图片: ['<text:a xlink:type="simple" xlink:href="https://static.ukrinform.com/photos/2022_09/thumb_files/630_360_1664390405-973.jpg" text:style-name="Internet_20_link" text:visited-style-name="Visited_20_Internet_20_Link">
630_360_16643...</text:a>
']</text:p>
      <text:p text:style-name="P4">
标签: ['Конгрес США', 'допомога', 'Білий дім', 'Війна з Росією']</text:p>
      <text:p text:style-name="P4">
类型: Article</text:p>
      <!--METADATA-->
      <text:p text:style-name="P4">
<draw:frame draw:style-name="fr1" draw:name="Image356" text:anchor-type="as-char" svg:width="6.9236in" svg:height="3.956343in" draw:z-index="0">
<draw:image xlink:href="../Images/yкринформ/2023-05-26T-37-12-00-03-00/630_360_1664390405-973.jpg" xlink:type="simple" xlink:show="embed" xlink:actuate="onLoad" draw:mime-type="image/jpeg"/>
</draw:frame>
贝登政府预计，国会的民主党和共和党将继续支持乌克兰。</text:p>
      <text:p text:style-name="P4">
乌克林代表记者报道，白宫女发言人卡林·吉·皮埃尔(Karin Jean-Pierre)在新闻集群中说了这一点。</text:p>
      <text:p text:style-name="P4">
“我们很高兴和感激地看到了两个巴蒂成员在众议院和参议院中的两个人对乌克兰的支持。 我们预计它将继续束缚。”美国政府发言人说。</text:p>
      <text:p text:style-name="P4">
她强调总统<text:a xlink:type="simple" xlink:href="https://www.ukrinform.ua/tag-bajden" text:style-name="Internet_20_link" text:visited-style-name="Visited_20_Internet_20_Link">
</text:a>
他将继续与盟友和合作伙伴进行积极的工作，以帮助乌克兰尽可能多地帮助乌克兰。</text:p>
      <text:p text:style-name="P4">
<text:span text:style-name="T4">
另请阅读：</text:span>
 <text:a xlink:type="simple" xlink:href="https://www.ukrinform.ua/rubric-polytics/3713723-diskusii-z-ukrainou-sodo-majbutnoi-modeli-bezpeki-trivaut-bilij-dim.html" text:style-name="Internet_20_link" text:visited-style-name="Visited_20_Internet_20_Link">
<text:span text:style-name="T4">
白色</text:span>
 <text:span text:style-name="T4">
 </text:span>
 home **</text:a>
发言人说：“这是我们对乌克兰人民的义务。”</text:p>
      <text:p text:style-name="P4">
根据乌克林福姆的报道，根据初步信息，<text:a xlink:type="simple" xlink:href="https://www.ukrinform.ua/rubric-ato/3710657-ssa-gotuut-paket-dopomogi-ukraini-na-60-milardiv.html" text:style-name="Internet_20_link" text:visited-style-name="Visited_20_Internet_20_Link">
</text:a>
向乌克兰提交新的大规模援助计划，向国会提交。</text:p>
      <text:p text:style-name="P4">
News Source: <text:a xlink:type="simple" xlink:href="https://www.ukrinform.ua/rubric-polytics/3714274-bilij-dim-ocikue-vid-kongresu-prodovzenna-dvopartijnoi-pidtrimki-ukraini.html" text:style-name="Internet_20_link" text:visited-style-name="Visited_20_Internet_20_Link">
https://www.ukrinform.ua/rubric-polytics/3714274-bilij-dim-ocikue-vid-kongresu-prodovzenna-dvopartijnoi-pidtrimki-ukraini.html</text:a>
</text:p>
      <!--NEWS-->
      <text:h text:style-name="P10" text:outline-level="1">
<text:span text:style-name="T4">
APL：“切尔西”击败了“ MU”</text:span>
</text:h>
      <text:p text:style-name="P4">
作者: Ukrinform (Person)</text:p>
      <text:p text:style-name="P4">
出版商: Укринформ (Organization)</text:p>
      <text:p text:style-name="P4">
出版时间: 2023-05-26T-39:02:00+03:00</text:p>
      <text:p text:style-name="P4">
修改时间: 2023-05-26T00:02:00+03:00</text:p>
      <text:p text:style-name="P4">
描述: 智者在野外花了65分钟。  - 乌克林。</text:p>
      <text:p text:style-name="P4">
图片: ['<text:a xlink:type="simple" xlink:href="https://static.ukrinform.com/photos/2023_05/thumb_files/630_360_1685048464-266.jpg" text:style-name="Internet_20_link" text:visited-style-name="Visited_20_Internet_20_Link">
630_360_16850...</text:a>
']</text:p>
      <text:p text:style-name="P4">
标签: ['Челсі', 'Футбол', 'Манчестер Юнайтед', 'АПЛ']</text:p>
      <text:p text:style-name="P4">
类型: Article</text:p>
      <!--METADATA-->
      <text:p text:style-name="P4">
<draw:frame draw:style-name="fr1" draw:name="Image357" text:anchor-type="as-char" svg:width="6.9236in" svg:height="3.956343in" draw:z-index="0">
<draw:image xlink:href="../Images/yкринформ/2023-05-26T-39-02-00-03-00/630_360_1685048464-266.jpg" xlink:type="simple" xlink:show="embed" xlink:actuate="onLoad" draw:mime-type="image/jpeg"/>
</draw:frame>
智者在野外花了65分钟。  曼联赢得切尔西(4：1)乌克林福姆报道，在APL的第32轮转会中。</text:p>
      <text:p text:style-name="P4">
Casemiro在第六分钟向他的团队的目标打开了液体。 在上半场结束时，Marial将“ MU”的优势增加了一倍。 下半年，Manchesteryunite继续走私他的对手，费尔南德斯·塔拉什福德(Fernandes Tarashford)以进球为特色。</text:p>
      <text:p text:style-name="P4">
在比赛结束时，切尔西只打进了一个声望的进球-Jaufelix准确。</text:p>
      <text:p text:style-name="P4">
乌克兰边锋米哈伊尔·穆德里克(Mikhail Mudryk)获得了65分钟的比赛时间，他在门口打了3次，没有意识到一个进球。 最后，迈克尔被克里斯蒂安·普里斯克(Christian Pulisik)取代。</text:p>
      <text:p text:style-name="P4">
总的来说，与MJ的比赛成为迈克尔在英格兰冠军赛中的所有比赛中为切尔西的第17场比赛。</text:p>
      <text:p text:style-name="P4">
这次胜利将MJ转移到APL中的第三名，他们得到72分，“切尔西”(第十二次)，资产中有43分。</text:p>
      <text:p text:style-name="P4">
<text:span text:style-name="T4">
另请阅读：</text:span>
 <text:a xlink:type="simple" xlink:href="https://www.ukrinform.ua/rubric-sports/3713179-celsi-gotue-blagodijnij-matc-na-pidtrimku-ukraini.html" text:style-name="Internet_20_link" text:visited-style-name="Visited_20_Internet_20_Link">
<text:span text:style-name="T4">
切尔西</text:span>
</text:a>
这样，曼联将在下个赛季返回欧洲冠军联赛 - 当前的绘图队错过了。</text:p>
      <text:p text:style-name="P4">
照片：Getty图像</text:p>
      <text:p text:style-name="P4">
News Source: <text:a xlink:type="simple" xlink:href="https://www.ukrinform.ua/rubric-sports/3714273-apl-celsi-rozgromno-postupilos-mu.html" text:style-name="Internet_20_link" text:visited-style-name="Visited_20_Internet_20_Link">
https://www.ukrinform.ua/rubric-sports/3714273-apl-celsi-rozgromno-postupilos-mu.html</text:a>
</text:p>
      <!--NEWS-->
      <text:h text:style-name="P10" text:outline-level="1">
<text:span text:style-name="T4">
APL：“切尔西”击败了“ MU”</text:span>
</text:h>
      <text:p text:style-name="P4">
作者: Ukrinform (Person)</text:p>
      <text:p text:style-name="P4">
出版商: Укринформ (Organization)</text:p>
      <text:p text:style-name="P4">
出版时间: 2023-05-26T00:02:00+03:00</text:p>
      <text:p text:style-name="P4">
修改时间: 2023-05-26T00:02:00+03:00</text:p>
      <text:p text:style-name="P4">
描述: 智者在野外花了65分钟。  - 乌克林。</text:p>
      <text:p text:style-name="P4">
图片: ['<text:a xlink:type="simple" xlink:href="https://static.ukrinform.com/photos/2023_05/thumb_files/630_360_1685048464-266.jpg" text:style-name="Internet_20_link" text:visited-style-name="Visited_20_Internet_20_Link">
630_360_16850...</text:a>
']</text:p>
      <text:p text:style-name="P4">
标签: ['Челсі', 'Футбол', 'Манчестер Юнайтед', 'АПЛ']</text:p>
      <text:p text:style-name="P4">
类型: Article</text:p>
      <!--METADATA-->
      <text:p text:style-name="P4">
<draw:frame draw:style-name="fr1" draw:name="Image358" text:anchor-type="as-char" svg:width="6.9236in" svg:height="3.956343in" draw:z-index="0">
<draw:image xlink:href="../Images/yкринформ/2023-05-26T00-02-00-03-00/630_360_1685048464-266.jpg" xlink:type="simple" xlink:show="embed" xlink:actuate="onLoad" draw:mime-type="image/jpeg"/>
</draw:frame>
智者在野外花了65分钟。  曼联赢得切尔西(4：1)乌克林福姆报道，在APL的第32轮转会中。</text:p>
      <text:p text:style-name="P4">
Casemiro在第六分钟向他的团队的目标打开了液体。 在上半场结束时，Marial将“ MU”的优势增加了一倍。 下半年，Manchesteryunite继续走私他的对手，费尔南德斯·塔拉什福德(Fernandes Tarashford)以进球为特色。</text:p>
      <text:p text:style-name="P4">
在比赛结束时，切尔西只打进了一个声望的进球-Jaufelix准确。</text:p>
      <text:p text:style-name="P4">
乌克兰边锋米哈伊尔·穆德里克(Mikhail Mudryk)获得了65分钟的比赛时间，他在门口打了3次，没有意识到一个进球。 最后，迈克尔被克里斯蒂安·普里斯克(Christian Pulisik)取代。</text:p>
      <text:p text:style-name="P4">
总的来说，与MJ的比赛成为迈克尔在英格兰冠军赛中的所有比赛中为切尔西的第17场比赛。</text:p>
      <text:p text:style-name="P4">
这次胜利将MJ转移到APL中的第三名，他们得到72分，“切尔西”(第十二次)，资产中有43分。</text:p>
      <text:p text:style-name="P4">
<text:span text:style-name="T4">
另请阅读：</text:span>
 <text:a xlink:type="simple" xlink:href="https://www.ukrinform.ua/rubric-sports/3713179-celsi-gotue-blagodijnij-matc-na-pidtrimku-ukraini.html" text:style-name="Internet_20_link" text:visited-style-name="Visited_20_Internet_20_Link">
<text:span text:style-name="T4">
切尔西</text:span>
</text:a>
这样，曼联将在下个赛季返回欧洲冠军联赛 - 当前的绘图队错过了。</text:p>
      <text:p text:style-name="P4">
照片：Getty图像</text:p>
      <text:p text:style-name="P4">
News Source: <text:a xlink:type="simple" xlink:href="https://www.ukrinform.ua/rubric-sports/3714273-apl-celsi-rozgromno-postupilos-mu.html" text:style-name="Internet_20_link" text:visited-style-name="Visited_20_Internet_20_Link">
https://www.ukrinform.ua/rubric-sports/3714273-apl-celsi-rozgromno-postupilos-mu.html</text:a>
</text:p>
      <!--NEWS-->
      <text:h text:style-name="P10" text:outline-level="1">
<text:span text:style-name="T4">
白宫预计国会将继续对乌克兰的两项支持</text:span>
</text:h>
      <text:p text:style-name="P4">
作者: Ukrinform (Person)</text:p>
      <text:p text:style-name="P4">
出版商: Укринформ (Organization)</text:p>
      <text:p text:style-name="P4">
出版时间: 2023-05-26T00:12:00+03:00</text:p>
      <text:p text:style-name="P4">
修改时间: 2023-05-26T00:12:00+03:00</text:p>
      <text:p text:style-name="P4">
描述: 贝登政府预计，国会两院的民主党和共和党将继续支持乌克兰。  - 乌克林。</text:p>
      <text:p text:style-name="P4">
图片: ['<text:a xlink:type="simple" xlink:href="https://static.ukrinform.com/photos/2022_09/thumb_files/630_360_1664390405-973.jpg" text:style-name="Internet_20_link" text:visited-style-name="Visited_20_Internet_20_Link">
630_360_16643...</text:a>
']</text:p>
      <text:p text:style-name="P4">
标签: ['Конгрес США', 'допомога', 'Білий дім', 'Війна з Росією']</text:p>
      <text:p text:style-name="P4">
类型: Article</text:p>
      <!--METADATA-->
      <text:p text:style-name="P4">
<draw:frame draw:style-name="fr1" draw:name="Image359" text:anchor-type="as-char" svg:width="6.9236in" svg:height="3.956343in" draw:z-index="0">
<draw:image xlink:href="../Images/yкринформ/2023-05-26T00-12-00-03-00/630_360_1664390405-973.jpg" xlink:type="simple" xlink:show="embed" xlink:actuate="onLoad" draw:mime-type="image/jpeg"/>
</draw:frame>
贝登政府预计，国会的民主党和共和党将继续支持乌克兰。</text:p>
      <text:p text:style-name="P4">
乌克林代表记者报道，白宫女发言人卡林·吉·皮埃尔(Karin Jean-Pierre)在新闻集群中说了这一点。</text:p>
      <text:p text:style-name="P4">
“我们很高兴和感激地看到了两个巴蒂成员在众议院和参议院中的两个人对乌克兰的支持。 我们预计它将继续束缚。”美国政府发言人说。</text:p>
      <text:p text:style-name="P4">
她强调总统<text:a xlink:type="simple" xlink:href="https://www.ukrinform.ua/tag-bajden" text:style-name="Internet_20_link" text:visited-style-name="Visited_20_Internet_20_Link">
</text:a>
他将继续与盟友和合作伙伴进行积极的工作，以帮助乌克兰尽可能多地帮助乌克兰。</text:p>
      <text:p text:style-name="P4">
<text:span text:style-name="T4">
另请阅读：</text:span>
 <text:a xlink:type="simple" xlink:href="https://www.ukrinform.ua/rubric-polytics/3713723-diskusii-z-ukrainou-sodo-majbutnoi-modeli-bezpeki-trivaut-bilij-dim.html" text:style-name="Internet_20_link" text:visited-style-name="Visited_20_Internet_20_Link">
<text:span text:style-name="T4">
白色</text:span>
 <text:span text:style-name="T4">
 </text:span>
 home **</text:a>
发言人说：“这是我们对乌克兰人民的义务。”</text:p>
      <text:p text:style-name="P4">
根据乌克林福姆的报道，根据初步信息，<text:a xlink:type="simple" xlink:href="https://www.ukrinform.ua/rubric-ato/3710657-ssa-gotuut-paket-dopomogi-ukraini-na-60-milardiv.html" text:style-name="Internet_20_link" text:visited-style-name="Visited_20_Internet_20_Link">
</text:a>
向乌克兰提交新的大规模援助计划，向国会提交。</text:p>
      <text:p text:style-name="P4">
News Source: <text:a xlink:type="simple" xlink:href="https://www.ukrinform.ua/rubric-polytics/3714274-bilij-dim-ocikue-vid-kongresu-prodovzenna-dvopartijnoi-pidtrimki-ukraini.html" text:style-name="Internet_20_link" text:visited-style-name="Visited_20_Internet_20_Link">
https://www.ukrinform.ua/rubric-polytics/3714274-bilij-dim-ocikue-vid-kongresu-prodovzenna-dvopartijnoi-pidtrimki-ukraini.html</text:a>
</text:p>
      <!--NEWS-->
      <text:h text:style-name="P10" text:outline-level="1">
<text:span text:style-name="T4">
西班牙正准备转移到乌克兰又有四个坦克豹2</text:span>
</text:h>
      <text:p text:style-name="P4">
作者: Ukrinform (Person)</text:p>
      <text:p text:style-name="P4">
出版商: Укринформ (Organization)</text:p>
      <text:p text:style-name="P4">
出版时间: 2023-05-26T00:25:00+03:00</text:p>
      <text:p text:style-name="P4">
修改时间: 2023-05-26T00:25:00+03:00</text:p>
      <text:p text:style-name="P4">
描述: 从西班牙到乌克兰，还有四个主要的豹子2战斗坦克和M113装甲运营商将离开。  - 乌克林。</text:p>
      <text:p text:style-name="P4">
图片: ['<text:a xlink:type="simple" xlink:href="https://static.ukrinform.com/photos/2023_02/thumb_files/630_360_1677073795-317.jpg" text:style-name="Internet_20_link" text:visited-style-name="Visited_20_Internet_20_Link">
630_360_16770...</text:a>
']</text:p>
      <text:p text:style-name="P4">
标签: ['Іспанія', 'Війна з Росією', ' танк Leopard']</text:p>
      <text:p text:style-name="P4">
类型: Article</text:p>
      <!--METADATA-->
      <text:p text:style-name="P4">
<draw:frame draw:style-name="fr1" draw:name="Image360" text:anchor-type="as-char" svg:width="6.9236in" svg:height="3.956343in" draw:z-index="0">
<draw:image xlink:href="../Images/yкринформ/2023-05-26T00-25-00-03-00/630_360_1677073795-317.jpg" xlink:type="simple" xlink:show="embed" xlink:actuate="onLoad" draw:mime-type="image/jpeg"/>
</draw:frame>
从乌克兰的西班牙出发，又有四个主要的豹子2战车将很快离开2和M113装甲运输车。</text:p>
      <text:p text:style-name="P4">
根据乌克林福姆(Ukrinform)的报道，在西班牙国防部的新闻服务方面，拉姆斯汀12期间的玛格丽塔·罗布尔斯(Margarita Robles)的负责人被泰德(Ramstin-12)。</text:p>
      <text:p text:style-name="P4">
声明说：“罗伯斯谈到了西班牙的当前供应状态，关注未来，未来提供四个豹2A4的主要战斗坦克和一批新的M113装甲运输车。”</text:p>
      <text:p text:style-name="P4">
值得注意的是，罗伯斯还强调了“在西班牙对乌克兰军队进行培训的进步，那里有近1500人接受了培训。”</text:p>
      <text:p text:style-name="P4">
西班牙国防办公室负责人表示希望其各国将符合对乌克兰捍卫者培训的年度配额的计划。</text:p>
      <text:p text:style-name="P4">
<text:span text:style-name="T4">
另请阅读：</text:span>
 <text:a xlink:type="simple" xlink:href="https://www.ukrinform.ua/rubric-ato/3714221-konsorcium-leopard-dosag-progresu-u-stvorenni-centru-obslugovuvanna-tankiv-dla-ukraini-ostin.html" text:style-name="Internet_20_link" text:visited-style-name="Visited_20_Internet_20_Link">
<text:span text:style-name="T4">
豹</text:span>
</text:a>
早些时候，西班牙总理佩德罗·桑切斯(Pedro Sanchez)承诺将乌克兰转移到十个<text:a xlink:type="simple" xlink:href="https://www.ukrinform.ua/tag-tank" text:style-name="Internet_20_link" text:visited-style-name="Visited_20_Internet_20_Link">
</text:a>
豹2，其中六个已经到达该国。</text:p>
      <text:p text:style-name="P4">
据乌克林福姆(Ukrinform)报道，在周四在德国军事基地“拉姆斯坦”会议上，乌克兰国防联络小组的各州当事各国将为我们的国家提供更多的机会，为我们的国家提供额外的防空系统。</text:p>
      <text:p text:style-name="P4">
<text:span text:style-name="T5">
foto：kmweg.com</text:span>
</text:p>
      <text:p text:style-name="P4">
News Source: <text:a xlink:type="simple" xlink:href="https://www.ukrinform.ua/rubric-ato/3714275-ispania-gotuetsa-peredati-ukraini-se-cotiri-tanki-leopard-2.html" text:style-name="Internet_20_link" text:visited-style-name="Visited_20_Internet_20_Link">
https://www.ukrinform.ua/rubric-ato/3714275-ispania-gotuetsa-peredati-ukraini-se-cotiri-tanki-leopard-2.html</text:a>
</text:p>
      <!--NEWS-->
      <text:h text:style-name="P10" text:outline-level="1">
<text:span text:style-name="T4">
在乌克兰，短期降雨和雷暴，白天热身至+26°</text:span>
</text:h>
      <text:p text:style-name="P4">
作者: Ukrinform (Person)</text:p>
      <text:p text:style-name="P4">
出版商: Укринформ (Organization)</text:p>
      <text:p text:style-name="P4">
出版时间: 2023-05-26T00:41:00+03:00</text:p>
      <text:p text:style-name="P4">
修改时间: 2023-05-26T00:41:00+03:00</text:p>
      <text:p text:style-name="P4">
描述: 5月26日，星期五，乌克兰在南部，中部和东部地区的夜晚在乌克兰短期雨水（北部地区）变化。 晚上，早晨在左岸，有时会雾。  - 乌克林。</text:p>
      <text:p text:style-name="P4">
图片: ['<text:a xlink:type="simple" xlink:href="https://static.ukrinform.com/photos/2020_06/thumb_files/630_360_1592652057-877.jpg" text:style-name="Internet_20_link" text:visited-style-name="Visited_20_Internet_20_Link">
630_360_15926...</text:a>
']</text:p>
      <text:p text:style-name="P4">
标签: ['Дощ', 'Гроза', 'Погода', 'Прогноз']</text:p>
      <text:p text:style-name="P4">
类型: Article</text:p>
      <!--METADATA-->
      <text:p text:style-name="P4">
<draw:frame draw:style-name="fr1" draw:name="Image361" text:anchor-type="as-char" svg:width="6.9236in" svg:height="3.956343in" draw:z-index="0">
<draw:image xlink:href="../Images/yкринформ/2023-05-26T00-41-00-03-00/630_360_1592652057-877.jpg" xlink:type="simple" xlink:show="embed" xlink:actuate="onLoad" draw:mime-type="image/jpeg"/>
</draw:frame>
PYATNYTSIA，5月26日，乌克兰的乌克兰，南部，中部和东部地区的夜晚，下午在乌克兰短期降雨，雷暴(上校地区). Вночі та вранці на Лівобережжі подекуди туман.</text:p>
      <text:p text:style-name="P4">
Як повідомили Укрінформу в Українському гідрометцентрі, вітер північний, 5-10м/с. Температура вночі 11-16°, на узбережжі морів до 19°, вдень 21-26°; уКарпатах вночі 5-10°, вдень 13-18°.</text:p>
      <text:p text:style-name="P4">
У столичному регіоні у п’ятницю мінлива хмарність, без опадів (在短期降雨的地方，雷暴). Вітер північний, 5-10 м/с.Температура по <text:a xlink:type="simple" xlink:href="https://www.ukrinform.ua/tag-kiiv" text:style-name="Internet_20_link" text:visited-style-name="Visited_20_Internet_20_Link">
 </text:a>
晚上13-15°，天24-26°； 在晚上11-16°的晚上，下午21-26°。</text:p>
      <text:p text:style-name="P4">
根据预报员的说法，5月27日至28日在乌克兰将有多云。 27日 - 在短期内降雨，雷暴(下午在西部地区的北部，东部中部，东部地区 - 没有降水). 28 травня у східній тапівденній частині місцями короткочасні дощі, грози; на решті території безопадів.</text:p>
      <text:p text:style-name="P4">
Вітер північно-західний з переходом на північно-східний, 7-12 м/с, у південнійта східній частині місцями пориви 15-20 м/с. Температура у західній частинівночі 27 травня 8-13°, 28 травня 4-9°, вдень 17-22°; на решті території вночі11-16° (5月28日在6-11°热的北部地区)，5月28日，下午21-26°，17-22°。</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span text:style-name="T4">
人口</text:span>
 <text:span text:style-name="T4">
 </text:span>
 <text:span text:style-name="T4">
 </text:span>
 <text:span text:style-name="T4">
 </text:span>
 <text:span text:style-name="T4">
 </text:span>
 <text:span text:style-name="T4">
苦难</text:span>
 <text:span text:style-name="T4">
 </text:span>
 <text:span text:style-name="T4">
来自</text:span>
<text:span text:style-name="T4">
 extreme </text:span>
 <text:span text:style-name="T4">
 </text:span>
天气<text:span text:style-name="T4">
 </text:span>
 <text:span text:style-name="T4">
<text:span text:style-name="T5">
 </text:span>
</text:span>
气候<text:span text:style-name="T4">
 </text:span>
 <text:span text:style-name="T4">
 </text:span>
 <text:span text:style-name="T4">
 </text:span>
 <text:span text:style-name="T4">
 </text:span>
 <text:span text:style-name="T4">
现象</text:span>
 <text:span text:style-name="T4">
 wmo </text:span>
</text:a>
在首都和基辅地区，5月27日至28日在乌云密布。 没有降水，仅在5月27日，就有短期降雨，雷暴。 风在西北，向东北，7-12 m/s穿过。 基辅的温度：5月27日晚上14-16°，下午24-26°； 5月28日晚上9-11°，下午20-22°。 在该地区：第27夜11-16°，下午21-26°； 5月28日晚上6-11°，下午17-22°。</text:p>
      <text:p text:style-name="P4">
5月29日至30日，预测者预测在南部有形地区的喀尔巴阡地区，5月30日下午和该国短期东部的雷暴，该领土的其余部分将没有降水。 夜间温度为7-13°，密封最大为16°； 下午20-26°。</text:p>
      <text:p text:style-name="P4">
5月29日至30日在基辅和该地区，没有降水。 下午23-25°的夜晚9-11°的基辅温度； 在晚上7-12°的晚上，下午21-26°。</text:p>
      <text:p text:style-name="P4">
News Source: <text:a xlink:type="simple" xlink:href="https://www.ukrinform.ua/rubric-regions/3714180-v-ukraini-zavtra-korotkocasni-dosi-ta-grozi-vden-progrie-do-26.html" text:style-name="Internet_20_link" text:visited-style-name="Visited_20_Internet_20_Link">
https://www.ukrinform.ua/rubric-regions/3714180-v-ukraini-zavtra-korotkocasni-dosi-ta-grozi-vden-progrie-do-26.html</text:a>
</text:p>
      <!--NEWS-->
      <text:h text:style-name="P10" text:outline-level="1">
<text:span text:style-name="T4">
欧盟希望中国鼓励俄罗斯从乌克兰撤出所有部队</text:span>
</text:h>
      <text:p text:style-name="P4">
作者: Ukrinform (Person)</text:p>
      <text:p text:style-name="P4">
出版商: Укринформ (Organization)</text:p>
      <text:p text:style-name="P4">
出版时间: 2023-05-26T00:58:00+03:00</text:p>
      <text:p text:style-name="P4">
修改时间: 2023-05-26T00:58:00+03:00</text:p>
      <text:p text:style-name="P4">
描述: 欧洲外国行动局副秘书长 - 恩里克·莫拉（Enrique Mora）在与欧亚大陆的一位特别代表李·休伊亚（Lee Hueya）的会议上表达了他对中国在乌克兰冲突解决中的建设性作用的希望。  - 乌克林。</text:p>
      <text:p text:style-name="P4">
图片: ['<text:a xlink:type="simple" xlink:href="https://static.ukrinform.com/photos/2019_05/thumb_files/630_360_1558365054-931.jpg" text:style-name="Internet_20_link" text:visited-style-name="Visited_20_Internet_20_Link">
630_360_15583...</text:a>
']</text:p>
      <text:p text:style-name="P4">
标签: ['Євросоюз', 'Китай', 'Війна з Росією', 'Дипломатія']</text:p>
      <text:p text:style-name="P4">
类型: Article</text:p>
      <!--METADATA-->
      <text:p text:style-name="P4">
<draw:frame draw:style-name="fr1" draw:name="Image362" text:anchor-type="as-char" svg:width="6.9236in" svg:height="3.956343in" draw:z-index="0">
<draw:image xlink:href="../Images/yкринформ/2023-05-26T00-58-00-03-00/630_360_1558365054-931.jpg" xlink:type="simple" xlink:show="embed" xlink:actuate="onLoad" draw:mime-type="image/jpeg"/>
</draw:frame>
欧洲外国行动局副秘书长恩里克·莫拉(Enrique Mora)与欧亚大陆特别代表李·惠年(Lee Huemeyemeyemeyememeweme)会面，希望中国在解决乌克兰冲突中的建设性作用。</text:p>
      <text:p text:style-name="P4">
关于欧洲外国行动局的报告报告了乌克林福姆。</text:p>
      <text:p text:style-name="P4">
副秘书长莫拉(Mora(解决 -  ed。)在乌克兰，包括领导人的水平，尽管这是在非法俄罗斯侵略开始的一年多以后发生的。 双方讨论俄罗斯对乌克兰的激进战争，以及实现公正的美味和平的方式。”</text:p>
      <text:p text:style-name="P4">
特别是，欧洲外国行动局的代表表示，俄罗斯对侵略乌克兰是非法的责任，这是对区域和全球稳定，安全和福利的关键挑战。 他解决了乌克兰行使自卫权的权利，犹太联盟具有支持它的决定性意图。</text:p>
      <text:p text:style-name="P4">
莫拉指出，乌克兰公正和长期和平的恢复对欧盟至关重要。 根据其言论，必须按照该统计的主要规定进行俄罗斯犯罪侵略之前的任何重大步骤。 欧盟预计，中国作为联合国安理会的常任成员将扮演建设性的运营商，并利用所有机会遵守《联合国国际法宪章》。</text:p>
      <text:p text:style-name="P4">
<text:span text:style-name="T4">
另请阅读：</text:span>
 <text:a xlink:type="simple" xlink:href="https://www.ukrinform.ua/rubric-world/3713882-specpredstavnik-kitau-obgovoriv-u-berlini-politicne-vreguluvanna-ukrainskoi-krizi.html" text:style-name="Internet_20_link" text:visited-style-name="Visited_20_Internet_20_Link">
</text:a>
“欧盟希望……<text:a xlink:type="simple" xlink:href="https://www.ukrinform.ua/tag-kitaj" text:style-name="Internet_20_link" text:visited-style-name="Visited_20_Internet_20_Link">
</text:a>
将强调主权，独立和领土持久性的原则，阻止对所有人的直接和无条件撤离的平民民众的流血和非选择性炮击(俄语 -  ed。)消息说：“乌克兰在其国际优势边界内的塔维安设备部队的力量。”</text:p>
      <text:p text:style-name="P4">
正如所指出的那样，双方都同意维护切线工作，以寻找乌克兰可持续和平的方法。</text:p>
      <text:p text:style-name="P4">
<text:span text:style-name="T4">
另请阅读：</text:span>
 <text:a xlink:type="simple" xlink:href="https://www.ukrinform.ua/rubric-polytics/3710871-u-mzs-kitau-rozkrili-detali-vizitu-specpredstavnika-v-ukrainu.html" text:style-name="Internet_20_link" text:visited-style-name="Visited_20_Internet_20_Link">
</text:a>
</text:p>
      <text:p text:style-name="P4">
News Source: <text:a xlink:type="simple" xlink:href="https://www.ukrinform.ua/rubric-world/3714276-es-spodivaetsa-so-kitaj-sponukae-rosiu-do-vivedenna-vsih-vijsk-z-ukraini.html" text:style-name="Internet_20_link" text:visited-style-name="Visited_20_Internet_20_Link">
https://www.ukrinform.ua/rubric-world/3714276-es-spodivaetsa-so-kitaj-sponukae-rosiu-do-vivedenna-vsih-vijsk-z-ukrain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